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98fb98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 style:data-style-name="N1"/>
    <style:style style:name="ce5" style:family="table-cell" style:parent-style-name="Default" style:data-style-name="N121"/>
    <style:style style:name="ce29" style:family="table-cell" style:parent-style-name="Default">
      <style:table-cell-properties fo:background-color="#fffacd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a07a"/>
    </style:style>
    <style:style style:name="ce31" style:family="table-cell" style:parent-style-name="Default">
      <style:table-cell-properties fo:background-color="#afeeee"/>
    </style:style>
    <style:style style:name="ce39" style:family="table-cell" style:parent-style-name="Default">
      <style:table-cell-properties fo:background-color="#ffdea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dda0dd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87cefa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7fffd4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8fb98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acd"/>
    </style:style>
    <style:style style:name="ce12" style:family="table-cell" style:parent-style-name="Default">
      <style:table-cell-properties fo:background-color="#87cefa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7fffd4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dda0dd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dead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21">
      <style:table-cell-properties fo:background-color="#000000"/>
    </style:style>
    <style:style style:name="ce17" style:family="table-cell" style:parent-style-name="Default" style:data-style-name="N121">
      <style:table-cell-properties fo:background-color="#fffacd"/>
    </style:style>
    <style:style style:name="ce18" style:family="table-cell" style:parent-style-name="Default" style:data-style-name="N121">
      <style:table-cell-properties fo:background-color="#87cefa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21">
      <style:table-cell-properties fo:background-color="#ffc0cb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21">
      <style:table-cell-properties fo:background-color="#7fffd4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21">
      <style:table-cell-properties fo:background-color="#dda0dd"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21">
      <style:table-cell-properties fo:background-color="#ffdead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">
      <style:table-cell-properties fo:background-color="#fffacd" style:text-align-source="fix" style:repeat-content="false"/>
      <style:paragraph-properties fo:text-align="end" fo:margin-left="0cm"/>
    </style:style>
    <style:style style:name="ce24" style:family="table-cell" style:parent-style-name="Default" style:data-style-name="N1">
      <style:table-cell-properties fo:background-color="#c0c0c0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/>
    </style:style>
    <style:style style:name="ce26" style:family="table-cell" style:parent-style-name="Default" style:data-style-name="N1">
      <style:table-cell-properties fo:background-color="#ffffff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63" style:family="table-cell" style:parent-style-name="Default">
      <style:table-cell-properties fo:background-color="#dda0dd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ffdead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afeeee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facd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1">
      <style:table-cell-properties fo:background-color="#000000"/>
      <style:text-properties fo:color="#ffffff"/>
    </style:style>
    <style:style style:name="ce33" style:family="table-cell" style:parent-style-name="Default" style:data-style-name="N1">
      <style:table-cell-properties fo:background-color="#fffacd"/>
    </style:style>
    <style:style style:name="ce34" style:family="table-cell" style:parent-style-name="Default">
      <style:table-cell-properties fo:background-color="#ffdead"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fo:background-color="#afeeee"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facd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dda0dd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fffacd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number-columns-repeated="29" table:default-cell-style-name="ce4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ce23"/>
        <table:table-column table:style-name="co1" table:default-cell-style-name="ce25"/>
        <table:table-column table:style-name="co2" table:number-columns-repeated="30" table:default-cell-style-name="ce27"/>
        <table:table-column table:style-name="co1" table:default-cell-style-name="ce25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style-name="Default"/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 table:style-name="Default"/>
          <table:table-cell table:style-name="ce3" table:formula="of:=[.F2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J2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N2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R2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V2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Z2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June</text:p>
          </table:table-cell>
          <table:table-cell table:style-name="ce30"/>
          <table:table-cell table:number-columns-repeated="4"/>
          <table:table-cell table:style-name="Default"/>
          <table:table-cell/>
          <table:table-cell table:style-name="ce3" table:formula="of:=[.AP2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AT2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AX2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BB2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BF2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BJ2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June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table:style-name="ce4" office:value-type="float" office:value="180.2" calcext:value-type="float">
            <text:p>180</text:p>
          </table:table-cell>
          <table:table-cell table:formula="of:=[.$B3]-(1*([.$B3]-[.$AD3])/28)" office:value-type="float" office:value="177.207142857143" calcext:value-type="float">
            <text:p>177</text:p>
          </table:table-cell>
          <table:table-cell table:formula="of:=[.$B3]-(2*([.$B3]-[.$AD3])/28)" office:value-type="float" office:value="174.214285714286" calcext:value-type="float">
            <text:p>174</text:p>
          </table:table-cell>
          <table:table-cell table:formula="of:=[.$B3]-(3*([.$B3]-[.$AD3])/28)" office:value-type="float" office:value="171.221428571429" calcext:value-type="float">
            <text:p>171</text:p>
          </table:table-cell>
          <table:table-cell table:formula="of:=[.$B3]-(4*([.$B3]-[.$AD3])/28)" office:value-type="float" office:value="168.228571428571" calcext:value-type="float">
            <text:p>168</text:p>
          </table:table-cell>
          <table:table-cell table:formula="of:=[.$B3]-(5*([.$B3]-[.$AD3])/28)" office:value-type="float" office:value="165.235714285714" calcext:value-type="float">
            <text:p>165</text:p>
          </table:table-cell>
          <table:table-cell table:formula="of:=[.$B3]-(6*([.$B3]-[.$AD3])/28)" office:value-type="float" office:value="162.242857142857" calcext:value-type="float">
            <text:p>162</text:p>
          </table:table-cell>
          <table:table-cell table:formula="of:=[.$B3]-(7*([.$B3]-[.$AD3])/28)" office:value-type="float" office:value="159.25" calcext:value-type="float">
            <text:p>159</text:p>
          </table:table-cell>
          <table:table-cell table:formula="of:=[.$B3]-(8*([.$B3]-[.$AD3])/28)" office:value-type="float" office:value="156.257142857143" calcext:value-type="float">
            <text:p>156</text:p>
          </table:table-cell>
          <table:table-cell table:formula="of:=[.$B3]-(9*([.$B3]-[.$AD3])/28)" office:value-type="float" office:value="153.264285714286" calcext:value-type="float">
            <text:p>153</text:p>
          </table:table-cell>
          <table:table-cell table:formula="of:=[.$B3]-(10*([.$B3]-[.$AD3])/28)" office:value-type="float" office:value="150.271428571429" calcext:value-type="float">
            <text:p>150</text:p>
          </table:table-cell>
          <table:table-cell table:formula="of:=[.$B3]-(11*([.$B3]-[.$AD3])/28)" office:value-type="float" office:value="147.278571428571" calcext:value-type="float">
            <text:p>147</text:p>
          </table:table-cell>
          <table:table-cell table:formula="of:=[.$B3]-(12*([.$B3]-[.$AD3])/28)" office:value-type="float" office:value="144.285714285714" calcext:value-type="float">
            <text:p>144</text:p>
          </table:table-cell>
          <table:table-cell table:formula="of:=[.$B3]-(13*([.$B3]-[.$AD3])/28)" office:value-type="float" office:value="141.292857142857" calcext:value-type="float">
            <text:p>141</text:p>
          </table:table-cell>
          <table:table-cell table:formula="of:=[.$B3]-(14*([.$B3]-[.$AD3])/28)" office:value-type="float" office:value="138.3" calcext:value-type="float">
            <text:p>138</text:p>
          </table:table-cell>
          <table:table-cell table:formula="of:=[.$B3]-(15*([.$B3]-[.$AD3])/28)" office:value-type="float" office:value="135.307142857143" calcext:value-type="float">
            <text:p>135</text:p>
          </table:table-cell>
          <table:table-cell table:formula="of:=[.$B3]-(16*([.$B3]-[.$AD3])/28)" office:value-type="float" office:value="132.314285714286" calcext:value-type="float">
            <text:p>132</text:p>
          </table:table-cell>
          <table:table-cell table:formula="of:=[.$B3]-(17*([.$B3]-[.$AD3])/28)" office:value-type="float" office:value="129.321428571429" calcext:value-type="float">
            <text:p>129</text:p>
          </table:table-cell>
          <table:table-cell table:formula="of:=[.$B3]-(18*([.$B3]-[.$AD3])/28)" office:value-type="float" office:value="126.328571428571" calcext:value-type="float">
            <text:p>126</text:p>
          </table:table-cell>
          <table:table-cell table:formula="of:=[.$B3]-(19*([.$B3]-[.$AD3])/28)" office:value-type="float" office:value="123.335714285714" calcext:value-type="float">
            <text:p>123</text:p>
          </table:table-cell>
          <table:table-cell table:formula="of:=[.$B3]-(20*([.$B3]-[.$AD3])/28)" office:value-type="float" office:value="120.342857142857" calcext:value-type="float">
            <text:p>120</text:p>
          </table:table-cell>
          <table:table-cell table:formula="of:=[.$B3]-(21*([.$B3]-[.$AD3])/28)" office:value-type="float" office:value="117.35" calcext:value-type="float">
            <text:p>117</text:p>
          </table:table-cell>
          <table:table-cell table:formula="of:=[.$B3]-(22*([.$B3]-[.$AD3])/28)" office:value-type="float" office:value="114.357142857143" calcext:value-type="float">
            <text:p>114</text:p>
          </table:table-cell>
          <table:table-cell table:formula="of:=[.$B3]-(23*([.$B3]-[.$AD3])/28)" office:value-type="float" office:value="111.364285714286" calcext:value-type="float">
            <text:p>111</text:p>
          </table:table-cell>
          <table:table-cell table:formula="of:=[.$B3]-(24*([.$B3]-[.$AD3])/28)" office:value-type="float" office:value="108.371428571429" calcext:value-type="float">
            <text:p>108</text:p>
          </table:table-cell>
          <table:table-cell table:formula="of:=[.$B3]-(25*([.$B3]-[.$AD3])/28)" office:value-type="float" office:value="105.378571428571" calcext:value-type="float">
            <text:p>105</text:p>
          </table:table-cell>
          <table:table-cell table:formula="of:=[.$B3]-(26*([.$B3]-[.$AD3])/28)" office:value-type="float" office:value="102.385714285714" calcext:value-type="float">
            <text:p>102</text:p>
          </table:table-cell>
          <table:table-cell table:formula="of:=[.$B3]-(27*([.$B3]-[.$AD3])/28)" office:value-type="float" office:value="99.3928571428572" calcext:value-type="float">
            <text:p>99</text:p>
          </table:table-cell>
          <table:table-cell office:value-type="float" office:value="96.4" calcext:value-type="float">
            <text:p>96</text:p>
          </table:table-cell>
          <table:table-cell table:formula="of:=[.$B3]-(29*([.$B3]-[.$AD3])/28)" office:value-type="float" office:value="93.4071428571429" calcext:value-type="float">
            <text:p>93</text:p>
          </table:table-cell>
          <table:table-cell office:value-type="string" calcext:value-type="string">
            <text:p>Moon</text:p>
          </table:table-cell>
          <table:table-cell table:style-name="ce3" table:formula="of:=[.B3]" office:value-type="float" office:value="180.2" calcext:value-type="float">
            <text:p>180.2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3]" office:value-type="float" office:value="93.4071428571429" calcext:value-type="float">
            <text:p>93.4</text:p>
          </table:table-cell>
          <table:table-cell table:style-name="ce16" table:formula="of:=MOD(360+[.AG3]-[.AI3];360)" office:value-type="float" office:value="86.7928571428572" calcext:value-type="float">
            <text:p>86.8</text:p>
          </table:table-cell>
          <table:table-cell/>
          <table:table-cell table:style-name="ce26" table:formula="of:=[.B3]" office:value-type="float" office:value="180.2" calcext:value-type="float">
            <text:p>180</text:p>
          </table:table-cell>
          <table:table-cell table:style-name="ce26" table:formula="of:=[.C3]" office:value-type="float" office:value="177.207142857143" calcext:value-type="float">
            <text:p>177</text:p>
          </table:table-cell>
          <table:table-cell table:style-name="ce26" table:formula="of:=[.D3]" office:value-type="float" office:value="174.214285714286" calcext:value-type="float">
            <text:p>174</text:p>
          </table:table-cell>
          <table:table-cell table:style-name="ce26" table:formula="of:=[.E3]" office:value-type="float" office:value="171.221428571429" calcext:value-type="float">
            <text:p>171</text:p>
          </table:table-cell>
          <table:table-cell table:style-name="ce26" table:formula="of:=[.F3]" office:value-type="float" office:value="168.228571428571" calcext:value-type="float">
            <text:p>168</text:p>
          </table:table-cell>
          <table:table-cell table:style-name="ce26" table:formula="of:=[.G3]" office:value-type="float" office:value="165.235714285714" calcext:value-type="float">
            <text:p>165</text:p>
          </table:table-cell>
          <table:table-cell table:style-name="ce26" table:formula="of:=[.H3]" office:value-type="float" office:value="162.242857142857" calcext:value-type="float">
            <text:p>162</text:p>
          </table:table-cell>
          <table:table-cell table:style-name="ce26" table:formula="of:=[.I3]" office:value-type="float" office:value="159.25" calcext:value-type="float">
            <text:p>159</text:p>
          </table:table-cell>
          <table:table-cell table:style-name="ce26" table:formula="of:=[.J3]" office:value-type="float" office:value="156.257142857143" calcext:value-type="float">
            <text:p>156</text:p>
          </table:table-cell>
          <table:table-cell table:style-name="ce26" table:formula="of:=[.K3]" office:value-type="float" office:value="153.264285714286" calcext:value-type="float">
            <text:p>153</text:p>
          </table:table-cell>
          <table:table-cell table:style-name="ce26" table:formula="of:=[.L3]" office:value-type="float" office:value="150.271428571429" calcext:value-type="float">
            <text:p>150</text:p>
          </table:table-cell>
          <table:table-cell table:style-name="ce26" table:formula="of:=[.M3]" office:value-type="float" office:value="147.278571428571" calcext:value-type="float">
            <text:p>147</text:p>
          </table:table-cell>
          <table:table-cell table:style-name="ce26" table:formula="of:=[.N3]" office:value-type="float" office:value="144.285714285714" calcext:value-type="float">
            <text:p>144</text:p>
          </table:table-cell>
          <table:table-cell table:style-name="ce26" table:formula="of:=[.O3]" office:value-type="float" office:value="141.292857142857" calcext:value-type="float">
            <text:p>141</text:p>
          </table:table-cell>
          <table:table-cell table:style-name="ce26" table:formula="of:=[.P3]" office:value-type="float" office:value="138.3" calcext:value-type="float">
            <text:p>138</text:p>
          </table:table-cell>
          <table:table-cell table:style-name="ce26" table:formula="of:=[.Q3]" office:value-type="float" office:value="135.307142857143" calcext:value-type="float">
            <text:p>135</text:p>
          </table:table-cell>
          <table:table-cell table:style-name="ce26" table:formula="of:=[.R3]" office:value-type="float" office:value="132.314285714286" calcext:value-type="float">
            <text:p>132</text:p>
          </table:table-cell>
          <table:table-cell table:style-name="ce26" table:formula="of:=[.S3]" office:value-type="float" office:value="129.321428571429" calcext:value-type="float">
            <text:p>129</text:p>
          </table:table-cell>
          <table:table-cell table:style-name="ce26" table:formula="of:=[.T3]" office:value-type="float" office:value="126.328571428571" calcext:value-type="float">
            <text:p>126</text:p>
          </table:table-cell>
          <table:table-cell table:style-name="ce26" table:formula="of:=[.U3]" office:value-type="float" office:value="123.335714285714" calcext:value-type="float">
            <text:p>123</text:p>
          </table:table-cell>
          <table:table-cell table:style-name="ce26" table:formula="of:=[.V3]" office:value-type="float" office:value="120.342857142857" calcext:value-type="float">
            <text:p>120</text:p>
          </table:table-cell>
          <table:table-cell table:style-name="ce26" table:formula="of:=[.W3]" office:value-type="float" office:value="117.35" calcext:value-type="float">
            <text:p>117</text:p>
          </table:table-cell>
          <table:table-cell table:style-name="ce26" table:formula="of:=[.X3]" office:value-type="float" office:value="114.357142857143" calcext:value-type="float">
            <text:p>114</text:p>
          </table:table-cell>
          <table:table-cell table:style-name="ce26" table:formula="of:=[.Y3]" office:value-type="float" office:value="111.364285714286" calcext:value-type="float">
            <text:p>111</text:p>
          </table:table-cell>
          <table:table-cell table:style-name="ce26" table:formula="of:=[.Z3]" office:value-type="float" office:value="108.371428571429" calcext:value-type="float">
            <text:p>108</text:p>
          </table:table-cell>
          <table:table-cell table:style-name="ce26" table:formula="of:=[.AA3]" office:value-type="float" office:value="105.378571428571" calcext:value-type="float">
            <text:p>105</text:p>
          </table:table-cell>
          <table:table-cell table:style-name="ce26" table:formula="of:=[.AB3]" office:value-type="float" office:value="102.385714285714" calcext:value-type="float">
            <text:p>102</text:p>
          </table:table-cell>
          <table:table-cell table:style-name="ce26" table:formula="of:=[.AC3]" office:value-type="float" office:value="99.3928571428572" calcext:value-type="float">
            <text:p>99</text:p>
          </table:table-cell>
          <table:table-cell table:style-name="ce26" table:formula="of:=[.AD3]" office:value-type="float" office:value="96.4" calcext:value-type="float">
            <text:p>96</text:p>
          </table:table-cell>
          <table:table-cell table:style-name="ce32" table:formula="of:=[.AE3]" office:value-type="float" office:value="93.4071428571429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table:style-name="ce4" office:value-type="float" office:value="94.2" calcext:value-type="float">
            <text:p>94</text:p>
          </table:table-cell>
          <table:table-cell table:formula="of:=[.$B4]-(1*([.$B4]-[.$AD4])/28)" office:value-type="float" office:value="93.9607142857143" calcext:value-type="float">
            <text:p>94</text:p>
          </table:table-cell>
          <table:table-cell table:formula="of:=[.$B4]-(2*([.$B4]-[.$AD4])/28)" office:value-type="float" office:value="93.7214285714286" calcext:value-type="float">
            <text:p>94</text:p>
          </table:table-cell>
          <table:table-cell table:formula="of:=[.$B4]-(3*([.$B4]-[.$AD4])/28)" office:value-type="float" office:value="93.4821428571429" calcext:value-type="float">
            <text:p>93</text:p>
          </table:table-cell>
          <table:table-cell office:value-type="float" office:value="93.2" calcext:value-type="float">
            <text:p>93</text:p>
          </table:table-cell>
          <table:table-cell table:formula="of:=[.$B4]-(1*([.$B4]-[.$AD4])/28)" office:value-type="float" office:value="93.9607142857143" calcext:value-type="float">
            <text:p>94</text:p>
          </table:table-cell>
          <table:table-cell table:formula="of:=[.$B4]-(2*([.$B4]-[.$AD4])/28)" office:value-type="float" office:value="93.7214285714286" calcext:value-type="float">
            <text:p>94</text:p>
          </table:table-cell>
          <table:table-cell table:formula="of:=[.$B4]-(3*([.$B4]-[.$AD4])/28)" office:value-type="float" office:value="93.4821428571429" calcext:value-type="float">
            <text:p>93</text:p>
          </table:table-cell>
          <table:table-cell office:value-type="float" office:value="92.3" calcext:value-type="float">
            <text:p>92</text:p>
          </table:table-cell>
          <table:table-cell table:formula="of:=[.$B4]-(1*([.$B4]-[.$AD4])/28)" office:value-type="float" office:value="93.9607142857143" calcext:value-type="float">
            <text:p>94</text:p>
          </table:table-cell>
          <table:table-cell table:formula="of:=[.$B4]-(2*([.$B4]-[.$AD4])/28)" office:value-type="float" office:value="93.7214285714286" calcext:value-type="float">
            <text:p>94</text:p>
          </table:table-cell>
          <table:table-cell table:formula="of:=[.$B4]-(3*([.$B4]-[.$AD4])/28)" office:value-type="float" office:value="93.4821428571429" calcext:value-type="float">
            <text:p>93</text:p>
          </table:table-cell>
          <table:table-cell office:value-type="float" office:value="91.3" calcext:value-type="float">
            <text:p>91</text:p>
          </table:table-cell>
          <table:table-cell table:formula="of:=[.$B4]-(1*([.$B4]-[.$AD4])/28)" office:value-type="float" office:value="93.9607142857143" calcext:value-type="float">
            <text:p>94</text:p>
          </table:table-cell>
          <table:table-cell table:formula="of:=[.$B4]-(2*([.$B4]-[.$AD4])/28)" office:value-type="float" office:value="93.7214285714286" calcext:value-type="float">
            <text:p>94</text:p>
          </table:table-cell>
          <table:table-cell table:formula="of:=[.$B4]-(3*([.$B4]-[.$AD4])/28)" office:value-type="float" office:value="93.4821428571429" calcext:value-type="float">
            <text:p>93</text:p>
          </table:table-cell>
          <table:table-cell office:value-type="float" office:value="90.3" calcext:value-type="float">
            <text:p>90</text:p>
          </table:table-cell>
          <table:table-cell table:formula="of:=[.$B4]-(1*([.$B4]-[.$AD4])/28)" office:value-type="float" office:value="93.9607142857143" calcext:value-type="float">
            <text:p>94</text:p>
          </table:table-cell>
          <table:table-cell table:formula="of:=[.$B4]-(2*([.$B4]-[.$AD4])/28)" office:value-type="float" office:value="93.7214285714286" calcext:value-type="float">
            <text:p>94</text:p>
          </table:table-cell>
          <table:table-cell table:formula="of:=[.$B4]-(3*([.$B4]-[.$AD4])/28)" office:value-type="float" office:value="93.4821428571429" calcext:value-type="float">
            <text:p>93</text:p>
          </table:table-cell>
          <table:table-cell office:value-type="float" office:value="89.3" calcext:value-type="float">
            <text:p>89</text:p>
          </table:table-cell>
          <table:table-cell table:formula="of:=[.$B4]-(1*([.$B4]-[.$AD4])/28)" office:value-type="float" office:value="93.9607142857143" calcext:value-type="float">
            <text:p>94</text:p>
          </table:table-cell>
          <table:table-cell table:formula="of:=[.$B4]-(2*([.$B4]-[.$AD4])/28)" office:value-type="float" office:value="93.7214285714286" calcext:value-type="float">
            <text:p>94</text:p>
          </table:table-cell>
          <table:table-cell table:formula="of:=[.$B4]-(3*([.$B4]-[.$AD4])/28)" office:value-type="float" office:value="93.4821428571429" calcext:value-type="float">
            <text:p>93</text:p>
          </table:table-cell>
          <table:table-cell office:value-type="float" office:value="88.4" calcext:value-type="float">
            <text:p>88</text:p>
          </table:table-cell>
          <table:table-cell table:formula="of:=[.$B4]-(1*([.$B4]-[.$AD4])/28)" office:value-type="float" office:value="93.9607142857143" calcext:value-type="float">
            <text:p>94</text:p>
          </table:table-cell>
          <table:table-cell table:formula="of:=[.$B4]-(2*([.$B4]-[.$AD4])/28)" office:value-type="float" office:value="93.7214285714286" calcext:value-type="float">
            <text:p>94</text:p>
          </table:table-cell>
          <table:table-cell table:formula="of:=[.$B4]-(3*([.$B4]-[.$AD4])/28)" office:value-type="float" office:value="93.4821428571429" calcext:value-type="float">
            <text:p>93</text:p>
          </table:table-cell>
          <table:table-cell office:value-type="float" office:value="87.5" calcext:value-type="float">
            <text:p>88</text:p>
          </table:table-cell>
          <table:table-cell table:formula="of:=[.$B4]-(29*([.$B4]-[.$AD4])/28)" office:value-type="float" office:value="87.2607142857143" calcext:value-type="float">
            <text:p>87</text:p>
          </table:table-cell>
          <table:table-cell office:value-type="string" calcext:value-type="string">
            <text:p>Sun</text:p>
          </table:table-cell>
          <table:table-cell table:style-name="ce15" table:formula="of:=[.B4]" office:value-type="float" office:value="94.2" calcext:value-type="float">
            <text:p>94.2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4]" office:value-type="float" office:value="87.2607142857143" calcext:value-type="float">
            <text:p>87.3</text:p>
          </table:table-cell>
          <table:table-cell table:formula="of:=MOD((([.AG4]+[.AI4])/2)+0;360)" office:value-type="float" office:value="90.7303571428571" calcext:value-type="float">
            <text:p>91</text:p>
          </table:table-cell>
          <table:table-cell table:number-columns-repeated="14"/>
          <table:table-cell table:style-name="ce43" office:value-type="string" calcext:value-type="string" table:number-columns-spanned="2" table:number-rows-spanned="1">
            <text:p>Mars</text:p>
          </table:table-cell>
          <table:covered-table-cell table:style-name="ce43" office:value-type="string" calcext:value-type="string">
            <text:p>Mars</text:p>
          </table:covered-table-cell>
          <table:table-cell table:style-name="ce40" office:value-type="string" calcext:value-type="string" table:number-columns-spanned="2" table:number-rows-spanned="1">
            <text:p>Venus</text:p>
          </table:table-cell>
          <table:covered-table-cell table:style-name="ce40" office:value-type="string" calcext:value-type="string">
            <text:p>Venus</text:p>
          </table:covered-table-cell>
          <table:table-cell/>
          <table:table-cell table:style-name="ce25" table:number-columns-repeated="3"/>
          <table:table-cell table:number-columns-repeated="8"/>
          <table:table-cell table:style-name="ce38"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table:style-name="ce4" office:value-type="float" office:value="87.8" calcext:value-type="float">
            <text:p>88</text:p>
          </table:table-cell>
          <table:table-cell table:formula="of:=IF(MIN(ABS(MOD([.C3];90)-MOD([.C4];90));ABS(MOD([.C4];90)-MOD([.C3];90))) &lt; 10; MIN(ABS(MOD([.C3];90)-MOD([.C4];90));ABS(MOD([.C4];90)-MOD([.C3];90)));&quot;&quot;)">
            <text:p/>
          </table:table-cell>
          <table:table-cell table:formula="of:=IF(MIN(ABS(MOD([.D3];90)-MOD([.D4];90));ABS(MOD([.D4];90)-MOD([.D3];90))) &lt; 10; MIN(ABS(MOD([.D3];90)-MOD([.D4];90));ABS(MOD([.D4];90)-MOD([.D3];90)));&quot;&quot;)">
            <text:p/>
          </table:table-cell>
          <table:table-cell table:formula="of:=IF(MIN(ABS(MOD([.E3];90)-MOD([.E4];90));ABS(MOD([.E4];90)-MOD([.E3];90))) &lt; 10; MIN(ABS(MOD([.E3];90)-MOD([.E4];90));ABS(MOD([.E4];90)-MOD([.E3];90)));&quot;&quot;)">
            <text:p/>
          </table:table-cell>
          <table:table-cell table:formula="of:=IF(MIN(ABS(MOD([.F3];90)-MOD([.F4];90));ABS(MOD([.F4];90)-MOD([.F3];90))) &lt; 10; MIN(ABS(MOD([.F3];90)-MOD([.F4];90));ABS(MOD([.F4];90)-MOD([.F3];90)));&quot;&quot;)">
            <text:p/>
          </table:table-cell>
          <table:table-cell table:formula="of:=IF(MIN(ABS(MOD([.G3];90)-MOD([.G4];90));ABS(MOD([.G4];90)-MOD([.G3];90))) &lt; 10; MIN(ABS(MOD([.G3];90)-MOD([.G4];90));ABS(MOD([.G4];90)-MOD([.G3];90)));&quot;&quot;)">
            <text:p/>
          </table:table-cell>
          <table:table-cell table:formula="of:=IF(MIN(ABS(MOD([.H3];90)-MOD([.H4];90));ABS(MOD([.H4];90)-MOD([.H3];90))) &lt; 10; MIN(ABS(MOD([.H3];90)-MOD([.H4];90));ABS(MOD([.H4];90)-MOD([.H3];90)));&quot;&quot;)">
            <text:p/>
          </table:table-cell>
          <table:table-cell table:formula="of:=IF(MIN(ABS(MOD([.I3];90)-MOD([.I4];90));ABS(MOD([.I4];90)-MOD([.I3];90))) &lt; 10; MIN(ABS(MOD([.I3];90)-MOD([.I4];90));ABS(MOD([.I4];90)-MOD([.I3];90)));&quot;&quot;)">
            <text:p/>
          </table:table-cell>
          <table:table-cell table:formula="of:=IF(MIN(ABS(MOD([.J3];90)-MOD([.J4];90));ABS(MOD([.J4];90)-MOD([.J3];90))) &lt; 10; MIN(ABS(MOD([.J3];90)-MOD([.J4];90));ABS(MOD([.J4];90)-MOD([.J3];90)));&quot;&quot;)">
            <text:p/>
          </table:table-cell>
          <table:table-cell table:formula="of:=IF(MIN(ABS(MOD([.K3];90)-MOD([.K4];90));ABS(MOD([.K4];90)-MOD([.K3];90))) &lt; 10; MIN(ABS(MOD([.K3];90)-MOD([.K4];90));ABS(MOD([.K4];90)-MOD([.K3];90)));&quot;&quot;)">
            <text:p/>
          </table:table-cell>
          <table:table-cell table:formula="of:=IF(MIN(ABS(MOD([.L3];90)-MOD([.L4];90));ABS(MOD([.L4];90)-MOD([.L3];90))) &lt; 10; MIN(ABS(MOD([.L3];90)-MOD([.L4];90));ABS(MOD([.L4];90)-MOD([.L3];90)));&quot;&quot;)">
            <text:p/>
          </table:table-cell>
          <table:table-cell table:formula="of:=IF(MIN(ABS(MOD([.M3];90)-MOD([.M4];90));ABS(MOD([.M4];90)-MOD([.M3];90))) &lt; 10; MIN(ABS(MOD([.M3];90)-MOD([.M4];90));ABS(MOD([.M4];90)-MOD([.M3];90)));&quot;&quot;)">
            <text:p/>
          </table:table-cell>
          <table:table-cell table:formula="of:=IF(MIN(ABS(MOD([.N3];90)-MOD([.N4];90));ABS(MOD([.N4];90)-MOD([.N3];90))) &lt; 10; MIN(ABS(MOD([.N3];90)-MOD([.N4];90));ABS(MOD([.N4];90)-MOD([.N3];90)));&quot;&quot;)">
            <text:p/>
          </table:table-cell>
          <table:table-cell table:formula="of:=IF(MIN(ABS(MOD([.O3];90)-MOD([.O4];90));ABS(MOD([.O4];90)-MOD([.O3];90))) &lt; 10; MIN(ABS(MOD([.O3];90)-MOD([.O4];90));ABS(MOD([.O4];90)-MOD([.O3];90)));&quot;&quot;)">
            <text:p/>
          </table:table-cell>
          <table:table-cell table:formula="of:=IF(MIN(ABS(MOD([.P3];90)-MOD([.P4];90));ABS(MOD([.P4];90)-MOD([.P3];90))) &lt; 10; MIN(ABS(MOD([.P3];90)-MOD([.P4];90));ABS(MOD([.P4];90)-MOD([.P3];90)));&quot;&quot;)">
            <text:p/>
          </table:table-cell>
          <table:table-cell table:formula="of:=IF(MIN(ABS(MOD([.Q3];90)-MOD([.Q4];90));ABS(MOD([.Q4];90)-MOD([.Q3];90))) &lt; 10; MIN(ABS(MOD([.Q3];90)-MOD([.Q4];90));ABS(MOD([.Q4];90)-MOD([.Q3];90)));&quot;&quot;)">
            <text:p/>
          </table:table-cell>
          <table:table-cell table:formula="of:=IF(MIN(ABS(MOD([.R3];90)-MOD([.R4];90));ABS(MOD([.R4];90)-MOD([.R3];90))) &lt; 10; MIN(ABS(MOD([.R3];90)-MOD([.R4];90));ABS(MOD([.R4];90)-MOD([.R3];90)));&quot;&quot;)">
            <text:p/>
          </table:table-cell>
          <table:table-cell table:formula="of:=IF(MIN(ABS(MOD([.S3];90)-MOD([.S4];90));ABS(MOD([.S4];90)-MOD([.S3];90))) &lt; 10; MIN(ABS(MOD([.S3];90)-MOD([.S4];90));ABS(MOD([.S4];90)-MOD([.S3];90)));&quot;&quot;)">
            <text:p/>
          </table:table-cell>
          <table:table-cell table:formula="of:=IF(MIN(ABS(MOD([.T3];90)-MOD([.T4];90));ABS(MOD([.T4];90)-MOD([.T3];90))) &lt; 10; MIN(ABS(MOD([.T3];90)-MOD([.T4];90));ABS(MOD([.T4];90)-MOD([.T3];90)));&quot;&quot;)">
            <text:p/>
          </table:table-cell>
          <table:table-cell table:formula="of:=IF(MIN(ABS(MOD([.U3];90)-MOD([.U4];90));ABS(MOD([.U4];90)-MOD([.U3];90))) &lt; 10; MIN(ABS(MOD([.U3];90)-MOD([.U4];90));ABS(MOD([.U4];90)-MOD([.U3];90)));&quot;&quot;)">
            <text:p/>
          </table:table-cell>
          <table:table-cell table:formula="of:=IF(MIN(ABS(MOD([.V3];90)-MOD([.V4];90));ABS(MOD([.V4];90)-MOD([.V3];90))) &lt; 10; MIN(ABS(MOD([.V3];90)-MOD([.V4];90));ABS(MOD([.V4];90)-MOD([.V3];90)));&quot;&quot;)">
            <text:p/>
          </table:table-cell>
          <table:table-cell table:formula="of:=IF(MIN(ABS(MOD([.W3];90)-MOD([.W4];90));ABS(MOD([.W4];90)-MOD([.W3];90))) &lt; 10; MIN(ABS(MOD([.W3];90)-MOD([.W4];90));ABS(MOD([.W4];90)-MOD([.W3];90)));&quot;&quot;)">
            <text:p/>
          </table:table-cell>
          <table:table-cell table:formula="of:=IF(MIN(ABS(MOD([.X3];90)-MOD([.X4];90));ABS(MOD([.X4];90)-MOD([.X3];90))) &lt; 10; MIN(ABS(MOD([.X3];90)-MOD([.X4];90));ABS(MOD([.X4];90)-MOD([.X3];90)));&quot;&quot;)">
            <text:p/>
          </table:table-cell>
          <table:table-cell table:formula="of:=IF(MIN(ABS(MOD([.Y3];90)-MOD([.Y4];90));ABS(MOD([.Y4];90)-MOD([.Y3];90))) &lt; 10; MIN(ABS(MOD([.Y3];90)-MOD([.Y4];90));ABS(MOD([.Y4];90)-MOD([.Y3];90)));&quot;&quot;)">
            <text:p/>
          </table:table-cell>
          <table:table-cell table:formula="of:=IF(MIN(ABS(MOD([.Z3];90)-MOD([.Z4];90));ABS(MOD([.Z4];90)-MOD([.Z3];90))) &lt; 10; MIN(ABS(MOD([.Z3];90)-MOD([.Z4];90));ABS(MOD([.Z4];90)-MOD([.Z3];90)));&quot;&quot;)">
            <text:p/>
          </table:table-cell>
          <table:table-cell table:formula="of:=IF(MIN(ABS(MOD([.AA3];90)-MOD([.AA4];90));ABS(MOD([.AA4];90)-MOD([.AA3];90))) &lt; 10; MIN(ABS(MOD([.AA3];90)-MOD([.AA4];90));ABS(MOD([.AA4];90)-MOD([.AA3];90)));&quot;&quot;)">
            <text:p/>
          </table:table-cell>
          <table:table-cell table:formula="of:=IF(MIN(ABS(MOD([.AB3];90)-MOD([.AB4];90));ABS(MOD([.AB4];90)-MOD([.AB3];90))) &lt; 10; MIN(ABS(MOD([.AB3];90)-MOD([.AB4];90));ABS(MOD([.AB4];90)-MOD([.AB3];90)));&quot;&quot;)" office:value-type="float" office:value="8.6642857142854" calcext:value-type="float">
            <text:p>9</text:p>
          </table:table-cell>
          <table:table-cell table:formula="of:=IF(MIN(ABS(MOD([.AC3];90)-MOD([.AC4];90));ABS(MOD([.AC4];90)-MOD([.AC3];90))) &lt; 10; MIN(ABS(MOD([.AC3];90)-MOD([.AC4];90));ABS(MOD([.AC4];90)-MOD([.AC3];90)));&quot;&quot;)" office:value-type="float" office:value="5.91071428571429" calcext:value-type="float">
            <text:p>6</text:p>
          </table:table-cell>
          <table:table-cell office:value-type="float" office:value="73.4" calcext:value-type="float">
            <text:p>73</text:p>
          </table:table-cell>
          <table:table-cell table:formula="of:=[.$B5]-(29*([.$B5]-[.$AD5])/28)" office:value-type="float" office:value="72.8857142857143" calcext:value-type="float">
            <text:p>73</text:p>
          </table:table-cell>
          <table:table-cell office:value-type="string" calcext:value-type="string">
            <text:p>Mercury</text:p>
          </table:table-cell>
          <table:table-cell table:style-name="ce12" table:formula="of:=[.B5]" office:value-type="float" office:value="87.8" calcext:value-type="float">
            <text:p>87.8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5]" office:value-type="float" office:value="72.8857142857143" calcext:value-type="float">
            <text:p>72.9</text:p>
          </table:table-cell>
          <table:table-cell table:style-name="ce24" table:formula="of:=MOD((([.AG4]+[.AI4])/2)+45;360)" office:value-type="float" office:value="135.730357142857" calcext:value-type="float">
            <text:p>136</text:p>
          </table:table-cell>
          <table:table-cell/>
          <table:table-cell table:style-name="ce63" office:value-type="string" calcext:value-type="string" table:number-columns-spanned="10" table:number-rows-spanned="1">
            <text:p>Virgo</text:p>
          </table:table-cell>
          <table:covered-table-cell table:style-name="ce63" office:value-type="string" calcext:value-type="string">
            <text:p>Virgo</text:p>
          </table:covered-table-cell>
          <table:covered-table-cell table:style-name="ce37"/>
          <table:covered-table-cell table:number-columns-repeated="4" table:style-name="ce63" office:value-type="string" calcext:value-type="string">
            <text:p>Virgo</text:p>
          </table:covered-table-cell>
          <table:covered-table-cell table:number-columns-repeated="3" table:style-name="ce37"/>
          <table:table-cell table:style-name="ce64" office:value-type="string" calcext:value-type="string" table:number-columns-spanned="11" table:number-rows-spanned="1">
            <text:p>Leo</text:p>
          </table:table-cell>
          <table:covered-table-cell table:number-columns-repeated="10" table:style-name="ce34"/>
          <table:table-cell table:style-name="ce65" office:value-type="string" calcext:value-type="string" table:number-columns-spanned="9" table:number-rows-spanned="1">
            <text:p>Cancer</text:p>
          </table:table-cell>
          <table:covered-table-cell table:number-columns-repeated="8" table:style-name="ce35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4" office:value-type="float" office:value="137.4" calcext:value-type="float">
            <text:p>137</text:p>
          </table:table-cell>
          <table:table-cell table:number-columns-repeated="3"/>
          <table:table-cell table:formula="of:=[.$AD6]+(6 * ([.$B6]-[.$AD6])/7)" office:value-type="float" office:value="136.614285714286" calcext:value-type="float">
            <text:p>137</text:p>
          </table:table-cell>
          <table:table-cell table:number-columns-repeated="3"/>
          <table:table-cell table:formula="of:=[.$AD6]+(6 * ([.$B6]-[.$AD6])/7)" office:value-type="float" office:value="136.614285714286" calcext:value-type="float">
            <text:p>137</text:p>
          </table:table-cell>
          <table:table-cell table:number-columns-repeated="3"/>
          <table:table-cell table:formula="of:=[.$AD6]+(6 * ([.$B6]-[.$AD6])/7)" office:value-type="float" office:value="136.614285714286" calcext:value-type="float">
            <text:p>137</text:p>
          </table:table-cell>
          <table:table-cell table:number-columns-repeated="3"/>
          <table:table-cell table:formula="of:=[.$AD6]+(6 * ([.$B6]-[.$AD6])/7)" office:value-type="float" office:value="136.614285714286" calcext:value-type="float">
            <text:p>137</text:p>
          </table:table-cell>
          <table:table-cell table:number-columns-repeated="3"/>
          <table:table-cell table:formula="of:=[.$AD6]+(6 * ([.$B6]-[.$AD6])/7)" office:value-type="float" office:value="136.614285714286" calcext:value-type="float">
            <text:p>137</text:p>
          </table:table-cell>
          <table:table-cell table:number-columns-repeated="3"/>
          <table:table-cell table:formula="of:=[.$AD6]+(6 * ([.$B6]-[.$AD6])/7)" office:value-type="float" office:value="136.614285714286" calcext:value-type="float">
            <text:p>137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6]-(29*([.$B6]-[.$AD6])/28)" office:value-type="float" office:value="131.703571428571" calcext:value-type="float">
            <text:p>132</text:p>
          </table:table-cell>
          <table:table-cell office:value-type="string" calcext:value-type="string">
            <text:p>Venus</text:p>
          </table:table-cell>
          <table:table-cell table:style-name="ce10" table:formula="of:=[.B6]" office:value-type="float" office:value="137.4" calcext:value-type="float">
            <text:p>137.4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6]" office:value-type="float" office:value="131.703571428571" calcext:value-type="float">
            <text:p>131.7</text:p>
          </table:table-cell>
          <table:table-cell table:formula="of:=MOD((([.AG4]+[.AI4])/2)+90;360)" office:value-type="float" office:value="180.730357142857" calcext:value-type="float">
            <text:p>18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4" office:value-type="float" office:value="141.3" calcext:value-type="float">
            <text:p>141</text:p>
          </table:table-cell>
          <table:table-cell table:number-columns-repeated="3"/>
          <table:table-cell table:formula="of:=[.$AD7]+(6 * ([.$B7]-[.$AD7])/7)" office:value-type="float" office:value="140.7" calcext:value-type="float">
            <text:p>141</text:p>
          </table:table-cell>
          <table:table-cell table:number-columns-repeated="3"/>
          <table:table-cell table:formula="of:=[.$AD7]+(5 * ([.$B7]-[.$AD7])/7)" office:value-type="float" office:value="140.1" calcext:value-type="float">
            <text:p>140</text:p>
          </table:table-cell>
          <table:table-cell table:number-columns-repeated="3"/>
          <table:table-cell table:formula="of:=[.$AD7]+(4 * ([.$B7]-[.$AD7])/7)" office:value-type="float" office:value="139.5" calcext:value-type="float">
            <text:p>140</text:p>
          </table:table-cell>
          <table:table-cell table:number-columns-repeated="3"/>
          <table:table-cell table:formula="of:=[.$AD7]+(3 * ([.$B7]-[.$AD7])/7)" office:value-type="float" office:value="138.9" calcext:value-type="float">
            <text:p>139</text:p>
          </table:table-cell>
          <table:table-cell table:number-columns-repeated="3"/>
          <table:table-cell table:formula="of:=[.$AD7]+(2 * ([.$B7]-[.$AD7])/7)" office:value-type="float" office:value="138.3" calcext:value-type="float">
            <text:p>138</text:p>
          </table:table-cell>
          <table:table-cell table:number-columns-repeated="3"/>
          <table:table-cell table:formula="of:=[.$AD7]+(1*([.$B7]-[.$AD7])/7)" office:value-type="float" office:value="137.7" calcext:value-type="float">
            <text:p>138</text:p>
          </table:table-cell>
          <table:table-cell table:number-columns-repeated="3"/>
          <table:table-cell office:value-type="float" office:value="137.1" calcext:value-type="float">
            <text:p>137</text:p>
          </table:table-cell>
          <table:table-cell table:formula="of:=[.$B7]-(29*([.$B7]-[.$AD7])/28)" office:value-type="float" office:value="136.95" calcext:value-type="float">
            <text:p>137</text:p>
          </table:table-cell>
          <table:table-cell office:value-type="string" calcext:value-type="string">
            <text:p>Mars</text:p>
          </table:table-cell>
          <table:table-cell table:style-name="ce13" table:formula="of:=[.B7]" office:value-type="float" office:value="141.3" calcext:value-type="float">
            <text:p>141.3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7]" office:value-type="float" office:value="136.95" calcext:value-type="float">
            <text:p>137.0</text:p>
          </table:table-cell>
          <table:table-cell table:style-name="ce24" table:formula="of:=MOD((([.AG4]+[.AI4])/2)+135;360)" office:value-type="float" office:value="225.730357142857" calcext:value-type="float">
            <text:p>2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table:style-name="ce4" office:value-type="float" office:value="38.4" calcext:value-type="float">
            <text:p>38</text:p>
          </table:table-cell>
          <table:table-cell table:number-columns-repeated="3"/>
          <table:table-cell table:formula="of:=[.$AD8]+(6 * ([.$B8]-[.$AD8])/7)" office:value-type="float" office:value="38.2142857142857" calcext:value-type="float">
            <text:p>38</text:p>
          </table:table-cell>
          <table:table-cell table:number-columns-repeated="3"/>
          <table:table-cell table:formula="of:=[.$AD8]+(5 * ([.$B8]-[.$AD8])/7)" office:value-type="float" office:value="38.0285714285714" calcext:value-type="float">
            <text:p>38</text:p>
          </table:table-cell>
          <table:table-cell table:number-columns-repeated="3"/>
          <table:table-cell table:formula="of:=[.$AD8]+(4 * ([.$B8]-[.$AD8])/7)" office:value-type="float" office:value="37.8428571428571" calcext:value-type="float">
            <text:p>38</text:p>
          </table:table-cell>
          <table:table-cell table:number-columns-repeated="3"/>
          <table:table-cell table:formula="of:=[.$AD8]+(3 * ([.$B8]-[.$AD8])/7)" office:value-type="float" office:value="37.6571428571429" calcext:value-type="float">
            <text:p>38</text:p>
          </table:table-cell>
          <table:table-cell table:number-columns-repeated="3"/>
          <table:table-cell table:formula="of:=[.$AD8]+(2 * ([.$B8]-[.$AD8])/7)" office:value-type="float" office:value="37.4714285714286" calcext:value-type="float">
            <text:p>37</text:p>
          </table:table-cell>
          <table:table-cell table:number-columns-repeated="3"/>
          <table:table-cell table:formula="of:=[.$AD8]+(1*([.$B8]-[.$AD8])/7)" office:value-type="float" office:value="37.2857142857143" calcext:value-type="float">
            <text:p>37</text:p>
          </table:table-cell>
          <table:table-cell table:number-columns-repeated="3"/>
          <table:table-cell office:value-type="float" office:value="37.1" calcext:value-type="float">
            <text:p>37</text:p>
          </table:table-cell>
          <table:table-cell table:formula="of:=[.$B8]-(29*([.$B8]-[.$AD8])/28)" office:value-type="float" office:value="37.0535714285714" calcext:value-type="float">
            <text:p>37</text:p>
          </table:table-cell>
          <table:table-cell office:value-type="string" calcext:value-type="string">
            <text:p>Jupiter</text:p>
          </table:table-cell>
          <table:table-cell table:style-name="ce11" table:formula="of:=[.B8]" office:value-type="float" office:value="38.4" calcext:value-type="float">
            <text:p>38.4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8]" office:value-type="float" office:value="37.0535714285714" calcext:value-type="float">
            <text:p>37.1</text:p>
          </table:table-cell>
          <table:table-cell table:formula="of:=MOD((([.AG4]+[.AI4])/2)+180;360)" office:value-type="float" office:value="270.730357142857" calcext:value-type="float">
            <text:p>27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table:style-name="ce4" office:value-type="float" office:value="337.2" calcext:value-type="float">
            <text:p>337</text:p>
          </table:table-cell>
          <table:table-cell table:number-columns-repeated="3"/>
          <table:table-cell table:formula="of:=[.$AD9]+(6 * ([.$B9]-[.$AD9])/7)" office:value-type="float" office:value="337.2" calcext:value-type="float">
            <text:p>337</text:p>
          </table:table-cell>
          <table:table-cell table:number-columns-repeated="3"/>
          <table:table-cell table:formula="of:=[.$AD9]+(5 * ([.$B9]-[.$AD9])/7)" office:value-type="float" office:value="337.2" calcext:value-type="float">
            <text:p>337</text:p>
          </table:table-cell>
          <table:table-cell table:number-columns-repeated="3"/>
          <table:table-cell table:formula="of:=[.$AD9]+(4 * ([.$B9]-[.$AD9])/7)" office:value-type="float" office:value="337.2" calcext:value-type="float">
            <text:p>337</text:p>
          </table:table-cell>
          <table:table-cell table:number-columns-repeated="3"/>
          <table:table-cell table:formula="of:=[.$AD9]+(3 * ([.$B9]-[.$AD9])/7)" office:value-type="float" office:value="337.2" calcext:value-type="float">
            <text:p>337</text:p>
          </table:table-cell>
          <table:table-cell table:number-columns-repeated="3"/>
          <table:table-cell table:formula="of:=[.$AD9]+(2 * ([.$B9]-[.$AD9])/7)" office:value-type="float" office:value="337.2" calcext:value-type="float">
            <text:p>337</text:p>
          </table:table-cell>
          <table:table-cell table:number-columns-repeated="3"/>
          <table:table-cell table:formula="of:=[.$AD9]+(1*([.$B9]-[.$AD9])/7)" office:value-type="float" office:value="337.2" calcext:value-type="float">
            <text:p>337</text:p>
          </table:table-cell>
          <table:table-cell table:number-columns-repeated="3"/>
          <table:table-cell office:value-type="float" office:value="337.2" calcext:value-type="float">
            <text:p>337</text:p>
          </table:table-cell>
          <table:table-cell table:formula="of:=[.$B9]-(29*([.$B9]-[.$AD9])/28)" office:value-type="float" office:value="337.2" calcext:value-type="float">
            <text:p>337</text:p>
          </table:table-cell>
          <table:table-cell office:value-type="string" calcext:value-type="string">
            <text:p>Saturn</text:p>
          </table:table-cell>
          <table:table-cell table:style-name="ce9" table:formula="of:=[.B9]" office:value-type="float" office:value="337.2" calcext:value-type="float">
            <text:p>337.2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9]" office:value-type="float" office:value="337.2" calcext:value-type="float">
            <text:p>337.2</text:p>
          </table:table-cell>
          <table:table-cell table:style-name="ce24" table:formula="of:=MOD((([.AG4]+[.AI4])/2)+225;360)" office:value-type="float" office:value="315.730357142857" calcext:value-type="float">
            <text:p>316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4]+[.AI4])/2)+270;360)" office:value-type="float" office:value="0.730357142857145" calcext:value-type="float">
            <text:p>1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1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July</text:p>
          </table:table-cell>
          <table:table-cell table:style-name="ce30"/>
          <table:table-cell table:style-name="ce31"/>
          <table:table-cell table:style-name="ce30"/>
          <table:table-cell table:style-name="ce3" table:formula="of:=[.R11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V11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Z11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AD11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B2]" office:value-type="float" office:value="26" calcext:value-type="float">
            <text:p>26</text:p>
          </table:table-cell>
          <table:table-cell table:style-name="ce30"/>
          <table:table-cell table:number-columns-repeated="4"/>
          <table:table-cell table:style-name="ce24" table:formula="of:=MOD((([.AG4]+[.AI4])/2)+315;360)" office:value-type="float" office:value="45.7303571428571" calcext:value-type="float">
            <text:p>46</text:p>
          </table:table-cell>
          <table:table-cell/>
          <table:table-cell table:style-name="ce3" table:formula="of:=[.AP11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July</text:p>
          </table:table-cell>
          <table:table-cell table:style-name="ce30"/>
          <table:table-cell table:style-name="ce31"/>
          <table:table-cell table:style-name="ce30"/>
          <table:table-cell table:style-name="ce3" table:formula="of:=[.BB11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BF11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BJ11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BN11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AL2]" office:value-type="float" office:value="26" calcext:value-type="float">
            <text:p>26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table:style-name="ce4" office:value-type="float" office:value="273.7" calcext:value-type="float">
            <text:p>274</text:p>
          </table:table-cell>
          <table:table-cell table:formula="of:=MOD(720+([.$B12]-(1*MOD(720+[.$B12]-[.$AD12];360)/28)); 360)" office:value-type="float" office:value="270.360714285714" calcext:value-type="float">
            <text:p>270</text:p>
          </table:table-cell>
          <table:table-cell table:formula="of:=MOD(720+([.$B12]-(2*MOD(720+[.$B12]-[.$AD12];360)/28)); 360)" office:value-type="float" office:value="267.021428571428" calcext:value-type="float">
            <text:p>267</text:p>
          </table:table-cell>
          <table:table-cell table:formula="of:=MOD(720+([.$B12]-(3*MOD(720+[.$B12]-[.$AD12];360)/28)); 360)" office:value-type="float" office:value="263.682142857143" calcext:value-type="float">
            <text:p>264</text:p>
          </table:table-cell>
          <table:table-cell table:formula="of:=MOD(720+([.$B12]-(4*MOD(720+[.$B12]-[.$AD12];360)/28)); 360)" office:value-type="float" office:value="260.342857142857" calcext:value-type="float">
            <text:p>260</text:p>
          </table:table-cell>
          <table:table-cell table:formula="of:=MOD(720+([.$B12]-(5*MOD(720+[.$B12]-[.$AD12];360)/28)); 360)" office:value-type="float" office:value="257.003571428571" calcext:value-type="float">
            <text:p>257</text:p>
          </table:table-cell>
          <table:table-cell table:formula="of:=MOD(720+([.$B12]-(6*MOD(720+[.$B12]-[.$AD12];360)/28)); 360)" office:value-type="float" office:value="253.664285714286" calcext:value-type="float">
            <text:p>254</text:p>
          </table:table-cell>
          <table:table-cell table:formula="of:=MOD(720+([.$B12]-(7*MOD(720+[.$B12]-[.$AD12];360)/28)); 360)" office:value-type="float" office:value="250.325" calcext:value-type="float">
            <text:p>250</text:p>
          </table:table-cell>
          <table:table-cell table:formula="of:=MOD(720+([.$B12]-(8*MOD(720+[.$B12]-[.$AD12];360)/28)); 360)" office:value-type="float" office:value="246.985714285714" calcext:value-type="float">
            <text:p>247</text:p>
          </table:table-cell>
          <table:table-cell table:formula="of:=MOD(720+([.$B12]-(9*MOD(720+[.$B12]-[.$AD12];360)/28)); 360)" office:value-type="float" office:value="243.646428571429" calcext:value-type="float">
            <text:p>244</text:p>
          </table:table-cell>
          <table:table-cell table:formula="of:=MOD(720+([.$B12]-(10*MOD(720+[.$B12]-[.$AD12];360)/28)); 360)" office:value-type="float" office:value="240.307142857143" calcext:value-type="float">
            <text:p>240</text:p>
          </table:table-cell>
          <table:table-cell table:formula="of:=MOD(720+([.$B12]-(11*MOD(720+[.$B12]-[.$AD12];360)/28)); 360)" office:value-type="float" office:value="236.967857142857" calcext:value-type="float">
            <text:p>237</text:p>
          </table:table-cell>
          <table:table-cell table:formula="of:=MOD(720+([.$B12]-(12*MOD(720+[.$B12]-[.$AD12];360)/28)); 360)" office:value-type="float" office:value="233.628571428571" calcext:value-type="float">
            <text:p>234</text:p>
          </table:table-cell>
          <table:table-cell table:formula="of:=MOD(720+([.$B12]-(13*MOD(720+[.$B12]-[.$AD12];360)/28)); 360)" office:value-type="float" office:value="230.289285714286" calcext:value-type="float">
            <text:p>230</text:p>
          </table:table-cell>
          <table:table-cell table:formula="of:=MOD(720+([.$B12]-(14*MOD(720+[.$B12]-[.$AD12];360)/28)); 360)" office:value-type="float" office:value="226.95" calcext:value-type="float">
            <text:p>227</text:p>
          </table:table-cell>
          <table:table-cell table:formula="of:=MOD(720+([.$B12]-(15*MOD(720+[.$B12]-[.$AD12];360)/28)); 360)" office:value-type="float" office:value="223.610714285714" calcext:value-type="float">
            <text:p>224</text:p>
          </table:table-cell>
          <table:table-cell table:formula="of:=MOD(720+([.$B12]-(16*MOD(720+[.$B12]-[.$AD12];360)/28)); 360)" office:value-type="float" office:value="220.271428571428" calcext:value-type="float">
            <text:p>220</text:p>
          </table:table-cell>
          <table:table-cell table:formula="of:=MOD(720+([.$B12]-(17*MOD(720+[.$B12]-[.$AD12];360)/28)); 360)" office:value-type="float" office:value="216.932142857143" calcext:value-type="float">
            <text:p>217</text:p>
          </table:table-cell>
          <table:table-cell table:formula="of:=MOD(720+([.$B12]-(18*MOD(720+[.$B12]-[.$AD12];360)/28)); 360)" office:value-type="float" office:value="213.592857142857" calcext:value-type="float">
            <text:p>214</text:p>
          </table:table-cell>
          <table:table-cell table:formula="of:=MOD(720+([.$B12]-(19*MOD(720+[.$B12]-[.$AD12];360)/28)); 360)" office:value-type="float" office:value="210.253571428571" calcext:value-type="float">
            <text:p>210</text:p>
          </table:table-cell>
          <table:table-cell table:formula="of:=MOD(720+([.$B12]-(20*MOD(720+[.$B12]-[.$AD12];360)/28)); 360)" office:value-type="float" office:value="206.914285714286" calcext:value-type="float">
            <text:p>207</text:p>
          </table:table-cell>
          <table:table-cell table:formula="of:=MOD(720+([.$B12]-(21*MOD(720+[.$B12]-[.$AD12];360)/28)); 360)" office:value-type="float" office:value="203.575" calcext:value-type="float">
            <text:p>204</text:p>
          </table:table-cell>
          <table:table-cell table:formula="of:=MOD(720+([.$B12]-(22*MOD(720+[.$B12]-[.$AD12];360)/28)); 360)" office:value-type="float" office:value="200.235714285714" calcext:value-type="float">
            <text:p>200</text:p>
          </table:table-cell>
          <table:table-cell table:formula="of:=MOD(720+([.$B12]-(23*MOD(720+[.$B12]-[.$AD12];360)/28)); 360)" office:value-type="float" office:value="196.896428571428" calcext:value-type="float">
            <text:p>197</text:p>
          </table:table-cell>
          <table:table-cell table:formula="of:=MOD(720+([.$B12]-(24*MOD(720+[.$B12]-[.$AD12];360)/28)); 360)" office:value-type="float" office:value="193.557142857143" calcext:value-type="float">
            <text:p>194</text:p>
          </table:table-cell>
          <table:table-cell table:formula="of:=MOD(720+([.$B12]-(25*MOD(720+[.$B12]-[.$AD12];360)/28)); 360)" office:value-type="float" office:value="190.217857142857" calcext:value-type="float">
            <text:p>190</text:p>
          </table:table-cell>
          <table:table-cell table:formula="of:=MOD(720+([.$B12]-(26*MOD(720+[.$B12]-[.$AD12];360)/28)); 360)" office:value-type="float" office:value="186.878571428571" calcext:value-type="float">
            <text:p>187</text:p>
          </table:table-cell>
          <table:table-cell table:formula="of:=MOD(720+([.$B12]-(27*MOD(720+[.$B12]-[.$AD12];360)/28)); 360)" office:value-type="float" office:value="183.539285714286" calcext:value-type="float">
            <text:p>184</text:p>
          </table:table-cell>
          <table:table-cell table:formula="of:=[.$B3]" office:value-type="float" office:value="180.2" calcext:value-type="float">
            <text:p>180</text:p>
          </table:table-cell>
          <table:table-cell table:formula="of:=MOD(720+([.$B12]-(29*MOD(720+[.$B12]-[.$AD12];360)/28)); 360)" office:value-type="float" office:value="176.860714285714" calcext:value-type="float">
            <text:p>177</text:p>
          </table:table-cell>
          <table:table-cell office:value-type="string" calcext:value-type="string">
            <text:p>Moon</text:p>
          </table:table-cell>
          <table:table-cell table:style-name="ce3" table:formula="of:=[.B12]" office:value-type="float" office:value="273.7" calcext:value-type="float">
            <text:p>273.7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2]" office:value-type="float" office:value="176.860714285714" calcext:value-type="float">
            <text:p>176.9</text:p>
          </table:table-cell>
          <table:table-cell table:style-name="ce16" table:formula="of:=MOD(360+[.AG12]-[.AI12];360)" office:value-type="float" office:value="96.8392857142858" calcext:value-type="float">
            <text:p>96.8</text:p>
          </table:table-cell>
          <table:table-cell/>
          <table:table-cell table:style-name="ce26" table:formula="of:=[.B12]" office:value-type="float" office:value="273.7" calcext:value-type="float">
            <text:p>274</text:p>
          </table:table-cell>
          <table:table-cell table:style-name="ce26" table:formula="of:=[.C12]" office:value-type="float" office:value="270.360714285714" calcext:value-type="float">
            <text:p>270</text:p>
          </table:table-cell>
          <table:table-cell table:style-name="ce26" table:formula="of:=[.D12]" office:value-type="float" office:value="267.021428571428" calcext:value-type="float">
            <text:p>267</text:p>
          </table:table-cell>
          <table:table-cell table:style-name="ce26" table:formula="of:=[.E12]" office:value-type="float" office:value="263.682142857143" calcext:value-type="float">
            <text:p>264</text:p>
          </table:table-cell>
          <table:table-cell table:style-name="ce26" table:formula="of:=[.F12]" office:value-type="float" office:value="260.342857142857" calcext:value-type="float">
            <text:p>260</text:p>
          </table:table-cell>
          <table:table-cell table:style-name="ce26" table:formula="of:=[.G12]" office:value-type="float" office:value="257.003571428571" calcext:value-type="float">
            <text:p>257</text:p>
          </table:table-cell>
          <table:table-cell table:style-name="ce26" table:formula="of:=[.H12]" office:value-type="float" office:value="253.664285714286" calcext:value-type="float">
            <text:p>254</text:p>
          </table:table-cell>
          <table:table-cell table:style-name="ce26" table:formula="of:=[.I12]" office:value-type="float" office:value="250.325" calcext:value-type="float">
            <text:p>250</text:p>
          </table:table-cell>
          <table:table-cell table:style-name="ce26" table:formula="of:=[.J12]" office:value-type="float" office:value="246.985714285714" calcext:value-type="float">
            <text:p>247</text:p>
          </table:table-cell>
          <table:table-cell table:style-name="ce26" table:formula="of:=[.K12]" office:value-type="float" office:value="243.646428571429" calcext:value-type="float">
            <text:p>244</text:p>
          </table:table-cell>
          <table:table-cell table:style-name="ce26" table:formula="of:=[.L12]" office:value-type="float" office:value="240.307142857143" calcext:value-type="float">
            <text:p>240</text:p>
          </table:table-cell>
          <table:table-cell table:style-name="ce26" table:formula="of:=[.M12]" office:value-type="float" office:value="236.967857142857" calcext:value-type="float">
            <text:p>237</text:p>
          </table:table-cell>
          <table:table-cell table:style-name="ce26" table:formula="of:=[.N12]" office:value-type="float" office:value="233.628571428571" calcext:value-type="float">
            <text:p>234</text:p>
          </table:table-cell>
          <table:table-cell table:style-name="ce26" table:formula="of:=[.O12]" office:value-type="float" office:value="230.289285714286" calcext:value-type="float">
            <text:p>230</text:p>
          </table:table-cell>
          <table:table-cell table:style-name="ce26" table:formula="of:=[.P12]" office:value-type="float" office:value="226.95" calcext:value-type="float">
            <text:p>227</text:p>
          </table:table-cell>
          <table:table-cell table:style-name="ce26" table:formula="of:=[.Q12]" office:value-type="float" office:value="223.610714285714" calcext:value-type="float">
            <text:p>224</text:p>
          </table:table-cell>
          <table:table-cell table:style-name="ce26" table:formula="of:=[.R12]" office:value-type="float" office:value="220.271428571428" calcext:value-type="float">
            <text:p>220</text:p>
          </table:table-cell>
          <table:table-cell table:style-name="ce26" table:formula="of:=[.S12]" office:value-type="float" office:value="216.932142857143" calcext:value-type="float">
            <text:p>217</text:p>
          </table:table-cell>
          <table:table-cell table:style-name="ce26" table:formula="of:=[.T12]" office:value-type="float" office:value="213.592857142857" calcext:value-type="float">
            <text:p>214</text:p>
          </table:table-cell>
          <table:table-cell table:style-name="ce26" table:formula="of:=[.U12]" office:value-type="float" office:value="210.253571428571" calcext:value-type="float">
            <text:p>210</text:p>
          </table:table-cell>
          <table:table-cell table:style-name="ce26" table:formula="of:=[.V12]" office:value-type="float" office:value="206.914285714286" calcext:value-type="float">
            <text:p>207</text:p>
          </table:table-cell>
          <table:table-cell table:style-name="ce26" table:formula="of:=[.W12]" office:value-type="float" office:value="203.575" calcext:value-type="float">
            <text:p>204</text:p>
          </table:table-cell>
          <table:table-cell table:style-name="ce26" table:formula="of:=[.X12]" office:value-type="float" office:value="200.235714285714" calcext:value-type="float">
            <text:p>200</text:p>
          </table:table-cell>
          <table:table-cell table:style-name="ce26" table:formula="of:=[.Y12]" office:value-type="float" office:value="196.896428571428" calcext:value-type="float">
            <text:p>197</text:p>
          </table:table-cell>
          <table:table-cell table:style-name="ce26" table:formula="of:=[.Z12]" office:value-type="float" office:value="193.557142857143" calcext:value-type="float">
            <text:p>194</text:p>
          </table:table-cell>
          <table:table-cell table:style-name="ce26" table:formula="of:=[.AA12]" office:value-type="float" office:value="190.217857142857" calcext:value-type="float">
            <text:p>190</text:p>
          </table:table-cell>
          <table:table-cell table:style-name="ce33" table:formula="of:=[.AB12]" office:value-type="float" office:value="186.878571428571" calcext:value-type="float">
            <text:p>187</text:p>
          </table:table-cell>
          <table:table-cell table:style-name="ce33" table:formula="of:=[.AC12]" office:value-type="float" office:value="183.539285714286" calcext:value-type="float">
            <text:p>184</text:p>
          </table:table-cell>
          <table:table-cell table:style-name="ce26" table:formula="of:=[.AD12]" office:value-type="float" office:value="180.2" calcext:value-type="float">
            <text:p>180</text:p>
          </table:table-cell>
          <table:table-cell table:style-name="ce26" table:formula="of:=[.AE12]" office:value-type="float" office:value="176.860714285714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table:style-name="ce4" office:value-type="float" office:value="100.8" calcext:value-type="float">
            <text:p>101</text:p>
          </table:table-cell>
          <table:table-cell table:formula="of:=MOD(720+([.$B13]-(1*MOD(720+[.$B13]-[.$AD13];360)/28)); 360)" office:value-type="float" office:value="100.564285714286" calcext:value-type="float">
            <text:p>101</text:p>
          </table:table-cell>
          <table:table-cell table:formula="of:=MOD(720+([.$B13]-(2*MOD(720+[.$B13]-[.$AD13];360)/28)); 360)" office:value-type="float" office:value="100.328571428571" calcext:value-type="float">
            <text:p>100</text:p>
          </table:table-cell>
          <table:table-cell table:formula="of:=MOD(720+([.$B13]-(3*MOD(720+[.$B13]-[.$AD13];360)/28)); 360)" office:value-type="float" office:value="100.092857142857" calcext:value-type="float">
            <text:p>100</text:p>
          </table:table-cell>
          <table:table-cell table:formula="of:=MOD(720+([.$B13]-(4*MOD(720+[.$B13]-[.$AD13];360)/28)); 360)" office:value-type="float" office:value="99.8571428571429" calcext:value-type="float">
            <text:p>100</text:p>
          </table:table-cell>
          <table:table-cell table:formula="of:=MOD(720+([.$B13]-(5*MOD(720+[.$B13]-[.$AD13];360)/28)); 360)" office:value-type="float" office:value="99.6214285714286" calcext:value-type="float">
            <text:p>100</text:p>
          </table:table-cell>
          <table:table-cell table:formula="of:=MOD(720+([.$B13]-(6*MOD(720+[.$B13]-[.$AD13];360)/28)); 360)" office:value-type="float" office:value="99.3857142857144" calcext:value-type="float">
            <text:p>99</text:p>
          </table:table-cell>
          <table:table-cell table:formula="of:=MOD(720+([.$B13]-(7*MOD(720+[.$B13]-[.$AD13];360)/28)); 360)" office:value-type="float" office:value="99.15" calcext:value-type="float">
            <text:p>99</text:p>
          </table:table-cell>
          <table:table-cell table:formula="of:=MOD(720+([.$B13]-(8*MOD(720+[.$B13]-[.$AD13];360)/28)); 360)" office:value-type="float" office:value="98.9142857142857" calcext:value-type="float">
            <text:p>99</text:p>
          </table:table-cell>
          <table:table-cell table:formula="of:=MOD(720+([.$B13]-(9*MOD(720+[.$B13]-[.$AD13];360)/28)); 360)" office:value-type="float" office:value="98.6785714285714" calcext:value-type="float">
            <text:p>99</text:p>
          </table:table-cell>
          <table:table-cell table:formula="of:=MOD(720+([.$B13]-(10*MOD(720+[.$B13]-[.$AD13];360)/28)); 360)" office:value-type="float" office:value="98.4428571428572" calcext:value-type="float">
            <text:p>98</text:p>
          </table:table-cell>
          <table:table-cell table:formula="of:=MOD(720+([.$B13]-(11*MOD(720+[.$B13]-[.$AD13];360)/28)); 360)" office:value-type="float" office:value="98.2071428571429" calcext:value-type="float">
            <text:p>98</text:p>
          </table:table-cell>
          <table:table-cell table:formula="of:=MOD(720+([.$B13]-(12*MOD(720+[.$B13]-[.$AD13];360)/28)); 360)" office:value-type="float" office:value="97.9714285714286" calcext:value-type="float">
            <text:p>98</text:p>
          </table:table-cell>
          <table:table-cell table:formula="of:=MOD(720+([.$B13]-(13*MOD(720+[.$B13]-[.$AD13];360)/28)); 360)" office:value-type="float" office:value="97.7357142857143" calcext:value-type="float">
            <text:p>98</text:p>
          </table:table-cell>
          <table:table-cell table:formula="of:=MOD(720+([.$B13]-(14*MOD(720+[.$B13]-[.$AD13];360)/28)); 360)" office:value-type="float" office:value="97.5" calcext:value-type="float">
            <text:p>98</text:p>
          </table:table-cell>
          <table:table-cell table:formula="of:=MOD(720+([.$B13]-(15*MOD(720+[.$B13]-[.$AD13];360)/28)); 360)" office:value-type="float" office:value="97.2642857142857" calcext:value-type="float">
            <text:p>97</text:p>
          </table:table-cell>
          <table:table-cell table:formula="of:=MOD(720+([.$B13]-(16*MOD(720+[.$B13]-[.$AD13];360)/28)); 360)" office:value-type="float" office:value="97.0285714285715" calcext:value-type="float">
            <text:p>97</text:p>
          </table:table-cell>
          <table:table-cell table:formula="of:=MOD(720+([.$B13]-(17*MOD(720+[.$B13]-[.$AD13];360)/28)); 360)" office:value-type="float" office:value="96.7928571428572" calcext:value-type="float">
            <text:p>97</text:p>
          </table:table-cell>
          <table:table-cell table:formula="of:=MOD(720+([.$B13]-(18*MOD(720+[.$B13]-[.$AD13];360)/28)); 360)" office:value-type="float" office:value="96.5571428571429" calcext:value-type="float">
            <text:p>97</text:p>
          </table:table-cell>
          <table:table-cell table:formula="of:=MOD(720+([.$B13]-(19*MOD(720+[.$B13]-[.$AD13];360)/28)); 360)" office:value-type="float" office:value="96.3214285714287" calcext:value-type="float">
            <text:p>96</text:p>
          </table:table-cell>
          <table:table-cell table:formula="of:=MOD(720+([.$B13]-(20*MOD(720+[.$B13]-[.$AD13];360)/28)); 360)" office:value-type="float" office:value="96.0857142857144" calcext:value-type="float">
            <text:p>96</text:p>
          </table:table-cell>
          <table:table-cell table:formula="of:=MOD(720+([.$B13]-(21*MOD(720+[.$B13]-[.$AD13];360)/28)); 360)" office:value-type="float" office:value="95.85" calcext:value-type="float">
            <text:p>96</text:p>
          </table:table-cell>
          <table:table-cell table:formula="of:=MOD(720+([.$B13]-(22*MOD(720+[.$B13]-[.$AD13];360)/28)); 360)" office:value-type="float" office:value="95.6142857142858" calcext:value-type="float">
            <text:p>96</text:p>
          </table:table-cell>
          <table:table-cell table:formula="of:=MOD(720+([.$B13]-(23*MOD(720+[.$B13]-[.$AD13];360)/28)); 360)" office:value-type="float" office:value="95.3785714285715" calcext:value-type="float">
            <text:p>95</text:p>
          </table:table-cell>
          <table:table-cell table:formula="of:=MOD(720+([.$B13]-(24*MOD(720+[.$B13]-[.$AD13];360)/28)); 360)" office:value-type="float" office:value="95.1428571428572" calcext:value-type="float">
            <text:p>95</text:p>
          </table:table-cell>
          <table:table-cell table:formula="of:=MOD(720+([.$B13]-(25*MOD(720+[.$B13]-[.$AD13];360)/28)); 360)" office:value-type="float" office:value="94.907142857143" calcext:value-type="float">
            <text:p>95</text:p>
          </table:table-cell>
          <table:table-cell table:formula="of:=MOD(720+([.$B13]-(26*MOD(720+[.$B13]-[.$AD13];360)/28)); 360)" office:value-type="float" office:value="94.6714285714287" calcext:value-type="float">
            <text:p>95</text:p>
          </table:table-cell>
          <table:table-cell table:formula="of:=MOD(720+([.$B13]-(27*MOD(720+[.$B13]-[.$AD13];360)/28)); 360)" office:value-type="float" office:value="94.4357142857143" calcext:value-type="float">
            <text:p>94</text:p>
          </table:table-cell>
          <table:table-cell table:formula="of:=[.B4]" office:value-type="float" office:value="94.2" calcext:value-type="float">
            <text:p>94</text:p>
          </table:table-cell>
          <table:table-cell table:formula="of:=[.$B13]-(29*([.$B13]-[.$AD13])/28)" office:value-type="float" office:value="93.9642857142857" calcext:value-type="float">
            <text:p>94</text:p>
          </table:table-cell>
          <table:table-cell office:value-type="string" calcext:value-type="string">
            <text:p>Sun</text:p>
          </table:table-cell>
          <table:table-cell table:style-name="ce15" table:formula="of:=[.B13]" office:value-type="float" office:value="100.8" calcext:value-type="float">
            <text:p>100.8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3]" office:value-type="float" office:value="93.9642857142857" calcext:value-type="float">
            <text:p>94.0</text:p>
          </table:table-cell>
          <table:table-cell table:formula="of:=MOD((([.AG13]+[.AI13])/2)+0;360)" office:value-type="float" office:value="97.3821428571429" calcext:value-type="float">
            <text:p>9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ercury</text:p>
          </table:table-cell>
          <table:table-cell table:style-name="ce4" office:value-type="float" office:value="103" calcext:value-type="float">
            <text:p>103</text:p>
          </table:table-cell>
          <table:table-cell table:formula="of:=IF(MIN(ABS(MOD([.C12];90)-MOD([.C13];90));ABS(MOD([.C13];90)-MOD([.C12];90))) &lt; 10; MIN(ABS(MOD([.C12];90)-MOD([.C13];90));ABS(MOD([.C13];90)-MOD([.C12];90)));&quot;&quot;)">
            <text:p/>
          </table:table-cell>
          <table:table-cell table:formula="of:=IF(MIN(ABS(MOD([.D12];90)-MOD([.D13];90));ABS(MOD([.D13];90)-MOD([.D12];90))) &lt; 10; MIN(ABS(MOD([.D12];90)-MOD([.D13];90));ABS(MOD([.D13];90)-MOD([.D12];90)));&quot;&quot;)">
            <text:p/>
          </table:table-cell>
          <table:table-cell table:formula="of:=IF(MIN(ABS(MOD([.E12];90)-MOD([.E13];90));ABS(MOD([.E13];90)-MOD([.E12];90))) &lt; 10; MIN(ABS(MOD([.E12];90)-MOD([.E13];90));ABS(MOD([.E13];90)-MOD([.E12];90)));&quot;&quot;)">
            <text:p/>
          </table:table-cell>
          <table:table-cell table:formula="of:=IF(MIN(ABS(MOD([.F12];90)-MOD([.F13];90));ABS(MOD([.F13];90)-MOD([.F12];90))) &lt; 10; MIN(ABS(MOD([.F12];90)-MOD([.F13];90));ABS(MOD([.F13];90)-MOD([.F12];90)));&quot;&quot;)">
            <text:p/>
          </table:table-cell>
          <table:table-cell table:formula="of:=IF(MIN(ABS(MOD([.G12];90)-MOD([.G13];90));ABS(MOD([.G13];90)-MOD([.G12];90))) &lt; 10; MIN(ABS(MOD([.G12];90)-MOD([.G13];90));ABS(MOD([.G13];90)-MOD([.G12];90)));&quot;&quot;)">
            <text:p/>
          </table:table-cell>
          <table:table-cell table:formula="of:=IF(MIN(ABS(MOD([.H12];90)-MOD([.H13];90));ABS(MOD([.H13];90)-MOD([.H12];90))) &lt; 10; MIN(ABS(MOD([.H12];90)-MOD([.H13];90));ABS(MOD([.H13];90)-MOD([.H12];90)));&quot;&quot;)">
            <text:p/>
          </table:table-cell>
          <table:table-cell table:formula="of:=IF(MIN(ABS(MOD([.I12];90)-MOD([.I13];90));ABS(MOD([.I13];90)-MOD([.I12];90))) &lt; 10; MIN(ABS(MOD([.I12];90)-MOD([.I13];90));ABS(MOD([.I13];90)-MOD([.I12];90)));&quot;&quot;)">
            <text:p/>
          </table:table-cell>
          <table:table-cell table:formula="of:=IF(MIN(ABS(MOD([.J12];90)-MOD([.J13];90));ABS(MOD([.J13];90)-MOD([.J12];90))) &lt; 10; MIN(ABS(MOD([.J12];90)-MOD([.J13];90));ABS(MOD([.J13];90)-MOD([.J12];90)));&quot;&quot;)">
            <text:p/>
          </table:table-cell>
          <table:table-cell table:formula="of:=IF(MIN(ABS(MOD([.K12];90)-MOD([.K13];90));ABS(MOD([.K13];90)-MOD([.K12];90))) &lt; 10; MIN(ABS(MOD([.K12];90)-MOD([.K13];90));ABS(MOD([.K13];90)-MOD([.K12];90)));&quot;&quot;)">
            <text:p/>
          </table:table-cell>
          <table:table-cell table:formula="of:=IF(MIN(ABS(MOD([.L12];90)-MOD([.L13];90));ABS(MOD([.L13];90)-MOD([.L12];90))) &lt; 10; MIN(ABS(MOD([.L12];90)-MOD([.L13];90));ABS(MOD([.L13];90)-MOD([.L12];90)));&quot;&quot;)">
            <text:p/>
          </table:table-cell>
          <table:table-cell table:formula="of:=IF(MIN(ABS(MOD([.M12];90)-MOD([.M13];90));ABS(MOD([.M13];90)-MOD([.M12];90))) &lt; 10; MIN(ABS(MOD([.M12];90)-MOD([.M13];90));ABS(MOD([.M13];90)-MOD([.M12];90)));&quot;&quot;)">
            <text:p/>
          </table:table-cell>
          <table:table-cell table:formula="of:=IF(MIN(ABS(MOD([.N12];90)-MOD([.N13];90));ABS(MOD([.N13];90)-MOD([.N12];90))) &lt; 10; MIN(ABS(MOD([.N12];90)-MOD([.N13];90));ABS(MOD([.N13];90)-MOD([.N12];90)));&quot;&quot;)">
            <text:p/>
          </table:table-cell>
          <table:table-cell table:formula="of:=IF(MIN(ABS(MOD([.O12];90)-MOD([.O13];90));ABS(MOD([.O13];90)-MOD([.O12];90))) &lt; 10; MIN(ABS(MOD([.O12];90)-MOD([.O13];90));ABS(MOD([.O13];90)-MOD([.O12];90)));&quot;&quot;)">
            <text:p/>
          </table:table-cell>
          <table:table-cell table:formula="of:=IF(MIN(ABS(MOD([.P12];90)-MOD([.P13];90));ABS(MOD([.P13];90)-MOD([.P12];90))) &lt; 10; MIN(ABS(MOD([.P12];90)-MOD([.P13];90));ABS(MOD([.P13];90)-MOD([.P12];90)));&quot;&quot;)">
            <text:p/>
          </table:table-cell>
          <table:table-cell table:formula="of:=IF(MIN(ABS(MOD([.Q12];90)-MOD([.Q13];90));ABS(MOD([.Q13];90)-MOD([.Q12];90))) &lt; 10; MIN(ABS(MOD([.Q12];90)-MOD([.Q13];90));ABS(MOD([.Q13];90)-MOD([.Q12];90)));&quot;&quot;)">
            <text:p/>
          </table:table-cell>
          <table:table-cell table:formula="of:=IF(MIN(ABS(MOD([.R12];90)-MOD([.R13];90));ABS(MOD([.R13];90)-MOD([.R12];90))) &lt; 10; MIN(ABS(MOD([.R12];90)-MOD([.R13];90));ABS(MOD([.R13];90)-MOD([.R12];90)));&quot;&quot;)">
            <text:p/>
          </table:table-cell>
          <table:table-cell table:formula="of:=IF(MIN(ABS(MOD([.S12];90)-MOD([.S13];90));ABS(MOD([.S13];90)-MOD([.S12];90))) &lt; 10; MIN(ABS(MOD([.S12];90)-MOD([.S13];90));ABS(MOD([.S13];90)-MOD([.S12];90)));&quot;&quot;)">
            <text:p/>
          </table:table-cell>
          <table:table-cell table:formula="of:=IF(MIN(ABS(MOD([.T12];90)-MOD([.T13];90));ABS(MOD([.T13];90)-MOD([.T12];90))) &lt; 10; MIN(ABS(MOD([.T12];90)-MOD([.T13];90));ABS(MOD([.T13];90)-MOD([.T12];90)));&quot;&quot;)">
            <text:p/>
          </table:table-cell>
          <table:table-cell table:formula="of:=IF(MIN(ABS(MOD([.U12];90)-MOD([.U13];90));ABS(MOD([.U13];90)-MOD([.U12];90))) &lt; 10; MIN(ABS(MOD([.U12];90)-MOD([.U13];90));ABS(MOD([.U13];90)-MOD([.U12];90)));&quot;&quot;)">
            <text:p/>
          </table:table-cell>
          <table:table-cell table:formula="of:=IF(MIN(ABS(MOD([.V12];90)-MOD([.V13];90));ABS(MOD([.V13];90)-MOD([.V12];90))) &lt; 10; MIN(ABS(MOD([.V12];90)-MOD([.V13];90));ABS(MOD([.V13];90)-MOD([.V12];90)));&quot;&quot;)">
            <text:p/>
          </table:table-cell>
          <table:table-cell table:formula="of:=IF(MIN(ABS(MOD([.W12];90)-MOD([.W13];90));ABS(MOD([.W13];90)-MOD([.W12];90))) &lt; 10; MIN(ABS(MOD([.W12];90)-MOD([.W13];90));ABS(MOD([.W13];90)-MOD([.W12];90)));&quot;&quot;)">
            <text:p/>
          </table:table-cell>
          <table:table-cell table:formula="of:=IF(MIN(ABS(MOD([.X12];90)-MOD([.X13];90));ABS(MOD([.X13];90)-MOD([.X12];90))) &lt; 10; MIN(ABS(MOD([.X12];90)-MOD([.X13];90));ABS(MOD([.X13];90)-MOD([.X12];90)));&quot;&quot;)">
            <text:p/>
          </table:table-cell>
          <table:table-cell table:formula="of:=IF(MIN(ABS(MOD([.Y12];90)-MOD([.Y13];90));ABS(MOD([.Y13];90)-MOD([.Y12];90))) &lt; 10; MIN(ABS(MOD([.Y12];90)-MOD([.Y13];90));ABS(MOD([.Y13];90)-MOD([.Y12];90)));&quot;&quot;)">
            <text:p/>
          </table:table-cell>
          <table:table-cell table:formula="of:=IF(MIN(ABS(MOD([.Z12];90)-MOD([.Z13];90));ABS(MOD([.Z13];90)-MOD([.Z12];90))) &lt; 10; MIN(ABS(MOD([.Z12];90)-MOD([.Z13];90));ABS(MOD([.Z13];90)-MOD([.Z12];90)));&quot;&quot;)" office:value-type="float" office:value="8.4142857142858" calcext:value-type="float">
            <text:p>8</text:p>
          </table:table-cell>
          <table:table-cell table:formula="of:=IF(MIN(ABS(MOD([.AA12];90)-MOD([.AA13];90));ABS(MOD([.AA13];90)-MOD([.AA12];90))) &lt; 10; MIN(ABS(MOD([.AA12];90)-MOD([.AA13];90));ABS(MOD([.AA13];90)-MOD([.AA12];90)));&quot;&quot;)" office:value-type="float" office:value="5.31071428571401" calcext:value-type="float">
            <text:p>5</text:p>
          </table:table-cell>
          <table:table-cell table:formula="of:=IF(MIN(ABS(MOD([.AB12];90)-MOD([.AB13];90));ABS(MOD([.AB13];90)-MOD([.AB12];90))) &lt; 10; MIN(ABS(MOD([.AB12];90)-MOD([.AB13];90));ABS(MOD([.AB13];90)-MOD([.AB12];90)));&quot;&quot;)" office:value-type="float" office:value="2.2071428571423" calcext:value-type="float">
            <text:p>2</text:p>
          </table:table-cell>
          <table:table-cell table:formula="of:=IF(MIN(ABS(MOD([.AC12];90)-MOD([.AC13];90));ABS(MOD([.AC13];90)-MOD([.AC12];90))) &lt; 10; MIN(ABS(MOD([.AC12];90)-MOD([.AC13];90));ABS(MOD([.AC13];90)-MOD([.AC12];90)));&quot;&quot;)" office:value-type="float" office:value="0.896428571428302" calcext:value-type="float">
            <text:p>1</text:p>
          </table:table-cell>
          <table:table-cell office:value-type="float" office:value="73.4" calcext:value-type="float">
            <text:p>73</text:p>
          </table:table-cell>
          <table:table-cell table:formula="of:=[.$B14]-(29*([.$B14]-[.$AD14])/28)" office:value-type="float" office:value="72.3428571428572" calcext:value-type="float">
            <text:p>72</text:p>
          </table:table-cell>
          <table:table-cell office:value-type="string" calcext:value-type="string">
            <text:p>Mercury</text:p>
          </table:table-cell>
          <table:table-cell table:style-name="ce12" table:formula="of:=[.B14]" office:value-type="float" office:value="103" calcext:value-type="float">
            <text:p>103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4]" office:value-type="float" office:value="72.3428571428572" calcext:value-type="float">
            <text:p>72.3</text:p>
          </table:table-cell>
          <table:table-cell table:style-name="ce24" table:formula="of:=MOD((([.AG13]+[.AI13])/2)+45;360)" office:value-type="float" office:value="142.382142857143" calcext:value-type="float">
            <text:p>142</text:p>
          </table:table-cell>
          <table:table-cell/>
          <table:table-cell table:style-name="ce63" office:value-type="string" calcext:value-type="string" table:number-columns-spanned="2" table:number-rows-spanned="1">
            <text:p>Capri</text:p>
          </table:table-cell>
          <table:covered-table-cell table:style-name="ce63"/>
          <table:table-cell table:style-name="ce64" office:value-type="string" calcext:value-type="string" table:number-columns-spanned="9" table:number-rows-spanned="1">
            <text:p>Sagittarius</text:p>
          </table:table-cell>
          <table:covered-table-cell table:style-name="ce34"/>
          <table:covered-table-cell table:number-columns-repeated="4" table:style-name="ce64"/>
          <table:covered-table-cell table:number-columns-repeated="3" table:style-name="ce34"/>
          <table:table-cell table:style-name="ce65" office:value-type="string" calcext:value-type="string" table:number-columns-spanned="9" table:number-rows-spanned="1">
            <text:p>Scorpio</text:p>
          </table:table-cell>
          <table:covered-table-cell table:number-columns-repeated="8" table:style-name="ce35"/>
          <table:table-cell table:style-name="ce66" office:value-type="string" calcext:value-type="string" table:number-columns-spanned="10" table:number-rows-spanned="1">
            <text:p>Libra</text:p>
          </table:table-cell>
          <table:covered-table-cell table:number-columns-repeated="9" table:style-name="ce66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4" office:value-type="float" office:value="142.9" calcext:value-type="float">
            <text:p>143</text:p>
          </table:table-cell>
          <table:table-cell table:number-columns-repeated="3"/>
          <table:table-cell table:formula="of:=[.$AD15]+(6 * ([.$B15]-[.$AD15])/7)" office:value-type="float" office:value="141.328571428571" calcext:value-type="float">
            <text:p>141</text:p>
          </table:table-cell>
          <table:table-cell table:number-columns-repeated="3"/>
          <table:table-cell table:formula="of:=[.$AD15]+(6 * ([.$B15]-[.$AD15])/7)" office:value-type="float" office:value="141.328571428571" calcext:value-type="float">
            <text:p>141</text:p>
          </table:table-cell>
          <table:table-cell table:number-columns-repeated="3"/>
          <table:table-cell table:formula="of:=[.$AD15]+(6 * ([.$B15]-[.$AD15])/7)" office:value-type="float" office:value="141.328571428571" calcext:value-type="float">
            <text:p>141</text:p>
          </table:table-cell>
          <table:table-cell table:number-columns-repeated="3"/>
          <table:table-cell table:formula="of:=[.$AD15]+(6 * ([.$B15]-[.$AD15])/7)" office:value-type="float" office:value="141.328571428571" calcext:value-type="float">
            <text:p>141</text:p>
          </table:table-cell>
          <table:table-cell table:number-columns-repeated="3"/>
          <table:table-cell table:formula="of:=[.$AD15]+(6 * ([.$B15]-[.$AD15])/7)" office:value-type="float" office:value="141.328571428571" calcext:value-type="float">
            <text:p>141</text:p>
          </table:table-cell>
          <table:table-cell table:number-columns-repeated="3"/>
          <table:table-cell table:formula="of:=[.$AD15]+(6 * ([.$B15]-[.$AD15])/7)" office:value-type="float" office:value="141.328571428571" calcext:value-type="float">
            <text:p>141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5]-(29*([.$B15]-[.$AD15])/28)" office:value-type="float" office:value="131.507142857143" calcext:value-type="float">
            <text:p>132</text:p>
          </table:table-cell>
          <table:table-cell office:value-type="string" calcext:value-type="string">
            <text:p>Venus</text:p>
          </table:table-cell>
          <table:table-cell table:style-name="ce10" table:formula="of:=[.B15]" office:value-type="float" office:value="142.9" calcext:value-type="float">
            <text:p>142.9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5]" office:value-type="float" office:value="131.507142857143" calcext:value-type="float">
            <text:p>131.5</text:p>
          </table:table-cell>
          <table:table-cell table:formula="of:=MOD((([.AG13]+[.AI13])/2)+90;360)" office:value-type="float" office:value="187.382142857143" calcext:value-type="float">
            <text:p>18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4" office:value-type="float" office:value="145.5" calcext:value-type="float">
            <text:p>146</text:p>
          </table:table-cell>
          <table:table-cell table:number-columns-repeated="3"/>
          <table:table-cell table:formula="of:=[.$AD16]+(6 * ([.$B16]-[.$AD16])/7)" office:value-type="float" office:value="144.9" calcext:value-type="float">
            <text:p>145</text:p>
          </table:table-cell>
          <table:table-cell table:number-columns-repeated="3"/>
          <table:table-cell table:formula="of:=[.$AD16]+(5 * ([.$B16]-[.$AD16])/7)" office:value-type="float" office:value="144.3" calcext:value-type="float">
            <text:p>144</text:p>
          </table:table-cell>
          <table:table-cell table:number-columns-repeated="3"/>
          <table:table-cell table:formula="of:=[.$AD16]+(4 * ([.$B16]-[.$AD16])/7)" office:value-type="float" office:value="143.7" calcext:value-type="float">
            <text:p>144</text:p>
          </table:table-cell>
          <table:table-cell table:number-columns-repeated="3"/>
          <table:table-cell table:formula="of:=[.$AD16]+(3 * ([.$B16]-[.$AD16])/7)" office:value-type="float" office:value="143.1" calcext:value-type="float">
            <text:p>143</text:p>
          </table:table-cell>
          <table:table-cell table:number-columns-repeated="3"/>
          <table:table-cell table:formula="of:=[.$AD16]+(2 * ([.$B16]-[.$AD16])/7)" office:value-type="float" office:value="142.5" calcext:value-type="float">
            <text:p>143</text:p>
          </table:table-cell>
          <table:table-cell table:number-columns-repeated="3"/>
          <table:table-cell table:formula="of:=[.$AD16]+(1*([.$B16]-[.$AD16])/7)" office:value-type="float" office:value="141.9" calcext:value-type="float">
            <text:p>142</text:p>
          </table:table-cell>
          <table:table-cell table:number-columns-repeated="3"/>
          <table:table-cell table:formula="of:=[.B7]" office:value-type="float" office:value="141.3" calcext:value-type="float">
            <text:p>141</text:p>
          </table:table-cell>
          <table:table-cell table:formula="of:=[.$B16]-(29*([.$B16]-[.$AD16])/28)" office:value-type="float" office:value="141.15" calcext:value-type="float">
            <text:p>141</text:p>
          </table:table-cell>
          <table:table-cell office:value-type="string" calcext:value-type="string">
            <text:p>Mars</text:p>
          </table:table-cell>
          <table:table-cell table:style-name="ce13" table:formula="of:=[.B16]" office:value-type="float" office:value="145.5" calcext:value-type="float">
            <text:p>145.5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6]" office:value-type="float" office:value="141.15" calcext:value-type="float">
            <text:p>141.2</text:p>
          </table:table-cell>
          <table:table-cell table:style-name="ce24" table:formula="of:=MOD((([.AG13]+[.AI13])/2)+135;360)" office:value-type="float" office:value="232.382142857143" calcext:value-type="float">
            <text:p>23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table:style-name="ce4" office:value-type="float" office:value="39.6" calcext:value-type="float">
            <text:p>40</text:p>
          </table:table-cell>
          <table:table-cell table:number-columns-repeated="3"/>
          <table:table-cell table:formula="of:=[.$AD17]+(6 * ([.$B17]-[.$AD17])/7)" office:value-type="float" office:value="39.4285714285714" calcext:value-type="float">
            <text:p>39</text:p>
          </table:table-cell>
          <table:table-cell table:number-columns-repeated="3"/>
          <table:table-cell table:formula="of:=[.$AD17]+(5 * ([.$B17]-[.$AD17])/7)" office:value-type="float" office:value="39.2571428571429" calcext:value-type="float">
            <text:p>39</text:p>
          </table:table-cell>
          <table:table-cell table:number-columns-repeated="3"/>
          <table:table-cell table:formula="of:=[.$AD17]+(4 * ([.$B17]-[.$AD17])/7)" office:value-type="float" office:value="39.0857142857143" calcext:value-type="float">
            <text:p>39</text:p>
          </table:table-cell>
          <table:table-cell table:number-columns-repeated="3"/>
          <table:table-cell table:formula="of:=[.$AD17]+(3 * ([.$B17]-[.$AD17])/7)" office:value-type="float" office:value="38.9142857142857" calcext:value-type="float">
            <text:p>39</text:p>
          </table:table-cell>
          <table:table-cell table:number-columns-repeated="3"/>
          <table:table-cell table:formula="of:=[.$AD17]+(2 * ([.$B17]-[.$AD17])/7)" office:value-type="float" office:value="38.7428571428571" calcext:value-type="float">
            <text:p>39</text:p>
          </table:table-cell>
          <table:table-cell table:number-columns-repeated="3"/>
          <table:table-cell table:formula="of:=[.$AD17]+(1*([.$B17]-[.$AD17])/7)" office:value-type="float" office:value="38.5714285714286" calcext:value-type="float">
            <text:p>39</text:p>
          </table:table-cell>
          <table:table-cell table:number-columns-repeated="3"/>
          <table:table-cell table:formula="of:=[.B8]" office:value-type="float" office:value="38.4" calcext:value-type="float">
            <text:p>38</text:p>
          </table:table-cell>
          <table:table-cell table:formula="of:=[.$B17]-(29*([.$B17]-[.$AD17])/28)" office:value-type="float" office:value="38.3571428571429" calcext:value-type="float">
            <text:p>38</text:p>
          </table:table-cell>
          <table:table-cell office:value-type="string" calcext:value-type="string">
            <text:p>Jupiter</text:p>
          </table:table-cell>
          <table:table-cell table:style-name="ce11" table:formula="of:=[.B17]" office:value-type="float" office:value="39.6" calcext:value-type="float">
            <text:p>39.6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7]" office:value-type="float" office:value="38.3571428571429" calcext:value-type="float">
            <text:p>38.4</text:p>
          </table:table-cell>
          <table:table-cell table:formula="of:=MOD((([.AG13]+[.AI13])/2)+180;360)" office:value-type="float" office:value="277.382142857143" calcext:value-type="float">
            <text:p>27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3"/>
          <table:table-cell table:formula="of:=[.$AD18]+(6 * ([.$B18]-[.$AD18])/7)" office:value-type="float" office:value="337.028571428571" calcext:value-type="float">
            <text:p>337</text:p>
          </table:table-cell>
          <table:table-cell table:number-columns-repeated="3"/>
          <table:table-cell table:formula="of:=[.$AD18]+(5 * ([.$B18]-[.$AD18])/7)" office:value-type="float" office:value="337.057142857143" calcext:value-type="float">
            <text:p>337</text:p>
          </table:table-cell>
          <table:table-cell table:number-columns-repeated="3"/>
          <table:table-cell table:formula="of:=[.$AD18]+(4 * ([.$B18]-[.$AD18])/7)" office:value-type="float" office:value="337.085714285714" calcext:value-type="float">
            <text:p>337</text:p>
          </table:table-cell>
          <table:table-cell table:number-columns-repeated="3"/>
          <table:table-cell table:formula="of:=[.$AD18]+(3 * ([.$B18]-[.$AD18])/7)" office:value-type="float" office:value="337.114285714286" calcext:value-type="float">
            <text:p>337</text:p>
          </table:table-cell>
          <table:table-cell table:number-columns-repeated="3"/>
          <table:table-cell table:formula="of:=[.$AD18]+(2 * ([.$B18]-[.$AD18])/7)" office:value-type="float" office:value="337.142857142857" calcext:value-type="float">
            <text:p>337</text:p>
          </table:table-cell>
          <table:table-cell table:number-columns-repeated="3"/>
          <table:table-cell table:formula="of:=[.$AD18]+(1*([.$B18]-[.$AD18])/7)" office:value-type="float" office:value="337.171428571429" calcext:value-type="float">
            <text:p>337</text:p>
          </table:table-cell>
          <table:table-cell table:number-columns-repeated="3"/>
          <table:table-cell table:formula="of:=[.B9]" office:value-type="float" office:value="337.2" calcext:value-type="float">
            <text:p>337</text:p>
          </table:table-cell>
          <table:table-cell table:formula="of:=[.$B18]-(29*([.$B18]-[.$AD18])/28)" office:value-type="float" office:value="337.207142857143" calcext:value-type="float">
            <text:p>337</text:p>
          </table:table-cell>
          <table:table-cell office:value-type="string" calcext:value-type="string">
            <text:p>Saturn</text:p>
          </table:table-cell>
          <table:table-cell table:style-name="ce9" table:formula="of:=[.B18]" office:value-type="float" office:value="337" calcext:value-type="float">
            <text:p>337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8]" office:value-type="float" office:value="337.207142857143" calcext:value-type="float">
            <text:p>337.2</text:p>
          </table:table-cell>
          <table:table-cell table:style-name="ce24" table:formula="of:=MOD((([.AG13]+[.AI13])/2)+225;360)" office:value-type="float" office:value="322.382142857143" calcext:value-type="float">
            <text:p>322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3]+[.AI13])/2)+270;360)" office:value-type="float" office:value="7.38214285714287" calcext:value-type="float">
            <text:p>7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20]+1" office:value-type="float" office:value="10" calcext:value-type="float">
            <text:p>10</text:p>
          </table:table-cell>
          <table:table-cell table:style-name="ce30"/>
          <table:table-cell table:style-name="ce31"/>
          <table:table-cell table:style-name="ce30"/>
          <table:table-cell table:style-name="ce3" table:formula="of:=[.J20]+1" office:value-type="float" office:value="9" calcext:value-type="float">
            <text:p>9</text:p>
          </table:table-cell>
          <table:table-cell table:style-name="ce30"/>
          <table:table-cell table:style-name="ce31"/>
          <table:table-cell table:style-name="ce30"/>
          <table:table-cell table:style-name="ce3" table:formula="of:=[.N20]+1" office:value-type="float" office:value="8" calcext:value-type="float">
            <text:p>8</text:p>
          </table:table-cell>
          <table:table-cell table:style-name="ce30"/>
          <table:table-cell table:style-name="ce31"/>
          <table:table-cell table:style-name="ce30"/>
          <table:table-cell table:style-name="ce3" table:formula="of:=[.R20]+1" office:value-type="float" office:value="7" calcext:value-type="float">
            <text:p>7</text:p>
          </table:table-cell>
          <table:table-cell table:style-name="ce30"/>
          <table:table-cell table:style-name="ce31"/>
          <table:table-cell table:style-name="ce30"/>
          <table:table-cell table:style-name="ce3" table:formula="of:=[.V20]+1" office:value-type="float" office:value="6" calcext:value-type="float">
            <text:p>6</text:p>
          </table:table-cell>
          <table:table-cell table:style-name="ce30"/>
          <table:table-cell table:style-name="ce31"/>
          <table:table-cell table:style-name="ce30"/>
          <table:table-cell table:style-name="ce3" table:formula="of:=[.Z20]+1" office:value-type="float" office:value="5" calcext:value-type="float">
            <text:p>5</text:p>
          </table:table-cell>
          <table:table-cell table:style-name="ce30"/>
          <table:table-cell table:style-name="ce31"/>
          <table:table-cell table:style-name="ce30"/>
          <table:table-cell table:style-name="ce3" table:formula="of:=[.AD20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B11]" office:value-type="float" office:value="3" calcext:value-type="float">
            <text:p>3</text:p>
          </table:table-cell>
          <table:table-cell table:style-name="ce30"/>
          <table:table-cell table:number-columns-repeated="4"/>
          <table:table-cell table:style-name="ce24" table:formula="of:=MOD((([.AG13]+[.AI13])/2)+315;360)" office:value-type="float" office:value="52.3821428571429" calcext:value-type="float">
            <text:p>52</text:p>
          </table:table-cell>
          <table:table-cell/>
          <table:table-cell table:style-name="ce3" table:formula="of:=[.AP20]+1" office:value-type="float" office:value="10" calcext:value-type="float">
            <text:p>10</text:p>
          </table:table-cell>
          <table:table-cell table:style-name="ce30"/>
          <table:table-cell table:style-name="ce31"/>
          <table:table-cell table:style-name="ce30"/>
          <table:table-cell table:style-name="ce3" table:formula="of:=[.AT20]+1" office:value-type="float" office:value="9" calcext:value-type="float">
            <text:p>9</text:p>
          </table:table-cell>
          <table:table-cell table:style-name="ce30"/>
          <table:table-cell table:style-name="ce31"/>
          <table:table-cell table:style-name="ce30"/>
          <table:table-cell table:style-name="ce3" table:formula="of:=[.AX20]+1" office:value-type="float" office:value="8" calcext:value-type="float">
            <text:p>8</text:p>
          </table:table-cell>
          <table:table-cell table:style-name="ce30"/>
          <table:table-cell table:style-name="ce31"/>
          <table:table-cell table:style-name="ce30"/>
          <table:table-cell table:style-name="ce3" table:formula="of:=[.BB20]+1" office:value-type="float" office:value="7" calcext:value-type="float">
            <text:p>7</text:p>
          </table:table-cell>
          <table:table-cell table:style-name="ce30"/>
          <table:table-cell table:style-name="ce31"/>
          <table:table-cell table:style-name="ce30"/>
          <table:table-cell table:style-name="ce3" table:formula="of:=[.BF20]+1" office:value-type="float" office:value="6" calcext:value-type="float">
            <text:p>6</text:p>
          </table:table-cell>
          <table:table-cell table:style-name="ce30"/>
          <table:table-cell table:style-name="ce31"/>
          <table:table-cell table:style-name="ce30"/>
          <table:table-cell table:style-name="ce3" table:formula="of:=[.BJ20]+1" office:value-type="float" office:value="5" calcext:value-type="float">
            <text:p>5</text:p>
          </table:table-cell>
          <table:table-cell table:style-name="ce30"/>
          <table:table-cell table:style-name="ce31"/>
          <table:table-cell table:style-name="ce30"/>
          <table:table-cell table:style-name="ce3" table:formula="of:=[.BN20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AL11]" office:value-type="float" office:value="3" calcext:value-type="float">
            <text:p>3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table:style-name="ce4" office:value-type="float" office:value="16.4" calcext:value-type="float">
            <text:p>16</text:p>
          </table:table-cell>
          <table:table-cell table:formula="of:=MOD(720+([.$B21]-(1*MOD(720+[.$B21]-[.$AD21];360)/28)); 360)" office:value-type="float" office:value="12.7321428571429" calcext:value-type="float">
            <text:p>13</text:p>
          </table:table-cell>
          <table:table-cell table:formula="of:=MOD(720+([.$B21]-(2*MOD(720+[.$B21]-[.$AD21];360)/28)); 360)" office:value-type="float" office:value="9.06428571428569" calcext:value-type="float">
            <text:p>9</text:p>
          </table:table-cell>
          <table:table-cell table:formula="of:=MOD(720+([.$B21]-(3*MOD(720+[.$B21]-[.$AD21];360)/28)); 360)" office:value-type="float" office:value="5.3964285714286" calcext:value-type="float">
            <text:p>5</text:p>
          </table:table-cell>
          <table:table-cell table:formula="of:=MOD(720+([.$B21]-(4*MOD(720+[.$B21]-[.$AD21];360)/28)); 360)" office:value-type="float" office:value="1.7285714285714" calcext:value-type="float">
            <text:p>2</text:p>
          </table:table-cell>
          <table:table-cell table:formula="of:=MOD(720+([.$B21]-(5*MOD(720+[.$B21]-[.$AD21];360)/28)); 360)" office:value-type="float" office:value="358.060714285714" calcext:value-type="float">
            <text:p>358</text:p>
          </table:table-cell>
          <table:table-cell table:formula="of:=MOD(720+([.$B21]-(6*MOD(720+[.$B21]-[.$AD21];360)/28)); 360)" office:value-type="float" office:value="354.392857142857" calcext:value-type="float">
            <text:p>354</text:p>
          </table:table-cell>
          <table:table-cell table:formula="of:=MOD(720+([.$B21]-(7*MOD(720+[.$B21]-[.$AD21];360)/28)); 360)" office:value-type="float" office:value="350.725" calcext:value-type="float">
            <text:p>351</text:p>
          </table:table-cell>
          <table:table-cell table:formula="of:=MOD(720+([.$B21]-(8*MOD(720+[.$B21]-[.$AD21];360)/28)); 360)" office:value-type="float" office:value="347.057142857143" calcext:value-type="float">
            <text:p>347</text:p>
          </table:table-cell>
          <table:table-cell table:formula="of:=MOD(720+([.$B21]-(9*MOD(720+[.$B21]-[.$AD21];360)/28)); 360)" office:value-type="float" office:value="343.389285714286" calcext:value-type="float">
            <text:p>343</text:p>
          </table:table-cell>
          <table:table-cell table:formula="of:=MOD(720+([.$B21]-(10*MOD(720+[.$B21]-[.$AD21];360)/28)); 360)" office:value-type="float" office:value="339.721428571429" calcext:value-type="float">
            <text:p>340</text:p>
          </table:table-cell>
          <table:table-cell table:formula="of:=MOD(720+([.$B21]-(11*MOD(720+[.$B21]-[.$AD21];360)/28)); 360)" office:value-type="float" office:value="336.053571428571" calcext:value-type="float">
            <text:p>336</text:p>
          </table:table-cell>
          <table:table-cell table:formula="of:=MOD(720+([.$B21]-(12*MOD(720+[.$B21]-[.$AD21];360)/28)); 360)" office:value-type="float" office:value="332.385714285714" calcext:value-type="float">
            <text:p>332</text:p>
          </table:table-cell>
          <table:table-cell table:formula="of:=MOD(720+([.$B21]-(13*MOD(720+[.$B21]-[.$AD21];360)/28)); 360)" office:value-type="float" office:value="328.717857142857" calcext:value-type="float">
            <text:p>329</text:p>
          </table:table-cell>
          <table:table-cell table:formula="of:=MOD(720+([.$B21]-(14*MOD(720+[.$B21]-[.$AD21];360)/28)); 360)" office:value-type="float" office:value="325.05" calcext:value-type="float">
            <text:p>325</text:p>
          </table:table-cell>
          <table:table-cell table:formula="of:=MOD(720+([.$B21]-(15*MOD(720+[.$B21]-[.$AD21];360)/28)); 360)" office:value-type="float" office:value="321.382142857143" calcext:value-type="float">
            <text:p>321</text:p>
          </table:table-cell>
          <table:table-cell table:formula="of:=MOD(720+([.$B21]-(16*MOD(720+[.$B21]-[.$AD21];360)/28)); 360)" office:value-type="float" office:value="317.714285714286" calcext:value-type="float">
            <text:p>318</text:p>
          </table:table-cell>
          <table:table-cell table:formula="of:=MOD(720+([.$B21]-(17*MOD(720+[.$B21]-[.$AD21];360)/28)); 360)" office:value-type="float" office:value="314.046428571429" calcext:value-type="float">
            <text:p>314</text:p>
          </table:table-cell>
          <table:table-cell table:formula="of:=MOD(720+([.$B21]-(18*MOD(720+[.$B21]-[.$AD21];360)/28)); 360)" office:value-type="float" office:value="310.378571428571" calcext:value-type="float">
            <text:p>310</text:p>
          </table:table-cell>
          <table:table-cell table:formula="of:=MOD(720+([.$B21]-(19*MOD(720+[.$B21]-[.$AD21];360)/28)); 360)" office:value-type="float" office:value="306.710714285714" calcext:value-type="float">
            <text:p>307</text:p>
          </table:table-cell>
          <table:table-cell table:formula="of:=MOD(720+([.$B21]-(20*MOD(720+[.$B21]-[.$AD21];360)/28)); 360)" office:value-type="float" office:value="303.042857142857" calcext:value-type="float">
            <text:p>303</text:p>
          </table:table-cell>
          <table:table-cell table:formula="of:=MOD(720+([.$B21]-(21*MOD(720+[.$B21]-[.$AD21];360)/28)); 360)" office:value-type="float" office:value="299.375" calcext:value-type="float">
            <text:p>299</text:p>
          </table:table-cell>
          <table:table-cell table:formula="of:=MOD(720+([.$B21]-(22*MOD(720+[.$B21]-[.$AD21];360)/28)); 360)" office:value-type="float" office:value="295.707142857143" calcext:value-type="float">
            <text:p>296</text:p>
          </table:table-cell>
          <table:table-cell table:formula="of:=MOD(720+([.$B21]-(23*MOD(720+[.$B21]-[.$AD21];360)/28)); 360)" office:value-type="float" office:value="292.039285714286" calcext:value-type="float">
            <text:p>292</text:p>
          </table:table-cell>
          <table:table-cell table:formula="of:=MOD(720+([.$B21]-(24*MOD(720+[.$B21]-[.$AD21];360)/28)); 360)" office:value-type="float" office:value="288.371428571429" calcext:value-type="float">
            <text:p>288</text:p>
          </table:table-cell>
          <table:table-cell table:formula="of:=MOD(720+([.$B21]-(25*MOD(720+[.$B21]-[.$AD21];360)/28)); 360)" office:value-type="float" office:value="284.703571428571" calcext:value-type="float">
            <text:p>285</text:p>
          </table:table-cell>
          <table:table-cell table:formula="of:=MOD(720+([.$B21]-(26*MOD(720+[.$B21]-[.$AD21];360)/28)); 360)" office:value-type="float" office:value="281.035714285714" calcext:value-type="float">
            <text:p>281</text:p>
          </table:table-cell>
          <table:table-cell table:formula="of:=MOD(720+([.$B21]-(27*MOD(720+[.$B21]-[.$AD21];360)/28)); 360)" office:value-type="float" office:value="277.367857142857" calcext:value-type="float">
            <text:p>277</text:p>
          </table:table-cell>
          <table:table-cell table:formula="of:=[.$B12]" office:value-type="float" office:value="273.7" calcext:value-type="float">
            <text:p>274</text:p>
          </table:table-cell>
          <table:table-cell table:formula="of:=MOD(720+([.$B21]-(29*MOD(720+[.$B21]-[.$AD21];360)/28)); 360)" office:value-type="float" office:value="270.032142857143" calcext:value-type="float">
            <text:p>270</text:p>
          </table:table-cell>
          <table:table-cell office:value-type="string" calcext:value-type="string">
            <text:p>Moon</text:p>
          </table:table-cell>
          <table:table-cell table:style-name="ce3" table:formula="of:=[.B21]" office:value-type="float" office:value="16.4" calcext:value-type="float">
            <text:p>16.4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21]" office:value-type="float" office:value="270.032142857143" calcext:value-type="float">
            <text:p>270.0</text:p>
          </table:table-cell>
          <table:table-cell table:style-name="ce16" table:formula="of:=MOD(360+[.AG21]-[.AI21];360)" office:value-type="float" office:value="106.367857142857" calcext:value-type="float">
            <text:p>106.4</text:p>
          </table:table-cell>
          <table:table-cell/>
          <table:table-cell table:style-name="ce26" table:formula="of:=[.B21]" office:value-type="float" office:value="16.4" calcext:value-type="float">
            <text:p>16</text:p>
          </table:table-cell>
          <table:table-cell table:style-name="ce33" table:formula="of:=[.C21]" office:value-type="float" office:value="12.7321428571429" calcext:value-type="float">
            <text:p>13</text:p>
          </table:table-cell>
          <table:table-cell table:style-name="ce26" table:formula="of:=[.D21]" office:value-type="float" office:value="9.06428571428569" calcext:value-type="float">
            <text:p>9</text:p>
          </table:table-cell>
          <table:table-cell table:style-name="ce26" table:formula="of:=[.E21]" office:value-type="float" office:value="5.3964285714286" calcext:value-type="float">
            <text:p>5</text:p>
          </table:table-cell>
          <table:table-cell table:style-name="ce26" table:formula="of:=[.F21]" office:value-type="float" office:value="1.7285714285714" calcext:value-type="float">
            <text:p>2</text:p>
          </table:table-cell>
          <table:table-cell table:style-name="ce26" table:formula="of:=[.G21]" office:value-type="float" office:value="358.060714285714" calcext:value-type="float">
            <text:p>358</text:p>
          </table:table-cell>
          <table:table-cell table:style-name="ce26" table:formula="of:=[.H21]" office:value-type="float" office:value="354.392857142857" calcext:value-type="float">
            <text:p>354</text:p>
          </table:table-cell>
          <table:table-cell table:style-name="ce26" table:formula="of:=[.I21]" office:value-type="float" office:value="350.725" calcext:value-type="float">
            <text:p>351</text:p>
          </table:table-cell>
          <table:table-cell table:style-name="ce26" table:formula="of:=[.J21]" office:value-type="float" office:value="347.057142857143" calcext:value-type="float">
            <text:p>347</text:p>
          </table:table-cell>
          <table:table-cell table:style-name="ce26" table:formula="of:=[.K21]" office:value-type="float" office:value="343.389285714286" calcext:value-type="float">
            <text:p>343</text:p>
          </table:table-cell>
          <table:table-cell table:style-name="ce26" table:formula="of:=[.L21]" office:value-type="float" office:value="339.721428571429" calcext:value-type="float">
            <text:p>340</text:p>
          </table:table-cell>
          <table:table-cell table:style-name="ce26" table:formula="of:=[.M21]" office:value-type="float" office:value="336.053571428571" calcext:value-type="float">
            <text:p>336</text:p>
          </table:table-cell>
          <table:table-cell table:style-name="ce26" table:formula="of:=[.N21]" office:value-type="float" office:value="332.385714285714" calcext:value-type="float">
            <text:p>332</text:p>
          </table:table-cell>
          <table:table-cell table:style-name="ce26" table:formula="of:=[.O21]" office:value-type="float" office:value="328.717857142857" calcext:value-type="float">
            <text:p>329</text:p>
          </table:table-cell>
          <table:table-cell table:style-name="ce26" table:formula="of:=[.P21]" office:value-type="float" office:value="325.05" calcext:value-type="float">
            <text:p>325</text:p>
          </table:table-cell>
          <table:table-cell table:style-name="ce26" table:formula="of:=[.Q21]" office:value-type="float" office:value="321.382142857143" calcext:value-type="float">
            <text:p>321</text:p>
          </table:table-cell>
          <table:table-cell table:style-name="ce26" table:formula="of:=[.R21]" office:value-type="float" office:value="317.714285714286" calcext:value-type="float">
            <text:p>318</text:p>
          </table:table-cell>
          <table:table-cell table:style-name="ce26" table:formula="of:=[.S21]" office:value-type="float" office:value="314.046428571429" calcext:value-type="float">
            <text:p>314</text:p>
          </table:table-cell>
          <table:table-cell table:style-name="ce26" table:formula="of:=[.T21]" office:value-type="float" office:value="310.378571428571" calcext:value-type="float">
            <text:p>310</text:p>
          </table:table-cell>
          <table:table-cell table:style-name="ce26" table:formula="of:=[.U21]" office:value-type="float" office:value="306.710714285714" calcext:value-type="float">
            <text:p>307</text:p>
          </table:table-cell>
          <table:table-cell table:style-name="ce26" table:formula="of:=[.V21]" office:value-type="float" office:value="303.042857142857" calcext:value-type="float">
            <text:p>303</text:p>
          </table:table-cell>
          <table:table-cell table:style-name="ce26" table:formula="of:=[.W21]" office:value-type="float" office:value="299.375" calcext:value-type="float">
            <text:p>299</text:p>
          </table:table-cell>
          <table:table-cell table:style-name="ce26" table:formula="of:=[.X21]" office:value-type="float" office:value="295.707142857143" calcext:value-type="float">
            <text:p>296</text:p>
          </table:table-cell>
          <table:table-cell table:style-name="ce26" table:formula="of:=[.Y21]" office:value-type="float" office:value="292.039285714286" calcext:value-type="float">
            <text:p>292</text:p>
          </table:table-cell>
          <table:table-cell table:style-name="ce26" table:formula="of:=[.Z21]" office:value-type="float" office:value="288.371428571429" calcext:value-type="float">
            <text:p>288</text:p>
          </table:table-cell>
          <table:table-cell table:style-name="ce33" table:formula="of:=[.AA21]" office:value-type="float" office:value="284.703571428571" calcext:value-type="float">
            <text:p>285</text:p>
          </table:table-cell>
          <table:table-cell table:style-name="ce26" table:formula="of:=[.AB21]" office:value-type="float" office:value="281.035714285714" calcext:value-type="float">
            <text:p>281</text:p>
          </table:table-cell>
          <table:table-cell table:style-name="ce26" table:formula="of:=[.AC21]" office:value-type="float" office:value="277.367857142857" calcext:value-type="float">
            <text:p>277</text:p>
          </table:table-cell>
          <table:table-cell table:style-name="ce26" table:formula="of:=[.AD21]" office:value-type="float" office:value="273.7" calcext:value-type="float">
            <text:p>274</text:p>
          </table:table-cell>
          <table:table-cell table:style-name="ce26" table:formula="of:=[.AE21]" office:value-type="float" office:value="270.032142857143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table:style-name="ce4" office:value-type="float" office:value="107.5" calcext:value-type="float">
            <text:p>108</text:p>
          </table:table-cell>
          <table:table-cell table:formula="of:=MOD(720+([.$B22]-(1*MOD(720+[.$B22]-[.$AD22];360)/28)); 360)" office:value-type="float" office:value="107.260714285714" calcext:value-type="float">
            <text:p>107</text:p>
          </table:table-cell>
          <table:table-cell table:formula="of:=MOD(720+([.$B22]-(2*MOD(720+[.$B22]-[.$AD22];360)/28)); 360)" office:value-type="float" office:value="107.021428571429" calcext:value-type="float">
            <text:p>107</text:p>
          </table:table-cell>
          <table:table-cell table:formula="of:=MOD(720+([.$B22]-(3*MOD(720+[.$B22]-[.$AD22];360)/28)); 360)" office:value-type="float" office:value="106.782142857143" calcext:value-type="float">
            <text:p>107</text:p>
          </table:table-cell>
          <table:table-cell table:formula="of:=MOD(720+([.$B22]-(4*MOD(720+[.$B22]-[.$AD22];360)/28)); 360)" office:value-type="float" office:value="106.542857142857" calcext:value-type="float">
            <text:p>107</text:p>
          </table:table-cell>
          <table:table-cell table:formula="of:=MOD(720+([.$B22]-(5*MOD(720+[.$B22]-[.$AD22];360)/28)); 360)" office:value-type="float" office:value="106.303571428571" calcext:value-type="float">
            <text:p>106</text:p>
          </table:table-cell>
          <table:table-cell table:formula="of:=MOD(720+([.$B22]-(6*MOD(720+[.$B22]-[.$AD22];360)/28)); 360)" office:value-type="float" office:value="106.064285714286" calcext:value-type="float">
            <text:p>106</text:p>
          </table:table-cell>
          <table:table-cell table:formula="of:=MOD(720+([.$B22]-(7*MOD(720+[.$B22]-[.$AD22];360)/28)); 360)" office:value-type="float" office:value="105.825" calcext:value-type="float">
            <text:p>106</text:p>
          </table:table-cell>
          <table:table-cell table:formula="of:=MOD(720+([.$B22]-(8*MOD(720+[.$B22]-[.$AD22];360)/28)); 360)" office:value-type="float" office:value="105.585714285714" calcext:value-type="float">
            <text:p>106</text:p>
          </table:table-cell>
          <table:table-cell table:formula="of:=MOD(720+([.$B22]-(9*MOD(720+[.$B22]-[.$AD22];360)/28)); 360)" office:value-type="float" office:value="105.346428571429" calcext:value-type="float">
            <text:p>105</text:p>
          </table:table-cell>
          <table:table-cell table:formula="of:=MOD(720+([.$B22]-(10*MOD(720+[.$B22]-[.$AD22];360)/28)); 360)" office:value-type="float" office:value="105.107142857143" calcext:value-type="float">
            <text:p>105</text:p>
          </table:table-cell>
          <table:table-cell table:formula="of:=MOD(720+([.$B22]-(11*MOD(720+[.$B22]-[.$AD22];360)/28)); 360)" office:value-type="float" office:value="104.867857142857" calcext:value-type="float">
            <text:p>105</text:p>
          </table:table-cell>
          <table:table-cell table:formula="of:=MOD(720+([.$B22]-(12*MOD(720+[.$B22]-[.$AD22];360)/28)); 360)" office:value-type="float" office:value="104.628571428571" calcext:value-type="float">
            <text:p>105</text:p>
          </table:table-cell>
          <table:table-cell table:formula="of:=MOD(720+([.$B22]-(13*MOD(720+[.$B22]-[.$AD22];360)/28)); 360)" office:value-type="float" office:value="104.389285714286" calcext:value-type="float">
            <text:p>104</text:p>
          </table:table-cell>
          <table:table-cell table:formula="of:=MOD(720+([.$B22]-(14*MOD(720+[.$B22]-[.$AD22];360)/28)); 360)" office:value-type="float" office:value="104.15" calcext:value-type="float">
            <text:p>104</text:p>
          </table:table-cell>
          <table:table-cell table:formula="of:=MOD(720+([.$B22]-(15*MOD(720+[.$B22]-[.$AD22];360)/28)); 360)" office:value-type="float" office:value="103.910714285714" calcext:value-type="float">
            <text:p>104</text:p>
          </table:table-cell>
          <table:table-cell table:formula="of:=MOD(720+([.$B22]-(16*MOD(720+[.$B22]-[.$AD22];360)/28)); 360)" office:value-type="float" office:value="103.671428571429" calcext:value-type="float">
            <text:p>104</text:p>
          </table:table-cell>
          <table:table-cell table:formula="of:=MOD(720+([.$B22]-(17*MOD(720+[.$B22]-[.$AD22];360)/28)); 360)" office:value-type="float" office:value="103.432142857143" calcext:value-type="float">
            <text:p>103</text:p>
          </table:table-cell>
          <table:table-cell table:formula="of:=MOD(720+([.$B22]-(18*MOD(720+[.$B22]-[.$AD22];360)/28)); 360)" office:value-type="float" office:value="103.192857142857" calcext:value-type="float">
            <text:p>103</text:p>
          </table:table-cell>
          <table:table-cell table:formula="of:=MOD(720+([.$B22]-(19*MOD(720+[.$B22]-[.$AD22];360)/28)); 360)" office:value-type="float" office:value="102.953571428571" calcext:value-type="float">
            <text:p>103</text:p>
          </table:table-cell>
          <table:table-cell table:formula="of:=MOD(720+([.$B22]-(20*MOD(720+[.$B22]-[.$AD22];360)/28)); 360)" office:value-type="float" office:value="102.714285714286" calcext:value-type="float">
            <text:p>103</text:p>
          </table:table-cell>
          <table:table-cell table:formula="of:=MOD(720+([.$B22]-(21*MOD(720+[.$B22]-[.$AD22];360)/28)); 360)" office:value-type="float" office:value="102.475" calcext:value-type="float">
            <text:p>102</text:p>
          </table:table-cell>
          <table:table-cell table:formula="of:=MOD(720+([.$B22]-(22*MOD(720+[.$B22]-[.$AD22];360)/28)); 360)" office:value-type="float" office:value="102.235714285714" calcext:value-type="float">
            <text:p>102</text:p>
          </table:table-cell>
          <table:table-cell table:formula="of:=MOD(720+([.$B22]-(23*MOD(720+[.$B22]-[.$AD22];360)/28)); 360)" office:value-type="float" office:value="101.996428571429" calcext:value-type="float">
            <text:p>102</text:p>
          </table:table-cell>
          <table:table-cell table:formula="of:=MOD(720+([.$B22]-(24*MOD(720+[.$B22]-[.$AD22];360)/28)); 360)" office:value-type="float" office:value="101.757142857143" calcext:value-type="float">
            <text:p>102</text:p>
          </table:table-cell>
          <table:table-cell table:formula="of:=MOD(720+([.$B22]-(25*MOD(720+[.$B22]-[.$AD22];360)/28)); 360)" office:value-type="float" office:value="101.517857142857" calcext:value-type="float">
            <text:p>102</text:p>
          </table:table-cell>
          <table:table-cell table:formula="of:=MOD(720+([.$B22]-(26*MOD(720+[.$B22]-[.$AD22];360)/28)); 360)" office:value-type="float" office:value="101.278571428571" calcext:value-type="float">
            <text:p>101</text:p>
          </table:table-cell>
          <table:table-cell table:formula="of:=MOD(720+([.$B22]-(27*MOD(720+[.$B22]-[.$AD22];360)/28)); 360)" office:value-type="float" office:value="101.039285714286" calcext:value-type="float">
            <text:p>101</text:p>
          </table:table-cell>
          <table:table-cell table:formula="of:=[.B13]" office:value-type="float" office:value="100.8" calcext:value-type="float">
            <text:p>101</text:p>
          </table:table-cell>
          <table:table-cell table:formula="of:=[.$B22]-(29*([.$B22]-[.$AD22])/28)" office:value-type="float" office:value="100.560714285714" calcext:value-type="float">
            <text:p>101</text:p>
          </table:table-cell>
          <table:table-cell office:value-type="string" calcext:value-type="string">
            <text:p>Sun</text:p>
          </table:table-cell>
          <table:table-cell table:style-name="ce15" table:formula="of:=[.B22]" office:value-type="float" office:value="107.5" calcext:value-type="float">
            <text:p>107.5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22]" office:value-type="float" office:value="100.560714285714" calcext:value-type="float">
            <text:p>100.6</text:p>
          </table:table-cell>
          <table:table-cell table:formula="of:=MOD((([.AG22]+[.AI22])/2)+0;360)" office:value-type="float" office:value="104.030357142857" calcext:value-type="float">
            <text:p>104</text:p>
          </table:table-cell>
          <table:table-cell table:number-columns-repeated="11"/>
          <table:table-cell table:style-name="ce39" office:value-type="string" calcext:value-type="string" table:number-columns-spanned="2" table:number-rows-spanned="1">
            <text:p>Saturn</text:p>
          </table:table-cell>
          <table:covered-table-cell table:style-name="ce39" office:value-type="string" calcext:value-type="string">
            <text:p>Saturn</text:p>
          </table:covered-table-cell>
          <table:table-cell table:number-columns-repeated="21"/>
        </table:table-row>
        <table:table-row table:style-name="ro1">
          <table:table-cell office:value-type="string" calcext:value-type="string">
            <text:p>Mercury</text:p>
          </table:table-cell>
          <table:table-cell table:style-name="ce4" office:value-type="float" office:value="117.6" calcext:value-type="float">
            <text:p>118</text:p>
          </table:table-cell>
          <table:table-cell table:formula="of:=IF(MIN(ABS(MOD([.C21];90)-MOD([.C22];90));ABS(MOD([.C22];90)-MOD([.C21];90))) &lt; 10; MIN(ABS(MOD([.C21];90)-MOD([.C22];90));ABS(MOD([.C22];90)-MOD([.C21];90)));&quot;&quot;)" office:value-type="float" office:value="4.5285714285711" calcext:value-type="float">
            <text:p>5</text:p>
          </table:table-cell>
          <table:table-cell table:formula="of:=IF(MIN(ABS(MOD([.D21];90)-MOD([.D22];90));ABS(MOD([.D22];90)-MOD([.D21];90))) &lt; 10; MIN(ABS(MOD([.D21];90)-MOD([.D22];90));ABS(MOD([.D22];90)-MOD([.D21];90)));&quot;&quot;)" office:value-type="float" office:value="7.95714285714331" calcext:value-type="float">
            <text:p>8</text:p>
          </table:table-cell>
          <table:table-cell table:formula="of:=IF(MIN(ABS(MOD([.E21];90)-MOD([.E22];90));ABS(MOD([.E22];90)-MOD([.E21];90))) &lt; 10; MIN(ABS(MOD([.E21];90)-MOD([.E22];90));ABS(MOD([.E22];90)-MOD([.E21];90)));&quot;&quot;)">
            <text:p/>
          </table:table-cell>
          <table:table-cell table:formula="of:=IF(MIN(ABS(MOD([.F21];90)-MOD([.F22];90));ABS(MOD([.F22];90)-MOD([.F21];90))) &lt; 10; MIN(ABS(MOD([.F21];90)-MOD([.F22];90));ABS(MOD([.F22];90)-MOD([.F21];90)));&quot;&quot;)">
            <text:p/>
          </table:table-cell>
          <table:table-cell table:formula="of:=IF(MIN(ABS(MOD([.G21];90)-MOD([.G22];90));ABS(MOD([.G22];90)-MOD([.G21];90))) &lt; 10; MIN(ABS(MOD([.G21];90)-MOD([.G22];90));ABS(MOD([.G22];90)-MOD([.G21];90)));&quot;&quot;)">
            <text:p/>
          </table:table-cell>
          <table:table-cell table:formula="of:=IF(MIN(ABS(MOD([.H21];90)-MOD([.H22];90));ABS(MOD([.H22];90)-MOD([.H21];90))) &lt; 10; MIN(ABS(MOD([.H21];90)-MOD([.H22];90));ABS(MOD([.H22];90)-MOD([.H21];90)));&quot;&quot;)">
            <text:p/>
          </table:table-cell>
          <table:table-cell table:formula="of:=IF(MIN(ABS(MOD([.I21];90)-MOD([.I22];90));ABS(MOD([.I22];90)-MOD([.I21];90))) &lt; 10; MIN(ABS(MOD([.I21];90)-MOD([.I22];90));ABS(MOD([.I22];90)-MOD([.I21];90)));&quot;&quot;)">
            <text:p/>
          </table:table-cell>
          <table:table-cell table:formula="of:=IF(MIN(ABS(MOD([.J21];90)-MOD([.J22];90));ABS(MOD([.J22];90)-MOD([.J21];90))) &lt; 10; MIN(ABS(MOD([.J21];90)-MOD([.J22];90));ABS(MOD([.J22];90)-MOD([.J21];90)));&quot;&quot;)">
            <text:p/>
          </table:table-cell>
          <table:table-cell table:formula="of:=IF(MIN(ABS(MOD([.K21];90)-MOD([.K22];90));ABS(MOD([.K22];90)-MOD([.K21];90))) &lt; 10; MIN(ABS(MOD([.K21];90)-MOD([.K22];90));ABS(MOD([.K22];90)-MOD([.K21];90)));&quot;&quot;)">
            <text:p/>
          </table:table-cell>
          <table:table-cell table:formula="of:=IF(MIN(ABS(MOD([.L21];90)-MOD([.L22];90));ABS(MOD([.L22];90)-MOD([.L21];90))) &lt; 10; MIN(ABS(MOD([.L21];90)-MOD([.L22];90));ABS(MOD([.L22];90)-MOD([.L21];90)));&quot;&quot;)">
            <text:p/>
          </table:table-cell>
          <table:table-cell table:formula="of:=IF(MIN(ABS(MOD([.M21];90)-MOD([.M22];90));ABS(MOD([.M22];90)-MOD([.M21];90))) &lt; 10; MIN(ABS(MOD([.M21];90)-MOD([.M22];90));ABS(MOD([.M22];90)-MOD([.M21];90)));&quot;&quot;)">
            <text:p/>
          </table:table-cell>
          <table:table-cell table:formula="of:=IF(MIN(ABS(MOD([.N21];90)-MOD([.N22];90));ABS(MOD([.N22];90)-MOD([.N21];90))) &lt; 10; MIN(ABS(MOD([.N21];90)-MOD([.N22];90));ABS(MOD([.N22];90)-MOD([.N21];90)));&quot;&quot;)">
            <text:p/>
          </table:table-cell>
          <table:table-cell table:formula="of:=IF(MIN(ABS(MOD([.O21];90)-MOD([.O22];90));ABS(MOD([.O22];90)-MOD([.O21];90))) &lt; 10; MIN(ABS(MOD([.O21];90)-MOD([.O22];90));ABS(MOD([.O22];90)-MOD([.O21];90)));&quot;&quot;)">
            <text:p/>
          </table:table-cell>
          <table:table-cell table:formula="of:=IF(MIN(ABS(MOD([.P21];90)-MOD([.P22];90));ABS(MOD([.P22];90)-MOD([.P21];90))) &lt; 10; MIN(ABS(MOD([.P21];90)-MOD([.P22];90));ABS(MOD([.P22];90)-MOD([.P21];90)));&quot;&quot;)">
            <text:p/>
          </table:table-cell>
          <table:table-cell table:formula="of:=IF(MIN(ABS(MOD([.Q21];90)-MOD([.Q22];90));ABS(MOD([.Q22];90)-MOD([.Q21];90))) &lt; 10; MIN(ABS(MOD([.Q21];90)-MOD([.Q22];90));ABS(MOD([.Q22];90)-MOD([.Q21];90)));&quot;&quot;)">
            <text:p/>
          </table:table-cell>
          <table:table-cell table:formula="of:=IF(MIN(ABS(MOD([.R21];90)-MOD([.R22];90));ABS(MOD([.R22];90)-MOD([.R21];90))) &lt; 10; MIN(ABS(MOD([.R21];90)-MOD([.R22];90));ABS(MOD([.R22];90)-MOD([.R21];90)));&quot;&quot;)">
            <text:p/>
          </table:table-cell>
          <table:table-cell table:formula="of:=IF(MIN(ABS(MOD([.S21];90)-MOD([.S22];90));ABS(MOD([.S22];90)-MOD([.S21];90))) &lt; 10; MIN(ABS(MOD([.S21];90)-MOD([.S22];90));ABS(MOD([.S22];90)-MOD([.S21];90)));&quot;&quot;)">
            <text:p/>
          </table:table-cell>
          <table:table-cell table:formula="of:=IF(MIN(ABS(MOD([.T21];90)-MOD([.T22];90));ABS(MOD([.T22];90)-MOD([.T21];90))) &lt; 10; MIN(ABS(MOD([.T21];90)-MOD([.T22];90));ABS(MOD([.T22];90)-MOD([.T21];90)));&quot;&quot;)">
            <text:p/>
          </table:table-cell>
          <table:table-cell table:formula="of:=IF(MIN(ABS(MOD([.U21];90)-MOD([.U22];90));ABS(MOD([.U22];90)-MOD([.U21];90))) &lt; 10; MIN(ABS(MOD([.U21];90)-MOD([.U22];90));ABS(MOD([.U22];90)-MOD([.U21];90)));&quot;&quot;)">
            <text:p/>
          </table:table-cell>
          <table:table-cell table:formula="of:=IF(MIN(ABS(MOD([.V21];90)-MOD([.V22];90));ABS(MOD([.V22];90)-MOD([.V21];90))) &lt; 10; MIN(ABS(MOD([.V21];90)-MOD([.V22];90));ABS(MOD([.V22];90)-MOD([.V21];90)));&quot;&quot;)">
            <text:p/>
          </table:table-cell>
          <table:table-cell table:formula="of:=IF(MIN(ABS(MOD([.W21];90)-MOD([.W22];90));ABS(MOD([.W22];90)-MOD([.W21];90))) &lt; 10; MIN(ABS(MOD([.W21];90)-MOD([.W22];90));ABS(MOD([.W22];90)-MOD([.W21];90)));&quot;&quot;)">
            <text:p/>
          </table:table-cell>
          <table:table-cell table:formula="of:=IF(MIN(ABS(MOD([.X21];90)-MOD([.X22];90));ABS(MOD([.X22];90)-MOD([.X21];90))) &lt; 10; MIN(ABS(MOD([.X21];90)-MOD([.X22];90));ABS(MOD([.X22];90)-MOD([.X21];90)));&quot;&quot;)">
            <text:p/>
          </table:table-cell>
          <table:table-cell table:formula="of:=IF(MIN(ABS(MOD([.Y21];90)-MOD([.Y22];90));ABS(MOD([.Y22];90)-MOD([.Y21];90))) &lt; 10; MIN(ABS(MOD([.Y21];90)-MOD([.Y22];90));ABS(MOD([.Y22];90)-MOD([.Y21];90)));&quot;&quot;)">
            <text:p/>
          </table:table-cell>
          <table:table-cell table:formula="of:=IF(MIN(ABS(MOD([.Z21];90)-MOD([.Z22];90));ABS(MOD([.Z22];90)-MOD([.Z21];90))) &lt; 10; MIN(ABS(MOD([.Z21];90)-MOD([.Z22];90));ABS(MOD([.Z22];90)-MOD([.Z21];90)));&quot;&quot;)" office:value-type="float" office:value="6.61428571428603" calcext:value-type="float">
            <text:p>7</text:p>
          </table:table-cell>
          <table:table-cell table:formula="of:=IF(MIN(ABS(MOD([.AA21];90)-MOD([.AA22];90));ABS(MOD([.AA22];90)-MOD([.AA21];90))) &lt; 10; MIN(ABS(MOD([.AA21];90)-MOD([.AA22];90));ABS(MOD([.AA22];90)-MOD([.AA21];90)));&quot;&quot;)" office:value-type="float" office:value="3.18571428571403" calcext:value-type="float">
            <text:p>3</text:p>
          </table:table-cell>
          <table:table-cell table:formula="of:=IF(MIN(ABS(MOD([.AB21];90)-MOD([.AB22];90));ABS(MOD([.AB22];90)-MOD([.AB21];90))) &lt; 10; MIN(ABS(MOD([.AB21];90)-MOD([.AB22];90));ABS(MOD([.AB22];90)-MOD([.AB21];90)));&quot;&quot;)" office:value-type="float" office:value="0.242857142857005" calcext:value-type="float">
            <text:p>0</text:p>
          </table:table-cell>
          <table:table-cell table:formula="of:=IF(MIN(ABS(MOD([.AC21];90)-MOD([.AC22];90));ABS(MOD([.AC22];90)-MOD([.AC21];90))) &lt; 10; MIN(ABS(MOD([.AC21];90)-MOD([.AC22];90));ABS(MOD([.AC22];90)-MOD([.AC21];90)));&quot;&quot;)" office:value-type="float" office:value="3.67142857142898" calcext:value-type="float">
            <text:p>4</text:p>
          </table:table-cell>
          <table:table-cell office:value-type="float" office:value="73.4" calcext:value-type="float">
            <text:p>73</text:p>
          </table:table-cell>
          <table:table-cell table:formula="of:=[.$B23]-(29*([.$B23]-[.$AD23])/28)" office:value-type="float" office:value="71.8214285714286" calcext:value-type="float">
            <text:p>72</text:p>
          </table:table-cell>
          <table:table-cell office:value-type="string" calcext:value-type="string">
            <text:p>Mercury</text:p>
          </table:table-cell>
          <table:table-cell table:style-name="ce12" table:formula="of:=[.B23]" office:value-type="float" office:value="117.6" calcext:value-type="float">
            <text:p>117.6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23]" office:value-type="float" office:value="71.8214285714286" calcext:value-type="float">
            <text:p>71.8</text:p>
          </table:table-cell>
          <table:table-cell table:style-name="ce24" table:formula="of:=MOD((([.AG22]+[.AI22])/2)+45;360)" office:value-type="float" office:value="149.030357142857" calcext:value-type="float">
            <text:p>149</text:p>
          </table:table-cell>
          <table:table-cell/>
          <table:table-cell table:style-name="ce64" office:value-type="string" calcext:value-type="string" table:number-columns-spanned="5" table:number-rows-spanned="1">
            <text:p>Aries</text:p>
          </table:table-cell>
          <table:covered-table-cell table:number-columns-repeated="4" table:style-name="ce34"/>
          <table:table-cell table:style-name="ce65" office:value-type="string" calcext:value-type="string" table:number-columns-spanned="8" table:number-rows-spanned="1">
            <text:p>Pisces</text:p>
          </table:table-cell>
          <table:covered-table-cell table:number-columns-repeated="7" table:style-name="ce35"/>
          <table:table-cell table:style-name="ce66" office:value-type="string" calcext:value-type="string" table:number-columns-spanned="8" table:number-rows-spanned="1">
            <text:p>Aquarius</text:p>
          </table:table-cell>
          <table:covered-table-cell table:number-columns-repeated="7" table:style-name="ce36"/>
          <table:table-cell table:style-name="ce63" office:value-type="string" calcext:value-type="string" table:number-columns-spanned="9" table:number-rows-spanned="1">
            <text:p>Capricornus</text:p>
          </table:table-cell>
          <table:covered-table-cell table:number-columns-repeated="8" table:style-name="ce63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4" office:value-type="float" office:value="145.6" calcext:value-type="float">
            <text:p>146</text:p>
          </table:table-cell>
          <table:table-cell table:number-columns-repeated="3"/>
          <table:table-cell table:formula="of:=[.$AD24]+(6 * ([.$B24]-[.$AD24])/7)" office:value-type="float" office:value="143.642857142857" calcext:value-type="float">
            <text:p>144</text:p>
          </table:table-cell>
          <table:table-cell table:number-columns-repeated="3"/>
          <table:table-cell table:formula="of:=[.$AD24]+(6 * ([.$B24]-[.$AD24])/7)" office:value-type="float" office:value="143.642857142857" calcext:value-type="float">
            <text:p>144</text:p>
          </table:table-cell>
          <table:table-cell table:number-columns-repeated="3"/>
          <table:table-cell table:formula="of:=[.$AD24]+(6 * ([.$B24]-[.$AD24])/7)" office:value-type="float" office:value="143.642857142857" calcext:value-type="float">
            <text:p>144</text:p>
          </table:table-cell>
          <table:table-cell table:number-columns-repeated="3"/>
          <table:table-cell table:formula="of:=[.$AD24]+(6 * ([.$B24]-[.$AD24])/7)" office:value-type="float" office:value="143.642857142857" calcext:value-type="float">
            <text:p>144</text:p>
          </table:table-cell>
          <table:table-cell table:number-columns-repeated="3"/>
          <table:table-cell table:formula="of:=[.$AD24]+(6 * ([.$B24]-[.$AD24])/7)" office:value-type="float" office:value="143.642857142857" calcext:value-type="float">
            <text:p>144</text:p>
          </table:table-cell>
          <table:table-cell table:number-columns-repeated="3"/>
          <table:table-cell table:formula="of:=[.$AD24]+(6 * ([.$B24]-[.$AD24])/7)" office:value-type="float" office:value="143.642857142857" calcext:value-type="float">
            <text:p>144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24]-(29*([.$B24]-[.$AD24])/28)" office:value-type="float" office:value="131.410714285714" calcext:value-type="float">
            <text:p>131</text:p>
          </table:table-cell>
          <table:table-cell office:value-type="string" calcext:value-type="string">
            <text:p>Venus</text:p>
          </table:table-cell>
          <table:table-cell table:style-name="ce10" table:formula="of:=[.B24]" office:value-type="float" office:value="145.6" calcext:value-type="float">
            <text:p>145.6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24]" office:value-type="float" office:value="131.410714285714" calcext:value-type="float">
            <text:p>131.4</text:p>
          </table:table-cell>
          <table:table-cell table:formula="of:=MOD((([.AG22]+[.AI22])/2)+90;360)" office:value-type="float" office:value="194.030357142857" calcext:value-type="float">
            <text:p>19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4" office:value-type="float" office:value="149.7" calcext:value-type="float">
            <text:p>150</text:p>
          </table:table-cell>
          <table:table-cell table:number-columns-repeated="3"/>
          <table:table-cell table:formula="of:=[.$AD25]+(6 * ([.$B25]-[.$AD25])/7)" office:value-type="float" office:value="149.1" calcext:value-type="float">
            <text:p>149</text:p>
          </table:table-cell>
          <table:table-cell table:number-columns-repeated="3"/>
          <table:table-cell table:formula="of:=[.$AD25]+(5 * ([.$B25]-[.$AD25])/7)" office:value-type="float" office:value="148.5" calcext:value-type="float">
            <text:p>149</text:p>
          </table:table-cell>
          <table:table-cell table:number-columns-repeated="3"/>
          <table:table-cell table:formula="of:=[.$AD25]+(4 * ([.$B25]-[.$AD25])/7)" office:value-type="float" office:value="147.9" calcext:value-type="float">
            <text:p>148</text:p>
          </table:table-cell>
          <table:table-cell table:number-columns-repeated="3"/>
          <table:table-cell table:formula="of:=[.$AD25]+(3 * ([.$B25]-[.$AD25])/7)" office:value-type="float" office:value="147.3" calcext:value-type="float">
            <text:p>147</text:p>
          </table:table-cell>
          <table:table-cell table:number-columns-repeated="3"/>
          <table:table-cell table:formula="of:=[.$AD25]+(2 * ([.$B25]-[.$AD25])/7)" office:value-type="float" office:value="146.7" calcext:value-type="float">
            <text:p>147</text:p>
          </table:table-cell>
          <table:table-cell table:number-columns-repeated="3"/>
          <table:table-cell table:formula="of:=[.$AD25]+(1*([.$B25]-[.$AD25])/7)" office:value-type="float" office:value="146.1" calcext:value-type="float">
            <text:p>146</text:p>
          </table:table-cell>
          <table:table-cell table:number-columns-repeated="3"/>
          <table:table-cell table:formula="of:=[.B16]" office:value-type="float" office:value="145.5" calcext:value-type="float">
            <text:p>146</text:p>
          </table:table-cell>
          <table:table-cell table:formula="of:=[.$B25]-(29*([.$B25]-[.$AD25])/28)" office:value-type="float" office:value="145.35" calcext:value-type="float">
            <text:p>145</text:p>
          </table:table-cell>
          <table:table-cell office:value-type="string" calcext:value-type="string">
            <text:p>Mars</text:p>
          </table:table-cell>
          <table:table-cell table:style-name="ce13" table:formula="of:=[.B25]" office:value-type="float" office:value="149.7" calcext:value-type="float">
            <text:p>149.7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25]" office:value-type="float" office:value="145.35" calcext:value-type="float">
            <text:p>145.4</text:p>
          </table:table-cell>
          <table:table-cell table:style-name="ce24" table:formula="of:=MOD((([.AG22]+[.AI22])/2)+135;360)" office:value-type="float" office:value="239.030357142857" calcext:value-type="float">
            <text:p>23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table:style-name="ce4" office:value-type="float" office:value="40.8" calcext:value-type="float">
            <text:p>41</text:p>
          </table:table-cell>
          <table:table-cell table:number-columns-repeated="3"/>
          <table:table-cell table:formula="of:=[.$AD26]+(6 * ([.$B26]-[.$AD26])/7)" office:value-type="float" office:value="40.6285714285714" calcext:value-type="float">
            <text:p>41</text:p>
          </table:table-cell>
          <table:table-cell table:number-columns-repeated="3"/>
          <table:table-cell table:formula="of:=[.$AD26]+(5 * ([.$B26]-[.$AD26])/7)" office:value-type="float" office:value="40.4571428571429" calcext:value-type="float">
            <text:p>40</text:p>
          </table:table-cell>
          <table:table-cell table:number-columns-repeated="3"/>
          <table:table-cell table:formula="of:=[.$AD26]+(4 * ([.$B26]-[.$AD26])/7)" office:value-type="float" office:value="40.2857142857143" calcext:value-type="float">
            <text:p>40</text:p>
          </table:table-cell>
          <table:table-cell table:number-columns-repeated="3"/>
          <table:table-cell table:formula="of:=[.$AD26]+(3 * ([.$B26]-[.$AD26])/7)" office:value-type="float" office:value="40.1142857142857" calcext:value-type="float">
            <text:p>40</text:p>
          </table:table-cell>
          <table:table-cell table:number-columns-repeated="3"/>
          <table:table-cell table:formula="of:=[.$AD26]+(2 * ([.$B26]-[.$AD26])/7)" office:value-type="float" office:value="39.9428571428571" calcext:value-type="float">
            <text:p>40</text:p>
          </table:table-cell>
          <table:table-cell table:number-columns-repeated="3"/>
          <table:table-cell table:formula="of:=[.$AD26]+(1*([.$B26]-[.$AD26])/7)" office:value-type="float" office:value="39.7714285714286" calcext:value-type="float">
            <text:p>40</text:p>
          </table:table-cell>
          <table:table-cell table:number-columns-repeated="3"/>
          <table:table-cell table:formula="of:=[.B17]" office:value-type="float" office:value="39.6" calcext:value-type="float">
            <text:p>40</text:p>
          </table:table-cell>
          <table:table-cell table:formula="of:=[.$B26]-(29*([.$B26]-[.$AD26])/28)" office:value-type="float" office:value="39.5571428571429" calcext:value-type="float">
            <text:p>40</text:p>
          </table:table-cell>
          <table:table-cell office:value-type="string" calcext:value-type="string">
            <text:p>Jupiter</text:p>
          </table:table-cell>
          <table:table-cell table:style-name="ce11" table:formula="of:=[.B26]" office:value-type="float" office:value="40.8" calcext:value-type="float">
            <text:p>40.8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26]" office:value-type="float" office:value="39.5571428571429" calcext:value-type="float">
            <text:p>39.6</text:p>
          </table:table-cell>
          <table:table-cell table:formula="of:=MOD((([.AG22]+[.AI22])/2)+180;360)" office:value-type="float" office:value="284.030357142857" calcext:value-type="float">
            <text:p>28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table:style-name="ce4" office:value-type="float" office:value="336.8" calcext:value-type="float">
            <text:p>337</text:p>
          </table:table-cell>
          <table:table-cell table:number-columns-repeated="3"/>
          <table:table-cell table:formula="of:=[.$AD27]+(6 * ([.$B27]-[.$AD27])/7)" office:value-type="float" office:value="336.828571428571" calcext:value-type="float">
            <text:p>337</text:p>
          </table:table-cell>
          <table:table-cell table:number-columns-repeated="3"/>
          <table:table-cell table:formula="of:=[.$AD27]+(5 * ([.$B27]-[.$AD27])/7)" office:value-type="float" office:value="336.857142857143" calcext:value-type="float">
            <text:p>337</text:p>
          </table:table-cell>
          <table:table-cell table:number-columns-repeated="3"/>
          <table:table-cell table:formula="of:=[.$AD27]+(4 * ([.$B27]-[.$AD27])/7)" office:value-type="float" office:value="336.885714285714" calcext:value-type="float">
            <text:p>337</text:p>
          </table:table-cell>
          <table:table-cell table:number-columns-repeated="3"/>
          <table:table-cell table:formula="of:=[.$AD27]+(3 * ([.$B27]-[.$AD27])/7)" office:value-type="float" office:value="336.914285714286" calcext:value-type="float">
            <text:p>337</text:p>
          </table:table-cell>
          <table:table-cell table:number-columns-repeated="3"/>
          <table:table-cell table:formula="of:=[.$AD27]+(2 * ([.$B27]-[.$AD27])/7)" office:value-type="float" office:value="336.942857142857" calcext:value-type="float">
            <text:p>337</text:p>
          </table:table-cell>
          <table:table-cell table:number-columns-repeated="3"/>
          <table:table-cell table:formula="of:=[.$AD27]+(1*([.$B27]-[.$AD27])/7)" office:value-type="float" office:value="336.971428571429" calcext:value-type="float">
            <text:p>337</text:p>
          </table:table-cell>
          <table:table-cell table:number-columns-repeated="3"/>
          <table:table-cell table:formula="of:=[.B18]" office:value-type="float" office:value="337" calcext:value-type="float">
            <text:p>337</text:p>
          </table:table-cell>
          <table:table-cell table:formula="of:=[.$B27]-(29*([.$B27]-[.$AD27])/28)" office:value-type="float" office:value="337.007142857143" calcext:value-type="float">
            <text:p>337</text:p>
          </table:table-cell>
          <table:table-cell office:value-type="string" calcext:value-type="string">
            <text:p>Saturn</text:p>
          </table:table-cell>
          <table:table-cell table:style-name="ce9" table:formula="of:=[.B27]" office:value-type="float" office:value="336.8" calcext:value-type="float">
            <text:p>336.8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27]" office:value-type="float" office:value="337.007142857143" calcext:value-type="float">
            <text:p>337.0</text:p>
          </table:table-cell>
          <table:table-cell table:style-name="ce24" table:formula="of:=MOD((([.AG22]+[.AI22])/2)+225;360)" office:value-type="float" office:value="329.030357142857" calcext:value-type="float">
            <text:p>329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22]+[.AI22])/2)+270;360)" office:value-type="float" office:value="14.0303571428572" calcext:value-type="float">
            <text:p>14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29]+1" office:value-type="float" office:value="17" calcext:value-type="float">
            <text:p>17</text:p>
          </table:table-cell>
          <table:table-cell table:style-name="ce30"/>
          <table:table-cell table:style-name="ce31"/>
          <table:table-cell table:style-name="ce30"/>
          <table:table-cell table:style-name="ce3" table:formula="of:=[.J29]+1" office:value-type="float" office:value="16" calcext:value-type="float">
            <text:p>16</text:p>
          </table:table-cell>
          <table:table-cell table:style-name="ce30"/>
          <table:table-cell table:style-name="ce31"/>
          <table:table-cell table:style-name="ce30"/>
          <table:table-cell table:style-name="ce3" table:formula="of:=[.N29]+1" office:value-type="float" office:value="15" calcext:value-type="float">
            <text:p>15</text:p>
          </table:table-cell>
          <table:table-cell table:style-name="ce30"/>
          <table:table-cell table:style-name="ce31"/>
          <table:table-cell table:style-name="ce30"/>
          <table:table-cell table:style-name="ce3" table:formula="of:=[.R29]+1" office:value-type="float" office:value="14" calcext:value-type="float">
            <text:p>14</text:p>
          </table:table-cell>
          <table:table-cell table:style-name="ce30"/>
          <table:table-cell table:style-name="ce31"/>
          <table:table-cell table:style-name="ce30"/>
          <table:table-cell table:style-name="ce3" table:formula="of:=[.V29]+1" office:value-type="float" office:value="13" calcext:value-type="float">
            <text:p>13</text:p>
          </table:table-cell>
          <table:table-cell table:style-name="ce30"/>
          <table:table-cell table:style-name="ce31"/>
          <table:table-cell table:style-name="ce30"/>
          <table:table-cell table:style-name="ce3" table:formula="of:=[.Z29]+1" office:value-type="float" office:value="12" calcext:value-type="float">
            <text:p>12</text:p>
          </table:table-cell>
          <table:table-cell table:style-name="ce30"/>
          <table:table-cell table:style-name="ce31"/>
          <table:table-cell table:style-name="ce30"/>
          <table:table-cell table:style-name="ce3" table:formula="of:=[.AD29]+1" office:value-type="float" office:value="11" calcext:value-type="float">
            <text:p>11</text:p>
          </table:table-cell>
          <table:table-cell table:style-name="ce30"/>
          <table:table-cell table:style-name="ce31"/>
          <table:table-cell table:style-name="ce30"/>
          <table:table-cell table:style-name="ce3" table:formula="of:=[.B20]" office:value-type="float" office:value="10" calcext:value-type="float">
            <text:p>10</text:p>
          </table:table-cell>
          <table:table-cell table:style-name="ce30"/>
          <table:table-cell table:number-columns-repeated="4"/>
          <table:table-cell table:style-name="ce24" table:formula="of:=MOD((([.AG22]+[.AI22])/2)+315;360)" office:value-type="float" office:value="59.0303571428572" calcext:value-type="float">
            <text:p>59</text:p>
          </table:table-cell>
          <table:table-cell/>
          <table:table-cell table:style-name="ce3" table:formula="of:=[.AP29]+1" office:value-type="float" office:value="17" calcext:value-type="float">
            <text:p>17</text:p>
          </table:table-cell>
          <table:table-cell table:style-name="ce30"/>
          <table:table-cell table:style-name="ce31"/>
          <table:table-cell table:style-name="ce30"/>
          <table:table-cell table:style-name="ce3" table:formula="of:=[.AT29]+1" office:value-type="float" office:value="16" calcext:value-type="float">
            <text:p>16</text:p>
          </table:table-cell>
          <table:table-cell table:style-name="ce30"/>
          <table:table-cell table:style-name="ce31"/>
          <table:table-cell table:style-name="ce30"/>
          <table:table-cell table:style-name="ce3" table:formula="of:=[.AX29]+1" office:value-type="float" office:value="15" calcext:value-type="float">
            <text:p>15</text:p>
          </table:table-cell>
          <table:table-cell table:style-name="ce30"/>
          <table:table-cell table:style-name="ce31"/>
          <table:table-cell table:style-name="ce30"/>
          <table:table-cell table:style-name="ce3" table:formula="of:=[.BB29]+1" office:value-type="float" office:value="14" calcext:value-type="float">
            <text:p>14</text:p>
          </table:table-cell>
          <table:table-cell table:style-name="ce30"/>
          <table:table-cell table:style-name="ce31"/>
          <table:table-cell table:style-name="ce30"/>
          <table:table-cell table:style-name="ce3" table:formula="of:=[.BF29]+1" office:value-type="float" office:value="13" calcext:value-type="float">
            <text:p>13</text:p>
          </table:table-cell>
          <table:table-cell table:style-name="ce30"/>
          <table:table-cell table:style-name="ce31"/>
          <table:table-cell table:style-name="ce30"/>
          <table:table-cell table:style-name="ce3" table:formula="of:=[.BJ29]+1" office:value-type="float" office:value="12" calcext:value-type="float">
            <text:p>12</text:p>
          </table:table-cell>
          <table:table-cell table:style-name="ce30"/>
          <table:table-cell table:style-name="ce31"/>
          <table:table-cell table:style-name="ce30"/>
          <table:table-cell table:style-name="ce3" table:formula="of:=[.BN29]+1" office:value-type="float" office:value="11" calcext:value-type="float">
            <text:p>11</text:p>
          </table:table-cell>
          <table:table-cell table:style-name="ce30"/>
          <table:table-cell table:style-name="ce31"/>
          <table:table-cell table:style-name="ce30"/>
          <table:table-cell table:style-name="ce3" table:formula="of:=[.AL20]" office:value-type="float" office:value="10" calcext:value-type="float">
            <text:p>10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table:style-name="ce4" office:value-type="float" office:value="105.6" calcext:value-type="float">
            <text:p>106</text:p>
          </table:table-cell>
          <table:table-cell table:formula="of:=MOD(720+([.$B30]-(1*MOD(720+[.$B30]-[.$AD30];360)/28)); 360)" office:value-type="float" office:value="102.414285714286" calcext:value-type="float">
            <text:p>102</text:p>
          </table:table-cell>
          <table:table-cell table:formula="of:=MOD(720+([.$B30]-(2*MOD(720+[.$B30]-[.$AD30];360)/28)); 360)" office:value-type="float" office:value="99.2285714285714" calcext:value-type="float">
            <text:p>99</text:p>
          </table:table-cell>
          <table:table-cell table:formula="of:=MOD(720+([.$B30]-(3*MOD(720+[.$B30]-[.$AD30];360)/28)); 360)" office:value-type="float" office:value="96.0428571428571" calcext:value-type="float">
            <text:p>96</text:p>
          </table:table-cell>
          <table:table-cell table:formula="of:=MOD(720+([.$B30]-(4*MOD(720+[.$B30]-[.$AD30];360)/28)); 360)" office:value-type="float" office:value="92.8571428571429" calcext:value-type="float">
            <text:p>93</text:p>
          </table:table-cell>
          <table:table-cell table:formula="of:=MOD(720+([.$B30]-(5*MOD(720+[.$B30]-[.$AD30];360)/28)); 360)" office:value-type="float" office:value="89.6714285714286" calcext:value-type="float">
            <text:p>90</text:p>
          </table:table-cell>
          <table:table-cell table:formula="of:=MOD(720+([.$B30]-(6*MOD(720+[.$B30]-[.$AD30];360)/28)); 360)" office:value-type="float" office:value="86.4857142857143" calcext:value-type="float">
            <text:p>86</text:p>
          </table:table-cell>
          <table:table-cell table:formula="of:=MOD(720+([.$B30]-(7*MOD(720+[.$B30]-[.$AD30];360)/28)); 360)" office:value-type="float" office:value="83.3" calcext:value-type="float">
            <text:p>83</text:p>
          </table:table-cell>
          <table:table-cell table:formula="of:=MOD(720+([.$B30]-(8*MOD(720+[.$B30]-[.$AD30];360)/28)); 360)" office:value-type="float" office:value="80.1142857142856" calcext:value-type="float">
            <text:p>80</text:p>
          </table:table-cell>
          <table:table-cell table:formula="of:=MOD(720+([.$B30]-(9*MOD(720+[.$B30]-[.$AD30];360)/28)); 360)" office:value-type="float" office:value="76.9285714285715" calcext:value-type="float">
            <text:p>77</text:p>
          </table:table-cell>
          <table:table-cell table:formula="of:=MOD(720+([.$B30]-(10*MOD(720+[.$B30]-[.$AD30];360)/28)); 360)" office:value-type="float" office:value="73.7428571428571" calcext:value-type="float">
            <text:p>74</text:p>
          </table:table-cell>
          <table:table-cell table:formula="of:=MOD(720+([.$B30]-(11*MOD(720+[.$B30]-[.$AD30];360)/28)); 360)" office:value-type="float" office:value="70.5571428571428" calcext:value-type="float">
            <text:p>71</text:p>
          </table:table-cell>
          <table:table-cell table:formula="of:=MOD(720+([.$B30]-(12*MOD(720+[.$B30]-[.$AD30];360)/28)); 360)" office:value-type="float" office:value="67.3714285714285" calcext:value-type="float">
            <text:p>67</text:p>
          </table:table-cell>
          <table:table-cell table:formula="of:=MOD(720+([.$B30]-(13*MOD(720+[.$B30]-[.$AD30];360)/28)); 360)" office:value-type="float" office:value="64.1857142857143" calcext:value-type="float">
            <text:p>64</text:p>
          </table:table-cell>
          <table:table-cell table:formula="of:=MOD(720+([.$B30]-(14*MOD(720+[.$B30]-[.$AD30];360)/28)); 360)" office:value-type="float" office:value="61" calcext:value-type="float">
            <text:p>61</text:p>
          </table:table-cell>
          <table:table-cell table:formula="of:=MOD(720+([.$B30]-(15*MOD(720+[.$B30]-[.$AD30];360)/28)); 360)" office:value-type="float" office:value="57.8142857142857" calcext:value-type="float">
            <text:p>58</text:p>
          </table:table-cell>
          <table:table-cell table:formula="of:=MOD(720+([.$B30]-(16*MOD(720+[.$B30]-[.$AD30];360)/28)); 360)" office:value-type="float" office:value="54.6285714285714" calcext:value-type="float">
            <text:p>55</text:p>
          </table:table-cell>
          <table:table-cell table:formula="of:=MOD(720+([.$B30]-(17*MOD(720+[.$B30]-[.$AD30];360)/28)); 360)" office:value-type="float" office:value="51.4428571428571" calcext:value-type="float">
            <text:p>51</text:p>
          </table:table-cell>
          <table:table-cell table:formula="of:=MOD(720+([.$B30]-(18*MOD(720+[.$B30]-[.$AD30];360)/28)); 360)" office:value-type="float" office:value="48.2571428571429" calcext:value-type="float">
            <text:p>48</text:p>
          </table:table-cell>
          <table:table-cell table:formula="of:=MOD(720+([.$B30]-(19*MOD(720+[.$B30]-[.$AD30];360)/28)); 360)" office:value-type="float" office:value="45.0714285714286" calcext:value-type="float">
            <text:p>45</text:p>
          </table:table-cell>
          <table:table-cell table:formula="of:=MOD(720+([.$B30]-(20*MOD(720+[.$B30]-[.$AD30];360)/28)); 360)" office:value-type="float" office:value="41.8857142857142" calcext:value-type="float">
            <text:p>42</text:p>
          </table:table-cell>
          <table:table-cell table:formula="of:=MOD(720+([.$B30]-(21*MOD(720+[.$B30]-[.$AD30];360)/28)); 360)" office:value-type="float" office:value="38.6999999999999" calcext:value-type="float">
            <text:p>39</text:p>
          </table:table-cell>
          <table:table-cell table:formula="of:=MOD(720+([.$B30]-(22*MOD(720+[.$B30]-[.$AD30];360)/28)); 360)" office:value-type="float" office:value="35.5142857142857" calcext:value-type="float">
            <text:p>36</text:p>
          </table:table-cell>
          <table:table-cell table:formula="of:=MOD(720+([.$B30]-(23*MOD(720+[.$B30]-[.$AD30];360)/28)); 360)" office:value-type="float" office:value="32.3285714285714" calcext:value-type="float">
            <text:p>32</text:p>
          </table:table-cell>
          <table:table-cell table:formula="of:=MOD(720+([.$B30]-(24*MOD(720+[.$B30]-[.$AD30];360)/28)); 360)" office:value-type="float" office:value="29.1428571428571" calcext:value-type="float">
            <text:p>29</text:p>
          </table:table-cell>
          <table:table-cell table:formula="of:=MOD(720+([.$B30]-(25*MOD(720+[.$B30]-[.$AD30];360)/28)); 360)" office:value-type="float" office:value="25.9571428571428" calcext:value-type="float">
            <text:p>26</text:p>
          </table:table-cell>
          <table:table-cell table:formula="of:=MOD(720+([.$B30]-(26*MOD(720+[.$B30]-[.$AD30];360)/28)); 360)" office:value-type="float" office:value="22.7714285714285" calcext:value-type="float">
            <text:p>23</text:p>
          </table:table-cell>
          <table:table-cell table:formula="of:=MOD(720+([.$B30]-(27*MOD(720+[.$B30]-[.$AD30];360)/28)); 360)" office:value-type="float" office:value="19.5857142857142" calcext:value-type="float">
            <text:p>20</text:p>
          </table:table-cell>
          <table:table-cell table:formula="of:=[.$B21]" office:value-type="float" office:value="16.4" calcext:value-type="float">
            <text:p>16</text:p>
          </table:table-cell>
          <table:table-cell table:formula="of:=MOD(720+([.$B30]-(29*MOD(720+[.$B30]-[.$AD30];360)/28)); 360)" office:value-type="float" office:value="13.2142857142857" calcext:value-type="float">
            <text:p>13</text:p>
          </table:table-cell>
          <table:table-cell office:value-type="string" calcext:value-type="string">
            <text:p>Moon</text:p>
          </table:table-cell>
          <table:table-cell table:style-name="ce3" table:formula="of:=[.B30]" office:value-type="float" office:value="105.6" calcext:value-type="float">
            <text:p>105.6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30]" office:value-type="float" office:value="13.2142857142857" calcext:value-type="float">
            <text:p>13.2</text:p>
          </table:table-cell>
          <table:table-cell table:style-name="ce16" table:formula="of:=MOD(360+[.AG30]-[.AI30];360)" office:value-type="float" office:value="92.3857142857144" calcext:value-type="float">
            <text:p>92.4</text:p>
          </table:table-cell>
          <table:table-cell/>
          <table:table-cell table:style-name="ce26" table:formula="of:=[.B30]" office:value-type="float" office:value="105.6" calcext:value-type="float">
            <text:p>106</text:p>
          </table:table-cell>
          <table:table-cell table:style-name="ce26" table:formula="of:=[.C30]" office:value-type="float" office:value="102.414285714286" calcext:value-type="float">
            <text:p>102</text:p>
          </table:table-cell>
          <table:table-cell table:style-name="ce26" table:formula="of:=[.D30]" office:value-type="float" office:value="99.2285714285714" calcext:value-type="float">
            <text:p>99</text:p>
          </table:table-cell>
          <table:table-cell table:style-name="ce26" table:formula="of:=[.E30]" office:value-type="float" office:value="96.0428571428571" calcext:value-type="float">
            <text:p>96</text:p>
          </table:table-cell>
          <table:table-cell table:style-name="ce26" table:formula="of:=[.F30]" office:value-type="float" office:value="92.8571428571429" calcext:value-type="float">
            <text:p>93</text:p>
          </table:table-cell>
          <table:table-cell table:style-name="ce26" table:formula="of:=[.G30]" office:value-type="float" office:value="89.6714285714286" calcext:value-type="float">
            <text:p>90</text:p>
          </table:table-cell>
          <table:table-cell table:style-name="ce26" table:formula="of:=[.H30]" office:value-type="float" office:value="86.4857142857143" calcext:value-type="float">
            <text:p>86</text:p>
          </table:table-cell>
          <table:table-cell table:style-name="ce26" table:formula="of:=[.I30]" office:value-type="float" office:value="83.3" calcext:value-type="float">
            <text:p>83</text:p>
          </table:table-cell>
          <table:table-cell table:style-name="ce26" table:formula="of:=[.J30]" office:value-type="float" office:value="80.1142857142856" calcext:value-type="float">
            <text:p>80</text:p>
          </table:table-cell>
          <table:table-cell table:style-name="ce26" table:formula="of:=[.K30]" office:value-type="float" office:value="76.9285714285715" calcext:value-type="float">
            <text:p>77</text:p>
          </table:table-cell>
          <table:table-cell table:style-name="ce26" table:formula="of:=[.L30]" office:value-type="float" office:value="73.7428571428571" calcext:value-type="float">
            <text:p>74</text:p>
          </table:table-cell>
          <table:table-cell table:style-name="ce26" table:formula="of:=[.M30]" office:value-type="float" office:value="70.5571428571428" calcext:value-type="float">
            <text:p>71</text:p>
          </table:table-cell>
          <table:table-cell table:style-name="ce26" table:formula="of:=[.N30]" office:value-type="float" office:value="67.3714285714285" calcext:value-type="float">
            <text:p>67</text:p>
          </table:table-cell>
          <table:table-cell table:style-name="ce26" table:formula="of:=[.O30]" office:value-type="float" office:value="64.1857142857143" calcext:value-type="float">
            <text:p>64</text:p>
          </table:table-cell>
          <table:table-cell table:style-name="ce26" table:formula="of:=[.P30]" office:value-type="float" office:value="61" calcext:value-type="float">
            <text:p>61</text:p>
          </table:table-cell>
          <table:table-cell table:style-name="ce26" table:formula="of:=[.Q30]" office:value-type="float" office:value="57.8142857142857" calcext:value-type="float">
            <text:p>58</text:p>
          </table:table-cell>
          <table:table-cell table:style-name="ce26" table:formula="of:=[.R30]" office:value-type="float" office:value="54.6285714285714" calcext:value-type="float">
            <text:p>55</text:p>
          </table:table-cell>
          <table:table-cell table:style-name="ce26" table:formula="of:=[.S30]" office:value-type="float" office:value="51.4428571428571" calcext:value-type="float">
            <text:p>51</text:p>
          </table:table-cell>
          <table:table-cell table:style-name="ce26" table:formula="of:=[.T30]" office:value-type="float" office:value="48.2571428571429" calcext:value-type="float">
            <text:p>48</text:p>
          </table:table-cell>
          <table:table-cell table:style-name="ce26" table:formula="of:=[.U30]" office:value-type="float" office:value="45.0714285714286" calcext:value-type="float">
            <text:p>45</text:p>
          </table:table-cell>
          <table:table-cell table:style-name="ce26" table:formula="of:=[.V30]" office:value-type="float" office:value="41.8857142857142" calcext:value-type="float">
            <text:p>42</text:p>
          </table:table-cell>
          <table:table-cell table:style-name="ce26" table:formula="of:=[.W30]" office:value-type="float" office:value="38.6999999999999" calcext:value-type="float">
            <text:p>39</text:p>
          </table:table-cell>
          <table:table-cell table:style-name="ce26" table:formula="of:=[.X30]" office:value-type="float" office:value="35.5142857142857" calcext:value-type="float">
            <text:p>36</text:p>
          </table:table-cell>
          <table:table-cell table:style-name="ce26" table:formula="of:=[.Y30]" office:value-type="float" office:value="32.3285714285714" calcext:value-type="float">
            <text:p>32</text:p>
          </table:table-cell>
          <table:table-cell table:style-name="ce26" table:formula="of:=[.Z30]" office:value-type="float" office:value="29.1428571428571" calcext:value-type="float">
            <text:p>29</text:p>
          </table:table-cell>
          <table:table-cell table:style-name="ce26" table:formula="of:=[.AA30]" office:value-type="float" office:value="25.9571428571428" calcext:value-type="float">
            <text:p>26</text:p>
          </table:table-cell>
          <table:table-cell table:style-name="ce26" table:formula="of:=[.AB30]" office:value-type="float" office:value="22.7714285714285" calcext:value-type="float">
            <text:p>23</text:p>
          </table:table-cell>
          <table:table-cell table:style-name="ce33" table:formula="of:=[.AC30]" office:value-type="float" office:value="19.5857142857142" calcext:value-type="float">
            <text:p>20</text:p>
          </table:table-cell>
          <table:table-cell table:style-name="ce26" table:formula="of:=[.AD30]" office:value-type="float" office:value="16.4" calcext:value-type="float">
            <text:p>16</text:p>
          </table:table-cell>
          <table:table-cell table:style-name="ce26" table:formula="of:=[.AE30]" office:value-type="float" office:value="13.2142857142857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table:style-name="ce4" office:value-type="float" office:value="114.2" calcext:value-type="float">
            <text:p>114</text:p>
          </table:table-cell>
          <table:table-cell table:formula="of:=MOD(720+([.$B31]-(1*MOD(720+[.$B31]-[.$AD31];360)/28)); 360)" office:value-type="float" office:value="113.960714285714" calcext:value-type="float">
            <text:p>114</text:p>
          </table:table-cell>
          <table:table-cell table:formula="of:=MOD(720+([.$B31]-(2*MOD(720+[.$B31]-[.$AD31];360)/28)); 360)" office:value-type="float" office:value="113.721428571429" calcext:value-type="float">
            <text:p>114</text:p>
          </table:table-cell>
          <table:table-cell table:formula="of:=MOD(720+([.$B31]-(3*MOD(720+[.$B31]-[.$AD31];360)/28)); 360)" office:value-type="float" office:value="113.482142857143" calcext:value-type="float">
            <text:p>113</text:p>
          </table:table-cell>
          <table:table-cell table:formula="of:=MOD(720+([.$B31]-(4*MOD(720+[.$B31]-[.$AD31];360)/28)); 360)" office:value-type="float" office:value="113.242857142857" calcext:value-type="float">
            <text:p>113</text:p>
          </table:table-cell>
          <table:table-cell table:formula="of:=MOD(720+([.$B31]-(5*MOD(720+[.$B31]-[.$AD31];360)/28)); 360)" office:value-type="float" office:value="113.003571428571" calcext:value-type="float">
            <text:p>113</text:p>
          </table:table-cell>
          <table:table-cell table:formula="of:=MOD(720+([.$B31]-(6*MOD(720+[.$B31]-[.$AD31];360)/28)); 360)" office:value-type="float" office:value="112.764285714286" calcext:value-type="float">
            <text:p>113</text:p>
          </table:table-cell>
          <table:table-cell table:formula="of:=MOD(720+([.$B31]-(7*MOD(720+[.$B31]-[.$AD31];360)/28)); 360)" office:value-type="float" office:value="112.525" calcext:value-type="float">
            <text:p>113</text:p>
          </table:table-cell>
          <table:table-cell table:formula="of:=MOD(720+([.$B31]-(8*MOD(720+[.$B31]-[.$AD31];360)/28)); 360)" office:value-type="float" office:value="112.285714285714" calcext:value-type="float">
            <text:p>112</text:p>
          </table:table-cell>
          <table:table-cell table:formula="of:=MOD(720+([.$B31]-(9*MOD(720+[.$B31]-[.$AD31];360)/28)); 360)" office:value-type="float" office:value="112.046428571429" calcext:value-type="float">
            <text:p>112</text:p>
          </table:table-cell>
          <table:table-cell table:formula="of:=MOD(720+([.$B31]-(10*MOD(720+[.$B31]-[.$AD31];360)/28)); 360)" office:value-type="float" office:value="111.807142857143" calcext:value-type="float">
            <text:p>112</text:p>
          </table:table-cell>
          <table:table-cell table:formula="of:=MOD(720+([.$B31]-(11*MOD(720+[.$B31]-[.$AD31];360)/28)); 360)" office:value-type="float" office:value="111.567857142857" calcext:value-type="float">
            <text:p>112</text:p>
          </table:table-cell>
          <table:table-cell table:formula="of:=MOD(720+([.$B31]-(12*MOD(720+[.$B31]-[.$AD31];360)/28)); 360)" office:value-type="float" office:value="111.328571428571" calcext:value-type="float">
            <text:p>111</text:p>
          </table:table-cell>
          <table:table-cell table:formula="of:=MOD(720+([.$B31]-(13*MOD(720+[.$B31]-[.$AD31];360)/28)); 360)" office:value-type="float" office:value="111.089285714286" calcext:value-type="float">
            <text:p>111</text:p>
          </table:table-cell>
          <table:table-cell table:formula="of:=MOD(720+([.$B31]-(14*MOD(720+[.$B31]-[.$AD31];360)/28)); 360)" office:value-type="float" office:value="110.85" calcext:value-type="float">
            <text:p>111</text:p>
          </table:table-cell>
          <table:table-cell table:formula="of:=MOD(720+([.$B31]-(15*MOD(720+[.$B31]-[.$AD31];360)/28)); 360)" office:value-type="float" office:value="110.610714285714" calcext:value-type="float">
            <text:p>111</text:p>
          </table:table-cell>
          <table:table-cell table:formula="of:=MOD(720+([.$B31]-(16*MOD(720+[.$B31]-[.$AD31];360)/28)); 360)" office:value-type="float" office:value="110.371428571429" calcext:value-type="float">
            <text:p>110</text:p>
          </table:table-cell>
          <table:table-cell table:formula="of:=MOD(720+([.$B31]-(17*MOD(720+[.$B31]-[.$AD31];360)/28)); 360)" office:value-type="float" office:value="110.132142857143" calcext:value-type="float">
            <text:p>110</text:p>
          </table:table-cell>
          <table:table-cell table:formula="of:=MOD(720+([.$B31]-(18*MOD(720+[.$B31]-[.$AD31];360)/28)); 360)" office:value-type="float" office:value="109.892857142857" calcext:value-type="float">
            <text:p>110</text:p>
          </table:table-cell>
          <table:table-cell table:formula="of:=MOD(720+([.$B31]-(19*MOD(720+[.$B31]-[.$AD31];360)/28)); 360)" office:value-type="float" office:value="109.653571428571" calcext:value-type="float">
            <text:p>110</text:p>
          </table:table-cell>
          <table:table-cell table:formula="of:=MOD(720+([.$B31]-(20*MOD(720+[.$B31]-[.$AD31];360)/28)); 360)" office:value-type="float" office:value="109.414285714286" calcext:value-type="float">
            <text:p>109</text:p>
          </table:table-cell>
          <table:table-cell table:formula="of:=MOD(720+([.$B31]-(21*MOD(720+[.$B31]-[.$AD31];360)/28)); 360)" office:value-type="float" office:value="109.175" calcext:value-type="float">
            <text:p>109</text:p>
          </table:table-cell>
          <table:table-cell table:formula="of:=MOD(720+([.$B31]-(22*MOD(720+[.$B31]-[.$AD31];360)/28)); 360)" office:value-type="float" office:value="108.935714285714" calcext:value-type="float">
            <text:p>109</text:p>
          </table:table-cell>
          <table:table-cell table:formula="of:=MOD(720+([.$B31]-(23*MOD(720+[.$B31]-[.$AD31];360)/28)); 360)" office:value-type="float" office:value="108.696428571429" calcext:value-type="float">
            <text:p>109</text:p>
          </table:table-cell>
          <table:table-cell table:formula="of:=MOD(720+([.$B31]-(24*MOD(720+[.$B31]-[.$AD31];360)/28)); 360)" office:value-type="float" office:value="108.457142857143" calcext:value-type="float">
            <text:p>108</text:p>
          </table:table-cell>
          <table:table-cell table:formula="of:=MOD(720+([.$B31]-(25*MOD(720+[.$B31]-[.$AD31];360)/28)); 360)" office:value-type="float" office:value="108.217857142857" calcext:value-type="float">
            <text:p>108</text:p>
          </table:table-cell>
          <table:table-cell table:formula="of:=MOD(720+([.$B31]-(26*MOD(720+[.$B31]-[.$AD31];360)/28)); 360)" office:value-type="float" office:value="107.978571428571" calcext:value-type="float">
            <text:p>108</text:p>
          </table:table-cell>
          <table:table-cell table:formula="of:=MOD(720+([.$B31]-(27*MOD(720+[.$B31]-[.$AD31];360)/28)); 360)" office:value-type="float" office:value="107.739285714286" calcext:value-type="float">
            <text:p>108</text:p>
          </table:table-cell>
          <table:table-cell table:formula="of:=[.B22]" office:value-type="float" office:value="107.5" calcext:value-type="float">
            <text:p>108</text:p>
          </table:table-cell>
          <table:table-cell table:formula="of:=[.$B31]-(29*([.$B31]-[.$AD31])/28)" office:value-type="float" office:value="107.260714285714" calcext:value-type="float">
            <text:p>107</text:p>
          </table:table-cell>
          <table:table-cell office:value-type="string" calcext:value-type="string">
            <text:p>Sun</text:p>
          </table:table-cell>
          <table:table-cell table:style-name="ce15" table:formula="of:=[.B31]" office:value-type="float" office:value="114.2" calcext:value-type="float">
            <text:p>114.2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31]" office:value-type="float" office:value="107.260714285714" calcext:value-type="float">
            <text:p>107.3</text:p>
          </table:table-cell>
          <table:table-cell table:formula="of:=MOD((([.AG31]+[.AI31])/2)+0;360)" office:value-type="float" office:value="110.730357142857" calcext:value-type="float">
            <text:p>111</text:p>
          </table:table-cell>
          <table:table-cell table:number-columns-repeated="21"/>
          <table:table-cell table:style-name="ce41" office:value-type="string" calcext:value-type="string" table:number-columns-spanned="2" table:number-rows-spanned="1">
            <text:p>Jupiter</text:p>
          </table:table-cell>
          <table:covered-table-cell table:style-name="ce41" office:value-type="string" calcext:value-type="string">
            <text:p>Jupiter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Mercury</text:p>
          </table:table-cell>
          <table:table-cell table:style-name="ce4" office:value-type="float" office:value="130.9" calcext:value-type="float">
            <text:p>131</text:p>
          </table:table-cell>
          <table:table-cell table:formula="of:=IF(MIN(ABS(MOD([.C30];90)-MOD([.C31];90));ABS(MOD([.C31];90)-MOD([.C30];90))) &lt; 10; MIN(ABS(MOD([.C30];90)-MOD([.C31];90));ABS(MOD([.C31];90)-MOD([.C30];90)));&quot;&quot;)">
            <text:p/>
          </table:table-cell>
          <table:table-cell table:formula="of:=IF(MIN(ABS(MOD([.D30];90)-MOD([.D31];90));ABS(MOD([.D31];90)-MOD([.D30];90))) &lt; 10; MIN(ABS(MOD([.D30];90)-MOD([.D31];90));ABS(MOD([.D31];90)-MOD([.D30];90)));&quot;&quot;)">
            <text:p/>
          </table:table-cell>
          <table:table-cell table:formula="of:=IF(MIN(ABS(MOD([.E30];90)-MOD([.E31];90));ABS(MOD([.E31];90)-MOD([.E30];90))) &lt; 10; MIN(ABS(MOD([.E30];90)-MOD([.E31];90));ABS(MOD([.E31];90)-MOD([.E30];90)));&quot;&quot;)">
            <text:p/>
          </table:table-cell>
          <table:table-cell table:formula="of:=IF(MIN(ABS(MOD([.F30];90)-MOD([.F31];90));ABS(MOD([.F31];90)-MOD([.F30];90))) &lt; 10; MIN(ABS(MOD([.F30];90)-MOD([.F31];90));ABS(MOD([.F31];90)-MOD([.F30];90)));&quot;&quot;)">
            <text:p/>
          </table:table-cell>
          <table:table-cell table:formula="of:=IF(MIN(ABS(MOD([.G30];90)-MOD([.G31];90));ABS(MOD([.G31];90)-MOD([.G30];90))) &lt; 10; MIN(ABS(MOD([.G30];90)-MOD([.G31];90));ABS(MOD([.G31];90)-MOD([.G30];90)));&quot;&quot;)">
            <text:p/>
          </table:table-cell>
          <table:table-cell table:formula="of:=IF(MIN(ABS(MOD([.H30];90)-MOD([.H31];90));ABS(MOD([.H31];90)-MOD([.H30];90))) &lt; 10; MIN(ABS(MOD([.H30];90)-MOD([.H31];90));ABS(MOD([.H31];90)-MOD([.H30];90)));&quot;&quot;)">
            <text:p/>
          </table:table-cell>
          <table:table-cell table:formula="of:=IF(MIN(ABS(MOD([.I30];90)-MOD([.I31];90));ABS(MOD([.I31];90)-MOD([.I30];90))) &lt; 10; MIN(ABS(MOD([.I30];90)-MOD([.I31];90));ABS(MOD([.I31];90)-MOD([.I30];90)));&quot;&quot;)">
            <text:p/>
          </table:table-cell>
          <table:table-cell table:formula="of:=IF(MIN(ABS(MOD([.J30];90)-MOD([.J31];90));ABS(MOD([.J31];90)-MOD([.J30];90))) &lt; 10; MIN(ABS(MOD([.J30];90)-MOD([.J31];90));ABS(MOD([.J31];90)-MOD([.J30];90)));&quot;&quot;)">
            <text:p/>
          </table:table-cell>
          <table:table-cell table:formula="of:=IF(MIN(ABS(MOD([.K30];90)-MOD([.K31];90));ABS(MOD([.K31];90)-MOD([.K30];90))) &lt; 10; MIN(ABS(MOD([.K30];90)-MOD([.K31];90));ABS(MOD([.K31];90)-MOD([.K30];90)));&quot;&quot;)">
            <text:p/>
          </table:table-cell>
          <table:table-cell table:formula="of:=IF(MIN(ABS(MOD([.L30];90)-MOD([.L31];90));ABS(MOD([.L31];90)-MOD([.L30];90))) &lt; 10; MIN(ABS(MOD([.L30];90)-MOD([.L31];90));ABS(MOD([.L31];90)-MOD([.L30];90)));&quot;&quot;)">
            <text:p/>
          </table:table-cell>
          <table:table-cell table:formula="of:=IF(MIN(ABS(MOD([.M30];90)-MOD([.M31];90));ABS(MOD([.M31];90)-MOD([.M30];90))) &lt; 10; MIN(ABS(MOD([.M30];90)-MOD([.M31];90));ABS(MOD([.M31];90)-MOD([.M30];90)));&quot;&quot;)">
            <text:p/>
          </table:table-cell>
          <table:table-cell table:formula="of:=IF(MIN(ABS(MOD([.N30];90)-MOD([.N31];90));ABS(MOD([.N31];90)-MOD([.N30];90))) &lt; 10; MIN(ABS(MOD([.N30];90)-MOD([.N31];90));ABS(MOD([.N31];90)-MOD([.N30];90)));&quot;&quot;)">
            <text:p/>
          </table:table-cell>
          <table:table-cell table:formula="of:=IF(MIN(ABS(MOD([.O30];90)-MOD([.O31];90));ABS(MOD([.O31];90)-MOD([.O30];90))) &lt; 10; MIN(ABS(MOD([.O30];90)-MOD([.O31];90));ABS(MOD([.O31];90)-MOD([.O30];90)));&quot;&quot;)">
            <text:p/>
          </table:table-cell>
          <table:table-cell table:formula="of:=IF(MIN(ABS(MOD([.P30];90)-MOD([.P31];90));ABS(MOD([.P31];90)-MOD([.P30];90))) &lt; 10; MIN(ABS(MOD([.P30];90)-MOD([.P31];90));ABS(MOD([.P31];90)-MOD([.P30];90)));&quot;&quot;)">
            <text:p/>
          </table:table-cell>
          <table:table-cell table:formula="of:=IF(MIN(ABS(MOD([.Q30];90)-MOD([.Q31];90));ABS(MOD([.Q31];90)-MOD([.Q30];90))) &lt; 10; MIN(ABS(MOD([.Q30];90)-MOD([.Q31];90));ABS(MOD([.Q31];90)-MOD([.Q30];90)));&quot;&quot;)">
            <text:p/>
          </table:table-cell>
          <table:table-cell table:formula="of:=IF(MIN(ABS(MOD([.R30];90)-MOD([.R31];90));ABS(MOD([.R31];90)-MOD([.R30];90))) &lt; 10; MIN(ABS(MOD([.R30];90)-MOD([.R31];90));ABS(MOD([.R31];90)-MOD([.R30];90)));&quot;&quot;)">
            <text:p/>
          </table:table-cell>
          <table:table-cell table:formula="of:=IF(MIN(ABS(MOD([.S30];90)-MOD([.S31];90));ABS(MOD([.S31];90)-MOD([.S30];90))) &lt; 10; MIN(ABS(MOD([.S30];90)-MOD([.S31];90));ABS(MOD([.S31];90)-MOD([.S30];90)));&quot;&quot;)">
            <text:p/>
          </table:table-cell>
          <table:table-cell table:formula="of:=IF(MIN(ABS(MOD([.T30];90)-MOD([.T31];90));ABS(MOD([.T31];90)-MOD([.T30];90))) &lt; 10; MIN(ABS(MOD([.T30];90)-MOD([.T31];90));ABS(MOD([.T31];90)-MOD([.T30];90)));&quot;&quot;)">
            <text:p/>
          </table:table-cell>
          <table:table-cell table:formula="of:=IF(MIN(ABS(MOD([.U30];90)-MOD([.U31];90));ABS(MOD([.U31];90)-MOD([.U30];90))) &lt; 10; MIN(ABS(MOD([.U30];90)-MOD([.U31];90));ABS(MOD([.U31];90)-MOD([.U30];90)));&quot;&quot;)">
            <text:p/>
          </table:table-cell>
          <table:table-cell table:formula="of:=IF(MIN(ABS(MOD([.V30];90)-MOD([.V31];90));ABS(MOD([.V31];90)-MOD([.V30];90))) &lt; 10; MIN(ABS(MOD([.V30];90)-MOD([.V31];90));ABS(MOD([.V31];90)-MOD([.V30];90)));&quot;&quot;)">
            <text:p/>
          </table:table-cell>
          <table:table-cell table:formula="of:=IF(MIN(ABS(MOD([.W30];90)-MOD([.W31];90));ABS(MOD([.W31];90)-MOD([.W30];90))) &lt; 10; MIN(ABS(MOD([.W30];90)-MOD([.W31];90));ABS(MOD([.W31];90)-MOD([.W30];90)));&quot;&quot;)">
            <text:p/>
          </table:table-cell>
          <table:table-cell table:formula="of:=IF(MIN(ABS(MOD([.X30];90)-MOD([.X31];90));ABS(MOD([.X31];90)-MOD([.X30];90))) &lt; 10; MIN(ABS(MOD([.X30];90)-MOD([.X31];90));ABS(MOD([.X31];90)-MOD([.X30];90)));&quot;&quot;)">
            <text:p/>
          </table:table-cell>
          <table:table-cell table:formula="of:=IF(MIN(ABS(MOD([.Y30];90)-MOD([.Y31];90));ABS(MOD([.Y31];90)-MOD([.Y30];90))) &lt; 10; MIN(ABS(MOD([.Y30];90)-MOD([.Y31];90));ABS(MOD([.Y31];90)-MOD([.Y30];90)));&quot;&quot;)">
            <text:p/>
          </table:table-cell>
          <table:table-cell table:formula="of:=IF(MIN(ABS(MOD([.Z30];90)-MOD([.Z31];90));ABS(MOD([.Z31];90)-MOD([.Z30];90))) &lt; 10; MIN(ABS(MOD([.Z30];90)-MOD([.Z31];90));ABS(MOD([.Z31];90)-MOD([.Z30];90)));&quot;&quot;)">
            <text:p/>
          </table:table-cell>
          <table:table-cell table:formula="of:=IF(MIN(ABS(MOD([.AA30];90)-MOD([.AA31];90));ABS(MOD([.AA31];90)-MOD([.AA30];90))) &lt; 10; MIN(ABS(MOD([.AA30];90)-MOD([.AA31];90));ABS(MOD([.AA31];90)-MOD([.AA30];90)));&quot;&quot;)" office:value-type="float" office:value="7.7392857142858" calcext:value-type="float">
            <text:p>8</text:p>
          </table:table-cell>
          <table:table-cell table:formula="of:=IF(MIN(ABS(MOD([.AB30];90)-MOD([.AB31];90));ABS(MOD([.AB31];90)-MOD([.AB30];90))) &lt; 10; MIN(ABS(MOD([.AB30];90)-MOD([.AB31];90));ABS(MOD([.AB31];90)-MOD([.AB30];90)));&quot;&quot;)" office:value-type="float" office:value="4.7928571428575" calcext:value-type="float">
            <text:p>5</text:p>
          </table:table-cell>
          <table:table-cell table:formula="of:=IF(MIN(ABS(MOD([.AC30];90)-MOD([.AC31];90));ABS(MOD([.AC31];90)-MOD([.AC30];90))) &lt; 10; MIN(ABS(MOD([.AC30];90)-MOD([.AC31];90));ABS(MOD([.AC31];90)-MOD([.AC30];90)));&quot;&quot;)" office:value-type="float" office:value="1.8464285714282" calcext:value-type="float">
            <text:p>2</text:p>
          </table:table-cell>
          <table:table-cell office:value-type="float" office:value="73.4" calcext:value-type="float">
            <text:p>73</text:p>
          </table:table-cell>
          <table:table-cell table:formula="of:=[.$B32]-(29*([.$B32]-[.$AD32])/28)" office:value-type="float" office:value="71.3464285714286" calcext:value-type="float">
            <text:p>71</text:p>
          </table:table-cell>
          <table:table-cell office:value-type="string" calcext:value-type="string">
            <text:p>Mercury</text:p>
          </table:table-cell>
          <table:table-cell table:style-name="ce12" table:formula="of:=[.B32]" office:value-type="float" office:value="130.9" calcext:value-type="float">
            <text:p>130.9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32]" office:value-type="float" office:value="71.3464285714286" calcext:value-type="float">
            <text:p>71.3</text:p>
          </table:table-cell>
          <table:table-cell table:style-name="ce24" table:formula="of:=MOD((([.AG31]+[.AI31])/2)+45;360)" office:value-type="float" office:value="155.730357142857" calcext:value-type="float">
            <text:p>156</text:p>
          </table:table-cell>
          <table:table-cell/>
          <table:table-cell table:style-name="ce65" office:value-type="string" calcext:value-type="string" table:number-columns-spanned="6" table:number-rows-spanned="1">
            <text:p>Cancer</text:p>
          </table:table-cell>
          <table:covered-table-cell table:number-columns-repeated="5" table:style-name="ce35"/>
          <table:table-cell table:style-name="ce66" office:value-type="string" calcext:value-type="string" table:number-columns-spanned="9" table:number-rows-spanned="1">
            <text:p>Gemini</text:p>
          </table:table-cell>
          <table:covered-table-cell table:number-columns-repeated="8" table:style-name="ce36"/>
          <table:table-cell table:style-name="ce63" office:value-type="string" calcext:value-type="string" table:number-columns-spanned="9" table:number-rows-spanned="1">
            <text:p>Taurus</text:p>
          </table:table-cell>
          <table:covered-table-cell table:number-columns-repeated="8" table:style-name="ce37"/>
          <table:table-cell table:style-name="ce64" office:value-type="string" calcext:value-type="string" table:number-columns-spanned="6" table:number-rows-spanned="1">
            <text:p>Aries</text:p>
          </table:table-cell>
          <table:covered-table-cell table:number-columns-repeated="2" table:style-name="ce34"/>
          <table:covered-table-cell table:number-columns-repeated="3" table:style-name="ce1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4" office:value-type="float" office:value="147.9" calcext:value-type="float">
            <text:p>148</text:p>
          </table:table-cell>
          <table:table-cell table:number-columns-repeated="3"/>
          <table:table-cell table:formula="of:=[.$AD33]+(6 * ([.$B33]-[.$AD33])/7)" office:value-type="float" office:value="145.614285714286" calcext:value-type="float">
            <text:p>146</text:p>
          </table:table-cell>
          <table:table-cell table:number-columns-repeated="3"/>
          <table:table-cell table:formula="of:=[.$AD33]+(6 * ([.$B33]-[.$AD33])/7)" office:value-type="float" office:value="145.614285714286" calcext:value-type="float">
            <text:p>146</text:p>
          </table:table-cell>
          <table:table-cell table:number-columns-repeated="3"/>
          <table:table-cell table:formula="of:=[.$AD33]+(6 * ([.$B33]-[.$AD33])/7)" office:value-type="float" office:value="145.614285714286" calcext:value-type="float">
            <text:p>146</text:p>
          </table:table-cell>
          <table:table-cell table:number-columns-repeated="3"/>
          <table:table-cell table:formula="of:=[.$AD33]+(6 * ([.$B33]-[.$AD33])/7)" office:value-type="float" office:value="145.614285714286" calcext:value-type="float">
            <text:p>146</text:p>
          </table:table-cell>
          <table:table-cell table:number-columns-repeated="3"/>
          <table:table-cell table:formula="of:=[.$AD33]+(6 * ([.$B33]-[.$AD33])/7)" office:value-type="float" office:value="145.614285714286" calcext:value-type="float">
            <text:p>146</text:p>
          </table:table-cell>
          <table:table-cell table:number-columns-repeated="3"/>
          <table:table-cell table:formula="of:=[.$AD33]+(6 * ([.$B33]-[.$AD33])/7)" office:value-type="float" office:value="145.614285714286" calcext:value-type="float">
            <text:p>146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33]-(29*([.$B33]-[.$AD33])/28)" office:value-type="float" office:value="131.328571428571" calcext:value-type="float">
            <text:p>131</text:p>
          </table:table-cell>
          <table:table-cell office:value-type="string" calcext:value-type="string">
            <text:p>Venus</text:p>
          </table:table-cell>
          <table:table-cell table:style-name="ce10" table:formula="of:=[.B33]" office:value-type="float" office:value="147.9" calcext:value-type="float">
            <text:p>147.9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33]" office:value-type="float" office:value="131.328571428571" calcext:value-type="float">
            <text:p>131.3</text:p>
          </table:table-cell>
          <table:table-cell table:formula="of:=MOD((([.AG31]+[.AI31])/2)+90;360)" office:value-type="float" office:value="200.730357142857" calcext:value-type="float">
            <text:p>20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4" office:value-type="float" office:value="154" calcext:value-type="float">
            <text:p>154</text:p>
          </table:table-cell>
          <table:table-cell table:number-columns-repeated="3"/>
          <table:table-cell table:formula="of:=[.$AD34]+(6 * ([.$B34]-[.$AD34])/7)" office:value-type="float" office:value="153.385714285714" calcext:value-type="float">
            <text:p>153</text:p>
          </table:table-cell>
          <table:table-cell table:number-columns-repeated="3"/>
          <table:table-cell table:formula="of:=[.$AD34]+(5 * ([.$B34]-[.$AD34])/7)" office:value-type="float" office:value="152.771428571429" calcext:value-type="float">
            <text:p>153</text:p>
          </table:table-cell>
          <table:table-cell table:number-columns-repeated="3"/>
          <table:table-cell table:formula="of:=[.$AD34]+(4 * ([.$B34]-[.$AD34])/7)" office:value-type="float" office:value="152.157142857143" calcext:value-type="float">
            <text:p>152</text:p>
          </table:table-cell>
          <table:table-cell table:number-columns-repeated="3"/>
          <table:table-cell table:formula="of:=[.$AD34]+(3 * ([.$B34]-[.$AD34])/7)" office:value-type="float" office:value="151.542857142857" calcext:value-type="float">
            <text:p>152</text:p>
          </table:table-cell>
          <table:table-cell table:number-columns-repeated="3"/>
          <table:table-cell table:formula="of:=[.$AD34]+(2 * ([.$B34]-[.$AD34])/7)" office:value-type="float" office:value="150.928571428571" calcext:value-type="float">
            <text:p>151</text:p>
          </table:table-cell>
          <table:table-cell table:number-columns-repeated="3"/>
          <table:table-cell table:formula="of:=[.$AD34]+(1*([.$B34]-[.$AD34])/7)" office:value-type="float" office:value="150.314285714286" calcext:value-type="float">
            <text:p>150</text:p>
          </table:table-cell>
          <table:table-cell table:number-columns-repeated="3"/>
          <table:table-cell table:formula="of:=[.B25]" office:value-type="float" office:value="149.7" calcext:value-type="float">
            <text:p>150</text:p>
          </table:table-cell>
          <table:table-cell table:formula="of:=[.$B34]-(29*([.$B34]-[.$AD34])/28)" office:value-type="float" office:value="149.546428571429" calcext:value-type="float">
            <text:p>150</text:p>
          </table:table-cell>
          <table:table-cell office:value-type="string" calcext:value-type="string">
            <text:p>Mars</text:p>
          </table:table-cell>
          <table:table-cell table:style-name="ce13" table:formula="of:=[.B34]" office:value-type="float" office:value="154" calcext:value-type="float">
            <text:p>154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34]" office:value-type="float" office:value="149.546428571429" calcext:value-type="float">
            <text:p>149.5</text:p>
          </table:table-cell>
          <table:table-cell table:style-name="ce24" table:formula="of:=MOD((([.AG31]+[.AI31])/2)+135;360)" office:value-type="float" office:value="245.730357142857" calcext:value-type="float">
            <text:p>2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table:style-name="ce4" office:value-type="float" office:value="41.8" calcext:value-type="float">
            <text:p>42</text:p>
          </table:table-cell>
          <table:table-cell table:number-columns-repeated="3"/>
          <table:table-cell table:formula="of:=[.$AD35]+(6 * ([.$B35]-[.$AD35])/7)" office:value-type="float" office:value="41.6571428571429" calcext:value-type="float">
            <text:p>42</text:p>
          </table:table-cell>
          <table:table-cell table:number-columns-repeated="3"/>
          <table:table-cell table:formula="of:=[.$AD35]+(5 * ([.$B35]-[.$AD35])/7)" office:value-type="float" office:value="41.5142857142857" calcext:value-type="float">
            <text:p>42</text:p>
          </table:table-cell>
          <table:table-cell table:number-columns-repeated="3"/>
          <table:table-cell table:formula="of:=[.$AD35]+(4 * ([.$B35]-[.$AD35])/7)" office:value-type="float" office:value="41.3714285714286" calcext:value-type="float">
            <text:p>41</text:p>
          </table:table-cell>
          <table:table-cell table:number-columns-repeated="3"/>
          <table:table-cell table:formula="of:=[.$AD35]+(3 * ([.$B35]-[.$AD35])/7)" office:value-type="float" office:value="41.2285714285714" calcext:value-type="float">
            <text:p>41</text:p>
          </table:table-cell>
          <table:table-cell table:number-columns-repeated="3"/>
          <table:table-cell table:formula="of:=[.$AD35]+(2 * ([.$B35]-[.$AD35])/7)" office:value-type="float" office:value="41.0857142857143" calcext:value-type="float">
            <text:p>41</text:p>
          </table:table-cell>
          <table:table-cell table:number-columns-repeated="3"/>
          <table:table-cell table:formula="of:=[.$AD35]+(1*([.$B35]-[.$AD35])/7)" office:value-type="float" office:value="40.9428571428571" calcext:value-type="float">
            <text:p>41</text:p>
          </table:table-cell>
          <table:table-cell table:number-columns-repeated="3"/>
          <table:table-cell table:formula="of:=[.B26]" office:value-type="float" office:value="40.8" calcext:value-type="float">
            <text:p>41</text:p>
          </table:table-cell>
          <table:table-cell table:formula="of:=[.$B35]-(29*([.$B35]-[.$AD35])/28)" office:value-type="float" office:value="40.7642857142857" calcext:value-type="float">
            <text:p>41</text:p>
          </table:table-cell>
          <table:table-cell office:value-type="string" calcext:value-type="string">
            <text:p>Jupiter</text:p>
          </table:table-cell>
          <table:table-cell table:style-name="ce11" table:formula="of:=[.B35]" office:value-type="float" office:value="41.8" calcext:value-type="float">
            <text:p>41.8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35]" office:value-type="float" office:value="40.7642857142857" calcext:value-type="float">
            <text:p>40.8</text:p>
          </table:table-cell>
          <table:table-cell table:formula="of:=MOD((([.AG31]+[.AI31])/2)+180;360)" office:value-type="float" office:value="290.730357142857" calcext:value-type="float">
            <text:p>29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table:style-name="ce4" office:value-type="float" office:value="336.5" calcext:value-type="float">
            <text:p>337</text:p>
          </table:table-cell>
          <table:table-cell table:number-columns-repeated="3"/>
          <table:table-cell table:formula="of:=[.$AD36]+(6 * ([.$B36]-[.$AD36])/7)" office:value-type="float" office:value="336.542857142857" calcext:value-type="float">
            <text:p>337</text:p>
          </table:table-cell>
          <table:table-cell table:number-columns-repeated="3"/>
          <table:table-cell table:formula="of:=[.$AD36]+(5 * ([.$B36]-[.$AD36])/7)" office:value-type="float" office:value="336.585714285714" calcext:value-type="float">
            <text:p>337</text:p>
          </table:table-cell>
          <table:table-cell table:number-columns-repeated="3"/>
          <table:table-cell table:formula="of:=[.$AD36]+(4 * ([.$B36]-[.$AD36])/7)" office:value-type="float" office:value="336.628571428571" calcext:value-type="float">
            <text:p>337</text:p>
          </table:table-cell>
          <table:table-cell table:number-columns-repeated="3"/>
          <table:table-cell table:formula="of:=[.$AD36]+(3 * ([.$B36]-[.$AD36])/7)" office:value-type="float" office:value="336.671428571429" calcext:value-type="float">
            <text:p>337</text:p>
          </table:table-cell>
          <table:table-cell table:number-columns-repeated="3"/>
          <table:table-cell table:formula="of:=[.$AD36]+(2 * ([.$B36]-[.$AD36])/7)" office:value-type="float" office:value="336.714285714286" calcext:value-type="float">
            <text:p>337</text:p>
          </table:table-cell>
          <table:table-cell table:number-columns-repeated="3"/>
          <table:table-cell table:formula="of:=[.$AD36]+(1*([.$B36]-[.$AD36])/7)" office:value-type="float" office:value="336.757142857143" calcext:value-type="float">
            <text:p>337</text:p>
          </table:table-cell>
          <table:table-cell table:number-columns-repeated="3"/>
          <table:table-cell table:formula="of:=[.B27]" office:value-type="float" office:value="336.8" calcext:value-type="float">
            <text:p>337</text:p>
          </table:table-cell>
          <table:table-cell table:formula="of:=[.$B36]-(29*([.$B36]-[.$AD36])/28)" office:value-type="float" office:value="336.810714285714" calcext:value-type="float">
            <text:p>337</text:p>
          </table:table-cell>
          <table:table-cell office:value-type="string" calcext:value-type="string">
            <text:p>Saturn</text:p>
          </table:table-cell>
          <table:table-cell table:style-name="ce9" table:formula="of:=[.B36]" office:value-type="float" office:value="336.5" calcext:value-type="float">
            <text:p>336.5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36]" office:value-type="float" office:value="336.810714285714" calcext:value-type="float">
            <text:p>336.8</text:p>
          </table:table-cell>
          <table:table-cell table:style-name="ce24" table:formula="of:=MOD((([.AG31]+[.AI31])/2)+225;360)" office:value-type="float" office:value="335.730357142857" calcext:value-type="float">
            <text:p>336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31]+[.AI31])/2)+270;360)" office:value-type="float" office:value="20.7303571428571" calcext:value-type="float">
            <text:p>21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38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J38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N38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R38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table:formula="of:=[.V38]+1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table:formula="of:=[.Z38]+1" office:value-type="float" office:value="19" calcext:value-type="float">
            <text:p>19</text:p>
          </table:table-cell>
          <table:table-cell table:style-name="ce30"/>
          <table:table-cell table:style-name="ce31"/>
          <table:table-cell table:style-name="ce30"/>
          <table:table-cell table:style-name="ce3" table:formula="of:=[.AD38]+1" office:value-type="float" office:value="18" calcext:value-type="float">
            <text:p>18</text:p>
          </table:table-cell>
          <table:table-cell table:style-name="ce30"/>
          <table:table-cell table:style-name="ce31"/>
          <table:table-cell table:style-name="ce30"/>
          <table:table-cell table:style-name="ce3" table:formula="of:=[.B29]" office:value-type="float" office:value="17" calcext:value-type="float">
            <text:p>17</text:p>
          </table:table-cell>
          <table:table-cell table:style-name="ce30"/>
          <table:table-cell table:number-columns-repeated="4"/>
          <table:table-cell table:style-name="ce24" table:formula="of:=MOD((([.AG31]+[.AI31])/2)+315;360)" office:value-type="float" office:value="65.7303571428571" calcext:value-type="float">
            <text:p>66</text:p>
          </table:table-cell>
          <table:table-cell/>
          <table:table-cell table:style-name="ce3" table:formula="of:=[.AP38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AT38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AX38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BB38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table:formula="of:=[.BF38]+1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table:formula="of:=[.BJ38]+1" office:value-type="float" office:value="19" calcext:value-type="float">
            <text:p>19</text:p>
          </table:table-cell>
          <table:table-cell table:style-name="ce30"/>
          <table:table-cell table:style-name="ce31"/>
          <table:table-cell table:style-name="ce30"/>
          <table:table-cell table:style-name="ce3" table:formula="of:=[.BN38]+1" office:value-type="float" office:value="18" calcext:value-type="float">
            <text:p>18</text:p>
          </table:table-cell>
          <table:table-cell table:style-name="ce30"/>
          <table:table-cell table:style-name="ce31"/>
          <table:table-cell table:style-name="ce30"/>
          <table:table-cell table:style-name="ce3" table:formula="of:=[.AL29]" office:value-type="float" office:value="17" calcext:value-type="float">
            <text:p>17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88.8" calcext:value-type="float">
            <text:p>188.8</text:p>
          </table:table-cell>
          <table:table-cell table:formula="of:=MOD(720+([.$B39]-(1*MOD(720+[.$B39]-[.$AD39];360)/28)); 360)" office:value-type="float" office:value="185.828571428571" calcext:value-type="float">
            <text:p>186</text:p>
          </table:table-cell>
          <table:table-cell table:formula="of:=MOD(720+([.$B39]-(2*MOD(720+[.$B39]-[.$AD39];360)/28)); 360)" office:value-type="float" office:value="182.857142857143" calcext:value-type="float">
            <text:p>183</text:p>
          </table:table-cell>
          <table:table-cell table:formula="of:=MOD(720+([.$B39]-(3*MOD(720+[.$B39]-[.$AD39];360)/28)); 360)" office:value-type="float" office:value="179.885714285714" calcext:value-type="float">
            <text:p>180</text:p>
          </table:table-cell>
          <table:table-cell table:formula="of:=MOD(720+([.$B39]-(4*MOD(720+[.$B39]-[.$AD39];360)/28)); 360)" office:value-type="float" office:value="176.914285714286" calcext:value-type="float">
            <text:p>177</text:p>
          </table:table-cell>
          <table:table-cell table:formula="of:=MOD(720+([.$B39]-(5*MOD(720+[.$B39]-[.$AD39];360)/28)); 360)" office:value-type="float" office:value="173.942857142857" calcext:value-type="float">
            <text:p>174</text:p>
          </table:table-cell>
          <table:table-cell table:formula="of:=MOD(720+([.$B39]-(6*MOD(720+[.$B39]-[.$AD39];360)/28)); 360)" office:value-type="float" office:value="170.971428571429" calcext:value-type="float">
            <text:p>171</text:p>
          </table:table-cell>
          <table:table-cell table:formula="of:=MOD(720+([.$B39]-(7*MOD(720+[.$B39]-[.$AD39];360)/28)); 360)" office:value-type="float" office:value="168" calcext:value-type="float">
            <text:p>168</text:p>
          </table:table-cell>
          <table:table-cell table:formula="of:=MOD(720+([.$B39]-(8*MOD(720+[.$B39]-[.$AD39];360)/28)); 360)" office:value-type="float" office:value="165.028571428571" calcext:value-type="float">
            <text:p>165</text:p>
          </table:table-cell>
          <table:table-cell table:formula="of:=MOD(720+([.$B39]-(9*MOD(720+[.$B39]-[.$AD39];360)/28)); 360)" office:value-type="float" office:value="162.057142857143" calcext:value-type="float">
            <text:p>162</text:p>
          </table:table-cell>
          <table:table-cell table:formula="of:=MOD(720+([.$B39]-(10*MOD(720+[.$B39]-[.$AD39];360)/28)); 360)" office:value-type="float" office:value="159.085714285714" calcext:value-type="float">
            <text:p>159</text:p>
          </table:table-cell>
          <table:table-cell table:formula="of:=MOD(720+([.$B39]-(11*MOD(720+[.$B39]-[.$AD39];360)/28)); 360)" office:value-type="float" office:value="156.114285714286" calcext:value-type="float">
            <text:p>156</text:p>
          </table:table-cell>
          <table:table-cell table:formula="of:=MOD(720+([.$B39]-(12*MOD(720+[.$B39]-[.$AD39];360)/28)); 360)" office:value-type="float" office:value="153.142857142857" calcext:value-type="float">
            <text:p>153</text:p>
          </table:table-cell>
          <table:table-cell table:formula="of:=MOD(720+([.$B39]-(13*MOD(720+[.$B39]-[.$AD39];360)/28)); 360)" office:value-type="float" office:value="150.171428571429" calcext:value-type="float">
            <text:p>150</text:p>
          </table:table-cell>
          <table:table-cell table:formula="of:=MOD(720+([.$B39]-(14*MOD(720+[.$B39]-[.$AD39];360)/28)); 360)" office:value-type="float" office:value="147.2" calcext:value-type="float">
            <text:p>147</text:p>
          </table:table-cell>
          <table:table-cell table:formula="of:=MOD(720+([.$B39]-(15*MOD(720+[.$B39]-[.$AD39];360)/28)); 360)" office:value-type="float" office:value="144.228571428572" calcext:value-type="float">
            <text:p>144</text:p>
          </table:table-cell>
          <table:table-cell table:formula="of:=MOD(720+([.$B39]-(16*MOD(720+[.$B39]-[.$AD39];360)/28)); 360)" office:value-type="float" office:value="141.257142857143" calcext:value-type="float">
            <text:p>141</text:p>
          </table:table-cell>
          <table:table-cell table:formula="of:=MOD(720+([.$B39]-(17*MOD(720+[.$B39]-[.$AD39];360)/28)); 360)" office:value-type="float" office:value="138.285714285714" calcext:value-type="float">
            <text:p>138</text:p>
          </table:table-cell>
          <table:table-cell table:formula="of:=MOD(720+([.$B39]-(18*MOD(720+[.$B39]-[.$AD39];360)/28)); 360)" office:value-type="float" office:value="135.314285714286" calcext:value-type="float">
            <text:p>135</text:p>
          </table:table-cell>
          <table:table-cell table:formula="of:=MOD(720+([.$B39]-(19*MOD(720+[.$B39]-[.$AD39];360)/28)); 360)" office:value-type="float" office:value="132.342857142857" calcext:value-type="float">
            <text:p>132</text:p>
          </table:table-cell>
          <table:table-cell table:formula="of:=MOD(720+([.$B39]-(20*MOD(720+[.$B39]-[.$AD39];360)/28)); 360)" office:value-type="float" office:value="129.371428571429" calcext:value-type="float">
            <text:p>129</text:p>
          </table:table-cell>
          <table:table-cell table:formula="of:=MOD(720+([.$B39]-(21*MOD(720+[.$B39]-[.$AD39];360)/28)); 360)" office:value-type="float" office:value="126.4" calcext:value-type="float">
            <text:p>126</text:p>
          </table:table-cell>
          <table:table-cell table:formula="of:=MOD(720+([.$B39]-(22*MOD(720+[.$B39]-[.$AD39];360)/28)); 360)" office:value-type="float" office:value="123.428571428571" calcext:value-type="float">
            <text:p>123</text:p>
          </table:table-cell>
          <table:table-cell table:formula="of:=MOD(720+([.$B39]-(23*MOD(720+[.$B39]-[.$AD39];360)/28)); 360)" office:value-type="float" office:value="120.457142857143" calcext:value-type="float">
            <text:p>120</text:p>
          </table:table-cell>
          <table:table-cell table:formula="of:=MOD(720+([.$B39]-(24*MOD(720+[.$B39]-[.$AD39];360)/28)); 360)" office:value-type="float" office:value="117.485714285714" calcext:value-type="float">
            <text:p>117</text:p>
          </table:table-cell>
          <table:table-cell table:formula="of:=MOD(720+([.$B39]-(25*MOD(720+[.$B39]-[.$AD39];360)/28)); 360)" office:value-type="float" office:value="114.514285714286" calcext:value-type="float">
            <text:p>115</text:p>
          </table:table-cell>
          <table:table-cell table:formula="of:=MOD(720+([.$B39]-(26*MOD(720+[.$B39]-[.$AD39];360)/28)); 360)" office:value-type="float" office:value="111.542857142857" calcext:value-type="float">
            <text:p>112</text:p>
          </table:table-cell>
          <table:table-cell table:formula="of:=MOD(720+([.$B39]-(27*MOD(720+[.$B39]-[.$AD39];360)/28)); 360)" office:value-type="float" office:value="108.571428571429" calcext:value-type="float">
            <text:p>109</text:p>
          </table:table-cell>
          <table:table-cell table:formula="of:=[.$B30]" office:value-type="float" office:value="105.6" calcext:value-type="float">
            <text:p>106</text:p>
          </table:table-cell>
          <table:table-cell table:formula="of:=MOD(720+([.$B39]-(29*MOD(720+[.$B39]-[.$AD39];360)/28)); 360)" office:value-type="float" office:value="102.628571428572" calcext:value-type="float">
            <text:p>103</text:p>
          </table:table-cell>
          <table:table-cell office:value-type="string" calcext:value-type="string">
            <text:p>Moon</text:p>
          </table:table-cell>
          <table:table-cell table:style-name="ce3" table:formula="of:=[.B39]" office:value-type="float" office:value="188.8" calcext:value-type="float">
            <text:p>188.8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39]" office:value-type="float" office:value="102.628571428572" calcext:value-type="float">
            <text:p>102.6</text:p>
          </table:table-cell>
          <table:table-cell table:style-name="ce16" table:formula="of:=MOD(360+[.AG39]-[.AI39];360)" office:value-type="float" office:value="86.1714285714285" calcext:value-type="float">
            <text:p>86.2</text:p>
          </table:table-cell>
          <table:table-cell/>
          <table:table-cell table:style-name="ce26" table:formula="of:=[.B39]" office:value-type="float" office:value="188.8" calcext:value-type="float">
            <text:p>189</text:p>
          </table:table-cell>
          <table:table-cell table:style-name="ce26" table:formula="of:=[.C39]" office:value-type="float" office:value="185.828571428571" calcext:value-type="float">
            <text:p>186</text:p>
          </table:table-cell>
          <table:table-cell table:style-name="ce26" table:formula="of:=[.D39]" office:value-type="float" office:value="182.857142857143" calcext:value-type="float">
            <text:p>183</text:p>
          </table:table-cell>
          <table:table-cell table:style-name="ce26" table:formula="of:=[.E39]" office:value-type="float" office:value="179.885714285714" calcext:value-type="float">
            <text:p>180</text:p>
          </table:table-cell>
          <table:table-cell table:style-name="ce26" table:formula="of:=[.F39]" office:value-type="float" office:value="176.914285714286" calcext:value-type="float">
            <text:p>177</text:p>
          </table:table-cell>
          <table:table-cell table:style-name="ce26" table:formula="of:=[.G39]" office:value-type="float" office:value="173.942857142857" calcext:value-type="float">
            <text:p>174</text:p>
          </table:table-cell>
          <table:table-cell table:style-name="ce26" table:formula="of:=[.H39]" office:value-type="float" office:value="170.971428571429" calcext:value-type="float">
            <text:p>171</text:p>
          </table:table-cell>
          <table:table-cell table:style-name="ce26" table:formula="of:=[.I39]" office:value-type="float" office:value="168" calcext:value-type="float">
            <text:p>168</text:p>
          </table:table-cell>
          <table:table-cell table:style-name="ce26" table:formula="of:=[.J39]" office:value-type="float" office:value="165.028571428571" calcext:value-type="float">
            <text:p>165</text:p>
          </table:table-cell>
          <table:table-cell table:style-name="ce26" table:formula="of:=[.K39]" office:value-type="float" office:value="162.057142857143" calcext:value-type="float">
            <text:p>162</text:p>
          </table:table-cell>
          <table:table-cell table:style-name="ce26" table:formula="of:=[.L39]" office:value-type="float" office:value="159.085714285714" calcext:value-type="float">
            <text:p>159</text:p>
          </table:table-cell>
          <table:table-cell table:style-name="ce26" table:formula="of:=[.M39]" office:value-type="float" office:value="156.114285714286" calcext:value-type="float">
            <text:p>156</text:p>
          </table:table-cell>
          <table:table-cell table:style-name="ce26" table:formula="of:=[.N39]" office:value-type="float" office:value="153.142857142857" calcext:value-type="float">
            <text:p>153</text:p>
          </table:table-cell>
          <table:table-cell table:style-name="ce26" table:formula="of:=[.O39]" office:value-type="float" office:value="150.171428571429" calcext:value-type="float">
            <text:p>150</text:p>
          </table:table-cell>
          <table:table-cell table:style-name="ce26" table:formula="of:=[.P39]" office:value-type="float" office:value="147.2" calcext:value-type="float">
            <text:p>147</text:p>
          </table:table-cell>
          <table:table-cell table:style-name="ce26" table:formula="of:=[.Q39]" office:value-type="float" office:value="144.228571428572" calcext:value-type="float">
            <text:p>144</text:p>
          </table:table-cell>
          <table:table-cell table:style-name="ce4" table:formula="of:=[.R39]" office:value-type="float" office:value="141.257142857143" calcext:value-type="float">
            <text:p>141</text:p>
          </table:table-cell>
          <table:table-cell table:style-name="ce4" table:formula="of:=[.S39]" office:value-type="float" office:value="138.285714285714" calcext:value-type="float">
            <text:p>138</text:p>
          </table:table-cell>
          <table:table-cell table:style-name="ce4" table:formula="of:=[.T39]" office:value-type="float" office:value="135.314285714286" calcext:value-type="float">
            <text:p>135</text:p>
          </table:table-cell>
          <table:table-cell table:style-name="ce4" table:formula="of:=[.U39]" office:value-type="float" office:value="132.342857142857" calcext:value-type="float">
            <text:p>132</text:p>
          </table:table-cell>
          <table:table-cell table:style-name="ce4" table:formula="of:=[.V39]" office:value-type="float" office:value="129.371428571429" calcext:value-type="float">
            <text:p>129</text:p>
          </table:table-cell>
          <table:table-cell table:style-name="ce26" table:formula="of:=[.W39]" office:value-type="float" office:value="126.4" calcext:value-type="float">
            <text:p>126</text:p>
          </table:table-cell>
          <table:table-cell table:style-name="ce26" table:formula="of:=[.X39]" office:value-type="float" office:value="123.428571428571" calcext:value-type="float">
            <text:p>123</text:p>
          </table:table-cell>
          <table:table-cell table:style-name="ce32" table:formula="of:=[.Y39]" office:value-type="float" office:value="120.457142857143" calcext:value-type="float">
            <text:p>120</text:p>
          </table:table-cell>
          <table:table-cell table:style-name="ce32" table:formula="of:=[.Z39]" office:value-type="float" office:value="117.485714285714" calcext:value-type="float">
            <text:p>117</text:p>
          </table:table-cell>
          <table:table-cell table:style-name="ce32" table:formula="of:=[.AA39]" office:value-type="float" office:value="114.514285714286" calcext:value-type="float">
            <text:p>115</text:p>
          </table:table-cell>
          <table:table-cell table:style-name="ce26" table:formula="of:=[.AB39]" office:value-type="float" office:value="111.542857142857" calcext:value-type="float">
            <text:p>112</text:p>
          </table:table-cell>
          <table:table-cell table:style-name="ce26" table:formula="of:=[.AC39]" office:value-type="float" office:value="108.571428571429" calcext:value-type="float">
            <text:p>109</text:p>
          </table:table-cell>
          <table:table-cell table:style-name="ce26" table:formula="of:=[.AD39]" office:value-type="float" office:value="105.6" calcext:value-type="float">
            <text:p>106</text:p>
          </table:table-cell>
          <table:table-cell table:style-name="ce26" table:formula="of:=[.AE39]" office:value-type="float" office:value="102.628571428572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20.9" calcext:value-type="float">
            <text:p>120.9</text:p>
          </table:table-cell>
          <table:table-cell table:formula="of:=MOD(720+([.$B40]-(1*MOD(720+[.$B40]-[.$AD40];360)/28)); 360)" office:value-type="float" office:value="120.660714285714" calcext:value-type="float">
            <text:p>121</text:p>
          </table:table-cell>
          <table:table-cell table:formula="of:=MOD(720+([.$B40]-(2*MOD(720+[.$B40]-[.$AD40];360)/28)); 360)" office:value-type="float" office:value="120.421428571429" calcext:value-type="float">
            <text:p>120</text:p>
          </table:table-cell>
          <table:table-cell table:formula="of:=MOD(720+([.$B40]-(3*MOD(720+[.$B40]-[.$AD40];360)/28)); 360)" office:value-type="float" office:value="120.182142857143" calcext:value-type="float">
            <text:p>120</text:p>
          </table:table-cell>
          <table:table-cell table:formula="of:=MOD(720+([.$B40]-(4*MOD(720+[.$B40]-[.$AD40];360)/28)); 360)" office:value-type="float" office:value="119.942857142857" calcext:value-type="float">
            <text:p>120</text:p>
          </table:table-cell>
          <table:table-cell table:formula="of:=MOD(720+([.$B40]-(5*MOD(720+[.$B40]-[.$AD40];360)/28)); 360)" office:value-type="float" office:value="119.703571428571" calcext:value-type="float">
            <text:p>120</text:p>
          </table:table-cell>
          <table:table-cell table:formula="of:=MOD(720+([.$B40]-(6*MOD(720+[.$B40]-[.$AD40];360)/28)); 360)" office:value-type="float" office:value="119.464285714286" calcext:value-type="float">
            <text:p>119</text:p>
          </table:table-cell>
          <table:table-cell table:formula="of:=MOD(720+([.$B40]-(7*MOD(720+[.$B40]-[.$AD40];360)/28)); 360)" office:value-type="float" office:value="119.225" calcext:value-type="float">
            <text:p>119</text:p>
          </table:table-cell>
          <table:table-cell table:formula="of:=MOD(720+([.$B40]-(8*MOD(720+[.$B40]-[.$AD40];360)/28)); 360)" office:value-type="float" office:value="118.985714285714" calcext:value-type="float">
            <text:p>119</text:p>
          </table:table-cell>
          <table:table-cell table:formula="of:=MOD(720+([.$B40]-(9*MOD(720+[.$B40]-[.$AD40];360)/28)); 360)" office:value-type="float" office:value="118.746428571429" calcext:value-type="float">
            <text:p>119</text:p>
          </table:table-cell>
          <table:table-cell table:formula="of:=MOD(720+([.$B40]-(10*MOD(720+[.$B40]-[.$AD40];360)/28)); 360)" office:value-type="float" office:value="118.507142857143" calcext:value-type="float">
            <text:p>119</text:p>
          </table:table-cell>
          <table:table-cell table:formula="of:=MOD(720+([.$B40]-(11*MOD(720+[.$B40]-[.$AD40];360)/28)); 360)" office:value-type="float" office:value="118.267857142857" calcext:value-type="float">
            <text:p>118</text:p>
          </table:table-cell>
          <table:table-cell table:formula="of:=MOD(720+([.$B40]-(12*MOD(720+[.$B40]-[.$AD40];360)/28)); 360)" office:value-type="float" office:value="118.028571428571" calcext:value-type="float">
            <text:p>118</text:p>
          </table:table-cell>
          <table:table-cell table:formula="of:=MOD(720+([.$B40]-(13*MOD(720+[.$B40]-[.$AD40];360)/28)); 360)" office:value-type="float" office:value="117.789285714286" calcext:value-type="float">
            <text:p>118</text:p>
          </table:table-cell>
          <table:table-cell table:formula="of:=MOD(720+([.$B40]-(14*MOD(720+[.$B40]-[.$AD40];360)/28)); 360)" office:value-type="float" office:value="117.55" calcext:value-type="float">
            <text:p>118</text:p>
          </table:table-cell>
          <table:table-cell table:formula="of:=MOD(720+([.$B40]-(15*MOD(720+[.$B40]-[.$AD40];360)/28)); 360)" office:value-type="float" office:value="117.310714285714" calcext:value-type="float">
            <text:p>117</text:p>
          </table:table-cell>
          <table:table-cell table:formula="of:=MOD(720+([.$B40]-(16*MOD(720+[.$B40]-[.$AD40];360)/28)); 360)" office:value-type="float" office:value="117.071428571429" calcext:value-type="float">
            <text:p>117</text:p>
          </table:table-cell>
          <table:table-cell table:formula="of:=MOD(720+([.$B40]-(17*MOD(720+[.$B40]-[.$AD40];360)/28)); 360)" office:value-type="float" office:value="116.832142857143" calcext:value-type="float">
            <text:p>117</text:p>
          </table:table-cell>
          <table:table-cell table:formula="of:=MOD(720+([.$B40]-(18*MOD(720+[.$B40]-[.$AD40];360)/28)); 360)" office:value-type="float" office:value="116.592857142857" calcext:value-type="float">
            <text:p>117</text:p>
          </table:table-cell>
          <table:table-cell table:formula="of:=MOD(720+([.$B40]-(19*MOD(720+[.$B40]-[.$AD40];360)/28)); 360)" office:value-type="float" office:value="116.353571428572" calcext:value-type="float">
            <text:p>116</text:p>
          </table:table-cell>
          <table:table-cell table:formula="of:=MOD(720+([.$B40]-(20*MOD(720+[.$B40]-[.$AD40];360)/28)); 360)" office:value-type="float" office:value="116.114285714286" calcext:value-type="float">
            <text:p>116</text:p>
          </table:table-cell>
          <table:table-cell table:formula="of:=MOD(720+([.$B40]-(21*MOD(720+[.$B40]-[.$AD40];360)/28)); 360)" office:value-type="float" office:value="115.875" calcext:value-type="float">
            <text:p>116</text:p>
          </table:table-cell>
          <table:table-cell table:formula="of:=MOD(720+([.$B40]-(22*MOD(720+[.$B40]-[.$AD40];360)/28)); 360)" office:value-type="float" office:value="115.635714285714" calcext:value-type="float">
            <text:p>116</text:p>
          </table:table-cell>
          <table:table-cell table:formula="of:=MOD(720+([.$B40]-(23*MOD(720+[.$B40]-[.$AD40];360)/28)); 360)" office:value-type="float" office:value="115.396428571429" calcext:value-type="float">
            <text:p>115</text:p>
          </table:table-cell>
          <table:table-cell table:formula="of:=MOD(720+([.$B40]-(24*MOD(720+[.$B40]-[.$AD40];360)/28)); 360)" office:value-type="float" office:value="115.157142857143" calcext:value-type="float">
            <text:p>115</text:p>
          </table:table-cell>
          <table:table-cell table:formula="of:=MOD(720+([.$B40]-(25*MOD(720+[.$B40]-[.$AD40];360)/28)); 360)" office:value-type="float" office:value="114.917857142857" calcext:value-type="float">
            <text:p>115</text:p>
          </table:table-cell>
          <table:table-cell table:formula="of:=MOD(720+([.$B40]-(26*MOD(720+[.$B40]-[.$AD40];360)/28)); 360)" office:value-type="float" office:value="114.678571428572" calcext:value-type="float">
            <text:p>115</text:p>
          </table:table-cell>
          <table:table-cell table:formula="of:=MOD(720+([.$B40]-(27*MOD(720+[.$B40]-[.$AD40];360)/28)); 360)" office:value-type="float" office:value="114.439285714286" calcext:value-type="float">
            <text:p>114</text:p>
          </table:table-cell>
          <table:table-cell table:formula="of:=[.B31]" office:value-type="float" office:value="114.2" calcext:value-type="float">
            <text:p>114</text:p>
          </table:table-cell>
          <table:table-cell table:formula="of:=[.$B40]-(29*([.$B40]-[.$AD40])/28)" office:value-type="float" office:value="113.960714285714" calcext:value-type="float">
            <text:p>114</text:p>
          </table:table-cell>
          <table:table-cell office:value-type="string" calcext:value-type="string">
            <text:p>Sun</text:p>
          </table:table-cell>
          <table:table-cell table:style-name="ce15" table:formula="of:=[.B40]" office:value-type="float" office:value="120.9" calcext:value-type="float">
            <text:p>120.9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40]" office:value-type="float" office:value="113.960714285714" calcext:value-type="float">
            <text:p>114.0</text:p>
          </table:table-cell>
          <table:table-cell table:formula="of:=MOD((([.AG40]+[.AI40])/2)+0;360)" office:value-type="float" office:value="117.430357142857" calcext:value-type="float">
            <text:p>117</text:p>
          </table:table-cell>
          <table:table-cell table:number-columns-repeated="11"/>
          <table:table-cell table:style-name="ce43" office:value-type="string" calcext:value-type="string" table:number-columns-spanned="3" table:number-rows-spanned="1">
            <text:p>Mars</text:p>
          </table:table-cell>
          <table:covered-table-cell table:number-columns-repeated="2" table:style-name="ce43" office:value-type="string" calcext:value-type="string">
            <text:p>Mars</text:p>
          </table:covered-table-cell>
          <table:table-cell table:style-name="ce40" office:value-type="string" calcext:value-type="string" table:number-columns-spanned="2" table:number-rows-spanned="1">
            <text:p>Venus</text:p>
          </table:table-cell>
          <table:covered-table-cell table:style-name="ce40" office:value-type="string" calcext:value-type="string">
            <text:p>Venus</text:p>
          </table:covered-table-cell>
          <table:table-cell/>
          <table:table-cell table:style-name="ce42" office:value-type="string" calcext:value-type="string" table:number-columns-spanned="5" table:number-rows-spanned="1">
            <text:p>Mercury</text:p>
          </table:table-cell>
          <table:covered-table-cell table:number-columns-repeated="4" table:style-name="ce42" office:value-type="string" calcext:value-type="string">
            <text:p>Mercury</text:p>
          </table:covered-table-cell>
          <table:table-cell table:number-columns-repeated="2"/>
          <table:table-cell table:style-name="ce29" office:value-type="string" calcext:value-type="string" table:number-columns-spanned="3" table:number-rows-spanned="1">
            <text:p>Sun</text:p>
          </table:table-cell>
          <table:covered-table-cell table:number-columns-repeated="2" table:style-name="ce15" office:value-type="string" calcext:value-type="string">
            <text:p>Sun</text:p>
          </table:covered-table-cell>
          <table:table-cell table:number-columns-repeated="7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42.7" calcext:value-type="float">
            <text:p>142.7</text:p>
          </table:table-cell>
          <table:table-cell table:formula="of:=IF(MIN(ABS(MOD([.C39];90)-MOD([.C40];90));ABS(MOD([.C40];90)-MOD([.C39];90))) &lt; 10; MIN(ABS(MOD([.C39];90)-MOD([.C40];90));ABS(MOD([.C40];90)-MOD([.C39];90)));&quot;&quot;)">
            <text:p/>
          </table:table-cell>
          <table:table-cell table:formula="of:=IF(MIN(ABS(MOD([.D39];90)-MOD([.D40];90));ABS(MOD([.D40];90)-MOD([.D39];90))) &lt; 10; MIN(ABS(MOD([.D39];90)-MOD([.D40];90));ABS(MOD([.D40];90)-MOD([.D39];90)));&quot;&quot;)">
            <text:p/>
          </table:table-cell>
          <table:table-cell table:formula="of:=IF(MIN(ABS(MOD([.E39];90)-MOD([.E40];90));ABS(MOD([.E40];90)-MOD([.E39];90))) &lt; 10; MIN(ABS(MOD([.E39];90)-MOD([.E40];90));ABS(MOD([.E40];90)-MOD([.E39];90)));&quot;&quot;)">
            <text:p/>
          </table:table-cell>
          <table:table-cell table:formula="of:=IF(MIN(ABS(MOD([.F39];90)-MOD([.F40];90));ABS(MOD([.F40];90)-MOD([.F39];90))) &lt; 10; MIN(ABS(MOD([.F39];90)-MOD([.F40];90));ABS(MOD([.F40];90)-MOD([.F39];90)));&quot;&quot;)">
            <text:p/>
          </table:table-cell>
          <table:table-cell table:formula="of:=IF(MIN(ABS(MOD([.G39];90)-MOD([.G40];90));ABS(MOD([.G40];90)-MOD([.G39];90))) &lt; 10; MIN(ABS(MOD([.G39];90)-MOD([.G40];90));ABS(MOD([.G40];90)-MOD([.G39];90)));&quot;&quot;)">
            <text:p/>
          </table:table-cell>
          <table:table-cell table:formula="of:=IF(MIN(ABS(MOD([.H39];90)-MOD([.H40];90));ABS(MOD([.H40];90)-MOD([.H39];90))) &lt; 10; MIN(ABS(MOD([.H39];90)-MOD([.H40];90));ABS(MOD([.H40];90)-MOD([.H39];90)));&quot;&quot;)">
            <text:p/>
          </table:table-cell>
          <table:table-cell table:formula="of:=IF(MIN(ABS(MOD([.I39];90)-MOD([.I40];90));ABS(MOD([.I40];90)-MOD([.I39];90))) &lt; 10; MIN(ABS(MOD([.I39];90)-MOD([.I40];90));ABS(MOD([.I40];90)-MOD([.I39];90)));&quot;&quot;)">
            <text:p/>
          </table:table-cell>
          <table:table-cell table:formula="of:=IF(MIN(ABS(MOD([.J39];90)-MOD([.J40];90));ABS(MOD([.J40];90)-MOD([.J39];90))) &lt; 10; MIN(ABS(MOD([.J39];90)-MOD([.J40];90));ABS(MOD([.J40];90)-MOD([.J39];90)));&quot;&quot;)">
            <text:p/>
          </table:table-cell>
          <table:table-cell table:formula="of:=IF(MIN(ABS(MOD([.K39];90)-MOD([.K40];90));ABS(MOD([.K40];90)-MOD([.K39];90))) &lt; 10; MIN(ABS(MOD([.K39];90)-MOD([.K40];90));ABS(MOD([.K40];90)-MOD([.K39];90)));&quot;&quot;)">
            <text:p/>
          </table:table-cell>
          <table:table-cell table:formula="of:=IF(MIN(ABS(MOD([.L39];90)-MOD([.L40];90));ABS(MOD([.L40];90)-MOD([.L39];90))) &lt; 10; MIN(ABS(MOD([.L39];90)-MOD([.L40];90));ABS(MOD([.L40];90)-MOD([.L39];90)));&quot;&quot;)">
            <text:p/>
          </table:table-cell>
          <table:table-cell table:formula="of:=IF(MIN(ABS(MOD([.M39];90)-MOD([.M40];90));ABS(MOD([.M40];90)-MOD([.M39];90))) &lt; 10; MIN(ABS(MOD([.M39];90)-MOD([.M40];90));ABS(MOD([.M40];90)-MOD([.M39];90)));&quot;&quot;)">
            <text:p/>
          </table:table-cell>
          <table:table-cell table:formula="of:=IF(MIN(ABS(MOD([.N39];90)-MOD([.N40];90));ABS(MOD([.N40];90)-MOD([.N39];90))) &lt; 10; MIN(ABS(MOD([.N39];90)-MOD([.N40];90));ABS(MOD([.N40];90)-MOD([.N39];90)));&quot;&quot;)">
            <text:p/>
          </table:table-cell>
          <table:table-cell table:formula="of:=IF(MIN(ABS(MOD([.O39];90)-MOD([.O40];90));ABS(MOD([.O40];90)-MOD([.O39];90))) &lt; 10; MIN(ABS(MOD([.O39];90)-MOD([.O40];90));ABS(MOD([.O40];90)-MOD([.O39];90)));&quot;&quot;)">
            <text:p/>
          </table:table-cell>
          <table:table-cell table:formula="of:=IF(MIN(ABS(MOD([.P39];90)-MOD([.P40];90));ABS(MOD([.P40];90)-MOD([.P39];90))) &lt; 10; MIN(ABS(MOD([.P39];90)-MOD([.P40];90));ABS(MOD([.P40];90)-MOD([.P39];90)));&quot;&quot;)">
            <text:p/>
          </table:table-cell>
          <table:table-cell table:formula="of:=IF(MIN(ABS(MOD([.Q39];90)-MOD([.Q40];90));ABS(MOD([.Q40];90)-MOD([.Q39];90))) &lt; 10; MIN(ABS(MOD([.Q39];90)-MOD([.Q40];90));ABS(MOD([.Q40];90)-MOD([.Q39];90)));&quot;&quot;)">
            <text:p/>
          </table:table-cell>
          <table:table-cell table:formula="of:=IF(MIN(ABS(MOD([.R39];90)-MOD([.R40];90));ABS(MOD([.R40];90)-MOD([.R39];90))) &lt; 10; MIN(ABS(MOD([.R39];90)-MOD([.R40];90));ABS(MOD([.R40];90)-MOD([.R39];90)));&quot;&quot;)">
            <text:p/>
          </table:table-cell>
          <table:table-cell table:formula="of:=IF(MIN(ABS(MOD([.S39];90)-MOD([.S40];90));ABS(MOD([.S40];90)-MOD([.S39];90))) &lt; 10; MIN(ABS(MOD([.S39];90)-MOD([.S40];90));ABS(MOD([.S40];90)-MOD([.S39];90)));&quot;&quot;)">
            <text:p/>
          </table:table-cell>
          <table:table-cell table:formula="of:=IF(MIN(ABS(MOD([.T39];90)-MOD([.T40];90));ABS(MOD([.T40];90)-MOD([.T39];90))) &lt; 10; MIN(ABS(MOD([.T39];90)-MOD([.T40];90));ABS(MOD([.T40];90)-MOD([.T39];90)));&quot;&quot;)">
            <text:p/>
          </table:table-cell>
          <table:table-cell table:formula="of:=IF(MIN(ABS(MOD([.U39];90)-MOD([.U40];90));ABS(MOD([.U40];90)-MOD([.U39];90))) &lt; 10; MIN(ABS(MOD([.U39];90)-MOD([.U40];90));ABS(MOD([.U40];90)-MOD([.U39];90)));&quot;&quot;)">
            <text:p/>
          </table:table-cell>
          <table:table-cell table:formula="of:=IF(MIN(ABS(MOD([.V39];90)-MOD([.V40];90));ABS(MOD([.V40];90)-MOD([.V39];90))) &lt; 10; MIN(ABS(MOD([.V39];90)-MOD([.V40];90));ABS(MOD([.V40];90)-MOD([.V39];90)));&quot;&quot;)">
            <text:p/>
          </table:table-cell>
          <table:table-cell table:formula="of:=IF(MIN(ABS(MOD([.W39];90)-MOD([.W40];90));ABS(MOD([.W40];90)-MOD([.W39];90))) &lt; 10; MIN(ABS(MOD([.W39];90)-MOD([.W40];90));ABS(MOD([.W40];90)-MOD([.W39];90)));&quot;&quot;)">
            <text:p/>
          </table:table-cell>
          <table:table-cell table:formula="of:=IF(MIN(ABS(MOD([.X39];90)-MOD([.X40];90));ABS(MOD([.X40];90)-MOD([.X39];90))) &lt; 10; MIN(ABS(MOD([.X39];90)-MOD([.X40];90));ABS(MOD([.X40];90)-MOD([.X39];90)));&quot;&quot;)" office:value-type="float" office:value="7.792857142857" calcext:value-type="float">
            <text:p>8</text:p>
          </table:table-cell>
          <table:table-cell table:formula="of:=IF(MIN(ABS(MOD([.Y39];90)-MOD([.Y40];90));ABS(MOD([.Y40];90)-MOD([.Y39];90))) &lt; 10; MIN(ABS(MOD([.Y39];90)-MOD([.Y40];90));ABS(MOD([.Y40];90)-MOD([.Y39];90)));&quot;&quot;)" office:value-type="float" office:value="5.060714285714" calcext:value-type="float">
            <text:p>5</text:p>
          </table:table-cell>
          <table:table-cell table:formula="of:=IF(MIN(ABS(MOD([.Z39];90)-MOD([.Z40];90));ABS(MOD([.Z40];90)-MOD([.Z39];90))) &lt; 10; MIN(ABS(MOD([.Z39];90)-MOD([.Z40];90));ABS(MOD([.Z40];90)-MOD([.Z39];90)));&quot;&quot;)" office:value-type="float" office:value="2.328571428571" calcext:value-type="float">
            <text:p>2</text:p>
          </table:table-cell>
          <table:table-cell table:formula="of:=IF(MIN(ABS(MOD([.AA39];90)-MOD([.AA40];90));ABS(MOD([.AA40];90)-MOD([.AA39];90))) &lt; 10; MIN(ABS(MOD([.AA39];90)-MOD([.AA40];90));ABS(MOD([.AA40];90)-MOD([.AA39];90)));&quot;&quot;)" office:value-type="float" office:value="0.403571428570999" calcext:value-type="float">
            <text:p>0</text:p>
          </table:table-cell>
          <table:table-cell table:formula="of:=IF(MIN(ABS(MOD([.AB39];90)-MOD([.AB40];90));ABS(MOD([.AB40];90)-MOD([.AB39];90))) &lt; 10; MIN(ABS(MOD([.AB39];90)-MOD([.AB40];90));ABS(MOD([.AB40];90)-MOD([.AB39];90)));&quot;&quot;)" office:value-type="float" office:value="3.135714285715" calcext:value-type="float">
            <text:p>3</text:p>
          </table:table-cell>
          <table:table-cell table:formula="of:=IF(MIN(ABS(MOD([.AC39];90)-MOD([.AC40];90));ABS(MOD([.AC40];90)-MOD([.AC39];90))) &lt; 10; MIN(ABS(MOD([.AC39];90)-MOD([.AC40];90));ABS(MOD([.AC40];90)-MOD([.AC39];90)));&quot;&quot;)" office:value-type="float" office:value="5.86785714285701" calcext:value-type="float">
            <text:p>6</text:p>
          </table:table-cell>
          <table:table-cell office:value-type="float" office:value="73.4" calcext:value-type="float">
            <text:p>73</text:p>
          </table:table-cell>
          <table:table-cell table:formula="of:=[.$B41]-(29*([.$B41]-[.$AD41])/28)" office:value-type="float" office:value="70.925" calcext:value-type="float">
            <text:p>71</text:p>
          </table:table-cell>
          <table:table-cell office:value-type="string" calcext:value-type="string">
            <text:p>Mercury</text:p>
          </table:table-cell>
          <table:table-cell table:style-name="ce12" table:formula="of:=[.B41]" office:value-type="float" office:value="142.7" calcext:value-type="float">
            <text:p>142.7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41]" office:value-type="float" office:value="70.925" calcext:value-type="float">
            <text:p>70.9</text:p>
          </table:table-cell>
          <table:table-cell table:style-name="ce24" table:formula="of:=MOD((([.AG40]+[.AI40])/2)+45;360)" office:value-type="float" office:value="162.430357142857" calcext:value-type="float">
            <text:p>162</text:p>
          </table:table-cell>
          <table:table-cell/>
          <table:table-cell table:style-name="ce66" office:value-type="string" calcext:value-type="string" table:number-columns-spanned="4" table:number-rows-spanned="1">
            <text:p>Libra</text:p>
          </table:table-cell>
          <table:covered-table-cell table:number-columns-repeated="2" table:style-name="ce66" office:value-type="string" calcext:value-type="string">
            <text:p>Libra</text:p>
          </table:covered-table-cell>
          <table:covered-table-cell table:style-name="ce36"/>
          <table:table-cell table:style-name="ce63" office:value-type="string" calcext:value-type="string" table:number-columns-spanned="10" table:number-rows-spanned="1">
            <text:p>Virgo</text:p>
          </table:table-cell>
          <table:covered-table-cell table:style-name="ce63" office:value-type="string" calcext:value-type="string">
            <text:p>Virgo</text:p>
          </table:covered-table-cell>
          <table:covered-table-cell table:style-name="ce37"/>
          <table:covered-table-cell table:number-columns-repeated="4" table:style-name="ce63" office:value-type="string" calcext:value-type="string">
            <text:p>Virgo</text:p>
          </table:covered-table-cell>
          <table:covered-table-cell table:number-columns-repeated="3" table:style-name="ce37"/>
          <table:table-cell table:style-name="ce64" office:value-type="string" calcext:value-type="string" table:number-columns-spanned="10" table:number-rows-spanned="1">
            <text:p>Leo</text:p>
          </table:table-cell>
          <table:covered-table-cell table:number-columns-repeated="9" table:style-name="ce34"/>
          <table:table-cell table:style-name="ce65" office:value-type="string" calcext:value-type="string" table:number-columns-spanned="6" table:number-rows-spanned="1">
            <text:p>Cancer</text:p>
          </table:table-cell>
          <table:covered-table-cell table:number-columns-repeated="5" table:style-name="ce35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48.6" calcext:value-type="float">
            <text:p>148.6</text:p>
          </table:table-cell>
          <table:table-cell table:number-columns-repeated="3"/>
          <table:table-cell table:formula="of:=[.$AD42]+(6 * ([.$B42]-[.$AD42])/7)" office:value-type="float" office:value="146.214285714286" calcext:value-type="float">
            <text:p>146</text:p>
          </table:table-cell>
          <table:table-cell table:number-columns-repeated="3"/>
          <table:table-cell table:formula="of:=[.$AD42]+(6 * ([.$B42]-[.$AD42])/7)" office:value-type="float" office:value="146.214285714286" calcext:value-type="float">
            <text:p>146</text:p>
          </table:table-cell>
          <table:table-cell table:number-columns-repeated="3"/>
          <table:table-cell table:formula="of:=[.$AD42]+(6 * ([.$B42]-[.$AD42])/7)" office:value-type="float" office:value="146.214285714286" calcext:value-type="float">
            <text:p>146</text:p>
          </table:table-cell>
          <table:table-cell table:number-columns-repeated="3"/>
          <table:table-cell table:formula="of:=[.$AD42]+(6 * ([.$B42]-[.$AD42])/7)" office:value-type="float" office:value="146.214285714286" calcext:value-type="float">
            <text:p>146</text:p>
          </table:table-cell>
          <table:table-cell table:number-columns-repeated="3"/>
          <table:table-cell table:formula="of:=[.$AD42]+(6 * ([.$B42]-[.$AD42])/7)" office:value-type="float" office:value="146.214285714286" calcext:value-type="float">
            <text:p>146</text:p>
          </table:table-cell>
          <table:table-cell table:number-columns-repeated="3"/>
          <table:table-cell table:formula="of:=[.$AD42]+(6 * ([.$B42]-[.$AD42])/7)" office:value-type="float" office:value="146.214285714286" calcext:value-type="float">
            <text:p>146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42]-(29*([.$B42]-[.$AD42])/28)" office:value-type="float" office:value="131.303571428571" calcext:value-type="float">
            <text:p>131</text:p>
          </table:table-cell>
          <table:table-cell office:value-type="string" calcext:value-type="string">
            <text:p>Venus</text:p>
          </table:table-cell>
          <table:table-cell table:style-name="ce10" table:formula="of:=[.B42]" office:value-type="float" office:value="148.6" calcext:value-type="float">
            <text:p>148.6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42]" office:value-type="float" office:value="131.303571428571" calcext:value-type="float">
            <text:p>131.3</text:p>
          </table:table-cell>
          <table:table-cell table:formula="of:=MOD((([.AG40]+[.AI40])/2)+90;360)" office:value-type="float" office:value="207.430357142857" calcext:value-type="float">
            <text:p>20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158.3" calcext:value-type="float">
            <text:p>158.3</text:p>
          </table:table-cell>
          <table:table-cell table:number-columns-repeated="3"/>
          <table:table-cell table:formula="of:=[.$AD43]+(6 * ([.$B43]-[.$AD43])/7)" office:value-type="float" office:value="157.685714285714" calcext:value-type="float">
            <text:p>158</text:p>
          </table:table-cell>
          <table:table-cell table:number-columns-repeated="3"/>
          <table:table-cell table:formula="of:=[.$AD43]+(5 * ([.$B43]-[.$AD43])/7)" office:value-type="float" office:value="157.071428571429" calcext:value-type="float">
            <text:p>157</text:p>
          </table:table-cell>
          <table:table-cell table:number-columns-repeated="3"/>
          <table:table-cell table:formula="of:=[.$AD43]+(4 * ([.$B43]-[.$AD43])/7)" office:value-type="float" office:value="156.457142857143" calcext:value-type="float">
            <text:p>156</text:p>
          </table:table-cell>
          <table:table-cell table:number-columns-repeated="3"/>
          <table:table-cell table:formula="of:=[.$AD43]+(3 * ([.$B43]-[.$AD43])/7)" office:value-type="float" office:value="155.842857142857" calcext:value-type="float">
            <text:p>156</text:p>
          </table:table-cell>
          <table:table-cell table:number-columns-repeated="3"/>
          <table:table-cell table:formula="of:=[.$AD43]+(2 * ([.$B43]-[.$AD43])/7)" office:value-type="float" office:value="155.228571428571" calcext:value-type="float">
            <text:p>155</text:p>
          </table:table-cell>
          <table:table-cell table:number-columns-repeated="3"/>
          <table:table-cell table:formula="of:=[.$AD43]+(1*([.$B43]-[.$AD43])/7)" office:value-type="float" office:value="154.614285714286" calcext:value-type="float">
            <text:p>155</text:p>
          </table:table-cell>
          <table:table-cell table:number-columns-repeated="3"/>
          <table:table-cell table:formula="of:=[.B34]" office:value-type="float" office:value="154" calcext:value-type="float">
            <text:p>154</text:p>
          </table:table-cell>
          <table:table-cell table:formula="of:=[.$B43]-(29*([.$B43]-[.$AD43])/28)" office:value-type="float" office:value="153.846428571429" calcext:value-type="float">
            <text:p>154</text:p>
          </table:table-cell>
          <table:table-cell office:value-type="string" calcext:value-type="string">
            <text:p>Mars</text:p>
          </table:table-cell>
          <table:table-cell table:style-name="ce13" table:formula="of:=[.B43]" office:value-type="float" office:value="158.3" calcext:value-type="float">
            <text:p>158.3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43]" office:value-type="float" office:value="153.846428571429" calcext:value-type="float">
            <text:p>153.8</text:p>
          </table:table-cell>
          <table:table-cell table:style-name="ce24" table:formula="of:=MOD((([.AG40]+[.AI40])/2)+135;360)" office:value-type="float" office:value="252.430357142857" calcext:value-type="float">
            <text:p>2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2.8" calcext:value-type="float">
            <text:p>42.8</text:p>
          </table:table-cell>
          <table:table-cell table:number-columns-repeated="3"/>
          <table:table-cell table:formula="of:=[.$AD44]+(6 * ([.$B44]-[.$AD44])/7)" office:value-type="float" office:value="42.6571428571429" calcext:value-type="float">
            <text:p>43</text:p>
          </table:table-cell>
          <table:table-cell table:number-columns-repeated="3"/>
          <table:table-cell table:formula="of:=[.$AD44]+(5 * ([.$B44]-[.$AD44])/7)" office:value-type="float" office:value="42.5142857142857" calcext:value-type="float">
            <text:p>43</text:p>
          </table:table-cell>
          <table:table-cell table:number-columns-repeated="3"/>
          <table:table-cell table:formula="of:=[.$AD44]+(4 * ([.$B44]-[.$AD44])/7)" office:value-type="float" office:value="42.3714285714286" calcext:value-type="float">
            <text:p>42</text:p>
          </table:table-cell>
          <table:table-cell table:number-columns-repeated="3"/>
          <table:table-cell table:formula="of:=[.$AD44]+(3 * ([.$B44]-[.$AD44])/7)" office:value-type="float" office:value="42.2285714285714" calcext:value-type="float">
            <text:p>42</text:p>
          </table:table-cell>
          <table:table-cell table:number-columns-repeated="3"/>
          <table:table-cell table:formula="of:=[.$AD44]+(2 * ([.$B44]-[.$AD44])/7)" office:value-type="float" office:value="42.0857142857143" calcext:value-type="float">
            <text:p>42</text:p>
          </table:table-cell>
          <table:table-cell table:number-columns-repeated="3"/>
          <table:table-cell table:formula="of:=[.$AD44]+(1*([.$B44]-[.$AD44])/7)" office:value-type="float" office:value="41.9428571428571" calcext:value-type="float">
            <text:p>42</text:p>
          </table:table-cell>
          <table:table-cell table:number-columns-repeated="3"/>
          <table:table-cell table:formula="of:=[.B35]" office:value-type="float" office:value="41.8" calcext:value-type="float">
            <text:p>42</text:p>
          </table:table-cell>
          <table:table-cell table:formula="of:=[.$B44]-(29*([.$B44]-[.$AD44])/28)" office:value-type="float" office:value="41.7642857142857" calcext:value-type="float">
            <text:p>42</text:p>
          </table:table-cell>
          <table:table-cell office:value-type="string" calcext:value-type="string">
            <text:p>Jupiter</text:p>
          </table:table-cell>
          <table:table-cell table:style-name="ce11" table:formula="of:=[.B44]" office:value-type="float" office:value="42.8" calcext:value-type="float">
            <text:p>42.8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44]" office:value-type="float" office:value="41.7642857142857" calcext:value-type="float">
            <text:p>41.8</text:p>
          </table:table-cell>
          <table:table-cell table:formula="of:=MOD((([.AG40]+[.AI40])/2)+180;360)" office:value-type="float" office:value="297.430357142857" calcext:value-type="float">
            <text:p>29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6.2" calcext:value-type="float">
            <text:p>336.2</text:p>
          </table:table-cell>
          <table:table-cell table:number-columns-repeated="3"/>
          <table:table-cell table:formula="of:=[.$AD45]+(6 * ([.$B45]-[.$AD45])/7)" office:value-type="float" office:value="336.242857142857" calcext:value-type="float">
            <text:p>336</text:p>
          </table:table-cell>
          <table:table-cell table:number-columns-repeated="3"/>
          <table:table-cell table:formula="of:=[.$AD45]+(5 * ([.$B45]-[.$AD45])/7)" office:value-type="float" office:value="336.285714285714" calcext:value-type="float">
            <text:p>336</text:p>
          </table:table-cell>
          <table:table-cell table:number-columns-repeated="3"/>
          <table:table-cell table:formula="of:=[.$AD45]+(4 * ([.$B45]-[.$AD45])/7)" office:value-type="float" office:value="336.328571428571" calcext:value-type="float">
            <text:p>336</text:p>
          </table:table-cell>
          <table:table-cell table:number-columns-repeated="3"/>
          <table:table-cell table:formula="of:=[.$AD45]+(3 * ([.$B45]-[.$AD45])/7)" office:value-type="float" office:value="336.371428571429" calcext:value-type="float">
            <text:p>336</text:p>
          </table:table-cell>
          <table:table-cell table:number-columns-repeated="3"/>
          <table:table-cell table:formula="of:=[.$AD45]+(2 * ([.$B45]-[.$AD45])/7)" office:value-type="float" office:value="336.414285714286" calcext:value-type="float">
            <text:p>336</text:p>
          </table:table-cell>
          <table:table-cell table:number-columns-repeated="3"/>
          <table:table-cell table:formula="of:=[.$AD45]+(1*([.$B45]-[.$AD45])/7)" office:value-type="float" office:value="336.457142857143" calcext:value-type="float">
            <text:p>336</text:p>
          </table:table-cell>
          <table:table-cell table:number-columns-repeated="3"/>
          <table:table-cell table:formula="of:=[.B36]" office:value-type="float" office:value="336.5" calcext:value-type="float">
            <text:p>337</text:p>
          </table:table-cell>
          <table:table-cell table:formula="of:=[.$B45]-(29*([.$B45]-[.$AD45])/28)" office:value-type="float" office:value="336.510714285714" calcext:value-type="float">
            <text:p>337</text:p>
          </table:table-cell>
          <table:table-cell office:value-type="string" calcext:value-type="string">
            <text:p>Saturn</text:p>
          </table:table-cell>
          <table:table-cell table:style-name="ce9" table:formula="of:=[.B45]" office:value-type="float" office:value="336.2" calcext:value-type="float">
            <text:p>336.2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45]" office:value-type="float" office:value="336.510714285714" calcext:value-type="float">
            <text:p>336.5</text:p>
          </table:table-cell>
          <table:table-cell table:style-name="ce24" table:formula="of:=MOD((([.AG40]+[.AI40])/2)+225;360)" office:value-type="float" office:value="342.430357142857" calcext:value-type="float">
            <text:p>342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40]+[.AI40])/2)+270;360)" office:value-type="float" office:value="27.4303571428571" calcext:value-type="float">
            <text:p>27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47]+1" office:value-type="float" office:value="31" calcext:value-type="float">
            <text:p>31</text:p>
          </table:table-cell>
          <table:table-cell table:style-name="ce30"/>
          <table:table-cell table:style-name="ce31"/>
          <table:table-cell table:style-name="ce30"/>
          <table:table-cell table:style-name="ce3" table:formula="of:=[.J47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N47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R47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V47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Z47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AD47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B38]" office:value-type="float" office:value="24" calcext:value-type="float">
            <text:p>24</text:p>
          </table:table-cell>
          <table:table-cell table:style-name="ce30"/>
          <table:table-cell table:number-columns-repeated="4"/>
          <table:table-cell table:style-name="ce24" table:formula="of:=MOD((([.AG40]+[.AI40])/2)+315;360)" office:value-type="float" office:value="72.4303571428571" calcext:value-type="float">
            <text:p>72</text:p>
          </table:table-cell>
          <table:table-cell/>
          <table:table-cell table:style-name="ce3" table:formula="of:=[.AP47]+1" office:value-type="float" office:value="31" calcext:value-type="float">
            <text:p>31</text:p>
          </table:table-cell>
          <table:table-cell table:style-name="ce30"/>
          <table:table-cell table:style-name="ce31"/>
          <table:table-cell table:style-name="ce30"/>
          <table:table-cell table:style-name="ce3" table:formula="of:=[.AT47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AX47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BB47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BF47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BJ47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BN47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AL38]" office:value-type="float" office:value="24" calcext:value-type="float">
            <text:p>24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281.9" calcext:value-type="float">
            <text:p>281.9</text:p>
          </table:table-cell>
          <table:table-cell table:formula="of:=MOD(720+([.$B48]-(1*MOD(720+[.$B48]-[.$AD48];360)/28)); 360)" office:value-type="float" office:value="278.575" calcext:value-type="float">
            <text:p>279</text:p>
          </table:table-cell>
          <table:table-cell table:formula="of:=MOD(720+([.$B48]-(2*MOD(720+[.$B48]-[.$AD48];360)/28)); 360)" office:value-type="float" office:value="275.25" calcext:value-type="float">
            <text:p>275</text:p>
          </table:table-cell>
          <table:table-cell table:formula="of:=MOD(720+([.$B48]-(3*MOD(720+[.$B48]-[.$AD48];360)/28)); 360)" office:value-type="float" office:value="271.925" calcext:value-type="float">
            <text:p>272</text:p>
          </table:table-cell>
          <table:table-cell table:formula="of:=MOD(720+([.$B48]-(4*MOD(720+[.$B48]-[.$AD48];360)/28)); 360)" office:value-type="float" office:value="268.6" calcext:value-type="float">
            <text:p>269</text:p>
          </table:table-cell>
          <table:table-cell table:formula="of:=MOD(720+([.$B48]-(5*MOD(720+[.$B48]-[.$AD48];360)/28)); 360)" office:value-type="float" office:value="265.275" calcext:value-type="float">
            <text:p>265</text:p>
          </table:table-cell>
          <table:table-cell table:formula="of:=MOD(720+([.$B48]-(6*MOD(720+[.$B48]-[.$AD48];360)/28)); 360)" office:value-type="float" office:value="261.95" calcext:value-type="float">
            <text:p>262</text:p>
          </table:table-cell>
          <table:table-cell table:formula="of:=MOD(720+([.$B48]-(7*MOD(720+[.$B48]-[.$AD48];360)/28)); 360)" office:value-type="float" office:value="258.625" calcext:value-type="float">
            <text:p>259</text:p>
          </table:table-cell>
          <table:table-cell table:formula="of:=MOD(720+([.$B48]-(8*MOD(720+[.$B48]-[.$AD48];360)/28)); 360)" office:value-type="float" office:value="255.3" calcext:value-type="float">
            <text:p>255</text:p>
          </table:table-cell>
          <table:table-cell table:formula="of:=MOD(720+([.$B48]-(9*MOD(720+[.$B48]-[.$AD48];360)/28)); 360)" office:value-type="float" office:value="251.975" calcext:value-type="float">
            <text:p>252</text:p>
          </table:table-cell>
          <table:table-cell table:formula="of:=MOD(720+([.$B48]-(10*MOD(720+[.$B48]-[.$AD48];360)/28)); 360)" office:value-type="float" office:value="248.65" calcext:value-type="float">
            <text:p>249</text:p>
          </table:table-cell>
          <table:table-cell table:formula="of:=MOD(720+([.$B48]-(11*MOD(720+[.$B48]-[.$AD48];360)/28)); 360)" office:value-type="float" office:value="245.325" calcext:value-type="float">
            <text:p>245</text:p>
          </table:table-cell>
          <table:table-cell table:formula="of:=MOD(720+([.$B48]-(12*MOD(720+[.$B48]-[.$AD48];360)/28)); 360)" office:value-type="float" office:value="242" calcext:value-type="float">
            <text:p>242</text:p>
          </table:table-cell>
          <table:table-cell table:formula="of:=MOD(720+([.$B48]-(13*MOD(720+[.$B48]-[.$AD48];360)/28)); 360)" office:value-type="float" office:value="238.675" calcext:value-type="float">
            <text:p>239</text:p>
          </table:table-cell>
          <table:table-cell table:formula="of:=MOD(720+([.$B48]-(14*MOD(720+[.$B48]-[.$AD48];360)/28)); 360)" office:value-type="float" office:value="235.35" calcext:value-type="float">
            <text:p>235</text:p>
          </table:table-cell>
          <table:table-cell table:formula="of:=MOD(720+([.$B48]-(15*MOD(720+[.$B48]-[.$AD48];360)/28)); 360)" office:value-type="float" office:value="232.025" calcext:value-type="float">
            <text:p>232</text:p>
          </table:table-cell>
          <table:table-cell table:formula="of:=MOD(720+([.$B48]-(16*MOD(720+[.$B48]-[.$AD48];360)/28)); 360)" office:value-type="float" office:value="228.7" calcext:value-type="float">
            <text:p>229</text:p>
          </table:table-cell>
          <table:table-cell table:formula="of:=MOD(720+([.$B48]-(17*MOD(720+[.$B48]-[.$AD48];360)/28)); 360)" office:value-type="float" office:value="225.375" calcext:value-type="float">
            <text:p>225</text:p>
          </table:table-cell>
          <table:table-cell table:formula="of:=MOD(720+([.$B48]-(18*MOD(720+[.$B48]-[.$AD48];360)/28)); 360)" office:value-type="float" office:value="222.05" calcext:value-type="float">
            <text:p>222</text:p>
          </table:table-cell>
          <table:table-cell table:formula="of:=MOD(720+([.$B48]-(19*MOD(720+[.$B48]-[.$AD48];360)/28)); 360)" office:value-type="float" office:value="218.725" calcext:value-type="float">
            <text:p>219</text:p>
          </table:table-cell>
          <table:table-cell table:formula="of:=MOD(720+([.$B48]-(20*MOD(720+[.$B48]-[.$AD48];360)/28)); 360)" office:value-type="float" office:value="215.4" calcext:value-type="float">
            <text:p>215</text:p>
          </table:table-cell>
          <table:table-cell table:formula="of:=MOD(720+([.$B48]-(21*MOD(720+[.$B48]-[.$AD48];360)/28)); 360)" office:value-type="float" office:value="212.075" calcext:value-type="float">
            <text:p>212</text:p>
          </table:table-cell>
          <table:table-cell table:formula="of:=MOD(720+([.$B48]-(22*MOD(720+[.$B48]-[.$AD48];360)/28)); 360)" office:value-type="float" office:value="208.75" calcext:value-type="float">
            <text:p>209</text:p>
          </table:table-cell>
          <table:table-cell table:formula="of:=MOD(720+([.$B48]-(23*MOD(720+[.$B48]-[.$AD48];360)/28)); 360)" office:value-type="float" office:value="205.425" calcext:value-type="float">
            <text:p>205</text:p>
          </table:table-cell>
          <table:table-cell table:formula="of:=MOD(720+([.$B48]-(24*MOD(720+[.$B48]-[.$AD48];360)/28)); 360)" office:value-type="float" office:value="202.1" calcext:value-type="float">
            <text:p>202</text:p>
          </table:table-cell>
          <table:table-cell table:formula="of:=MOD(720+([.$B48]-(25*MOD(720+[.$B48]-[.$AD48];360)/28)); 360)" office:value-type="float" office:value="198.775" calcext:value-type="float">
            <text:p>199</text:p>
          </table:table-cell>
          <table:table-cell table:formula="of:=MOD(720+([.$B48]-(26*MOD(720+[.$B48]-[.$AD48];360)/28)); 360)" office:value-type="float" office:value="195.45" calcext:value-type="float">
            <text:p>195</text:p>
          </table:table-cell>
          <table:table-cell table:formula="of:=MOD(720+([.$B48]-(27*MOD(720+[.$B48]-[.$AD48];360)/28)); 360)" office:value-type="float" office:value="192.125" calcext:value-type="float">
            <text:p>192</text:p>
          </table:table-cell>
          <table:table-cell table:formula="of:=[.$B39]" office:value-type="float" office:value="188.8" calcext:value-type="float">
            <text:p>189</text:p>
          </table:table-cell>
          <table:table-cell table:formula="of:=MOD(720+([.$B48]-(29*MOD(720+[.$B48]-[.$AD48];360)/28)); 360)" office:value-type="float" office:value="185.475" calcext:value-type="float">
            <text:p>185</text:p>
          </table:table-cell>
          <table:table-cell office:value-type="string" calcext:value-type="string">
            <text:p>Moon</text:p>
          </table:table-cell>
          <table:table-cell table:style-name="ce3" table:formula="of:=[.B48]" office:value-type="float" office:value="281.9" calcext:value-type="float">
            <text:p>281.9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48]" office:value-type="float" office:value="185.475" calcext:value-type="float">
            <text:p>185.5</text:p>
          </table:table-cell>
          <table:table-cell table:style-name="ce16" table:formula="of:=MOD(360+[.AG48]-[.AI48];360)" office:value-type="float" office:value="96.4249999999998" calcext:value-type="float">
            <text:p>96.4</text:p>
          </table:table-cell>
          <table:table-cell/>
          <table:table-cell table:style-name="ce26" table:formula="of:=[.B48]" office:value-type="float" office:value="281.9" calcext:value-type="float">
            <text:p>282</text:p>
          </table:table-cell>
          <table:table-cell table:style-name="ce26" table:formula="of:=[.C48]" office:value-type="float" office:value="278.575" calcext:value-type="float">
            <text:p>279</text:p>
          </table:table-cell>
          <table:table-cell table:style-name="ce26" table:formula="of:=[.D48]" office:value-type="float" office:value="275.25" calcext:value-type="float">
            <text:p>275</text:p>
          </table:table-cell>
          <table:table-cell table:style-name="ce26" table:formula="of:=[.E48]" office:value-type="float" office:value="271.925" calcext:value-type="float">
            <text:p>272</text:p>
          </table:table-cell>
          <table:table-cell table:style-name="ce26" table:formula="of:=[.F48]" office:value-type="float" office:value="268.6" calcext:value-type="float">
            <text:p>269</text:p>
          </table:table-cell>
          <table:table-cell table:style-name="ce26" table:formula="of:=[.G48]" office:value-type="float" office:value="265.275" calcext:value-type="float">
            <text:p>265</text:p>
          </table:table-cell>
          <table:table-cell table:style-name="ce26" table:formula="of:=[.H48]" office:value-type="float" office:value="261.95" calcext:value-type="float">
            <text:p>262</text:p>
          </table:table-cell>
          <table:table-cell table:style-name="ce26" table:formula="of:=[.I48]" office:value-type="float" office:value="258.625" calcext:value-type="float">
            <text:p>259</text:p>
          </table:table-cell>
          <table:table-cell table:style-name="ce26" table:formula="of:=[.J48]" office:value-type="float" office:value="255.3" calcext:value-type="float">
            <text:p>255</text:p>
          </table:table-cell>
          <table:table-cell table:style-name="ce26" table:formula="of:=[.K48]" office:value-type="float" office:value="251.975" calcext:value-type="float">
            <text:p>252</text:p>
          </table:table-cell>
          <table:table-cell table:style-name="ce26" table:formula="of:=[.L48]" office:value-type="float" office:value="248.65" calcext:value-type="float">
            <text:p>249</text:p>
          </table:table-cell>
          <table:table-cell table:style-name="ce26" table:formula="of:=[.M48]" office:value-type="float" office:value="245.325" calcext:value-type="float">
            <text:p>245</text:p>
          </table:table-cell>
          <table:table-cell table:style-name="ce26" table:formula="of:=[.N48]" office:value-type="float" office:value="242" calcext:value-type="float">
            <text:p>242</text:p>
          </table:table-cell>
          <table:table-cell table:style-name="ce26" table:formula="of:=[.O48]" office:value-type="float" office:value="238.675" calcext:value-type="float">
            <text:p>239</text:p>
          </table:table-cell>
          <table:table-cell table:style-name="ce26" table:formula="of:=[.P48]" office:value-type="float" office:value="235.35" calcext:value-type="float">
            <text:p>235</text:p>
          </table:table-cell>
          <table:table-cell table:style-name="ce26" table:formula="of:=[.Q48]" office:value-type="float" office:value="232.025" calcext:value-type="float">
            <text:p>232</text:p>
          </table:table-cell>
          <table:table-cell table:style-name="ce26" table:formula="of:=[.R48]" office:value-type="float" office:value="228.7" calcext:value-type="float">
            <text:p>229</text:p>
          </table:table-cell>
          <table:table-cell table:style-name="ce26" table:formula="of:=[.S48]" office:value-type="float" office:value="225.375" calcext:value-type="float">
            <text:p>225</text:p>
          </table:table-cell>
          <table:table-cell table:style-name="ce26" table:formula="of:=[.T48]" office:value-type="float" office:value="222.05" calcext:value-type="float">
            <text:p>222</text:p>
          </table:table-cell>
          <table:table-cell table:style-name="ce33" table:formula="of:=[.U48]" office:value-type="float" office:value="218.725" calcext:value-type="float">
            <text:p>219</text:p>
          </table:table-cell>
          <table:table-cell table:style-name="ce33" table:formula="of:=[.V48]" office:value-type="float" office:value="215.4" calcext:value-type="float">
            <text:p>215</text:p>
          </table:table-cell>
          <table:table-cell table:style-name="ce26" table:formula="of:=[.W48]" office:value-type="float" office:value="212.075" calcext:value-type="float">
            <text:p>212</text:p>
          </table:table-cell>
          <table:table-cell table:style-name="ce26" table:formula="of:=[.X48]" office:value-type="float" office:value="208.75" calcext:value-type="float">
            <text:p>209</text:p>
          </table:table-cell>
          <table:table-cell table:style-name="ce26" table:formula="of:=[.Y48]" office:value-type="float" office:value="205.425" calcext:value-type="float">
            <text:p>205</text:p>
          </table:table-cell>
          <table:table-cell table:style-name="ce26" table:formula="of:=[.Z48]" office:value-type="float" office:value="202.1" calcext:value-type="float">
            <text:p>202</text:p>
          </table:table-cell>
          <table:table-cell table:style-name="ce26" table:formula="of:=[.AA48]" office:value-type="float" office:value="198.775" calcext:value-type="float">
            <text:p>199</text:p>
          </table:table-cell>
          <table:table-cell table:style-name="ce26" table:formula="of:=[.AB48]" office:value-type="float" office:value="195.45" calcext:value-type="float">
            <text:p>195</text:p>
          </table:table-cell>
          <table:table-cell table:style-name="ce26" table:formula="of:=[.AC48]" office:value-type="float" office:value="192.125" calcext:value-type="float">
            <text:p>192</text:p>
          </table:table-cell>
          <table:table-cell table:style-name="ce26" table:formula="of:=[.AD48]" office:value-type="float" office:value="188.8" calcext:value-type="float">
            <text:p>189</text:p>
          </table:table-cell>
          <table:table-cell table:style-name="ce26" table:formula="of:=[.AE48]" office:value-type="float" office:value="185.47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27.6" calcext:value-type="float">
            <text:p>127.6</text:p>
          </table:table-cell>
          <table:table-cell table:formula="of:=MOD(720+([.$B49]-(1*MOD(720+[.$B49]-[.$AD49];360)/28)); 360)" office:value-type="float" office:value="127.360714285714" calcext:value-type="float">
            <text:p>127</text:p>
          </table:table-cell>
          <table:table-cell table:formula="of:=MOD(720+([.$B49]-(2*MOD(720+[.$B49]-[.$AD49];360)/28)); 360)" office:value-type="float" office:value="127.121428571429" calcext:value-type="float">
            <text:p>127</text:p>
          </table:table-cell>
          <table:table-cell table:formula="of:=MOD(720+([.$B49]-(3*MOD(720+[.$B49]-[.$AD49];360)/28)); 360)" office:value-type="float" office:value="126.882142857143" calcext:value-type="float">
            <text:p>127</text:p>
          </table:table-cell>
          <table:table-cell table:formula="of:=MOD(720+([.$B49]-(4*MOD(720+[.$B49]-[.$AD49];360)/28)); 360)" office:value-type="float" office:value="126.642857142857" calcext:value-type="float">
            <text:p>127</text:p>
          </table:table-cell>
          <table:table-cell table:formula="of:=MOD(720+([.$B49]-(5*MOD(720+[.$B49]-[.$AD49];360)/28)); 360)" office:value-type="float" office:value="126.403571428571" calcext:value-type="float">
            <text:p>126</text:p>
          </table:table-cell>
          <table:table-cell table:formula="of:=MOD(720+([.$B49]-(6*MOD(720+[.$B49]-[.$AD49];360)/28)); 360)" office:value-type="float" office:value="126.164285714286" calcext:value-type="float">
            <text:p>126</text:p>
          </table:table-cell>
          <table:table-cell table:formula="of:=MOD(720+([.$B49]-(7*MOD(720+[.$B49]-[.$AD49];360)/28)); 360)" office:value-type="float" office:value="125.925" calcext:value-type="float">
            <text:p>126</text:p>
          </table:table-cell>
          <table:table-cell table:formula="of:=MOD(720+([.$B49]-(8*MOD(720+[.$B49]-[.$AD49];360)/28)); 360)" office:value-type="float" office:value="125.685714285714" calcext:value-type="float">
            <text:p>126</text:p>
          </table:table-cell>
          <table:table-cell table:formula="of:=MOD(720+([.$B49]-(9*MOD(720+[.$B49]-[.$AD49];360)/28)); 360)" office:value-type="float" office:value="125.446428571429" calcext:value-type="float">
            <text:p>125</text:p>
          </table:table-cell>
          <table:table-cell table:formula="of:=MOD(720+([.$B49]-(10*MOD(720+[.$B49]-[.$AD49];360)/28)); 360)" office:value-type="float" office:value="125.207142857143" calcext:value-type="float">
            <text:p>125</text:p>
          </table:table-cell>
          <table:table-cell table:formula="of:=MOD(720+([.$B49]-(11*MOD(720+[.$B49]-[.$AD49];360)/28)); 360)" office:value-type="float" office:value="124.967857142857" calcext:value-type="float">
            <text:p>125</text:p>
          </table:table-cell>
          <table:table-cell table:formula="of:=MOD(720+([.$B49]-(12*MOD(720+[.$B49]-[.$AD49];360)/28)); 360)" office:value-type="float" office:value="124.728571428571" calcext:value-type="float">
            <text:p>125</text:p>
          </table:table-cell>
          <table:table-cell table:formula="of:=MOD(720+([.$B49]-(13*MOD(720+[.$B49]-[.$AD49];360)/28)); 360)" office:value-type="float" office:value="124.489285714286" calcext:value-type="float">
            <text:p>124</text:p>
          </table:table-cell>
          <table:table-cell table:formula="of:=MOD(720+([.$B49]-(14*MOD(720+[.$B49]-[.$AD49];360)/28)); 360)" office:value-type="float" office:value="124.25" calcext:value-type="float">
            <text:p>124</text:p>
          </table:table-cell>
          <table:table-cell table:formula="of:=MOD(720+([.$B49]-(15*MOD(720+[.$B49]-[.$AD49];360)/28)); 360)" office:value-type="float" office:value="124.010714285714" calcext:value-type="float">
            <text:p>124</text:p>
          </table:table-cell>
          <table:table-cell table:formula="of:=MOD(720+([.$B49]-(16*MOD(720+[.$B49]-[.$AD49];360)/28)); 360)" office:value-type="float" office:value="123.771428571428" calcext:value-type="float">
            <text:p>124</text:p>
          </table:table-cell>
          <table:table-cell table:formula="of:=MOD(720+([.$B49]-(17*MOD(720+[.$B49]-[.$AD49];360)/28)); 360)" office:value-type="float" office:value="123.532142857143" calcext:value-type="float">
            <text:p>124</text:p>
          </table:table-cell>
          <table:table-cell table:formula="of:=MOD(720+([.$B49]-(18*MOD(720+[.$B49]-[.$AD49];360)/28)); 360)" office:value-type="float" office:value="123.292857142857" calcext:value-type="float">
            <text:p>123</text:p>
          </table:table-cell>
          <table:table-cell table:formula="of:=MOD(720+([.$B49]-(19*MOD(720+[.$B49]-[.$AD49];360)/28)); 360)" office:value-type="float" office:value="123.053571428571" calcext:value-type="float">
            <text:p>123</text:p>
          </table:table-cell>
          <table:table-cell table:formula="of:=MOD(720+([.$B49]-(20*MOD(720+[.$B49]-[.$AD49];360)/28)); 360)" office:value-type="float" office:value="122.814285714286" calcext:value-type="float">
            <text:p>123</text:p>
          </table:table-cell>
          <table:table-cell table:formula="of:=MOD(720+([.$B49]-(21*MOD(720+[.$B49]-[.$AD49];360)/28)); 360)" office:value-type="float" office:value="122.575" calcext:value-type="float">
            <text:p>123</text:p>
          </table:table-cell>
          <table:table-cell table:formula="of:=MOD(720+([.$B49]-(22*MOD(720+[.$B49]-[.$AD49];360)/28)); 360)" office:value-type="float" office:value="122.335714285714" calcext:value-type="float">
            <text:p>122</text:p>
          </table:table-cell>
          <table:table-cell table:formula="of:=MOD(720+([.$B49]-(23*MOD(720+[.$B49]-[.$AD49];360)/28)); 360)" office:value-type="float" office:value="122.096428571429" calcext:value-type="float">
            <text:p>122</text:p>
          </table:table-cell>
          <table:table-cell table:formula="of:=MOD(720+([.$B49]-(24*MOD(720+[.$B49]-[.$AD49];360)/28)); 360)" office:value-type="float" office:value="121.857142857143" calcext:value-type="float">
            <text:p>122</text:p>
          </table:table-cell>
          <table:table-cell table:formula="of:=MOD(720+([.$B49]-(25*MOD(720+[.$B49]-[.$AD49];360)/28)); 360)" office:value-type="float" office:value="121.617857142857" calcext:value-type="float">
            <text:p>122</text:p>
          </table:table-cell>
          <table:table-cell table:formula="of:=MOD(720+([.$B49]-(26*MOD(720+[.$B49]-[.$AD49];360)/28)); 360)" office:value-type="float" office:value="121.378571428571" calcext:value-type="float">
            <text:p>121</text:p>
          </table:table-cell>
          <table:table-cell table:formula="of:=MOD(720+([.$B49]-(27*MOD(720+[.$B49]-[.$AD49];360)/28)); 360)" office:value-type="float" office:value="121.139285714286" calcext:value-type="float">
            <text:p>121</text:p>
          </table:table-cell>
          <table:table-cell table:formula="of:=[.B40]" office:value-type="float" office:value="120.9" calcext:value-type="float">
            <text:p>121</text:p>
          </table:table-cell>
          <table:table-cell table:formula="of:=[.$B49]-(29*([.$B49]-[.$AD49])/28)" office:value-type="float" office:value="120.660714285714" calcext:value-type="float">
            <text:p>121</text:p>
          </table:table-cell>
          <table:table-cell office:value-type="string" calcext:value-type="string">
            <text:p>Sun</text:p>
          </table:table-cell>
          <table:table-cell table:style-name="ce15" table:formula="of:=[.B49]" office:value-type="float" office:value="127.6" calcext:value-type="float">
            <text:p>127.6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49]" office:value-type="float" office:value="120.660714285714" calcext:value-type="float">
            <text:p>120.7</text:p>
          </table:table-cell>
          <table:table-cell table:formula="of:=MOD((([.AG49]+[.AI49])/2)+0;360)" office:value-type="float" office:value="124.130357142857" calcext:value-type="float">
            <text:p>1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52.9" calcext:value-type="float">
            <text:p>152.9</text:p>
          </table:table-cell>
          <table:table-cell table:formula="of:=IF(MIN(ABS(MOD([.C48];90)-MOD([.C49];90));ABS(MOD([.C49];90)-MOD([.C48];90))) &lt; 10; MIN(ABS(MOD([.C48];90)-MOD([.C49];90));ABS(MOD([.C49];90)-MOD([.C48];90)));&quot;&quot;)">
            <text:p/>
          </table:table-cell>
          <table:table-cell table:formula="of:=IF(MIN(ABS(MOD([.D48];90)-MOD([.D49];90));ABS(MOD([.D49];90)-MOD([.D48];90))) &lt; 10; MIN(ABS(MOD([.D48];90)-MOD([.D49];90));ABS(MOD([.D49];90)-MOD([.D48];90)));&quot;&quot;)">
            <text:p/>
          </table:table-cell>
          <table:table-cell table:formula="of:=IF(MIN(ABS(MOD([.E48];90)-MOD([.E49];90));ABS(MOD([.E49];90)-MOD([.E48];90))) &lt; 10; MIN(ABS(MOD([.E48];90)-MOD([.E49];90));ABS(MOD([.E49];90)-MOD([.E48];90)));&quot;&quot;)">
            <text:p/>
          </table:table-cell>
          <table:table-cell table:formula="of:=IF(MIN(ABS(MOD([.F48];90)-MOD([.F49];90));ABS(MOD([.F49];90)-MOD([.F48];90))) &lt; 10; MIN(ABS(MOD([.F48];90)-MOD([.F49];90));ABS(MOD([.F49];90)-MOD([.F48];90)));&quot;&quot;)">
            <text:p/>
          </table:table-cell>
          <table:table-cell table:formula="of:=IF(MIN(ABS(MOD([.G48];90)-MOD([.G49];90));ABS(MOD([.G49];90)-MOD([.G48];90))) &lt; 10; MIN(ABS(MOD([.G48];90)-MOD([.G49];90));ABS(MOD([.G49];90)-MOD([.G48];90)));&quot;&quot;)">
            <text:p/>
          </table:table-cell>
          <table:table-cell table:formula="of:=IF(MIN(ABS(MOD([.H48];90)-MOD([.H49];90));ABS(MOD([.H49];90)-MOD([.H48];90))) &lt; 10; MIN(ABS(MOD([.H48];90)-MOD([.H49];90));ABS(MOD([.H49];90)-MOD([.H48];90)));&quot;&quot;)">
            <text:p/>
          </table:table-cell>
          <table:table-cell table:formula="of:=IF(MIN(ABS(MOD([.I48];90)-MOD([.I49];90));ABS(MOD([.I49];90)-MOD([.I48];90))) &lt; 10; MIN(ABS(MOD([.I48];90)-MOD([.I49];90));ABS(MOD([.I49];90)-MOD([.I48];90)));&quot;&quot;)">
            <text:p/>
          </table:table-cell>
          <table:table-cell table:formula="of:=IF(MIN(ABS(MOD([.J48];90)-MOD([.J49];90));ABS(MOD([.J49];90)-MOD([.J48];90))) &lt; 10; MIN(ABS(MOD([.J48];90)-MOD([.J49];90));ABS(MOD([.J49];90)-MOD([.J48];90)));&quot;&quot;)">
            <text:p/>
          </table:table-cell>
          <table:table-cell table:formula="of:=IF(MIN(ABS(MOD([.K48];90)-MOD([.K49];90));ABS(MOD([.K49];90)-MOD([.K48];90))) &lt; 10; MIN(ABS(MOD([.K48];90)-MOD([.K49];90));ABS(MOD([.K49];90)-MOD([.K48];90)));&quot;&quot;)">
            <text:p/>
          </table:table-cell>
          <table:table-cell table:formula="of:=IF(MIN(ABS(MOD([.L48];90)-MOD([.L49];90));ABS(MOD([.L49];90)-MOD([.L48];90))) &lt; 10; MIN(ABS(MOD([.L48];90)-MOD([.L49];90));ABS(MOD([.L49];90)-MOD([.L48];90)));&quot;&quot;)">
            <text:p/>
          </table:table-cell>
          <table:table-cell table:formula="of:=IF(MIN(ABS(MOD([.M48];90)-MOD([.M49];90));ABS(MOD([.M49];90)-MOD([.M48];90))) &lt; 10; MIN(ABS(MOD([.M48];90)-MOD([.M49];90));ABS(MOD([.M49];90)-MOD([.M48];90)));&quot;&quot;)">
            <text:p/>
          </table:table-cell>
          <table:table-cell table:formula="of:=IF(MIN(ABS(MOD([.N48];90)-MOD([.N49];90));ABS(MOD([.N49];90)-MOD([.N48];90))) &lt; 10; MIN(ABS(MOD([.N48];90)-MOD([.N49];90));ABS(MOD([.N49];90)-MOD([.N48];90)));&quot;&quot;)">
            <text:p/>
          </table:table-cell>
          <table:table-cell table:formula="of:=IF(MIN(ABS(MOD([.O48];90)-MOD([.O49];90));ABS(MOD([.O49];90)-MOD([.O48];90))) &lt; 10; MIN(ABS(MOD([.O48];90)-MOD([.O49];90));ABS(MOD([.O49];90)-MOD([.O48];90)));&quot;&quot;)">
            <text:p/>
          </table:table-cell>
          <table:table-cell table:formula="of:=IF(MIN(ABS(MOD([.P48];90)-MOD([.P49];90));ABS(MOD([.P49];90)-MOD([.P48];90))) &lt; 10; MIN(ABS(MOD([.P48];90)-MOD([.P49];90));ABS(MOD([.P49];90)-MOD([.P48];90)));&quot;&quot;)">
            <text:p/>
          </table:table-cell>
          <table:table-cell table:formula="of:=IF(MIN(ABS(MOD([.Q48];90)-MOD([.Q49];90));ABS(MOD([.Q49];90)-MOD([.Q48];90))) &lt; 10; MIN(ABS(MOD([.Q48];90)-MOD([.Q49];90));ABS(MOD([.Q49];90)-MOD([.Q48];90)));&quot;&quot;)">
            <text:p/>
          </table:table-cell>
          <table:table-cell table:formula="of:=IF(MIN(ABS(MOD([.R48];90)-MOD([.R49];90));ABS(MOD([.R49];90)-MOD([.R48];90))) &lt; 10; MIN(ABS(MOD([.R48];90)-MOD([.R49];90));ABS(MOD([.R49];90)-MOD([.R48];90)));&quot;&quot;)">
            <text:p/>
          </table:table-cell>
          <table:table-cell table:formula="of:=IF(MIN(ABS(MOD([.S48];90)-MOD([.S49];90));ABS(MOD([.S49];90)-MOD([.S48];90))) &lt; 10; MIN(ABS(MOD([.S48];90)-MOD([.S49];90));ABS(MOD([.S49];90)-MOD([.S48];90)));&quot;&quot;)">
            <text:p/>
          </table:table-cell>
          <table:table-cell table:formula="of:=IF(MIN(ABS(MOD([.T48];90)-MOD([.T49];90));ABS(MOD([.T49];90)-MOD([.T48];90))) &lt; 10; MIN(ABS(MOD([.T48];90)-MOD([.T49];90));ABS(MOD([.T49];90)-MOD([.T48];90)));&quot;&quot;)" office:value-type="float" office:value="8.75714285714301" calcext:value-type="float">
            <text:p>9</text:p>
          </table:table-cell>
          <table:table-cell table:formula="of:=IF(MIN(ABS(MOD([.U48];90)-MOD([.U49];90));ABS(MOD([.U49];90)-MOD([.U48];90))) &lt; 10; MIN(ABS(MOD([.U48];90)-MOD([.U49];90));ABS(MOD([.U49];90)-MOD([.U48];90)));&quot;&quot;)" office:value-type="float" office:value="5.67142857142899" calcext:value-type="float">
            <text:p>6</text:p>
          </table:table-cell>
          <table:table-cell table:formula="of:=IF(MIN(ABS(MOD([.V48];90)-MOD([.V49];90));ABS(MOD([.V49];90)-MOD([.V48];90))) &lt; 10; MIN(ABS(MOD([.V48];90)-MOD([.V49];90));ABS(MOD([.V49];90)-MOD([.V48];90)));&quot;&quot;)" office:value-type="float" office:value="2.585714285714" calcext:value-type="float">
            <text:p>3</text:p>
          </table:table-cell>
          <table:table-cell table:formula="of:=IF(MIN(ABS(MOD([.W48];90)-MOD([.W49];90));ABS(MOD([.W49];90)-MOD([.W48];90))) &lt; 10; MIN(ABS(MOD([.W48];90)-MOD([.W49];90));ABS(MOD([.W49];90)-MOD([.W48];90)));&quot;&quot;)" office:value-type="float" office:value="0.500000000000014" calcext:value-type="float">
            <text:p>1</text:p>
          </table:table-cell>
          <table:table-cell table:formula="of:=IF(MIN(ABS(MOD([.X48];90)-MOD([.X49];90));ABS(MOD([.X49];90)-MOD([.X48];90))) &lt; 10; MIN(ABS(MOD([.X48];90)-MOD([.X49];90));ABS(MOD([.X49];90)-MOD([.X48];90)));&quot;&quot;)" office:value-type="float" office:value="3.585714285714" calcext:value-type="float">
            <text:p>4</text:p>
          </table:table-cell>
          <table:table-cell table:formula="of:=IF(MIN(ABS(MOD([.Y48];90)-MOD([.Y49];90));ABS(MOD([.Y49];90)-MOD([.Y48];90))) &lt; 10; MIN(ABS(MOD([.Y48];90)-MOD([.Y49];90));ABS(MOD([.Y49];90)-MOD([.Y48];90)));&quot;&quot;)" office:value-type="float" office:value="6.67142857142899" calcext:value-type="float">
            <text:p>7</text:p>
          </table:table-cell>
          <table:table-cell table:formula="of:=IF(MIN(ABS(MOD([.Z48];90)-MOD([.Z49];90));ABS(MOD([.Z49];90)-MOD([.Z48];90))) &lt; 10; MIN(ABS(MOD([.Z48];90)-MOD([.Z49];90));ABS(MOD([.Z49];90)-MOD([.Z48];90)));&quot;&quot;)" office:value-type="float" office:value="9.75714285714301" calcext:value-type="float">
            <text:p>10</text:p>
          </table:table-cell>
          <table:table-cell table:formula="of:=IF(MIN(ABS(MOD([.AA48];90)-MOD([.AA49];90));ABS(MOD([.AA49];90)-MOD([.AA48];90))) &lt; 10; MIN(ABS(MOD([.AA48];90)-MOD([.AA49];90));ABS(MOD([.AA49];90)-MOD([.AA48];90)));&quot;&quot;)">
            <text:p/>
          </table:table-cell>
          <table:table-cell table:formula="of:=IF(MIN(ABS(MOD([.AB48];90)-MOD([.AB49];90));ABS(MOD([.AB49];90)-MOD([.AB48];90))) &lt; 10; MIN(ABS(MOD([.AB48];90)-MOD([.AB49];90));ABS(MOD([.AB49];90)-MOD([.AB48];90)));&quot;&quot;)">
            <text:p/>
          </table:table-cell>
          <table:table-cell table:formula="of:=IF(MIN(ABS(MOD([.AC48];90)-MOD([.AC49];90));ABS(MOD([.AC49];90)-MOD([.AC48];90))) &lt; 10; MIN(ABS(MOD([.AC48];90)-MOD([.AC49];90));ABS(MOD([.AC49];90)-MOD([.AC48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50]-(29*([.$B50]-[.$AD50])/28)" office:value-type="float" office:value="70.5607142857143" calcext:value-type="float">
            <text:p>71</text:p>
          </table:table-cell>
          <table:table-cell office:value-type="string" calcext:value-type="string">
            <text:p>Mercury</text:p>
          </table:table-cell>
          <table:table-cell table:style-name="ce12" table:formula="of:=[.B50]" office:value-type="float" office:value="152.9" calcext:value-type="float">
            <text:p>152.9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50]" office:value-type="float" office:value="70.5607142857143" calcext:value-type="float">
            <text:p>70.6</text:p>
          </table:table-cell>
          <table:table-cell table:style-name="ce24" table:formula="of:=MOD((([.AG49]+[.AI49])/2)+45;360)" office:value-type="float" office:value="169.130357142857" calcext:value-type="float">
            <text:p>169</text:p>
          </table:table-cell>
          <table:table-cell/>
          <table:table-cell table:style-name="ce63" office:value-type="string" calcext:value-type="string" table:number-columns-spanned="4" table:number-rows-spanned="1">
            <text:p>Capricornus</text:p>
          </table:table-cell>
          <table:covered-table-cell table:number-columns-repeated="3" table:style-name="ce63" office:value-type="string" calcext:value-type="string">
            <text:p>Capricornus</text:p>
          </table:covered-table-cell>
          <table:table-cell table:style-name="ce64" office:value-type="string" calcext:value-type="string" table:number-columns-spanned="9" table:number-rows-spanned="1">
            <text:p>Sagittarius</text:p>
          </table:table-cell>
          <table:covered-table-cell table:style-name="ce34"/>
          <table:covered-table-cell table:number-columns-repeated="2" table:style-name="ce64" office:value-type="string" calcext:value-type="string">
            <text:p>Sagittarius</text:p>
          </table:covered-table-cell>
          <table:covered-table-cell table:number-columns-repeated="5" table:style-name="ce34"/>
          <table:table-cell table:style-name="ce65" office:value-type="string" calcext:value-type="string" table:number-columns-spanned="9" table:number-rows-spanned="1">
            <text:p>Scorpio</text:p>
          </table:table-cell>
          <table:covered-table-cell table:number-columns-repeated="3" table:style-name="ce35"/>
          <table:covered-table-cell table:number-columns-repeated="2" table:style-name="ce65" office:value-type="string" calcext:value-type="string">
            <text:p>Scorpio</text:p>
          </table:covered-table-cell>
          <table:covered-table-cell table:number-columns-repeated="3" table:style-name="ce35"/>
          <table:table-cell table:style-name="ce66" office:value-type="string" calcext:value-type="string" table:number-columns-spanned="8" table:number-rows-spanned="1">
            <text:p>Libra</text:p>
          </table:table-cell>
          <table:covered-table-cell table:number-columns-repeated="7" table:style-name="ce66" office:value-type="string" calcext:value-type="string">
            <text:p>Libra</text:p>
          </table:covered-table-cell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47.4" calcext:value-type="float">
            <text:p>147.4</text:p>
          </table:table-cell>
          <table:table-cell table:number-columns-repeated="3"/>
          <table:table-cell table:formula="of:=[.$AD51]+(6 * ([.$B51]-[.$AD51])/7)" office:value-type="float" office:value="145.185714285714" calcext:value-type="float">
            <text:p>145</text:p>
          </table:table-cell>
          <table:table-cell table:number-columns-repeated="3"/>
          <table:table-cell table:formula="of:=[.$AD51]+(6 * ([.$B51]-[.$AD51])/7)" office:value-type="float" office:value="145.185714285714" calcext:value-type="float">
            <text:p>145</text:p>
          </table:table-cell>
          <table:table-cell table:number-columns-repeated="3"/>
          <table:table-cell table:formula="of:=[.$AD51]+(6 * ([.$B51]-[.$AD51])/7)" office:value-type="float" office:value="145.185714285714" calcext:value-type="float">
            <text:p>145</text:p>
          </table:table-cell>
          <table:table-cell table:number-columns-repeated="3"/>
          <table:table-cell table:formula="of:=[.$AD51]+(6 * ([.$B51]-[.$AD51])/7)" office:value-type="float" office:value="145.185714285714" calcext:value-type="float">
            <text:p>145</text:p>
          </table:table-cell>
          <table:table-cell table:number-columns-repeated="3"/>
          <table:table-cell table:formula="of:=[.$AD51]+(6 * ([.$B51]-[.$AD51])/7)" office:value-type="float" office:value="145.185714285714" calcext:value-type="float">
            <text:p>145</text:p>
          </table:table-cell>
          <table:table-cell table:number-columns-repeated="3"/>
          <table:table-cell table:formula="of:=[.$AD51]+(6 * ([.$B51]-[.$AD51])/7)" office:value-type="float" office:value="145.185714285714" calcext:value-type="float">
            <text:p>145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51]-(29*([.$B51]-[.$AD51])/28)" office:value-type="float" office:value="131.346428571429" calcext:value-type="float">
            <text:p>131</text:p>
          </table:table-cell>
          <table:table-cell office:value-type="string" calcext:value-type="string">
            <text:p>Venus</text:p>
          </table:table-cell>
          <table:table-cell table:style-name="ce10" table:formula="of:=[.B51]" office:value-type="float" office:value="147.4" calcext:value-type="float">
            <text:p>147.4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51]" office:value-type="float" office:value="131.346428571429" calcext:value-type="float">
            <text:p>131.3</text:p>
          </table:table-cell>
          <table:table-cell table:formula="of:=MOD((([.AG49]+[.AI49])/2)+90;360)" office:value-type="float" office:value="214.130357142857" calcext:value-type="float">
            <text:p>214</text:p>
          </table:table-cell>
          <table:table-cell table:number-columns-repeated="32"/>
          <table:table-cell table:style-name="ce1" table:number-columns-repeated="2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162.6" calcext:value-type="float">
            <text:p>162.6</text:p>
          </table:table-cell>
          <table:table-cell table:number-columns-repeated="3"/>
          <table:table-cell table:formula="of:=[.$AD52]+(6 * ([.$B52]-[.$AD52])/7)" office:value-type="float" office:value="161.985714285714" calcext:value-type="float">
            <text:p>162</text:p>
          </table:table-cell>
          <table:table-cell table:number-columns-repeated="3"/>
          <table:table-cell table:formula="of:=[.$AD52]+(5 * ([.$B52]-[.$AD52])/7)" office:value-type="float" office:value="161.371428571429" calcext:value-type="float">
            <text:p>161</text:p>
          </table:table-cell>
          <table:table-cell table:number-columns-repeated="3"/>
          <table:table-cell table:formula="of:=[.$AD52]+(4 * ([.$B52]-[.$AD52])/7)" office:value-type="float" office:value="160.757142857143" calcext:value-type="float">
            <text:p>161</text:p>
          </table:table-cell>
          <table:table-cell table:number-columns-repeated="3"/>
          <table:table-cell table:formula="of:=[.$AD52]+(3 * ([.$B52]-[.$AD52])/7)" office:value-type="float" office:value="160.142857142857" calcext:value-type="float">
            <text:p>160</text:p>
          </table:table-cell>
          <table:table-cell table:number-columns-repeated="3"/>
          <table:table-cell table:formula="of:=[.$AD52]+(2 * ([.$B52]-[.$AD52])/7)" office:value-type="float" office:value="159.528571428571" calcext:value-type="float">
            <text:p>160</text:p>
          </table:table-cell>
          <table:table-cell table:number-columns-repeated="3"/>
          <table:table-cell table:formula="of:=[.$AD52]+(1*([.$B52]-[.$AD52])/7)" office:value-type="float" office:value="158.914285714286" calcext:value-type="float">
            <text:p>159</text:p>
          </table:table-cell>
          <table:table-cell table:number-columns-repeated="3"/>
          <table:table-cell table:formula="of:=[.B43]" office:value-type="float" office:value="158.3" calcext:value-type="float">
            <text:p>158</text:p>
          </table:table-cell>
          <table:table-cell table:formula="of:=[.$B52]-(29*([.$B52]-[.$AD52])/28)" office:value-type="float" office:value="158.146428571429" calcext:value-type="float">
            <text:p>158</text:p>
          </table:table-cell>
          <table:table-cell office:value-type="string" calcext:value-type="string">
            <text:p>Mars</text:p>
          </table:table-cell>
          <table:table-cell table:style-name="ce13" table:formula="of:=[.B52]" office:value-type="float" office:value="162.6" calcext:value-type="float">
            <text:p>162.6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52]" office:value-type="float" office:value="158.146428571429" calcext:value-type="float">
            <text:p>158.1</text:p>
          </table:table-cell>
          <table:table-cell table:style-name="ce24" table:formula="of:=MOD((([.AG49]+[.AI49])/2)+135;360)" office:value-type="float" office:value="259.130357142857" calcext:value-type="float">
            <text:p>259</text:p>
          </table:table-cell>
          <table:table-cell table:number-columns-repeated="32"/>
          <table:table-cell table:style-name="ce1" table:number-columns-repeated="2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3.6" calcext:value-type="float">
            <text:p>43.6</text:p>
          </table:table-cell>
          <table:table-cell table:number-columns-repeated="3"/>
          <table:table-cell table:formula="of:=[.$AD53]+(6 * ([.$B53]-[.$AD53])/7)" office:value-type="float" office:value="43.4857142857143" calcext:value-type="float">
            <text:p>43</text:p>
          </table:table-cell>
          <table:table-cell table:number-columns-repeated="3"/>
          <table:table-cell table:formula="of:=[.$AD53]+(5 * ([.$B53]-[.$AD53])/7)" office:value-type="float" office:value="43.3714285714286" calcext:value-type="float">
            <text:p>43</text:p>
          </table:table-cell>
          <table:table-cell table:number-columns-repeated="3"/>
          <table:table-cell table:formula="of:=[.$AD53]+(4 * ([.$B53]-[.$AD53])/7)" office:value-type="float" office:value="43.2571428571429" calcext:value-type="float">
            <text:p>43</text:p>
          </table:table-cell>
          <table:table-cell table:number-columns-repeated="3"/>
          <table:table-cell table:formula="of:=[.$AD53]+(3 * ([.$B53]-[.$AD53])/7)" office:value-type="float" office:value="43.1428571428571" calcext:value-type="float">
            <text:p>43</text:p>
          </table:table-cell>
          <table:table-cell table:number-columns-repeated="3"/>
          <table:table-cell table:formula="of:=[.$AD53]+(2 * ([.$B53]-[.$AD53])/7)" office:value-type="float" office:value="43.0285714285714" calcext:value-type="float">
            <text:p>43</text:p>
          </table:table-cell>
          <table:table-cell table:number-columns-repeated="3"/>
          <table:table-cell table:formula="of:=[.$AD53]+(1*([.$B53]-[.$AD53])/7)" office:value-type="float" office:value="42.9142857142857" calcext:value-type="float">
            <text:p>43</text:p>
          </table:table-cell>
          <table:table-cell table:number-columns-repeated="3"/>
          <table:table-cell table:formula="of:=[.B44]" office:value-type="float" office:value="42.8" calcext:value-type="float">
            <text:p>43</text:p>
          </table:table-cell>
          <table:table-cell table:formula="of:=[.$B53]-(29*([.$B53]-[.$AD53])/28)" office:value-type="float" office:value="42.7714285714286" calcext:value-type="float">
            <text:p>43</text:p>
          </table:table-cell>
          <table:table-cell office:value-type="string" calcext:value-type="string">
            <text:p>Jupiter</text:p>
          </table:table-cell>
          <table:table-cell table:style-name="ce11" table:formula="of:=[.B53]" office:value-type="float" office:value="43.6" calcext:value-type="float">
            <text:p>43.6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53]" office:value-type="float" office:value="42.7714285714286" calcext:value-type="float">
            <text:p>42.8</text:p>
          </table:table-cell>
          <table:table-cell table:formula="of:=MOD((([.AG49]+[.AI49])/2)+180;360)" office:value-type="float" office:value="304.130357142857" calcext:value-type="float">
            <text:p>304</text:p>
          </table:table-cell>
          <table:table-cell table:number-columns-repeated="32"/>
          <table:table-cell table:style-name="ce1" table:number-columns-repeated="2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5.8" calcext:value-type="float">
            <text:p>335.8</text:p>
          </table:table-cell>
          <table:table-cell table:number-columns-repeated="3"/>
          <table:table-cell table:formula="of:=[.$AD54]+(6 * ([.$B54]-[.$AD54])/7)" office:value-type="float" office:value="335.857142857143" calcext:value-type="float">
            <text:p>336</text:p>
          </table:table-cell>
          <table:table-cell table:number-columns-repeated="3"/>
          <table:table-cell table:formula="of:=[.$AD54]+(5 * ([.$B54]-[.$AD54])/7)" office:value-type="float" office:value="335.914285714286" calcext:value-type="float">
            <text:p>336</text:p>
          </table:table-cell>
          <table:table-cell table:number-columns-repeated="3"/>
          <table:table-cell table:formula="of:=[.$AD54]+(4 * ([.$B54]-[.$AD54])/7)" office:value-type="float" office:value="335.971428571429" calcext:value-type="float">
            <text:p>336</text:p>
          </table:table-cell>
          <table:table-cell table:number-columns-repeated="3"/>
          <table:table-cell table:formula="of:=[.$AD54]+(3 * ([.$B54]-[.$AD54])/7)" office:value-type="float" office:value="336.028571428571" calcext:value-type="float">
            <text:p>336</text:p>
          </table:table-cell>
          <table:table-cell table:number-columns-repeated="3"/>
          <table:table-cell table:formula="of:=[.$AD54]+(2 * ([.$B54]-[.$AD54])/7)" office:value-type="float" office:value="336.085714285714" calcext:value-type="float">
            <text:p>336</text:p>
          </table:table-cell>
          <table:table-cell table:number-columns-repeated="3"/>
          <table:table-cell table:formula="of:=[.$AD54]+(1*([.$B54]-[.$AD54])/7)" office:value-type="float" office:value="336.142857142857" calcext:value-type="float">
            <text:p>336</text:p>
          </table:table-cell>
          <table:table-cell table:number-columns-repeated="3"/>
          <table:table-cell table:formula="of:=[.B45]" office:value-type="float" office:value="336.2" calcext:value-type="float">
            <text:p>336</text:p>
          </table:table-cell>
          <table:table-cell table:formula="of:=[.$B54]-(29*([.$B54]-[.$AD54])/28)" office:value-type="float" office:value="336.214285714286" calcext:value-type="float">
            <text:p>336</text:p>
          </table:table-cell>
          <table:table-cell office:value-type="string" calcext:value-type="string">
            <text:p>Saturn</text:p>
          </table:table-cell>
          <table:table-cell table:style-name="ce9" table:formula="of:=[.B54]" office:value-type="float" office:value="335.8" calcext:value-type="float">
            <text:p>335.8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54]" office:value-type="float" office:value="336.214285714286" calcext:value-type="float">
            <text:p>336.2</text:p>
          </table:table-cell>
          <table:table-cell table:style-name="ce24" table:formula="of:=MOD((([.AG49]+[.AI49])/2)+225;360)" office:value-type="float" office:value="349.130357142857" calcext:value-type="float">
            <text:p>349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49]+[.AI49])/2)+270;360)" office:value-type="float" office:value="34.1303571428572" calcext:value-type="float">
            <text:p>34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56]+1" office:value-type="float" office:value="7" calcext:value-type="float">
            <text:p>7</text:p>
          </table:table-cell>
          <table:table-cell table:style-name="ce30"/>
          <table:table-cell table:style-name="ce31"/>
          <table:table-cell table:style-name="ce30"/>
          <table:table-cell table:style-name="ce3" table:formula="of:=[.J56]+1" office:value-type="float" office:value="6" calcext:value-type="float">
            <text:p>6</text:p>
          </table:table-cell>
          <table:table-cell table:style-name="ce30"/>
          <table:table-cell table:style-name="ce31"/>
          <table:table-cell table:style-name="ce30"/>
          <table:table-cell table:style-name="ce3" table:formula="of:=[.N56]+1" office:value-type="float" office:value="5" calcext:value-type="float">
            <text:p>5</text:p>
          </table:table-cell>
          <table:table-cell table:style-name="ce30"/>
          <table:table-cell table:style-name="ce31"/>
          <table:table-cell table:style-name="ce30"/>
          <table:table-cell table:style-name="ce3" table:formula="of:=[.R56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V56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Aug</text:p>
          </table:table-cell>
          <table:table-cell table:style-name="ce30"/>
          <table:table-cell table:style-name="ce31"/>
          <table:table-cell table:style-name="ce30"/>
          <table:table-cell table:style-name="ce3" table:formula="of:=[.B47]" office:value-type="float" office:value="31" calcext:value-type="float">
            <text:p>31</text:p>
          </table:table-cell>
          <table:table-cell table:style-name="ce30"/>
          <table:table-cell table:number-columns-repeated="4"/>
          <table:table-cell table:style-name="ce24" table:formula="of:=MOD((([.AG49]+[.AI49])/2)+315;360)" office:value-type="float" office:value="79.1303571428572" calcext:value-type="float">
            <text:p>79</text:p>
          </table:table-cell>
          <table:table-cell/>
          <table:table-cell table:style-name="ce3" table:formula="of:=[.AP56]+1" office:value-type="float" office:value="7" calcext:value-type="float">
            <text:p>7</text:p>
          </table:table-cell>
          <table:table-cell table:style-name="ce30"/>
          <table:table-cell table:style-name="ce31"/>
          <table:table-cell table:style-name="ce30"/>
          <table:table-cell table:style-name="ce3" table:formula="of:=[.AT56]+1" office:value-type="float" office:value="6" calcext:value-type="float">
            <text:p>6</text:p>
          </table:table-cell>
          <table:table-cell table:style-name="ce30"/>
          <table:table-cell table:style-name="ce31"/>
          <table:table-cell table:style-name="ce30"/>
          <table:table-cell table:style-name="ce3" table:formula="of:=[.AX56]+1" office:value-type="float" office:value="5" calcext:value-type="float">
            <text:p>5</text:p>
          </table:table-cell>
          <table:table-cell table:style-name="ce30"/>
          <table:table-cell table:style-name="ce31"/>
          <table:table-cell table:style-name="ce30"/>
          <table:table-cell table:style-name="ce3" table:formula="of:=[.BB56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BF56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Aug</text:p>
          </table:table-cell>
          <table:table-cell table:style-name="ce30"/>
          <table:table-cell table:style-name="ce31"/>
          <table:table-cell table:style-name="ce30"/>
          <table:table-cell table:style-name="ce3" table:formula="of:=[.AL47]" office:value-type="float" office:value="31" calcext:value-type="float">
            <text:p>31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26.2" calcext:value-type="float">
            <text:p>26.2</text:p>
          </table:table-cell>
          <table:table-cell table:formula="of:=MOD(720+([.$B57]-(1*MOD(720+[.$B57]-[.$AD57];360)/28)); 360)" office:value-type="float" office:value="22.475" calcext:value-type="float">
            <text:p>22</text:p>
          </table:table-cell>
          <table:table-cell table:formula="of:=MOD(720+([.$B57]-(2*MOD(720+[.$B57]-[.$AD57];360)/28)); 360)" office:value-type="float" office:value="18.75" calcext:value-type="float">
            <text:p>19</text:p>
          </table:table-cell>
          <table:table-cell table:formula="of:=MOD(720+([.$B57]-(3*MOD(720+[.$B57]-[.$AD57];360)/28)); 360)" office:value-type="float" office:value="15.025" calcext:value-type="float">
            <text:p>15</text:p>
          </table:table-cell>
          <table:table-cell table:formula="of:=MOD(720+([.$B57]-(4*MOD(720+[.$B57]-[.$AD57];360)/28)); 360)" office:value-type="float" office:value="11.3" calcext:value-type="float">
            <text:p>11</text:p>
          </table:table-cell>
          <table:table-cell table:formula="of:=MOD(720+([.$B57]-(5*MOD(720+[.$B57]-[.$AD57];360)/28)); 360)" office:value-type="float" office:value="7.57500000000005" calcext:value-type="float">
            <text:p>8</text:p>
          </table:table-cell>
          <table:table-cell table:formula="of:=MOD(720+([.$B57]-(6*MOD(720+[.$B57]-[.$AD57];360)/28)); 360)" office:value-type="float" office:value="3.85000000000002" calcext:value-type="float">
            <text:p>4</text:p>
          </table:table-cell>
          <table:table-cell table:formula="of:=MOD(720+([.$B57]-(7*MOD(720+[.$B57]-[.$AD57];360)/28)); 360)" office:value-type="float" office:value="0.125" calcext:value-type="float">
            <text:p>0</text:p>
          </table:table-cell>
          <table:table-cell table:formula="of:=MOD(720+([.$B57]-(8*MOD(720+[.$B57]-[.$AD57];360)/28)); 360)" office:value-type="float" office:value="356.4" calcext:value-type="float">
            <text:p>356</text:p>
          </table:table-cell>
          <table:table-cell table:formula="of:=MOD(720+([.$B57]-(9*MOD(720+[.$B57]-[.$AD57];360)/28)); 360)" office:value-type="float" office:value="352.675" calcext:value-type="float">
            <text:p>353</text:p>
          </table:table-cell>
          <table:table-cell table:formula="of:=MOD(720+([.$B57]-(10*MOD(720+[.$B57]-[.$AD57];360)/28)); 360)" office:value-type="float" office:value="348.95" calcext:value-type="float">
            <text:p>349</text:p>
          </table:table-cell>
          <table:table-cell table:formula="of:=MOD(720+([.$B57]-(11*MOD(720+[.$B57]-[.$AD57];360)/28)); 360)" office:value-type="float" office:value="345.225" calcext:value-type="float">
            <text:p>345</text:p>
          </table:table-cell>
          <table:table-cell table:formula="of:=MOD(720+([.$B57]-(12*MOD(720+[.$B57]-[.$AD57];360)/28)); 360)" office:value-type="float" office:value="341.5" calcext:value-type="float">
            <text:p>342</text:p>
          </table:table-cell>
          <table:table-cell table:formula="of:=MOD(720+([.$B57]-(13*MOD(720+[.$B57]-[.$AD57];360)/28)); 360)" office:value-type="float" office:value="337.775" calcext:value-type="float">
            <text:p>338</text:p>
          </table:table-cell>
          <table:table-cell table:formula="of:=MOD(720+([.$B57]-(14*MOD(720+[.$B57]-[.$AD57];360)/28)); 360)" office:value-type="float" office:value="334.05" calcext:value-type="float">
            <text:p>334</text:p>
          </table:table-cell>
          <table:table-cell table:formula="of:=MOD(720+([.$B57]-(15*MOD(720+[.$B57]-[.$AD57];360)/28)); 360)" office:value-type="float" office:value="330.325" calcext:value-type="float">
            <text:p>330</text:p>
          </table:table-cell>
          <table:table-cell table:formula="of:=MOD(720+([.$B57]-(16*MOD(720+[.$B57]-[.$AD57];360)/28)); 360)" office:value-type="float" office:value="326.6" calcext:value-type="float">
            <text:p>327</text:p>
          </table:table-cell>
          <table:table-cell table:formula="of:=MOD(720+([.$B57]-(17*MOD(720+[.$B57]-[.$AD57];360)/28)); 360)" office:value-type="float" office:value="322.875" calcext:value-type="float">
            <text:p>323</text:p>
          </table:table-cell>
          <table:table-cell table:formula="of:=MOD(720+([.$B57]-(18*MOD(720+[.$B57]-[.$AD57];360)/28)); 360)" office:value-type="float" office:value="319.15" calcext:value-type="float">
            <text:p>319</text:p>
          </table:table-cell>
          <table:table-cell table:formula="of:=MOD(720+([.$B57]-(19*MOD(720+[.$B57]-[.$AD57];360)/28)); 360)" office:value-type="float" office:value="315.425" calcext:value-type="float">
            <text:p>315</text:p>
          </table:table-cell>
          <table:table-cell table:formula="of:=MOD(720+([.$B57]-(20*MOD(720+[.$B57]-[.$AD57];360)/28)); 360)" office:value-type="float" office:value="311.7" calcext:value-type="float">
            <text:p>312</text:p>
          </table:table-cell>
          <table:table-cell table:formula="of:=MOD(720+([.$B57]-(21*MOD(720+[.$B57]-[.$AD57];360)/28)); 360)" office:value-type="float" office:value="307.975" calcext:value-type="float">
            <text:p>308</text:p>
          </table:table-cell>
          <table:table-cell table:formula="of:=MOD(720+([.$B57]-(22*MOD(720+[.$B57]-[.$AD57];360)/28)); 360)" office:value-type="float" office:value="304.25" calcext:value-type="float">
            <text:p>304</text:p>
          </table:table-cell>
          <table:table-cell table:formula="of:=MOD(720+([.$B57]-(23*MOD(720+[.$B57]-[.$AD57];360)/28)); 360)" office:value-type="float" office:value="300.525" calcext:value-type="float">
            <text:p>301</text:p>
          </table:table-cell>
          <table:table-cell table:formula="of:=MOD(720+([.$B57]-(24*MOD(720+[.$B57]-[.$AD57];360)/28)); 360)" office:value-type="float" office:value="296.8" calcext:value-type="float">
            <text:p>297</text:p>
          </table:table-cell>
          <table:table-cell table:formula="of:=MOD(720+([.$B57]-(25*MOD(720+[.$B57]-[.$AD57];360)/28)); 360)" office:value-type="float" office:value="293.075" calcext:value-type="float">
            <text:p>293</text:p>
          </table:table-cell>
          <table:table-cell table:formula="of:=MOD(720+([.$B57]-(26*MOD(720+[.$B57]-[.$AD57];360)/28)); 360)" office:value-type="float" office:value="289.35" calcext:value-type="float">
            <text:p>289</text:p>
          </table:table-cell>
          <table:table-cell table:formula="of:=MOD(720+([.$B57]-(27*MOD(720+[.$B57]-[.$AD57];360)/28)); 360)" office:value-type="float" office:value="285.625" calcext:value-type="float">
            <text:p>286</text:p>
          </table:table-cell>
          <table:table-cell table:formula="of:=[.$B48]" office:value-type="float" office:value="281.9" calcext:value-type="float">
            <text:p>282</text:p>
          </table:table-cell>
          <table:table-cell table:formula="of:=MOD(720+([.$B57]-(29*MOD(720+[.$B57]-[.$AD57];360)/28)); 360)" office:value-type="float" office:value="278.175" calcext:value-type="float">
            <text:p>278</text:p>
          </table:table-cell>
          <table:table-cell office:value-type="string" calcext:value-type="string">
            <text:p>Moon</text:p>
          </table:table-cell>
          <table:table-cell table:style-name="ce3" table:formula="of:=[.B57]" office:value-type="float" office:value="26.2" calcext:value-type="float">
            <text:p>26.2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57]" office:value-type="float" office:value="278.175" calcext:value-type="float">
            <text:p>278.2</text:p>
          </table:table-cell>
          <table:table-cell table:style-name="ce16" table:formula="of:=MOD(360+[.AG57]-[.AI57];360)" office:value-type="float" office:value="108.025" calcext:value-type="float">
            <text:p>108.0</text:p>
          </table:table-cell>
          <table:table-cell/>
          <table:table-cell table:style-name="ce26" table:formula="of:=[.B57]" office:value-type="float" office:value="26.2" calcext:value-type="float">
            <text:p>26</text:p>
          </table:table-cell>
          <table:table-cell table:style-name="ce26" table:formula="of:=[.C57]" office:value-type="float" office:value="22.475" calcext:value-type="float">
            <text:p>22</text:p>
          </table:table-cell>
          <table:table-cell table:style-name="ce26" table:formula="of:=[.D57]" office:value-type="float" office:value="18.75" calcext:value-type="float">
            <text:p>19</text:p>
          </table:table-cell>
          <table:table-cell table:style-name="ce26" table:formula="of:=[.E57]" office:value-type="float" office:value="15.025" calcext:value-type="float">
            <text:p>15</text:p>
          </table:table-cell>
          <table:table-cell table:style-name="ce26" table:formula="of:=[.F57]" office:value-type="float" office:value="11.3" calcext:value-type="float">
            <text:p>11</text:p>
          </table:table-cell>
          <table:table-cell table:style-name="ce26" table:formula="of:=[.G57]" office:value-type="float" office:value="7.57500000000005" calcext:value-type="float">
            <text:p>8</text:p>
          </table:table-cell>
          <table:table-cell table:style-name="ce26" table:formula="of:=[.H57]" office:value-type="float" office:value="3.85000000000002" calcext:value-type="float">
            <text:p>4</text:p>
          </table:table-cell>
          <table:table-cell table:style-name="ce26" table:formula="of:=[.I57]" office:value-type="float" office:value="0.125" calcext:value-type="float">
            <text:p>0</text:p>
          </table:table-cell>
          <table:table-cell table:style-name="ce26" table:formula="of:=[.J57]" office:value-type="float" office:value="356.4" calcext:value-type="float">
            <text:p>356</text:p>
          </table:table-cell>
          <table:table-cell table:style-name="ce26" table:formula="of:=[.K57]" office:value-type="float" office:value="352.675" calcext:value-type="float">
            <text:p>353</text:p>
          </table:table-cell>
          <table:table-cell table:style-name="ce26" table:formula="of:=[.L57]" office:value-type="float" office:value="348.95" calcext:value-type="float">
            <text:p>349</text:p>
          </table:table-cell>
          <table:table-cell table:style-name="ce26" table:formula="of:=[.M57]" office:value-type="float" office:value="345.225" calcext:value-type="float">
            <text:p>345</text:p>
          </table:table-cell>
          <table:table-cell table:style-name="ce26" table:formula="of:=[.N57]" office:value-type="float" office:value="341.5" calcext:value-type="float">
            <text:p>342</text:p>
          </table:table-cell>
          <table:table-cell table:style-name="ce26" table:formula="of:=[.O57]" office:value-type="float" office:value="337.775" calcext:value-type="float">
            <text:p>338</text:p>
          </table:table-cell>
          <table:table-cell table:style-name="ce26" table:formula="of:=[.P57]" office:value-type="float" office:value="334.05" calcext:value-type="float">
            <text:p>334</text:p>
          </table:table-cell>
          <table:table-cell table:style-name="ce26" table:formula="of:=[.Q57]" office:value-type="float" office:value="330.325" calcext:value-type="float">
            <text:p>330</text:p>
          </table:table-cell>
          <table:table-cell table:style-name="ce26" table:formula="of:=[.R57]" office:value-type="float" office:value="326.6" calcext:value-type="float">
            <text:p>327</text:p>
          </table:table-cell>
          <table:table-cell table:style-name="ce26" table:formula="of:=[.S57]" office:value-type="float" office:value="322.875" calcext:value-type="float">
            <text:p>323</text:p>
          </table:table-cell>
          <table:table-cell table:style-name="ce26" table:formula="of:=[.T57]" office:value-type="float" office:value="319.15" calcext:value-type="float">
            <text:p>319</text:p>
          </table:table-cell>
          <table:table-cell table:style-name="ce33" table:formula="of:=[.U57]" office:value-type="float" office:value="315.425" calcext:value-type="float">
            <text:p>315</text:p>
          </table:table-cell>
          <table:table-cell table:style-name="ce33" table:formula="of:=[.V57]" office:value-type="float" office:value="311.7" calcext:value-type="float">
            <text:p>312</text:p>
          </table:table-cell>
          <table:table-cell table:style-name="ce26" table:formula="of:=[.W57]" office:value-type="float" office:value="307.975" calcext:value-type="float">
            <text:p>308</text:p>
          </table:table-cell>
          <table:table-cell table:style-name="ce26" table:formula="of:=[.X57]" office:value-type="float" office:value="304.25" calcext:value-type="float">
            <text:p>304</text:p>
          </table:table-cell>
          <table:table-cell table:style-name="ce26" table:formula="of:=[.Y57]" office:value-type="float" office:value="300.525" calcext:value-type="float">
            <text:p>301</text:p>
          </table:table-cell>
          <table:table-cell table:style-name="ce26" table:formula="of:=[.Z57]" office:value-type="float" office:value="296.8" calcext:value-type="float">
            <text:p>297</text:p>
          </table:table-cell>
          <table:table-cell table:style-name="ce26" table:formula="of:=[.AA57]" office:value-type="float" office:value="293.075" calcext:value-type="float">
            <text:p>293</text:p>
          </table:table-cell>
          <table:table-cell table:style-name="ce26" table:formula="of:=[.AB57]" office:value-type="float" office:value="289.35" calcext:value-type="float">
            <text:p>289</text:p>
          </table:table-cell>
          <table:table-cell table:style-name="ce26" table:formula="of:=[.AC57]" office:value-type="float" office:value="285.625" calcext:value-type="float">
            <text:p>286</text:p>
          </table:table-cell>
          <table:table-cell table:style-name="ce26" table:formula="of:=[.AD57]" office:value-type="float" office:value="281.9" calcext:value-type="float">
            <text:p>282</text:p>
          </table:table-cell>
          <table:table-cell table:style-name="ce26" table:formula="of:=[.AE57]" office:value-type="float" office:value="278.175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34.2" calcext:value-type="float">
            <text:p>134.2</text:p>
          </table:table-cell>
          <table:table-cell table:formula="of:=MOD(720+([.$B58]-(1*MOD(720+[.$B58]-[.$AD58];360)/28)); 360)" office:value-type="float" office:value="133.964285714286" calcext:value-type="float">
            <text:p>134</text:p>
          </table:table-cell>
          <table:table-cell table:formula="of:=MOD(720+([.$B58]-(2*MOD(720+[.$B58]-[.$AD58];360)/28)); 360)" office:value-type="float" office:value="133.728571428571" calcext:value-type="float">
            <text:p>134</text:p>
          </table:table-cell>
          <table:table-cell table:formula="of:=MOD(720+([.$B58]-(3*MOD(720+[.$B58]-[.$AD58];360)/28)); 360)" office:value-type="float" office:value="133.492857142857" calcext:value-type="float">
            <text:p>133</text:p>
          </table:table-cell>
          <table:table-cell table:formula="of:=MOD(720+([.$B58]-(4*MOD(720+[.$B58]-[.$AD58];360)/28)); 360)" office:value-type="float" office:value="133.257142857143" calcext:value-type="float">
            <text:p>133</text:p>
          </table:table-cell>
          <table:table-cell table:formula="of:=MOD(720+([.$B58]-(5*MOD(720+[.$B58]-[.$AD58];360)/28)); 360)" office:value-type="float" office:value="133.021428571429" calcext:value-type="float">
            <text:p>133</text:p>
          </table:table-cell>
          <table:table-cell table:formula="of:=MOD(720+([.$B58]-(6*MOD(720+[.$B58]-[.$AD58];360)/28)); 360)" office:value-type="float" office:value="132.785714285714" calcext:value-type="float">
            <text:p>133</text:p>
          </table:table-cell>
          <table:table-cell table:formula="of:=MOD(720+([.$B58]-(7*MOD(720+[.$B58]-[.$AD58];360)/28)); 360)" office:value-type="float" office:value="132.55" calcext:value-type="float">
            <text:p>133</text:p>
          </table:table-cell>
          <table:table-cell table:formula="of:=MOD(720+([.$B58]-(8*MOD(720+[.$B58]-[.$AD58];360)/28)); 360)" office:value-type="float" office:value="132.314285714286" calcext:value-type="float">
            <text:p>132</text:p>
          </table:table-cell>
          <table:table-cell table:formula="of:=MOD(720+([.$B58]-(9*MOD(720+[.$B58]-[.$AD58];360)/28)); 360)" office:value-type="float" office:value="132.078571428571" calcext:value-type="float">
            <text:p>132</text:p>
          </table:table-cell>
          <table:table-cell table:formula="of:=MOD(720+([.$B58]-(10*MOD(720+[.$B58]-[.$AD58];360)/28)); 360)" office:value-type="float" office:value="131.842857142857" calcext:value-type="float">
            <text:p>132</text:p>
          </table:table-cell>
          <table:table-cell table:formula="of:=MOD(720+([.$B58]-(11*MOD(720+[.$B58]-[.$AD58];360)/28)); 360)" office:value-type="float" office:value="131.607142857143" calcext:value-type="float">
            <text:p>132</text:p>
          </table:table-cell>
          <table:table-cell table:formula="of:=MOD(720+([.$B58]-(12*MOD(720+[.$B58]-[.$AD58];360)/28)); 360)" office:value-type="float" office:value="131.371428571429" calcext:value-type="float">
            <text:p>131</text:p>
          </table:table-cell>
          <table:table-cell table:formula="of:=MOD(720+([.$B58]-(13*MOD(720+[.$B58]-[.$AD58];360)/28)); 360)" office:value-type="float" office:value="131.135714285714" calcext:value-type="float">
            <text:p>131</text:p>
          </table:table-cell>
          <table:table-cell table:formula="of:=MOD(720+([.$B58]-(14*MOD(720+[.$B58]-[.$AD58];360)/28)); 360)" office:value-type="float" office:value="130.9" calcext:value-type="float">
            <text:p>131</text:p>
          </table:table-cell>
          <table:table-cell table:formula="of:=MOD(720+([.$B58]-(15*MOD(720+[.$B58]-[.$AD58];360)/28)); 360)" office:value-type="float" office:value="130.664285714286" calcext:value-type="float">
            <text:p>131</text:p>
          </table:table-cell>
          <table:table-cell table:formula="of:=MOD(720+([.$B58]-(16*MOD(720+[.$B58]-[.$AD58];360)/28)); 360)" office:value-type="float" office:value="130.428571428571" calcext:value-type="float">
            <text:p>130</text:p>
          </table:table-cell>
          <table:table-cell table:formula="of:=MOD(720+([.$B58]-(17*MOD(720+[.$B58]-[.$AD58];360)/28)); 360)" office:value-type="float" office:value="130.192857142857" calcext:value-type="float">
            <text:p>130</text:p>
          </table:table-cell>
          <table:table-cell table:formula="of:=MOD(720+([.$B58]-(18*MOD(720+[.$B58]-[.$AD58];360)/28)); 360)" office:value-type="float" office:value="129.957142857143" calcext:value-type="float">
            <text:p>130</text:p>
          </table:table-cell>
          <table:table-cell table:formula="of:=MOD(720+([.$B58]-(19*MOD(720+[.$B58]-[.$AD58];360)/28)); 360)" office:value-type="float" office:value="129.721428571429" calcext:value-type="float">
            <text:p>130</text:p>
          </table:table-cell>
          <table:table-cell table:formula="of:=MOD(720+([.$B58]-(20*MOD(720+[.$B58]-[.$AD58];360)/28)); 360)" office:value-type="float" office:value="129.485714285714" calcext:value-type="float">
            <text:p>129</text:p>
          </table:table-cell>
          <table:table-cell table:formula="of:=MOD(720+([.$B58]-(21*MOD(720+[.$B58]-[.$AD58];360)/28)); 360)" office:value-type="float" office:value="129.25" calcext:value-type="float">
            <text:p>129</text:p>
          </table:table-cell>
          <table:table-cell table:formula="of:=MOD(720+([.$B58]-(22*MOD(720+[.$B58]-[.$AD58];360)/28)); 360)" office:value-type="float" office:value="129.014285714286" calcext:value-type="float">
            <text:p>129</text:p>
          </table:table-cell>
          <table:table-cell table:formula="of:=MOD(720+([.$B58]-(23*MOD(720+[.$B58]-[.$AD58];360)/28)); 360)" office:value-type="float" office:value="128.778571428571" calcext:value-type="float">
            <text:p>129</text:p>
          </table:table-cell>
          <table:table-cell table:formula="of:=MOD(720+([.$B58]-(24*MOD(720+[.$B58]-[.$AD58];360)/28)); 360)" office:value-type="float" office:value="128.542857142857" calcext:value-type="float">
            <text:p>129</text:p>
          </table:table-cell>
          <table:table-cell table:formula="of:=MOD(720+([.$B58]-(25*MOD(720+[.$B58]-[.$AD58];360)/28)); 360)" office:value-type="float" office:value="128.307142857143" calcext:value-type="float">
            <text:p>128</text:p>
          </table:table-cell>
          <table:table-cell table:formula="of:=MOD(720+([.$B58]-(26*MOD(720+[.$B58]-[.$AD58];360)/28)); 360)" office:value-type="float" office:value="128.071428571429" calcext:value-type="float">
            <text:p>128</text:p>
          </table:table-cell>
          <table:table-cell table:formula="of:=MOD(720+([.$B58]-(27*MOD(720+[.$B58]-[.$AD58];360)/28)); 360)" office:value-type="float" office:value="127.835714285714" calcext:value-type="float">
            <text:p>128</text:p>
          </table:table-cell>
          <table:table-cell table:formula="of:=[.B49]" office:value-type="float" office:value="127.6" calcext:value-type="float">
            <text:p>128</text:p>
          </table:table-cell>
          <table:table-cell table:formula="of:=[.$B58]-(29*([.$B58]-[.$AD58])/28)" office:value-type="float" office:value="127.364285714286" calcext:value-type="float">
            <text:p>127</text:p>
          </table:table-cell>
          <table:table-cell office:value-type="string" calcext:value-type="string">
            <text:p>Sun</text:p>
          </table:table-cell>
          <table:table-cell table:style-name="ce15" table:formula="of:=[.B58]" office:value-type="float" office:value="134.2" calcext:value-type="float">
            <text:p>134.2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58]" office:value-type="float" office:value="127.364285714286" calcext:value-type="float">
            <text:p>127.4</text:p>
          </table:table-cell>
          <table:table-cell table:formula="of:=MOD((([.AG58]+[.AI58])/2)+0;360)" office:value-type="float" office:value="130.782142857143" calcext:value-type="float">
            <text:p>131</text:p>
          </table:table-cell>
          <table:table-cell table:number-columns-repeated="9"/>
          <table:table-cell table:style-name="ce39" office:value-type="string" calcext:value-type="string" table:number-columns-spanned="2" table:number-rows-spanned="1">
            <text:p>Saturn</text:p>
          </table:table-cell>
          <table:covered-table-cell table:style-name="ce39" office:value-type="string" calcext:value-type="string">
            <text:p>Saturn</text:p>
          </table:covered-table-cell>
          <table:table-cell table:number-columns-repeated="2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61.4" calcext:value-type="float">
            <text:p>161.4</text:p>
          </table:table-cell>
          <table:table-cell table:formula="of:=IF(MIN(ABS(MOD([.C57];90)-MOD([.C58];90));ABS(MOD([.C58];90)-MOD([.C57];90))) &lt; 10; MIN(ABS(MOD([.C57];90)-MOD([.C58];90));ABS(MOD([.C58];90)-MOD([.C57];90)));&quot;&quot;)">
            <text:p/>
          </table:table-cell>
          <table:table-cell table:formula="of:=IF(MIN(ABS(MOD([.D57];90)-MOD([.D58];90));ABS(MOD([.D58];90)-MOD([.D57];90))) &lt; 10; MIN(ABS(MOD([.D57];90)-MOD([.D58];90));ABS(MOD([.D58];90)-MOD([.D57];90)));&quot;&quot;)">
            <text:p/>
          </table:table-cell>
          <table:table-cell table:formula="of:=IF(MIN(ABS(MOD([.E57];90)-MOD([.E58];90));ABS(MOD([.E58];90)-MOD([.E57];90))) &lt; 10; MIN(ABS(MOD([.E57];90)-MOD([.E58];90));ABS(MOD([.E58];90)-MOD([.E57];90)));&quot;&quot;)">
            <text:p/>
          </table:table-cell>
          <table:table-cell table:formula="of:=IF(MIN(ABS(MOD([.F57];90)-MOD([.F58];90));ABS(MOD([.F58];90)-MOD([.F57];90))) &lt; 10; MIN(ABS(MOD([.F57];90)-MOD([.F58];90));ABS(MOD([.F58];90)-MOD([.F57];90)));&quot;&quot;)">
            <text:p/>
          </table:table-cell>
          <table:table-cell table:formula="of:=IF(MIN(ABS(MOD([.G57];90)-MOD([.G58];90));ABS(MOD([.G58];90)-MOD([.G57];90))) &lt; 10; MIN(ABS(MOD([.G57];90)-MOD([.G58];90));ABS(MOD([.G58];90)-MOD([.G57];90)));&quot;&quot;)">
            <text:p/>
          </table:table-cell>
          <table:table-cell table:formula="of:=IF(MIN(ABS(MOD([.H57];90)-MOD([.H58];90));ABS(MOD([.H58];90)-MOD([.H57];90))) &lt; 10; MIN(ABS(MOD([.H57];90)-MOD([.H58];90));ABS(MOD([.H58];90)-MOD([.H57];90)));&quot;&quot;)">
            <text:p/>
          </table:table-cell>
          <table:table-cell table:formula="of:=IF(MIN(ABS(MOD([.I57];90)-MOD([.I58];90));ABS(MOD([.I58];90)-MOD([.I57];90))) &lt; 10; MIN(ABS(MOD([.I57];90)-MOD([.I58];90));ABS(MOD([.I58];90)-MOD([.I57];90)));&quot;&quot;)">
            <text:p/>
          </table:table-cell>
          <table:table-cell table:formula="of:=IF(MIN(ABS(MOD([.J57];90)-MOD([.J58];90));ABS(MOD([.J58];90)-MOD([.J57];90))) &lt; 10; MIN(ABS(MOD([.J57];90)-MOD([.J58];90));ABS(MOD([.J58];90)-MOD([.J57];90)));&quot;&quot;)">
            <text:p/>
          </table:table-cell>
          <table:table-cell table:formula="of:=IF(MIN(ABS(MOD([.K57];90)-MOD([.K58];90));ABS(MOD([.K58];90)-MOD([.K57];90))) &lt; 10; MIN(ABS(MOD([.K57];90)-MOD([.K58];90));ABS(MOD([.K58];90)-MOD([.K57];90)));&quot;&quot;)">
            <text:p/>
          </table:table-cell>
          <table:table-cell table:formula="of:=IF(MIN(ABS(MOD([.L57];90)-MOD([.L58];90));ABS(MOD([.L58];90)-MOD([.L57];90))) &lt; 10; MIN(ABS(MOD([.L57];90)-MOD([.L58];90));ABS(MOD([.L58];90)-MOD([.L57];90)));&quot;&quot;)">
            <text:p/>
          </table:table-cell>
          <table:table-cell table:formula="of:=IF(MIN(ABS(MOD([.M57];90)-MOD([.M58];90));ABS(MOD([.M58];90)-MOD([.M57];90))) &lt; 10; MIN(ABS(MOD([.M57];90)-MOD([.M58];90));ABS(MOD([.M58];90)-MOD([.M57];90)));&quot;&quot;)">
            <text:p/>
          </table:table-cell>
          <table:table-cell table:formula="of:=IF(MIN(ABS(MOD([.N57];90)-MOD([.N58];90));ABS(MOD([.N58];90)-MOD([.N57];90))) &lt; 10; MIN(ABS(MOD([.N57];90)-MOD([.N58];90));ABS(MOD([.N58];90)-MOD([.N57];90)));&quot;&quot;)">
            <text:p/>
          </table:table-cell>
          <table:table-cell table:formula="of:=IF(MIN(ABS(MOD([.O57];90)-MOD([.O58];90));ABS(MOD([.O58];90)-MOD([.O57];90))) &lt; 10; MIN(ABS(MOD([.O57];90)-MOD([.O58];90));ABS(MOD([.O58];90)-MOD([.O57];90)));&quot;&quot;)">
            <text:p/>
          </table:table-cell>
          <table:table-cell table:formula="of:=IF(MIN(ABS(MOD([.P57];90)-MOD([.P58];90));ABS(MOD([.P58];90)-MOD([.P57];90))) &lt; 10; MIN(ABS(MOD([.P57];90)-MOD([.P58];90));ABS(MOD([.P58];90)-MOD([.P57];90)));&quot;&quot;)">
            <text:p/>
          </table:table-cell>
          <table:table-cell table:formula="of:=IF(MIN(ABS(MOD([.Q57];90)-MOD([.Q58];90));ABS(MOD([.Q58];90)-MOD([.Q57];90))) &lt; 10; MIN(ABS(MOD([.Q57];90)-MOD([.Q58];90));ABS(MOD([.Q58];90)-MOD([.Q57];90)));&quot;&quot;)">
            <text:p/>
          </table:table-cell>
          <table:table-cell table:formula="of:=IF(MIN(ABS(MOD([.R57];90)-MOD([.R58];90));ABS(MOD([.R58];90)-MOD([.R57];90))) &lt; 10; MIN(ABS(MOD([.R57];90)-MOD([.R58];90));ABS(MOD([.R58];90)-MOD([.R57];90)));&quot;&quot;)">
            <text:p/>
          </table:table-cell>
          <table:table-cell table:formula="of:=IF(MIN(ABS(MOD([.S57];90)-MOD([.S58];90));ABS(MOD([.S58];90)-MOD([.S57];90))) &lt; 10; MIN(ABS(MOD([.S57];90)-MOD([.S58];90));ABS(MOD([.S58];90)-MOD([.S57];90)));&quot;&quot;)">
            <text:p/>
          </table:table-cell>
          <table:table-cell table:formula="of:=IF(MIN(ABS(MOD([.T57];90)-MOD([.T58];90));ABS(MOD([.T58];90)-MOD([.T57];90))) &lt; 10; MIN(ABS(MOD([.T57];90)-MOD([.T58];90));ABS(MOD([.T58];90)-MOD([.T57];90)));&quot;&quot;)" office:value-type="float" office:value="9.19285714285698" calcext:value-type="float">
            <text:p>9</text:p>
          </table:table-cell>
          <table:table-cell table:formula="of:=IF(MIN(ABS(MOD([.U57];90)-MOD([.U58];90));ABS(MOD([.U58];90)-MOD([.U57];90))) &lt; 10; MIN(ABS(MOD([.U57];90)-MOD([.U58];90));ABS(MOD([.U58];90)-MOD([.U57];90)));&quot;&quot;)" office:value-type="float" office:value="5.70357142857102" calcext:value-type="float">
            <text:p>6</text:p>
          </table:table-cell>
          <table:table-cell table:formula="of:=IF(MIN(ABS(MOD([.V57];90)-MOD([.V58];90));ABS(MOD([.V58];90)-MOD([.V57];90))) &lt; 10; MIN(ABS(MOD([.V57];90)-MOD([.V58];90));ABS(MOD([.V58];90)-MOD([.V57];90)));&quot;&quot;)" office:value-type="float" office:value="2.21428571428598" calcext:value-type="float">
            <text:p>2</text:p>
          </table:table-cell>
          <table:table-cell table:formula="of:=IF(MIN(ABS(MOD([.W57];90)-MOD([.W58];90));ABS(MOD([.W58];90)-MOD([.W57];90))) &lt; 10; MIN(ABS(MOD([.W57];90)-MOD([.W58];90));ABS(MOD([.W58];90)-MOD([.W57];90)));&quot;&quot;)" office:value-type="float" office:value="1.27499999999998" calcext:value-type="float">
            <text:p>1</text:p>
          </table:table-cell>
          <table:table-cell table:formula="of:=IF(MIN(ABS(MOD([.X57];90)-MOD([.X58];90));ABS(MOD([.X58];90)-MOD([.X57];90))) &lt; 10; MIN(ABS(MOD([.X57];90)-MOD([.X58];90));ABS(MOD([.X58];90)-MOD([.X57];90)));&quot;&quot;)" office:value-type="float" office:value="4.76428571428599" calcext:value-type="float">
            <text:p>5</text:p>
          </table:table-cell>
          <table:table-cell table:formula="of:=IF(MIN(ABS(MOD([.Y57];90)-MOD([.Y58];90));ABS(MOD([.Y58];90)-MOD([.Y57];90))) &lt; 10; MIN(ABS(MOD([.Y57];90)-MOD([.Y58];90));ABS(MOD([.Y58];90)-MOD([.Y57];90)));&quot;&quot;)" office:value-type="float" office:value="8.25357142857104" calcext:value-type="float">
            <text:p>8</text:p>
          </table:table-cell>
          <table:table-cell table:formula="of:=IF(MIN(ABS(MOD([.Z57];90)-MOD([.Z58];90));ABS(MOD([.Z58];90)-MOD([.Z57];90))) &lt; 10; MIN(ABS(MOD([.Z57];90)-MOD([.Z58];90));ABS(MOD([.Z58];90)-MOD([.Z57];90)));&quot;&quot;)">
            <text:p/>
          </table:table-cell>
          <table:table-cell table:formula="of:=IF(MIN(ABS(MOD([.AA57];90)-MOD([.AA58];90));ABS(MOD([.AA58];90)-MOD([.AA57];90))) &lt; 10; MIN(ABS(MOD([.AA57];90)-MOD([.AA58];90));ABS(MOD([.AA58];90)-MOD([.AA57];90)));&quot;&quot;)">
            <text:p/>
          </table:table-cell>
          <table:table-cell table:formula="of:=IF(MIN(ABS(MOD([.AB57];90)-MOD([.AB58];90));ABS(MOD([.AB58];90)-MOD([.AB57];90))) &lt; 10; MIN(ABS(MOD([.AB57];90)-MOD([.AB58];90));ABS(MOD([.AB58];90)-MOD([.AB57];90)));&quot;&quot;)">
            <text:p/>
          </table:table-cell>
          <table:table-cell table:formula="of:=IF(MIN(ABS(MOD([.AC57];90)-MOD([.AC58];90));ABS(MOD([.AC58];90)-MOD([.AC57];90))) &lt; 10; MIN(ABS(MOD([.AC57];90)-MOD([.AC58];90));ABS(MOD([.AC58];90)-MOD([.AC57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59]-(29*([.$B59]-[.$AD59])/28)" office:value-type="float" office:value="70.2571428571429" calcext:value-type="float">
            <text:p>70</text:p>
          </table:table-cell>
          <table:table-cell office:value-type="string" calcext:value-type="string">
            <text:p>Mercury</text:p>
          </table:table-cell>
          <table:table-cell table:style-name="ce12" table:formula="of:=[.B59]" office:value-type="float" office:value="161.4" calcext:value-type="float">
            <text:p>161.4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59]" office:value-type="float" office:value="70.2571428571429" calcext:value-type="float">
            <text:p>70.3</text:p>
          </table:table-cell>
          <table:table-cell table:style-name="ce24" table:formula="of:=MOD((([.AG58]+[.AI58])/2)+45;360)" office:value-type="float" office:value="175.782142857143" calcext:value-type="float">
            <text:p>176</text:p>
          </table:table-cell>
          <table:table-cell/>
          <table:table-cell table:style-name="ce64" office:value-type="string" calcext:value-type="string" table:number-columns-spanned="8" table:number-rows-spanned="1">
            <text:p>Aries</text:p>
          </table:table-cell>
          <table:covered-table-cell table:number-columns-repeated="7" table:style-name="ce34"/>
          <table:table-cell table:style-name="ce65" office:value-type="string" calcext:value-type="string" table:number-columns-spanned="8" table:number-rows-spanned="1">
            <text:p>Pisces</text:p>
          </table:table-cell>
          <table:covered-table-cell table:number-columns-repeated="7" table:style-name="ce35"/>
          <table:table-cell table:style-name="ce66" office:value-type="string" calcext:value-type="string" table:number-columns-spanned="8" table:number-rows-spanned="1">
            <text:p>Aquarius</text:p>
          </table:table-cell>
          <table:covered-table-cell table:number-columns-repeated="7" table:style-name="ce36"/>
          <table:table-cell table:style-name="ce63" office:value-type="string" calcext:value-type="string" table:number-columns-spanned="6" table:number-rows-spanned="1">
            <text:p>Capricornus</text:p>
          </table:table-cell>
          <table:covered-table-cell table:number-columns-repeated="5" table:style-name="ce63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44.3" calcext:value-type="float">
            <text:p>144.3</text:p>
          </table:table-cell>
          <table:table-cell table:number-columns-repeated="3"/>
          <table:table-cell table:formula="of:=[.$AD60]+(6 * ([.$B60]-[.$AD60])/7)" office:value-type="float" office:value="142.528571428571" calcext:value-type="float">
            <text:p>143</text:p>
          </table:table-cell>
          <table:table-cell table:number-columns-repeated="3"/>
          <table:table-cell table:formula="of:=[.$AD60]+(6 * ([.$B60]-[.$AD60])/7)" office:value-type="float" office:value="142.528571428571" calcext:value-type="float">
            <text:p>143</text:p>
          </table:table-cell>
          <table:table-cell table:number-columns-repeated="3"/>
          <table:table-cell table:formula="of:=[.$AD60]+(6 * ([.$B60]-[.$AD60])/7)" office:value-type="float" office:value="142.528571428571" calcext:value-type="float">
            <text:p>143</text:p>
          </table:table-cell>
          <table:table-cell table:number-columns-repeated="3"/>
          <table:table-cell table:formula="of:=[.$AD60]+(6 * ([.$B60]-[.$AD60])/7)" office:value-type="float" office:value="142.528571428571" calcext:value-type="float">
            <text:p>143</text:p>
          </table:table-cell>
          <table:table-cell table:number-columns-repeated="3"/>
          <table:table-cell table:formula="of:=[.$AD60]+(6 * ([.$B60]-[.$AD60])/7)" office:value-type="float" office:value="142.528571428571" calcext:value-type="float">
            <text:p>143</text:p>
          </table:table-cell>
          <table:table-cell table:number-columns-repeated="3"/>
          <table:table-cell table:formula="of:=[.$AD60]+(6 * ([.$B60]-[.$AD60])/7)" office:value-type="float" office:value="142.528571428571" calcext:value-type="float">
            <text:p>143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60]-(29*([.$B60]-[.$AD60])/28)" office:value-type="float" office:value="131.457142857143" calcext:value-type="float">
            <text:p>131</text:p>
          </table:table-cell>
          <table:table-cell office:value-type="string" calcext:value-type="string">
            <text:p>Venus</text:p>
          </table:table-cell>
          <table:table-cell table:style-name="ce10" table:formula="of:=[.B60]" office:value-type="float" office:value="144.3" calcext:value-type="float">
            <text:p>144.3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60]" office:value-type="float" office:value="131.457142857143" calcext:value-type="float">
            <text:p>131.5</text:p>
          </table:table-cell>
          <table:table-cell table:formula="of:=MOD((([.AG58]+[.AI58])/2)+90;360)" office:value-type="float" office:value="220.782142857143" calcext:value-type="float">
            <text:p>22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167" calcext:value-type="float">
            <text:p>167.0</text:p>
          </table:table-cell>
          <table:table-cell table:number-columns-repeated="3"/>
          <table:table-cell table:formula="of:=[.$AD61]+(6 * ([.$B61]-[.$AD61])/7)" office:value-type="float" office:value="166.371428571429" calcext:value-type="float">
            <text:p>166</text:p>
          </table:table-cell>
          <table:table-cell table:number-columns-repeated="3"/>
          <table:table-cell table:formula="of:=[.$AD61]+(5 * ([.$B61]-[.$AD61])/7)" office:value-type="float" office:value="165.742857142857" calcext:value-type="float">
            <text:p>166</text:p>
          </table:table-cell>
          <table:table-cell table:number-columns-repeated="3"/>
          <table:table-cell table:formula="of:=[.$AD61]+(4 * ([.$B61]-[.$AD61])/7)" office:value-type="float" office:value="165.114285714286" calcext:value-type="float">
            <text:p>165</text:p>
          </table:table-cell>
          <table:table-cell table:number-columns-repeated="3"/>
          <table:table-cell table:formula="of:=[.$AD61]+(3 * ([.$B61]-[.$AD61])/7)" office:value-type="float" office:value="164.485714285714" calcext:value-type="float">
            <text:p>164</text:p>
          </table:table-cell>
          <table:table-cell table:number-columns-repeated="3"/>
          <table:table-cell table:formula="of:=[.$AD61]+(2 * ([.$B61]-[.$AD61])/7)" office:value-type="float" office:value="163.857142857143" calcext:value-type="float">
            <text:p>164</text:p>
          </table:table-cell>
          <table:table-cell table:number-columns-repeated="3"/>
          <table:table-cell table:formula="of:=[.$AD61]+(1*([.$B61]-[.$AD61])/7)" office:value-type="float" office:value="163.228571428571" calcext:value-type="float">
            <text:p>163</text:p>
          </table:table-cell>
          <table:table-cell table:number-columns-repeated="3"/>
          <table:table-cell table:formula="of:=[.B52]" office:value-type="float" office:value="162.6" calcext:value-type="float">
            <text:p>163</text:p>
          </table:table-cell>
          <table:table-cell table:formula="of:=[.$B61]-(29*([.$B61]-[.$AD61])/28)" office:value-type="float" office:value="162.442857142857" calcext:value-type="float">
            <text:p>162</text:p>
          </table:table-cell>
          <table:table-cell office:value-type="string" calcext:value-type="string">
            <text:p>Mars</text:p>
          </table:table-cell>
          <table:table-cell table:style-name="ce13" table:formula="of:=[.B61]" office:value-type="float" office:value="167" calcext:value-type="float">
            <text:p>167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61]" office:value-type="float" office:value="162.442857142857" calcext:value-type="float">
            <text:p>162.4</text:p>
          </table:table-cell>
          <table:table-cell table:style-name="ce24" table:formula="of:=MOD((([.AG58]+[.AI58])/2)+135;360)" office:value-type="float" office:value="265.782142857143" calcext:value-type="float">
            <text:p>26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4.3" calcext:value-type="float">
            <text:p>44.3</text:p>
          </table:table-cell>
          <table:table-cell table:number-columns-repeated="3"/>
          <table:table-cell table:formula="of:=[.$AD62]+(6 * ([.$B62]-[.$AD62])/7)" office:value-type="float" office:value="44.2" calcext:value-type="float">
            <text:p>44</text:p>
          </table:table-cell>
          <table:table-cell table:number-columns-repeated="3"/>
          <table:table-cell table:formula="of:=[.$AD62]+(5 * ([.$B62]-[.$AD62])/7)" office:value-type="float" office:value="44.1" calcext:value-type="float">
            <text:p>44</text:p>
          </table:table-cell>
          <table:table-cell table:number-columns-repeated="3"/>
          <table:table-cell table:formula="of:=[.$AD62]+(4 * ([.$B62]-[.$AD62])/7)" office:value-type="float" office:value="44" calcext:value-type="float">
            <text:p>44</text:p>
          </table:table-cell>
          <table:table-cell table:number-columns-repeated="3"/>
          <table:table-cell table:formula="of:=[.$AD62]+(3 * ([.$B62]-[.$AD62])/7)" office:value-type="float" office:value="43.9" calcext:value-type="float">
            <text:p>44</text:p>
          </table:table-cell>
          <table:table-cell table:number-columns-repeated="3"/>
          <table:table-cell table:formula="of:=[.$AD62]+(2 * ([.$B62]-[.$AD62])/7)" office:value-type="float" office:value="43.8" calcext:value-type="float">
            <text:p>44</text:p>
          </table:table-cell>
          <table:table-cell table:number-columns-repeated="3"/>
          <table:table-cell table:formula="of:=[.$AD62]+(1*([.$B62]-[.$AD62])/7)" office:value-type="float" office:value="43.7" calcext:value-type="float">
            <text:p>44</text:p>
          </table:table-cell>
          <table:table-cell table:number-columns-repeated="3"/>
          <table:table-cell table:formula="of:=[.B53]" office:value-type="float" office:value="43.6" calcext:value-type="float">
            <text:p>44</text:p>
          </table:table-cell>
          <table:table-cell table:formula="of:=[.$B62]-(29*([.$B62]-[.$AD62])/28)" office:value-type="float" office:value="43.575" calcext:value-type="float">
            <text:p>44</text:p>
          </table:table-cell>
          <table:table-cell office:value-type="string" calcext:value-type="string">
            <text:p>Jupiter</text:p>
          </table:table-cell>
          <table:table-cell table:style-name="ce11" table:formula="of:=[.B62]" office:value-type="float" office:value="44.3" calcext:value-type="float">
            <text:p>44.3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62]" office:value-type="float" office:value="43.575" calcext:value-type="float">
            <text:p>43.6</text:p>
          </table:table-cell>
          <table:table-cell table:formula="of:=MOD((([.AG58]+[.AI58])/2)+180;360)" office:value-type="float" office:value="310.782142857143" calcext:value-type="float">
            <text:p>3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5.3" calcext:value-type="float">
            <text:p>335.3</text:p>
          </table:table-cell>
          <table:table-cell table:number-columns-repeated="3"/>
          <table:table-cell table:formula="of:=[.$AD63]+(6 * ([.$B63]-[.$AD63])/7)" office:value-type="float" office:value="335.371428571429" calcext:value-type="float">
            <text:p>335</text:p>
          </table:table-cell>
          <table:table-cell table:number-columns-repeated="3"/>
          <table:table-cell table:formula="of:=[.$AD63]+(5 * ([.$B63]-[.$AD63])/7)" office:value-type="float" office:value="335.442857142857" calcext:value-type="float">
            <text:p>335</text:p>
          </table:table-cell>
          <table:table-cell table:number-columns-repeated="3"/>
          <table:table-cell table:formula="of:=[.$AD63]+(4 * ([.$B63]-[.$AD63])/7)" office:value-type="float" office:value="335.514285714286" calcext:value-type="float">
            <text:p>336</text:p>
          </table:table-cell>
          <table:table-cell table:number-columns-repeated="3"/>
          <table:table-cell table:formula="of:=[.$AD63]+(3 * ([.$B63]-[.$AD63])/7)" office:value-type="float" office:value="335.585714285714" calcext:value-type="float">
            <text:p>336</text:p>
          </table:table-cell>
          <table:table-cell table:number-columns-repeated="3"/>
          <table:table-cell table:formula="of:=[.$AD63]+(2 * ([.$B63]-[.$AD63])/7)" office:value-type="float" office:value="335.657142857143" calcext:value-type="float">
            <text:p>336</text:p>
          </table:table-cell>
          <table:table-cell table:number-columns-repeated="3"/>
          <table:table-cell table:formula="of:=[.$AD63]+(1*([.$B63]-[.$AD63])/7)" office:value-type="float" office:value="335.728571428571" calcext:value-type="float">
            <text:p>336</text:p>
          </table:table-cell>
          <table:table-cell table:number-columns-repeated="3"/>
          <table:table-cell table:formula="of:=[.B54]" office:value-type="float" office:value="335.8" calcext:value-type="float">
            <text:p>336</text:p>
          </table:table-cell>
          <table:table-cell table:formula="of:=[.$B63]-(29*([.$B63]-[.$AD63])/28)" office:value-type="float" office:value="335.817857142857" calcext:value-type="float">
            <text:p>336</text:p>
          </table:table-cell>
          <table:table-cell office:value-type="string" calcext:value-type="string">
            <text:p>Saturn</text:p>
          </table:table-cell>
          <table:table-cell table:style-name="ce9" table:formula="of:=[.B63]" office:value-type="float" office:value="335.3" calcext:value-type="float">
            <text:p>335.3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63]" office:value-type="float" office:value="335.817857142857" calcext:value-type="float">
            <text:p>335.8</text:p>
          </table:table-cell>
          <table:table-cell table:style-name="ce24" table:formula="of:=MOD((([.AG58]+[.AI58])/2)+225;360)" office:value-type="float" office:value="355.782142857143" calcext:value-type="float">
            <text:p>356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58]+[.AI58])/2)+270;360)" office:value-type="float" office:value="40.7821428571428" calcext:value-type="float">
            <text:p>41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65]+1" office:value-type="float" office:value="14" calcext:value-type="float">
            <text:p>14</text:p>
          </table:table-cell>
          <table:table-cell table:style-name="ce30"/>
          <table:table-cell table:style-name="ce31"/>
          <table:table-cell table:style-name="ce30"/>
          <table:table-cell table:style-name="ce3" table:formula="of:=[.J65]+1" office:value-type="float" office:value="13" calcext:value-type="float">
            <text:p>13</text:p>
          </table:table-cell>
          <table:table-cell table:style-name="ce30"/>
          <table:table-cell table:style-name="ce31"/>
          <table:table-cell table:style-name="ce30"/>
          <table:table-cell table:style-name="ce3" table:formula="of:=[.N65]+1" office:value-type="float" office:value="12" calcext:value-type="float">
            <text:p>12</text:p>
          </table:table-cell>
          <table:table-cell table:style-name="ce30"/>
          <table:table-cell table:style-name="ce31"/>
          <table:table-cell table:style-name="ce30"/>
          <table:table-cell table:style-name="ce3" table:formula="of:=[.R65]+1" office:value-type="float" office:value="11" calcext:value-type="float">
            <text:p>11</text:p>
          </table:table-cell>
          <table:table-cell table:style-name="ce30"/>
          <table:table-cell table:style-name="ce31"/>
          <table:table-cell table:style-name="ce30"/>
          <table:table-cell table:style-name="ce3" table:formula="of:=[.V65]+1" office:value-type="float" office:value="10" calcext:value-type="float">
            <text:p>10</text:p>
          </table:table-cell>
          <table:table-cell table:style-name="ce30"/>
          <table:table-cell table:style-name="ce31"/>
          <table:table-cell table:style-name="ce30"/>
          <table:table-cell table:style-name="ce3" table:formula="of:=[.Z65]+1" office:value-type="float" office:value="9" calcext:value-type="float">
            <text:p>9</text:p>
          </table:table-cell>
          <table:table-cell table:style-name="ce30"/>
          <table:table-cell table:style-name="ce31"/>
          <table:table-cell table:style-name="ce30"/>
          <table:table-cell table:style-name="ce3" table:formula="of:=[.AD65]+1" office:value-type="float" office:value="8" calcext:value-type="float">
            <text:p>8</text:p>
          </table:table-cell>
          <table:table-cell table:style-name="ce30"/>
          <table:table-cell table:style-name="ce31"/>
          <table:table-cell table:style-name="ce30"/>
          <table:table-cell table:style-name="ce3" table:formula="of:=[.B56]" office:value-type="float" office:value="7" calcext:value-type="float">
            <text:p>7</text:p>
          </table:table-cell>
          <table:table-cell table:style-name="ce30"/>
          <table:table-cell table:number-columns-repeated="4"/>
          <table:table-cell table:style-name="ce24" table:formula="of:=MOD((([.AG58]+[.AI58])/2)+315;360)" office:value-type="float" office:value="85.7821428571429" calcext:value-type="float">
            <text:p>86</text:p>
          </table:table-cell>
          <table:table-cell/>
          <table:table-cell table:style-name="ce3" table:formula="of:=[.AP65]+1" office:value-type="float" office:value="14" calcext:value-type="float">
            <text:p>14</text:p>
          </table:table-cell>
          <table:table-cell table:style-name="ce30"/>
          <table:table-cell table:style-name="ce31"/>
          <table:table-cell table:style-name="ce30"/>
          <table:table-cell table:style-name="ce3" table:formula="of:=[.AT65]+1" office:value-type="float" office:value="13" calcext:value-type="float">
            <text:p>13</text:p>
          </table:table-cell>
          <table:table-cell table:style-name="ce30"/>
          <table:table-cell table:style-name="ce31"/>
          <table:table-cell table:style-name="ce30"/>
          <table:table-cell table:style-name="ce3" table:formula="of:=[.AX65]+1" office:value-type="float" office:value="12" calcext:value-type="float">
            <text:p>12</text:p>
          </table:table-cell>
          <table:table-cell table:style-name="ce30"/>
          <table:table-cell table:style-name="ce31"/>
          <table:table-cell table:style-name="ce30"/>
          <table:table-cell table:style-name="ce3" table:formula="of:=[.BB65]+1" office:value-type="float" office:value="11" calcext:value-type="float">
            <text:p>11</text:p>
          </table:table-cell>
          <table:table-cell table:style-name="ce30"/>
          <table:table-cell table:style-name="ce31"/>
          <table:table-cell table:style-name="ce30"/>
          <table:table-cell table:style-name="ce3" table:formula="of:=[.BF65]+1" office:value-type="float" office:value="10" calcext:value-type="float">
            <text:p>10</text:p>
          </table:table-cell>
          <table:table-cell table:style-name="ce30"/>
          <table:table-cell table:style-name="ce31"/>
          <table:table-cell table:style-name="ce30"/>
          <table:table-cell table:style-name="ce3" table:formula="of:=[.BJ65]+1" office:value-type="float" office:value="9" calcext:value-type="float">
            <text:p>9</text:p>
          </table:table-cell>
          <table:table-cell table:style-name="ce30"/>
          <table:table-cell table:style-name="ce31"/>
          <table:table-cell table:style-name="ce30"/>
          <table:table-cell table:style-name="ce3" table:formula="of:=[.BN65]+1" office:value-type="float" office:value="8" calcext:value-type="float">
            <text:p>8</text:p>
          </table:table-cell>
          <table:table-cell table:style-name="ce30"/>
          <table:table-cell table:style-name="ce31"/>
          <table:table-cell table:style-name="ce30"/>
          <table:table-cell table:style-name="ce3" table:formula="of:=[.AL56]" office:value-type="float" office:value="7" calcext:value-type="float">
            <text:p>7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14.9" calcext:value-type="float">
            <text:p>114.9</text:p>
          </table:table-cell>
          <table:table-cell table:formula="of:=MOD(720+([.$B66]-(1*MOD(720+[.$B66]-[.$AD66];360)/28)); 360)" office:value-type="float" office:value="111.732142857143" calcext:value-type="float">
            <text:p>112</text:p>
          </table:table-cell>
          <table:table-cell table:formula="of:=MOD(720+([.$B66]-(2*MOD(720+[.$B66]-[.$AD66];360)/28)); 360)" office:value-type="float" office:value="108.564285714286" calcext:value-type="float">
            <text:p>109</text:p>
          </table:table-cell>
          <table:table-cell table:formula="of:=MOD(720+([.$B66]-(3*MOD(720+[.$B66]-[.$AD66];360)/28)); 360)" office:value-type="float" office:value="105.396428571429" calcext:value-type="float">
            <text:p>105</text:p>
          </table:table-cell>
          <table:table-cell table:formula="of:=MOD(720+([.$B66]-(4*MOD(720+[.$B66]-[.$AD66];360)/28)); 360)" office:value-type="float" office:value="102.228571428571" calcext:value-type="float">
            <text:p>102</text:p>
          </table:table-cell>
          <table:table-cell table:formula="of:=MOD(720+([.$B66]-(5*MOD(720+[.$B66]-[.$AD66];360)/28)); 360)" office:value-type="float" office:value="99.0607142857143" calcext:value-type="float">
            <text:p>99</text:p>
          </table:table-cell>
          <table:table-cell table:formula="of:=MOD(720+([.$B66]-(6*MOD(720+[.$B66]-[.$AD66];360)/28)); 360)" office:value-type="float" office:value="95.8928571428571" calcext:value-type="float">
            <text:p>96</text:p>
          </table:table-cell>
          <table:table-cell table:formula="of:=MOD(720+([.$B66]-(7*MOD(720+[.$B66]-[.$AD66];360)/28)); 360)" office:value-type="float" office:value="92.725" calcext:value-type="float">
            <text:p>93</text:p>
          </table:table-cell>
          <table:table-cell table:formula="of:=MOD(720+([.$B66]-(8*MOD(720+[.$B66]-[.$AD66];360)/28)); 360)" office:value-type="float" office:value="89.5571428571429" calcext:value-type="float">
            <text:p>90</text:p>
          </table:table-cell>
          <table:table-cell table:formula="of:=MOD(720+([.$B66]-(9*MOD(720+[.$B66]-[.$AD66];360)/28)); 360)" office:value-type="float" office:value="86.3892857142857" calcext:value-type="float">
            <text:p>86</text:p>
          </table:table-cell>
          <table:table-cell table:formula="of:=MOD(720+([.$B66]-(10*MOD(720+[.$B66]-[.$AD66];360)/28)); 360)" office:value-type="float" office:value="83.2214285714286" calcext:value-type="float">
            <text:p>83</text:p>
          </table:table-cell>
          <table:table-cell table:formula="of:=MOD(720+([.$B66]-(11*MOD(720+[.$B66]-[.$AD66];360)/28)); 360)" office:value-type="float" office:value="80.0535714285715" calcext:value-type="float">
            <text:p>80</text:p>
          </table:table-cell>
          <table:table-cell table:formula="of:=MOD(720+([.$B66]-(12*MOD(720+[.$B66]-[.$AD66];360)/28)); 360)" office:value-type="float" office:value="76.8857142857144" calcext:value-type="float">
            <text:p>77</text:p>
          </table:table-cell>
          <table:table-cell table:formula="of:=MOD(720+([.$B66]-(13*MOD(720+[.$B66]-[.$AD66];360)/28)); 360)" office:value-type="float" office:value="73.7178571428572" calcext:value-type="float">
            <text:p>74</text:p>
          </table:table-cell>
          <table:table-cell table:formula="of:=MOD(720+([.$B66]-(14*MOD(720+[.$B66]-[.$AD66];360)/28)); 360)" office:value-type="float" office:value="70.5500000000001" calcext:value-type="float">
            <text:p>71</text:p>
          </table:table-cell>
          <table:table-cell table:formula="of:=MOD(720+([.$B66]-(15*MOD(720+[.$B66]-[.$AD66];360)/28)); 360)" office:value-type="float" office:value="67.3821428571429" calcext:value-type="float">
            <text:p>67</text:p>
          </table:table-cell>
          <table:table-cell table:formula="of:=MOD(720+([.$B66]-(16*MOD(720+[.$B66]-[.$AD66];360)/28)); 360)" office:value-type="float" office:value="64.2142857142858" calcext:value-type="float">
            <text:p>64</text:p>
          </table:table-cell>
          <table:table-cell table:formula="of:=MOD(720+([.$B66]-(17*MOD(720+[.$B66]-[.$AD66];360)/28)); 360)" office:value-type="float" office:value="61.0464285714286" calcext:value-type="float">
            <text:p>61</text:p>
          </table:table-cell>
          <table:table-cell table:formula="of:=MOD(720+([.$B66]-(18*MOD(720+[.$B66]-[.$AD66];360)/28)); 360)" office:value-type="float" office:value="57.8785714285715" calcext:value-type="float">
            <text:p>58</text:p>
          </table:table-cell>
          <table:table-cell table:formula="of:=MOD(720+([.$B66]-(19*MOD(720+[.$B66]-[.$AD66];360)/28)); 360)" office:value-type="float" office:value="54.7107142857143" calcext:value-type="float">
            <text:p>55</text:p>
          </table:table-cell>
          <table:table-cell table:formula="of:=MOD(720+([.$B66]-(20*MOD(720+[.$B66]-[.$AD66];360)/28)); 360)" office:value-type="float" office:value="51.5428571428572" calcext:value-type="float">
            <text:p>52</text:p>
          </table:table-cell>
          <table:table-cell table:formula="of:=MOD(720+([.$B66]-(21*MOD(720+[.$B66]-[.$AD66];360)/28)); 360)" office:value-type="float" office:value="48.375" calcext:value-type="float">
            <text:p>48</text:p>
          </table:table-cell>
          <table:table-cell table:formula="of:=MOD(720+([.$B66]-(22*MOD(720+[.$B66]-[.$AD66];360)/28)); 360)" office:value-type="float" office:value="45.2071428571429" calcext:value-type="float">
            <text:p>45</text:p>
          </table:table-cell>
          <table:table-cell table:formula="of:=MOD(720+([.$B66]-(23*MOD(720+[.$B66]-[.$AD66];360)/28)); 360)" office:value-type="float" office:value="42.0392857142858" calcext:value-type="float">
            <text:p>42</text:p>
          </table:table-cell>
          <table:table-cell table:formula="of:=MOD(720+([.$B66]-(24*MOD(720+[.$B66]-[.$AD66];360)/28)); 360)" office:value-type="float" office:value="38.8714285714286" calcext:value-type="float">
            <text:p>39</text:p>
          </table:table-cell>
          <table:table-cell table:formula="of:=MOD(720+([.$B66]-(25*MOD(720+[.$B66]-[.$AD66];360)/28)); 360)" office:value-type="float" office:value="35.7035714285715" calcext:value-type="float">
            <text:p>36</text:p>
          </table:table-cell>
          <table:table-cell table:formula="of:=MOD(720+([.$B66]-(26*MOD(720+[.$B66]-[.$AD66];360)/28)); 360)" office:value-type="float" office:value="32.5357142857143" calcext:value-type="float">
            <text:p>33</text:p>
          </table:table-cell>
          <table:table-cell table:formula="of:=MOD(720+([.$B66]-(27*MOD(720+[.$B66]-[.$AD66];360)/28)); 360)" office:value-type="float" office:value="29.3678571428572" calcext:value-type="float">
            <text:p>29</text:p>
          </table:table-cell>
          <table:table-cell table:formula="of:=[.$B57]" office:value-type="float" office:value="26.2" calcext:value-type="float">
            <text:p>26</text:p>
          </table:table-cell>
          <table:table-cell table:formula="of:=MOD(720+([.$B66]-(29*MOD(720+[.$B66]-[.$AD66];360)/28)); 360)" office:value-type="float" office:value="23.032142857143" calcext:value-type="float">
            <text:p>23</text:p>
          </table:table-cell>
          <table:table-cell office:value-type="string" calcext:value-type="string">
            <text:p>Moon</text:p>
          </table:table-cell>
          <table:table-cell table:style-name="ce3" table:formula="of:=[.B66]" office:value-type="float" office:value="114.9" calcext:value-type="float">
            <text:p>114.9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66]" office:value-type="float" office:value="23.032142857143" calcext:value-type="float">
            <text:p>23.0</text:p>
          </table:table-cell>
          <table:table-cell table:style-name="ce16" table:formula="of:=MOD(360+[.AG66]-[.AI66];360)" office:value-type="float" office:value="91.867857142857" calcext:value-type="float">
            <text:p>91.9</text:p>
          </table:table-cell>
          <table:table-cell/>
          <table:table-cell table:style-name="ce26" table:formula="of:=[.B66]" office:value-type="float" office:value="114.9" calcext:value-type="float">
            <text:p>115</text:p>
          </table:table-cell>
          <table:table-cell table:style-name="ce26" table:formula="of:=[.C66]" office:value-type="float" office:value="111.732142857143" calcext:value-type="float">
            <text:p>112</text:p>
          </table:table-cell>
          <table:table-cell table:style-name="ce26" table:formula="of:=[.D66]" office:value-type="float" office:value="108.564285714286" calcext:value-type="float">
            <text:p>109</text:p>
          </table:table-cell>
          <table:table-cell table:style-name="ce26" table:formula="of:=[.E66]" office:value-type="float" office:value="105.396428571429" calcext:value-type="float">
            <text:p>105</text:p>
          </table:table-cell>
          <table:table-cell table:style-name="ce26" table:formula="of:=[.F66]" office:value-type="float" office:value="102.228571428571" calcext:value-type="float">
            <text:p>102</text:p>
          </table:table-cell>
          <table:table-cell table:style-name="ce26" table:formula="of:=[.G66]" office:value-type="float" office:value="99.0607142857143" calcext:value-type="float">
            <text:p>99</text:p>
          </table:table-cell>
          <table:table-cell table:style-name="ce26" table:formula="of:=[.H66]" office:value-type="float" office:value="95.8928571428571" calcext:value-type="float">
            <text:p>96</text:p>
          </table:table-cell>
          <table:table-cell table:style-name="ce26" table:formula="of:=[.I66]" office:value-type="float" office:value="92.725" calcext:value-type="float">
            <text:p>93</text:p>
          </table:table-cell>
          <table:table-cell table:style-name="ce26" table:formula="of:=[.J66]" office:value-type="float" office:value="89.5571428571429" calcext:value-type="float">
            <text:p>90</text:p>
          </table:table-cell>
          <table:table-cell table:style-name="ce26" table:formula="of:=[.K66]" office:value-type="float" office:value="86.3892857142857" calcext:value-type="float">
            <text:p>86</text:p>
          </table:table-cell>
          <table:table-cell table:style-name="ce26" table:formula="of:=[.L66]" office:value-type="float" office:value="83.2214285714286" calcext:value-type="float">
            <text:p>83</text:p>
          </table:table-cell>
          <table:table-cell table:style-name="ce26" table:formula="of:=[.M66]" office:value-type="float" office:value="80.0535714285715" calcext:value-type="float">
            <text:p>80</text:p>
          </table:table-cell>
          <table:table-cell table:style-name="ce26" table:formula="of:=[.N66]" office:value-type="float" office:value="76.8857142857144" calcext:value-type="float">
            <text:p>77</text:p>
          </table:table-cell>
          <table:table-cell table:style-name="ce26" table:formula="of:=[.O66]" office:value-type="float" office:value="73.7178571428572" calcext:value-type="float">
            <text:p>74</text:p>
          </table:table-cell>
          <table:table-cell table:style-name="ce26" table:formula="of:=[.P66]" office:value-type="float" office:value="70.5500000000001" calcext:value-type="float">
            <text:p>71</text:p>
          </table:table-cell>
          <table:table-cell table:style-name="ce26" table:formula="of:=[.Q66]" office:value-type="float" office:value="67.3821428571429" calcext:value-type="float">
            <text:p>67</text:p>
          </table:table-cell>
          <table:table-cell table:style-name="ce26" table:formula="of:=[.R66]" office:value-type="float" office:value="64.2142857142858" calcext:value-type="float">
            <text:p>64</text:p>
          </table:table-cell>
          <table:table-cell table:style-name="ce26" table:formula="of:=[.S66]" office:value-type="float" office:value="61.0464285714286" calcext:value-type="float">
            <text:p>61</text:p>
          </table:table-cell>
          <table:table-cell table:style-name="ce26" table:formula="of:=[.T66]" office:value-type="float" office:value="57.8785714285715" calcext:value-type="float">
            <text:p>58</text:p>
          </table:table-cell>
          <table:table-cell table:style-name="ce26" table:formula="of:=[.U66]" office:value-type="float" office:value="54.7107142857143" calcext:value-type="float">
            <text:p>55</text:p>
          </table:table-cell>
          <table:table-cell table:style-name="ce33" table:formula="of:=[.V66]" office:value-type="float" office:value="51.5428571428572" calcext:value-type="float">
            <text:p>52</text:p>
          </table:table-cell>
          <table:table-cell table:style-name="ce33" table:formula="of:=[.W66]" office:value-type="float" office:value="48.375" calcext:value-type="float">
            <text:p>48</text:p>
          </table:table-cell>
          <table:table-cell table:style-name="ce26" table:formula="of:=[.X66]" office:value-type="float" office:value="45.2071428571429" calcext:value-type="float">
            <text:p>45</text:p>
          </table:table-cell>
          <table:table-cell table:style-name="ce26" table:formula="of:=[.Y66]" office:value-type="float" office:value="42.0392857142858" calcext:value-type="float">
            <text:p>42</text:p>
          </table:table-cell>
          <table:table-cell table:style-name="ce26" table:formula="of:=[.Z66]" office:value-type="float" office:value="38.8714285714286" calcext:value-type="float">
            <text:p>39</text:p>
          </table:table-cell>
          <table:table-cell table:style-name="ce26" table:formula="of:=[.AA66]" office:value-type="float" office:value="35.7035714285715" calcext:value-type="float">
            <text:p>36</text:p>
          </table:table-cell>
          <table:table-cell table:style-name="ce26" table:formula="of:=[.AB66]" office:value-type="float" office:value="32.5357142857143" calcext:value-type="float">
            <text:p>33</text:p>
          </table:table-cell>
          <table:table-cell table:style-name="ce26" table:formula="of:=[.AC66]" office:value-type="float" office:value="29.3678571428572" calcext:value-type="float">
            <text:p>29</text:p>
          </table:table-cell>
          <table:table-cell table:style-name="ce26" table:formula="of:=[.AD66]" office:value-type="float" office:value="26.2" calcext:value-type="float">
            <text:p>26</text:p>
          </table:table-cell>
          <table:table-cell table:style-name="ce26" table:formula="of:=[.AE66]" office:value-type="float" office:value="23.03214285714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41" calcext:value-type="float">
            <text:p>141</text:p>
          </table:table-cell>
          <table:table-cell table:formula="of:=MOD(720+([.$B67]-(1*MOD(720+[.$B67]-[.$AD67];360)/28)); 360)" office:value-type="float" office:value="140.757142857143" calcext:value-type="float">
            <text:p>141</text:p>
          </table:table-cell>
          <table:table-cell table:formula="of:=MOD(720+([.$B67]-(2*MOD(720+[.$B67]-[.$AD67];360)/28)); 360)" office:value-type="float" office:value="140.514285714286" calcext:value-type="float">
            <text:p>141</text:p>
          </table:table-cell>
          <table:table-cell table:formula="of:=MOD(720+([.$B67]-(3*MOD(720+[.$B67]-[.$AD67];360)/28)); 360)" office:value-type="float" office:value="140.271428571429" calcext:value-type="float">
            <text:p>140</text:p>
          </table:table-cell>
          <table:table-cell table:formula="of:=MOD(720+([.$B67]-(4*MOD(720+[.$B67]-[.$AD67];360)/28)); 360)" office:value-type="float" office:value="140.028571428571" calcext:value-type="float">
            <text:p>140</text:p>
          </table:table-cell>
          <table:table-cell table:formula="of:=MOD(720+([.$B67]-(5*MOD(720+[.$B67]-[.$AD67];360)/28)); 360)" office:value-type="float" office:value="139.785714285714" calcext:value-type="float">
            <text:p>140</text:p>
          </table:table-cell>
          <table:table-cell table:formula="of:=MOD(720+([.$B67]-(6*MOD(720+[.$B67]-[.$AD67];360)/28)); 360)" office:value-type="float" office:value="139.542857142857" calcext:value-type="float">
            <text:p>140</text:p>
          </table:table-cell>
          <table:table-cell table:formula="of:=MOD(720+([.$B67]-(7*MOD(720+[.$B67]-[.$AD67];360)/28)); 360)" office:value-type="float" office:value="139.3" calcext:value-type="float">
            <text:p>139</text:p>
          </table:table-cell>
          <table:table-cell table:formula="of:=MOD(720+([.$B67]-(8*MOD(720+[.$B67]-[.$AD67];360)/28)); 360)" office:value-type="float" office:value="139.057142857143" calcext:value-type="float">
            <text:p>139</text:p>
          </table:table-cell>
          <table:table-cell table:formula="of:=MOD(720+([.$B67]-(9*MOD(720+[.$B67]-[.$AD67];360)/28)); 360)" office:value-type="float" office:value="138.814285714286" calcext:value-type="float">
            <text:p>139</text:p>
          </table:table-cell>
          <table:table-cell table:formula="of:=MOD(720+([.$B67]-(10*MOD(720+[.$B67]-[.$AD67];360)/28)); 360)" office:value-type="float" office:value="138.571428571429" calcext:value-type="float">
            <text:p>139</text:p>
          </table:table-cell>
          <table:table-cell table:formula="of:=MOD(720+([.$B67]-(11*MOD(720+[.$B67]-[.$AD67];360)/28)); 360)" office:value-type="float" office:value="138.328571428571" calcext:value-type="float">
            <text:p>138</text:p>
          </table:table-cell>
          <table:table-cell table:formula="of:=MOD(720+([.$B67]-(12*MOD(720+[.$B67]-[.$AD67];360)/28)); 360)" office:value-type="float" office:value="138.085714285714" calcext:value-type="float">
            <text:p>138</text:p>
          </table:table-cell>
          <table:table-cell table:formula="of:=MOD(720+([.$B67]-(13*MOD(720+[.$B67]-[.$AD67];360)/28)); 360)" office:value-type="float" office:value="137.842857142857" calcext:value-type="float">
            <text:p>138</text:p>
          </table:table-cell>
          <table:table-cell table:formula="of:=MOD(720+([.$B67]-(14*MOD(720+[.$B67]-[.$AD67];360)/28)); 360)" office:value-type="float" office:value="137.6" calcext:value-type="float">
            <text:p>138</text:p>
          </table:table-cell>
          <table:table-cell table:formula="of:=MOD(720+([.$B67]-(15*MOD(720+[.$B67]-[.$AD67];360)/28)); 360)" office:value-type="float" office:value="137.357142857143" calcext:value-type="float">
            <text:p>137</text:p>
          </table:table-cell>
          <table:table-cell table:formula="of:=MOD(720+([.$B67]-(16*MOD(720+[.$B67]-[.$AD67];360)/28)); 360)" office:value-type="float" office:value="137.114285714286" calcext:value-type="float">
            <text:p>137</text:p>
          </table:table-cell>
          <table:table-cell table:formula="of:=MOD(720+([.$B67]-(17*MOD(720+[.$B67]-[.$AD67];360)/28)); 360)" office:value-type="float" office:value="136.871428571429" calcext:value-type="float">
            <text:p>137</text:p>
          </table:table-cell>
          <table:table-cell table:formula="of:=MOD(720+([.$B67]-(18*MOD(720+[.$B67]-[.$AD67];360)/28)); 360)" office:value-type="float" office:value="136.628571428572" calcext:value-type="float">
            <text:p>137</text:p>
          </table:table-cell>
          <table:table-cell table:formula="of:=MOD(720+([.$B67]-(19*MOD(720+[.$B67]-[.$AD67];360)/28)); 360)" office:value-type="float" office:value="136.385714285714" calcext:value-type="float">
            <text:p>136</text:p>
          </table:table-cell>
          <table:table-cell table:formula="of:=MOD(720+([.$B67]-(20*MOD(720+[.$B67]-[.$AD67];360)/28)); 360)" office:value-type="float" office:value="136.142857142857" calcext:value-type="float">
            <text:p>136</text:p>
          </table:table-cell>
          <table:table-cell table:formula="of:=MOD(720+([.$B67]-(21*MOD(720+[.$B67]-[.$AD67];360)/28)); 360)" office:value-type="float" office:value="135.9" calcext:value-type="float">
            <text:p>136</text:p>
          </table:table-cell>
          <table:table-cell table:formula="of:=MOD(720+([.$B67]-(22*MOD(720+[.$B67]-[.$AD67];360)/28)); 360)" office:value-type="float" office:value="135.657142857143" calcext:value-type="float">
            <text:p>136</text:p>
          </table:table-cell>
          <table:table-cell table:formula="of:=MOD(720+([.$B67]-(23*MOD(720+[.$B67]-[.$AD67];360)/28)); 360)" office:value-type="float" office:value="135.414285714286" calcext:value-type="float">
            <text:p>135</text:p>
          </table:table-cell>
          <table:table-cell table:formula="of:=MOD(720+([.$B67]-(24*MOD(720+[.$B67]-[.$AD67];360)/28)); 360)" office:value-type="float" office:value="135.171428571429" calcext:value-type="float">
            <text:p>135</text:p>
          </table:table-cell>
          <table:table-cell table:formula="of:=MOD(720+([.$B67]-(25*MOD(720+[.$B67]-[.$AD67];360)/28)); 360)" office:value-type="float" office:value="134.928571428571" calcext:value-type="float">
            <text:p>135</text:p>
          </table:table-cell>
          <table:table-cell table:formula="of:=MOD(720+([.$B67]-(26*MOD(720+[.$B67]-[.$AD67];360)/28)); 360)" office:value-type="float" office:value="134.685714285714" calcext:value-type="float">
            <text:p>135</text:p>
          </table:table-cell>
          <table:table-cell table:formula="of:=MOD(720+([.$B67]-(27*MOD(720+[.$B67]-[.$AD67];360)/28)); 360)" office:value-type="float" office:value="134.442857142857" calcext:value-type="float">
            <text:p>134</text:p>
          </table:table-cell>
          <table:table-cell table:formula="of:=[.B58]" office:value-type="float" office:value="134.2" calcext:value-type="float">
            <text:p>134</text:p>
          </table:table-cell>
          <table:table-cell table:formula="of:=[.$B67]-(29*([.$B67]-[.$AD67])/28)" office:value-type="float" office:value="133.957142857143" calcext:value-type="float">
            <text:p>134</text:p>
          </table:table-cell>
          <table:table-cell office:value-type="string" calcext:value-type="string">
            <text:p>Sun</text:p>
          </table:table-cell>
          <table:table-cell table:style-name="ce15" table:formula="of:=[.B67]" office:value-type="float" office:value="141" calcext:value-type="float">
            <text:p>141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67]" office:value-type="float" office:value="133.957142857143" calcext:value-type="float">
            <text:p>134.0</text:p>
          </table:table-cell>
          <table:table-cell table:formula="of:=MOD((([.AG67]+[.AI67])/2)+0;360)" office:value-type="float" office:value="137.478571428571" calcext:value-type="float">
            <text:p>137</text:p>
          </table:table-cell>
          <table:table-cell table:number-columns-repeated="23"/>
          <table:table-cell table:style-name="ce41" office:value-type="string" calcext:value-type="string" table:number-columns-spanned="2" table:number-rows-spanned="1">
            <text:p>Jupiter</text:p>
          </table:table-cell>
          <table:covered-table-cell table:style-name="ce41" office:value-type="string" calcext:value-type="string">
            <text:p>Jupiter</text:p>
          </table:covered-table-cell>
          <table:table-cell table:number-columns-repeated="9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67.9" calcext:value-type="float">
            <text:p>167.9</text:p>
          </table:table-cell>
          <table:table-cell table:formula="of:=IF(MIN(ABS(MOD([.C66];90)-MOD([.C67];90));ABS(MOD([.C67];90)-MOD([.C66];90))) &lt; 10; MIN(ABS(MOD([.C66];90)-MOD([.C67];90));ABS(MOD([.C67];90)-MOD([.C66];90)));&quot;&quot;)">
            <text:p/>
          </table:table-cell>
          <table:table-cell table:formula="of:=IF(MIN(ABS(MOD([.D66];90)-MOD([.D67];90));ABS(MOD([.D67];90)-MOD([.D66];90))) &lt; 10; MIN(ABS(MOD([.D66];90)-MOD([.D67];90));ABS(MOD([.D67];90)-MOD([.D66];90)));&quot;&quot;)">
            <text:p/>
          </table:table-cell>
          <table:table-cell table:formula="of:=IF(MIN(ABS(MOD([.E66];90)-MOD([.E67];90));ABS(MOD([.E67];90)-MOD([.E66];90))) &lt; 10; MIN(ABS(MOD([.E66];90)-MOD([.E67];90));ABS(MOD([.E67];90)-MOD([.E66];90)));&quot;&quot;)">
            <text:p/>
          </table:table-cell>
          <table:table-cell table:formula="of:=IF(MIN(ABS(MOD([.F66];90)-MOD([.F67];90));ABS(MOD([.F67];90)-MOD([.F66];90))) &lt; 10; MIN(ABS(MOD([.F66];90)-MOD([.F67];90));ABS(MOD([.F67];90)-MOD([.F66];90)));&quot;&quot;)">
            <text:p/>
          </table:table-cell>
          <table:table-cell table:formula="of:=IF(MIN(ABS(MOD([.G66];90)-MOD([.G67];90));ABS(MOD([.G67];90)-MOD([.G66];90))) &lt; 10; MIN(ABS(MOD([.G66];90)-MOD([.G67];90));ABS(MOD([.G67];90)-MOD([.G66];90)));&quot;&quot;)">
            <text:p/>
          </table:table-cell>
          <table:table-cell table:formula="of:=IF(MIN(ABS(MOD([.H66];90)-MOD([.H67];90));ABS(MOD([.H67];90)-MOD([.H66];90))) &lt; 10; MIN(ABS(MOD([.H66];90)-MOD([.H67];90));ABS(MOD([.H67];90)-MOD([.H66];90)));&quot;&quot;)">
            <text:p/>
          </table:table-cell>
          <table:table-cell table:formula="of:=IF(MIN(ABS(MOD([.I66];90)-MOD([.I67];90));ABS(MOD([.I67];90)-MOD([.I66];90))) &lt; 10; MIN(ABS(MOD([.I66];90)-MOD([.I67];90));ABS(MOD([.I67];90)-MOD([.I66];90)));&quot;&quot;)">
            <text:p/>
          </table:table-cell>
          <table:table-cell table:formula="of:=IF(MIN(ABS(MOD([.J66];90)-MOD([.J67];90));ABS(MOD([.J67];90)-MOD([.J66];90))) &lt; 10; MIN(ABS(MOD([.J66];90)-MOD([.J67];90));ABS(MOD([.J67];90)-MOD([.J66];90)));&quot;&quot;)">
            <text:p/>
          </table:table-cell>
          <table:table-cell table:formula="of:=IF(MIN(ABS(MOD([.K66];90)-MOD([.K67];90));ABS(MOD([.K67];90)-MOD([.K66];90))) &lt; 10; MIN(ABS(MOD([.K66];90)-MOD([.K67];90));ABS(MOD([.K67];90)-MOD([.K66];90)));&quot;&quot;)">
            <text:p/>
          </table:table-cell>
          <table:table-cell table:formula="of:=IF(MIN(ABS(MOD([.L66];90)-MOD([.L67];90));ABS(MOD([.L67];90)-MOD([.L66];90))) &lt; 10; MIN(ABS(MOD([.L66];90)-MOD([.L67];90));ABS(MOD([.L67];90)-MOD([.L66];90)));&quot;&quot;)">
            <text:p/>
          </table:table-cell>
          <table:table-cell table:formula="of:=IF(MIN(ABS(MOD([.M66];90)-MOD([.M67];90));ABS(MOD([.M67];90)-MOD([.M66];90))) &lt; 10; MIN(ABS(MOD([.M66];90)-MOD([.M67];90));ABS(MOD([.M67];90)-MOD([.M66];90)));&quot;&quot;)">
            <text:p/>
          </table:table-cell>
          <table:table-cell table:formula="of:=IF(MIN(ABS(MOD([.N66];90)-MOD([.N67];90));ABS(MOD([.N67];90)-MOD([.N66];90))) &lt; 10; MIN(ABS(MOD([.N66];90)-MOD([.N67];90));ABS(MOD([.N67];90)-MOD([.N66];90)));&quot;&quot;)">
            <text:p/>
          </table:table-cell>
          <table:table-cell table:formula="of:=IF(MIN(ABS(MOD([.O66];90)-MOD([.O67];90));ABS(MOD([.O67];90)-MOD([.O66];90))) &lt; 10; MIN(ABS(MOD([.O66];90)-MOD([.O67];90));ABS(MOD([.O67];90)-MOD([.O66];90)));&quot;&quot;)">
            <text:p/>
          </table:table-cell>
          <table:table-cell table:formula="of:=IF(MIN(ABS(MOD([.P66];90)-MOD([.P67];90));ABS(MOD([.P67];90)-MOD([.P66];90))) &lt; 10; MIN(ABS(MOD([.P66];90)-MOD([.P67];90));ABS(MOD([.P67];90)-MOD([.P66];90)));&quot;&quot;)">
            <text:p/>
          </table:table-cell>
          <table:table-cell table:formula="of:=IF(MIN(ABS(MOD([.Q66];90)-MOD([.Q67];90));ABS(MOD([.Q67];90)-MOD([.Q66];90))) &lt; 10; MIN(ABS(MOD([.Q66];90)-MOD([.Q67];90));ABS(MOD([.Q67];90)-MOD([.Q66];90)));&quot;&quot;)">
            <text:p/>
          </table:table-cell>
          <table:table-cell table:formula="of:=IF(MIN(ABS(MOD([.R66];90)-MOD([.R67];90));ABS(MOD([.R67];90)-MOD([.R66];90))) &lt; 10; MIN(ABS(MOD([.R66];90)-MOD([.R67];90));ABS(MOD([.R67];90)-MOD([.R66];90)));&quot;&quot;)">
            <text:p/>
          </table:table-cell>
          <table:table-cell table:formula="of:=IF(MIN(ABS(MOD([.S66];90)-MOD([.S67];90));ABS(MOD([.S67];90)-MOD([.S66];90))) &lt; 10; MIN(ABS(MOD([.S66];90)-MOD([.S67];90));ABS(MOD([.S67];90)-MOD([.S66];90)));&quot;&quot;)">
            <text:p/>
          </table:table-cell>
          <table:table-cell table:formula="of:=IF(MIN(ABS(MOD([.T66];90)-MOD([.T67];90));ABS(MOD([.T67];90)-MOD([.T66];90))) &lt; 10; MIN(ABS(MOD([.T66];90)-MOD([.T67];90));ABS(MOD([.T67];90)-MOD([.T66];90)));&quot;&quot;)">
            <text:p/>
          </table:table-cell>
          <table:table-cell table:formula="of:=IF(MIN(ABS(MOD([.U66];90)-MOD([.U67];90));ABS(MOD([.U67];90)-MOD([.U66];90))) &lt; 10; MIN(ABS(MOD([.U66];90)-MOD([.U67];90));ABS(MOD([.U67];90)-MOD([.U66];90)));&quot;&quot;)" office:value-type="float" office:value="8.32500000000032" calcext:value-type="float">
            <text:p>8</text:p>
          </table:table-cell>
          <table:table-cell table:formula="of:=IF(MIN(ABS(MOD([.V66];90)-MOD([.V67];90));ABS(MOD([.V67];90)-MOD([.V66];90))) &lt; 10; MIN(ABS(MOD([.V66];90)-MOD([.V67];90));ABS(MOD([.V67];90)-MOD([.V66];90)));&quot;&quot;)" office:value-type="float" office:value="5.4000000000002" calcext:value-type="float">
            <text:p>5</text:p>
          </table:table-cell>
          <table:table-cell table:formula="of:=IF(MIN(ABS(MOD([.W66];90)-MOD([.W67];90));ABS(MOD([.W67];90)-MOD([.W66];90))) &lt; 10; MIN(ABS(MOD([.W66];90)-MOD([.W67];90));ABS(MOD([.W67];90)-MOD([.W66];90)));&quot;&quot;)" office:value-type="float" office:value="2.47499999999999" calcext:value-type="float">
            <text:p>2</text:p>
          </table:table-cell>
          <table:table-cell table:formula="of:=IF(MIN(ABS(MOD([.X66];90)-MOD([.X67];90));ABS(MOD([.X67];90)-MOD([.X66];90))) &lt; 10; MIN(ABS(MOD([.X66];90)-MOD([.X67];90));ABS(MOD([.X67];90)-MOD([.X66];90)));&quot;&quot;)" office:value-type="float" office:value="0.450000000000088" calcext:value-type="float">
            <text:p>0</text:p>
          </table:table-cell>
          <table:table-cell table:formula="of:=IF(MIN(ABS(MOD([.Y66];90)-MOD([.Y67];90));ABS(MOD([.Y67];90)-MOD([.Y66];90))) &lt; 10; MIN(ABS(MOD([.Y66];90)-MOD([.Y67];90));ABS(MOD([.Y67];90)-MOD([.Y66];90)));&quot;&quot;)" office:value-type="float" office:value="3.37500000000019" calcext:value-type="float">
            <text:p>3</text:p>
          </table:table-cell>
          <table:table-cell table:formula="of:=IF(MIN(ABS(MOD([.Z66];90)-MOD([.Z67];90));ABS(MOD([.Z67];90)-MOD([.Z66];90))) &lt; 10; MIN(ABS(MOD([.Z66];90)-MOD([.Z67];90));ABS(MOD([.Z67];90)-MOD([.Z66];90)));&quot;&quot;)" office:value-type="float" office:value="6.3000000000004" calcext:value-type="float">
            <text:p>6</text:p>
          </table:table-cell>
          <table:table-cell table:formula="of:=IF(MIN(ABS(MOD([.AA66];90)-MOD([.AA67];90));ABS(MOD([.AA67];90)-MOD([.AA66];90))) &lt; 10; MIN(ABS(MOD([.AA66];90)-MOD([.AA67];90));ABS(MOD([.AA67];90)-MOD([.AA66];90)));&quot;&quot;)" office:value-type="float" office:value="9.22499999999949" calcext:value-type="float">
            <text:p>9</text:p>
          </table:table-cell>
          <table:table-cell table:formula="of:=IF(MIN(ABS(MOD([.AB66];90)-MOD([.AB67];90));ABS(MOD([.AB67];90)-MOD([.AB66];90))) &lt; 10; MIN(ABS(MOD([.AB66];90)-MOD([.AB67];90));ABS(MOD([.AB67];90)-MOD([.AB66];90)));&quot;&quot;)">
            <text:p/>
          </table:table-cell>
          <table:table-cell table:formula="of:=IF(MIN(ABS(MOD([.AC66];90)-MOD([.AC67];90));ABS(MOD([.AC67];90)-MOD([.AC66];90))) &lt; 10; MIN(ABS(MOD([.AC66];90)-MOD([.AC67];90));ABS(MOD([.AC67];90)-MOD([.AC66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68]-(29*([.$B68]-[.$AD68])/28)" office:value-type="float" office:value="70.025" calcext:value-type="float">
            <text:p>70</text:p>
          </table:table-cell>
          <table:table-cell office:value-type="string" calcext:value-type="string">
            <text:p>Mercury</text:p>
          </table:table-cell>
          <table:table-cell table:style-name="ce12" table:formula="of:=[.B68]" office:value-type="float" office:value="167.9" calcext:value-type="float">
            <text:p>167.9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68]" office:value-type="float" office:value="70.025" calcext:value-type="float">
            <text:p>70.0</text:p>
          </table:table-cell>
          <table:table-cell table:style-name="ce24" table:formula="of:=MOD((([.AG67]+[.AI67])/2)+45;360)" office:value-type="float" office:value="182.478571428571" calcext:value-type="float">
            <text:p>182</text:p>
          </table:table-cell>
          <table:table-cell/>
          <table:table-cell table:style-name="ce65" office:value-type="string" calcext:value-type="string" table:number-columns-spanned="9" table:number-rows-spanned="1">
            <text:p>Cancer</text:p>
          </table:table-cell>
          <table:covered-table-cell table:number-columns-repeated="8" table:style-name="ce35"/>
          <table:table-cell table:style-name="ce66" office:value-type="string" calcext:value-type="string" table:number-columns-spanned="9" table:number-rows-spanned="1">
            <text:p>Gemini</text:p>
          </table:table-cell>
          <table:covered-table-cell table:number-columns-repeated="8" table:style-name="ce36"/>
          <table:table-cell table:style-name="ce63" office:value-type="string" calcext:value-type="string" table:number-columns-spanned="9" table:number-rows-spanned="1">
            <text:p>Taurus</text:p>
          </table:table-cell>
          <table:covered-table-cell table:number-columns-repeated="8" table:style-name="ce37"/>
          <table:table-cell table:style-name="ce64" office:value-type="string" calcext:value-type="string" table:number-columns-spanned="3" table:number-rows-spanned="1">
            <text:p>Aries</text:p>
          </table:table-cell>
          <table:covered-table-cell table:number-columns-repeated="2" table:style-name="ce34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40.2" calcext:value-type="float">
            <text:p>140.2</text:p>
          </table:table-cell>
          <table:table-cell table:number-columns-repeated="3"/>
          <table:table-cell table:formula="of:=[.$AD69]+(6 * ([.$B69]-[.$AD69])/7)" office:value-type="float" office:value="139.014285714286" calcext:value-type="float">
            <text:p>139</text:p>
          </table:table-cell>
          <table:table-cell table:number-columns-repeated="3"/>
          <table:table-cell table:formula="of:=[.$AD69]+(6 * ([.$B69]-[.$AD69])/7)" office:value-type="float" office:value="139.014285714286" calcext:value-type="float">
            <text:p>139</text:p>
          </table:table-cell>
          <table:table-cell table:number-columns-repeated="3"/>
          <table:table-cell table:formula="of:=[.$AD69]+(6 * ([.$B69]-[.$AD69])/7)" office:value-type="float" office:value="139.014285714286" calcext:value-type="float">
            <text:p>139</text:p>
          </table:table-cell>
          <table:table-cell table:number-columns-repeated="3"/>
          <table:table-cell table:formula="of:=[.$AD69]+(6 * ([.$B69]-[.$AD69])/7)" office:value-type="float" office:value="139.014285714286" calcext:value-type="float">
            <text:p>139</text:p>
          </table:table-cell>
          <table:table-cell table:number-columns-repeated="3"/>
          <table:table-cell table:formula="of:=[.$AD69]+(6 * ([.$B69]-[.$AD69])/7)" office:value-type="float" office:value="139.014285714286" calcext:value-type="float">
            <text:p>139</text:p>
          </table:table-cell>
          <table:table-cell table:number-columns-repeated="3"/>
          <table:table-cell table:formula="of:=[.$AD69]+(6 * ([.$B69]-[.$AD69])/7)" office:value-type="float" office:value="139.014285714286" calcext:value-type="float">
            <text:p>139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69]-(29*([.$B69]-[.$AD69])/28)" office:value-type="float" office:value="131.603571428571" calcext:value-type="float">
            <text:p>132</text:p>
          </table:table-cell>
          <table:table-cell office:value-type="string" calcext:value-type="string">
            <text:p>Venus</text:p>
          </table:table-cell>
          <table:table-cell table:style-name="ce10" table:formula="of:=[.B69]" office:value-type="float" office:value="140.2" calcext:value-type="float">
            <text:p>140.2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69]" office:value-type="float" office:value="131.603571428571" calcext:value-type="float">
            <text:p>131.6</text:p>
          </table:table-cell>
          <table:table-cell table:formula="of:=MOD((([.AG67]+[.AI67])/2)+90;360)" office:value-type="float" office:value="227.478571428571" calcext:value-type="float">
            <text:p>22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171.4" calcext:value-type="float">
            <text:p>171.4</text:p>
          </table:table-cell>
          <table:table-cell table:number-columns-repeated="3"/>
          <table:table-cell table:formula="of:=[.$AD70]+(6 * ([.$B70]-[.$AD70])/7)" office:value-type="float" office:value="170.771428571429" calcext:value-type="float">
            <text:p>171</text:p>
          </table:table-cell>
          <table:table-cell table:number-columns-repeated="3"/>
          <table:table-cell table:formula="of:=[.$AD70]+(5 * ([.$B70]-[.$AD70])/7)" office:value-type="float" office:value="170.142857142857" calcext:value-type="float">
            <text:p>170</text:p>
          </table:table-cell>
          <table:table-cell table:number-columns-repeated="3"/>
          <table:table-cell table:formula="of:=[.$AD70]+(4 * ([.$B70]-[.$AD70])/7)" office:value-type="float" office:value="169.514285714286" calcext:value-type="float">
            <text:p>170</text:p>
          </table:table-cell>
          <table:table-cell table:number-columns-repeated="3"/>
          <table:table-cell table:formula="of:=[.$AD70]+(3 * ([.$B70]-[.$AD70])/7)" office:value-type="float" office:value="168.885714285714" calcext:value-type="float">
            <text:p>169</text:p>
          </table:table-cell>
          <table:table-cell table:number-columns-repeated="3"/>
          <table:table-cell table:formula="of:=[.$AD70]+(2 * ([.$B70]-[.$AD70])/7)" office:value-type="float" office:value="168.257142857143" calcext:value-type="float">
            <text:p>168</text:p>
          </table:table-cell>
          <table:table-cell table:number-columns-repeated="3"/>
          <table:table-cell table:formula="of:=[.$AD70]+(1*([.$B70]-[.$AD70])/7)" office:value-type="float" office:value="167.628571428571" calcext:value-type="float">
            <text:p>168</text:p>
          </table:table-cell>
          <table:table-cell table:number-columns-repeated="3"/>
          <table:table-cell table:formula="of:=[.B61]" office:value-type="float" office:value="167" calcext:value-type="float">
            <text:p>167</text:p>
          </table:table-cell>
          <table:table-cell table:formula="of:=[.$B70]-(29*([.$B70]-[.$AD70])/28)" office:value-type="float" office:value="166.842857142857" calcext:value-type="float">
            <text:p>167</text:p>
          </table:table-cell>
          <table:table-cell office:value-type="string" calcext:value-type="string">
            <text:p>Mars</text:p>
          </table:table-cell>
          <table:table-cell table:style-name="ce13" table:formula="of:=[.B70]" office:value-type="float" office:value="171.4" calcext:value-type="float">
            <text:p>171.4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70]" office:value-type="float" office:value="166.842857142857" calcext:value-type="float">
            <text:p>166.8</text:p>
          </table:table-cell>
          <table:table-cell table:style-name="ce24" table:formula="of:=MOD((([.AG67]+[.AI67])/2)+135;360)" office:value-type="float" office:value="272.478571428571" calcext:value-type="float">
            <text:p>27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4.8" calcext:value-type="float">
            <text:p>44.8</text:p>
          </table:table-cell>
          <table:table-cell table:number-columns-repeated="3"/>
          <table:table-cell table:formula="of:=[.$AD71]+(6 * ([.$B71]-[.$AD71])/7)" office:value-type="float" office:value="44.7285714285714" calcext:value-type="float">
            <text:p>45</text:p>
          </table:table-cell>
          <table:table-cell table:number-columns-repeated="3"/>
          <table:table-cell table:formula="of:=[.$AD71]+(5 * ([.$B71]-[.$AD71])/7)" office:value-type="float" office:value="44.6571428571429" calcext:value-type="float">
            <text:p>45</text:p>
          </table:table-cell>
          <table:table-cell table:number-columns-repeated="3"/>
          <table:table-cell table:formula="of:=[.$AD71]+(4 * ([.$B71]-[.$AD71])/7)" office:value-type="float" office:value="44.5857142857143" calcext:value-type="float">
            <text:p>45</text:p>
          </table:table-cell>
          <table:table-cell table:number-columns-repeated="3"/>
          <table:table-cell table:formula="of:=[.$AD71]+(3 * ([.$B71]-[.$AD71])/7)" office:value-type="float" office:value="44.5142857142857" calcext:value-type="float">
            <text:p>45</text:p>
          </table:table-cell>
          <table:table-cell table:number-columns-repeated="3"/>
          <table:table-cell table:formula="of:=[.$AD71]+(2 * ([.$B71]-[.$AD71])/7)" office:value-type="float" office:value="44.4428571428571" calcext:value-type="float">
            <text:p>44</text:p>
          </table:table-cell>
          <table:table-cell table:number-columns-repeated="3"/>
          <table:table-cell table:formula="of:=[.$AD71]+(1*([.$B71]-[.$AD71])/7)" office:value-type="float" office:value="44.3714285714286" calcext:value-type="float">
            <text:p>44</text:p>
          </table:table-cell>
          <table:table-cell table:number-columns-repeated="3"/>
          <table:table-cell table:formula="of:=[.B62]" office:value-type="float" office:value="44.3" calcext:value-type="float">
            <text:p>44</text:p>
          </table:table-cell>
          <table:table-cell table:formula="of:=[.$B71]-(29*([.$B71]-[.$AD71])/28)" office:value-type="float" office:value="44.2821428571429" calcext:value-type="float">
            <text:p>44</text:p>
          </table:table-cell>
          <table:table-cell office:value-type="string" calcext:value-type="string">
            <text:p>Jupiter</text:p>
          </table:table-cell>
          <table:table-cell table:style-name="ce11" table:formula="of:=[.B71]" office:value-type="float" office:value="44.8" calcext:value-type="float">
            <text:p>44.8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71]" office:value-type="float" office:value="44.2821428571429" calcext:value-type="float">
            <text:p>44.3</text:p>
          </table:table-cell>
          <table:table-cell table:formula="of:=MOD((([.AG67]+[.AI67])/2)+180;360)" office:value-type="float" office:value="317.478571428571" calcext:value-type="float">
            <text:p>31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4.8" calcext:value-type="float">
            <text:p>334.8</text:p>
          </table:table-cell>
          <table:table-cell table:number-columns-repeated="3"/>
          <table:table-cell table:formula="of:=[.$AD72]+(6 * ([.$B72]-[.$AD72])/7)" office:value-type="float" office:value="334.871428571429" calcext:value-type="float">
            <text:p>335</text:p>
          </table:table-cell>
          <table:table-cell table:number-columns-repeated="3"/>
          <table:table-cell table:formula="of:=[.$AD72]+(5 * ([.$B72]-[.$AD72])/7)" office:value-type="float" office:value="334.942857142857" calcext:value-type="float">
            <text:p>335</text:p>
          </table:table-cell>
          <table:table-cell table:number-columns-repeated="3"/>
          <table:table-cell table:formula="of:=[.$AD72]+(4 * ([.$B72]-[.$AD72])/7)" office:value-type="float" office:value="335.014285714286" calcext:value-type="float">
            <text:p>335</text:p>
          </table:table-cell>
          <table:table-cell table:number-columns-repeated="3"/>
          <table:table-cell table:formula="of:=[.$AD72]+(3 * ([.$B72]-[.$AD72])/7)" office:value-type="float" office:value="335.085714285714" calcext:value-type="float">
            <text:p>335</text:p>
          </table:table-cell>
          <table:table-cell table:number-columns-repeated="3"/>
          <table:table-cell table:formula="of:=[.$AD72]+(2 * ([.$B72]-[.$AD72])/7)" office:value-type="float" office:value="335.157142857143" calcext:value-type="float">
            <text:p>335</text:p>
          </table:table-cell>
          <table:table-cell table:number-columns-repeated="3"/>
          <table:table-cell table:formula="of:=[.$AD72]+(1*([.$B72]-[.$AD72])/7)" office:value-type="float" office:value="335.228571428571" calcext:value-type="float">
            <text:p>335</text:p>
          </table:table-cell>
          <table:table-cell table:number-columns-repeated="3"/>
          <table:table-cell table:formula="of:=[.B63]" office:value-type="float" office:value="335.3" calcext:value-type="float">
            <text:p>335</text:p>
          </table:table-cell>
          <table:table-cell table:formula="of:=[.$B72]-(29*([.$B72]-[.$AD72])/28)" office:value-type="float" office:value="335.317857142857" calcext:value-type="float">
            <text:p>335</text:p>
          </table:table-cell>
          <table:table-cell office:value-type="string" calcext:value-type="string">
            <text:p>Saturn</text:p>
          </table:table-cell>
          <table:table-cell table:style-name="ce9" table:formula="of:=[.B72]" office:value-type="float" office:value="334.8" calcext:value-type="float">
            <text:p>334.8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72]" office:value-type="float" office:value="335.317857142857" calcext:value-type="float">
            <text:p>335.3</text:p>
          </table:table-cell>
          <table:table-cell table:style-name="ce24" table:formula="of:=MOD((([.AG67]+[.AI67])/2)+225;360)" office:value-type="float" office:value="2.4785714285714" calcext:value-type="float">
            <text:p>2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67]+[.AI67])/2)+270;360)" office:value-type="float" office:value="47.4785714285714" calcext:value-type="float">
            <text:p>47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74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table:formula="of:=[.J74]+1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table:formula="of:=[.N74]+1" office:value-type="float" office:value="19" calcext:value-type="float">
            <text:p>19</text:p>
          </table:table-cell>
          <table:table-cell table:style-name="ce30"/>
          <table:table-cell table:style-name="ce31"/>
          <table:table-cell table:style-name="ce30"/>
          <table:table-cell table:style-name="ce3" table:formula="of:=[.R74]+1" office:value-type="float" office:value="18" calcext:value-type="float">
            <text:p>18</text:p>
          </table:table-cell>
          <table:table-cell table:style-name="ce30"/>
          <table:table-cell table:style-name="ce31"/>
          <table:table-cell table:style-name="ce30"/>
          <table:table-cell table:style-name="ce3" table:formula="of:=[.V74]+1" office:value-type="float" office:value="17" calcext:value-type="float">
            <text:p>17</text:p>
          </table:table-cell>
          <table:table-cell table:style-name="ce30"/>
          <table:table-cell table:style-name="ce31"/>
          <table:table-cell table:style-name="ce30"/>
          <table:table-cell table:style-name="ce3" table:formula="of:=[.Z74]+1" office:value-type="float" office:value="16" calcext:value-type="float">
            <text:p>16</text:p>
          </table:table-cell>
          <table:table-cell table:style-name="ce30"/>
          <table:table-cell table:style-name="ce31"/>
          <table:table-cell table:style-name="ce30"/>
          <table:table-cell table:style-name="ce3" table:formula="of:=[.AD74]+1" office:value-type="float" office:value="15" calcext:value-type="float">
            <text:p>15</text:p>
          </table:table-cell>
          <table:table-cell table:style-name="ce30"/>
          <table:table-cell table:style-name="ce31"/>
          <table:table-cell table:style-name="ce30"/>
          <table:table-cell table:style-name="ce3" table:formula="of:=[.B65]" office:value-type="float" office:value="14" calcext:value-type="float">
            <text:p>14</text:p>
          </table:table-cell>
          <table:table-cell table:style-name="ce30"/>
          <table:table-cell table:number-columns-repeated="4"/>
          <table:table-cell table:style-name="ce24" table:formula="of:=MOD((([.AG67]+[.AI67])/2)+315;360)" office:value-type="float" office:value="92.4785714285714" calcext:value-type="float">
            <text:p>92</text:p>
          </table:table-cell>
          <table:table-cell/>
          <table:table-cell table:style-name="ce3" table:formula="of:=[.AP74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table:formula="of:=[.AT74]+1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table:formula="of:=[.AX74]+1" office:value-type="float" office:value="19" calcext:value-type="float">
            <text:p>19</text:p>
          </table:table-cell>
          <table:table-cell table:style-name="ce30"/>
          <table:table-cell table:style-name="ce31"/>
          <table:table-cell table:style-name="ce30"/>
          <table:table-cell table:style-name="ce3" table:formula="of:=[.BB74]+1" office:value-type="float" office:value="18" calcext:value-type="float">
            <text:p>18</text:p>
          </table:table-cell>
          <table:table-cell table:style-name="ce30"/>
          <table:table-cell table:style-name="ce31"/>
          <table:table-cell table:style-name="ce30"/>
          <table:table-cell table:style-name="ce3" table:formula="of:=[.BF74]+1" office:value-type="float" office:value="17" calcext:value-type="float">
            <text:p>17</text:p>
          </table:table-cell>
          <table:table-cell table:style-name="ce30"/>
          <table:table-cell table:style-name="ce31"/>
          <table:table-cell table:style-name="ce30"/>
          <table:table-cell table:style-name="ce3" table:formula="of:=[.BJ74]+1" office:value-type="float" office:value="16" calcext:value-type="float">
            <text:p>16</text:p>
          </table:table-cell>
          <table:table-cell table:style-name="ce30"/>
          <table:table-cell table:style-name="ce31"/>
          <table:table-cell table:style-name="ce30"/>
          <table:table-cell table:style-name="ce3" table:formula="of:=[.BN74]+1" office:value-type="float" office:value="15" calcext:value-type="float">
            <text:p>15</text:p>
          </table:table-cell>
          <table:table-cell table:style-name="ce30"/>
          <table:table-cell table:style-name="ce31"/>
          <table:table-cell table:style-name="ce30"/>
          <table:table-cell table:style-name="ce3" table:formula="of:=[.AL65]" office:value-type="float" office:value="14" calcext:value-type="float">
            <text:p>14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97.9" calcext:value-type="float">
            <text:p>197.9</text:p>
          </table:table-cell>
          <table:table-cell table:formula="of:=MOD(720+([.$B75]-(1*MOD(720+[.$B75]-[.$AD75];360)/28)); 360)" office:value-type="float" office:value="194.935714285714" calcext:value-type="float">
            <text:p>195</text:p>
          </table:table-cell>
          <table:table-cell table:formula="of:=MOD(720+([.$B75]-(2*MOD(720+[.$B75]-[.$AD75];360)/28)); 360)" office:value-type="float" office:value="191.971428571429" calcext:value-type="float">
            <text:p>192</text:p>
          </table:table-cell>
          <table:table-cell table:formula="of:=MOD(720+([.$B75]-(3*MOD(720+[.$B75]-[.$AD75];360)/28)); 360)" office:value-type="float" office:value="189.007142857143" calcext:value-type="float">
            <text:p>189</text:p>
          </table:table-cell>
          <table:table-cell table:formula="of:=MOD(720+([.$B75]-(4*MOD(720+[.$B75]-[.$AD75];360)/28)); 360)" office:value-type="float" office:value="186.042857142857" calcext:value-type="float">
            <text:p>186</text:p>
          </table:table-cell>
          <table:table-cell table:formula="of:=MOD(720+([.$B75]-(5*MOD(720+[.$B75]-[.$AD75];360)/28)); 360)" office:value-type="float" office:value="183.078571428571" calcext:value-type="float">
            <text:p>183</text:p>
          </table:table-cell>
          <table:table-cell table:formula="of:=MOD(720+([.$B75]-(6*MOD(720+[.$B75]-[.$AD75];360)/28)); 360)" office:value-type="float" office:value="180.114285714286" calcext:value-type="float">
            <text:p>180</text:p>
          </table:table-cell>
          <table:table-cell table:formula="of:=MOD(720+([.$B75]-(7*MOD(720+[.$B75]-[.$AD75];360)/28)); 360)" office:value-type="float" office:value="177.15" calcext:value-type="float">
            <text:p>177</text:p>
          </table:table-cell>
          <table:table-cell table:formula="of:=MOD(720+([.$B75]-(8*MOD(720+[.$B75]-[.$AD75];360)/28)); 360)" office:value-type="float" office:value="174.185714285714" calcext:value-type="float">
            <text:p>174</text:p>
          </table:table-cell>
          <table:table-cell table:formula="of:=MOD(720+([.$B75]-(9*MOD(720+[.$B75]-[.$AD75];360)/28)); 360)" office:value-type="float" office:value="171.221428571429" calcext:value-type="float">
            <text:p>171</text:p>
          </table:table-cell>
          <table:table-cell table:formula="of:=MOD(720+([.$B75]-(10*MOD(720+[.$B75]-[.$AD75];360)/28)); 360)" office:value-type="float" office:value="168.257142857143" calcext:value-type="float">
            <text:p>168</text:p>
          </table:table-cell>
          <table:table-cell table:formula="of:=MOD(720+([.$B75]-(11*MOD(720+[.$B75]-[.$AD75];360)/28)); 360)" office:value-type="float" office:value="165.292857142857" calcext:value-type="float">
            <text:p>165</text:p>
          </table:table-cell>
          <table:table-cell table:formula="of:=MOD(720+([.$B75]-(12*MOD(720+[.$B75]-[.$AD75];360)/28)); 360)" office:value-type="float" office:value="162.328571428571" calcext:value-type="float">
            <text:p>162</text:p>
          </table:table-cell>
          <table:table-cell table:formula="of:=MOD(720+([.$B75]-(13*MOD(720+[.$B75]-[.$AD75];360)/28)); 360)" office:value-type="float" office:value="159.364285714286" calcext:value-type="float">
            <text:p>159</text:p>
          </table:table-cell>
          <table:table-cell table:formula="of:=MOD(720+([.$B75]-(14*MOD(720+[.$B75]-[.$AD75];360)/28)); 360)" office:value-type="float" office:value="156.4" calcext:value-type="float">
            <text:p>156</text:p>
          </table:table-cell>
          <table:table-cell table:formula="of:=MOD(720+([.$B75]-(15*MOD(720+[.$B75]-[.$AD75];360)/28)); 360)" office:value-type="float" office:value="153.435714285714" calcext:value-type="float">
            <text:p>153</text:p>
          </table:table-cell>
          <table:table-cell table:formula="of:=MOD(720+([.$B75]-(16*MOD(720+[.$B75]-[.$AD75];360)/28)); 360)" office:value-type="float" office:value="150.471428571429" calcext:value-type="float">
            <text:p>150</text:p>
          </table:table-cell>
          <table:table-cell table:formula="of:=MOD(720+([.$B75]-(17*MOD(720+[.$B75]-[.$AD75];360)/28)); 360)" office:value-type="float" office:value="147.507142857143" calcext:value-type="float">
            <text:p>148</text:p>
          </table:table-cell>
          <table:table-cell table:formula="of:=MOD(720+([.$B75]-(18*MOD(720+[.$B75]-[.$AD75];360)/28)); 360)" office:value-type="float" office:value="144.542857142857" calcext:value-type="float">
            <text:p>145</text:p>
          </table:table-cell>
          <table:table-cell table:formula="of:=MOD(720+([.$B75]-(19*MOD(720+[.$B75]-[.$AD75];360)/28)); 360)" office:value-type="float" office:value="141.578571428571" calcext:value-type="float">
            <text:p>142</text:p>
          </table:table-cell>
          <table:table-cell table:formula="of:=MOD(720+([.$B75]-(20*MOD(720+[.$B75]-[.$AD75];360)/28)); 360)" office:value-type="float" office:value="138.614285714286" calcext:value-type="float">
            <text:p>139</text:p>
          </table:table-cell>
          <table:table-cell table:formula="of:=MOD(720+([.$B75]-(21*MOD(720+[.$B75]-[.$AD75];360)/28)); 360)" office:value-type="float" office:value="135.65" calcext:value-type="float">
            <text:p>136</text:p>
          </table:table-cell>
          <table:table-cell table:formula="of:=MOD(720+([.$B75]-(22*MOD(720+[.$B75]-[.$AD75];360)/28)); 360)" office:value-type="float" office:value="132.685714285714" calcext:value-type="float">
            <text:p>133</text:p>
          </table:table-cell>
          <table:table-cell table:formula="of:=MOD(720+([.$B75]-(23*MOD(720+[.$B75]-[.$AD75];360)/28)); 360)" office:value-type="float" office:value="129.721428571429" calcext:value-type="float">
            <text:p>130</text:p>
          </table:table-cell>
          <table:table-cell table:formula="of:=MOD(720+([.$B75]-(24*MOD(720+[.$B75]-[.$AD75];360)/28)); 360)" office:value-type="float" office:value="126.757142857143" calcext:value-type="float">
            <text:p>127</text:p>
          </table:table-cell>
          <table:table-cell table:formula="of:=MOD(720+([.$B75]-(25*MOD(720+[.$B75]-[.$AD75];360)/28)); 360)" office:value-type="float" office:value="123.792857142857" calcext:value-type="float">
            <text:p>124</text:p>
          </table:table-cell>
          <table:table-cell table:formula="of:=MOD(720+([.$B75]-(26*MOD(720+[.$B75]-[.$AD75];360)/28)); 360)" office:value-type="float" office:value="120.828571428571" calcext:value-type="float">
            <text:p>121</text:p>
          </table:table-cell>
          <table:table-cell table:formula="of:=MOD(720+([.$B75]-(27*MOD(720+[.$B75]-[.$AD75];360)/28)); 360)" office:value-type="float" office:value="117.864285714286" calcext:value-type="float">
            <text:p>118</text:p>
          </table:table-cell>
          <table:table-cell table:formula="of:=[.$B66]" office:value-type="float" office:value="114.9" calcext:value-type="float">
            <text:p>115</text:p>
          </table:table-cell>
          <table:table-cell table:formula="of:=MOD(720+([.$B75]-(29*MOD(720+[.$B75]-[.$AD75];360)/28)); 360)" office:value-type="float" office:value="111.935714285714" calcext:value-type="float">
            <text:p>112</text:p>
          </table:table-cell>
          <table:table-cell office:value-type="string" calcext:value-type="string">
            <text:p>Moon</text:p>
          </table:table-cell>
          <table:table-cell table:style-name="ce3" table:formula="of:=[.B75]" office:value-type="float" office:value="197.9" calcext:value-type="float">
            <text:p>197.9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75]" office:value-type="float" office:value="111.935714285714" calcext:value-type="float">
            <text:p>111.9</text:p>
          </table:table-cell>
          <table:table-cell table:style-name="ce16" table:formula="of:=MOD(360+[.AG75]-[.AI75];360)" office:value-type="float" office:value="85.9642857142857" calcext:value-type="float">
            <text:p>86.0</text:p>
          </table:table-cell>
          <table:table-cell/>
          <table:table-cell table:style-name="ce26" table:formula="of:=[.B75]" office:value-type="float" office:value="197.9" calcext:value-type="float">
            <text:p>198</text:p>
          </table:table-cell>
          <table:table-cell table:style-name="ce26" table:formula="of:=[.C75]" office:value-type="float" office:value="194.935714285714" calcext:value-type="float">
            <text:p>195</text:p>
          </table:table-cell>
          <table:table-cell table:style-name="ce26" table:formula="of:=[.D75]" office:value-type="float" office:value="191.971428571429" calcext:value-type="float">
            <text:p>192</text:p>
          </table:table-cell>
          <table:table-cell table:style-name="ce26" table:formula="of:=[.E75]" office:value-type="float" office:value="189.007142857143" calcext:value-type="float">
            <text:p>189</text:p>
          </table:table-cell>
          <table:table-cell table:style-name="ce26" table:formula="of:=[.F75]" office:value-type="float" office:value="186.042857142857" calcext:value-type="float">
            <text:p>186</text:p>
          </table:table-cell>
          <table:table-cell table:style-name="ce26" table:formula="of:=[.G75]" office:value-type="float" office:value="183.078571428571" calcext:value-type="float">
            <text:p>183</text:p>
          </table:table-cell>
          <table:table-cell table:style-name="ce26" table:formula="of:=[.H75]" office:value-type="float" office:value="180.114285714286" calcext:value-type="float">
            <text:p>180</text:p>
          </table:table-cell>
          <table:table-cell table:style-name="ce26" table:formula="of:=[.I75]" office:value-type="float" office:value="177.15" calcext:value-type="float">
            <text:p>177</text:p>
          </table:table-cell>
          <table:table-cell table:style-name="ce26" table:formula="of:=[.J75]" office:value-type="float" office:value="174.185714285714" calcext:value-type="float">
            <text:p>174</text:p>
          </table:table-cell>
          <table:table-cell table:style-name="ce26" table:formula="of:=[.K75]" office:value-type="float" office:value="171.221428571429" calcext:value-type="float">
            <text:p>171</text:p>
          </table:table-cell>
          <table:table-cell table:style-name="ce26" table:formula="of:=[.L75]" office:value-type="float" office:value="168.257142857143" calcext:value-type="float">
            <text:p>168</text:p>
          </table:table-cell>
          <table:table-cell table:style-name="ce26" table:formula="of:=[.M75]" office:value-type="float" office:value="165.292857142857" calcext:value-type="float">
            <text:p>165</text:p>
          </table:table-cell>
          <table:table-cell table:style-name="ce26" table:formula="of:=[.N75]" office:value-type="float" office:value="162.328571428571" calcext:value-type="float">
            <text:p>162</text:p>
          </table:table-cell>
          <table:table-cell table:style-name="ce26" table:formula="of:=[.O75]" office:value-type="float" office:value="159.364285714286" calcext:value-type="float">
            <text:p>159</text:p>
          </table:table-cell>
          <table:table-cell table:style-name="ce26" table:formula="of:=[.P75]" office:value-type="float" office:value="156.4" calcext:value-type="float">
            <text:p>156</text:p>
          </table:table-cell>
          <table:table-cell table:style-name="ce26" table:formula="of:=[.Q75]" office:value-type="float" office:value="153.435714285714" calcext:value-type="float">
            <text:p>153</text:p>
          </table:table-cell>
          <table:table-cell table:style-name="ce26" table:formula="of:=[.R75]" office:value-type="float" office:value="150.471428571429" calcext:value-type="float">
            <text:p>150</text:p>
          </table:table-cell>
          <table:table-cell table:style-name="ce32" table:formula="of:=[.S75]" office:value-type="float" office:value="147.507142857143" calcext:value-type="float">
            <text:p>148</text:p>
          </table:table-cell>
          <table:table-cell table:style-name="ce32" table:formula="of:=[.T75]" office:value-type="float" office:value="144.542857142857" calcext:value-type="float">
            <text:p>145</text:p>
          </table:table-cell>
          <table:table-cell table:style-name="ce32" table:formula="of:=[.U75]" office:value-type="float" office:value="141.578571428571" calcext:value-type="float">
            <text:p>142</text:p>
          </table:table-cell>
          <table:table-cell table:style-name="ce32" table:formula="of:=[.V75]" office:value-type="float" office:value="138.614285714286" calcext:value-type="float">
            <text:p>139</text:p>
          </table:table-cell>
          <table:table-cell table:style-name="ce26" table:formula="of:=[.W75]" office:value-type="float" office:value="135.65" calcext:value-type="float">
            <text:p>136</text:p>
          </table:table-cell>
          <table:table-cell table:style-name="ce26" table:formula="of:=[.X75]" office:value-type="float" office:value="132.685714285714" calcext:value-type="float">
            <text:p>133</text:p>
          </table:table-cell>
          <table:table-cell table:style-name="ce26" table:formula="of:=[.Y75]" office:value-type="float" office:value="129.721428571429" calcext:value-type="float">
            <text:p>130</text:p>
          </table:table-cell>
          <table:table-cell table:style-name="ce26" table:formula="of:=[.Z75]" office:value-type="float" office:value="126.757142857143" calcext:value-type="float">
            <text:p>127</text:p>
          </table:table-cell>
          <table:table-cell table:style-name="ce26" table:formula="of:=[.AA75]" office:value-type="float" office:value="123.792857142857" calcext:value-type="float">
            <text:p>124</text:p>
          </table:table-cell>
          <table:table-cell table:style-name="ce26" table:formula="of:=[.AB75]" office:value-type="float" office:value="120.828571428571" calcext:value-type="float">
            <text:p>121</text:p>
          </table:table-cell>
          <table:table-cell table:style-name="ce26" table:formula="of:=[.AC75]" office:value-type="float" office:value="117.864285714286" calcext:value-type="float">
            <text:p>118</text:p>
          </table:table-cell>
          <table:table-cell table:style-name="ce26" table:formula="of:=[.AD75]" office:value-type="float" office:value="114.9" calcext:value-type="float">
            <text:p>115</text:p>
          </table:table-cell>
          <table:table-cell table:style-name="ce26" table:formula="of:=[.AE75]" office:value-type="float" office:value="111.935714285714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47.7" calcext:value-type="float">
            <text:p>147.7</text:p>
          </table:table-cell>
          <table:table-cell table:formula="of:=MOD(720+([.$B76]-(1*MOD(720+[.$B76]-[.$AD76];360)/28)); 360)" office:value-type="float" office:value="147.460714285714" calcext:value-type="float">
            <text:p>147</text:p>
          </table:table-cell>
          <table:table-cell table:formula="of:=MOD(720+([.$B76]-(2*MOD(720+[.$B76]-[.$AD76];360)/28)); 360)" office:value-type="float" office:value="147.221428571429" calcext:value-type="float">
            <text:p>147</text:p>
          </table:table-cell>
          <table:table-cell table:formula="of:=MOD(720+([.$B76]-(3*MOD(720+[.$B76]-[.$AD76];360)/28)); 360)" office:value-type="float" office:value="146.982142857143" calcext:value-type="float">
            <text:p>147</text:p>
          </table:table-cell>
          <table:table-cell table:formula="of:=MOD(720+([.$B76]-(4*MOD(720+[.$B76]-[.$AD76];360)/28)); 360)" office:value-type="float" office:value="146.742857142857" calcext:value-type="float">
            <text:p>147</text:p>
          </table:table-cell>
          <table:table-cell table:formula="of:=MOD(720+([.$B76]-(5*MOD(720+[.$B76]-[.$AD76];360)/28)); 360)" office:value-type="float" office:value="146.503571428571" calcext:value-type="float">
            <text:p>147</text:p>
          </table:table-cell>
          <table:table-cell table:formula="of:=MOD(720+([.$B76]-(6*MOD(720+[.$B76]-[.$AD76];360)/28)); 360)" office:value-type="float" office:value="146.264285714286" calcext:value-type="float">
            <text:p>146</text:p>
          </table:table-cell>
          <table:table-cell table:formula="of:=MOD(720+([.$B76]-(7*MOD(720+[.$B76]-[.$AD76];360)/28)); 360)" office:value-type="float" office:value="146.025" calcext:value-type="float">
            <text:p>146</text:p>
          </table:table-cell>
          <table:table-cell table:formula="of:=MOD(720+([.$B76]-(8*MOD(720+[.$B76]-[.$AD76];360)/28)); 360)" office:value-type="float" office:value="145.785714285714" calcext:value-type="float">
            <text:p>146</text:p>
          </table:table-cell>
          <table:table-cell table:formula="of:=MOD(720+([.$B76]-(9*MOD(720+[.$B76]-[.$AD76];360)/28)); 360)" office:value-type="float" office:value="145.546428571429" calcext:value-type="float">
            <text:p>146</text:p>
          </table:table-cell>
          <table:table-cell table:formula="of:=MOD(720+([.$B76]-(10*MOD(720+[.$B76]-[.$AD76];360)/28)); 360)" office:value-type="float" office:value="145.307142857143" calcext:value-type="float">
            <text:p>145</text:p>
          </table:table-cell>
          <table:table-cell table:formula="of:=MOD(720+([.$B76]-(11*MOD(720+[.$B76]-[.$AD76];360)/28)); 360)" office:value-type="float" office:value="145.067857142857" calcext:value-type="float">
            <text:p>145</text:p>
          </table:table-cell>
          <table:table-cell table:formula="of:=MOD(720+([.$B76]-(12*MOD(720+[.$B76]-[.$AD76];360)/28)); 360)" office:value-type="float" office:value="144.828571428571" calcext:value-type="float">
            <text:p>145</text:p>
          </table:table-cell>
          <table:table-cell table:formula="of:=MOD(720+([.$B76]-(13*MOD(720+[.$B76]-[.$AD76];360)/28)); 360)" office:value-type="float" office:value="144.589285714286" calcext:value-type="float">
            <text:p>145</text:p>
          </table:table-cell>
          <table:table-cell table:formula="of:=MOD(720+([.$B76]-(14*MOD(720+[.$B76]-[.$AD76];360)/28)); 360)" office:value-type="float" office:value="144.35" calcext:value-type="float">
            <text:p>144</text:p>
          </table:table-cell>
          <table:table-cell table:formula="of:=MOD(720+([.$B76]-(15*MOD(720+[.$B76]-[.$AD76];360)/28)); 360)" office:value-type="float" office:value="144.110714285714" calcext:value-type="float">
            <text:p>144</text:p>
          </table:table-cell>
          <table:table-cell table:formula="of:=MOD(720+([.$B76]-(16*MOD(720+[.$B76]-[.$AD76];360)/28)); 360)" office:value-type="float" office:value="143.871428571429" calcext:value-type="float">
            <text:p>144</text:p>
          </table:table-cell>
          <table:table-cell table:formula="of:=MOD(720+([.$B76]-(17*MOD(720+[.$B76]-[.$AD76];360)/28)); 360)" office:value-type="float" office:value="143.632142857143" calcext:value-type="float">
            <text:p>144</text:p>
          </table:table-cell>
          <table:table-cell table:formula="of:=MOD(720+([.$B76]-(18*MOD(720+[.$B76]-[.$AD76];360)/28)); 360)" office:value-type="float" office:value="143.392857142857" calcext:value-type="float">
            <text:p>143</text:p>
          </table:table-cell>
          <table:table-cell table:formula="of:=MOD(720+([.$B76]-(19*MOD(720+[.$B76]-[.$AD76];360)/28)); 360)" office:value-type="float" office:value="143.153571428571" calcext:value-type="float">
            <text:p>143</text:p>
          </table:table-cell>
          <table:table-cell table:formula="of:=MOD(720+([.$B76]-(20*MOD(720+[.$B76]-[.$AD76];360)/28)); 360)" office:value-type="float" office:value="142.914285714286" calcext:value-type="float">
            <text:p>143</text:p>
          </table:table-cell>
          <table:table-cell table:formula="of:=MOD(720+([.$B76]-(21*MOD(720+[.$B76]-[.$AD76];360)/28)); 360)" office:value-type="float" office:value="142.675" calcext:value-type="float">
            <text:p>143</text:p>
          </table:table-cell>
          <table:table-cell table:formula="of:=MOD(720+([.$B76]-(22*MOD(720+[.$B76]-[.$AD76];360)/28)); 360)" office:value-type="float" office:value="142.435714285714" calcext:value-type="float">
            <text:p>142</text:p>
          </table:table-cell>
          <table:table-cell table:formula="of:=MOD(720+([.$B76]-(23*MOD(720+[.$B76]-[.$AD76];360)/28)); 360)" office:value-type="float" office:value="142.196428571429" calcext:value-type="float">
            <text:p>142</text:p>
          </table:table-cell>
          <table:table-cell table:formula="of:=MOD(720+([.$B76]-(24*MOD(720+[.$B76]-[.$AD76];360)/28)); 360)" office:value-type="float" office:value="141.957142857143" calcext:value-type="float">
            <text:p>142</text:p>
          </table:table-cell>
          <table:table-cell table:formula="of:=MOD(720+([.$B76]-(25*MOD(720+[.$B76]-[.$AD76];360)/28)); 360)" office:value-type="float" office:value="141.717857142857" calcext:value-type="float">
            <text:p>142</text:p>
          </table:table-cell>
          <table:table-cell table:formula="of:=MOD(720+([.$B76]-(26*MOD(720+[.$B76]-[.$AD76];360)/28)); 360)" office:value-type="float" office:value="141.478571428571" calcext:value-type="float">
            <text:p>141</text:p>
          </table:table-cell>
          <table:table-cell table:formula="of:=MOD(720+([.$B76]-(27*MOD(720+[.$B76]-[.$AD76];360)/28)); 360)" office:value-type="float" office:value="141.239285714286" calcext:value-type="float">
            <text:p>141</text:p>
          </table:table-cell>
          <table:table-cell table:formula="of:=[.B67]" office:value-type="float" office:value="141" calcext:value-type="float">
            <text:p>141</text:p>
          </table:table-cell>
          <table:table-cell table:formula="of:=[.$B76]-(29*([.$B76]-[.$AD76])/28)" office:value-type="float" office:value="140.760714285714" calcext:value-type="float">
            <text:p>141</text:p>
          </table:table-cell>
          <table:table-cell office:value-type="string" calcext:value-type="string">
            <text:p>Sun</text:p>
          </table:table-cell>
          <table:table-cell table:style-name="ce15" table:formula="of:=[.B76]" office:value-type="float" office:value="147.7" calcext:value-type="float">
            <text:p>147.7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76]" office:value-type="float" office:value="140.760714285714" calcext:value-type="float">
            <text:p>140.8</text:p>
          </table:table-cell>
          <table:table-cell table:formula="of:=MOD((([.AG76]+[.AI76])/2)+0;360)" office:value-type="float" office:value="144.230357142857" calcext:value-type="float">
            <text:p>144</text:p>
          </table:table-cell>
          <table:table-cell table:number-columns-repeated="10"/>
          <table:table-cell table:style-name="ce42" office:value-type="string" calcext:value-type="string" table:number-columns-spanned="3" table:number-rows-spanned="1">
            <text:p>Mercury</text:p>
          </table:table-cell>
          <table:covered-table-cell table:number-columns-repeated="2" table:style-name="ce42" office:value-type="string" calcext:value-type="string">
            <text:p>Mercury</text:p>
          </table:covered-table-cell>
          <table:table-cell table:number-columns-repeated="5"/>
          <table:table-cell table:style-name="ce29" office:value-type="string" calcext:value-type="string" table:number-columns-spanned="4" table:number-rows-spanned="1">
            <text:p>Sun</text:p>
          </table:table-cell>
          <table:covered-table-cell table:number-columns-repeated="3" table:style-name="ce15" office:value-type="string" calcext:value-type="string">
            <text:p>Sun</text:p>
          </table:covered-table-cell>
          <table:table-cell table:number-columns-repeated="12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71.5" calcext:value-type="float">
            <text:p>171.5</text:p>
          </table:table-cell>
          <table:table-cell table:formula="of:=IF(MIN(ABS(MOD([.C75];90)-MOD([.C76];90));ABS(MOD([.C76];90)-MOD([.C75];90))) &lt; 10; MIN(ABS(MOD([.C75];90)-MOD([.C76];90));ABS(MOD([.C76];90)-MOD([.C75];90)));&quot;&quot;)">
            <text:p/>
          </table:table-cell>
          <table:table-cell table:formula="of:=IF(MIN(ABS(MOD([.D75];90)-MOD([.D76];90));ABS(MOD([.D76];90)-MOD([.D75];90))) &lt; 10; MIN(ABS(MOD([.D75];90)-MOD([.D76];90));ABS(MOD([.D76];90)-MOD([.D75];90)));&quot;&quot;)">
            <text:p/>
          </table:table-cell>
          <table:table-cell table:formula="of:=IF(MIN(ABS(MOD([.E75];90)-MOD([.E76];90));ABS(MOD([.E76];90)-MOD([.E75];90))) &lt; 10; MIN(ABS(MOD([.E75];90)-MOD([.E76];90));ABS(MOD([.E76];90)-MOD([.E75];90)));&quot;&quot;)">
            <text:p/>
          </table:table-cell>
          <table:table-cell table:formula="of:=IF(MIN(ABS(MOD([.F75];90)-MOD([.F76];90));ABS(MOD([.F76];90)-MOD([.F75];90))) &lt; 10; MIN(ABS(MOD([.F75];90)-MOD([.F76];90));ABS(MOD([.F76];90)-MOD([.F75];90)));&quot;&quot;)">
            <text:p/>
          </table:table-cell>
          <table:table-cell table:formula="of:=IF(MIN(ABS(MOD([.G75];90)-MOD([.G76];90));ABS(MOD([.G76];90)-MOD([.G75];90))) &lt; 10; MIN(ABS(MOD([.G75];90)-MOD([.G76];90));ABS(MOD([.G76];90)-MOD([.G75];90)));&quot;&quot;)">
            <text:p/>
          </table:table-cell>
          <table:table-cell table:formula="of:=IF(MIN(ABS(MOD([.H75];90)-MOD([.H76];90));ABS(MOD([.H76];90)-MOD([.H75];90))) &lt; 10; MIN(ABS(MOD([.H75];90)-MOD([.H76];90));ABS(MOD([.H76];90)-MOD([.H75];90)));&quot;&quot;)">
            <text:p/>
          </table:table-cell>
          <table:table-cell table:formula="of:=IF(MIN(ABS(MOD([.I75];90)-MOD([.I76];90));ABS(MOD([.I76];90)-MOD([.I75];90))) &lt; 10; MIN(ABS(MOD([.I75];90)-MOD([.I76];90));ABS(MOD([.I76];90)-MOD([.I75];90)));&quot;&quot;)">
            <text:p/>
          </table:table-cell>
          <table:table-cell table:formula="of:=IF(MIN(ABS(MOD([.J75];90)-MOD([.J76];90));ABS(MOD([.J76];90)-MOD([.J75];90))) &lt; 10; MIN(ABS(MOD([.J75];90)-MOD([.J76];90));ABS(MOD([.J76];90)-MOD([.J75];90)));&quot;&quot;)">
            <text:p/>
          </table:table-cell>
          <table:table-cell table:formula="of:=IF(MIN(ABS(MOD([.K75];90)-MOD([.K76];90));ABS(MOD([.K76];90)-MOD([.K75];90))) &lt; 10; MIN(ABS(MOD([.K75];90)-MOD([.K76];90));ABS(MOD([.K76];90)-MOD([.K75];90)));&quot;&quot;)">
            <text:p/>
          </table:table-cell>
          <table:table-cell table:formula="of:=IF(MIN(ABS(MOD([.L75];90)-MOD([.L76];90));ABS(MOD([.L76];90)-MOD([.L75];90))) &lt; 10; MIN(ABS(MOD([.L75];90)-MOD([.L76];90));ABS(MOD([.L76];90)-MOD([.L75];90)));&quot;&quot;)">
            <text:p/>
          </table:table-cell>
          <table:table-cell table:formula="of:=IF(MIN(ABS(MOD([.M75];90)-MOD([.M76];90));ABS(MOD([.M76];90)-MOD([.M75];90))) &lt; 10; MIN(ABS(MOD([.M75];90)-MOD([.M76];90));ABS(MOD([.M76];90)-MOD([.M75];90)));&quot;&quot;)">
            <text:p/>
          </table:table-cell>
          <table:table-cell table:formula="of:=IF(MIN(ABS(MOD([.N75];90)-MOD([.N76];90));ABS(MOD([.N76];90)-MOD([.N75];90))) &lt; 10; MIN(ABS(MOD([.N75];90)-MOD([.N76];90));ABS(MOD([.N76];90)-MOD([.N75];90)));&quot;&quot;)">
            <text:p/>
          </table:table-cell>
          <table:table-cell table:formula="of:=IF(MIN(ABS(MOD([.O75];90)-MOD([.O76];90));ABS(MOD([.O76];90)-MOD([.O75];90))) &lt; 10; MIN(ABS(MOD([.O75];90)-MOD([.O76];90));ABS(MOD([.O76];90)-MOD([.O75];90)));&quot;&quot;)">
            <text:p/>
          </table:table-cell>
          <table:table-cell table:formula="of:=IF(MIN(ABS(MOD([.P75];90)-MOD([.P76];90));ABS(MOD([.P76];90)-MOD([.P75];90))) &lt; 10; MIN(ABS(MOD([.P75];90)-MOD([.P76];90));ABS(MOD([.P76];90)-MOD([.P75];90)));&quot;&quot;)">
            <text:p/>
          </table:table-cell>
          <table:table-cell table:formula="of:=IF(MIN(ABS(MOD([.Q75];90)-MOD([.Q76];90));ABS(MOD([.Q76];90)-MOD([.Q75];90))) &lt; 10; MIN(ABS(MOD([.Q75];90)-MOD([.Q76];90));ABS(MOD([.Q76];90)-MOD([.Q75];90)));&quot;&quot;)" office:value-type="float" office:value="9.32499999999999" calcext:value-type="float">
            <text:p>9</text:p>
          </table:table-cell>
          <table:table-cell table:formula="of:=IF(MIN(ABS(MOD([.R75];90)-MOD([.R76];90));ABS(MOD([.R76];90)-MOD([.R75];90))) &lt; 10; MIN(ABS(MOD([.R75];90)-MOD([.R76];90));ABS(MOD([.R76];90)-MOD([.R75];90)));&quot;&quot;)" office:value-type="float" office:value="6.59999999999999" calcext:value-type="float">
            <text:p>7</text:p>
          </table:table-cell>
          <table:table-cell table:formula="of:=IF(MIN(ABS(MOD([.S75];90)-MOD([.S76];90));ABS(MOD([.S76];90)-MOD([.S75];90))) &lt; 10; MIN(ABS(MOD([.S75];90)-MOD([.S76];90));ABS(MOD([.S76];90)-MOD([.S75];90)));&quot;&quot;)" office:value-type="float" office:value="3.875" calcext:value-type="float">
            <text:p>4</text:p>
          </table:table-cell>
          <table:table-cell table:formula="of:=IF(MIN(ABS(MOD([.T75];90)-MOD([.T76];90));ABS(MOD([.T76];90)-MOD([.T75];90))) &lt; 10; MIN(ABS(MOD([.T75];90)-MOD([.T76];90));ABS(MOD([.T76];90)-MOD([.T75];90)));&quot;&quot;)" office:value-type="float" office:value="1.15000000000001" calcext:value-type="float">
            <text:p>1</text:p>
          </table:table-cell>
          <table:table-cell table:formula="of:=IF(MIN(ABS(MOD([.U75];90)-MOD([.U76];90));ABS(MOD([.U76];90)-MOD([.U75];90))) &lt; 10; MIN(ABS(MOD([.U75];90)-MOD([.U76];90));ABS(MOD([.U76];90)-MOD([.U75];90)));&quot;&quot;)" office:value-type="float" office:value="1.57500000000002" calcext:value-type="float">
            <text:p>2</text:p>
          </table:table-cell>
          <table:table-cell table:formula="of:=IF(MIN(ABS(MOD([.V75];90)-MOD([.V76];90));ABS(MOD([.V76];90)-MOD([.V75];90))) &lt; 10; MIN(ABS(MOD([.V75];90)-MOD([.V76];90));ABS(MOD([.V76];90)-MOD([.V75];90)));&quot;&quot;)" office:value-type="float" office:value="4.29999999999998" calcext:value-type="float">
            <text:p>4</text:p>
          </table:table-cell>
          <table:table-cell table:formula="of:=IF(MIN(ABS(MOD([.W75];90)-MOD([.W76];90));ABS(MOD([.W76];90)-MOD([.W75];90))) &lt; 10; MIN(ABS(MOD([.W75];90)-MOD([.W76];90));ABS(MOD([.W76];90)-MOD([.W75];90)));&quot;&quot;)" office:value-type="float" office:value="7.02500000000001" calcext:value-type="float">
            <text:p>7</text:p>
          </table:table-cell>
          <table:table-cell table:formula="of:=IF(MIN(ABS(MOD([.X75];90)-MOD([.X76];90));ABS(MOD([.X76];90)-MOD([.X75];90))) &lt; 10; MIN(ABS(MOD([.X75];90)-MOD([.X76];90));ABS(MOD([.X76];90)-MOD([.X75];90)));&quot;&quot;)" office:value-type="float" office:value="9.75" calcext:value-type="float">
            <text:p>10</text:p>
          </table:table-cell>
          <table:table-cell table:formula="of:=IF(MIN(ABS(MOD([.Y75];90)-MOD([.Y76];90));ABS(MOD([.Y76];90)-MOD([.Y75];90))) &lt; 10; MIN(ABS(MOD([.Y75];90)-MOD([.Y76];90));ABS(MOD([.Y76];90)-MOD([.Y75];90)));&quot;&quot;)">
            <text:p/>
          </table:table-cell>
          <table:table-cell table:formula="of:=IF(MIN(ABS(MOD([.Z75];90)-MOD([.Z76];90));ABS(MOD([.Z76];90)-MOD([.Z75];90))) &lt; 10; MIN(ABS(MOD([.Z75];90)-MOD([.Z76];90));ABS(MOD([.Z76];90)-MOD([.Z75];90)));&quot;&quot;)">
            <text:p/>
          </table:table-cell>
          <table:table-cell table:formula="of:=IF(MIN(ABS(MOD([.AA75];90)-MOD([.AA76];90));ABS(MOD([.AA76];90)-MOD([.AA75];90))) &lt; 10; MIN(ABS(MOD([.AA75];90)-MOD([.AA76];90));ABS(MOD([.AA76];90)-MOD([.AA75];90)));&quot;&quot;)">
            <text:p/>
          </table:table-cell>
          <table:table-cell table:formula="of:=IF(MIN(ABS(MOD([.AB75];90)-MOD([.AB76];90));ABS(MOD([.AB76];90)-MOD([.AB75];90))) &lt; 10; MIN(ABS(MOD([.AB75];90)-MOD([.AB76];90));ABS(MOD([.AB76];90)-MOD([.AB75];90)));&quot;&quot;)">
            <text:p/>
          </table:table-cell>
          <table:table-cell table:formula="of:=IF(MIN(ABS(MOD([.AC75];90)-MOD([.AC76];90));ABS(MOD([.AC76];90)-MOD([.AC75];90))) &lt; 10; MIN(ABS(MOD([.AC75];90)-MOD([.AC76];90));ABS(MOD([.AC76];90)-MOD([.AC75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77]-(29*([.$B77]-[.$AD77])/28)" office:value-type="float" office:value="69.8964285714286" calcext:value-type="float">
            <text:p>70</text:p>
          </table:table-cell>
          <table:table-cell office:value-type="string" calcext:value-type="string">
            <text:p>Mercury</text:p>
          </table:table-cell>
          <table:table-cell table:style-name="ce12" table:formula="of:=[.B77]" office:value-type="float" office:value="171.5" calcext:value-type="float">
            <text:p>171.5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77]" office:value-type="float" office:value="69.8964285714286" calcext:value-type="float">
            <text:p>69.9</text:p>
          </table:table-cell>
          <table:table-cell table:style-name="ce24" table:formula="of:=MOD((([.AG76]+[.AI76])/2)+45;360)" office:value-type="float" office:value="189.230357142857" calcext:value-type="float">
            <text:p>189</text:p>
          </table:table-cell>
          <table:table-cell table:number-columns-repeated="8"/>
          <table:table-cell table:style-name="ce43" office:value-type="string" calcext:value-type="string" table:number-columns-spanned="3" table:number-rows-spanned="1">
            <text:p>Mars</text:p>
          </table:table-cell>
          <table:covered-table-cell table:number-columns-repeated="2" table:style-name="ce43" office:value-type="string" calcext:value-type="string">
            <text:p>Mars</text:p>
          </table:covered-table-cell>
          <table:table-cell table:number-columns-repeated="9"/>
          <table:table-cell table:style-name="ce40" office:value-type="string" calcext:value-type="string" table:number-columns-spanned="3" table:number-rows-spanned="1">
            <text:p>Venus retrograde</text:p>
          </table:table-cell>
          <table:covered-table-cell table:number-columns-repeated="2" table:style-name="ce40" office:value-type="string" calcext:value-type="string">
            <text:p>Venus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36.1" calcext:value-type="float">
            <text:p>136.1</text:p>
          </table:table-cell>
          <table:table-cell table:number-columns-repeated="3"/>
          <table:table-cell table:formula="of:=[.$AD78]+(6 * ([.$B78]-[.$AD78])/7)" office:value-type="float" office:value="135.5" calcext:value-type="float">
            <text:p>136</text:p>
          </table:table-cell>
          <table:table-cell table:number-columns-repeated="3"/>
          <table:table-cell table:formula="of:=[.$AD78]+(6 * ([.$B78]-[.$AD78])/7)" office:value-type="float" office:value="135.5" calcext:value-type="float">
            <text:p>136</text:p>
          </table:table-cell>
          <table:table-cell table:number-columns-repeated="3"/>
          <table:table-cell table:formula="of:=[.$AD78]+(6 * ([.$B78]-[.$AD78])/7)" office:value-type="float" office:value="135.5" calcext:value-type="float">
            <text:p>136</text:p>
          </table:table-cell>
          <table:table-cell table:number-columns-repeated="3"/>
          <table:table-cell table:formula="of:=[.$AD78]+(6 * ([.$B78]-[.$AD78])/7)" office:value-type="float" office:value="135.5" calcext:value-type="float">
            <text:p>136</text:p>
          </table:table-cell>
          <table:table-cell table:number-columns-repeated="3"/>
          <table:table-cell table:formula="of:=[.$AD78]+(6 * ([.$B78]-[.$AD78])/7)" office:value-type="float" office:value="135.5" calcext:value-type="float">
            <text:p>136</text:p>
          </table:table-cell>
          <table:table-cell table:number-columns-repeated="3"/>
          <table:table-cell table:formula="of:=[.$AD78]+(6 * ([.$B78]-[.$AD78])/7)" office:value-type="float" office:value="135.5" calcext:value-type="float">
            <text:p>136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78]-(29*([.$B78]-[.$AD78])/28)" office:value-type="float" office:value="131.75" calcext:value-type="float">
            <text:p>132</text:p>
          </table:table-cell>
          <table:table-cell office:value-type="string" calcext:value-type="string">
            <text:p>Venus</text:p>
          </table:table-cell>
          <table:table-cell table:style-name="ce10" table:formula="of:=[.B78]" office:value-type="float" office:value="136.1" calcext:value-type="float">
            <text:p>136.1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78]" office:value-type="float" office:value="131.75" calcext:value-type="float">
            <text:p>131.8</text:p>
          </table:table-cell>
          <table:table-cell table:formula="of:=MOD((([.AG76]+[.AI76])/2)+90;360)" office:value-type="float" office:value="234.230357142857" calcext:value-type="float">
            <text:p>234</text:p>
          </table:table-cell>
          <table:table-cell/>
          <table:table-cell table:style-name="ce66" office:value-type="string" calcext:value-type="string" table:number-columns-spanned="3" table:number-rows-spanned="1">
            <text:p>Libra</text:p>
          </table:table-cell>
          <table:covered-table-cell table:number-columns-repeated="2" table:style-name="ce36"/>
          <table:table-cell table:style-name="ce63" office:value-type="string" calcext:value-type="string" table:number-columns-spanned="10" table:number-rows-spanned="1">
            <text:p>Virgo</text:p>
          </table:table-cell>
          <table:covered-table-cell table:number-columns-repeated="9" table:style-name="ce37"/>
          <table:table-cell table:style-name="ce64" office:value-type="string" calcext:value-type="string" table:number-columns-spanned="14" table:number-rows-spanned="1">
            <text:p>Leo</text:p>
          </table:table-cell>
          <table:covered-table-cell table:number-columns-repeated="13" table:style-name="ce34"/>
          <table:table-cell table:style-name="ce65" office:value-type="string" calcext:value-type="string" table:number-columns-spanned="3" table:number-rows-spanned="1">
            <text:p>Cancer</text:p>
          </table:table-cell>
          <table:covered-table-cell table:number-columns-repeated="2" table:style-name="ce35"/>
          <table:table-cell table:number-columns-repeated="3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175.8" calcext:value-type="float">
            <text:p>175.8</text:p>
          </table:table-cell>
          <table:table-cell table:number-columns-repeated="3"/>
          <table:table-cell table:formula="of:=[.$AD79]+(6 * ([.$B79]-[.$AD79])/7)" office:value-type="float" office:value="175.171428571429" calcext:value-type="float">
            <text:p>175</text:p>
          </table:table-cell>
          <table:table-cell table:number-columns-repeated="3"/>
          <table:table-cell table:formula="of:=[.$AD79]+(5 * ([.$B79]-[.$AD79])/7)" office:value-type="float" office:value="174.542857142857" calcext:value-type="float">
            <text:p>175</text:p>
          </table:table-cell>
          <table:table-cell table:number-columns-repeated="3"/>
          <table:table-cell table:formula="of:=[.$AD79]+(4 * ([.$B79]-[.$AD79])/7)" office:value-type="float" office:value="173.914285714286" calcext:value-type="float">
            <text:p>174</text:p>
          </table:table-cell>
          <table:table-cell table:number-columns-repeated="3"/>
          <table:table-cell table:formula="of:=[.$AD79]+(3 * ([.$B79]-[.$AD79])/7)" office:value-type="float" office:value="173.285714285714" calcext:value-type="float">
            <text:p>173</text:p>
          </table:table-cell>
          <table:table-cell table:number-columns-repeated="3"/>
          <table:table-cell table:formula="of:=[.$AD79]+(2 * ([.$B79]-[.$AD79])/7)" office:value-type="float" office:value="172.657142857143" calcext:value-type="float">
            <text:p>173</text:p>
          </table:table-cell>
          <table:table-cell table:number-columns-repeated="3"/>
          <table:table-cell table:formula="of:=[.$AD79]+(1*([.$B79]-[.$AD79])/7)" office:value-type="float" office:value="172.028571428571" calcext:value-type="float">
            <text:p>172</text:p>
          </table:table-cell>
          <table:table-cell table:number-columns-repeated="3"/>
          <table:table-cell table:formula="of:=[.B70]" office:value-type="float" office:value="171.4" calcext:value-type="float">
            <text:p>171</text:p>
          </table:table-cell>
          <table:table-cell table:formula="of:=[.$B79]-(29*([.$B79]-[.$AD79])/28)" office:value-type="float" office:value="171.242857142857" calcext:value-type="float">
            <text:p>171</text:p>
          </table:table-cell>
          <table:table-cell office:value-type="string" calcext:value-type="string">
            <text:p>Mars</text:p>
          </table:table-cell>
          <table:table-cell table:style-name="ce13" table:formula="of:=[.B79]" office:value-type="float" office:value="175.8" calcext:value-type="float">
            <text:p>175.8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79]" office:value-type="float" office:value="171.242857142857" calcext:value-type="float">
            <text:p>171.2</text:p>
          </table:table-cell>
          <table:table-cell table:style-name="ce24" table:formula="of:=MOD((([.AG76]+[.AI76])/2)+135;360)" office:value-type="float" office:value="279.230357142857" calcext:value-type="float">
            <text:p>27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5.2" calcext:value-type="float">
            <text:p>45.2</text:p>
          </table:table-cell>
          <table:table-cell table:number-columns-repeated="3"/>
          <table:table-cell table:formula="of:=[.$AD80]+(6 * ([.$B80]-[.$AD80])/7)" office:value-type="float" office:value="45.1428571428571" calcext:value-type="float">
            <text:p>45</text:p>
          </table:table-cell>
          <table:table-cell table:number-columns-repeated="3"/>
          <table:table-cell table:formula="of:=[.$AD80]+(5 * ([.$B80]-[.$AD80])/7)" office:value-type="float" office:value="45.0857142857143" calcext:value-type="float">
            <text:p>45</text:p>
          </table:table-cell>
          <table:table-cell table:number-columns-repeated="3"/>
          <table:table-cell table:formula="of:=[.$AD80]+(4 * ([.$B80]-[.$AD80])/7)" office:value-type="float" office:value="45.0285714285714" calcext:value-type="float">
            <text:p>45</text:p>
          </table:table-cell>
          <table:table-cell table:number-columns-repeated="3"/>
          <table:table-cell table:formula="of:=[.$AD80]+(3 * ([.$B80]-[.$AD80])/7)" office:value-type="float" office:value="44.9714285714286" calcext:value-type="float">
            <text:p>45</text:p>
          </table:table-cell>
          <table:table-cell table:number-columns-repeated="3"/>
          <table:table-cell table:formula="of:=[.$AD80]+(2 * ([.$B80]-[.$AD80])/7)" office:value-type="float" office:value="44.9142857142857" calcext:value-type="float">
            <text:p>45</text:p>
          </table:table-cell>
          <table:table-cell table:number-columns-repeated="3"/>
          <table:table-cell table:formula="of:=[.$AD80]+(1*([.$B80]-[.$AD80])/7)" office:value-type="float" office:value="44.8571428571429" calcext:value-type="float">
            <text:p>45</text:p>
          </table:table-cell>
          <table:table-cell table:number-columns-repeated="3"/>
          <table:table-cell table:formula="of:=[.B71]" office:value-type="float" office:value="44.8" calcext:value-type="float">
            <text:p>45</text:p>
          </table:table-cell>
          <table:table-cell table:formula="of:=[.$B80]-(29*([.$B80]-[.$AD80])/28)" office:value-type="float" office:value="44.7857142857143" calcext:value-type="float">
            <text:p>45</text:p>
          </table:table-cell>
          <table:table-cell office:value-type="string" calcext:value-type="string">
            <text:p>Jupiter</text:p>
          </table:table-cell>
          <table:table-cell table:style-name="ce11" table:formula="of:=[.B80]" office:value-type="float" office:value="45.2" calcext:value-type="float">
            <text:p>45.2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80]" office:value-type="float" office:value="44.7857142857143" calcext:value-type="float">
            <text:p>44.8</text:p>
          </table:table-cell>
          <table:table-cell table:formula="of:=MOD((([.AG76]+[.AI76])/2)+180;360)" office:value-type="float" office:value="324.230357142857" calcext:value-type="float">
            <text:p>3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4.3" calcext:value-type="float">
            <text:p>334.3</text:p>
          </table:table-cell>
          <table:table-cell table:number-columns-repeated="3"/>
          <table:table-cell table:formula="of:=[.$AD81]+(6 * ([.$B81]-[.$AD81])/7)" office:value-type="float" office:value="334.371428571429" calcext:value-type="float">
            <text:p>334</text:p>
          </table:table-cell>
          <table:table-cell table:number-columns-repeated="3"/>
          <table:table-cell table:formula="of:=[.$AD81]+(5 * ([.$B81]-[.$AD81])/7)" office:value-type="float" office:value="334.442857142857" calcext:value-type="float">
            <text:p>334</text:p>
          </table:table-cell>
          <table:table-cell table:number-columns-repeated="3"/>
          <table:table-cell table:formula="of:=[.$AD81]+(4 * ([.$B81]-[.$AD81])/7)" office:value-type="float" office:value="334.514285714286" calcext:value-type="float">
            <text:p>335</text:p>
          </table:table-cell>
          <table:table-cell table:number-columns-repeated="3"/>
          <table:table-cell table:formula="of:=[.$AD81]+(3 * ([.$B81]-[.$AD81])/7)" office:value-type="float" office:value="334.585714285714" calcext:value-type="float">
            <text:p>335</text:p>
          </table:table-cell>
          <table:table-cell table:number-columns-repeated="3"/>
          <table:table-cell table:formula="of:=[.$AD81]+(2 * ([.$B81]-[.$AD81])/7)" office:value-type="float" office:value="334.657142857143" calcext:value-type="float">
            <text:p>335</text:p>
          </table:table-cell>
          <table:table-cell table:number-columns-repeated="3"/>
          <table:table-cell table:formula="of:=[.$AD81]+(1*([.$B81]-[.$AD81])/7)" office:value-type="float" office:value="334.728571428571" calcext:value-type="float">
            <text:p>335</text:p>
          </table:table-cell>
          <table:table-cell table:number-columns-repeated="3"/>
          <table:table-cell table:formula="of:=[.B72]" office:value-type="float" office:value="334.8" calcext:value-type="float">
            <text:p>335</text:p>
          </table:table-cell>
          <table:table-cell table:formula="of:=[.$B81]-(29*([.$B81]-[.$AD81])/28)" office:value-type="float" office:value="334.817857142857" calcext:value-type="float">
            <text:p>335</text:p>
          </table:table-cell>
          <table:table-cell office:value-type="string" calcext:value-type="string">
            <text:p>Saturn</text:p>
          </table:table-cell>
          <table:table-cell table:style-name="ce9" table:formula="of:=[.B81]" office:value-type="float" office:value="334.3" calcext:value-type="float">
            <text:p>334.3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81]" office:value-type="float" office:value="334.817857142857" calcext:value-type="float">
            <text:p>334.8</text:p>
          </table:table-cell>
          <table:table-cell table:style-name="ce24" table:formula="of:=MOD((([.AG76]+[.AI76])/2)+225;360)" office:value-type="float" office:value="9.23035714285714" calcext:value-type="float">
            <text:p>9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76]+[.AI76])/2)+270;360)" office:value-type="float" office:value="54.2303571428571" calcext:value-type="float">
            <text:p>54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83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J83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N83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R83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V83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Z83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AD83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B74]" office:value-type="float" office:value="21" calcext:value-type="float">
            <text:p>21</text:p>
          </table:table-cell>
          <table:table-cell table:style-name="ce30"/>
          <table:table-cell table:number-columns-repeated="4"/>
          <table:table-cell table:style-name="ce24" table:formula="of:=MOD((([.AG76]+[.AI76])/2)+315;360)" office:value-type="float" office:value="99.2303571428571" calcext:value-type="float">
            <text:p>99</text:p>
          </table:table-cell>
          <table:table-cell/>
          <table:table-cell table:style-name="ce3" table:formula="of:=[.AP83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AT83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AX83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BB83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BF83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BJ83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BN83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AL74]" office:value-type="float" office:value="21" calcext:value-type="float">
            <text:p>21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290.3" calcext:value-type="float">
            <text:p>290.3</text:p>
          </table:table-cell>
          <table:table-cell table:formula="of:=MOD(720+([.$B84]-(1*MOD(720+[.$B84]-[.$AD84];360)/28)); 360)" office:value-type="float" office:value="287" calcext:value-type="float">
            <text:p>287</text:p>
          </table:table-cell>
          <table:table-cell table:formula="of:=MOD(720+([.$B84]-(2*MOD(720+[.$B84]-[.$AD84];360)/28)); 360)" office:value-type="float" office:value="283.7" calcext:value-type="float">
            <text:p>284</text:p>
          </table:table-cell>
          <table:table-cell table:formula="of:=MOD(720+([.$B84]-(3*MOD(720+[.$B84]-[.$AD84];360)/28)); 360)" office:value-type="float" office:value="280.4" calcext:value-type="float">
            <text:p>280</text:p>
          </table:table-cell>
          <table:table-cell table:formula="of:=MOD(720+([.$B84]-(4*MOD(720+[.$B84]-[.$AD84];360)/28)); 360)" office:value-type="float" office:value="277.1" calcext:value-type="float">
            <text:p>277</text:p>
          </table:table-cell>
          <table:table-cell table:formula="of:=MOD(720+([.$B84]-(5*MOD(720+[.$B84]-[.$AD84];360)/28)); 360)" office:value-type="float" office:value="273.8" calcext:value-type="float">
            <text:p>274</text:p>
          </table:table-cell>
          <table:table-cell table:formula="of:=MOD(720+([.$B84]-(6*MOD(720+[.$B84]-[.$AD84];360)/28)); 360)" office:value-type="float" office:value="270.5" calcext:value-type="float">
            <text:p>271</text:p>
          </table:table-cell>
          <table:table-cell table:formula="of:=MOD(720+([.$B84]-(7*MOD(720+[.$B84]-[.$AD84];360)/28)); 360)" office:value-type="float" office:value="267.2" calcext:value-type="float">
            <text:p>267</text:p>
          </table:table-cell>
          <table:table-cell table:formula="of:=MOD(720+([.$B84]-(8*MOD(720+[.$B84]-[.$AD84];360)/28)); 360)" office:value-type="float" office:value="263.9" calcext:value-type="float">
            <text:p>264</text:p>
          </table:table-cell>
          <table:table-cell table:formula="of:=MOD(720+([.$B84]-(9*MOD(720+[.$B84]-[.$AD84];360)/28)); 360)" office:value-type="float" office:value="260.6" calcext:value-type="float">
            <text:p>261</text:p>
          </table:table-cell>
          <table:table-cell table:formula="of:=MOD(720+([.$B84]-(10*MOD(720+[.$B84]-[.$AD84];360)/28)); 360)" office:value-type="float" office:value="257.3" calcext:value-type="float">
            <text:p>257</text:p>
          </table:table-cell>
          <table:table-cell table:formula="of:=MOD(720+([.$B84]-(11*MOD(720+[.$B84]-[.$AD84];360)/28)); 360)" office:value-type="float" office:value="254" calcext:value-type="float">
            <text:p>254</text:p>
          </table:table-cell>
          <table:table-cell table:formula="of:=MOD(720+([.$B84]-(12*MOD(720+[.$B84]-[.$AD84];360)/28)); 360)" office:value-type="float" office:value="250.7" calcext:value-type="float">
            <text:p>251</text:p>
          </table:table-cell>
          <table:table-cell table:formula="of:=MOD(720+([.$B84]-(13*MOD(720+[.$B84]-[.$AD84];360)/28)); 360)" office:value-type="float" office:value="247.4" calcext:value-type="float">
            <text:p>247</text:p>
          </table:table-cell>
          <table:table-cell table:formula="of:=MOD(720+([.$B84]-(14*MOD(720+[.$B84]-[.$AD84];360)/28)); 360)" office:value-type="float" office:value="244.1" calcext:value-type="float">
            <text:p>244</text:p>
          </table:table-cell>
          <table:table-cell table:formula="of:=MOD(720+([.$B84]-(15*MOD(720+[.$B84]-[.$AD84];360)/28)); 360)" office:value-type="float" office:value="240.8" calcext:value-type="float">
            <text:p>241</text:p>
          </table:table-cell>
          <table:table-cell table:formula="of:=MOD(720+([.$B84]-(16*MOD(720+[.$B84]-[.$AD84];360)/28)); 360)" office:value-type="float" office:value="237.5" calcext:value-type="float">
            <text:p>238</text:p>
          </table:table-cell>
          <table:table-cell table:formula="of:=MOD(720+([.$B84]-(17*MOD(720+[.$B84]-[.$AD84];360)/28)); 360)" office:value-type="float" office:value="234.2" calcext:value-type="float">
            <text:p>234</text:p>
          </table:table-cell>
          <table:table-cell table:formula="of:=MOD(720+([.$B84]-(18*MOD(720+[.$B84]-[.$AD84];360)/28)); 360)" office:value-type="float" office:value="230.9" calcext:value-type="float">
            <text:p>231</text:p>
          </table:table-cell>
          <table:table-cell table:formula="of:=MOD(720+([.$B84]-(19*MOD(720+[.$B84]-[.$AD84];360)/28)); 360)" office:value-type="float" office:value="227.6" calcext:value-type="float">
            <text:p>228</text:p>
          </table:table-cell>
          <table:table-cell table:formula="of:=MOD(720+([.$B84]-(20*MOD(720+[.$B84]-[.$AD84];360)/28)); 360)" office:value-type="float" office:value="224.3" calcext:value-type="float">
            <text:p>224</text:p>
          </table:table-cell>
          <table:table-cell table:formula="of:=MOD(720+([.$B84]-(21*MOD(720+[.$B84]-[.$AD84];360)/28)); 360)" office:value-type="float" office:value="221" calcext:value-type="float">
            <text:p>221</text:p>
          </table:table-cell>
          <table:table-cell table:formula="of:=MOD(720+([.$B84]-(22*MOD(720+[.$B84]-[.$AD84];360)/28)); 360)" office:value-type="float" office:value="217.7" calcext:value-type="float">
            <text:p>218</text:p>
          </table:table-cell>
          <table:table-cell table:formula="of:=MOD(720+([.$B84]-(23*MOD(720+[.$B84]-[.$AD84];360)/28)); 360)" office:value-type="float" office:value="214.4" calcext:value-type="float">
            <text:p>214</text:p>
          </table:table-cell>
          <table:table-cell table:formula="of:=MOD(720+([.$B84]-(24*MOD(720+[.$B84]-[.$AD84];360)/28)); 360)" office:value-type="float" office:value="211.1" calcext:value-type="float">
            <text:p>211</text:p>
          </table:table-cell>
          <table:table-cell table:formula="of:=MOD(720+([.$B84]-(25*MOD(720+[.$B84]-[.$AD84];360)/28)); 360)" office:value-type="float" office:value="207.8" calcext:value-type="float">
            <text:p>208</text:p>
          </table:table-cell>
          <table:table-cell table:formula="of:=MOD(720+([.$B84]-(26*MOD(720+[.$B84]-[.$AD84];360)/28)); 360)" office:value-type="float" office:value="204.5" calcext:value-type="float">
            <text:p>205</text:p>
          </table:table-cell>
          <table:table-cell table:formula="of:=MOD(720+([.$B84]-(27*MOD(720+[.$B84]-[.$AD84];360)/28)); 360)" office:value-type="float" office:value="201.2" calcext:value-type="float">
            <text:p>201</text:p>
          </table:table-cell>
          <table:table-cell table:formula="of:=[.$B75]" office:value-type="float" office:value="197.9" calcext:value-type="float">
            <text:p>198</text:p>
          </table:table-cell>
          <table:table-cell table:formula="of:=MOD(720+([.$B84]-(29*MOD(720+[.$B84]-[.$AD84];360)/28)); 360)" office:value-type="float" office:value="194.6" calcext:value-type="float">
            <text:p>195</text:p>
          </table:table-cell>
          <table:table-cell office:value-type="string" calcext:value-type="string">
            <text:p>Moon</text:p>
          </table:table-cell>
          <table:table-cell table:style-name="ce3" table:formula="of:=[.B84]" office:value-type="float" office:value="290.3" calcext:value-type="float">
            <text:p>290.3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84]" office:value-type="float" office:value="194.6" calcext:value-type="float">
            <text:p>194.6</text:p>
          </table:table-cell>
          <table:table-cell table:style-name="ce16" table:formula="of:=MOD(360+[.AG84]-[.AI84];360)" office:value-type="float" office:value="95.6999999999999" calcext:value-type="float">
            <text:p>95.7</text:p>
          </table:table-cell>
          <table:table-cell/>
          <table:table-cell table:style-name="ce26" table:formula="of:=[.B84]" office:value-type="float" office:value="290.3" calcext:value-type="float">
            <text:p>290</text:p>
          </table:table-cell>
          <table:table-cell table:style-name="ce26" table:formula="of:=[.C84]" office:value-type="float" office:value="287" calcext:value-type="float">
            <text:p>287</text:p>
          </table:table-cell>
          <table:table-cell table:style-name="ce26" table:formula="of:=[.D84]" office:value-type="float" office:value="283.7" calcext:value-type="float">
            <text:p>284</text:p>
          </table:table-cell>
          <table:table-cell table:style-name="ce26" table:formula="of:=[.E84]" office:value-type="float" office:value="280.4" calcext:value-type="float">
            <text:p>280</text:p>
          </table:table-cell>
          <table:table-cell table:style-name="ce26" table:formula="of:=[.F84]" office:value-type="float" office:value="277.1" calcext:value-type="float">
            <text:p>277</text:p>
          </table:table-cell>
          <table:table-cell table:style-name="ce26" table:formula="of:=[.G84]" office:value-type="float" office:value="273.8" calcext:value-type="float">
            <text:p>274</text:p>
          </table:table-cell>
          <table:table-cell table:style-name="ce26" table:formula="of:=[.H84]" office:value-type="float" office:value="270.5" calcext:value-type="float">
            <text:p>271</text:p>
          </table:table-cell>
          <table:table-cell table:style-name="ce26" table:formula="of:=[.I84]" office:value-type="float" office:value="267.2" calcext:value-type="float">
            <text:p>267</text:p>
          </table:table-cell>
          <table:table-cell table:style-name="ce26" table:formula="of:=[.J84]" office:value-type="float" office:value="263.9" calcext:value-type="float">
            <text:p>264</text:p>
          </table:table-cell>
          <table:table-cell table:style-name="ce26" table:formula="of:=[.K84]" office:value-type="float" office:value="260.6" calcext:value-type="float">
            <text:p>261</text:p>
          </table:table-cell>
          <table:table-cell table:style-name="ce26" table:formula="of:=[.L84]" office:value-type="float" office:value="257.3" calcext:value-type="float">
            <text:p>257</text:p>
          </table:table-cell>
          <table:table-cell table:style-name="ce26" table:formula="of:=[.M84]" office:value-type="float" office:value="254" calcext:value-type="float">
            <text:p>254</text:p>
          </table:table-cell>
          <table:table-cell table:style-name="ce26" table:formula="of:=[.N84]" office:value-type="float" office:value="250.7" calcext:value-type="float">
            <text:p>251</text:p>
          </table:table-cell>
          <table:table-cell table:style-name="ce33" table:formula="of:=[.O84]" office:value-type="float" office:value="247.4" calcext:value-type="float">
            <text:p>247</text:p>
          </table:table-cell>
          <table:table-cell table:style-name="ce33" table:formula="of:=[.P84]" office:value-type="float" office:value="244.1" calcext:value-type="float">
            <text:p>244</text:p>
          </table:table-cell>
          <table:table-cell table:style-name="ce26" table:formula="of:=[.Q84]" office:value-type="float" office:value="240.8" calcext:value-type="float">
            <text:p>241</text:p>
          </table:table-cell>
          <table:table-cell table:style-name="ce26" table:formula="of:=[.R84]" office:value-type="float" office:value="237.5" calcext:value-type="float">
            <text:p>238</text:p>
          </table:table-cell>
          <table:table-cell table:style-name="ce26" table:formula="of:=[.S84]" office:value-type="float" office:value="234.2" calcext:value-type="float">
            <text:p>234</text:p>
          </table:table-cell>
          <table:table-cell table:style-name="ce26" table:formula="of:=[.T84]" office:value-type="float" office:value="230.9" calcext:value-type="float">
            <text:p>231</text:p>
          </table:table-cell>
          <table:table-cell table:style-name="ce26" table:formula="of:=[.U84]" office:value-type="float" office:value="227.6" calcext:value-type="float">
            <text:p>228</text:p>
          </table:table-cell>
          <table:table-cell table:style-name="ce26" table:formula="of:=[.V84]" office:value-type="float" office:value="224.3" calcext:value-type="float">
            <text:p>224</text:p>
          </table:table-cell>
          <table:table-cell table:style-name="ce26" table:formula="of:=[.W84]" office:value-type="float" office:value="221" calcext:value-type="float">
            <text:p>221</text:p>
          </table:table-cell>
          <table:table-cell table:style-name="ce26" table:formula="of:=[.X84]" office:value-type="float" office:value="217.7" calcext:value-type="float">
            <text:p>218</text:p>
          </table:table-cell>
          <table:table-cell table:style-name="ce26" table:formula="of:=[.Y84]" office:value-type="float" office:value="214.4" calcext:value-type="float">
            <text:p>214</text:p>
          </table:table-cell>
          <table:table-cell table:style-name="ce26" table:formula="of:=[.Z84]" office:value-type="float" office:value="211.1" calcext:value-type="float">
            <text:p>211</text:p>
          </table:table-cell>
          <table:table-cell table:style-name="ce26" table:formula="of:=[.AA84]" office:value-type="float" office:value="207.8" calcext:value-type="float">
            <text:p>208</text:p>
          </table:table-cell>
          <table:table-cell table:style-name="ce26" table:formula="of:=[.AB84]" office:value-type="float" office:value="204.5" calcext:value-type="float">
            <text:p>205</text:p>
          </table:table-cell>
          <table:table-cell table:style-name="ce26" table:formula="of:=[.AC84]" office:value-type="float" office:value="201.2" calcext:value-type="float">
            <text:p>201</text:p>
          </table:table-cell>
          <table:table-cell table:style-name="ce26" table:formula="of:=[.AD84]" office:value-type="float" office:value="197.9" calcext:value-type="float">
            <text:p>198</text:p>
          </table:table-cell>
          <table:table-cell table:style-name="ce26" table:formula="of:=[.AE84]" office:value-type="float" office:value="194.6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54.4" calcext:value-type="float">
            <text:p>154.4</text:p>
          </table:table-cell>
          <table:table-cell table:formula="of:=MOD(720+([.$B85]-(1*MOD(720+[.$B85]-[.$AD85];360)/28)); 360)" office:value-type="float" office:value="154.160714285714" calcext:value-type="float">
            <text:p>154</text:p>
          </table:table-cell>
          <table:table-cell table:formula="of:=MOD(720+([.$B85]-(2*MOD(720+[.$B85]-[.$AD85];360)/28)); 360)" office:value-type="float" office:value="153.921428571429" calcext:value-type="float">
            <text:p>154</text:p>
          </table:table-cell>
          <table:table-cell table:formula="of:=MOD(720+([.$B85]-(3*MOD(720+[.$B85]-[.$AD85];360)/28)); 360)" office:value-type="float" office:value="153.682142857143" calcext:value-type="float">
            <text:p>154</text:p>
          </table:table-cell>
          <table:table-cell table:formula="of:=MOD(720+([.$B85]-(4*MOD(720+[.$B85]-[.$AD85];360)/28)); 360)" office:value-type="float" office:value="153.442857142857" calcext:value-type="float">
            <text:p>153</text:p>
          </table:table-cell>
          <table:table-cell table:formula="of:=MOD(720+([.$B85]-(5*MOD(720+[.$B85]-[.$AD85];360)/28)); 360)" office:value-type="float" office:value="153.203571428571" calcext:value-type="float">
            <text:p>153</text:p>
          </table:table-cell>
          <table:table-cell table:formula="of:=MOD(720+([.$B85]-(6*MOD(720+[.$B85]-[.$AD85];360)/28)); 360)" office:value-type="float" office:value="152.964285714286" calcext:value-type="float">
            <text:p>153</text:p>
          </table:table-cell>
          <table:table-cell table:formula="of:=MOD(720+([.$B85]-(7*MOD(720+[.$B85]-[.$AD85];360)/28)); 360)" office:value-type="float" office:value="152.725" calcext:value-type="float">
            <text:p>153</text:p>
          </table:table-cell>
          <table:table-cell table:formula="of:=MOD(720+([.$B85]-(8*MOD(720+[.$B85]-[.$AD85];360)/28)); 360)" office:value-type="float" office:value="152.485714285714" calcext:value-type="float">
            <text:p>152</text:p>
          </table:table-cell>
          <table:table-cell table:formula="of:=MOD(720+([.$B85]-(9*MOD(720+[.$B85]-[.$AD85];360)/28)); 360)" office:value-type="float" office:value="152.246428571429" calcext:value-type="float">
            <text:p>152</text:p>
          </table:table-cell>
          <table:table-cell table:formula="of:=MOD(720+([.$B85]-(10*MOD(720+[.$B85]-[.$AD85];360)/28)); 360)" office:value-type="float" office:value="152.007142857143" calcext:value-type="float">
            <text:p>152</text:p>
          </table:table-cell>
          <table:table-cell table:formula="of:=MOD(720+([.$B85]-(11*MOD(720+[.$B85]-[.$AD85];360)/28)); 360)" office:value-type="float" office:value="151.767857142857" calcext:value-type="float">
            <text:p>152</text:p>
          </table:table-cell>
          <table:table-cell table:formula="of:=MOD(720+([.$B85]-(12*MOD(720+[.$B85]-[.$AD85];360)/28)); 360)" office:value-type="float" office:value="151.528571428571" calcext:value-type="float">
            <text:p>152</text:p>
          </table:table-cell>
          <table:table-cell table:formula="of:=MOD(720+([.$B85]-(13*MOD(720+[.$B85]-[.$AD85];360)/28)); 360)" office:value-type="float" office:value="151.289285714286" calcext:value-type="float">
            <text:p>151</text:p>
          </table:table-cell>
          <table:table-cell table:formula="of:=MOD(720+([.$B85]-(14*MOD(720+[.$B85]-[.$AD85];360)/28)); 360)" office:value-type="float" office:value="151.05" calcext:value-type="float">
            <text:p>151</text:p>
          </table:table-cell>
          <table:table-cell table:formula="of:=MOD(720+([.$B85]-(15*MOD(720+[.$B85]-[.$AD85];360)/28)); 360)" office:value-type="float" office:value="150.810714285714" calcext:value-type="float">
            <text:p>151</text:p>
          </table:table-cell>
          <table:table-cell table:formula="of:=MOD(720+([.$B85]-(16*MOD(720+[.$B85]-[.$AD85];360)/28)); 360)" office:value-type="float" office:value="150.571428571429" calcext:value-type="float">
            <text:p>151</text:p>
          </table:table-cell>
          <table:table-cell table:formula="of:=MOD(720+([.$B85]-(17*MOD(720+[.$B85]-[.$AD85];360)/28)); 360)" office:value-type="float" office:value="150.332142857143" calcext:value-type="float">
            <text:p>150</text:p>
          </table:table-cell>
          <table:table-cell table:formula="of:=MOD(720+([.$B85]-(18*MOD(720+[.$B85]-[.$AD85];360)/28)); 360)" office:value-type="float" office:value="150.092857142857" calcext:value-type="float">
            <text:p>150</text:p>
          </table:table-cell>
          <table:table-cell table:formula="of:=MOD(720+([.$B85]-(19*MOD(720+[.$B85]-[.$AD85];360)/28)); 360)" office:value-type="float" office:value="149.853571428571" calcext:value-type="float">
            <text:p>150</text:p>
          </table:table-cell>
          <table:table-cell table:formula="of:=MOD(720+([.$B85]-(20*MOD(720+[.$B85]-[.$AD85];360)/28)); 360)" office:value-type="float" office:value="149.614285714286" calcext:value-type="float">
            <text:p>150</text:p>
          </table:table-cell>
          <table:table-cell table:formula="of:=MOD(720+([.$B85]-(21*MOD(720+[.$B85]-[.$AD85];360)/28)); 360)" office:value-type="float" office:value="149.375" calcext:value-type="float">
            <text:p>149</text:p>
          </table:table-cell>
          <table:table-cell table:formula="of:=MOD(720+([.$B85]-(22*MOD(720+[.$B85]-[.$AD85];360)/28)); 360)" office:value-type="float" office:value="149.135714285714" calcext:value-type="float">
            <text:p>149</text:p>
          </table:table-cell>
          <table:table-cell table:formula="of:=MOD(720+([.$B85]-(23*MOD(720+[.$B85]-[.$AD85];360)/28)); 360)" office:value-type="float" office:value="148.896428571428" calcext:value-type="float">
            <text:p>149</text:p>
          </table:table-cell>
          <table:table-cell table:formula="of:=MOD(720+([.$B85]-(24*MOD(720+[.$B85]-[.$AD85];360)/28)); 360)" office:value-type="float" office:value="148.657142857143" calcext:value-type="float">
            <text:p>149</text:p>
          </table:table-cell>
          <table:table-cell table:formula="of:=MOD(720+([.$B85]-(25*MOD(720+[.$B85]-[.$AD85];360)/28)); 360)" office:value-type="float" office:value="148.417857142857" calcext:value-type="float">
            <text:p>148</text:p>
          </table:table-cell>
          <table:table-cell table:formula="of:=MOD(720+([.$B85]-(26*MOD(720+[.$B85]-[.$AD85];360)/28)); 360)" office:value-type="float" office:value="148.178571428571" calcext:value-type="float">
            <text:p>148</text:p>
          </table:table-cell>
          <table:table-cell table:formula="of:=MOD(720+([.$B85]-(27*MOD(720+[.$B85]-[.$AD85];360)/28)); 360)" office:value-type="float" office:value="147.939285714286" calcext:value-type="float">
            <text:p>148</text:p>
          </table:table-cell>
          <table:table-cell table:formula="of:=[.B76]" office:value-type="float" office:value="147.7" calcext:value-type="float">
            <text:p>148</text:p>
          </table:table-cell>
          <table:table-cell table:formula="of:=[.$B85]-(29*([.$B85]-[.$AD85])/28)" office:value-type="float" office:value="147.460714285714" calcext:value-type="float">
            <text:p>147</text:p>
          </table:table-cell>
          <table:table-cell office:value-type="string" calcext:value-type="string">
            <text:p>Sun</text:p>
          </table:table-cell>
          <table:table-cell table:style-name="ce15" table:formula="of:=[.B85]" office:value-type="float" office:value="154.4" calcext:value-type="float">
            <text:p>154.4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85]" office:value-type="float" office:value="147.460714285714" calcext:value-type="float">
            <text:p>147.5</text:p>
          </table:table-cell>
          <table:table-cell table:formula="of:=MOD((([.AG85]+[.AI85])/2)+0;360)" office:value-type="float" office:value="150.930357142857" calcext:value-type="float">
            <text:p>1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71" calcext:value-type="float">
            <text:p>171</text:p>
          </table:table-cell>
          <table:table-cell table:formula="of:=IF(MIN(ABS(MOD([.C84];90)-MOD([.C85];90));ABS(MOD([.C85];90)-MOD([.C84];90))) &lt; 10; MIN(ABS(MOD([.C84];90)-MOD([.C85];90));ABS(MOD([.C85];90)-MOD([.C84];90)));&quot;&quot;)">
            <text:p/>
          </table:table-cell>
          <table:table-cell table:formula="of:=IF(MIN(ABS(MOD([.D84];90)-MOD([.D85];90));ABS(MOD([.D85];90)-MOD([.D84];90))) &lt; 10; MIN(ABS(MOD([.D84];90)-MOD([.D85];90));ABS(MOD([.D85];90)-MOD([.D84];90)));&quot;&quot;)">
            <text:p/>
          </table:table-cell>
          <table:table-cell table:formula="of:=IF(MIN(ABS(MOD([.E84];90)-MOD([.E85];90));ABS(MOD([.E85];90)-MOD([.E84];90))) &lt; 10; MIN(ABS(MOD([.E84];90)-MOD([.E85];90));ABS(MOD([.E85];90)-MOD([.E84];90)));&quot;&quot;)">
            <text:p/>
          </table:table-cell>
          <table:table-cell table:formula="of:=IF(MIN(ABS(MOD([.F84];90)-MOD([.F85];90));ABS(MOD([.F85];90)-MOD([.F84];90))) &lt; 10; MIN(ABS(MOD([.F84];90)-MOD([.F85];90));ABS(MOD([.F85];90)-MOD([.F84];90)));&quot;&quot;)">
            <text:p/>
          </table:table-cell>
          <table:table-cell table:formula="of:=IF(MIN(ABS(MOD([.G84];90)-MOD([.G85];90));ABS(MOD([.G85];90)-MOD([.G84];90))) &lt; 10; MIN(ABS(MOD([.G84];90)-MOD([.G85];90));ABS(MOD([.G85];90)-MOD([.G84];90)));&quot;&quot;)">
            <text:p/>
          </table:table-cell>
          <table:table-cell table:formula="of:=IF(MIN(ABS(MOD([.H84];90)-MOD([.H85];90));ABS(MOD([.H85];90)-MOD([.H84];90))) &lt; 10; MIN(ABS(MOD([.H84];90)-MOD([.H85];90));ABS(MOD([.H85];90)-MOD([.H84];90)));&quot;&quot;)">
            <text:p/>
          </table:table-cell>
          <table:table-cell table:formula="of:=IF(MIN(ABS(MOD([.I84];90)-MOD([.I85];90));ABS(MOD([.I85];90)-MOD([.I84];90))) &lt; 10; MIN(ABS(MOD([.I84];90)-MOD([.I85];90));ABS(MOD([.I85];90)-MOD([.I84];90)));&quot;&quot;)">
            <text:p/>
          </table:table-cell>
          <table:table-cell table:formula="of:=IF(MIN(ABS(MOD([.J84];90)-MOD([.J85];90));ABS(MOD([.J85];90)-MOD([.J84];90))) &lt; 10; MIN(ABS(MOD([.J84];90)-MOD([.J85];90));ABS(MOD([.J85];90)-MOD([.J84];90)));&quot;&quot;)">
            <text:p/>
          </table:table-cell>
          <table:table-cell table:formula="of:=IF(MIN(ABS(MOD([.K84];90)-MOD([.K85];90));ABS(MOD([.K85];90)-MOD([.K84];90))) &lt; 10; MIN(ABS(MOD([.K84];90)-MOD([.K85];90));ABS(MOD([.K85];90)-MOD([.K84];90)));&quot;&quot;)">
            <text:p/>
          </table:table-cell>
          <table:table-cell table:formula="of:=IF(MIN(ABS(MOD([.L84];90)-MOD([.L85];90));ABS(MOD([.L85];90)-MOD([.L84];90))) &lt; 10; MIN(ABS(MOD([.L84];90)-MOD([.L85];90));ABS(MOD([.L85];90)-MOD([.L84];90)));&quot;&quot;)">
            <text:p/>
          </table:table-cell>
          <table:table-cell table:formula="of:=IF(MIN(ABS(MOD([.M84];90)-MOD([.M85];90));ABS(MOD([.M85];90)-MOD([.M84];90))) &lt; 10; MIN(ABS(MOD([.M84];90)-MOD([.M85];90));ABS(MOD([.M85];90)-MOD([.M84];90)));&quot;&quot;)">
            <text:p/>
          </table:table-cell>
          <table:table-cell table:formula="of:=IF(MIN(ABS(MOD([.N84];90)-MOD([.N85];90));ABS(MOD([.N85];90)-MOD([.N84];90))) &lt; 10; MIN(ABS(MOD([.N84];90)-MOD([.N85];90));ABS(MOD([.N85];90)-MOD([.N84];90)));&quot;&quot;)" office:value-type="float" office:value="9.17142857142898" calcext:value-type="float">
            <text:p>9</text:p>
          </table:table-cell>
          <table:table-cell table:formula="of:=IF(MIN(ABS(MOD([.O84];90)-MOD([.O85];90));ABS(MOD([.O85];90)-MOD([.O84];90))) &lt; 10; MIN(ABS(MOD([.O84];90)-MOD([.O85];90));ABS(MOD([.O85];90)-MOD([.O84];90)));&quot;&quot;)" office:value-type="float" office:value="6.11071428571401" calcext:value-type="float">
            <text:p>6</text:p>
          </table:table-cell>
          <table:table-cell table:formula="of:=IF(MIN(ABS(MOD([.P84];90)-MOD([.P85];90));ABS(MOD([.P85];90)-MOD([.P84];90))) &lt; 10; MIN(ABS(MOD([.P84];90)-MOD([.P85];90));ABS(MOD([.P85];90)-MOD([.P84];90)));&quot;&quot;)" office:value-type="float" office:value="3.04999999999998" calcext:value-type="float">
            <text:p>3</text:p>
          </table:table-cell>
          <table:table-cell table:formula="of:=IF(MIN(ABS(MOD([.Q84];90)-MOD([.Q85];90));ABS(MOD([.Q85];90)-MOD([.Q84];90))) &lt; 10; MIN(ABS(MOD([.Q84];90)-MOD([.Q85];90));ABS(MOD([.Q85];90)-MOD([.Q84];90)));&quot;&quot;)" office:value-type="float" office:value="0.0107142857139877" calcext:value-type="float">
            <text:p>0</text:p>
          </table:table-cell>
          <table:table-cell table:formula="of:=IF(MIN(ABS(MOD([.R84];90)-MOD([.R85];90));ABS(MOD([.R85];90)-MOD([.R84];90))) &lt; 10; MIN(ABS(MOD([.R84];90)-MOD([.R85];90));ABS(MOD([.R85];90)-MOD([.R84];90)));&quot;&quot;)" office:value-type="float" office:value="3.07142857142901" calcext:value-type="float">
            <text:p>3</text:p>
          </table:table-cell>
          <table:table-cell table:formula="of:=IF(MIN(ABS(MOD([.S84];90)-MOD([.S85];90));ABS(MOD([.S85];90)-MOD([.S84];90))) &lt; 10; MIN(ABS(MOD([.S84];90)-MOD([.S85];90));ABS(MOD([.S85];90)-MOD([.S84];90)));&quot;&quot;)" office:value-type="float" office:value="6.13214285714301" calcext:value-type="float">
            <text:p>6</text:p>
          </table:table-cell>
          <table:table-cell table:formula="of:=IF(MIN(ABS(MOD([.T84];90)-MOD([.T85];90));ABS(MOD([.T85];90)-MOD([.T84];90))) &lt; 10; MIN(ABS(MOD([.T84];90)-MOD([.T85];90));ABS(MOD([.T85];90)-MOD([.T84];90)));&quot;&quot;)" office:value-type="float" office:value="9.19285714285701" calcext:value-type="float">
            <text:p>9</text:p>
          </table:table-cell>
          <table:table-cell table:formula="of:=IF(MIN(ABS(MOD([.U84];90)-MOD([.U85];90));ABS(MOD([.U85];90)-MOD([.U84];90))) &lt; 10; MIN(ABS(MOD([.U84];90)-MOD([.U85];90));ABS(MOD([.U85];90)-MOD([.U84];90)));&quot;&quot;)">
            <text:p/>
          </table:table-cell>
          <table:table-cell table:formula="of:=IF(MIN(ABS(MOD([.V84];90)-MOD([.V85];90));ABS(MOD([.V85];90)-MOD([.V84];90))) &lt; 10; MIN(ABS(MOD([.V84];90)-MOD([.V85];90));ABS(MOD([.V85];90)-MOD([.V84];90)));&quot;&quot;)">
            <text:p/>
          </table:table-cell>
          <table:table-cell table:formula="of:=IF(MIN(ABS(MOD([.W84];90)-MOD([.W85];90));ABS(MOD([.W85];90)-MOD([.W84];90))) &lt; 10; MIN(ABS(MOD([.W84];90)-MOD([.W85];90));ABS(MOD([.W85];90)-MOD([.W84];90)));&quot;&quot;)">
            <text:p/>
          </table:table-cell>
          <table:table-cell table:formula="of:=IF(MIN(ABS(MOD([.X84];90)-MOD([.X85];90));ABS(MOD([.X85];90)-MOD([.X84];90))) &lt; 10; MIN(ABS(MOD([.X84];90)-MOD([.X85];90));ABS(MOD([.X85];90)-MOD([.X84];90)));&quot;&quot;)">
            <text:p/>
          </table:table-cell>
          <table:table-cell table:formula="of:=IF(MIN(ABS(MOD([.Y84];90)-MOD([.Y85];90));ABS(MOD([.Y85];90)-MOD([.Y84];90))) &lt; 10; MIN(ABS(MOD([.Y84];90)-MOD([.Y85];90));ABS(MOD([.Y85];90)-MOD([.Y84];90)));&quot;&quot;)">
            <text:p/>
          </table:table-cell>
          <table:table-cell table:formula="of:=IF(MIN(ABS(MOD([.Z84];90)-MOD([.Z85];90));ABS(MOD([.Z85];90)-MOD([.Z84];90))) &lt; 10; MIN(ABS(MOD([.Z84];90)-MOD([.Z85];90));ABS(MOD([.Z85];90)-MOD([.Z84];90)));&quot;&quot;)">
            <text:p/>
          </table:table-cell>
          <table:table-cell table:formula="of:=IF(MIN(ABS(MOD([.AA84];90)-MOD([.AA85];90));ABS(MOD([.AA85];90)-MOD([.AA84];90))) &lt; 10; MIN(ABS(MOD([.AA84];90)-MOD([.AA85];90));ABS(MOD([.AA85];90)-MOD([.AA84];90)));&quot;&quot;)">
            <text:p/>
          </table:table-cell>
          <table:table-cell table:formula="of:=IF(MIN(ABS(MOD([.AB84];90)-MOD([.AB85];90));ABS(MOD([.AB85];90)-MOD([.AB84];90))) &lt; 10; MIN(ABS(MOD([.AB84];90)-MOD([.AB85];90));ABS(MOD([.AB85];90)-MOD([.AB84];90)));&quot;&quot;)">
            <text:p/>
          </table:table-cell>
          <table:table-cell table:formula="of:=IF(MIN(ABS(MOD([.AC84];90)-MOD([.AC85];90));ABS(MOD([.AC85];90)-MOD([.AC84];90))) &lt; 10; MIN(ABS(MOD([.AC84];90)-MOD([.AC85];90));ABS(MOD([.AC85];90)-MOD([.AC84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86]-(29*([.$B86]-[.$AD86])/28)" office:value-type="float" office:value="69.9142857142857" calcext:value-type="float">
            <text:p>70</text:p>
          </table:table-cell>
          <table:table-cell office:value-type="string" calcext:value-type="string">
            <text:p>Mercury</text:p>
          </table:table-cell>
          <table:table-cell table:style-name="ce12" table:formula="of:=[.B86]" office:value-type="float" office:value="171" calcext:value-type="float">
            <text:p>171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86]" office:value-type="float" office:value="69.9142857142857" calcext:value-type="float">
            <text:p>69.9</text:p>
          </table:table-cell>
          <table:table-cell table:style-name="ce24" table:formula="of:=MOD((([.AG85]+[.AI85])/2)+45;360)" office:value-type="float" office:value="195.930357142857" calcext:value-type="float">
            <text:p>196</text:p>
          </table:table-cell>
          <table:table-cell/>
          <table:table-cell table:style-name="ce63" office:value-type="string" calcext:value-type="string" table:number-columns-spanned="7" table:number-rows-spanned="1">
            <text:p>Capricornus</text:p>
          </table:table-cell>
          <table:covered-table-cell table:number-columns-repeated="6" table:style-name="ce63"/>
          <table:table-cell table:style-name="ce64" office:value-type="string" calcext:value-type="string" table:number-columns-spanned="10" table:number-rows-spanned="1">
            <text:p>Sagittarius</text:p>
          </table:table-cell>
          <table:covered-table-cell table:number-columns-repeated="9" table:style-name="ce34"/>
          <table:table-cell table:style-name="ce65" office:value-type="string" calcext:value-type="string" table:number-columns-spanned="8" table:number-rows-spanned="1">
            <text:p>Scorpio</text:p>
          </table:table-cell>
          <table:covered-table-cell table:number-columns-repeated="7" table:style-name="ce35"/>
          <table:table-cell table:style-name="ce66" office:value-type="string" calcext:value-type="string" table:number-columns-spanned="5" table:number-rows-spanned="1">
            <text:p>Libra</text:p>
          </table:table-cell>
          <table:covered-table-cell table:number-columns-repeated="4" table:style-name="ce36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33.2" calcext:value-type="float">
            <text:p>133.2</text:p>
          </table:table-cell>
          <table:table-cell table:number-columns-repeated="3"/>
          <table:table-cell table:formula="of:=[.$AD87]+(6 * ([.$B87]-[.$AD87])/7)" office:value-type="float" office:value="133.014285714286" calcext:value-type="float">
            <text:p>133</text:p>
          </table:table-cell>
          <table:table-cell table:number-columns-repeated="3"/>
          <table:table-cell table:formula="of:=[.$AD87]+(6 * ([.$B87]-[.$AD87])/7)" office:value-type="float" office:value="133.014285714286" calcext:value-type="float">
            <text:p>133</text:p>
          </table:table-cell>
          <table:table-cell table:number-columns-repeated="3"/>
          <table:table-cell table:formula="of:=[.$AD87]+(6 * ([.$B87]-[.$AD87])/7)" office:value-type="float" office:value="133.014285714286" calcext:value-type="float">
            <text:p>133</text:p>
          </table:table-cell>
          <table:table-cell table:number-columns-repeated="3"/>
          <table:table-cell table:formula="of:=[.$AD87]+(6 * ([.$B87]-[.$AD87])/7)" office:value-type="float" office:value="133.014285714286" calcext:value-type="float">
            <text:p>133</text:p>
          </table:table-cell>
          <table:table-cell table:number-columns-repeated="3"/>
          <table:table-cell table:formula="of:=[.$AD87]+(6 * ([.$B87]-[.$AD87])/7)" office:value-type="float" office:value="133.014285714286" calcext:value-type="float">
            <text:p>133</text:p>
          </table:table-cell>
          <table:table-cell table:number-columns-repeated="3"/>
          <table:table-cell table:formula="of:=[.$AD87]+(6 * ([.$B87]-[.$AD87])/7)" office:value-type="float" office:value="133.014285714286" calcext:value-type="float">
            <text:p>133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87]-(29*([.$B87]-[.$AD87])/28)" office:value-type="float" office:value="131.853571428571" calcext:value-type="float">
            <text:p>132</text:p>
          </table:table-cell>
          <table:table-cell office:value-type="string" calcext:value-type="string">
            <text:p>Venus</text:p>
          </table:table-cell>
          <table:table-cell table:style-name="ce10" table:formula="of:=[.B87]" office:value-type="float" office:value="133.2" calcext:value-type="float">
            <text:p>133.2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87]" office:value-type="float" office:value="131.853571428571" calcext:value-type="float">
            <text:p>131.9</text:p>
          </table:table-cell>
          <table:table-cell table:formula="of:=MOD((([.AG85]+[.AI85])/2)+90;360)" office:value-type="float" office:value="240.930357142857" calcext:value-type="float">
            <text:p>24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180.3" calcext:value-type="float">
            <text:p>180.3</text:p>
          </table:table-cell>
          <table:table-cell table:number-columns-repeated="3"/>
          <table:table-cell table:formula="of:=[.$AD88]+(6 * ([.$B88]-[.$AD88])/7)" office:value-type="float" office:value="179.657142857143" calcext:value-type="float">
            <text:p>180</text:p>
          </table:table-cell>
          <table:table-cell table:number-columns-repeated="3"/>
          <table:table-cell table:formula="of:=[.$AD88]+(5 * ([.$B88]-[.$AD88])/7)" office:value-type="float" office:value="179.014285714286" calcext:value-type="float">
            <text:p>179</text:p>
          </table:table-cell>
          <table:table-cell table:number-columns-repeated="3"/>
          <table:table-cell table:formula="of:=[.$AD88]+(4 * ([.$B88]-[.$AD88])/7)" office:value-type="float" office:value="178.371428571429" calcext:value-type="float">
            <text:p>178</text:p>
          </table:table-cell>
          <table:table-cell table:number-columns-repeated="3"/>
          <table:table-cell table:formula="of:=[.$AD88]+(3 * ([.$B88]-[.$AD88])/7)" office:value-type="float" office:value="177.728571428571" calcext:value-type="float">
            <text:p>178</text:p>
          </table:table-cell>
          <table:table-cell table:number-columns-repeated="3"/>
          <table:table-cell table:formula="of:=[.$AD88]+(2 * ([.$B88]-[.$AD88])/7)" office:value-type="float" office:value="177.085714285714" calcext:value-type="float">
            <text:p>177</text:p>
          </table:table-cell>
          <table:table-cell table:number-columns-repeated="3"/>
          <table:table-cell table:formula="of:=[.$AD88]+(1*([.$B88]-[.$AD88])/7)" office:value-type="float" office:value="176.442857142857" calcext:value-type="float">
            <text:p>176</text:p>
          </table:table-cell>
          <table:table-cell table:number-columns-repeated="3"/>
          <table:table-cell table:formula="of:=[.B79]" office:value-type="float" office:value="175.8" calcext:value-type="float">
            <text:p>176</text:p>
          </table:table-cell>
          <table:table-cell table:formula="of:=[.$B88]-(29*([.$B88]-[.$AD88])/28)" office:value-type="float" office:value="175.639285714286" calcext:value-type="float">
            <text:p>176</text:p>
          </table:table-cell>
          <table:table-cell office:value-type="string" calcext:value-type="string">
            <text:p>Mars</text:p>
          </table:table-cell>
          <table:table-cell table:style-name="ce13" table:formula="of:=[.B88]" office:value-type="float" office:value="180.3" calcext:value-type="float">
            <text:p>180.3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88]" office:value-type="float" office:value="175.639285714286" calcext:value-type="float">
            <text:p>175.6</text:p>
          </table:table-cell>
          <table:table-cell table:style-name="ce24" table:formula="of:=MOD((([.AG85]+[.AI85])/2)+135;360)" office:value-type="float" office:value="285.930357142857" calcext:value-type="float">
            <text:p>28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5.5" calcext:value-type="float">
            <text:p>45.5</text:p>
          </table:table-cell>
          <table:table-cell table:number-columns-repeated="3"/>
          <table:table-cell table:formula="of:=[.$AD89]+(6 * ([.$B89]-[.$AD89])/7)" office:value-type="float" office:value="45.4571428571429" calcext:value-type="float">
            <text:p>45</text:p>
          </table:table-cell>
          <table:table-cell table:number-columns-repeated="3"/>
          <table:table-cell table:formula="of:=[.$AD89]+(5 * ([.$B89]-[.$AD89])/7)" office:value-type="float" office:value="45.4142857142857" calcext:value-type="float">
            <text:p>45</text:p>
          </table:table-cell>
          <table:table-cell table:number-columns-repeated="3"/>
          <table:table-cell table:formula="of:=[.$AD89]+(4 * ([.$B89]-[.$AD89])/7)" office:value-type="float" office:value="45.3714285714286" calcext:value-type="float">
            <text:p>45</text:p>
          </table:table-cell>
          <table:table-cell table:number-columns-repeated="3"/>
          <table:table-cell table:formula="of:=[.$AD89]+(3 * ([.$B89]-[.$AD89])/7)" office:value-type="float" office:value="45.3285714285714" calcext:value-type="float">
            <text:p>45</text:p>
          </table:table-cell>
          <table:table-cell table:number-columns-repeated="3"/>
          <table:table-cell table:formula="of:=[.$AD89]+(2 * ([.$B89]-[.$AD89])/7)" office:value-type="float" office:value="45.2857142857143" calcext:value-type="float">
            <text:p>45</text:p>
          </table:table-cell>
          <table:table-cell table:number-columns-repeated="3"/>
          <table:table-cell table:formula="of:=[.$AD89]+(1*([.$B89]-[.$AD89])/7)" office:value-type="float" office:value="45.2428571428572" calcext:value-type="float">
            <text:p>45</text:p>
          </table:table-cell>
          <table:table-cell table:number-columns-repeated="3"/>
          <table:table-cell table:formula="of:=[.B80]" office:value-type="float" office:value="45.2" calcext:value-type="float">
            <text:p>45</text:p>
          </table:table-cell>
          <table:table-cell table:formula="of:=[.$B89]-(29*([.$B89]-[.$AD89])/28)" office:value-type="float" office:value="45.1892857142857" calcext:value-type="float">
            <text:p>45</text:p>
          </table:table-cell>
          <table:table-cell office:value-type="string" calcext:value-type="string">
            <text:p>Jupiter</text:p>
          </table:table-cell>
          <table:table-cell table:style-name="ce11" table:formula="of:=[.B89]" office:value-type="float" office:value="45.5" calcext:value-type="float">
            <text:p>45.5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89]" office:value-type="float" office:value="45.1892857142857" calcext:value-type="float">
            <text:p>45.2</text:p>
          </table:table-cell>
          <table:table-cell table:formula="of:=MOD((([.AG85]+[.AI85])/2)+180;360)" office:value-type="float" office:value="330.930357142857" calcext:value-type="float">
            <text:p>33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3.8" calcext:value-type="float">
            <text:p>333.8</text:p>
          </table:table-cell>
          <table:table-cell table:number-columns-repeated="3"/>
          <table:table-cell table:formula="of:=[.$AD90]+(6 * ([.$B90]-[.$AD90])/7)" office:value-type="float" office:value="333.871428571429" calcext:value-type="float">
            <text:p>334</text:p>
          </table:table-cell>
          <table:table-cell table:number-columns-repeated="3"/>
          <table:table-cell table:formula="of:=[.$AD90]+(5 * ([.$B90]-[.$AD90])/7)" office:value-type="float" office:value="333.942857142857" calcext:value-type="float">
            <text:p>334</text:p>
          </table:table-cell>
          <table:table-cell table:number-columns-repeated="3"/>
          <table:table-cell table:formula="of:=[.$AD90]+(4 * ([.$B90]-[.$AD90])/7)" office:value-type="float" office:value="334.014285714286" calcext:value-type="float">
            <text:p>334</text:p>
          </table:table-cell>
          <table:table-cell table:number-columns-repeated="3"/>
          <table:table-cell table:formula="of:=[.$AD90]+(3 * ([.$B90]-[.$AD90])/7)" office:value-type="float" office:value="334.085714285714" calcext:value-type="float">
            <text:p>334</text:p>
          </table:table-cell>
          <table:table-cell table:number-columns-repeated="3"/>
          <table:table-cell table:formula="of:=[.$AD90]+(2 * ([.$B90]-[.$AD90])/7)" office:value-type="float" office:value="334.157142857143" calcext:value-type="float">
            <text:p>334</text:p>
          </table:table-cell>
          <table:table-cell table:number-columns-repeated="3"/>
          <table:table-cell table:formula="of:=[.$AD90]+(1*([.$B90]-[.$AD90])/7)" office:value-type="float" office:value="334.228571428571" calcext:value-type="float">
            <text:p>334</text:p>
          </table:table-cell>
          <table:table-cell table:number-columns-repeated="3"/>
          <table:table-cell table:formula="of:=[.B81]" office:value-type="float" office:value="334.3" calcext:value-type="float">
            <text:p>334</text:p>
          </table:table-cell>
          <table:table-cell table:formula="of:=[.$B90]-(29*([.$B90]-[.$AD90])/28)" office:value-type="float" office:value="334.317857142857" calcext:value-type="float">
            <text:p>334</text:p>
          </table:table-cell>
          <table:table-cell office:value-type="string" calcext:value-type="string">
            <text:p>Saturn</text:p>
          </table:table-cell>
          <table:table-cell table:style-name="ce9" table:formula="of:=[.B90]" office:value-type="float" office:value="333.8" calcext:value-type="float">
            <text:p>333.8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90]" office:value-type="float" office:value="334.317857142857" calcext:value-type="float">
            <text:p>334.3</text:p>
          </table:table-cell>
          <table:table-cell table:style-name="ce24" table:formula="of:=MOD((([.AG85]+[.AI85])/2)+225;360)" office:value-type="float" office:value="15.9303571428571" calcext:value-type="float">
            <text:p>16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85]+[.AI85])/2)+270;360)" office:value-type="float" office:value="60.9303571428571" calcext:value-type="float">
            <text:p>61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92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J92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Sep</text:p>
          </table:table-cell>
          <table:table-cell table:style-name="ce30"/>
          <table:table-cell table:style-name="ce31"/>
          <table:table-cell table:style-name="ce30"/>
          <table:table-cell table:style-name="ce3" table:formula="of:=[.V92]+1" office:value-type="float" office:value="31" calcext:value-type="float">
            <text:p>31</text:p>
          </table:table-cell>
          <table:table-cell table:style-name="ce30"/>
          <table:table-cell table:style-name="ce31"/>
          <table:table-cell table:style-name="ce30"/>
          <table:table-cell table:style-name="ce3" table:formula="of:=[.Z92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AD92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B83]" office:value-type="float" office:value="28" calcext:value-type="float">
            <text:p>28</text:p>
          </table:table-cell>
          <table:table-cell table:style-name="ce30"/>
          <table:table-cell table:number-columns-repeated="4"/>
          <table:table-cell table:style-name="ce24" table:formula="of:=MOD((([.AG85]+[.AI85])/2)+315;360)" office:value-type="float" office:value="105.930357142857" calcext:value-type="float">
            <text:p>106</text:p>
          </table:table-cell>
          <table:table-cell/>
          <table:table-cell table:style-name="ce3" table:formula="of:=[.AP92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AT92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Sep</text:p>
          </table:table-cell>
          <table:table-cell table:style-name="ce30"/>
          <table:table-cell table:style-name="ce31"/>
          <table:table-cell table:style-name="ce30"/>
          <table:table-cell table:style-name="ce3" table:formula="of:=[.BF92]+1" office:value-type="float" office:value="31" calcext:value-type="float">
            <text:p>31</text:p>
          </table:table-cell>
          <table:table-cell table:style-name="ce30"/>
          <table:table-cell table:style-name="ce31"/>
          <table:table-cell table:style-name="ce30"/>
          <table:table-cell table:style-name="ce3" table:formula="of:=[.BJ92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BN92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AL83]" office:value-type="float" office:value="28" calcext:value-type="float">
            <text:p>28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35.1" calcext:value-type="float">
            <text:p>35.1</text:p>
          </table:table-cell>
          <table:table-cell table:formula="of:=MOD(720+([.$B93]-(1*MOD(720+[.$B93]-[.$AD93];360)/28)); 360)" office:value-type="float" office:value="31.3571428571429" calcext:value-type="float">
            <text:p>31</text:p>
          </table:table-cell>
          <table:table-cell table:formula="of:=MOD(720+([.$B93]-(2*MOD(720+[.$B93]-[.$AD93];360)/28)); 360)" office:value-type="float" office:value="27.6142857142858" calcext:value-type="float">
            <text:p>28</text:p>
          </table:table-cell>
          <table:table-cell table:formula="of:=MOD(720+([.$B93]-(3*MOD(720+[.$B93]-[.$AD93];360)/28)); 360)" office:value-type="float" office:value="23.8714285714286" calcext:value-type="float">
            <text:p>24</text:p>
          </table:table-cell>
          <table:table-cell table:formula="of:=MOD(720+([.$B93]-(4*MOD(720+[.$B93]-[.$AD93];360)/28)); 360)" office:value-type="float" office:value="20.1285714285714" calcext:value-type="float">
            <text:p>20</text:p>
          </table:table-cell>
          <table:table-cell table:formula="of:=MOD(720+([.$B93]-(5*MOD(720+[.$B93]-[.$AD93];360)/28)); 360)" office:value-type="float" office:value="16.3857142857142" calcext:value-type="float">
            <text:p>16</text:p>
          </table:table-cell>
          <table:table-cell table:formula="of:=MOD(720+([.$B93]-(6*MOD(720+[.$B93]-[.$AD93];360)/28)); 360)" office:value-type="float" office:value="12.6428571428571" calcext:value-type="float">
            <text:p>13</text:p>
          </table:table-cell>
          <table:table-cell table:formula="of:=MOD(720+([.$B93]-(7*MOD(720+[.$B93]-[.$AD93];360)/28)); 360)" office:value-type="float" office:value="8.89999999999998" calcext:value-type="float">
            <text:p>9</text:p>
          </table:table-cell>
          <table:table-cell table:formula="of:=MOD(720+([.$B93]-(8*MOD(720+[.$B93]-[.$AD93];360)/28)); 360)" office:value-type="float" office:value="5.15714285714284" calcext:value-type="float">
            <text:p>5</text:p>
          </table:table-cell>
          <table:table-cell table:formula="of:=MOD(720+([.$B93]-(9*MOD(720+[.$B93]-[.$AD93];360)/28)); 360)" office:value-type="float" office:value="1.41428571428571" calcext:value-type="float">
            <text:p>1</text:p>
          </table:table-cell>
          <table:table-cell table:formula="of:=MOD(720+([.$B93]-(10*MOD(720+[.$B93]-[.$AD93];360)/28)); 360)" office:value-type="float" office:value="357.671428571429" calcext:value-type="float">
            <text:p>358</text:p>
          </table:table-cell>
          <table:table-cell table:formula="of:=MOD(720+([.$B93]-(11*MOD(720+[.$B93]-[.$AD93];360)/28)); 360)" office:value-type="float" office:value="353.928571428571" calcext:value-type="float">
            <text:p>354</text:p>
          </table:table-cell>
          <table:table-cell table:formula="of:=MOD(720+([.$B93]-(12*MOD(720+[.$B93]-[.$AD93];360)/28)); 360)" office:value-type="float" office:value="350.185714285714" calcext:value-type="float">
            <text:p>350</text:p>
          </table:table-cell>
          <table:table-cell table:formula="of:=MOD(720+([.$B93]-(13*MOD(720+[.$B93]-[.$AD93];360)/28)); 360)" office:value-type="float" office:value="346.442857142857" calcext:value-type="float">
            <text:p>346</text:p>
          </table:table-cell>
          <table:table-cell table:formula="of:=MOD(720+([.$B93]-(14*MOD(720+[.$B93]-[.$AD93];360)/28)); 360)" office:value-type="float" office:value="342.7" calcext:value-type="float">
            <text:p>343</text:p>
          </table:table-cell>
          <table:table-cell table:formula="of:=MOD(720+([.$B93]-(15*MOD(720+[.$B93]-[.$AD93];360)/28)); 360)" office:value-type="float" office:value="338.957142857143" calcext:value-type="float">
            <text:p>339</text:p>
          </table:table-cell>
          <table:table-cell table:formula="of:=MOD(720+([.$B93]-(16*MOD(720+[.$B93]-[.$AD93];360)/28)); 360)" office:value-type="float" office:value="335.214285714286" calcext:value-type="float">
            <text:p>335</text:p>
          </table:table-cell>
          <table:table-cell table:formula="of:=MOD(720+([.$B93]-(17*MOD(720+[.$B93]-[.$AD93];360)/28)); 360)" office:value-type="float" office:value="331.471428571429" calcext:value-type="float">
            <text:p>331</text:p>
          </table:table-cell>
          <table:table-cell table:formula="of:=MOD(720+([.$B93]-(18*MOD(720+[.$B93]-[.$AD93];360)/28)); 360)" office:value-type="float" office:value="327.728571428571" calcext:value-type="float">
            <text:p>328</text:p>
          </table:table-cell>
          <table:table-cell table:formula="of:=MOD(720+([.$B93]-(19*MOD(720+[.$B93]-[.$AD93];360)/28)); 360)" office:value-type="float" office:value="323.985714285714" calcext:value-type="float">
            <text:p>324</text:p>
          </table:table-cell>
          <table:table-cell table:formula="of:=MOD(720+([.$B93]-(20*MOD(720+[.$B93]-[.$AD93];360)/28)); 360)" office:value-type="float" office:value="320.242857142857" calcext:value-type="float">
            <text:p>320</text:p>
          </table:table-cell>
          <table:table-cell table:formula="of:=MOD(720+([.$B93]-(21*MOD(720+[.$B93]-[.$AD93];360)/28)); 360)" office:value-type="float" office:value="316.5" calcext:value-type="float">
            <text:p>317</text:p>
          </table:table-cell>
          <table:table-cell table:formula="of:=MOD(720+([.$B93]-(22*MOD(720+[.$B93]-[.$AD93];360)/28)); 360)" office:value-type="float" office:value="312.757142857143" calcext:value-type="float">
            <text:p>313</text:p>
          </table:table-cell>
          <table:table-cell table:formula="of:=MOD(720+([.$B93]-(23*MOD(720+[.$B93]-[.$AD93];360)/28)); 360)" office:value-type="float" office:value="309.014285714286" calcext:value-type="float">
            <text:p>309</text:p>
          </table:table-cell>
          <table:table-cell table:formula="of:=MOD(720+([.$B93]-(24*MOD(720+[.$B93]-[.$AD93];360)/28)); 360)" office:value-type="float" office:value="305.271428571429" calcext:value-type="float">
            <text:p>305</text:p>
          </table:table-cell>
          <table:table-cell table:formula="of:=MOD(720+([.$B93]-(25*MOD(720+[.$B93]-[.$AD93];360)/28)); 360)" office:value-type="float" office:value="301.528571428571" calcext:value-type="float">
            <text:p>302</text:p>
          </table:table-cell>
          <table:table-cell table:formula="of:=MOD(720+([.$B93]-(26*MOD(720+[.$B93]-[.$AD93];360)/28)); 360)" office:value-type="float" office:value="297.785714285714" calcext:value-type="float">
            <text:p>298</text:p>
          </table:table-cell>
          <table:table-cell table:formula="of:=MOD(720+([.$B93]-(27*MOD(720+[.$B93]-[.$AD93];360)/28)); 360)" office:value-type="float" office:value="294.042857142857" calcext:value-type="float">
            <text:p>294</text:p>
          </table:table-cell>
          <table:table-cell table:formula="of:=[.$B84]" office:value-type="float" office:value="290.3" calcext:value-type="float">
            <text:p>290</text:p>
          </table:table-cell>
          <table:table-cell table:formula="of:=MOD(720+([.$B93]-(29*MOD(720+[.$B93]-[.$AD93];360)/28)); 360)" office:value-type="float" office:value="286.557142857143" calcext:value-type="float">
            <text:p>287</text:p>
          </table:table-cell>
          <table:table-cell office:value-type="string" calcext:value-type="string">
            <text:p>Moon</text:p>
          </table:table-cell>
          <table:table-cell table:style-name="ce3" table:formula="of:=[.B93]" office:value-type="float" office:value="35.1" calcext:value-type="float">
            <text:p>35.1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93]" office:value-type="float" office:value="286.557142857143" calcext:value-type="float">
            <text:p>286.6</text:p>
          </table:table-cell>
          <table:table-cell table:style-name="ce16" table:formula="of:=MOD(360+[.AG93]-[.AI93];360)" office:value-type="float" office:value="108.542857142857" calcext:value-type="float">
            <text:p>108.5</text:p>
          </table:table-cell>
          <table:table-cell/>
          <table:table-cell table:style-name="ce26" table:formula="of:=[.B93]" office:value-type="float" office:value="35.1" calcext:value-type="float">
            <text:p>35</text:p>
          </table:table-cell>
          <table:table-cell table:style-name="ce26" table:formula="of:=[.C93]" office:value-type="float" office:value="31.3571428571429" calcext:value-type="float">
            <text:p>31</text:p>
          </table:table-cell>
          <table:table-cell table:style-name="ce26" table:formula="of:=[.D93]" office:value-type="float" office:value="27.6142857142858" calcext:value-type="float">
            <text:p>28</text:p>
          </table:table-cell>
          <table:table-cell table:style-name="ce26" table:formula="of:=[.E93]" office:value-type="float" office:value="23.8714285714286" calcext:value-type="float">
            <text:p>24</text:p>
          </table:table-cell>
          <table:table-cell table:style-name="ce26" table:formula="of:=[.F93]" office:value-type="float" office:value="20.1285714285714" calcext:value-type="float">
            <text:p>20</text:p>
          </table:table-cell>
          <table:table-cell table:style-name="ce26" table:formula="of:=[.G93]" office:value-type="float" office:value="16.3857142857142" calcext:value-type="float">
            <text:p>16</text:p>
          </table:table-cell>
          <table:table-cell table:style-name="ce26" table:formula="of:=[.H93]" office:value-type="float" office:value="12.6428571428571" calcext:value-type="float">
            <text:p>13</text:p>
          </table:table-cell>
          <table:table-cell table:style-name="ce26" table:formula="of:=[.I93]" office:value-type="float" office:value="8.89999999999998" calcext:value-type="float">
            <text:p>9</text:p>
          </table:table-cell>
          <table:table-cell table:style-name="ce26" table:formula="of:=[.J93]" office:value-type="float" office:value="5.15714285714284" calcext:value-type="float">
            <text:p>5</text:p>
          </table:table-cell>
          <table:table-cell table:style-name="ce26" table:formula="of:=[.K93]" office:value-type="float" office:value="1.41428571428571" calcext:value-type="float">
            <text:p>1</text:p>
          </table:table-cell>
          <table:table-cell table:style-name="ce26" table:formula="of:=[.L93]" office:value-type="float" office:value="357.671428571429" calcext:value-type="float">
            <text:p>358</text:p>
          </table:table-cell>
          <table:table-cell table:style-name="ce26" table:formula="of:=[.M93]" office:value-type="float" office:value="353.928571428571" calcext:value-type="float">
            <text:p>354</text:p>
          </table:table-cell>
          <table:table-cell table:style-name="ce26" table:formula="of:=[.N93]" office:value-type="float" office:value="350.185714285714" calcext:value-type="float">
            <text:p>350</text:p>
          </table:table-cell>
          <table:table-cell table:style-name="ce26" table:formula="of:=[.O93]" office:value-type="float" office:value="346.442857142857" calcext:value-type="float">
            <text:p>346</text:p>
          </table:table-cell>
          <table:table-cell table:style-name="ce33" table:formula="of:=[.P93]" office:value-type="float" office:value="342.7" calcext:value-type="float">
            <text:p>343</text:p>
          </table:table-cell>
          <table:table-cell table:style-name="ce33" table:formula="of:=[.Q93]" office:value-type="float" office:value="338.957142857143" calcext:value-type="float">
            <text:p>339</text:p>
          </table:table-cell>
          <table:table-cell table:style-name="ce26" table:formula="of:=[.R93]" office:value-type="float" office:value="335.214285714286" calcext:value-type="float">
            <text:p>335</text:p>
          </table:table-cell>
          <table:table-cell table:style-name="ce26" table:formula="of:=[.S93]" office:value-type="float" office:value="331.471428571429" calcext:value-type="float">
            <text:p>331</text:p>
          </table:table-cell>
          <table:table-cell table:style-name="ce26" table:formula="of:=[.T93]" office:value-type="float" office:value="327.728571428571" calcext:value-type="float">
            <text:p>328</text:p>
          </table:table-cell>
          <table:table-cell table:style-name="ce26" table:formula="of:=[.U93]" office:value-type="float" office:value="323.985714285714" calcext:value-type="float">
            <text:p>324</text:p>
          </table:table-cell>
          <table:table-cell table:style-name="ce26" table:formula="of:=[.V93]" office:value-type="float" office:value="320.242857142857" calcext:value-type="float">
            <text:p>320</text:p>
          </table:table-cell>
          <table:table-cell table:style-name="ce26" table:formula="of:=[.W93]" office:value-type="float" office:value="316.5" calcext:value-type="float">
            <text:p>317</text:p>
          </table:table-cell>
          <table:table-cell table:style-name="ce26" table:formula="of:=[.X93]" office:value-type="float" office:value="312.757142857143" calcext:value-type="float">
            <text:p>313</text:p>
          </table:table-cell>
          <table:table-cell table:style-name="ce26" table:formula="of:=[.Y93]" office:value-type="float" office:value="309.014285714286" calcext:value-type="float">
            <text:p>309</text:p>
          </table:table-cell>
          <table:table-cell table:style-name="ce26" table:formula="of:=[.Z93]" office:value-type="float" office:value="305.271428571429" calcext:value-type="float">
            <text:p>305</text:p>
          </table:table-cell>
          <table:table-cell table:style-name="ce26" table:formula="of:=[.AA93]" office:value-type="float" office:value="301.528571428571" calcext:value-type="float">
            <text:p>302</text:p>
          </table:table-cell>
          <table:table-cell table:style-name="ce26" table:formula="of:=[.AB93]" office:value-type="float" office:value="297.785714285714" calcext:value-type="float">
            <text:p>298</text:p>
          </table:table-cell>
          <table:table-cell table:style-name="ce26" table:formula="of:=[.AC93]" office:value-type="float" office:value="294.042857142857" calcext:value-type="float">
            <text:p>294</text:p>
          </table:table-cell>
          <table:table-cell table:style-name="ce26" table:formula="of:=[.AD93]" office:value-type="float" office:value="290.3" calcext:value-type="float">
            <text:p>290</text:p>
          </table:table-cell>
          <table:table-cell table:style-name="ce26" table:formula="of:=[.AE93]" office:value-type="float" office:value="286.557142857143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61.2" calcext:value-type="float">
            <text:p>161.2</text:p>
          </table:table-cell>
          <table:table-cell table:formula="of:=MOD(720+([.$B94]-(1*MOD(720+[.$B94]-[.$AD94];360)/28)); 360)" office:value-type="float" office:value="160.957142857143" calcext:value-type="float">
            <text:p>161</text:p>
          </table:table-cell>
          <table:table-cell table:formula="of:=MOD(720+([.$B94]-(2*MOD(720+[.$B94]-[.$AD94];360)/28)); 360)" office:value-type="float" office:value="160.714285714286" calcext:value-type="float">
            <text:p>161</text:p>
          </table:table-cell>
          <table:table-cell table:formula="of:=MOD(720+([.$B94]-(3*MOD(720+[.$B94]-[.$AD94];360)/28)); 360)" office:value-type="float" office:value="160.471428571429" calcext:value-type="float">
            <text:p>160</text:p>
          </table:table-cell>
          <table:table-cell table:formula="of:=MOD(720+([.$B94]-(4*MOD(720+[.$B94]-[.$AD94];360)/28)); 360)" office:value-type="float" office:value="160.228571428571" calcext:value-type="float">
            <text:p>160</text:p>
          </table:table-cell>
          <table:table-cell table:formula="of:=MOD(720+([.$B94]-(5*MOD(720+[.$B94]-[.$AD94];360)/28)); 360)" office:value-type="float" office:value="159.985714285714" calcext:value-type="float">
            <text:p>160</text:p>
          </table:table-cell>
          <table:table-cell table:formula="of:=MOD(720+([.$B94]-(6*MOD(720+[.$B94]-[.$AD94];360)/28)); 360)" office:value-type="float" office:value="159.742857142857" calcext:value-type="float">
            <text:p>160</text:p>
          </table:table-cell>
          <table:table-cell table:formula="of:=MOD(720+([.$B94]-(7*MOD(720+[.$B94]-[.$AD94];360)/28)); 360)" office:value-type="float" office:value="159.5" calcext:value-type="float">
            <text:p>160</text:p>
          </table:table-cell>
          <table:table-cell table:formula="of:=MOD(720+([.$B94]-(8*MOD(720+[.$B94]-[.$AD94];360)/28)); 360)" office:value-type="float" office:value="159.257142857143" calcext:value-type="float">
            <text:p>159</text:p>
          </table:table-cell>
          <table:table-cell table:formula="of:=MOD(720+([.$B94]-(9*MOD(720+[.$B94]-[.$AD94];360)/28)); 360)" office:value-type="float" office:value="159.014285714286" calcext:value-type="float">
            <text:p>159</text:p>
          </table:table-cell>
          <table:table-cell table:formula="of:=MOD(720+([.$B94]-(10*MOD(720+[.$B94]-[.$AD94];360)/28)); 360)" office:value-type="float" office:value="158.771428571429" calcext:value-type="float">
            <text:p>159</text:p>
          </table:table-cell>
          <table:table-cell table:formula="of:=MOD(720+([.$B94]-(11*MOD(720+[.$B94]-[.$AD94];360)/28)); 360)" office:value-type="float" office:value="158.528571428571" calcext:value-type="float">
            <text:p>159</text:p>
          </table:table-cell>
          <table:table-cell table:formula="of:=MOD(720+([.$B94]-(12*MOD(720+[.$B94]-[.$AD94];360)/28)); 360)" office:value-type="float" office:value="158.285714285714" calcext:value-type="float">
            <text:p>158</text:p>
          </table:table-cell>
          <table:table-cell table:formula="of:=MOD(720+([.$B94]-(13*MOD(720+[.$B94]-[.$AD94];360)/28)); 360)" office:value-type="float" office:value="158.042857142857" calcext:value-type="float">
            <text:p>158</text:p>
          </table:table-cell>
          <table:table-cell table:formula="of:=MOD(720+([.$B94]-(14*MOD(720+[.$B94]-[.$AD94];360)/28)); 360)" office:value-type="float" office:value="157.8" calcext:value-type="float">
            <text:p>158</text:p>
          </table:table-cell>
          <table:table-cell table:formula="of:=MOD(720+([.$B94]-(15*MOD(720+[.$B94]-[.$AD94];360)/28)); 360)" office:value-type="float" office:value="157.557142857143" calcext:value-type="float">
            <text:p>158</text:p>
          </table:table-cell>
          <table:table-cell table:formula="of:=MOD(720+([.$B94]-(16*MOD(720+[.$B94]-[.$AD94];360)/28)); 360)" office:value-type="float" office:value="157.314285714286" calcext:value-type="float">
            <text:p>157</text:p>
          </table:table-cell>
          <table:table-cell table:formula="of:=MOD(720+([.$B94]-(17*MOD(720+[.$B94]-[.$AD94];360)/28)); 360)" office:value-type="float" office:value="157.071428571429" calcext:value-type="float">
            <text:p>157</text:p>
          </table:table-cell>
          <table:table-cell table:formula="of:=MOD(720+([.$B94]-(18*MOD(720+[.$B94]-[.$AD94];360)/28)); 360)" office:value-type="float" office:value="156.828571428571" calcext:value-type="float">
            <text:p>157</text:p>
          </table:table-cell>
          <table:table-cell table:formula="of:=MOD(720+([.$B94]-(19*MOD(720+[.$B94]-[.$AD94];360)/28)); 360)" office:value-type="float" office:value="156.585714285714" calcext:value-type="float">
            <text:p>157</text:p>
          </table:table-cell>
          <table:table-cell table:formula="of:=MOD(720+([.$B94]-(20*MOD(720+[.$B94]-[.$AD94];360)/28)); 360)" office:value-type="float" office:value="156.342857142857" calcext:value-type="float">
            <text:p>156</text:p>
          </table:table-cell>
          <table:table-cell table:formula="of:=MOD(720+([.$B94]-(21*MOD(720+[.$B94]-[.$AD94];360)/28)); 360)" office:value-type="float" office:value="156.1" calcext:value-type="float">
            <text:p>156</text:p>
          </table:table-cell>
          <table:table-cell table:formula="of:=MOD(720+([.$B94]-(22*MOD(720+[.$B94]-[.$AD94];360)/28)); 360)" office:value-type="float" office:value="155.857142857143" calcext:value-type="float">
            <text:p>156</text:p>
          </table:table-cell>
          <table:table-cell table:formula="of:=MOD(720+([.$B94]-(23*MOD(720+[.$B94]-[.$AD94];360)/28)); 360)" office:value-type="float" office:value="155.614285714286" calcext:value-type="float">
            <text:p>156</text:p>
          </table:table-cell>
          <table:table-cell table:formula="of:=MOD(720+([.$B94]-(24*MOD(720+[.$B94]-[.$AD94];360)/28)); 360)" office:value-type="float" office:value="155.371428571429" calcext:value-type="float">
            <text:p>155</text:p>
          </table:table-cell>
          <table:table-cell table:formula="of:=MOD(720+([.$B94]-(25*MOD(720+[.$B94]-[.$AD94];360)/28)); 360)" office:value-type="float" office:value="155.128571428571" calcext:value-type="float">
            <text:p>155</text:p>
          </table:table-cell>
          <table:table-cell table:formula="of:=MOD(720+([.$B94]-(26*MOD(720+[.$B94]-[.$AD94];360)/28)); 360)" office:value-type="float" office:value="154.885714285714" calcext:value-type="float">
            <text:p>155</text:p>
          </table:table-cell>
          <table:table-cell table:formula="of:=MOD(720+([.$B94]-(27*MOD(720+[.$B94]-[.$AD94];360)/28)); 360)" office:value-type="float" office:value="154.642857142857" calcext:value-type="float">
            <text:p>155</text:p>
          </table:table-cell>
          <table:table-cell table:formula="of:=[.B85]" office:value-type="float" office:value="154.4" calcext:value-type="float">
            <text:p>154</text:p>
          </table:table-cell>
          <table:table-cell table:formula="of:=[.$B94]-(29*([.$B94]-[.$AD94])/28)" office:value-type="float" office:value="154.157142857143" calcext:value-type="float">
            <text:p>154</text:p>
          </table:table-cell>
          <table:table-cell office:value-type="string" calcext:value-type="string">
            <text:p>Sun</text:p>
          </table:table-cell>
          <table:table-cell table:style-name="ce15" table:formula="of:=[.B94]" office:value-type="float" office:value="161.2" calcext:value-type="float">
            <text:p>161.2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94]" office:value-type="float" office:value="154.157142857143" calcext:value-type="float">
            <text:p>154.2</text:p>
          </table:table-cell>
          <table:table-cell table:formula="of:=MOD((([.AG94]+[.AI94])/2)+0;360)" office:value-type="float" office:value="157.678571428571" calcext:value-type="float">
            <text:p>158</text:p>
          </table:table-cell>
          <table:table-cell table:number-columns-repeated="17"/>
          <table:table-cell table:style-name="ce39" office:value-type="string" calcext:value-type="string" table:number-columns-spanned="2" table:number-rows-spanned="1">
            <text:p>Saturn</text:p>
          </table:table-cell>
          <table:covered-table-cell table:style-name="ce39" office:value-type="string" calcext:value-type="string">
            <text:p>Saturn</text:p>
          </table:covered-table-cell>
          <table:table-cell table:number-columns-repeated="15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66" calcext:value-type="float">
            <text:p>166</text:p>
          </table:table-cell>
          <table:table-cell table:formula="of:=IF(MIN(ABS(MOD([.C93];90)-MOD([.C94];90));ABS(MOD([.C94];90)-MOD([.C93];90))) &lt; 10; MIN(ABS(MOD([.C93];90)-MOD([.C94];90));ABS(MOD([.C94];90)-MOD([.C93];90)));&quot;&quot;)">
            <text:p/>
          </table:table-cell>
          <table:table-cell table:formula="of:=IF(MIN(ABS(MOD([.D93];90)-MOD([.D94];90));ABS(MOD([.D94];90)-MOD([.D93];90))) &lt; 10; MIN(ABS(MOD([.D93];90)-MOD([.D94];90));ABS(MOD([.D94];90)-MOD([.D93];90)));&quot;&quot;)">
            <text:p/>
          </table:table-cell>
          <table:table-cell table:formula="of:=IF(MIN(ABS(MOD([.E93];90)-MOD([.E94];90));ABS(MOD([.E94];90)-MOD([.E93];90))) &lt; 10; MIN(ABS(MOD([.E93];90)-MOD([.E94];90));ABS(MOD([.E94];90)-MOD([.E93];90)));&quot;&quot;)">
            <text:p/>
          </table:table-cell>
          <table:table-cell table:formula="of:=IF(MIN(ABS(MOD([.F93];90)-MOD([.F94];90));ABS(MOD([.F94];90)-MOD([.F93];90))) &lt; 10; MIN(ABS(MOD([.F93];90)-MOD([.F94];90));ABS(MOD([.F94];90)-MOD([.F93];90)));&quot;&quot;)">
            <text:p/>
          </table:table-cell>
          <table:table-cell table:formula="of:=IF(MIN(ABS(MOD([.G93];90)-MOD([.G94];90));ABS(MOD([.G94];90)-MOD([.G93];90))) &lt; 10; MIN(ABS(MOD([.G93];90)-MOD([.G94];90));ABS(MOD([.G94];90)-MOD([.G93];90)));&quot;&quot;)">
            <text:p/>
          </table:table-cell>
          <table:table-cell table:formula="of:=IF(MIN(ABS(MOD([.H93];90)-MOD([.H94];90));ABS(MOD([.H94];90)-MOD([.H93];90))) &lt; 10; MIN(ABS(MOD([.H93];90)-MOD([.H94];90));ABS(MOD([.H94];90)-MOD([.H93];90)));&quot;&quot;)">
            <text:p/>
          </table:table-cell>
          <table:table-cell table:formula="of:=IF(MIN(ABS(MOD([.I93];90)-MOD([.I94];90));ABS(MOD([.I94];90)-MOD([.I93];90))) &lt; 10; MIN(ABS(MOD([.I93];90)-MOD([.I94];90));ABS(MOD([.I94];90)-MOD([.I93];90)));&quot;&quot;)">
            <text:p/>
          </table:table-cell>
          <table:table-cell table:formula="of:=IF(MIN(ABS(MOD([.J93];90)-MOD([.J94];90));ABS(MOD([.J94];90)-MOD([.J93];90))) &lt; 10; MIN(ABS(MOD([.J93];90)-MOD([.J94];90));ABS(MOD([.J94];90)-MOD([.J93];90)));&quot;&quot;)">
            <text:p/>
          </table:table-cell>
          <table:table-cell table:formula="of:=IF(MIN(ABS(MOD([.K93];90)-MOD([.K94];90));ABS(MOD([.K94];90)-MOD([.K93];90))) &lt; 10; MIN(ABS(MOD([.K93];90)-MOD([.K94];90));ABS(MOD([.K94];90)-MOD([.K93];90)));&quot;&quot;)">
            <text:p/>
          </table:table-cell>
          <table:table-cell table:formula="of:=IF(MIN(ABS(MOD([.L93];90)-MOD([.L94];90));ABS(MOD([.L94];90)-MOD([.L93];90))) &lt; 10; MIN(ABS(MOD([.L93];90)-MOD([.L94];90));ABS(MOD([.L94];90)-MOD([.L93];90)));&quot;&quot;)">
            <text:p/>
          </table:table-cell>
          <table:table-cell table:formula="of:=IF(MIN(ABS(MOD([.M93];90)-MOD([.M94];90));ABS(MOD([.M94];90)-MOD([.M93];90))) &lt; 10; MIN(ABS(MOD([.M93];90)-MOD([.M94];90));ABS(MOD([.M94];90)-MOD([.M93];90)));&quot;&quot;)">
            <text:p/>
          </table:table-cell>
          <table:table-cell table:formula="of:=IF(MIN(ABS(MOD([.N93];90)-MOD([.N94];90));ABS(MOD([.N94];90)-MOD([.N93];90))) &lt; 10; MIN(ABS(MOD([.N93];90)-MOD([.N94];90));ABS(MOD([.N94];90)-MOD([.N93];90)));&quot;&quot;)">
            <text:p/>
          </table:table-cell>
          <table:table-cell table:formula="of:=IF(MIN(ABS(MOD([.O93];90)-MOD([.O94];90));ABS(MOD([.O94];90)-MOD([.O93];90))) &lt; 10; MIN(ABS(MOD([.O93];90)-MOD([.O94];90));ABS(MOD([.O94];90)-MOD([.O93];90)));&quot;&quot;)" office:value-type="float" office:value="8.40000000000001" calcext:value-type="float">
            <text:p>8</text:p>
          </table:table-cell>
          <table:table-cell table:formula="of:=IF(MIN(ABS(MOD([.P93];90)-MOD([.P94];90));ABS(MOD([.P94];90)-MOD([.P93];90))) &lt; 10; MIN(ABS(MOD([.P93];90)-MOD([.P94];90));ABS(MOD([.P94];90)-MOD([.P93];90)));&quot;&quot;)" office:value-type="float" office:value="4.89999999999998" calcext:value-type="float">
            <text:p>5</text:p>
          </table:table-cell>
          <table:table-cell table:formula="of:=IF(MIN(ABS(MOD([.Q93];90)-MOD([.Q94];90));ABS(MOD([.Q94];90)-MOD([.Q93];90))) &lt; 10; MIN(ABS(MOD([.Q93];90)-MOD([.Q94];90));ABS(MOD([.Q94];90)-MOD([.Q93];90)));&quot;&quot;)" office:value-type="float" office:value="1.40000000000003" calcext:value-type="float">
            <text:p>1</text:p>
          </table:table-cell>
          <table:table-cell table:formula="of:=IF(MIN(ABS(MOD([.R93];90)-MOD([.R94];90));ABS(MOD([.R94];90)-MOD([.R93];90))) &lt; 10; MIN(ABS(MOD([.R93];90)-MOD([.R94];90));ABS(MOD([.R94];90)-MOD([.R93];90)));&quot;&quot;)" office:value-type="float" office:value="2.09999999999999" calcext:value-type="float">
            <text:p>2</text:p>
          </table:table-cell>
          <table:table-cell table:formula="of:=IF(MIN(ABS(MOD([.S93];90)-MOD([.S94];90));ABS(MOD([.S94];90)-MOD([.S93];90))) &lt; 10; MIN(ABS(MOD([.S93];90)-MOD([.S94];90));ABS(MOD([.S94];90)-MOD([.S93];90)));&quot;&quot;)" office:value-type="float" office:value="5.60000000000002" calcext:value-type="float">
            <text:p>6</text:p>
          </table:table-cell>
          <table:table-cell table:formula="of:=IF(MIN(ABS(MOD([.T93];90)-MOD([.T94];90));ABS(MOD([.T94];90)-MOD([.T93];90))) &lt; 10; MIN(ABS(MOD([.T93];90)-MOD([.T94];90));ABS(MOD([.T94];90)-MOD([.T93];90)));&quot;&quot;)" office:value-type="float" office:value="9.09999999999999" calcext:value-type="float">
            <text:p>9</text:p>
          </table:table-cell>
          <table:table-cell table:formula="of:=IF(MIN(ABS(MOD([.U93];90)-MOD([.U94];90));ABS(MOD([.U94];90)-MOD([.U93];90))) &lt; 10; MIN(ABS(MOD([.U93];90)-MOD([.U94];90));ABS(MOD([.U94];90)-MOD([.U93];90)));&quot;&quot;)">
            <text:p/>
          </table:table-cell>
          <table:table-cell table:formula="of:=IF(MIN(ABS(MOD([.V93];90)-MOD([.V94];90));ABS(MOD([.V94];90)-MOD([.V93];90))) &lt; 10; MIN(ABS(MOD([.V93];90)-MOD([.V94];90));ABS(MOD([.V94];90)-MOD([.V93];90)));&quot;&quot;)">
            <text:p/>
          </table:table-cell>
          <table:table-cell table:formula="of:=IF(MIN(ABS(MOD([.W93];90)-MOD([.W94];90));ABS(MOD([.W94];90)-MOD([.W93];90))) &lt; 10; MIN(ABS(MOD([.W93];90)-MOD([.W94];90));ABS(MOD([.W94];90)-MOD([.W93];90)));&quot;&quot;)">
            <text:p/>
          </table:table-cell>
          <table:table-cell table:formula="of:=IF(MIN(ABS(MOD([.X93];90)-MOD([.X94];90));ABS(MOD([.X94];90)-MOD([.X93];90))) &lt; 10; MIN(ABS(MOD([.X93];90)-MOD([.X94];90));ABS(MOD([.X94];90)-MOD([.X93];90)));&quot;&quot;)">
            <text:p/>
          </table:table-cell>
          <table:table-cell table:formula="of:=IF(MIN(ABS(MOD([.Y93];90)-MOD([.Y94];90));ABS(MOD([.Y94];90)-MOD([.Y93];90))) &lt; 10; MIN(ABS(MOD([.Y93];90)-MOD([.Y94];90));ABS(MOD([.Y94];90)-MOD([.Y93];90)));&quot;&quot;)">
            <text:p/>
          </table:table-cell>
          <table:table-cell table:formula="of:=IF(MIN(ABS(MOD([.Z93];90)-MOD([.Z94];90));ABS(MOD([.Z94];90)-MOD([.Z93];90))) &lt; 10; MIN(ABS(MOD([.Z93];90)-MOD([.Z94];90));ABS(MOD([.Z94];90)-MOD([.Z93];90)));&quot;&quot;)">
            <text:p/>
          </table:table-cell>
          <table:table-cell table:formula="of:=IF(MIN(ABS(MOD([.AA93];90)-MOD([.AA94];90));ABS(MOD([.AA94];90)-MOD([.AA93];90))) &lt; 10; MIN(ABS(MOD([.AA93];90)-MOD([.AA94];90));ABS(MOD([.AA94];90)-MOD([.AA93];90)));&quot;&quot;)">
            <text:p/>
          </table:table-cell>
          <table:table-cell table:formula="of:=IF(MIN(ABS(MOD([.AB93];90)-MOD([.AB94];90));ABS(MOD([.AB94];90)-MOD([.AB93];90))) &lt; 10; MIN(ABS(MOD([.AB93];90)-MOD([.AB94];90));ABS(MOD([.AB94];90)-MOD([.AB93];90)));&quot;&quot;)">
            <text:p/>
          </table:table-cell>
          <table:table-cell table:formula="of:=IF(MIN(ABS(MOD([.AC93];90)-MOD([.AC94];90));ABS(MOD([.AC94];90)-MOD([.AC93];90))) &lt; 10; MIN(ABS(MOD([.AC93];90)-MOD([.AC94];90));ABS(MOD([.AC94];90)-MOD([.AC93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95]-(29*([.$B95]-[.$AD95])/28)" office:value-type="float" office:value="70.0928571428572" calcext:value-type="float">
            <text:p>70</text:p>
          </table:table-cell>
          <table:table-cell office:value-type="string" calcext:value-type="string">
            <text:p>Mercury</text:p>
          </table:table-cell>
          <table:table-cell table:style-name="ce12" table:formula="of:=[.B95]" office:value-type="float" office:value="166" calcext:value-type="float">
            <text:p>166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95]" office:value-type="float" office:value="70.0928571428572" calcext:value-type="float">
            <text:p>70.1</text:p>
          </table:table-cell>
          <table:table-cell table:style-name="ce24" table:formula="of:=MOD((([.AG94]+[.AI94])/2)+45;360)" office:value-type="float" office:value="202.678571428571" calcext:value-type="float">
            <text:p>203</text:p>
          </table:table-cell>
          <table:table-cell/>
          <table:table-cell table:style-name="ce63" office:value-type="string" calcext:value-type="string" table:number-columns-spanned="2" table:number-rows-spanned="1">
            <text:p>Taurus</text:p>
          </table:table-cell>
          <table:covered-table-cell table:style-name="ce37"/>
          <table:table-cell table:style-name="ce64" office:value-type="string" calcext:value-type="string" table:number-columns-spanned="8" table:number-rows-spanned="1">
            <text:p>Aries</text:p>
          </table:table-cell>
          <table:covered-table-cell table:number-columns-repeated="7" table:style-name="ce34"/>
          <table:table-cell table:style-name="ce65" office:value-type="string" calcext:value-type="string" table:number-columns-spanned="8" table:number-rows-spanned="1">
            <text:p>Pisces</text:p>
          </table:table-cell>
          <table:covered-table-cell table:number-columns-repeated="7" table:style-name="ce35"/>
          <table:table-cell table:style-name="ce66" office:value-type="string" calcext:value-type="string" table:number-columns-spanned="8" table:number-rows-spanned="1">
            <text:p>Aquarius</text:p>
          </table:table-cell>
          <table:covered-table-cell table:number-columns-repeated="7" table:style-name="ce36"/>
          <table:table-cell table:style-name="ce63" office:value-type="string" calcext:value-type="string" table:number-columns-spanned="4" table:number-rows-spanned="1">
            <text:p>Capricornus</text:p>
          </table:table-cell>
          <table:covered-table-cell table:number-columns-repeated="3" table:style-name="ce63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32.2" calcext:value-type="float">
            <text:p>132.2</text:p>
          </table:table-cell>
          <table:table-cell table:number-columns-repeated="3"/>
          <table:table-cell table:formula="of:=[.$AD96]+(6 * ([.$B96]-[.$AD96])/7)" office:value-type="float" office:value="132.157142857143" calcext:value-type="float">
            <text:p>132</text:p>
          </table:table-cell>
          <table:table-cell table:number-columns-repeated="3"/>
          <table:table-cell table:formula="of:=[.$AD96]+(6 * ([.$B96]-[.$AD96])/7)" office:value-type="float" office:value="132.157142857143" calcext:value-type="float">
            <text:p>132</text:p>
          </table:table-cell>
          <table:table-cell table:number-columns-repeated="3"/>
          <table:table-cell table:formula="of:=[.$AD96]+(6 * ([.$B96]-[.$AD96])/7)" office:value-type="float" office:value="132.157142857143" calcext:value-type="float">
            <text:p>132</text:p>
          </table:table-cell>
          <table:table-cell table:number-columns-repeated="3"/>
          <table:table-cell table:formula="of:=[.$AD96]+(6 * ([.$B96]-[.$AD96])/7)" office:value-type="float" office:value="132.157142857143" calcext:value-type="float">
            <text:p>132</text:p>
          </table:table-cell>
          <table:table-cell table:number-columns-repeated="3"/>
          <table:table-cell table:formula="of:=[.$AD96]+(6 * ([.$B96]-[.$AD96])/7)" office:value-type="float" office:value="132.157142857143" calcext:value-type="float">
            <text:p>132</text:p>
          </table:table-cell>
          <table:table-cell table:number-columns-repeated="3"/>
          <table:table-cell table:formula="of:=[.$AD96]+(6 * ([.$B96]-[.$AD96])/7)" office:value-type="float" office:value="132.157142857143" calcext:value-type="float">
            <text:p>132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96]-(29*([.$B96]-[.$AD96])/28)" office:value-type="float" office:value="131.889285714286" calcext:value-type="float">
            <text:p>132</text:p>
          </table:table-cell>
          <table:table-cell office:value-type="string" calcext:value-type="string">
            <text:p>Venus</text:p>
          </table:table-cell>
          <table:table-cell table:style-name="ce10" table:formula="of:=[.B96]" office:value-type="float" office:value="132.2" calcext:value-type="float">
            <text:p>132.2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96]" office:value-type="float" office:value="131.889285714286" calcext:value-type="float">
            <text:p>131.9</text:p>
          </table:table-cell>
          <table:table-cell table:formula="of:=MOD((([.AG94]+[.AI94])/2)+90;360)" office:value-type="float" office:value="247.678571428571" calcext:value-type="float">
            <text:p>24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184.8" calcext:value-type="float">
            <text:p>184.8</text:p>
          </table:table-cell>
          <table:table-cell table:number-columns-repeated="3"/>
          <table:table-cell table:formula="of:=[.$AD97]+(6 * ([.$B97]-[.$AD97])/7)" office:value-type="float" office:value="184.157142857143" calcext:value-type="float">
            <text:p>184</text:p>
          </table:table-cell>
          <table:table-cell table:number-columns-repeated="3"/>
          <table:table-cell table:formula="of:=[.$AD97]+(5 * ([.$B97]-[.$AD97])/7)" office:value-type="float" office:value="183.514285714286" calcext:value-type="float">
            <text:p>184</text:p>
          </table:table-cell>
          <table:table-cell table:number-columns-repeated="3"/>
          <table:table-cell table:formula="of:=[.$AD97]+(4 * ([.$B97]-[.$AD97])/7)" office:value-type="float" office:value="182.871428571429" calcext:value-type="float">
            <text:p>183</text:p>
          </table:table-cell>
          <table:table-cell table:number-columns-repeated="3"/>
          <table:table-cell table:formula="of:=[.$AD97]+(3 * ([.$B97]-[.$AD97])/7)" office:value-type="float" office:value="182.228571428571" calcext:value-type="float">
            <text:p>182</text:p>
          </table:table-cell>
          <table:table-cell table:number-columns-repeated="3"/>
          <table:table-cell table:formula="of:=[.$AD97]+(2 * ([.$B97]-[.$AD97])/7)" office:value-type="float" office:value="181.585714285714" calcext:value-type="float">
            <text:p>182</text:p>
          </table:table-cell>
          <table:table-cell table:number-columns-repeated="3"/>
          <table:table-cell table:formula="of:=[.$AD97]+(1*([.$B97]-[.$AD97])/7)" office:value-type="float" office:value="180.942857142857" calcext:value-type="float">
            <text:p>181</text:p>
          </table:table-cell>
          <table:table-cell table:number-columns-repeated="3"/>
          <table:table-cell table:formula="of:=[.B88]" office:value-type="float" office:value="180.3" calcext:value-type="float">
            <text:p>180</text:p>
          </table:table-cell>
          <table:table-cell table:formula="of:=[.$B97]-(29*([.$B97]-[.$AD97])/28)" office:value-type="float" office:value="180.139285714286" calcext:value-type="float">
            <text:p>180</text:p>
          </table:table-cell>
          <table:table-cell office:value-type="string" calcext:value-type="string">
            <text:p>Mars</text:p>
          </table:table-cell>
          <table:table-cell table:style-name="ce13" table:formula="of:=[.B97]" office:value-type="float" office:value="184.8" calcext:value-type="float">
            <text:p>184.8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97]" office:value-type="float" office:value="180.139285714286" calcext:value-type="float">
            <text:p>180.1</text:p>
          </table:table-cell>
          <table:table-cell table:style-name="ce24" table:formula="of:=MOD((([.AG94]+[.AI94])/2)+135;360)" office:value-type="float" office:value="292.678571428571" calcext:value-type="float">
            <text:p>29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5.6" calcext:value-type="float">
            <text:p>45.6</text:p>
          </table:table-cell>
          <table:table-cell table:number-columns-repeated="3"/>
          <table:table-cell table:formula="of:=[.$AD98]+(6 * ([.$B98]-[.$AD98])/7)" office:value-type="float" office:value="45.5857142857143" calcext:value-type="float">
            <text:p>46</text:p>
          </table:table-cell>
          <table:table-cell table:number-columns-repeated="3"/>
          <table:table-cell table:formula="of:=[.$AD98]+(5 * ([.$B98]-[.$AD98])/7)" office:value-type="float" office:value="45.5714285714286" calcext:value-type="float">
            <text:p>46</text:p>
          </table:table-cell>
          <table:table-cell table:number-columns-repeated="3"/>
          <table:table-cell table:formula="of:=[.$AD98]+(4 * ([.$B98]-[.$AD98])/7)" office:value-type="float" office:value="45.5571428571429" calcext:value-type="float">
            <text:p>46</text:p>
          </table:table-cell>
          <table:table-cell table:number-columns-repeated="3"/>
          <table:table-cell table:formula="of:=[.$AD98]+(3 * ([.$B98]-[.$AD98])/7)" office:value-type="float" office:value="45.5428571428571" calcext:value-type="float">
            <text:p>46</text:p>
          </table:table-cell>
          <table:table-cell table:number-columns-repeated="3"/>
          <table:table-cell table:formula="of:=[.$AD98]+(2 * ([.$B98]-[.$AD98])/7)" office:value-type="float" office:value="45.5285714285714" calcext:value-type="float">
            <text:p>46</text:p>
          </table:table-cell>
          <table:table-cell table:number-columns-repeated="3"/>
          <table:table-cell table:formula="of:=[.$AD98]+(1*([.$B98]-[.$AD98])/7)" office:value-type="float" office:value="45.5142857142857" calcext:value-type="float">
            <text:p>46</text:p>
          </table:table-cell>
          <table:table-cell table:number-columns-repeated="3"/>
          <table:table-cell table:formula="of:=[.B89]" office:value-type="float" office:value="45.5" calcext:value-type="float">
            <text:p>46</text:p>
          </table:table-cell>
          <table:table-cell table:formula="of:=[.$B98]-(29*([.$B98]-[.$AD98])/28)" office:value-type="float" office:value="45.4964285714286" calcext:value-type="float">
            <text:p>45</text:p>
          </table:table-cell>
          <table:table-cell office:value-type="string" calcext:value-type="string">
            <text:p>Jupiter</text:p>
          </table:table-cell>
          <table:table-cell table:style-name="ce11" table:formula="of:=[.B98]" office:value-type="float" office:value="45.6" calcext:value-type="float">
            <text:p>45.6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98]" office:value-type="float" office:value="45.4964285714286" calcext:value-type="float">
            <text:p>45.5</text:p>
          </table:table-cell>
          <table:table-cell table:formula="of:=MOD((([.AG94]+[.AI94])/2)+180;360)" office:value-type="float" office:value="337.678571428571" calcext:value-type="float">
            <text:p>33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3.3" calcext:value-type="float">
            <text:p>333.3</text:p>
          </table:table-cell>
          <table:table-cell table:number-columns-repeated="3"/>
          <table:table-cell table:formula="of:=[.$AD99]+(6 * ([.$B99]-[.$AD99])/7)" office:value-type="float" office:value="333.371428571429" calcext:value-type="float">
            <text:p>333</text:p>
          </table:table-cell>
          <table:table-cell table:number-columns-repeated="3"/>
          <table:table-cell table:formula="of:=[.$AD99]+(5 * ([.$B99]-[.$AD99])/7)" office:value-type="float" office:value="333.442857142857" calcext:value-type="float">
            <text:p>333</text:p>
          </table:table-cell>
          <table:table-cell table:number-columns-repeated="3"/>
          <table:table-cell table:formula="of:=[.$AD99]+(4 * ([.$B99]-[.$AD99])/7)" office:value-type="float" office:value="333.514285714286" calcext:value-type="float">
            <text:p>334</text:p>
          </table:table-cell>
          <table:table-cell table:number-columns-repeated="3"/>
          <table:table-cell table:formula="of:=[.$AD99]+(3 * ([.$B99]-[.$AD99])/7)" office:value-type="float" office:value="333.585714285714" calcext:value-type="float">
            <text:p>334</text:p>
          </table:table-cell>
          <table:table-cell table:number-columns-repeated="3"/>
          <table:table-cell table:formula="of:=[.$AD99]+(2 * ([.$B99]-[.$AD99])/7)" office:value-type="float" office:value="333.657142857143" calcext:value-type="float">
            <text:p>334</text:p>
          </table:table-cell>
          <table:table-cell table:number-columns-repeated="3"/>
          <table:table-cell table:formula="of:=[.$AD99]+(1*([.$B99]-[.$AD99])/7)" office:value-type="float" office:value="333.728571428571" calcext:value-type="float">
            <text:p>334</text:p>
          </table:table-cell>
          <table:table-cell table:number-columns-repeated="3"/>
          <table:table-cell table:formula="of:=[.B90]" office:value-type="float" office:value="333.8" calcext:value-type="float">
            <text:p>334</text:p>
          </table:table-cell>
          <table:table-cell table:formula="of:=[.$B99]-(29*([.$B99]-[.$AD99])/28)" office:value-type="float" office:value="333.817857142857" calcext:value-type="float">
            <text:p>334</text:p>
          </table:table-cell>
          <table:table-cell office:value-type="string" calcext:value-type="string">
            <text:p>Saturn</text:p>
          </table:table-cell>
          <table:table-cell table:style-name="ce9" table:formula="of:=[.B99]" office:value-type="float" office:value="333.3" calcext:value-type="float">
            <text:p>333.3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99]" office:value-type="float" office:value="333.817857142857" calcext:value-type="float">
            <text:p>333.8</text:p>
          </table:table-cell>
          <table:table-cell table:style-name="ce24" table:formula="of:=MOD((([.AG94]+[.AI94])/2)+225;360)" office:value-type="float" office:value="22.6785714285714" calcext:value-type="float">
            <text:p>23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94]+[.AI94])/2)+270;360)" office:value-type="float" office:value="67.6785714285714" calcext:value-type="float">
            <text:p>68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01]+1" office:value-type="float" office:value="11" calcext:value-type="float">
            <text:p>11</text:p>
          </table:table-cell>
          <table:table-cell table:style-name="ce30"/>
          <table:table-cell table:style-name="ce31"/>
          <table:table-cell table:style-name="ce30"/>
          <table:table-cell table:style-name="ce3" table:formula="of:=[.J101]+1" office:value-type="float" office:value="10" calcext:value-type="float">
            <text:p>10</text:p>
          </table:table-cell>
          <table:table-cell table:style-name="ce30"/>
          <table:table-cell table:style-name="ce31"/>
          <table:table-cell table:style-name="ce30"/>
          <table:table-cell table:style-name="ce3" table:formula="of:=[.N101]+1" office:value-type="float" office:value="9" calcext:value-type="float">
            <text:p>9</text:p>
          </table:table-cell>
          <table:table-cell table:style-name="ce30"/>
          <table:table-cell table:style-name="ce31"/>
          <table:table-cell table:style-name="ce30"/>
          <table:table-cell table:style-name="ce3" table:formula="of:=[.R101]+1" office:value-type="float" office:value="8" calcext:value-type="float">
            <text:p>8</text:p>
          </table:table-cell>
          <table:table-cell table:style-name="ce30"/>
          <table:table-cell table:style-name="ce31"/>
          <table:table-cell table:style-name="ce30"/>
          <table:table-cell table:style-name="ce3" table:formula="of:=[.V101]+1" office:value-type="float" office:value="7" calcext:value-type="float">
            <text:p>7</text:p>
          </table:table-cell>
          <table:table-cell table:style-name="ce30"/>
          <table:table-cell table:style-name="ce31"/>
          <table:table-cell table:style-name="ce30"/>
          <table:table-cell table:style-name="ce3" table:formula="of:=[.Z101]+1" office:value-type="float" office:value="6" calcext:value-type="float">
            <text:p>6</text:p>
          </table:table-cell>
          <table:table-cell table:style-name="ce30"/>
          <table:table-cell table:style-name="ce31"/>
          <table:table-cell table:style-name="ce30"/>
          <table:table-cell table:style-name="ce3" table:formula="of:=[.AD101]+1" office:value-type="float" office:value="5" calcext:value-type="float">
            <text:p>5</text:p>
          </table:table-cell>
          <table:table-cell table:style-name="ce30"/>
          <table:table-cell table:style-name="ce31"/>
          <table:table-cell table:style-name="ce30"/>
          <table:table-cell table:style-name="ce3" table:formula="of:=[.B92]" office:value-type="float" office:value="4" calcext:value-type="float">
            <text:p>4</text:p>
          </table:table-cell>
          <table:table-cell table:style-name="ce30"/>
          <table:table-cell table:number-columns-repeated="4"/>
          <table:table-cell table:style-name="ce24" table:formula="of:=MOD((([.AG94]+[.AI94])/2)+315;360)" office:value-type="float" office:value="112.678571428571" calcext:value-type="float">
            <text:p>113</text:p>
          </table:table-cell>
          <table:table-cell/>
          <table:table-cell table:style-name="ce3" table:formula="of:=[.AP101]+1" office:value-type="float" office:value="11" calcext:value-type="float">
            <text:p>11</text:p>
          </table:table-cell>
          <table:table-cell table:style-name="ce30"/>
          <table:table-cell table:style-name="ce31"/>
          <table:table-cell table:style-name="ce30"/>
          <table:table-cell table:style-name="ce3" table:formula="of:=[.AT101]+1" office:value-type="float" office:value="10" calcext:value-type="float">
            <text:p>10</text:p>
          </table:table-cell>
          <table:table-cell table:style-name="ce30"/>
          <table:table-cell table:style-name="ce31"/>
          <table:table-cell table:style-name="ce30"/>
          <table:table-cell table:style-name="ce3" table:formula="of:=[.AX101]+1" office:value-type="float" office:value="9" calcext:value-type="float">
            <text:p>9</text:p>
          </table:table-cell>
          <table:table-cell table:style-name="ce30"/>
          <table:table-cell table:style-name="ce31"/>
          <table:table-cell table:style-name="ce30"/>
          <table:table-cell table:style-name="ce3" table:formula="of:=[.BB101]+1" office:value-type="float" office:value="8" calcext:value-type="float">
            <text:p>8</text:p>
          </table:table-cell>
          <table:table-cell table:style-name="ce30"/>
          <table:table-cell table:style-name="ce31"/>
          <table:table-cell table:style-name="ce30"/>
          <table:table-cell table:style-name="ce3" table:formula="of:=[.BF101]+1" office:value-type="float" office:value="7" calcext:value-type="float">
            <text:p>7</text:p>
          </table:table-cell>
          <table:table-cell table:style-name="ce30"/>
          <table:table-cell table:style-name="ce31"/>
          <table:table-cell table:style-name="ce30"/>
          <table:table-cell table:style-name="ce3" table:formula="of:=[.BJ101]+1" office:value-type="float" office:value="6" calcext:value-type="float">
            <text:p>6</text:p>
          </table:table-cell>
          <table:table-cell table:style-name="ce30"/>
          <table:table-cell table:style-name="ce31"/>
          <table:table-cell table:style-name="ce30"/>
          <table:table-cell table:style-name="ce3" table:formula="of:=[.BN101]+1" office:value-type="float" office:value="5" calcext:value-type="float">
            <text:p>5</text:p>
          </table:table-cell>
          <table:table-cell table:style-name="ce30"/>
          <table:table-cell table:style-name="ce31"/>
          <table:table-cell table:style-name="ce30"/>
          <table:table-cell table:style-name="ce3" table:formula="of:=[.AL92]" office:value-type="float" office:value="4" calcext:value-type="float">
            <text:p>4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24" calcext:value-type="float">
            <text:p>124</text:p>
          </table:table-cell>
          <table:table-cell table:formula="of:=MOD(720+([.$B102]-(1*MOD(720+[.$B102]-[.$AD102];360)/28)); 360)" office:value-type="float" office:value="120.825" calcext:value-type="float">
            <text:p>121</text:p>
          </table:table-cell>
          <table:table-cell table:formula="of:=MOD(720+([.$B102]-(2*MOD(720+[.$B102]-[.$AD102];360)/28)); 360)" office:value-type="float" office:value="117.65" calcext:value-type="float">
            <text:p>118</text:p>
          </table:table-cell>
          <table:table-cell table:formula="of:=MOD(720+([.$B102]-(3*MOD(720+[.$B102]-[.$AD102];360)/28)); 360)" office:value-type="float" office:value="114.475" calcext:value-type="float">
            <text:p>114</text:p>
          </table:table-cell>
          <table:table-cell table:formula="of:=MOD(720+([.$B102]-(4*MOD(720+[.$B102]-[.$AD102];360)/28)); 360)" office:value-type="float" office:value="111.3" calcext:value-type="float">
            <text:p>111</text:p>
          </table:table-cell>
          <table:table-cell table:formula="of:=MOD(720+([.$B102]-(5*MOD(720+[.$B102]-[.$AD102];360)/28)); 360)" office:value-type="float" office:value="108.125" calcext:value-type="float">
            <text:p>108</text:p>
          </table:table-cell>
          <table:table-cell table:formula="of:=MOD(720+([.$B102]-(6*MOD(720+[.$B102]-[.$AD102];360)/28)); 360)" office:value-type="float" office:value="104.95" calcext:value-type="float">
            <text:p>105</text:p>
          </table:table-cell>
          <table:table-cell table:formula="of:=MOD(720+([.$B102]-(7*MOD(720+[.$B102]-[.$AD102];360)/28)); 360)" office:value-type="float" office:value="101.775" calcext:value-type="float">
            <text:p>102</text:p>
          </table:table-cell>
          <table:table-cell table:formula="of:=MOD(720+([.$B102]-(8*MOD(720+[.$B102]-[.$AD102];360)/28)); 360)" office:value-type="float" office:value="98.6" calcext:value-type="float">
            <text:p>99</text:p>
          </table:table-cell>
          <table:table-cell table:formula="of:=MOD(720+([.$B102]-(9*MOD(720+[.$B102]-[.$AD102];360)/28)); 360)" office:value-type="float" office:value="95.425" calcext:value-type="float">
            <text:p>95</text:p>
          </table:table-cell>
          <table:table-cell table:formula="of:=MOD(720+([.$B102]-(10*MOD(720+[.$B102]-[.$AD102];360)/28)); 360)" office:value-type="float" office:value="92.25" calcext:value-type="float">
            <text:p>92</text:p>
          </table:table-cell>
          <table:table-cell table:formula="of:=MOD(720+([.$B102]-(11*MOD(720+[.$B102]-[.$AD102];360)/28)); 360)" office:value-type="float" office:value="89.075" calcext:value-type="float">
            <text:p>89</text:p>
          </table:table-cell>
          <table:table-cell table:formula="of:=MOD(720+([.$B102]-(12*MOD(720+[.$B102]-[.$AD102];360)/28)); 360)" office:value-type="float" office:value="85.9" calcext:value-type="float">
            <text:p>86</text:p>
          </table:table-cell>
          <table:table-cell table:formula="of:=MOD(720+([.$B102]-(13*MOD(720+[.$B102]-[.$AD102];360)/28)); 360)" office:value-type="float" office:value="82.725" calcext:value-type="float">
            <text:p>83</text:p>
          </table:table-cell>
          <table:table-cell table:formula="of:=MOD(720+([.$B102]-(14*MOD(720+[.$B102]-[.$AD102];360)/28)); 360)" office:value-type="float" office:value="79.55" calcext:value-type="float">
            <text:p>80</text:p>
          </table:table-cell>
          <table:table-cell table:formula="of:=MOD(720+([.$B102]-(15*MOD(720+[.$B102]-[.$AD102];360)/28)); 360)" office:value-type="float" office:value="76.375" calcext:value-type="float">
            <text:p>76</text:p>
          </table:table-cell>
          <table:table-cell table:formula="of:=MOD(720+([.$B102]-(16*MOD(720+[.$B102]-[.$AD102];360)/28)); 360)" office:value-type="float" office:value="73.2000000000001" calcext:value-type="float">
            <text:p>73</text:p>
          </table:table-cell>
          <table:table-cell table:formula="of:=MOD(720+([.$B102]-(17*MOD(720+[.$B102]-[.$AD102];360)/28)); 360)" office:value-type="float" office:value="70.025" calcext:value-type="float">
            <text:p>70</text:p>
          </table:table-cell>
          <table:table-cell table:formula="of:=MOD(720+([.$B102]-(18*MOD(720+[.$B102]-[.$AD102];360)/28)); 360)" office:value-type="float" office:value="66.85" calcext:value-type="float">
            <text:p>67</text:p>
          </table:table-cell>
          <table:table-cell table:formula="of:=MOD(720+([.$B102]-(19*MOD(720+[.$B102]-[.$AD102];360)/28)); 360)" office:value-type="float" office:value="63.6750000000001" calcext:value-type="float">
            <text:p>64</text:p>
          </table:table-cell>
          <table:table-cell table:formula="of:=MOD(720+([.$B102]-(20*MOD(720+[.$B102]-[.$AD102];360)/28)); 360)" office:value-type="float" office:value="60.5" calcext:value-type="float">
            <text:p>61</text:p>
          </table:table-cell>
          <table:table-cell table:formula="of:=MOD(720+([.$B102]-(21*MOD(720+[.$B102]-[.$AD102];360)/28)); 360)" office:value-type="float" office:value="57.325" calcext:value-type="float">
            <text:p>57</text:p>
          </table:table-cell>
          <table:table-cell table:formula="of:=MOD(720+([.$B102]-(22*MOD(720+[.$B102]-[.$AD102];360)/28)); 360)" office:value-type="float" office:value="54.15" calcext:value-type="float">
            <text:p>54</text:p>
          </table:table-cell>
          <table:table-cell table:formula="of:=MOD(720+([.$B102]-(23*MOD(720+[.$B102]-[.$AD102];360)/28)); 360)" office:value-type="float" office:value="50.975" calcext:value-type="float">
            <text:p>51</text:p>
          </table:table-cell>
          <table:table-cell table:formula="of:=MOD(720+([.$B102]-(24*MOD(720+[.$B102]-[.$AD102];360)/28)); 360)" office:value-type="float" office:value="47.8000000000001" calcext:value-type="float">
            <text:p>48</text:p>
          </table:table-cell>
          <table:table-cell table:formula="of:=MOD(720+([.$B102]-(25*MOD(720+[.$B102]-[.$AD102];360)/28)); 360)" office:value-type="float" office:value="44.625" calcext:value-type="float">
            <text:p>45</text:p>
          </table:table-cell>
          <table:table-cell table:formula="of:=MOD(720+([.$B102]-(26*MOD(720+[.$B102]-[.$AD102];360)/28)); 360)" office:value-type="float" office:value="41.4500000000001" calcext:value-type="float">
            <text:p>41</text:p>
          </table:table-cell>
          <table:table-cell table:formula="of:=MOD(720+([.$B102]-(27*MOD(720+[.$B102]-[.$AD102];360)/28)); 360)" office:value-type="float" office:value="38.275" calcext:value-type="float">
            <text:p>38</text:p>
          </table:table-cell>
          <table:table-cell table:formula="of:=[.$B93]" office:value-type="float" office:value="35.1" calcext:value-type="float">
            <text:p>35</text:p>
          </table:table-cell>
          <table:table-cell table:formula="of:=MOD(720+([.$B102]-(29*MOD(720+[.$B102]-[.$AD102];360)/28)); 360)" office:value-type="float" office:value="31.9250000000001" calcext:value-type="float">
            <text:p>32</text:p>
          </table:table-cell>
          <table:table-cell office:value-type="string" calcext:value-type="string">
            <text:p>Moon</text:p>
          </table:table-cell>
          <table:table-cell table:style-name="ce3" table:formula="of:=[.B102]" office:value-type="float" office:value="124" calcext:value-type="float">
            <text:p>124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02]" office:value-type="float" office:value="31.9250000000001" calcext:value-type="float">
            <text:p>31.9</text:p>
          </table:table-cell>
          <table:table-cell table:style-name="ce16" table:formula="of:=MOD(360+[.AG102]-[.AI102];360)" office:value-type="float" office:value="92.0749999999999" calcext:value-type="float">
            <text:p>92.1</text:p>
          </table:table-cell>
          <table:table-cell/>
          <table:table-cell table:style-name="ce26" table:formula="of:=[.B102]" office:value-type="float" office:value="124" calcext:value-type="float">
            <text:p>124</text:p>
          </table:table-cell>
          <table:table-cell table:style-name="ce26" table:formula="of:=[.C102]" office:value-type="float" office:value="120.825" calcext:value-type="float">
            <text:p>121</text:p>
          </table:table-cell>
          <table:table-cell table:style-name="ce26" table:formula="of:=[.D102]" office:value-type="float" office:value="117.65" calcext:value-type="float">
            <text:p>118</text:p>
          </table:table-cell>
          <table:table-cell table:style-name="ce26" table:formula="of:=[.E102]" office:value-type="float" office:value="114.475" calcext:value-type="float">
            <text:p>114</text:p>
          </table:table-cell>
          <table:table-cell table:style-name="ce26" table:formula="of:=[.F102]" office:value-type="float" office:value="111.3" calcext:value-type="float">
            <text:p>111</text:p>
          </table:table-cell>
          <table:table-cell table:style-name="ce26" table:formula="of:=[.G102]" office:value-type="float" office:value="108.125" calcext:value-type="float">
            <text:p>108</text:p>
          </table:table-cell>
          <table:table-cell table:style-name="ce26" table:formula="of:=[.H102]" office:value-type="float" office:value="104.95" calcext:value-type="float">
            <text:p>105</text:p>
          </table:table-cell>
          <table:table-cell table:style-name="ce26" table:formula="of:=[.I102]" office:value-type="float" office:value="101.775" calcext:value-type="float">
            <text:p>102</text:p>
          </table:table-cell>
          <table:table-cell table:style-name="ce26" table:formula="of:=[.J102]" office:value-type="float" office:value="98.6" calcext:value-type="float">
            <text:p>99</text:p>
          </table:table-cell>
          <table:table-cell table:style-name="ce26" table:formula="of:=[.K102]" office:value-type="float" office:value="95.425" calcext:value-type="float">
            <text:p>95</text:p>
          </table:table-cell>
          <table:table-cell table:style-name="ce26" table:formula="of:=[.L102]" office:value-type="float" office:value="92.25" calcext:value-type="float">
            <text:p>92</text:p>
          </table:table-cell>
          <table:table-cell table:style-name="ce26" table:formula="of:=[.M102]" office:value-type="float" office:value="89.075" calcext:value-type="float">
            <text:p>89</text:p>
          </table:table-cell>
          <table:table-cell table:style-name="ce26" table:formula="of:=[.N102]" office:value-type="float" office:value="85.9" calcext:value-type="float">
            <text:p>86</text:p>
          </table:table-cell>
          <table:table-cell table:style-name="ce26" table:formula="of:=[.O102]" office:value-type="float" office:value="82.725" calcext:value-type="float">
            <text:p>83</text:p>
          </table:table-cell>
          <table:table-cell table:style-name="ce26" table:formula="of:=[.P102]" office:value-type="float" office:value="79.55" calcext:value-type="float">
            <text:p>80</text:p>
          </table:table-cell>
          <table:table-cell table:style-name="ce33" table:formula="of:=[.Q102]" office:value-type="float" office:value="76.375" calcext:value-type="float">
            <text:p>76</text:p>
          </table:table-cell>
          <table:table-cell table:style-name="ce33" table:formula="of:=[.R102]" office:value-type="float" office:value="73.2000000000001" calcext:value-type="float">
            <text:p>73</text:p>
          </table:table-cell>
          <table:table-cell table:style-name="ce26" table:formula="of:=[.S102]" office:value-type="float" office:value="70.025" calcext:value-type="float">
            <text:p>70</text:p>
          </table:table-cell>
          <table:table-cell table:style-name="ce26" table:formula="of:=[.T102]" office:value-type="float" office:value="66.85" calcext:value-type="float">
            <text:p>67</text:p>
          </table:table-cell>
          <table:table-cell table:style-name="ce26" table:formula="of:=[.U102]" office:value-type="float" office:value="63.6750000000001" calcext:value-type="float">
            <text:p>64</text:p>
          </table:table-cell>
          <table:table-cell table:style-name="ce26" table:formula="of:=[.V102]" office:value-type="float" office:value="60.5" calcext:value-type="float">
            <text:p>61</text:p>
          </table:table-cell>
          <table:table-cell table:style-name="ce26" table:formula="of:=[.W102]" office:value-type="float" office:value="57.325" calcext:value-type="float">
            <text:p>57</text:p>
          </table:table-cell>
          <table:table-cell table:style-name="ce26" table:formula="of:=[.X102]" office:value-type="float" office:value="54.15" calcext:value-type="float">
            <text:p>54</text:p>
          </table:table-cell>
          <table:table-cell table:style-name="ce26" table:formula="of:=[.Y102]" office:value-type="float" office:value="50.975" calcext:value-type="float">
            <text:p>51</text:p>
          </table:table-cell>
          <table:table-cell table:style-name="ce26" table:formula="of:=[.Z102]" office:value-type="float" office:value="47.8000000000001" calcext:value-type="float">
            <text:p>48</text:p>
          </table:table-cell>
          <table:table-cell table:style-name="ce26" table:formula="of:=[.AA102]" office:value-type="float" office:value="44.625" calcext:value-type="float">
            <text:p>45</text:p>
          </table:table-cell>
          <table:table-cell table:style-name="ce26" table:formula="of:=[.AB102]" office:value-type="float" office:value="41.4500000000001" calcext:value-type="float">
            <text:p>41</text:p>
          </table:table-cell>
          <table:table-cell table:style-name="ce26" table:formula="of:=[.AC102]" office:value-type="float" office:value="38.275" calcext:value-type="float">
            <text:p>38</text:p>
          </table:table-cell>
          <table:table-cell table:style-name="ce26" table:formula="of:=[.AD102]" office:value-type="float" office:value="35.1" calcext:value-type="float">
            <text:p>35</text:p>
          </table:table-cell>
          <table:table-cell table:style-name="ce26" table:formula="of:=[.AE102]" office:value-type="float" office:value="31.9250000000001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68" calcext:value-type="float">
            <text:p>168</text:p>
          </table:table-cell>
          <table:table-cell table:formula="of:=MOD(720+([.$B103]-(1*MOD(720+[.$B103]-[.$AD103];360)/28)); 360)" office:value-type="float" office:value="167.757142857143" calcext:value-type="float">
            <text:p>168</text:p>
          </table:table-cell>
          <table:table-cell table:formula="of:=MOD(720+([.$B103]-(2*MOD(720+[.$B103]-[.$AD103];360)/28)); 360)" office:value-type="float" office:value="167.514285714286" calcext:value-type="float">
            <text:p>168</text:p>
          </table:table-cell>
          <table:table-cell table:formula="of:=MOD(720+([.$B103]-(3*MOD(720+[.$B103]-[.$AD103];360)/28)); 360)" office:value-type="float" office:value="167.271428571429" calcext:value-type="float">
            <text:p>167</text:p>
          </table:table-cell>
          <table:table-cell table:formula="of:=MOD(720+([.$B103]-(4*MOD(720+[.$B103]-[.$AD103];360)/28)); 360)" office:value-type="float" office:value="167.028571428571" calcext:value-type="float">
            <text:p>167</text:p>
          </table:table-cell>
          <table:table-cell table:formula="of:=MOD(720+([.$B103]-(5*MOD(720+[.$B103]-[.$AD103];360)/28)); 360)" office:value-type="float" office:value="166.785714285714" calcext:value-type="float">
            <text:p>167</text:p>
          </table:table-cell>
          <table:table-cell table:formula="of:=MOD(720+([.$B103]-(6*MOD(720+[.$B103]-[.$AD103];360)/28)); 360)" office:value-type="float" office:value="166.542857142857" calcext:value-type="float">
            <text:p>167</text:p>
          </table:table-cell>
          <table:table-cell table:formula="of:=MOD(720+([.$B103]-(7*MOD(720+[.$B103]-[.$AD103];360)/28)); 360)" office:value-type="float" office:value="166.3" calcext:value-type="float">
            <text:p>166</text:p>
          </table:table-cell>
          <table:table-cell table:formula="of:=MOD(720+([.$B103]-(8*MOD(720+[.$B103]-[.$AD103];360)/28)); 360)" office:value-type="float" office:value="166.057142857143" calcext:value-type="float">
            <text:p>166</text:p>
          </table:table-cell>
          <table:table-cell table:formula="of:=MOD(720+([.$B103]-(9*MOD(720+[.$B103]-[.$AD103];360)/28)); 360)" office:value-type="float" office:value="165.814285714286" calcext:value-type="float">
            <text:p>166</text:p>
          </table:table-cell>
          <table:table-cell table:formula="of:=MOD(720+([.$B103]-(10*MOD(720+[.$B103]-[.$AD103];360)/28)); 360)" office:value-type="float" office:value="165.571428571429" calcext:value-type="float">
            <text:p>166</text:p>
          </table:table-cell>
          <table:table-cell table:formula="of:=MOD(720+([.$B103]-(11*MOD(720+[.$B103]-[.$AD103];360)/28)); 360)" office:value-type="float" office:value="165.328571428571" calcext:value-type="float">
            <text:p>165</text:p>
          </table:table-cell>
          <table:table-cell table:formula="of:=MOD(720+([.$B103]-(12*MOD(720+[.$B103]-[.$AD103];360)/28)); 360)" office:value-type="float" office:value="165.085714285714" calcext:value-type="float">
            <text:p>165</text:p>
          </table:table-cell>
          <table:table-cell table:formula="of:=MOD(720+([.$B103]-(13*MOD(720+[.$B103]-[.$AD103];360)/28)); 360)" office:value-type="float" office:value="164.842857142857" calcext:value-type="float">
            <text:p>165</text:p>
          </table:table-cell>
          <table:table-cell table:formula="of:=MOD(720+([.$B103]-(14*MOD(720+[.$B103]-[.$AD103];360)/28)); 360)" office:value-type="float" office:value="164.6" calcext:value-type="float">
            <text:p>165</text:p>
          </table:table-cell>
          <table:table-cell table:formula="of:=MOD(720+([.$B103]-(15*MOD(720+[.$B103]-[.$AD103];360)/28)); 360)" office:value-type="float" office:value="164.357142857143" calcext:value-type="float">
            <text:p>164</text:p>
          </table:table-cell>
          <table:table-cell table:formula="of:=MOD(720+([.$B103]-(16*MOD(720+[.$B103]-[.$AD103];360)/28)); 360)" office:value-type="float" office:value="164.114285714286" calcext:value-type="float">
            <text:p>164</text:p>
          </table:table-cell>
          <table:table-cell table:formula="of:=MOD(720+([.$B103]-(17*MOD(720+[.$B103]-[.$AD103];360)/28)); 360)" office:value-type="float" office:value="163.871428571429" calcext:value-type="float">
            <text:p>164</text:p>
          </table:table-cell>
          <table:table-cell table:formula="of:=MOD(720+([.$B103]-(18*MOD(720+[.$B103]-[.$AD103];360)/28)); 360)" office:value-type="float" office:value="163.628571428572" calcext:value-type="float">
            <text:p>164</text:p>
          </table:table-cell>
          <table:table-cell table:formula="of:=MOD(720+([.$B103]-(19*MOD(720+[.$B103]-[.$AD103];360)/28)); 360)" office:value-type="float" office:value="163.385714285714" calcext:value-type="float">
            <text:p>163</text:p>
          </table:table-cell>
          <table:table-cell table:formula="of:=MOD(720+([.$B103]-(20*MOD(720+[.$B103]-[.$AD103];360)/28)); 360)" office:value-type="float" office:value="163.142857142857" calcext:value-type="float">
            <text:p>163</text:p>
          </table:table-cell>
          <table:table-cell table:formula="of:=MOD(720+([.$B103]-(21*MOD(720+[.$B103]-[.$AD103];360)/28)); 360)" office:value-type="float" office:value="162.9" calcext:value-type="float">
            <text:p>163</text:p>
          </table:table-cell>
          <table:table-cell table:formula="of:=MOD(720+([.$B103]-(22*MOD(720+[.$B103]-[.$AD103];360)/28)); 360)" office:value-type="float" office:value="162.657142857143" calcext:value-type="float">
            <text:p>163</text:p>
          </table:table-cell>
          <table:table-cell table:formula="of:=MOD(720+([.$B103]-(23*MOD(720+[.$B103]-[.$AD103];360)/28)); 360)" office:value-type="float" office:value="162.414285714286" calcext:value-type="float">
            <text:p>162</text:p>
          </table:table-cell>
          <table:table-cell table:formula="of:=MOD(720+([.$B103]-(24*MOD(720+[.$B103]-[.$AD103];360)/28)); 360)" office:value-type="float" office:value="162.171428571429" calcext:value-type="float">
            <text:p>162</text:p>
          </table:table-cell>
          <table:table-cell table:formula="of:=MOD(720+([.$B103]-(25*MOD(720+[.$B103]-[.$AD103];360)/28)); 360)" office:value-type="float" office:value="161.928571428571" calcext:value-type="float">
            <text:p>162</text:p>
          </table:table-cell>
          <table:table-cell table:formula="of:=MOD(720+([.$B103]-(26*MOD(720+[.$B103]-[.$AD103];360)/28)); 360)" office:value-type="float" office:value="161.685714285714" calcext:value-type="float">
            <text:p>162</text:p>
          </table:table-cell>
          <table:table-cell table:formula="of:=MOD(720+([.$B103]-(27*MOD(720+[.$B103]-[.$AD103];360)/28)); 360)" office:value-type="float" office:value="161.442857142857" calcext:value-type="float">
            <text:p>161</text:p>
          </table:table-cell>
          <table:table-cell table:formula="of:=[.B94]" office:value-type="float" office:value="161.2" calcext:value-type="float">
            <text:p>161</text:p>
          </table:table-cell>
          <table:table-cell table:formula="of:=[.$B103]-(29*([.$B103]-[.$AD103])/28)" office:value-type="float" office:value="160.957142857143" calcext:value-type="float">
            <text:p>161</text:p>
          </table:table-cell>
          <table:table-cell office:value-type="string" calcext:value-type="string">
            <text:p>Sun</text:p>
          </table:table-cell>
          <table:table-cell table:style-name="ce15" table:formula="of:=[.B103]" office:value-type="float" office:value="168" calcext:value-type="float">
            <text:p>168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03]" office:value-type="float" office:value="160.957142857143" calcext:value-type="float">
            <text:p>161.0</text:p>
          </table:table-cell>
          <table:table-cell table:formula="of:=MOD((([.AG103]+[.AI103])/2)+0;360)" office:value-type="float" office:value="164.478571428571" calcext:value-type="float">
            <text:p>164</text:p>
          </table:table-cell>
          <table:table-cell/>
          <table:table-cell table:style-name="ce25" table:number-columns-repeated="30"/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59.7" calcext:value-type="float">
            <text:p>159.7</text:p>
          </table:table-cell>
          <table:table-cell table:formula="of:=IF(MIN(ABS(MOD([.C102];90)-MOD([.C103];90));ABS(MOD([.C103];90)-MOD([.C102];90))) &lt; 10; MIN(ABS(MOD([.C102];90)-MOD([.C103];90));ABS(MOD([.C103];90)-MOD([.C102];90)));&quot;&quot;)">
            <text:p/>
          </table:table-cell>
          <table:table-cell table:formula="of:=IF(MIN(ABS(MOD([.D102];90)-MOD([.D103];90));ABS(MOD([.D103];90)-MOD([.D102];90))) &lt; 10; MIN(ABS(MOD([.D102];90)-MOD([.D103];90));ABS(MOD([.D103];90)-MOD([.D102];90)));&quot;&quot;)">
            <text:p/>
          </table:table-cell>
          <table:table-cell table:formula="of:=IF(MIN(ABS(MOD([.E102];90)-MOD([.E103];90));ABS(MOD([.E103];90)-MOD([.E102];90))) &lt; 10; MIN(ABS(MOD([.E102];90)-MOD([.E103];90));ABS(MOD([.E103];90)-MOD([.E102];90)));&quot;&quot;)">
            <text:p/>
          </table:table-cell>
          <table:table-cell table:formula="of:=IF(MIN(ABS(MOD([.F102];90)-MOD([.F103];90));ABS(MOD([.F103];90)-MOD([.F102];90))) &lt; 10; MIN(ABS(MOD([.F102];90)-MOD([.F103];90));ABS(MOD([.F103];90)-MOD([.F102];90)));&quot;&quot;)">
            <text:p/>
          </table:table-cell>
          <table:table-cell table:formula="of:=IF(MIN(ABS(MOD([.G102];90)-MOD([.G103];90));ABS(MOD([.G103];90)-MOD([.G102];90))) &lt; 10; MIN(ABS(MOD([.G102];90)-MOD([.G103];90));ABS(MOD([.G103];90)-MOD([.G102];90)));&quot;&quot;)">
            <text:p/>
          </table:table-cell>
          <table:table-cell table:formula="of:=IF(MIN(ABS(MOD([.H102];90)-MOD([.H103];90));ABS(MOD([.H103];90)-MOD([.H102];90))) &lt; 10; MIN(ABS(MOD([.H102];90)-MOD([.H103];90));ABS(MOD([.H103];90)-MOD([.H102];90)));&quot;&quot;)">
            <text:p/>
          </table:table-cell>
          <table:table-cell table:formula="of:=IF(MIN(ABS(MOD([.I102];90)-MOD([.I103];90));ABS(MOD([.I103];90)-MOD([.I102];90))) &lt; 10; MIN(ABS(MOD([.I102];90)-MOD([.I103];90));ABS(MOD([.I103];90)-MOD([.I102];90)));&quot;&quot;)">
            <text:p/>
          </table:table-cell>
          <table:table-cell table:formula="of:=IF(MIN(ABS(MOD([.J102];90)-MOD([.J103];90));ABS(MOD([.J103];90)-MOD([.J102];90))) &lt; 10; MIN(ABS(MOD([.J102];90)-MOD([.J103];90));ABS(MOD([.J103];90)-MOD([.J102];90)));&quot;&quot;)">
            <text:p/>
          </table:table-cell>
          <table:table-cell table:formula="of:=IF(MIN(ABS(MOD([.K102];90)-MOD([.K103];90));ABS(MOD([.K103];90)-MOD([.K102];90))) &lt; 10; MIN(ABS(MOD([.K102];90)-MOD([.K103];90));ABS(MOD([.K103];90)-MOD([.K102];90)));&quot;&quot;)">
            <text:p/>
          </table:table-cell>
          <table:table-cell table:formula="of:=IF(MIN(ABS(MOD([.L102];90)-MOD([.L103];90));ABS(MOD([.L103];90)-MOD([.L102];90))) &lt; 10; MIN(ABS(MOD([.L102];90)-MOD([.L103];90));ABS(MOD([.L103];90)-MOD([.L102];90)));&quot;&quot;)">
            <text:p/>
          </table:table-cell>
          <table:table-cell table:formula="of:=IF(MIN(ABS(MOD([.M102];90)-MOD([.M103];90));ABS(MOD([.M103];90)-MOD([.M102];90))) &lt; 10; MIN(ABS(MOD([.M102];90)-MOD([.M103];90));ABS(MOD([.M103];90)-MOD([.M102];90)));&quot;&quot;)">
            <text:p/>
          </table:table-cell>
          <table:table-cell table:formula="of:=IF(MIN(ABS(MOD([.N102];90)-MOD([.N103];90));ABS(MOD([.N103];90)-MOD([.N102];90))) &lt; 10; MIN(ABS(MOD([.N102];90)-MOD([.N103];90));ABS(MOD([.N103];90)-MOD([.N102];90)));&quot;&quot;)">
            <text:p/>
          </table:table-cell>
          <table:table-cell table:formula="of:=IF(MIN(ABS(MOD([.O102];90)-MOD([.O103];90));ABS(MOD([.O103];90)-MOD([.O102];90))) &lt; 10; MIN(ABS(MOD([.O102];90)-MOD([.O103];90));ABS(MOD([.O103];90)-MOD([.O102];90)));&quot;&quot;)" office:value-type="float" office:value="7.88214285714298" calcext:value-type="float">
            <text:p>8</text:p>
          </table:table-cell>
          <table:table-cell table:formula="of:=IF(MIN(ABS(MOD([.P102];90)-MOD([.P103];90));ABS(MOD([.P103];90)-MOD([.P102];90))) &lt; 10; MIN(ABS(MOD([.P102];90)-MOD([.P103];90));ABS(MOD([.P103];90)-MOD([.P102];90)));&quot;&quot;)" office:value-type="float" office:value="4.95" calcext:value-type="float">
            <text:p>5</text:p>
          </table:table-cell>
          <table:table-cell table:formula="of:=IF(MIN(ABS(MOD([.Q102];90)-MOD([.Q103];90));ABS(MOD([.Q103];90)-MOD([.Q102];90))) &lt; 10; MIN(ABS(MOD([.Q102];90)-MOD([.Q103];90));ABS(MOD([.Q103];90)-MOD([.Q102];90)));&quot;&quot;)" office:value-type="float" office:value="2.017857142857" calcext:value-type="float">
            <text:p>2</text:p>
          </table:table-cell>
          <table:table-cell table:formula="of:=IF(MIN(ABS(MOD([.R102];90)-MOD([.R103];90));ABS(MOD([.R103];90)-MOD([.R102];90))) &lt; 10; MIN(ABS(MOD([.R102];90)-MOD([.R103];90));ABS(MOD([.R103];90)-MOD([.R102];90)));&quot;&quot;)" office:value-type="float" office:value="0.91428571428591" calcext:value-type="float">
            <text:p>1</text:p>
          </table:table-cell>
          <table:table-cell table:formula="of:=IF(MIN(ABS(MOD([.S102];90)-MOD([.S103];90));ABS(MOD([.S103];90)-MOD([.S102];90))) &lt; 10; MIN(ABS(MOD([.S102];90)-MOD([.S103];90));ABS(MOD([.S103];90)-MOD([.S102];90)));&quot;&quot;)" office:value-type="float" office:value="3.84642857142899" calcext:value-type="float">
            <text:p>4</text:p>
          </table:table-cell>
          <table:table-cell table:formula="of:=IF(MIN(ABS(MOD([.T102];90)-MOD([.T103];90));ABS(MOD([.T103];90)-MOD([.T102];90))) &lt; 10; MIN(ABS(MOD([.T102];90)-MOD([.T103];90));ABS(MOD([.T103];90)-MOD([.T102];90)));&quot;&quot;)" office:value-type="float" office:value="6.77857142857201" calcext:value-type="float">
            <text:p>7</text:p>
          </table:table-cell>
          <table:table-cell table:formula="of:=IF(MIN(ABS(MOD([.U102];90)-MOD([.U103];90));ABS(MOD([.U103];90)-MOD([.U102];90))) &lt; 10; MIN(ABS(MOD([.U102];90)-MOD([.U103];90));ABS(MOD([.U103];90)-MOD([.U102];90)));&quot;&quot;)" office:value-type="float" office:value="9.71071428571389" calcext:value-type="float">
            <text:p>10</text:p>
          </table:table-cell>
          <table:table-cell table:formula="of:=IF(MIN(ABS(MOD([.V102];90)-MOD([.V103];90));ABS(MOD([.V103];90)-MOD([.V102];90))) &lt; 10; MIN(ABS(MOD([.V102];90)-MOD([.V103];90));ABS(MOD([.V103];90)-MOD([.V102];90)));&quot;&quot;)">
            <text:p/>
          </table:table-cell>
          <table:table-cell table:formula="of:=IF(MIN(ABS(MOD([.W102];90)-MOD([.W103];90));ABS(MOD([.W103];90)-MOD([.W102];90))) &lt; 10; MIN(ABS(MOD([.W102];90)-MOD([.W103];90));ABS(MOD([.W103];90)-MOD([.W102];90)));&quot;&quot;)">
            <text:p/>
          </table:table-cell>
          <table:table-cell table:formula="of:=IF(MIN(ABS(MOD([.X102];90)-MOD([.X103];90));ABS(MOD([.X103];90)-MOD([.X102];90))) &lt; 10; MIN(ABS(MOD([.X102];90)-MOD([.X103];90));ABS(MOD([.X103];90)-MOD([.X102];90)));&quot;&quot;)">
            <text:p/>
          </table:table-cell>
          <table:table-cell table:formula="of:=IF(MIN(ABS(MOD([.Y102];90)-MOD([.Y103];90));ABS(MOD([.Y103];90)-MOD([.Y102];90))) &lt; 10; MIN(ABS(MOD([.Y102];90)-MOD([.Y103];90));ABS(MOD([.Y103];90)-MOD([.Y102];90)));&quot;&quot;)">
            <text:p/>
          </table:table-cell>
          <table:table-cell table:formula="of:=IF(MIN(ABS(MOD([.Z102];90)-MOD([.Z103];90));ABS(MOD([.Z103];90)-MOD([.Z102];90))) &lt; 10; MIN(ABS(MOD([.Z102];90)-MOD([.Z103];90));ABS(MOD([.Z103];90)-MOD([.Z102];90)));&quot;&quot;)">
            <text:p/>
          </table:table-cell>
          <table:table-cell table:formula="of:=IF(MIN(ABS(MOD([.AA102];90)-MOD([.AA103];90));ABS(MOD([.AA103];90)-MOD([.AA102];90))) &lt; 10; MIN(ABS(MOD([.AA102];90)-MOD([.AA103];90));ABS(MOD([.AA103];90)-MOD([.AA102];90)));&quot;&quot;)">
            <text:p/>
          </table:table-cell>
          <table:table-cell table:formula="of:=IF(MIN(ABS(MOD([.AB102];90)-MOD([.AB103];90));ABS(MOD([.AB103];90)-MOD([.AB102];90))) &lt; 10; MIN(ABS(MOD([.AB102];90)-MOD([.AB103];90));ABS(MOD([.AB103];90)-MOD([.AB102];90)));&quot;&quot;)">
            <text:p/>
          </table:table-cell>
          <table:table-cell table:formula="of:=IF(MIN(ABS(MOD([.AC102];90)-MOD([.AC103];90));ABS(MOD([.AC103];90)-MOD([.AC102];90))) &lt; 10; MIN(ABS(MOD([.AC102];90)-MOD([.AC103];90));ABS(MOD([.AC103];90)-MOD([.AC102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104]-(29*([.$B104]-[.$AD104])/28)" office:value-type="float" office:value="70.3178571428572" calcext:value-type="float">
            <text:p>70</text:p>
          </table:table-cell>
          <table:table-cell office:value-type="string" calcext:value-type="string">
            <text:p>Mercury</text:p>
          </table:table-cell>
          <table:table-cell table:style-name="ce12" table:formula="of:=[.B104]" office:value-type="float" office:value="159.7" calcext:value-type="float">
            <text:p>159.7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04]" office:value-type="float" office:value="70.3178571428572" calcext:value-type="float">
            <text:p>70.3</text:p>
          </table:table-cell>
          <table:table-cell table:style-name="ce24" table:formula="of:=MOD((([.AG103]+[.AI103])/2)+45;360)" office:value-type="float" office:value="209.478571428571" calcext:value-type="float">
            <text:p>209</text:p>
          </table:table-cell>
          <table:table-cell/>
          <table:table-cell table:style-name="ce64" office:value-type="string" calcext:value-type="string" table:number-columns-spanned="2" table:number-rows-spanned="1">
            <text:p>Leo</text:p>
          </table:table-cell>
          <table:covered-table-cell table:style-name="ce34"/>
          <table:table-cell table:style-name="ce65" office:value-type="string" calcext:value-type="string" table:number-columns-spanned="9" table:number-rows-spanned="1">
            <text:p>Cancer</text:p>
          </table:table-cell>
          <table:covered-table-cell table:number-columns-repeated="8" table:style-name="ce35"/>
          <table:table-cell table:style-name="ce66" office:value-type="string" calcext:value-type="string" table:number-columns-spanned="10" table:number-rows-spanned="1">
            <text:p>Gemini</text:p>
          </table:table-cell>
          <table:covered-table-cell table:number-columns-repeated="9" table:style-name="ce36"/>
          <table:table-cell table:style-name="ce63" office:value-type="string" calcext:value-type="string" table:number-columns-spanned="9" table:number-rows-spanned="1">
            <text:p>Taurus</text:p>
          </table:table-cell>
          <table:covered-table-cell table:number-columns-repeated="8" table:style-name="ce37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33.1" calcext:value-type="float">
            <text:p>133.1</text:p>
          </table:table-cell>
          <table:table-cell table:number-columns-repeated="3"/>
          <table:table-cell table:formula="of:=[.$AD105]+(6 * ([.$B105]-[.$AD105])/7)" office:value-type="float" office:value="132.928571428571" calcext:value-type="float">
            <text:p>133</text:p>
          </table:table-cell>
          <table:table-cell table:number-columns-repeated="3"/>
          <table:table-cell table:formula="of:=[.$AD105]+(6 * ([.$B105]-[.$AD105])/7)" office:value-type="float" office:value="132.928571428571" calcext:value-type="float">
            <text:p>133</text:p>
          </table:table-cell>
          <table:table-cell table:number-columns-repeated="3"/>
          <table:table-cell table:formula="of:=[.$AD105]+(6 * ([.$B105]-[.$AD105])/7)" office:value-type="float" office:value="132.928571428571" calcext:value-type="float">
            <text:p>133</text:p>
          </table:table-cell>
          <table:table-cell table:number-columns-repeated="3"/>
          <table:table-cell table:formula="of:=[.$AD105]+(6 * ([.$B105]-[.$AD105])/7)" office:value-type="float" office:value="132.928571428571" calcext:value-type="float">
            <text:p>133</text:p>
          </table:table-cell>
          <table:table-cell table:number-columns-repeated="3"/>
          <table:table-cell table:formula="of:=[.$AD105]+(6 * ([.$B105]-[.$AD105])/7)" office:value-type="float" office:value="132.928571428571" calcext:value-type="float">
            <text:p>133</text:p>
          </table:table-cell>
          <table:table-cell table:number-columns-repeated="3"/>
          <table:table-cell table:formula="of:=[.$AD105]+(6 * ([.$B105]-[.$AD105])/7)" office:value-type="float" office:value="132.928571428571" calcext:value-type="float">
            <text:p>133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05]-(29*([.$B105]-[.$AD105])/28)" office:value-type="float" office:value="131.857142857143" calcext:value-type="float">
            <text:p>132</text:p>
          </table:table-cell>
          <table:table-cell office:value-type="string" calcext:value-type="string">
            <text:p>Venus</text:p>
          </table:table-cell>
          <table:table-cell table:style-name="ce10" table:formula="of:=[.B105]" office:value-type="float" office:value="133.1" calcext:value-type="float">
            <text:p>133.1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05]" office:value-type="float" office:value="131.857142857143" calcext:value-type="float">
            <text:p>131.9</text:p>
          </table:table-cell>
          <table:table-cell table:formula="of:=MOD((([.AG103]+[.AI103])/2)+90;360)" office:value-type="float" office:value="254.478571428571" calcext:value-type="float">
            <text:p>25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189.3" calcext:value-type="float">
            <text:p>189.3</text:p>
          </table:table-cell>
          <table:table-cell table:number-columns-repeated="3"/>
          <table:table-cell table:formula="of:=[.$AD106]+(6 * ([.$B106]-[.$AD106])/7)" office:value-type="float" office:value="188.657142857143" calcext:value-type="float">
            <text:p>189</text:p>
          </table:table-cell>
          <table:table-cell table:number-columns-repeated="3"/>
          <table:table-cell table:formula="of:=[.$AD106]+(5 * ([.$B106]-[.$AD106])/7)" office:value-type="float" office:value="188.014285714286" calcext:value-type="float">
            <text:p>188</text:p>
          </table:table-cell>
          <table:table-cell table:number-columns-repeated="3"/>
          <table:table-cell table:formula="of:=[.$AD106]+(4 * ([.$B106]-[.$AD106])/7)" office:value-type="float" office:value="187.371428571429" calcext:value-type="float">
            <text:p>187</text:p>
          </table:table-cell>
          <table:table-cell table:number-columns-repeated="3"/>
          <table:table-cell table:formula="of:=[.$AD106]+(3 * ([.$B106]-[.$AD106])/7)" office:value-type="float" office:value="186.728571428571" calcext:value-type="float">
            <text:p>187</text:p>
          </table:table-cell>
          <table:table-cell table:number-columns-repeated="3"/>
          <table:table-cell table:formula="of:=[.$AD106]+(2 * ([.$B106]-[.$AD106])/7)" office:value-type="float" office:value="186.085714285714" calcext:value-type="float">
            <text:p>186</text:p>
          </table:table-cell>
          <table:table-cell table:number-columns-repeated="3"/>
          <table:table-cell table:formula="of:=[.$AD106]+(1*([.$B106]-[.$AD106])/7)" office:value-type="float" office:value="185.442857142857" calcext:value-type="float">
            <text:p>185</text:p>
          </table:table-cell>
          <table:table-cell table:number-columns-repeated="3"/>
          <table:table-cell table:formula="of:=[.B97]" office:value-type="float" office:value="184.8" calcext:value-type="float">
            <text:p>185</text:p>
          </table:table-cell>
          <table:table-cell table:formula="of:=[.$B106]-(29*([.$B106]-[.$AD106])/28)" office:value-type="float" office:value="184.639285714286" calcext:value-type="float">
            <text:p>185</text:p>
          </table:table-cell>
          <table:table-cell office:value-type="string" calcext:value-type="string">
            <text:p>Mars</text:p>
          </table:table-cell>
          <table:table-cell table:style-name="ce13" table:formula="of:=[.B106]" office:value-type="float" office:value="189.3" calcext:value-type="float">
            <text:p>189.3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06]" office:value-type="float" office:value="184.639285714286" calcext:value-type="float">
            <text:p>184.6</text:p>
          </table:table-cell>
          <table:table-cell table:style-name="ce24" table:formula="of:=MOD((([.AG103]+[.AI103])/2)+135;360)" office:value-type="float" office:value="299.478571428571" calcext:value-type="float">
            <text:p>29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5.5" calcext:value-type="float">
            <text:p>45.5</text:p>
          </table:table-cell>
          <table:table-cell table:number-columns-repeated="3"/>
          <table:table-cell table:formula="of:=[.$AD107]+(6 * ([.$B107]-[.$AD107])/7)" office:value-type="float" office:value="45.5142857142857" calcext:value-type="float">
            <text:p>46</text:p>
          </table:table-cell>
          <table:table-cell table:number-columns-repeated="3"/>
          <table:table-cell table:formula="of:=[.$AD107]+(5 * ([.$B107]-[.$AD107])/7)" office:value-type="float" office:value="45.5285714285714" calcext:value-type="float">
            <text:p>46</text:p>
          </table:table-cell>
          <table:table-cell table:number-columns-repeated="3"/>
          <table:table-cell table:formula="of:=[.$AD107]+(4 * ([.$B107]-[.$AD107])/7)" office:value-type="float" office:value="45.5428571428571" calcext:value-type="float">
            <text:p>46</text:p>
          </table:table-cell>
          <table:table-cell table:number-columns-repeated="3"/>
          <table:table-cell table:formula="of:=[.$AD107]+(3 * ([.$B107]-[.$AD107])/7)" office:value-type="float" office:value="45.5571428571429" calcext:value-type="float">
            <text:p>46</text:p>
          </table:table-cell>
          <table:table-cell table:number-columns-repeated="3"/>
          <table:table-cell table:formula="of:=[.$AD107]+(2 * ([.$B107]-[.$AD107])/7)" office:value-type="float" office:value="45.5714285714286" calcext:value-type="float">
            <text:p>46</text:p>
          </table:table-cell>
          <table:table-cell table:number-columns-repeated="3"/>
          <table:table-cell table:formula="of:=[.$AD107]+(1*([.$B107]-[.$AD107])/7)" office:value-type="float" office:value="45.5857142857143" calcext:value-type="float">
            <text:p>46</text:p>
          </table:table-cell>
          <table:table-cell table:number-columns-repeated="3"/>
          <table:table-cell table:formula="of:=[.B98]" office:value-type="float" office:value="45.6" calcext:value-type="float">
            <text:p>46</text:p>
          </table:table-cell>
          <table:table-cell table:formula="of:=[.$B107]-(29*([.$B107]-[.$AD107])/28)" office:value-type="float" office:value="45.6035714285714" calcext:value-type="float">
            <text:p>46</text:p>
          </table:table-cell>
          <table:table-cell office:value-type="string" calcext:value-type="string">
            <text:p>Jupiter</text:p>
          </table:table-cell>
          <table:table-cell table:style-name="ce11" table:formula="of:=[.B107]" office:value-type="float" office:value="45.5" calcext:value-type="float">
            <text:p>45.5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07]" office:value-type="float" office:value="45.6035714285714" calcext:value-type="float">
            <text:p>45.6</text:p>
          </table:table-cell>
          <table:table-cell table:formula="of:=MOD((([.AG103]+[.AI103])/2)+180;360)" office:value-type="float" office:value="344.478571428571" calcext:value-type="float">
            <text:p>34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2.7" calcext:value-type="float">
            <text:p>332.7</text:p>
          </table:table-cell>
          <table:table-cell table:number-columns-repeated="3"/>
          <table:table-cell table:formula="of:=[.$AD108]+(6 * ([.$B108]-[.$AD108])/7)" office:value-type="float" office:value="332.785714285714" calcext:value-type="float">
            <text:p>333</text:p>
          </table:table-cell>
          <table:table-cell table:number-columns-repeated="3"/>
          <table:table-cell table:formula="of:=[.$AD108]+(5 * ([.$B108]-[.$AD108])/7)" office:value-type="float" office:value="332.871428571429" calcext:value-type="float">
            <text:p>333</text:p>
          </table:table-cell>
          <table:table-cell table:number-columns-repeated="3"/>
          <table:table-cell table:formula="of:=[.$AD108]+(4 * ([.$B108]-[.$AD108])/7)" office:value-type="float" office:value="332.957142857143" calcext:value-type="float">
            <text:p>333</text:p>
          </table:table-cell>
          <table:table-cell table:number-columns-repeated="3"/>
          <table:table-cell table:formula="of:=[.$AD108]+(3 * ([.$B108]-[.$AD108])/7)" office:value-type="float" office:value="333.042857142857" calcext:value-type="float">
            <text:p>333</text:p>
          </table:table-cell>
          <table:table-cell table:number-columns-repeated="3"/>
          <table:table-cell table:formula="of:=[.$AD108]+(2 * ([.$B108]-[.$AD108])/7)" office:value-type="float" office:value="333.128571428571" calcext:value-type="float">
            <text:p>333</text:p>
          </table:table-cell>
          <table:table-cell table:number-columns-repeated="3"/>
          <table:table-cell table:formula="of:=[.$AD108]+(1*([.$B108]-[.$AD108])/7)" office:value-type="float" office:value="333.214285714286" calcext:value-type="float">
            <text:p>333</text:p>
          </table:table-cell>
          <table:table-cell table:number-columns-repeated="3"/>
          <table:table-cell table:formula="of:=[.B99]" office:value-type="float" office:value="333.3" calcext:value-type="float">
            <text:p>333</text:p>
          </table:table-cell>
          <table:table-cell table:formula="of:=[.$B108]-(29*([.$B108]-[.$AD108])/28)" office:value-type="float" office:value="333.321428571429" calcext:value-type="float">
            <text:p>333</text:p>
          </table:table-cell>
          <table:table-cell office:value-type="string" calcext:value-type="string">
            <text:p>Saturn</text:p>
          </table:table-cell>
          <table:table-cell table:style-name="ce9" table:formula="of:=[.B108]" office:value-type="float" office:value="332.7" calcext:value-type="float">
            <text:p>332.7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08]" office:value-type="float" office:value="333.321428571429" calcext:value-type="float">
            <text:p>333.3</text:p>
          </table:table-cell>
          <table:table-cell table:style-name="ce24" table:formula="of:=MOD((([.AG103]+[.AI103])/2)+225;360)" office:value-type="float" office:value="29.4785714285714" calcext:value-type="float">
            <text:p>29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03]+[.AI103])/2)+270;360)" office:value-type="float" office:value="74.4785714285714" calcext:value-type="float">
            <text:p>74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10]+1" office:value-type="float" office:value="18" calcext:value-type="float">
            <text:p>18</text:p>
          </table:table-cell>
          <table:table-cell table:style-name="ce30"/>
          <table:table-cell table:style-name="ce31"/>
          <table:table-cell table:style-name="ce30"/>
          <table:table-cell table:style-name="ce3" table:formula="of:=[.J110]+1" office:value-type="float" office:value="17" calcext:value-type="float">
            <text:p>17</text:p>
          </table:table-cell>
          <table:table-cell table:style-name="ce30"/>
          <table:table-cell table:style-name="ce31"/>
          <table:table-cell table:style-name="ce30"/>
          <table:table-cell table:style-name="ce3" table:formula="of:=[.N110]+1" office:value-type="float" office:value="16" calcext:value-type="float">
            <text:p>16</text:p>
          </table:table-cell>
          <table:table-cell table:style-name="ce30"/>
          <table:table-cell table:style-name="ce31"/>
          <table:table-cell table:style-name="ce30"/>
          <table:table-cell table:style-name="ce3" table:formula="of:=[.R110]+1" office:value-type="float" office:value="15" calcext:value-type="float">
            <text:p>15</text:p>
          </table:table-cell>
          <table:table-cell table:style-name="ce30"/>
          <table:table-cell table:style-name="ce31"/>
          <table:table-cell table:style-name="ce30"/>
          <table:table-cell table:style-name="ce3" table:formula="of:=[.V110]+1" office:value-type="float" office:value="14" calcext:value-type="float">
            <text:p>14</text:p>
          </table:table-cell>
          <table:table-cell table:style-name="ce30"/>
          <table:table-cell table:style-name="ce31"/>
          <table:table-cell table:style-name="ce30"/>
          <table:table-cell table:style-name="ce3" table:formula="of:=[.Z110]+1" office:value-type="float" office:value="13" calcext:value-type="float">
            <text:p>13</text:p>
          </table:table-cell>
          <table:table-cell table:style-name="ce30"/>
          <table:table-cell table:style-name="ce31"/>
          <table:table-cell table:style-name="ce30"/>
          <table:table-cell table:style-name="ce3" table:formula="of:=[.AD110]+1" office:value-type="float" office:value="12" calcext:value-type="float">
            <text:p>12</text:p>
          </table:table-cell>
          <table:table-cell table:style-name="ce30"/>
          <table:table-cell table:style-name="ce31"/>
          <table:table-cell table:style-name="ce30"/>
          <table:table-cell table:style-name="ce3" table:formula="of:=[.B101]" office:value-type="float" office:value="11" calcext:value-type="float">
            <text:p>11</text:p>
          </table:table-cell>
          <table:table-cell table:style-name="ce30"/>
          <table:table-cell table:number-columns-repeated="4"/>
          <table:table-cell table:style-name="ce24" table:formula="of:=MOD((([.AG103]+[.AI103])/2)+315;360)" office:value-type="float" office:value="119.478571428571" calcext:value-type="float">
            <text:p>119</text:p>
          </table:table-cell>
          <table:table-cell/>
          <table:table-cell table:style-name="ce3" table:formula="of:=[.AP110]+1" office:value-type="float" office:value="18" calcext:value-type="float">
            <text:p>18</text:p>
          </table:table-cell>
          <table:table-cell table:style-name="ce30"/>
          <table:table-cell table:style-name="ce31"/>
          <table:table-cell table:style-name="ce30"/>
          <table:table-cell table:style-name="ce3" table:formula="of:=[.AT110]+1" office:value-type="float" office:value="17" calcext:value-type="float">
            <text:p>17</text:p>
          </table:table-cell>
          <table:table-cell table:style-name="ce30"/>
          <table:table-cell table:style-name="ce31"/>
          <table:table-cell table:style-name="ce30"/>
          <table:table-cell table:style-name="ce3" table:formula="of:=[.AX110]+1" office:value-type="float" office:value="16" calcext:value-type="float">
            <text:p>16</text:p>
          </table:table-cell>
          <table:table-cell table:style-name="ce30"/>
          <table:table-cell table:style-name="ce31"/>
          <table:table-cell table:style-name="ce30"/>
          <table:table-cell table:style-name="ce3" table:formula="of:=[.BB110]+1" office:value-type="float" office:value="15" calcext:value-type="float">
            <text:p>15</text:p>
          </table:table-cell>
          <table:table-cell table:style-name="ce30"/>
          <table:table-cell table:style-name="ce31"/>
          <table:table-cell table:style-name="ce30"/>
          <table:table-cell table:style-name="ce3" table:formula="of:=[.BF110]+1" office:value-type="float" office:value="14" calcext:value-type="float">
            <text:p>14</text:p>
          </table:table-cell>
          <table:table-cell table:style-name="ce30"/>
          <table:table-cell table:style-name="ce31"/>
          <table:table-cell table:style-name="ce30"/>
          <table:table-cell table:style-name="ce3" table:formula="of:=[.BJ110]+1" office:value-type="float" office:value="13" calcext:value-type="float">
            <text:p>13</text:p>
          </table:table-cell>
          <table:table-cell table:style-name="ce30"/>
          <table:table-cell table:style-name="ce31"/>
          <table:table-cell table:style-name="ce30"/>
          <table:table-cell table:style-name="ce3" table:formula="of:=[.BN110]+1" office:value-type="float" office:value="12" calcext:value-type="float">
            <text:p>12</text:p>
          </table:table-cell>
          <table:table-cell table:style-name="ce30"/>
          <table:table-cell table:style-name="ce31"/>
          <table:table-cell table:style-name="ce30"/>
          <table:table-cell table:style-name="ce3" table:formula="of:=[.AL101]" office:value-type="float" office:value="11" calcext:value-type="float">
            <text:p>11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207.3" calcext:value-type="float">
            <text:p>207.3</text:p>
          </table:table-cell>
          <table:table-cell table:formula="of:=MOD(720+([.$B111]-(1*MOD(720+[.$B111]-[.$AD111];360)/28)); 360)" office:value-type="float" office:value="204.325" calcext:value-type="float">
            <text:p>204</text:p>
          </table:table-cell>
          <table:table-cell table:formula="of:=MOD(720+([.$B111]-(2*MOD(720+[.$B111]-[.$AD111];360)/28)); 360)" office:value-type="float" office:value="201.35" calcext:value-type="float">
            <text:p>201</text:p>
          </table:table-cell>
          <table:table-cell table:formula="of:=MOD(720+([.$B111]-(3*MOD(720+[.$B111]-[.$AD111];360)/28)); 360)" office:value-type="float" office:value="198.375" calcext:value-type="float">
            <text:p>198</text:p>
          </table:table-cell>
          <table:table-cell table:formula="of:=MOD(720+([.$B111]-(4*MOD(720+[.$B111]-[.$AD111];360)/28)); 360)" office:value-type="float" office:value="195.4" calcext:value-type="float">
            <text:p>195</text:p>
          </table:table-cell>
          <table:table-cell table:formula="of:=MOD(720+([.$B111]-(5*MOD(720+[.$B111]-[.$AD111];360)/28)); 360)" office:value-type="float" office:value="192.425" calcext:value-type="float">
            <text:p>192</text:p>
          </table:table-cell>
          <table:table-cell table:formula="of:=MOD(720+([.$B111]-(6*MOD(720+[.$B111]-[.$AD111];360)/28)); 360)" office:value-type="float" office:value="189.45" calcext:value-type="float">
            <text:p>189</text:p>
          </table:table-cell>
          <table:table-cell table:formula="of:=MOD(720+([.$B111]-(7*MOD(720+[.$B111]-[.$AD111];360)/28)); 360)" office:value-type="float" office:value="186.475" calcext:value-type="float">
            <text:p>186</text:p>
          </table:table-cell>
          <table:table-cell table:formula="of:=MOD(720+([.$B111]-(8*MOD(720+[.$B111]-[.$AD111];360)/28)); 360)" office:value-type="float" office:value="183.5" calcext:value-type="float">
            <text:p>184</text:p>
          </table:table-cell>
          <table:table-cell table:formula="of:=MOD(720+([.$B111]-(9*MOD(720+[.$B111]-[.$AD111];360)/28)); 360)" office:value-type="float" office:value="180.525" calcext:value-type="float">
            <text:p>181</text:p>
          </table:table-cell>
          <table:table-cell table:formula="of:=MOD(720+([.$B111]-(10*MOD(720+[.$B111]-[.$AD111];360)/28)); 360)" office:value-type="float" office:value="177.55" calcext:value-type="float">
            <text:p>178</text:p>
          </table:table-cell>
          <table:table-cell table:formula="of:=MOD(720+([.$B111]-(11*MOD(720+[.$B111]-[.$AD111];360)/28)); 360)" office:value-type="float" office:value="174.575" calcext:value-type="float">
            <text:p>175</text:p>
          </table:table-cell>
          <table:table-cell table:formula="of:=MOD(720+([.$B111]-(12*MOD(720+[.$B111]-[.$AD111];360)/28)); 360)" office:value-type="float" office:value="171.6" calcext:value-type="float">
            <text:p>172</text:p>
          </table:table-cell>
          <table:table-cell table:formula="of:=MOD(720+([.$B111]-(13*MOD(720+[.$B111]-[.$AD111];360)/28)); 360)" office:value-type="float" office:value="168.625" calcext:value-type="float">
            <text:p>169</text:p>
          </table:table-cell>
          <table:table-cell table:formula="of:=MOD(720+([.$B111]-(14*MOD(720+[.$B111]-[.$AD111];360)/28)); 360)" office:value-type="float" office:value="165.65" calcext:value-type="float">
            <text:p>166</text:p>
          </table:table-cell>
          <table:table-cell table:formula="of:=MOD(720+([.$B111]-(15*MOD(720+[.$B111]-[.$AD111];360)/28)); 360)" office:value-type="float" office:value="162.675" calcext:value-type="float">
            <text:p>163</text:p>
          </table:table-cell>
          <table:table-cell table:formula="of:=MOD(720+([.$B111]-(16*MOD(720+[.$B111]-[.$AD111];360)/28)); 360)" office:value-type="float" office:value="159.7" calcext:value-type="float">
            <text:p>160</text:p>
          </table:table-cell>
          <table:table-cell table:formula="of:=MOD(720+([.$B111]-(17*MOD(720+[.$B111]-[.$AD111];360)/28)); 360)" office:value-type="float" office:value="156.725" calcext:value-type="float">
            <text:p>157</text:p>
          </table:table-cell>
          <table:table-cell table:formula="of:=MOD(720+([.$B111]-(18*MOD(720+[.$B111]-[.$AD111];360)/28)); 360)" office:value-type="float" office:value="153.75" calcext:value-type="float">
            <text:p>154</text:p>
          </table:table-cell>
          <table:table-cell table:formula="of:=MOD(720+([.$B111]-(19*MOD(720+[.$B111]-[.$AD111];360)/28)); 360)" office:value-type="float" office:value="150.775" calcext:value-type="float">
            <text:p>151</text:p>
          </table:table-cell>
          <table:table-cell table:formula="of:=MOD(720+([.$B111]-(20*MOD(720+[.$B111]-[.$AD111];360)/28)); 360)" office:value-type="float" office:value="147.8" calcext:value-type="float">
            <text:p>148</text:p>
          </table:table-cell>
          <table:table-cell table:formula="of:=MOD(720+([.$B111]-(21*MOD(720+[.$B111]-[.$AD111];360)/28)); 360)" office:value-type="float" office:value="144.825" calcext:value-type="float">
            <text:p>145</text:p>
          </table:table-cell>
          <table:table-cell table:formula="of:=MOD(720+([.$B111]-(22*MOD(720+[.$B111]-[.$AD111];360)/28)); 360)" office:value-type="float" office:value="141.85" calcext:value-type="float">
            <text:p>142</text:p>
          </table:table-cell>
          <table:table-cell table:formula="of:=MOD(720+([.$B111]-(23*MOD(720+[.$B111]-[.$AD111];360)/28)); 360)" office:value-type="float" office:value="138.875" calcext:value-type="float">
            <text:p>139</text:p>
          </table:table-cell>
          <table:table-cell table:formula="of:=MOD(720+([.$B111]-(24*MOD(720+[.$B111]-[.$AD111];360)/28)); 360)" office:value-type="float" office:value="135.9" calcext:value-type="float">
            <text:p>136</text:p>
          </table:table-cell>
          <table:table-cell table:formula="of:=MOD(720+([.$B111]-(25*MOD(720+[.$B111]-[.$AD111];360)/28)); 360)" office:value-type="float" office:value="132.925" calcext:value-type="float">
            <text:p>133</text:p>
          </table:table-cell>
          <table:table-cell table:formula="of:=MOD(720+([.$B111]-(26*MOD(720+[.$B111]-[.$AD111];360)/28)); 360)" office:value-type="float" office:value="129.95" calcext:value-type="float">
            <text:p>130</text:p>
          </table:table-cell>
          <table:table-cell table:formula="of:=MOD(720+([.$B111]-(27*MOD(720+[.$B111]-[.$AD111];360)/28)); 360)" office:value-type="float" office:value="126.975" calcext:value-type="float">
            <text:p>127</text:p>
          </table:table-cell>
          <table:table-cell table:formula="of:=[.$B102]" office:value-type="float" office:value="124" calcext:value-type="float">
            <text:p>124</text:p>
          </table:table-cell>
          <table:table-cell table:formula="of:=MOD(720+([.$B111]-(29*MOD(720+[.$B111]-[.$AD111];360)/28)); 360)" office:value-type="float" office:value="121.025" calcext:value-type="float">
            <text:p>121</text:p>
          </table:table-cell>
          <table:table-cell office:value-type="string" calcext:value-type="string">
            <text:p>Moon</text:p>
          </table:table-cell>
          <table:table-cell table:style-name="ce3" table:formula="of:=[.B111]" office:value-type="float" office:value="207.3" calcext:value-type="float">
            <text:p>207.3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11]" office:value-type="float" office:value="121.025" calcext:value-type="float">
            <text:p>121.0</text:p>
          </table:table-cell>
          <table:table-cell table:style-name="ce16" table:formula="of:=MOD(360+[.AG111]-[.AI111];360)" office:value-type="float" office:value="86.2749999999999" calcext:value-type="float">
            <text:p>86.3</text:p>
          </table:table-cell>
          <table:table-cell/>
          <table:table-cell table:style-name="ce26" table:formula="of:=[.B111]" office:value-type="float" office:value="207.3" calcext:value-type="float">
            <text:p>207</text:p>
          </table:table-cell>
          <table:table-cell table:style-name="ce26" table:formula="of:=[.C111]" office:value-type="float" office:value="204.325" calcext:value-type="float">
            <text:p>204</text:p>
          </table:table-cell>
          <table:table-cell table:style-name="ce26" table:formula="of:=[.D111]" office:value-type="float" office:value="201.35" calcext:value-type="float">
            <text:p>201</text:p>
          </table:table-cell>
          <table:table-cell table:style-name="ce26" table:formula="of:=[.E111]" office:value-type="float" office:value="198.375" calcext:value-type="float">
            <text:p>198</text:p>
          </table:table-cell>
          <table:table-cell table:style-name="ce26" table:formula="of:=[.F111]" office:value-type="float" office:value="195.4" calcext:value-type="float">
            <text:p>195</text:p>
          </table:table-cell>
          <table:table-cell table:style-name="ce26" table:formula="of:=[.G111]" office:value-type="float" office:value="192.425" calcext:value-type="float">
            <text:p>192</text:p>
          </table:table-cell>
          <table:table-cell table:style-name="ce26" table:formula="of:=[.H111]" office:value-type="float" office:value="189.45" calcext:value-type="float">
            <text:p>189</text:p>
          </table:table-cell>
          <table:table-cell table:style-name="ce26" table:formula="of:=[.I111]" office:value-type="float" office:value="186.475" calcext:value-type="float">
            <text:p>186</text:p>
          </table:table-cell>
          <table:table-cell table:style-name="ce26" table:formula="of:=[.J111]" office:value-type="float" office:value="183.5" calcext:value-type="float">
            <text:p>184</text:p>
          </table:table-cell>
          <table:table-cell table:style-name="ce26" table:formula="of:=[.K111]" office:value-type="float" office:value="180.525" calcext:value-type="float">
            <text:p>181</text:p>
          </table:table-cell>
          <table:table-cell table:style-name="ce26" table:formula="of:=[.L111]" office:value-type="float" office:value="177.55" calcext:value-type="float">
            <text:p>178</text:p>
          </table:table-cell>
          <table:table-cell table:style-name="ce32" table:formula="of:=[.M111]" office:value-type="float" office:value="174.575" calcext:value-type="float">
            <text:p>175</text:p>
          </table:table-cell>
          <table:table-cell table:style-name="ce32" table:formula="of:=[.N111]" office:value-type="float" office:value="171.6" calcext:value-type="float">
            <text:p>172</text:p>
          </table:table-cell>
          <table:table-cell table:style-name="ce32" table:formula="of:=[.O111]" office:value-type="float" office:value="168.625" calcext:value-type="float">
            <text:p>169</text:p>
          </table:table-cell>
          <table:table-cell table:style-name="ce32" table:formula="of:=[.P111]" office:value-type="float" office:value="165.65" calcext:value-type="float">
            <text:p>166</text:p>
          </table:table-cell>
          <table:table-cell table:style-name="ce26" table:formula="of:=[.Q111]" office:value-type="float" office:value="162.675" calcext:value-type="float">
            <text:p>163</text:p>
          </table:table-cell>
          <table:table-cell table:style-name="ce26" table:formula="of:=[.R111]" office:value-type="float" office:value="159.7" calcext:value-type="float">
            <text:p>160</text:p>
          </table:table-cell>
          <table:table-cell table:style-name="ce26" table:formula="of:=[.S111]" office:value-type="float" office:value="156.725" calcext:value-type="float">
            <text:p>157</text:p>
          </table:table-cell>
          <table:table-cell table:style-name="ce26" table:formula="of:=[.T111]" office:value-type="float" office:value="153.75" calcext:value-type="float">
            <text:p>154</text:p>
          </table:table-cell>
          <table:table-cell table:style-name="ce26" table:formula="of:=[.U111]" office:value-type="float" office:value="150.775" calcext:value-type="float">
            <text:p>151</text:p>
          </table:table-cell>
          <table:table-cell table:style-name="ce26" table:formula="of:=[.V111]" office:value-type="float" office:value="147.8" calcext:value-type="float">
            <text:p>148</text:p>
          </table:table-cell>
          <table:table-cell table:style-name="ce26" table:formula="of:=[.W111]" office:value-type="float" office:value="144.825" calcext:value-type="float">
            <text:p>145</text:p>
          </table:table-cell>
          <table:table-cell table:style-name="ce26" table:formula="of:=[.X111]" office:value-type="float" office:value="141.85" calcext:value-type="float">
            <text:p>142</text:p>
          </table:table-cell>
          <table:table-cell table:style-name="ce26" table:formula="of:=[.Y111]" office:value-type="float" office:value="138.875" calcext:value-type="float">
            <text:p>139</text:p>
          </table:table-cell>
          <table:table-cell table:style-name="ce26" table:formula="of:=[.Z111]" office:value-type="float" office:value="135.9" calcext:value-type="float">
            <text:p>136</text:p>
          </table:table-cell>
          <table:table-cell table:style-name="ce26" table:formula="of:=[.AA111]" office:value-type="float" office:value="132.925" calcext:value-type="float">
            <text:p>133</text:p>
          </table:table-cell>
          <table:table-cell table:style-name="ce26" table:formula="of:=[.AB111]" office:value-type="float" office:value="129.95" calcext:value-type="float">
            <text:p>130</text:p>
          </table:table-cell>
          <table:table-cell table:style-name="ce26" table:formula="of:=[.AC111]" office:value-type="float" office:value="126.975" calcext:value-type="float">
            <text:p>127</text:p>
          </table:table-cell>
          <table:table-cell table:style-name="ce26" table:formula="of:=[.AD111]" office:value-type="float" office:value="124" calcext:value-type="float">
            <text:p>124</text:p>
          </table:table-cell>
          <table:table-cell table:style-name="ce26" table:formula="of:=[.AE111]" office:value-type="float" office:value="121.025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74.8" calcext:value-type="float">
            <text:p>174.8</text:p>
          </table:table-cell>
          <table:table-cell table:formula="of:=MOD(720+([.$B112]-(1*MOD(720+[.$B112]-[.$AD112];360)/28)); 360)" office:value-type="float" office:value="174.557142857143" calcext:value-type="float">
            <text:p>175</text:p>
          </table:table-cell>
          <table:table-cell table:formula="of:=MOD(720+([.$B112]-(2*MOD(720+[.$B112]-[.$AD112];360)/28)); 360)" office:value-type="float" office:value="174.314285714286" calcext:value-type="float">
            <text:p>174</text:p>
          </table:table-cell>
          <table:table-cell table:formula="of:=MOD(720+([.$B112]-(3*MOD(720+[.$B112]-[.$AD112];360)/28)); 360)" office:value-type="float" office:value="174.071428571429" calcext:value-type="float">
            <text:p>174</text:p>
          </table:table-cell>
          <table:table-cell table:formula="of:=MOD(720+([.$B112]-(4*MOD(720+[.$B112]-[.$AD112];360)/28)); 360)" office:value-type="float" office:value="173.828571428571" calcext:value-type="float">
            <text:p>174</text:p>
          </table:table-cell>
          <table:table-cell table:formula="of:=MOD(720+([.$B112]-(5*MOD(720+[.$B112]-[.$AD112];360)/28)); 360)" office:value-type="float" office:value="173.585714285714" calcext:value-type="float">
            <text:p>174</text:p>
          </table:table-cell>
          <table:table-cell table:formula="of:=MOD(720+([.$B112]-(6*MOD(720+[.$B112]-[.$AD112];360)/28)); 360)" office:value-type="float" office:value="173.342857142857" calcext:value-type="float">
            <text:p>173</text:p>
          </table:table-cell>
          <table:table-cell table:formula="of:=MOD(720+([.$B112]-(7*MOD(720+[.$B112]-[.$AD112];360)/28)); 360)" office:value-type="float" office:value="173.1" calcext:value-type="float">
            <text:p>173</text:p>
          </table:table-cell>
          <table:table-cell table:formula="of:=MOD(720+([.$B112]-(8*MOD(720+[.$B112]-[.$AD112];360)/28)); 360)" office:value-type="float" office:value="172.857142857143" calcext:value-type="float">
            <text:p>173</text:p>
          </table:table-cell>
          <table:table-cell table:formula="of:=MOD(720+([.$B112]-(9*MOD(720+[.$B112]-[.$AD112];360)/28)); 360)" office:value-type="float" office:value="172.614285714286" calcext:value-type="float">
            <text:p>173</text:p>
          </table:table-cell>
          <table:table-cell table:formula="of:=MOD(720+([.$B112]-(10*MOD(720+[.$B112]-[.$AD112];360)/28)); 360)" office:value-type="float" office:value="172.371428571429" calcext:value-type="float">
            <text:p>172</text:p>
          </table:table-cell>
          <table:table-cell table:formula="of:=MOD(720+([.$B112]-(11*MOD(720+[.$B112]-[.$AD112];360)/28)); 360)" office:value-type="float" office:value="172.128571428572" calcext:value-type="float">
            <text:p>172</text:p>
          </table:table-cell>
          <table:table-cell table:formula="of:=MOD(720+([.$B112]-(12*MOD(720+[.$B112]-[.$AD112];360)/28)); 360)" office:value-type="float" office:value="171.885714285714" calcext:value-type="float">
            <text:p>172</text:p>
          </table:table-cell>
          <table:table-cell table:formula="of:=MOD(720+([.$B112]-(13*MOD(720+[.$B112]-[.$AD112];360)/28)); 360)" office:value-type="float" office:value="171.642857142857" calcext:value-type="float">
            <text:p>172</text:p>
          </table:table-cell>
          <table:table-cell table:formula="of:=MOD(720+([.$B112]-(14*MOD(720+[.$B112]-[.$AD112];360)/28)); 360)" office:value-type="float" office:value="171.4" calcext:value-type="float">
            <text:p>171</text:p>
          </table:table-cell>
          <table:table-cell table:formula="of:=MOD(720+([.$B112]-(15*MOD(720+[.$B112]-[.$AD112];360)/28)); 360)" office:value-type="float" office:value="171.157142857143" calcext:value-type="float">
            <text:p>171</text:p>
          </table:table-cell>
          <table:table-cell table:formula="of:=MOD(720+([.$B112]-(16*MOD(720+[.$B112]-[.$AD112];360)/28)); 360)" office:value-type="float" office:value="170.914285714286" calcext:value-type="float">
            <text:p>171</text:p>
          </table:table-cell>
          <table:table-cell table:formula="of:=MOD(720+([.$B112]-(17*MOD(720+[.$B112]-[.$AD112];360)/28)); 360)" office:value-type="float" office:value="170.671428571429" calcext:value-type="float">
            <text:p>171</text:p>
          </table:table-cell>
          <table:table-cell table:formula="of:=MOD(720+([.$B112]-(18*MOD(720+[.$B112]-[.$AD112];360)/28)); 360)" office:value-type="float" office:value="170.428571428571" calcext:value-type="float">
            <text:p>170</text:p>
          </table:table-cell>
          <table:table-cell table:formula="of:=MOD(720+([.$B112]-(19*MOD(720+[.$B112]-[.$AD112];360)/28)); 360)" office:value-type="float" office:value="170.185714285714" calcext:value-type="float">
            <text:p>170</text:p>
          </table:table-cell>
          <table:table-cell table:formula="of:=MOD(720+([.$B112]-(20*MOD(720+[.$B112]-[.$AD112];360)/28)); 360)" office:value-type="float" office:value="169.942857142857" calcext:value-type="float">
            <text:p>170</text:p>
          </table:table-cell>
          <table:table-cell table:formula="of:=MOD(720+([.$B112]-(21*MOD(720+[.$B112]-[.$AD112];360)/28)); 360)" office:value-type="float" office:value="169.7" calcext:value-type="float">
            <text:p>170</text:p>
          </table:table-cell>
          <table:table-cell table:formula="of:=MOD(720+([.$B112]-(22*MOD(720+[.$B112]-[.$AD112];360)/28)); 360)" office:value-type="float" office:value="169.457142857143" calcext:value-type="float">
            <text:p>169</text:p>
          </table:table-cell>
          <table:table-cell table:formula="of:=MOD(720+([.$B112]-(23*MOD(720+[.$B112]-[.$AD112];360)/28)); 360)" office:value-type="float" office:value="169.214285714286" calcext:value-type="float">
            <text:p>169</text:p>
          </table:table-cell>
          <table:table-cell table:formula="of:=MOD(720+([.$B112]-(24*MOD(720+[.$B112]-[.$AD112];360)/28)); 360)" office:value-type="float" office:value="168.971428571429" calcext:value-type="float">
            <text:p>169</text:p>
          </table:table-cell>
          <table:table-cell table:formula="of:=MOD(720+([.$B112]-(25*MOD(720+[.$B112]-[.$AD112];360)/28)); 360)" office:value-type="float" office:value="168.728571428572" calcext:value-type="float">
            <text:p>169</text:p>
          </table:table-cell>
          <table:table-cell table:formula="of:=MOD(720+([.$B112]-(26*MOD(720+[.$B112]-[.$AD112];360)/28)); 360)" office:value-type="float" office:value="168.485714285714" calcext:value-type="float">
            <text:p>168</text:p>
          </table:table-cell>
          <table:table-cell table:formula="of:=MOD(720+([.$B112]-(27*MOD(720+[.$B112]-[.$AD112];360)/28)); 360)" office:value-type="float" office:value="168.242857142857" calcext:value-type="float">
            <text:p>168</text:p>
          </table:table-cell>
          <table:table-cell table:formula="of:=[.B103]" office:value-type="float" office:value="168" calcext:value-type="float">
            <text:p>168</text:p>
          </table:table-cell>
          <table:table-cell table:formula="of:=[.$B112]-(29*([.$B112]-[.$AD112])/28)" office:value-type="float" office:value="167.757142857143" calcext:value-type="float">
            <text:p>168</text:p>
          </table:table-cell>
          <table:table-cell office:value-type="string" calcext:value-type="string">
            <text:p>Sun</text:p>
          </table:table-cell>
          <table:table-cell table:style-name="ce15" table:formula="of:=[.B112]" office:value-type="float" office:value="174.8" calcext:value-type="float">
            <text:p>174.8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12]" office:value-type="float" office:value="167.757142857143" calcext:value-type="float">
            <text:p>167.8</text:p>
          </table:table-cell>
          <table:table-cell table:formula="of:=MOD((([.AG112]+[.AI112])/2)+0;360)" office:value-type="float" office:value="171.278571428571" calcext:value-type="float">
            <text:p>171</text:p>
          </table:table-cell>
          <table:table-cell/>
          <table:table-cell table:style-name="ce25" table:number-columns-repeated="4"/>
          <table:table-cell table:style-name="ce43" office:value-type="string" calcext:value-type="string" table:number-columns-spanned="3" table:number-rows-spanned="1">
            <text:p>Mars</text:p>
          </table:table-cell>
          <table:covered-table-cell table:number-columns-repeated="2" table:style-name="ce43" office:value-type="string" calcext:value-type="string">
            <text:p>Mars</text:p>
          </table:covered-table-cell>
          <table:table-cell table:style-name="ce25" table:number-columns-repeated="4"/>
          <table:table-cell table:style-name="ce29" office:value-type="string" calcext:value-type="string" table:number-columns-spanned="4" table:number-rows-spanned="1">
            <text:p>Sun</text:p>
          </table:table-cell>
          <table:covered-table-cell table:number-columns-repeated="2" table:style-name="ce15" office:value-type="string" calcext:value-type="string">
            <text:p>Sun</text:p>
          </table:covered-table-cell>
          <table:covered-table-cell table:style-name="ce15"/>
          <table:table-cell table:style-name="Default"/>
          <table:table-cell table:style-name="ce42" office:value-type="string" calcext:value-type="string" table:number-columns-spanned="2" table:number-rows-spanned="1">
            <text:p>Mercury</text:p>
          </table:table-cell>
          <table:covered-table-cell table:style-name="ce42" office:value-type="string" calcext:value-type="string">
            <text:p>Mercury</text:p>
          </table:covered-table-cell>
          <table:table-cell table:style-name="ce25" table:number-columns-repeated="6"/>
          <table:table-cell table:style-name="ce40" office:value-type="string" calcext:value-type="string" table:number-columns-spanned="2" table:number-rows-spanned="1">
            <text:p>Venus</text:p>
          </table:table-cell>
          <table:covered-table-cell table:style-name="ce40" office:value-type="string" calcext:value-type="string">
            <text:p>Venus</text:p>
          </table:covered-table-cell>
          <table:table-cell table:style-name="ce2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58.4" calcext:value-type="float">
            <text:p>158.4</text:p>
          </table:table-cell>
          <table:table-cell table:formula="of:=IF(MIN(ABS(MOD([.C111];90)-MOD([.C112];90));ABS(MOD([.C112];90)-MOD([.C111];90))) &lt; 10; MIN(ABS(MOD([.C111];90)-MOD([.C112];90));ABS(MOD([.C112];90)-MOD([.C111];90)));&quot;&quot;)">
            <text:p/>
          </table:table-cell>
          <table:table-cell table:formula="of:=IF(MIN(ABS(MOD([.D111];90)-MOD([.D112];90));ABS(MOD([.D112];90)-MOD([.D111];90))) &lt; 10; MIN(ABS(MOD([.D111];90)-MOD([.D112];90));ABS(MOD([.D112];90)-MOD([.D111];90)));&quot;&quot;)">
            <text:p/>
          </table:table-cell>
          <table:table-cell table:formula="of:=IF(MIN(ABS(MOD([.E111];90)-MOD([.E112];90));ABS(MOD([.E112];90)-MOD([.E111];90))) &lt; 10; MIN(ABS(MOD([.E111];90)-MOD([.E112];90));ABS(MOD([.E112];90)-MOD([.E111];90)));&quot;&quot;)">
            <text:p/>
          </table:table-cell>
          <table:table-cell table:formula="of:=IF(MIN(ABS(MOD([.F111];90)-MOD([.F112];90));ABS(MOD([.F112];90)-MOD([.F111];90))) &lt; 10; MIN(ABS(MOD([.F111];90)-MOD([.F112];90));ABS(MOD([.F112];90)-MOD([.F111];90)));&quot;&quot;)">
            <text:p/>
          </table:table-cell>
          <table:table-cell table:formula="of:=IF(MIN(ABS(MOD([.G111];90)-MOD([.G112];90));ABS(MOD([.G112];90)-MOD([.G111];90))) &lt; 10; MIN(ABS(MOD([.G111];90)-MOD([.G112];90));ABS(MOD([.G112];90)-MOD([.G111];90)));&quot;&quot;)">
            <text:p/>
          </table:table-cell>
          <table:table-cell table:formula="of:=IF(MIN(ABS(MOD([.H111];90)-MOD([.H112];90));ABS(MOD([.H112];90)-MOD([.H111];90))) &lt; 10; MIN(ABS(MOD([.H111];90)-MOD([.H112];90));ABS(MOD([.H112];90)-MOD([.H111];90)));&quot;&quot;)">
            <text:p/>
          </table:table-cell>
          <table:table-cell table:formula="of:=IF(MIN(ABS(MOD([.I111];90)-MOD([.I112];90));ABS(MOD([.I112];90)-MOD([.I111];90))) &lt; 10; MIN(ABS(MOD([.I111];90)-MOD([.I112];90));ABS(MOD([.I112];90)-MOD([.I111];90)));&quot;&quot;)">
            <text:p/>
          </table:table-cell>
          <table:table-cell table:formula="of:=IF(MIN(ABS(MOD([.J111];90)-MOD([.J112];90));ABS(MOD([.J112];90)-MOD([.J111];90))) &lt; 10; MIN(ABS(MOD([.J111];90)-MOD([.J112];90));ABS(MOD([.J112];90)-MOD([.J111];90)));&quot;&quot;)">
            <text:p/>
          </table:table-cell>
          <table:table-cell table:formula="of:=IF(MIN(ABS(MOD([.K111];90)-MOD([.K112];90));ABS(MOD([.K112];90)-MOD([.K111];90))) &lt; 10; MIN(ABS(MOD([.K111];90)-MOD([.K112];90));ABS(MOD([.K112];90)-MOD([.K111];90)));&quot;&quot;)">
            <text:p/>
          </table:table-cell>
          <table:table-cell table:formula="of:=IF(MIN(ABS(MOD([.L111];90)-MOD([.L112];90));ABS(MOD([.L112];90)-MOD([.L111];90))) &lt; 10; MIN(ABS(MOD([.L111];90)-MOD([.L112];90));ABS(MOD([.L112];90)-MOD([.L111];90)));&quot;&quot;)" office:value-type="float" office:value="5.17857142857102" calcext:value-type="float">
            <text:p>5</text:p>
          </table:table-cell>
          <table:table-cell table:formula="of:=IF(MIN(ABS(MOD([.M111];90)-MOD([.M112];90));ABS(MOD([.M112];90)-MOD([.M111];90))) &lt; 10; MIN(ABS(MOD([.M111];90)-MOD([.M112];90));ABS(MOD([.M112];90)-MOD([.M111];90)));&quot;&quot;)" office:value-type="float" office:value="2.44642857142799" calcext:value-type="float">
            <text:p>2</text:p>
          </table:table-cell>
          <table:table-cell table:formula="of:=IF(MIN(ABS(MOD([.N111];90)-MOD([.N112];90));ABS(MOD([.N112];90)-MOD([.N111];90))) &lt; 10; MIN(ABS(MOD([.N111];90)-MOD([.N112];90));ABS(MOD([.N112];90)-MOD([.N111];90)));&quot;&quot;)" office:value-type="float" office:value="0.285714285713993" calcext:value-type="float">
            <text:p>0</text:p>
          </table:table-cell>
          <table:table-cell table:formula="of:=IF(MIN(ABS(MOD([.O111];90)-MOD([.O112];90));ABS(MOD([.O112];90)-MOD([.O111];90))) &lt; 10; MIN(ABS(MOD([.O111];90)-MOD([.O112];90));ABS(MOD([.O112];90)-MOD([.O111];90)));&quot;&quot;)" office:value-type="float" office:value="3.017857142857" calcext:value-type="float">
            <text:p>3</text:p>
          </table:table-cell>
          <table:table-cell table:formula="of:=IF(MIN(ABS(MOD([.P111];90)-MOD([.P112];90));ABS(MOD([.P112];90)-MOD([.P111];90))) &lt; 10; MIN(ABS(MOD([.P111];90)-MOD([.P112];90));ABS(MOD([.P112];90)-MOD([.P111];90)));&quot;&quot;)" office:value-type="float" office:value="5.75" calcext:value-type="float">
            <text:p>6</text:p>
          </table:table-cell>
          <table:table-cell table:formula="of:=IF(MIN(ABS(MOD([.Q111];90)-MOD([.Q112];90));ABS(MOD([.Q112];90)-MOD([.Q111];90))) &lt; 10; MIN(ABS(MOD([.Q111];90)-MOD([.Q112];90));ABS(MOD([.Q112];90)-MOD([.Q111];90)));&quot;&quot;)" office:value-type="float" office:value="8.48214285714298" calcext:value-type="float">
            <text:p>8</text:p>
          </table:table-cell>
          <table:table-cell table:formula="of:=IF(MIN(ABS(MOD([.R111];90)-MOD([.R112];90));ABS(MOD([.R112];90)-MOD([.R111];90))) &lt; 10; MIN(ABS(MOD([.R111];90)-MOD([.R112];90));ABS(MOD([.R112];90)-MOD([.R111];90)));&quot;&quot;)">
            <text:p/>
          </table:table-cell>
          <table:table-cell table:formula="of:=IF(MIN(ABS(MOD([.S111];90)-MOD([.S112];90));ABS(MOD([.S112];90)-MOD([.S111];90))) &lt; 10; MIN(ABS(MOD([.S111];90)-MOD([.S112];90));ABS(MOD([.S112];90)-MOD([.S111];90)));&quot;&quot;)">
            <text:p/>
          </table:table-cell>
          <table:table-cell table:formula="of:=IF(MIN(ABS(MOD([.T111];90)-MOD([.T112];90));ABS(MOD([.T112];90)-MOD([.T111];90))) &lt; 10; MIN(ABS(MOD([.T111];90)-MOD([.T112];90));ABS(MOD([.T112];90)-MOD([.T111];90)));&quot;&quot;)">
            <text:p/>
          </table:table-cell>
          <table:table-cell table:formula="of:=IF(MIN(ABS(MOD([.U111];90)-MOD([.U112];90));ABS(MOD([.U112];90)-MOD([.U111];90))) &lt; 10; MIN(ABS(MOD([.U111];90)-MOD([.U112];90));ABS(MOD([.U112];90)-MOD([.U111];90)));&quot;&quot;)">
            <text:p/>
          </table:table-cell>
          <table:table-cell table:formula="of:=IF(MIN(ABS(MOD([.V111];90)-MOD([.V112];90));ABS(MOD([.V112];90)-MOD([.V111];90))) &lt; 10; MIN(ABS(MOD([.V111];90)-MOD([.V112];90));ABS(MOD([.V112];90)-MOD([.V111];90)));&quot;&quot;)">
            <text:p/>
          </table:table-cell>
          <table:table-cell table:formula="of:=IF(MIN(ABS(MOD([.W111];90)-MOD([.W112];90));ABS(MOD([.W112];90)-MOD([.W111];90))) &lt; 10; MIN(ABS(MOD([.W111];90)-MOD([.W112];90));ABS(MOD([.W112];90)-MOD([.W111];90)));&quot;&quot;)">
            <text:p/>
          </table:table-cell>
          <table:table-cell table:formula="of:=IF(MIN(ABS(MOD([.X111];90)-MOD([.X112];90));ABS(MOD([.X112];90)-MOD([.X111];90))) &lt; 10; MIN(ABS(MOD([.X111];90)-MOD([.X112];90));ABS(MOD([.X112];90)-MOD([.X111];90)));&quot;&quot;)">
            <text:p/>
          </table:table-cell>
          <table:table-cell table:formula="of:=IF(MIN(ABS(MOD([.Y111];90)-MOD([.Y112];90));ABS(MOD([.Y112];90)-MOD([.Y111];90))) &lt; 10; MIN(ABS(MOD([.Y111];90)-MOD([.Y112];90));ABS(MOD([.Y112];90)-MOD([.Y111];90)));&quot;&quot;)">
            <text:p/>
          </table:table-cell>
          <table:table-cell table:formula="of:=IF(MIN(ABS(MOD([.Z111];90)-MOD([.Z112];90));ABS(MOD([.Z112];90)-MOD([.Z111];90))) &lt; 10; MIN(ABS(MOD([.Z111];90)-MOD([.Z112];90));ABS(MOD([.Z112];90)-MOD([.Z111];90)));&quot;&quot;)">
            <text:p/>
          </table:table-cell>
          <table:table-cell table:formula="of:=IF(MIN(ABS(MOD([.AA111];90)-MOD([.AA112];90));ABS(MOD([.AA112];90)-MOD([.AA111];90))) &lt; 10; MIN(ABS(MOD([.AA111];90)-MOD([.AA112];90));ABS(MOD([.AA112];90)-MOD([.AA111];90)));&quot;&quot;)">
            <text:p/>
          </table:table-cell>
          <table:table-cell table:formula="of:=IF(MIN(ABS(MOD([.AB111];90)-MOD([.AB112];90));ABS(MOD([.AB112];90)-MOD([.AB111];90))) &lt; 10; MIN(ABS(MOD([.AB111];90)-MOD([.AB112];90));ABS(MOD([.AB112];90)-MOD([.AB111];90)));&quot;&quot;)">
            <text:p/>
          </table:table-cell>
          <table:table-cell table:formula="of:=IF(MIN(ABS(MOD([.AC111];90)-MOD([.AC112];90));ABS(MOD([.AC112];90)-MOD([.AC111];90))) &lt; 10; MIN(ABS(MOD([.AC111];90)-MOD([.AC112];90));ABS(MOD([.AC112];90)-MOD([.AC111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113]-(29*([.$B113]-[.$AD113])/28)" office:value-type="float" office:value="70.3642857142857" calcext:value-type="float">
            <text:p>70</text:p>
          </table:table-cell>
          <table:table-cell office:value-type="string" calcext:value-type="string">
            <text:p>Mercury</text:p>
          </table:table-cell>
          <table:table-cell table:style-name="ce12" table:formula="of:=[.B113]" office:value-type="float" office:value="158.4" calcext:value-type="float">
            <text:p>158.4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13]" office:value-type="float" office:value="70.3642857142857" calcext:value-type="float">
            <text:p>70.4</text:p>
          </table:table-cell>
          <table:table-cell table:style-name="ce24" table:formula="of:=MOD((([.AG112]+[.AI112])/2)+45;360)" office:value-type="float" office:value="216.278571428571" calcext:value-type="float">
            <text:p>216</text:p>
          </table:table-cell>
          <table:table-cell/>
          <table:table-cell table:style-name="ce66" office:value-type="string" calcext:value-type="string" table:number-columns-spanned="10" table:number-rows-spanned="1">
            <text:p>Libra</text:p>
          </table:table-cell>
          <table:covered-table-cell table:number-columns-repeated="9" table:style-name="ce36"/>
          <table:table-cell table:style-name="ce63" office:value-type="string" calcext:value-type="string" table:number-columns-spanned="10" table:number-rows-spanned="1">
            <text:p>Virgo</text:p>
          </table:table-cell>
          <table:covered-table-cell table:number-columns-repeated="9" table:style-name="ce37"/>
          <table:table-cell table:style-name="ce64" office:value-type="string" calcext:value-type="string" table:number-columns-spanned="10" table:number-rows-spanned="1">
            <text:p>Leo</text:p>
          </table:table-cell>
          <table:covered-table-cell table:number-columns-repeated="9" table:style-name="ce34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35.6" calcext:value-type="float">
            <text:p>135.6</text:p>
          </table:table-cell>
          <table:table-cell table:number-columns-repeated="3"/>
          <table:table-cell table:formula="of:=[.$AD114]+(6 * ([.$B114]-[.$AD114])/7)" office:value-type="float" office:value="135.071428571429" calcext:value-type="float">
            <text:p>135</text:p>
          </table:table-cell>
          <table:table-cell table:number-columns-repeated="3"/>
          <table:table-cell table:formula="of:=[.$AD114]+(6 * ([.$B114]-[.$AD114])/7)" office:value-type="float" office:value="135.071428571429" calcext:value-type="float">
            <text:p>135</text:p>
          </table:table-cell>
          <table:table-cell table:number-columns-repeated="3"/>
          <table:table-cell table:formula="of:=[.$AD114]+(6 * ([.$B114]-[.$AD114])/7)" office:value-type="float" office:value="135.071428571429" calcext:value-type="float">
            <text:p>135</text:p>
          </table:table-cell>
          <table:table-cell table:number-columns-repeated="3"/>
          <table:table-cell table:formula="of:=[.$AD114]+(6 * ([.$B114]-[.$AD114])/7)" office:value-type="float" office:value="135.071428571429" calcext:value-type="float">
            <text:p>135</text:p>
          </table:table-cell>
          <table:table-cell table:number-columns-repeated="3"/>
          <table:table-cell table:formula="of:=[.$AD114]+(6 * ([.$B114]-[.$AD114])/7)" office:value-type="float" office:value="135.071428571429" calcext:value-type="float">
            <text:p>135</text:p>
          </table:table-cell>
          <table:table-cell table:number-columns-repeated="3"/>
          <table:table-cell table:formula="of:=[.$AD114]+(6 * ([.$B114]-[.$AD114])/7)" office:value-type="float" office:value="135.071428571429" calcext:value-type="float">
            <text:p>135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14]-(29*([.$B114]-[.$AD114])/28)" office:value-type="float" office:value="131.767857142857" calcext:value-type="float">
            <text:p>132</text:p>
          </table:table-cell>
          <table:table-cell office:value-type="string" calcext:value-type="string">
            <text:p>Venus</text:p>
          </table:table-cell>
          <table:table-cell table:style-name="ce10" table:formula="of:=[.B114]" office:value-type="float" office:value="135.6" calcext:value-type="float">
            <text:p>135.6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14]" office:value-type="float" office:value="131.767857142857" calcext:value-type="float">
            <text:p>131.8</text:p>
          </table:table-cell>
          <table:table-cell table:formula="of:=MOD((([.AG112]+[.AI112])/2)+90;360)" office:value-type="float" office:value="261.278571428571" calcext:value-type="float">
            <text:p>26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193.9" calcext:value-type="float">
            <text:p>193.9</text:p>
          </table:table-cell>
          <table:table-cell table:number-columns-repeated="3"/>
          <table:table-cell table:formula="of:=[.$AD115]+(6 * ([.$B115]-[.$AD115])/7)" office:value-type="float" office:value="193.242857142857" calcext:value-type="float">
            <text:p>193</text:p>
          </table:table-cell>
          <table:table-cell table:number-columns-repeated="3"/>
          <table:table-cell table:formula="of:=[.$AD115]+(5 * ([.$B115]-[.$AD115])/7)" office:value-type="float" office:value="192.585714285714" calcext:value-type="float">
            <text:p>193</text:p>
          </table:table-cell>
          <table:table-cell table:number-columns-repeated="3"/>
          <table:table-cell table:formula="of:=[.$AD115]+(4 * ([.$B115]-[.$AD115])/7)" office:value-type="float" office:value="191.928571428571" calcext:value-type="float">
            <text:p>192</text:p>
          </table:table-cell>
          <table:table-cell table:number-columns-repeated="3"/>
          <table:table-cell table:formula="of:=[.$AD115]+(3 * ([.$B115]-[.$AD115])/7)" office:value-type="float" office:value="191.271428571429" calcext:value-type="float">
            <text:p>191</text:p>
          </table:table-cell>
          <table:table-cell table:number-columns-repeated="3"/>
          <table:table-cell table:formula="of:=[.$AD115]+(2 * ([.$B115]-[.$AD115])/7)" office:value-type="float" office:value="190.614285714286" calcext:value-type="float">
            <text:p>191</text:p>
          </table:table-cell>
          <table:table-cell table:number-columns-repeated="3"/>
          <table:table-cell table:formula="of:=[.$AD115]+(1*([.$B115]-[.$AD115])/7)" office:value-type="float" office:value="189.957142857143" calcext:value-type="float">
            <text:p>190</text:p>
          </table:table-cell>
          <table:table-cell table:number-columns-repeated="3"/>
          <table:table-cell table:formula="of:=[.B106]" office:value-type="float" office:value="189.3" calcext:value-type="float">
            <text:p>189</text:p>
          </table:table-cell>
          <table:table-cell table:formula="of:=[.$B115]-(29*([.$B115]-[.$AD115])/28)" office:value-type="float" office:value="189.135714285714" calcext:value-type="float">
            <text:p>189</text:p>
          </table:table-cell>
          <table:table-cell office:value-type="string" calcext:value-type="string">
            <text:p>Mars</text:p>
          </table:table-cell>
          <table:table-cell table:style-name="ce13" table:formula="of:=[.B115]" office:value-type="float" office:value="193.9" calcext:value-type="float">
            <text:p>193.9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15]" office:value-type="float" office:value="189.135714285714" calcext:value-type="float">
            <text:p>189.1</text:p>
          </table:table-cell>
          <table:table-cell table:style-name="ce24" table:formula="of:=MOD((([.AG112]+[.AI112])/2)+135;360)" office:value-type="float" office:value="306.278571428571" calcext:value-type="float">
            <text:p>30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5.3" calcext:value-type="float">
            <text:p>45.3</text:p>
          </table:table-cell>
          <table:table-cell table:number-columns-repeated="3"/>
          <table:table-cell table:formula="of:=[.$AD116]+(6 * ([.$B116]-[.$AD116])/7)" office:value-type="float" office:value="45.3285714285714" calcext:value-type="float">
            <text:p>45</text:p>
          </table:table-cell>
          <table:table-cell table:number-columns-repeated="3"/>
          <table:table-cell table:formula="of:=[.$AD116]+(5 * ([.$B116]-[.$AD116])/7)" office:value-type="float" office:value="45.3571428571429" calcext:value-type="float">
            <text:p>45</text:p>
          </table:table-cell>
          <table:table-cell table:number-columns-repeated="3"/>
          <table:table-cell table:formula="of:=[.$AD116]+(4 * ([.$B116]-[.$AD116])/7)" office:value-type="float" office:value="45.3857142857143" calcext:value-type="float">
            <text:p>45</text:p>
          </table:table-cell>
          <table:table-cell table:number-columns-repeated="3"/>
          <table:table-cell table:formula="of:=[.$AD116]+(3 * ([.$B116]-[.$AD116])/7)" office:value-type="float" office:value="45.4142857142857" calcext:value-type="float">
            <text:p>45</text:p>
          </table:table-cell>
          <table:table-cell table:number-columns-repeated="3"/>
          <table:table-cell table:formula="of:=[.$AD116]+(2 * ([.$B116]-[.$AD116])/7)" office:value-type="float" office:value="45.4428571428571" calcext:value-type="float">
            <text:p>45</text:p>
          </table:table-cell>
          <table:table-cell table:number-columns-repeated="3"/>
          <table:table-cell table:formula="of:=[.$AD116]+(1*([.$B116]-[.$AD116])/7)" office:value-type="float" office:value="45.4714285714286" calcext:value-type="float">
            <text:p>45</text:p>
          </table:table-cell>
          <table:table-cell table:number-columns-repeated="3"/>
          <table:table-cell table:formula="of:=[.B107]" office:value-type="float" office:value="45.5" calcext:value-type="float">
            <text:p>46</text:p>
          </table:table-cell>
          <table:table-cell table:formula="of:=[.$B116]-(29*([.$B116]-[.$AD116])/28)" office:value-type="float" office:value="45.5071428571429" calcext:value-type="float">
            <text:p>46</text:p>
          </table:table-cell>
          <table:table-cell office:value-type="string" calcext:value-type="string">
            <text:p>Jupiter</text:p>
          </table:table-cell>
          <table:table-cell table:style-name="ce11" table:formula="of:=[.B116]" office:value-type="float" office:value="45.3" calcext:value-type="float">
            <text:p>45.3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16]" office:value-type="float" office:value="45.5071428571429" calcext:value-type="float">
            <text:p>45.5</text:p>
          </table:table-cell>
          <table:table-cell table:formula="of:=MOD((([.AG112]+[.AI112])/2)+180;360)" office:value-type="float" office:value="351.278571428571" calcext:value-type="float">
            <text:p>3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2.3" calcext:value-type="float">
            <text:p>332.3</text:p>
          </table:table-cell>
          <table:table-cell table:number-columns-repeated="3"/>
          <table:table-cell table:formula="of:=[.$AD117]+(6 * ([.$B117]-[.$AD117])/7)" office:value-type="float" office:value="332.357142857143" calcext:value-type="float">
            <text:p>332</text:p>
          </table:table-cell>
          <table:table-cell table:number-columns-repeated="3"/>
          <table:table-cell table:formula="of:=[.$AD117]+(5 * ([.$B117]-[.$AD117])/7)" office:value-type="float" office:value="332.414285714286" calcext:value-type="float">
            <text:p>332</text:p>
          </table:table-cell>
          <table:table-cell table:number-columns-repeated="3"/>
          <table:table-cell table:formula="of:=[.$AD117]+(4 * ([.$B117]-[.$AD117])/7)" office:value-type="float" office:value="332.471428571429" calcext:value-type="float">
            <text:p>332</text:p>
          </table:table-cell>
          <table:table-cell table:number-columns-repeated="3"/>
          <table:table-cell table:formula="of:=[.$AD117]+(3 * ([.$B117]-[.$AD117])/7)" office:value-type="float" office:value="332.528571428571" calcext:value-type="float">
            <text:p>333</text:p>
          </table:table-cell>
          <table:table-cell table:number-columns-repeated="3"/>
          <table:table-cell table:formula="of:=[.$AD117]+(2 * ([.$B117]-[.$AD117])/7)" office:value-type="float" office:value="332.585714285714" calcext:value-type="float">
            <text:p>333</text:p>
          </table:table-cell>
          <table:table-cell table:number-columns-repeated="3"/>
          <table:table-cell table:formula="of:=[.$AD117]+(1*([.$B117]-[.$AD117])/7)" office:value-type="float" office:value="332.642857142857" calcext:value-type="float">
            <text:p>333</text:p>
          </table:table-cell>
          <table:table-cell table:number-columns-repeated="3"/>
          <table:table-cell table:formula="of:=[.B108]" office:value-type="float" office:value="332.7" calcext:value-type="float">
            <text:p>333</text:p>
          </table:table-cell>
          <table:table-cell table:formula="of:=[.$B117]-(29*([.$B117]-[.$AD117])/28)" office:value-type="float" office:value="332.714285714286" calcext:value-type="float">
            <text:p>333</text:p>
          </table:table-cell>
          <table:table-cell office:value-type="string" calcext:value-type="string">
            <text:p>Saturn</text:p>
          </table:table-cell>
          <table:table-cell table:style-name="ce9" table:formula="of:=[.B117]" office:value-type="float" office:value="332.3" calcext:value-type="float">
            <text:p>332.3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17]" office:value-type="float" office:value="332.714285714286" calcext:value-type="float">
            <text:p>332.7</text:p>
          </table:table-cell>
          <table:table-cell table:style-name="ce24" table:formula="of:=MOD((([.AG112]+[.AI112])/2)+225;360)" office:value-type="float" office:value="36.2785714285715" calcext:value-type="float">
            <text:p>36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12]+[.AI112])/2)+270;360)" office:value-type="float" office:value="81.2785714285715" calcext:value-type="float">
            <text:p>81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19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J119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N119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R119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V119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table:formula="of:=[.Z119]+1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table:formula="of:=[.AD119]+1" office:value-type="float" office:value="19" calcext:value-type="float">
            <text:p>19</text:p>
          </table:table-cell>
          <table:table-cell table:style-name="ce30"/>
          <table:table-cell table:style-name="ce31"/>
          <table:table-cell table:style-name="ce30"/>
          <table:table-cell table:style-name="ce3" table:formula="of:=[.B110]" office:value-type="float" office:value="18" calcext:value-type="float">
            <text:p>18</text:p>
          </table:table-cell>
          <table:table-cell table:style-name="ce30"/>
          <table:table-cell table:number-columns-repeated="4"/>
          <table:table-cell table:style-name="ce24" table:formula="of:=MOD((([.AG112]+[.AI112])/2)+315;360)" office:value-type="float" office:value="126.278571428571" calcext:value-type="float">
            <text:p>126</text:p>
          </table:table-cell>
          <table:table-cell/>
          <table:table-cell table:style-name="ce3" table:formula="of:=[.AP119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AT119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AX119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BB119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BF119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table:formula="of:=[.BJ119]+1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table:formula="of:=[.BN119]+1" office:value-type="float" office:value="19" calcext:value-type="float">
            <text:p>19</text:p>
          </table:table-cell>
          <table:table-cell table:style-name="ce30"/>
          <table:table-cell table:style-name="ce31"/>
          <table:table-cell table:style-name="ce30"/>
          <table:table-cell table:style-name="ce3" table:formula="of:=[.AL110]" office:value-type="float" office:value="18" calcext:value-type="float">
            <text:p>18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299.4" calcext:value-type="float">
            <text:p>299.4</text:p>
          </table:table-cell>
          <table:table-cell table:formula="of:=MOD(720+([.$B120]-(1*MOD(720+[.$B120]-[.$AD120];360)/28)); 360)" office:value-type="float" office:value="296.110714285714" calcext:value-type="float">
            <text:p>296</text:p>
          </table:table-cell>
          <table:table-cell table:formula="of:=MOD(720+([.$B120]-(2*MOD(720+[.$B120]-[.$AD120];360)/28)); 360)" office:value-type="float" office:value="292.821428571429" calcext:value-type="float">
            <text:p>293</text:p>
          </table:table-cell>
          <table:table-cell table:formula="of:=MOD(720+([.$B120]-(3*MOD(720+[.$B120]-[.$AD120];360)/28)); 360)" office:value-type="float" office:value="289.532142857143" calcext:value-type="float">
            <text:p>290</text:p>
          </table:table-cell>
          <table:table-cell table:formula="of:=MOD(720+([.$B120]-(4*MOD(720+[.$B120]-[.$AD120];360)/28)); 360)" office:value-type="float" office:value="286.242857142857" calcext:value-type="float">
            <text:p>286</text:p>
          </table:table-cell>
          <table:table-cell table:formula="of:=MOD(720+([.$B120]-(5*MOD(720+[.$B120]-[.$AD120];360)/28)); 360)" office:value-type="float" office:value="282.953571428571" calcext:value-type="float">
            <text:p>283</text:p>
          </table:table-cell>
          <table:table-cell table:formula="of:=MOD(720+([.$B120]-(6*MOD(720+[.$B120]-[.$AD120];360)/28)); 360)" office:value-type="float" office:value="279.664285714286" calcext:value-type="float">
            <text:p>280</text:p>
          </table:table-cell>
          <table:table-cell table:formula="of:=MOD(720+([.$B120]-(7*MOD(720+[.$B120]-[.$AD120];360)/28)); 360)" office:value-type="float" office:value="276.375" calcext:value-type="float">
            <text:p>276</text:p>
          </table:table-cell>
          <table:table-cell table:formula="of:=MOD(720+([.$B120]-(8*MOD(720+[.$B120]-[.$AD120];360)/28)); 360)" office:value-type="float" office:value="273.085714285714" calcext:value-type="float">
            <text:p>273</text:p>
          </table:table-cell>
          <table:table-cell table:formula="of:=MOD(720+([.$B120]-(9*MOD(720+[.$B120]-[.$AD120];360)/28)); 360)" office:value-type="float" office:value="269.796428571429" calcext:value-type="float">
            <text:p>270</text:p>
          </table:table-cell>
          <table:table-cell table:formula="of:=MOD(720+([.$B120]-(10*MOD(720+[.$B120]-[.$AD120];360)/28)); 360)" office:value-type="float" office:value="266.507142857143" calcext:value-type="float">
            <text:p>267</text:p>
          </table:table-cell>
          <table:table-cell table:formula="of:=MOD(720+([.$B120]-(11*MOD(720+[.$B120]-[.$AD120];360)/28)); 360)" office:value-type="float" office:value="263.217857142857" calcext:value-type="float">
            <text:p>263</text:p>
          </table:table-cell>
          <table:table-cell table:formula="of:=MOD(720+([.$B120]-(12*MOD(720+[.$B120]-[.$AD120];360)/28)); 360)" office:value-type="float" office:value="259.928571428571" calcext:value-type="float">
            <text:p>260</text:p>
          </table:table-cell>
          <table:table-cell table:formula="of:=MOD(720+([.$B120]-(13*MOD(720+[.$B120]-[.$AD120];360)/28)); 360)" office:value-type="float" office:value="256.639285714286" calcext:value-type="float">
            <text:p>257</text:p>
          </table:table-cell>
          <table:table-cell table:formula="of:=MOD(720+([.$B120]-(14*MOD(720+[.$B120]-[.$AD120];360)/28)); 360)" office:value-type="float" office:value="253.35" calcext:value-type="float">
            <text:p>253</text:p>
          </table:table-cell>
          <table:table-cell table:formula="of:=MOD(720+([.$B120]-(15*MOD(720+[.$B120]-[.$AD120];360)/28)); 360)" office:value-type="float" office:value="250.060714285714" calcext:value-type="float">
            <text:p>250</text:p>
          </table:table-cell>
          <table:table-cell table:formula="of:=MOD(720+([.$B120]-(16*MOD(720+[.$B120]-[.$AD120];360)/28)); 360)" office:value-type="float" office:value="246.771428571429" calcext:value-type="float">
            <text:p>247</text:p>
          </table:table-cell>
          <table:table-cell table:formula="of:=MOD(720+([.$B120]-(17*MOD(720+[.$B120]-[.$AD120];360)/28)); 360)" office:value-type="float" office:value="243.482142857143" calcext:value-type="float">
            <text:p>243</text:p>
          </table:table-cell>
          <table:table-cell table:formula="of:=MOD(720+([.$B120]-(18*MOD(720+[.$B120]-[.$AD120];360)/28)); 360)" office:value-type="float" office:value="240.192857142857" calcext:value-type="float">
            <text:p>240</text:p>
          </table:table-cell>
          <table:table-cell table:formula="of:=MOD(720+([.$B120]-(19*MOD(720+[.$B120]-[.$AD120];360)/28)); 360)" office:value-type="float" office:value="236.903571428571" calcext:value-type="float">
            <text:p>237</text:p>
          </table:table-cell>
          <table:table-cell table:formula="of:=MOD(720+([.$B120]-(20*MOD(720+[.$B120]-[.$AD120];360)/28)); 360)" office:value-type="float" office:value="233.614285714286" calcext:value-type="float">
            <text:p>234</text:p>
          </table:table-cell>
          <table:table-cell table:formula="of:=MOD(720+([.$B120]-(21*MOD(720+[.$B120]-[.$AD120];360)/28)); 360)" office:value-type="float" office:value="230.325" calcext:value-type="float">
            <text:p>230</text:p>
          </table:table-cell>
          <table:table-cell table:formula="of:=MOD(720+([.$B120]-(22*MOD(720+[.$B120]-[.$AD120];360)/28)); 360)" office:value-type="float" office:value="227.035714285714" calcext:value-type="float">
            <text:p>227</text:p>
          </table:table-cell>
          <table:table-cell table:formula="of:=MOD(720+([.$B120]-(23*MOD(720+[.$B120]-[.$AD120];360)/28)); 360)" office:value-type="float" office:value="223.746428571429" calcext:value-type="float">
            <text:p>224</text:p>
          </table:table-cell>
          <table:table-cell table:formula="of:=MOD(720+([.$B120]-(24*MOD(720+[.$B120]-[.$AD120];360)/28)); 360)" office:value-type="float" office:value="220.457142857143" calcext:value-type="float">
            <text:p>220</text:p>
          </table:table-cell>
          <table:table-cell table:formula="of:=MOD(720+([.$B120]-(25*MOD(720+[.$B120]-[.$AD120];360)/28)); 360)" office:value-type="float" office:value="217.167857142857" calcext:value-type="float">
            <text:p>217</text:p>
          </table:table-cell>
          <table:table-cell table:formula="of:=MOD(720+([.$B120]-(26*MOD(720+[.$B120]-[.$AD120];360)/28)); 360)" office:value-type="float" office:value="213.878571428571" calcext:value-type="float">
            <text:p>214</text:p>
          </table:table-cell>
          <table:table-cell table:formula="of:=MOD(720+([.$B120]-(27*MOD(720+[.$B120]-[.$AD120];360)/28)); 360)" office:value-type="float" office:value="210.589285714286" calcext:value-type="float">
            <text:p>211</text:p>
          </table:table-cell>
          <table:table-cell table:formula="of:=[.$B111]" office:value-type="float" office:value="207.3" calcext:value-type="float">
            <text:p>207</text:p>
          </table:table-cell>
          <table:table-cell table:formula="of:=MOD(720+([.$B120]-(29*MOD(720+[.$B120]-[.$AD120];360)/28)); 360)" office:value-type="float" office:value="204.010714285714" calcext:value-type="float">
            <text:p>204</text:p>
          </table:table-cell>
          <table:table-cell office:value-type="string" calcext:value-type="string">
            <text:p>Moon</text:p>
          </table:table-cell>
          <table:table-cell table:style-name="ce3" table:formula="of:=[.B120]" office:value-type="float" office:value="299.4" calcext:value-type="float">
            <text:p>299.4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20]" office:value-type="float" office:value="204.010714285714" calcext:value-type="float">
            <text:p>204.0</text:p>
          </table:table-cell>
          <table:table-cell table:style-name="ce16" table:formula="of:=MOD(360+[.AG120]-[.AI120];360)" office:value-type="float" office:value="95.3892857142856" calcext:value-type="float">
            <text:p>95.4</text:p>
          </table:table-cell>
          <table:table-cell/>
          <table:table-cell table:style-name="ce26" table:formula="of:=[.B120]" office:value-type="float" office:value="299.4" calcext:value-type="float">
            <text:p>299</text:p>
          </table:table-cell>
          <table:table-cell table:style-name="ce26" table:formula="of:=[.C120]" office:value-type="float" office:value="296.110714285714" calcext:value-type="float">
            <text:p>296</text:p>
          </table:table-cell>
          <table:table-cell table:style-name="ce26" table:formula="of:=[.D120]" office:value-type="float" office:value="292.821428571429" calcext:value-type="float">
            <text:p>293</text:p>
          </table:table-cell>
          <table:table-cell table:style-name="ce26" table:formula="of:=[.E120]" office:value-type="float" office:value="289.532142857143" calcext:value-type="float">
            <text:p>290</text:p>
          </table:table-cell>
          <table:table-cell table:style-name="ce26" table:formula="of:=[.F120]" office:value-type="float" office:value="286.242857142857" calcext:value-type="float">
            <text:p>286</text:p>
          </table:table-cell>
          <table:table-cell table:style-name="ce26" table:formula="of:=[.G120]" office:value-type="float" office:value="282.953571428571" calcext:value-type="float">
            <text:p>283</text:p>
          </table:table-cell>
          <table:table-cell table:style-name="ce26" table:formula="of:=[.H120]" office:value-type="float" office:value="279.664285714286" calcext:value-type="float">
            <text:p>280</text:p>
          </table:table-cell>
          <table:table-cell table:style-name="ce26" table:formula="of:=[.I120]" office:value-type="float" office:value="276.375" calcext:value-type="float">
            <text:p>276</text:p>
          </table:table-cell>
          <table:table-cell table:style-name="ce33" table:formula="of:=[.J120]" office:value-type="float" office:value="273.085714285714" calcext:value-type="float">
            <text:p>273</text:p>
          </table:table-cell>
          <table:table-cell table:style-name="ce33" table:formula="of:=[.K120]" office:value-type="float" office:value="269.796428571429" calcext:value-type="float">
            <text:p>270</text:p>
          </table:table-cell>
          <table:table-cell table:style-name="ce26" table:formula="of:=[.L120]" office:value-type="float" office:value="266.507142857143" calcext:value-type="float">
            <text:p>267</text:p>
          </table:table-cell>
          <table:table-cell table:style-name="ce26" table:formula="of:=[.M120]" office:value-type="float" office:value="263.217857142857" calcext:value-type="float">
            <text:p>263</text:p>
          </table:table-cell>
          <table:table-cell table:style-name="ce26" table:formula="of:=[.N120]" office:value-type="float" office:value="259.928571428571" calcext:value-type="float">
            <text:p>260</text:p>
          </table:table-cell>
          <table:table-cell table:style-name="ce26" table:formula="of:=[.O120]" office:value-type="float" office:value="256.639285714286" calcext:value-type="float">
            <text:p>257</text:p>
          </table:table-cell>
          <table:table-cell table:style-name="ce26" table:formula="of:=[.P120]" office:value-type="float" office:value="253.35" calcext:value-type="float">
            <text:p>253</text:p>
          </table:table-cell>
          <table:table-cell table:style-name="ce26" table:formula="of:=[.Q120]" office:value-type="float" office:value="250.060714285714" calcext:value-type="float">
            <text:p>250</text:p>
          </table:table-cell>
          <table:table-cell table:style-name="ce26" table:formula="of:=[.R120]" office:value-type="float" office:value="246.771428571429" calcext:value-type="float">
            <text:p>247</text:p>
          </table:table-cell>
          <table:table-cell table:style-name="ce26" table:formula="of:=[.S120]" office:value-type="float" office:value="243.482142857143" calcext:value-type="float">
            <text:p>243</text:p>
          </table:table-cell>
          <table:table-cell table:style-name="ce26" table:formula="of:=[.T120]" office:value-type="float" office:value="240.192857142857" calcext:value-type="float">
            <text:p>240</text:p>
          </table:table-cell>
          <table:table-cell table:style-name="ce26" table:formula="of:=[.U120]" office:value-type="float" office:value="236.903571428571" calcext:value-type="float">
            <text:p>237</text:p>
          </table:table-cell>
          <table:table-cell table:style-name="ce26" table:formula="of:=[.V120]" office:value-type="float" office:value="233.614285714286" calcext:value-type="float">
            <text:p>234</text:p>
          </table:table-cell>
          <table:table-cell table:style-name="ce26" table:formula="of:=[.W120]" office:value-type="float" office:value="230.325" calcext:value-type="float">
            <text:p>230</text:p>
          </table:table-cell>
          <table:table-cell table:style-name="ce26" table:formula="of:=[.X120]" office:value-type="float" office:value="227.035714285714" calcext:value-type="float">
            <text:p>227</text:p>
          </table:table-cell>
          <table:table-cell table:style-name="ce26" table:formula="of:=[.Y120]" office:value-type="float" office:value="223.746428571429" calcext:value-type="float">
            <text:p>224</text:p>
          </table:table-cell>
          <table:table-cell table:style-name="ce26" table:formula="of:=[.Z120]" office:value-type="float" office:value="220.457142857143" calcext:value-type="float">
            <text:p>220</text:p>
          </table:table-cell>
          <table:table-cell table:style-name="ce26" table:formula="of:=[.AA120]" office:value-type="float" office:value="217.167857142857" calcext:value-type="float">
            <text:p>217</text:p>
          </table:table-cell>
          <table:table-cell table:style-name="ce26" table:formula="of:=[.AB120]" office:value-type="float" office:value="213.878571428571" calcext:value-type="float">
            <text:p>214</text:p>
          </table:table-cell>
          <table:table-cell table:style-name="ce26" table:formula="of:=[.AC120]" office:value-type="float" office:value="210.589285714286" calcext:value-type="float">
            <text:p>211</text:p>
          </table:table-cell>
          <table:table-cell table:style-name="ce26" table:formula="of:=[.AD120]" office:value-type="float" office:value="207.3" calcext:value-type="float">
            <text:p>207</text:p>
          </table:table-cell>
          <table:table-cell table:style-name="ce26" table:formula="of:=[.AE120]" office:value-type="float" office:value="204.01071428571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82.6" calcext:value-type="float">
            <text:p>182.6</text:p>
          </table:table-cell>
          <table:table-cell table:formula="of:=MOD(720+([.$B121]-(1*MOD(720+[.$B121]-[.$AD121];360)/28)); 360)" office:value-type="float" office:value="182.321428571429" calcext:value-type="float">
            <text:p>182</text:p>
          </table:table-cell>
          <table:table-cell table:formula="of:=MOD(720+([.$B121]-(2*MOD(720+[.$B121]-[.$AD121];360)/28)); 360)" office:value-type="float" office:value="182.042857142857" calcext:value-type="float">
            <text:p>182</text:p>
          </table:table-cell>
          <table:table-cell table:formula="of:=MOD(720+([.$B121]-(3*MOD(720+[.$B121]-[.$AD121];360)/28)); 360)" office:value-type="float" office:value="181.764285714286" calcext:value-type="float">
            <text:p>182</text:p>
          </table:table-cell>
          <table:table-cell table:formula="of:=MOD(720+([.$B121]-(4*MOD(720+[.$B121]-[.$AD121];360)/28)); 360)" office:value-type="float" office:value="181.485714285714" calcext:value-type="float">
            <text:p>181</text:p>
          </table:table-cell>
          <table:table-cell table:formula="of:=MOD(720+([.$B121]-(5*MOD(720+[.$B121]-[.$AD121];360)/28)); 360)" office:value-type="float" office:value="181.207142857143" calcext:value-type="float">
            <text:p>181</text:p>
          </table:table-cell>
          <table:table-cell table:formula="of:=MOD(720+([.$B121]-(6*MOD(720+[.$B121]-[.$AD121];360)/28)); 360)" office:value-type="float" office:value="180.928571428571" calcext:value-type="float">
            <text:p>181</text:p>
          </table:table-cell>
          <table:table-cell table:formula="of:=MOD(720+([.$B121]-(7*MOD(720+[.$B121]-[.$AD121];360)/28)); 360)" office:value-type="float" office:value="180.65" calcext:value-type="float">
            <text:p>181</text:p>
          </table:table-cell>
          <table:table-cell table:formula="of:=MOD(720+([.$B121]-(8*MOD(720+[.$B121]-[.$AD121];360)/28)); 360)" office:value-type="float" office:value="180.371428571429" calcext:value-type="float">
            <text:p>180</text:p>
          </table:table-cell>
          <table:table-cell table:formula="of:=MOD(720+([.$B121]-(9*MOD(720+[.$B121]-[.$AD121];360)/28)); 360)" office:value-type="float" office:value="180.092857142857" calcext:value-type="float">
            <text:p>180</text:p>
          </table:table-cell>
          <table:table-cell table:formula="of:=MOD(720+([.$B121]-(10*MOD(720+[.$B121]-[.$AD121];360)/28)); 360)" office:value-type="float" office:value="179.814285714286" calcext:value-type="float">
            <text:p>180</text:p>
          </table:table-cell>
          <table:table-cell table:formula="of:=MOD(720+([.$B121]-(11*MOD(720+[.$B121]-[.$AD121];360)/28)); 360)" office:value-type="float" office:value="179.535714285714" calcext:value-type="float">
            <text:p>180</text:p>
          </table:table-cell>
          <table:table-cell table:formula="of:=MOD(720+([.$B121]-(12*MOD(720+[.$B121]-[.$AD121];360)/28)); 360)" office:value-type="float" office:value="179.257142857143" calcext:value-type="float">
            <text:p>179</text:p>
          </table:table-cell>
          <table:table-cell table:formula="of:=MOD(720+([.$B121]-(13*MOD(720+[.$B121]-[.$AD121];360)/28)); 360)" office:value-type="float" office:value="178.978571428572" calcext:value-type="float">
            <text:p>179</text:p>
          </table:table-cell>
          <table:table-cell table:formula="of:=MOD(720+([.$B121]-(14*MOD(720+[.$B121]-[.$AD121];360)/28)); 360)" office:value-type="float" office:value="178.7" calcext:value-type="float">
            <text:p>179</text:p>
          </table:table-cell>
          <table:table-cell table:formula="of:=MOD(720+([.$B121]-(15*MOD(720+[.$B121]-[.$AD121];360)/28)); 360)" office:value-type="float" office:value="178.421428571429" calcext:value-type="float">
            <text:p>178</text:p>
          </table:table-cell>
          <table:table-cell table:formula="of:=MOD(720+([.$B121]-(16*MOD(720+[.$B121]-[.$AD121];360)/28)); 360)" office:value-type="float" office:value="178.142857142857" calcext:value-type="float">
            <text:p>178</text:p>
          </table:table-cell>
          <table:table-cell table:formula="of:=MOD(720+([.$B121]-(17*MOD(720+[.$B121]-[.$AD121];360)/28)); 360)" office:value-type="float" office:value="177.864285714286" calcext:value-type="float">
            <text:p>178</text:p>
          </table:table-cell>
          <table:table-cell table:formula="of:=MOD(720+([.$B121]-(18*MOD(720+[.$B121]-[.$AD121];360)/28)); 360)" office:value-type="float" office:value="177.585714285714" calcext:value-type="float">
            <text:p>178</text:p>
          </table:table-cell>
          <table:table-cell table:formula="of:=MOD(720+([.$B121]-(19*MOD(720+[.$B121]-[.$AD121];360)/28)); 360)" office:value-type="float" office:value="177.307142857143" calcext:value-type="float">
            <text:p>177</text:p>
          </table:table-cell>
          <table:table-cell table:formula="of:=MOD(720+([.$B121]-(20*MOD(720+[.$B121]-[.$AD121];360)/28)); 360)" office:value-type="float" office:value="177.028571428571" calcext:value-type="float">
            <text:p>177</text:p>
          </table:table-cell>
          <table:table-cell table:formula="of:=MOD(720+([.$B121]-(21*MOD(720+[.$B121]-[.$AD121];360)/28)); 360)" office:value-type="float" office:value="176.75" calcext:value-type="float">
            <text:p>177</text:p>
          </table:table-cell>
          <table:table-cell table:formula="of:=MOD(720+([.$B121]-(22*MOD(720+[.$B121]-[.$AD121];360)/28)); 360)" office:value-type="float" office:value="176.471428571429" calcext:value-type="float">
            <text:p>176</text:p>
          </table:table-cell>
          <table:table-cell table:formula="of:=MOD(720+([.$B121]-(23*MOD(720+[.$B121]-[.$AD121];360)/28)); 360)" office:value-type="float" office:value="176.192857142857" calcext:value-type="float">
            <text:p>176</text:p>
          </table:table-cell>
          <table:table-cell table:formula="of:=MOD(720+([.$B121]-(24*MOD(720+[.$B121]-[.$AD121];360)/28)); 360)" office:value-type="float" office:value="175.914285714286" calcext:value-type="float">
            <text:p>176</text:p>
          </table:table-cell>
          <table:table-cell table:formula="of:=MOD(720+([.$B121]-(25*MOD(720+[.$B121]-[.$AD121];360)/28)); 360)" office:value-type="float" office:value="175.635714285714" calcext:value-type="float">
            <text:p>176</text:p>
          </table:table-cell>
          <table:table-cell table:formula="of:=MOD(720+([.$B121]-(26*MOD(720+[.$B121]-[.$AD121];360)/28)); 360)" office:value-type="float" office:value="175.357142857143" calcext:value-type="float">
            <text:p>175</text:p>
          </table:table-cell>
          <table:table-cell table:formula="of:=MOD(720+([.$B121]-(27*MOD(720+[.$B121]-[.$AD121];360)/28)); 360)" office:value-type="float" office:value="175.078571428571" calcext:value-type="float">
            <text:p>175</text:p>
          </table:table-cell>
          <table:table-cell table:formula="of:=[.B112]" office:value-type="float" office:value="174.8" calcext:value-type="float">
            <text:p>175</text:p>
          </table:table-cell>
          <table:table-cell table:formula="of:=[.$B121]-(29*([.$B121]-[.$AD121])/28)" office:value-type="float" office:value="174.521428571429" calcext:value-type="float">
            <text:p>175</text:p>
          </table:table-cell>
          <table:table-cell office:value-type="string" calcext:value-type="string">
            <text:p>Sun</text:p>
          </table:table-cell>
          <table:table-cell table:style-name="ce15" table:formula="of:=[.B121]" office:value-type="float" office:value="182.6" calcext:value-type="float">
            <text:p>182.6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21]" office:value-type="float" office:value="174.521428571429" calcext:value-type="float">
            <text:p>174.5</text:p>
          </table:table-cell>
          <table:table-cell table:formula="of:=MOD((([.AG121]+[.AI121])/2)+0;360)" office:value-type="float" office:value="178.560714285714" calcext:value-type="float">
            <text:p>179</text:p>
          </table:table-cell>
          <table:table-cell/>
          <table:table-cell table:style-name="ce25" table:number-columns-repeated="30"/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64.2" calcext:value-type="float">
            <text:p>164.2</text:p>
          </table:table-cell>
          <table:table-cell table:formula="of:=IF(MIN(ABS(MOD([.C120];90)-MOD([.C121];90));ABS(MOD([.C121];90)-MOD([.C120];90))) &lt; 10; MIN(ABS(MOD([.C120];90)-MOD([.C121];90));ABS(MOD([.C121];90)-MOD([.C120];90)));&quot;&quot;)">
            <text:p/>
          </table:table-cell>
          <table:table-cell table:formula="of:=IF(MIN(ABS(MOD([.D120];90)-MOD([.D121];90));ABS(MOD([.D121];90)-MOD([.D120];90))) &lt; 10; MIN(ABS(MOD([.D120];90)-MOD([.D121];90));ABS(MOD([.D121];90)-MOD([.D120];90)));&quot;&quot;)">
            <text:p/>
          </table:table-cell>
          <table:table-cell table:formula="of:=IF(MIN(ABS(MOD([.E120];90)-MOD([.E121];90));ABS(MOD([.E121];90)-MOD([.E120];90))) &lt; 10; MIN(ABS(MOD([.E120];90)-MOD([.E121];90));ABS(MOD([.E121];90)-MOD([.E120];90)));&quot;&quot;)">
            <text:p/>
          </table:table-cell>
          <table:table-cell table:formula="of:=IF(MIN(ABS(MOD([.F120];90)-MOD([.F121];90));ABS(MOD([.F121];90)-MOD([.F120];90))) &lt; 10; MIN(ABS(MOD([.F120];90)-MOD([.F121];90));ABS(MOD([.F121];90)-MOD([.F120];90)));&quot;&quot;)">
            <text:p/>
          </table:table-cell>
          <table:table-cell table:formula="of:=IF(MIN(ABS(MOD([.G120];90)-MOD([.G121];90));ABS(MOD([.G121];90)-MOD([.G120];90))) &lt; 10; MIN(ABS(MOD([.G120];90)-MOD([.G121];90));ABS(MOD([.G121];90)-MOD([.G120];90)));&quot;&quot;)">
            <text:p/>
          </table:table-cell>
          <table:table-cell table:formula="of:=IF(MIN(ABS(MOD([.H120];90)-MOD([.H121];90));ABS(MOD([.H121];90)-MOD([.H120];90))) &lt; 10; MIN(ABS(MOD([.H120];90)-MOD([.H121];90));ABS(MOD([.H121];90)-MOD([.H120];90)));&quot;&quot;)" office:value-type="float" office:value="8.73571428571501" calcext:value-type="float">
            <text:p>9</text:p>
          </table:table-cell>
          <table:table-cell table:formula="of:=IF(MIN(ABS(MOD([.I120];90)-MOD([.I121];90));ABS(MOD([.I121];90)-MOD([.I120];90))) &lt; 10; MIN(ABS(MOD([.I120];90)-MOD([.I121];90));ABS(MOD([.I121];90)-MOD([.I120];90)));&quot;&quot;)" office:value-type="float" office:value="5.72499999999999" calcext:value-type="float">
            <text:p>6</text:p>
          </table:table-cell>
          <table:table-cell table:formula="of:=IF(MIN(ABS(MOD([.J120];90)-MOD([.J121];90));ABS(MOD([.J121];90)-MOD([.J120];90))) &lt; 10; MIN(ABS(MOD([.J120];90)-MOD([.J121];90));ABS(MOD([.J121];90)-MOD([.J120];90)));&quot;&quot;)" office:value-type="float" office:value="2.71428571428501" calcext:value-type="float">
            <text:p>3</text:p>
          </table:table-cell>
          <table:table-cell table:formula="of:=IF(MIN(ABS(MOD([.K120];90)-MOD([.K121];90));ABS(MOD([.K121];90)-MOD([.K120];90))) &lt; 10; MIN(ABS(MOD([.K120];90)-MOD([.K121];90));ABS(MOD([.K121];90)-MOD([.K120];90)));&quot;&quot;)">
            <text:p/>
          </table:table-cell>
          <table:table-cell table:formula="of:=IF(MIN(ABS(MOD([.L120];90)-MOD([.L121];90));ABS(MOD([.L121];90)-MOD([.L120];90))) &lt; 10; MIN(ABS(MOD([.L120];90)-MOD([.L121];90));ABS(MOD([.L121];90)-MOD([.L120];90)));&quot;&quot;)" office:value-type="float" office:value="3.30714285714302" calcext:value-type="float">
            <text:p>3</text:p>
          </table:table-cell>
          <table:table-cell table:formula="of:=IF(MIN(ABS(MOD([.M120];90)-MOD([.M121];90));ABS(MOD([.M121];90)-MOD([.M120];90))) &lt; 10; MIN(ABS(MOD([.M120];90)-MOD([.M121];90));ABS(MOD([.M121];90)-MOD([.M120];90)));&quot;&quot;)" office:value-type="float" office:value="6.31785714285701" calcext:value-type="float">
            <text:p>6</text:p>
          </table:table-cell>
          <table:table-cell table:formula="of:=IF(MIN(ABS(MOD([.N120];90)-MOD([.N121];90));ABS(MOD([.N121];90)-MOD([.N120];90))) &lt; 10; MIN(ABS(MOD([.N120];90)-MOD([.N121];90));ABS(MOD([.N121];90)-MOD([.N120];90)));&quot;&quot;)" office:value-type="float" office:value="9.32857142857202" calcext:value-type="float">
            <text:p>9</text:p>
          </table:table-cell>
          <table:table-cell table:formula="of:=IF(MIN(ABS(MOD([.O120];90)-MOD([.O121];90));ABS(MOD([.O121];90)-MOD([.O120];90))) &lt; 10; MIN(ABS(MOD([.O120];90)-MOD([.O121];90));ABS(MOD([.O121];90)-MOD([.O120];90)));&quot;&quot;)">
            <text:p/>
          </table:table-cell>
          <table:table-cell table:formula="of:=IF(MIN(ABS(MOD([.P120];90)-MOD([.P121];90));ABS(MOD([.P121];90)-MOD([.P120];90))) &lt; 10; MIN(ABS(MOD([.P120];90)-MOD([.P121];90));ABS(MOD([.P121];90)-MOD([.P120];90)));&quot;&quot;)">
            <text:p/>
          </table:table-cell>
          <table:table-cell table:formula="of:=IF(MIN(ABS(MOD([.Q120];90)-MOD([.Q121];90));ABS(MOD([.Q121];90)-MOD([.Q120];90))) &lt; 10; MIN(ABS(MOD([.Q120];90)-MOD([.Q121];90));ABS(MOD([.Q121];90)-MOD([.Q120];90)));&quot;&quot;)">
            <text:p/>
          </table:table-cell>
          <table:table-cell table:formula="of:=IF(MIN(ABS(MOD([.R120];90)-MOD([.R121];90));ABS(MOD([.R121];90)-MOD([.R120];90))) &lt; 10; MIN(ABS(MOD([.R120];90)-MOD([.R121];90));ABS(MOD([.R121];90)-MOD([.R120];90)));&quot;&quot;)">
            <text:p/>
          </table:table-cell>
          <table:table-cell table:formula="of:=IF(MIN(ABS(MOD([.S120];90)-MOD([.S121];90));ABS(MOD([.S121];90)-MOD([.S120];90))) &lt; 10; MIN(ABS(MOD([.S120];90)-MOD([.S121];90));ABS(MOD([.S121];90)-MOD([.S120];90)));&quot;&quot;)">
            <text:p/>
          </table:table-cell>
          <table:table-cell table:formula="of:=IF(MIN(ABS(MOD([.T120];90)-MOD([.T121];90));ABS(MOD([.T121];90)-MOD([.T120];90))) &lt; 10; MIN(ABS(MOD([.T120];90)-MOD([.T121];90));ABS(MOD([.T121];90)-MOD([.T120];90)));&quot;&quot;)">
            <text:p/>
          </table:table-cell>
          <table:table-cell table:formula="of:=IF(MIN(ABS(MOD([.U120];90)-MOD([.U121];90));ABS(MOD([.U121];90)-MOD([.U120];90))) &lt; 10; MIN(ABS(MOD([.U120];90)-MOD([.U121];90));ABS(MOD([.U121];90)-MOD([.U120];90)));&quot;&quot;)">
            <text:p/>
          </table:table-cell>
          <table:table-cell table:formula="of:=IF(MIN(ABS(MOD([.V120];90)-MOD([.V121];90));ABS(MOD([.V121];90)-MOD([.V120];90))) &lt; 10; MIN(ABS(MOD([.V120];90)-MOD([.V121];90));ABS(MOD([.V121];90)-MOD([.V120];90)));&quot;&quot;)">
            <text:p/>
          </table:table-cell>
          <table:table-cell table:formula="of:=IF(MIN(ABS(MOD([.W120];90)-MOD([.W121];90));ABS(MOD([.W121];90)-MOD([.W120];90))) &lt; 10; MIN(ABS(MOD([.W120];90)-MOD([.W121];90));ABS(MOD([.W121];90)-MOD([.W120];90)));&quot;&quot;)">
            <text:p/>
          </table:table-cell>
          <table:table-cell table:formula="of:=IF(MIN(ABS(MOD([.X120];90)-MOD([.X121];90));ABS(MOD([.X121];90)-MOD([.X120];90))) &lt; 10; MIN(ABS(MOD([.X120];90)-MOD([.X121];90));ABS(MOD([.X121];90)-MOD([.X120];90)));&quot;&quot;)">
            <text:p/>
          </table:table-cell>
          <table:table-cell table:formula="of:=IF(MIN(ABS(MOD([.Y120];90)-MOD([.Y121];90));ABS(MOD([.Y121];90)-MOD([.Y120];90))) &lt; 10; MIN(ABS(MOD([.Y120];90)-MOD([.Y121];90));ABS(MOD([.Y121];90)-MOD([.Y120];90)));&quot;&quot;)">
            <text:p/>
          </table:table-cell>
          <table:table-cell table:formula="of:=IF(MIN(ABS(MOD([.Z120];90)-MOD([.Z121];90));ABS(MOD([.Z121];90)-MOD([.Z120];90))) &lt; 10; MIN(ABS(MOD([.Z120];90)-MOD([.Z121];90));ABS(MOD([.Z121];90)-MOD([.Z120];90)));&quot;&quot;)">
            <text:p/>
          </table:table-cell>
          <table:table-cell table:formula="of:=IF(MIN(ABS(MOD([.AA120];90)-MOD([.AA121];90));ABS(MOD([.AA121];90)-MOD([.AA120];90))) &lt; 10; MIN(ABS(MOD([.AA120];90)-MOD([.AA121];90));ABS(MOD([.AA121];90)-MOD([.AA120];90)));&quot;&quot;)">
            <text:p/>
          </table:table-cell>
          <table:table-cell table:formula="of:=IF(MIN(ABS(MOD([.AB120];90)-MOD([.AB121];90));ABS(MOD([.AB121];90)-MOD([.AB120];90))) &lt; 10; MIN(ABS(MOD([.AB120];90)-MOD([.AB121];90));ABS(MOD([.AB121];90)-MOD([.AB120];90)));&quot;&quot;)">
            <text:p/>
          </table:table-cell>
          <table:table-cell table:formula="of:=IF(MIN(ABS(MOD([.AC120];90)-MOD([.AC121];90));ABS(MOD([.AC121];90)-MOD([.AC120];90))) &lt; 10; MIN(ABS(MOD([.AC120];90)-MOD([.AC121];90));ABS(MOD([.AC121];90)-MOD([.AC120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122]-(29*([.$B122]-[.$AD122])/28)" office:value-type="float" office:value="70.1571428571429" calcext:value-type="float">
            <text:p>70</text:p>
          </table:table-cell>
          <table:table-cell office:value-type="string" calcext:value-type="string">
            <text:p>Mercury</text:p>
          </table:table-cell>
          <table:table-cell table:style-name="ce12" table:formula="of:=[.B122]" office:value-type="float" office:value="164.2" calcext:value-type="float">
            <text:p>164.2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22]" office:value-type="float" office:value="70.1571428571429" calcext:value-type="float">
            <text:p>70.2</text:p>
          </table:table-cell>
          <table:table-cell table:style-name="ce24" table:formula="of:=MOD((([.AG121]+[.AI121])/2)+45;360)" office:value-type="float" office:value="223.560714285714" calcext:value-type="float">
            <text:p>224</text:p>
          </table:table-cell>
          <table:table-cell/>
          <table:table-cell table:style-name="ce63" office:value-type="string" calcext:value-type="string" table:number-columns-spanned="10" table:number-rows-spanned="1">
            <text:p>Capricornus</text:p>
          </table:table-cell>
          <table:covered-table-cell table:number-columns-repeated="9" table:style-name="ce63"/>
          <table:table-cell table:style-name="ce64" office:value-type="string" calcext:value-type="string" table:number-columns-spanned="9" table:number-rows-spanned="1">
            <text:p>Sagittarius</text:p>
          </table:table-cell>
          <table:covered-table-cell table:number-columns-repeated="8" table:style-name="ce34"/>
          <table:table-cell table:style-name="ce65" office:value-type="string" calcext:value-type="string" table:number-columns-spanned="9" table:number-rows-spanned="1">
            <text:p>Scorpio</text:p>
          </table:table-cell>
          <table:covered-table-cell table:number-columns-repeated="8" table:style-name="ce35"/>
          <table:table-cell table:style-name="ce66" office:value-type="string" calcext:value-type="string" table:number-columns-spanned="2" table:number-rows-spanned="1">
            <text:p>Libra</text:p>
          </table:table-cell>
          <table:covered-table-cell table:style-name="ce36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39.5" calcext:value-type="float">
            <text:p>139.5</text:p>
          </table:table-cell>
          <table:table-cell table:number-columns-repeated="3"/>
          <table:table-cell table:formula="of:=[.$AD123]+(6 * ([.$B123]-[.$AD123])/7)" office:value-type="float" office:value="138.414285714286" calcext:value-type="float">
            <text:p>138</text:p>
          </table:table-cell>
          <table:table-cell table:number-columns-repeated="3"/>
          <table:table-cell table:formula="of:=[.$AD123]+(6 * ([.$B123]-[.$AD123])/7)" office:value-type="float" office:value="138.414285714286" calcext:value-type="float">
            <text:p>138</text:p>
          </table:table-cell>
          <table:table-cell table:number-columns-repeated="3"/>
          <table:table-cell table:formula="of:=[.$AD123]+(6 * ([.$B123]-[.$AD123])/7)" office:value-type="float" office:value="138.414285714286" calcext:value-type="float">
            <text:p>138</text:p>
          </table:table-cell>
          <table:table-cell table:number-columns-repeated="3"/>
          <table:table-cell table:formula="of:=[.$AD123]+(6 * ([.$B123]-[.$AD123])/7)" office:value-type="float" office:value="138.414285714286" calcext:value-type="float">
            <text:p>138</text:p>
          </table:table-cell>
          <table:table-cell table:number-columns-repeated="3"/>
          <table:table-cell table:formula="of:=[.$AD123]+(6 * ([.$B123]-[.$AD123])/7)" office:value-type="float" office:value="138.414285714286" calcext:value-type="float">
            <text:p>138</text:p>
          </table:table-cell>
          <table:table-cell table:number-columns-repeated="3"/>
          <table:table-cell table:formula="of:=[.$AD123]+(6 * ([.$B123]-[.$AD123])/7)" office:value-type="float" office:value="138.414285714286" calcext:value-type="float">
            <text:p>138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23]-(29*([.$B123]-[.$AD123])/28)" office:value-type="float" office:value="131.628571428571" calcext:value-type="float">
            <text:p>132</text:p>
          </table:table-cell>
          <table:table-cell office:value-type="string" calcext:value-type="string">
            <text:p>Venus</text:p>
          </table:table-cell>
          <table:table-cell table:style-name="ce10" table:formula="of:=[.B123]" office:value-type="float" office:value="139.5" calcext:value-type="float">
            <text:p>139.5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23]" office:value-type="float" office:value="131.628571428571" calcext:value-type="float">
            <text:p>131.6</text:p>
          </table:table-cell>
          <table:table-cell table:formula="of:=MOD((([.AG121]+[.AI121])/2)+90;360)" office:value-type="float" office:value="268.560714285714" calcext:value-type="float">
            <text:p>26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198.5" calcext:value-type="float">
            <text:p>198.5</text:p>
          </table:table-cell>
          <table:table-cell table:number-columns-repeated="3"/>
          <table:table-cell table:formula="of:=[.$AD124]+(6 * ([.$B124]-[.$AD124])/7)" office:value-type="float" office:value="197.842857142857" calcext:value-type="float">
            <text:p>198</text:p>
          </table:table-cell>
          <table:table-cell table:number-columns-repeated="3"/>
          <table:table-cell table:formula="of:=[.$AD124]+(5 * ([.$B124]-[.$AD124])/7)" office:value-type="float" office:value="197.185714285714" calcext:value-type="float">
            <text:p>197</text:p>
          </table:table-cell>
          <table:table-cell table:number-columns-repeated="3"/>
          <table:table-cell table:formula="of:=[.$AD124]+(4 * ([.$B124]-[.$AD124])/7)" office:value-type="float" office:value="196.528571428571" calcext:value-type="float">
            <text:p>197</text:p>
          </table:table-cell>
          <table:table-cell table:number-columns-repeated="3"/>
          <table:table-cell table:formula="of:=[.$AD124]+(3 * ([.$B124]-[.$AD124])/7)" office:value-type="float" office:value="195.871428571429" calcext:value-type="float">
            <text:p>196</text:p>
          </table:table-cell>
          <table:table-cell table:number-columns-repeated="3"/>
          <table:table-cell table:formula="of:=[.$AD124]+(2 * ([.$B124]-[.$AD124])/7)" office:value-type="float" office:value="195.214285714286" calcext:value-type="float">
            <text:p>195</text:p>
          </table:table-cell>
          <table:table-cell table:number-columns-repeated="3"/>
          <table:table-cell table:formula="of:=[.$AD124]+(1*([.$B124]-[.$AD124])/7)" office:value-type="float" office:value="194.557142857143" calcext:value-type="float">
            <text:p>195</text:p>
          </table:table-cell>
          <table:table-cell table:number-columns-repeated="3"/>
          <table:table-cell table:formula="of:=[.B115]" office:value-type="float" office:value="193.9" calcext:value-type="float">
            <text:p>194</text:p>
          </table:table-cell>
          <table:table-cell table:formula="of:=[.$B124]-(29*([.$B124]-[.$AD124])/28)" office:value-type="float" office:value="193.735714285714" calcext:value-type="float">
            <text:p>194</text:p>
          </table:table-cell>
          <table:table-cell office:value-type="string" calcext:value-type="string">
            <text:p>Mars</text:p>
          </table:table-cell>
          <table:table-cell table:style-name="ce13" table:formula="of:=[.B124]" office:value-type="float" office:value="198.5" calcext:value-type="float">
            <text:p>198.5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24]" office:value-type="float" office:value="193.735714285714" calcext:value-type="float">
            <text:p>193.7</text:p>
          </table:table-cell>
          <table:table-cell table:style-name="ce24" table:formula="of:=MOD((([.AG121]+[.AI121])/2)+135;360)" office:value-type="float" office:value="313.560714285714" calcext:value-type="float">
            <text:p>31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4.9" calcext:value-type="float">
            <text:p>44.9</text:p>
          </table:table-cell>
          <table:table-cell table:number-columns-repeated="3"/>
          <table:table-cell table:formula="of:=[.$AD125]+(6 * ([.$B125]-[.$AD125])/7)" office:value-type="float" office:value="44.9571428571429" calcext:value-type="float">
            <text:p>45</text:p>
          </table:table-cell>
          <table:table-cell table:number-columns-repeated="3"/>
          <table:table-cell table:formula="of:=[.$AD125]+(5 * ([.$B125]-[.$AD125])/7)" office:value-type="float" office:value="45.0142857142857" calcext:value-type="float">
            <text:p>45</text:p>
          </table:table-cell>
          <table:table-cell table:number-columns-repeated="3"/>
          <table:table-cell table:formula="of:=[.$AD125]+(4 * ([.$B125]-[.$AD125])/7)" office:value-type="float" office:value="45.0714285714286" calcext:value-type="float">
            <text:p>45</text:p>
          </table:table-cell>
          <table:table-cell table:number-columns-repeated="3"/>
          <table:table-cell table:formula="of:=[.$AD125]+(3 * ([.$B125]-[.$AD125])/7)" office:value-type="float" office:value="45.1285714285714" calcext:value-type="float">
            <text:p>45</text:p>
          </table:table-cell>
          <table:table-cell table:number-columns-repeated="3"/>
          <table:table-cell table:formula="of:=[.$AD125]+(2 * ([.$B125]-[.$AD125])/7)" office:value-type="float" office:value="45.1857142857143" calcext:value-type="float">
            <text:p>45</text:p>
          </table:table-cell>
          <table:table-cell table:number-columns-repeated="3"/>
          <table:table-cell table:formula="of:=[.$AD125]+(1*([.$B125]-[.$AD125])/7)" office:value-type="float" office:value="45.2428571428571" calcext:value-type="float">
            <text:p>45</text:p>
          </table:table-cell>
          <table:table-cell table:number-columns-repeated="3"/>
          <table:table-cell table:formula="of:=[.B116]" office:value-type="float" office:value="45.3" calcext:value-type="float">
            <text:p>45</text:p>
          </table:table-cell>
          <table:table-cell table:formula="of:=[.$B125]-(29*([.$B125]-[.$AD125])/28)" office:value-type="float" office:value="45.3142857142857" calcext:value-type="float">
            <text:p>45</text:p>
          </table:table-cell>
          <table:table-cell office:value-type="string" calcext:value-type="string">
            <text:p>Jupiter</text:p>
          </table:table-cell>
          <table:table-cell table:style-name="ce11" table:formula="of:=[.B125]" office:value-type="float" office:value="44.9" calcext:value-type="float">
            <text:p>44.9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25]" office:value-type="float" office:value="45.3142857142857" calcext:value-type="float">
            <text:p>45.3</text:p>
          </table:table-cell>
          <table:table-cell table:formula="of:=MOD((([.AG121]+[.AI121])/2)+180;360)" office:value-type="float" office:value="358.560714285714" calcext:value-type="float">
            <text:p>35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1.8" calcext:value-type="float">
            <text:p>331.8</text:p>
          </table:table-cell>
          <table:table-cell table:number-columns-repeated="3"/>
          <table:table-cell table:formula="of:=[.$AD126]+(6 * ([.$B126]-[.$AD126])/7)" office:value-type="float" office:value="331.871428571429" calcext:value-type="float">
            <text:p>332</text:p>
          </table:table-cell>
          <table:table-cell table:number-columns-repeated="3"/>
          <table:table-cell table:formula="of:=[.$AD126]+(5 * ([.$B126]-[.$AD126])/7)" office:value-type="float" office:value="331.942857142857" calcext:value-type="float">
            <text:p>332</text:p>
          </table:table-cell>
          <table:table-cell table:number-columns-repeated="3"/>
          <table:table-cell table:formula="of:=[.$AD126]+(4 * ([.$B126]-[.$AD126])/7)" office:value-type="float" office:value="332.014285714286" calcext:value-type="float">
            <text:p>332</text:p>
          </table:table-cell>
          <table:table-cell table:number-columns-repeated="3"/>
          <table:table-cell table:formula="of:=[.$AD126]+(3 * ([.$B126]-[.$AD126])/7)" office:value-type="float" office:value="332.085714285714" calcext:value-type="float">
            <text:p>332</text:p>
          </table:table-cell>
          <table:table-cell table:number-columns-repeated="3"/>
          <table:table-cell table:formula="of:=[.$AD126]+(2 * ([.$B126]-[.$AD126])/7)" office:value-type="float" office:value="332.157142857143" calcext:value-type="float">
            <text:p>332</text:p>
          </table:table-cell>
          <table:table-cell table:number-columns-repeated="3"/>
          <table:table-cell table:formula="of:=[.$AD126]+(1*([.$B126]-[.$AD126])/7)" office:value-type="float" office:value="332.228571428571" calcext:value-type="float">
            <text:p>332</text:p>
          </table:table-cell>
          <table:table-cell table:number-columns-repeated="3"/>
          <table:table-cell table:formula="of:=[.B117]" office:value-type="float" office:value="332.3" calcext:value-type="float">
            <text:p>332</text:p>
          </table:table-cell>
          <table:table-cell table:formula="of:=[.$B126]-(29*([.$B126]-[.$AD126])/28)" office:value-type="float" office:value="332.317857142857" calcext:value-type="float">
            <text:p>332</text:p>
          </table:table-cell>
          <table:table-cell office:value-type="string" calcext:value-type="string">
            <text:p>Saturn</text:p>
          </table:table-cell>
          <table:table-cell table:style-name="ce9" table:formula="of:=[.B126]" office:value-type="float" office:value="331.8" calcext:value-type="float">
            <text:p>331.8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26]" office:value-type="float" office:value="332.317857142857" calcext:value-type="float">
            <text:p>332.3</text:p>
          </table:table-cell>
          <table:table-cell table:style-name="ce24" table:formula="of:=MOD((([.AG121]+[.AI121])/2)+225;360)" office:value-type="float" office:value="43.5607142857143" calcext:value-type="float">
            <text:p>44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21]+[.AI121])/2)+270;360)" office:value-type="float" office:value="88.5607142857143" calcext:value-type="float">
            <text:p>89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LAST</text:p>
          </table:table-cell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Oct</text:p>
          </table:table-cell>
          <table:table-cell table:style-name="ce30"/>
          <table:table-cell table:style-name="ce31"/>
          <table:table-cell table:style-name="ce30"/>
          <table:table-cell table:style-name="ce3" table:formula="of:=[.N128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R128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V128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Z128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AD128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B119]" office:value-type="float" office:value="25" calcext:value-type="float">
            <text:p>25</text:p>
          </table:table-cell>
          <table:table-cell table:style-name="ce30"/>
          <table:table-cell table:number-columns-repeated="4"/>
          <table:table-cell table:style-name="ce24" table:formula="of:=MOD((([.AG121]+[.AI121])/2)+315;360)" office:value-type="float" office:value="133.560714285714" calcext:value-type="float">
            <text:p>13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Oct</text:p>
          </table:table-cell>
          <table:table-cell table:style-name="ce30"/>
          <table:table-cell table:style-name="ce31"/>
          <table:table-cell table:style-name="ce30"/>
          <table:table-cell table:style-name="ce3" table:formula="of:=[.AX128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BB128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BF128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BJ128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BN128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AL119]" office:value-type="float" office:value="25" calcext:value-type="float">
            <text:p>25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43.2" calcext:value-type="float">
            <text:p>43.2</text:p>
          </table:table-cell>
          <table:table-cell table:formula="of:=MOD(720+([.$B129]-(1*MOD(720+[.$B129]-[.$AD129];360)/28)); 360)" office:value-type="float" office:value="39.4928571428571" calcext:value-type="float">
            <text:p>39</text:p>
          </table:table-cell>
          <table:table-cell table:formula="of:=MOD(720+([.$B129]-(2*MOD(720+[.$B129]-[.$AD129];360)/28)); 360)" office:value-type="float" office:value="35.7857142857143" calcext:value-type="float">
            <text:p>36</text:p>
          </table:table-cell>
          <table:table-cell table:formula="of:=MOD(720+([.$B129]-(3*MOD(720+[.$B129]-[.$AD129];360)/28)); 360)" office:value-type="float" office:value="32.0785714285714" calcext:value-type="float">
            <text:p>32</text:p>
          </table:table-cell>
          <table:table-cell table:formula="of:=MOD(720+([.$B129]-(4*MOD(720+[.$B129]-[.$AD129];360)/28)); 360)" office:value-type="float" office:value="28.3714285714286" calcext:value-type="float">
            <text:p>28</text:p>
          </table:table-cell>
          <table:table-cell table:formula="of:=MOD(720+([.$B129]-(5*MOD(720+[.$B129]-[.$AD129];360)/28)); 360)" office:value-type="float" office:value="24.6642857142857" calcext:value-type="float">
            <text:p>25</text:p>
          </table:table-cell>
          <table:table-cell table:formula="of:=MOD(720+([.$B129]-(6*MOD(720+[.$B129]-[.$AD129];360)/28)); 360)" office:value-type="float" office:value="20.9571428571428" calcext:value-type="float">
            <text:p>21</text:p>
          </table:table-cell>
          <table:table-cell table:formula="of:=MOD(720+([.$B129]-(7*MOD(720+[.$B129]-[.$AD129];360)/28)); 360)" office:value-type="float" office:value="17.25" calcext:value-type="float">
            <text:p>17</text:p>
          </table:table-cell>
          <table:table-cell table:formula="of:=MOD(720+([.$B129]-(8*MOD(720+[.$B129]-[.$AD129];360)/28)); 360)" office:value-type="float" office:value="13.5428571428571" calcext:value-type="float">
            <text:p>14</text:p>
          </table:table-cell>
          <table:table-cell table:formula="of:=MOD(720+([.$B129]-(9*MOD(720+[.$B129]-[.$AD129];360)/28)); 360)" office:value-type="float" office:value="9.83571428571429" calcext:value-type="float">
            <text:p>10</text:p>
          </table:table-cell>
          <table:table-cell table:formula="of:=MOD(720+([.$B129]-(10*MOD(720+[.$B129]-[.$AD129];360)/28)); 360)" office:value-type="float" office:value="6.12857142857138" calcext:value-type="float">
            <text:p>6</text:p>
          </table:table-cell>
          <table:table-cell table:formula="of:=MOD(720+([.$B129]-(11*MOD(720+[.$B129]-[.$AD129];360)/28)); 360)" office:value-type="float" office:value="2.42142857142858" calcext:value-type="float">
            <text:p>2</text:p>
          </table:table-cell>
          <table:table-cell table:formula="of:=MOD(720+([.$B129]-(12*MOD(720+[.$B129]-[.$AD129];360)/28)); 360)" office:value-type="float" office:value="358.714285714286" calcext:value-type="float">
            <text:p>359</text:p>
          </table:table-cell>
          <table:table-cell table:formula="of:=MOD(720+([.$B129]-(13*MOD(720+[.$B129]-[.$AD129];360)/28)); 360)" office:value-type="float" office:value="355.007142857143" calcext:value-type="float">
            <text:p>355</text:p>
          </table:table-cell>
          <table:table-cell table:formula="of:=MOD(720+([.$B129]-(14*MOD(720+[.$B129]-[.$AD129];360)/28)); 360)" office:value-type="float" office:value="351.3" calcext:value-type="float">
            <text:p>351</text:p>
          </table:table-cell>
          <table:table-cell table:formula="of:=MOD(720+([.$B129]-(15*MOD(720+[.$B129]-[.$AD129];360)/28)); 360)" office:value-type="float" office:value="347.592857142857" calcext:value-type="float">
            <text:p>348</text:p>
          </table:table-cell>
          <table:table-cell table:formula="of:=MOD(720+([.$B129]-(16*MOD(720+[.$B129]-[.$AD129];360)/28)); 360)" office:value-type="float" office:value="343.885714285714" calcext:value-type="float">
            <text:p>344</text:p>
          </table:table-cell>
          <table:table-cell table:formula="of:=MOD(720+([.$B129]-(17*MOD(720+[.$B129]-[.$AD129];360)/28)); 360)" office:value-type="float" office:value="340.178571428571" calcext:value-type="float">
            <text:p>340</text:p>
          </table:table-cell>
          <table:table-cell table:formula="of:=MOD(720+([.$B129]-(18*MOD(720+[.$B129]-[.$AD129];360)/28)); 360)" office:value-type="float" office:value="336.471428571429" calcext:value-type="float">
            <text:p>336</text:p>
          </table:table-cell>
          <table:table-cell table:formula="of:=MOD(720+([.$B129]-(19*MOD(720+[.$B129]-[.$AD129];360)/28)); 360)" office:value-type="float" office:value="332.764285714286" calcext:value-type="float">
            <text:p>333</text:p>
          </table:table-cell>
          <table:table-cell table:formula="of:=MOD(720+([.$B129]-(20*MOD(720+[.$B129]-[.$AD129];360)/28)); 360)" office:value-type="float" office:value="329.057142857143" calcext:value-type="float">
            <text:p>329</text:p>
          </table:table-cell>
          <table:table-cell table:formula="of:=MOD(720+([.$B129]-(21*MOD(720+[.$B129]-[.$AD129];360)/28)); 360)" office:value-type="float" office:value="325.35" calcext:value-type="float">
            <text:p>325</text:p>
          </table:table-cell>
          <table:table-cell table:formula="of:=MOD(720+([.$B129]-(22*MOD(720+[.$B129]-[.$AD129];360)/28)); 360)" office:value-type="float" office:value="321.642857142857" calcext:value-type="float">
            <text:p>322</text:p>
          </table:table-cell>
          <table:table-cell table:formula="of:=MOD(720+([.$B129]-(23*MOD(720+[.$B129]-[.$AD129];360)/28)); 360)" office:value-type="float" office:value="317.935714285714" calcext:value-type="float">
            <text:p>318</text:p>
          </table:table-cell>
          <table:table-cell table:formula="of:=MOD(720+([.$B129]-(24*MOD(720+[.$B129]-[.$AD129];360)/28)); 360)" office:value-type="float" office:value="314.228571428571" calcext:value-type="float">
            <text:p>314</text:p>
          </table:table-cell>
          <table:table-cell table:formula="of:=MOD(720+([.$B129]-(25*MOD(720+[.$B129]-[.$AD129];360)/28)); 360)" office:value-type="float" office:value="310.521428571428" calcext:value-type="float">
            <text:p>311</text:p>
          </table:table-cell>
          <table:table-cell table:formula="of:=MOD(720+([.$B129]-(26*MOD(720+[.$B129]-[.$AD129];360)/28)); 360)" office:value-type="float" office:value="306.814285714286" calcext:value-type="float">
            <text:p>307</text:p>
          </table:table-cell>
          <table:table-cell table:formula="of:=MOD(720+([.$B129]-(27*MOD(720+[.$B129]-[.$AD129];360)/28)); 360)" office:value-type="float" office:value="303.107142857143" calcext:value-type="float">
            <text:p>303</text:p>
          </table:table-cell>
          <table:table-cell table:formula="of:=[.$B120]" office:value-type="float" office:value="299.4" calcext:value-type="float">
            <text:p>299</text:p>
          </table:table-cell>
          <table:table-cell table:formula="of:=MOD(720+([.$B129]-(29*MOD(720+[.$B129]-[.$AD129];360)/28)); 360)" office:value-type="float" office:value="295.692857142857" calcext:value-type="float">
            <text:p>296</text:p>
          </table:table-cell>
          <table:table-cell office:value-type="string" calcext:value-type="string">
            <text:p>Moon</text:p>
          </table:table-cell>
          <table:table-cell table:style-name="ce3" table:formula="of:=[.B129]" office:value-type="float" office:value="43.2" calcext:value-type="float">
            <text:p>43.2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29]" office:value-type="float" office:value="295.692857142857" calcext:value-type="float">
            <text:p>295.7</text:p>
          </table:table-cell>
          <table:table-cell table:style-name="ce16" table:formula="of:=MOD(360+[.AG129]-[.AI129];360)" office:value-type="float" office:value="107.507142857143" calcext:value-type="float">
            <text:p>107.5</text:p>
          </table:table-cell>
          <table:table-cell/>
          <table:table-cell table:style-name="ce26" table:formula="of:=[.B129]" office:value-type="float" office:value="43.2" calcext:value-type="float">
            <text:p>43</text:p>
          </table:table-cell>
          <table:table-cell table:style-name="ce26" table:formula="of:=[.C129]" office:value-type="float" office:value="39.4928571428571" calcext:value-type="float">
            <text:p>39</text:p>
          </table:table-cell>
          <table:table-cell table:style-name="ce26" table:formula="of:=[.D129]" office:value-type="float" office:value="35.7857142857143" calcext:value-type="float">
            <text:p>36</text:p>
          </table:table-cell>
          <table:table-cell table:style-name="ce26" table:formula="of:=[.E129]" office:value-type="float" office:value="32.0785714285714" calcext:value-type="float">
            <text:p>32</text:p>
          </table:table-cell>
          <table:table-cell table:style-name="ce26" table:formula="of:=[.F129]" office:value-type="float" office:value="28.3714285714286" calcext:value-type="float">
            <text:p>28</text:p>
          </table:table-cell>
          <table:table-cell table:style-name="ce26" table:formula="of:=[.G129]" office:value-type="float" office:value="24.6642857142857" calcext:value-type="float">
            <text:p>25</text:p>
          </table:table-cell>
          <table:table-cell table:style-name="ce26" table:formula="of:=[.H129]" office:value-type="float" office:value="20.9571428571428" calcext:value-type="float">
            <text:p>21</text:p>
          </table:table-cell>
          <table:table-cell table:style-name="ce26" table:formula="of:=[.I129]" office:value-type="float" office:value="17.25" calcext:value-type="float">
            <text:p>17</text:p>
          </table:table-cell>
          <table:table-cell table:style-name="ce26" table:formula="of:=[.J129]" office:value-type="float" office:value="13.5428571428571" calcext:value-type="float">
            <text:p>14</text:p>
          </table:table-cell>
          <table:table-cell table:style-name="ce33" table:formula="of:=[.K129]" office:value-type="float" office:value="9.83571428571429" calcext:value-type="float">
            <text:p>10</text:p>
          </table:table-cell>
          <table:table-cell table:style-name="ce33" table:formula="of:=[.L129]" office:value-type="float" office:value="6.12857142857138" calcext:value-type="float">
            <text:p>6</text:p>
          </table:table-cell>
          <table:table-cell table:style-name="ce26" table:formula="of:=[.M129]" office:value-type="float" office:value="2.42142857142858" calcext:value-type="float">
            <text:p>2</text:p>
          </table:table-cell>
          <table:table-cell table:style-name="ce26" table:formula="of:=[.N129]" office:value-type="float" office:value="358.714285714286" calcext:value-type="float">
            <text:p>359</text:p>
          </table:table-cell>
          <table:table-cell table:style-name="ce26" table:formula="of:=[.O129]" office:value-type="float" office:value="355.007142857143" calcext:value-type="float">
            <text:p>355</text:p>
          </table:table-cell>
          <table:table-cell table:style-name="ce26" table:formula="of:=[.P129]" office:value-type="float" office:value="351.3" calcext:value-type="float">
            <text:p>351</text:p>
          </table:table-cell>
          <table:table-cell table:style-name="ce26" table:formula="of:=[.Q129]" office:value-type="float" office:value="347.592857142857" calcext:value-type="float">
            <text:p>348</text:p>
          </table:table-cell>
          <table:table-cell table:style-name="ce26" table:formula="of:=[.R129]" office:value-type="float" office:value="343.885714285714" calcext:value-type="float">
            <text:p>344</text:p>
          </table:table-cell>
          <table:table-cell table:style-name="ce26" table:formula="of:=[.S129]" office:value-type="float" office:value="340.178571428571" calcext:value-type="float">
            <text:p>340</text:p>
          </table:table-cell>
          <table:table-cell table:style-name="ce26" table:formula="of:=[.T129]" office:value-type="float" office:value="336.471428571429" calcext:value-type="float">
            <text:p>336</text:p>
          </table:table-cell>
          <table:table-cell table:style-name="ce26" table:formula="of:=[.U129]" office:value-type="float" office:value="332.764285714286" calcext:value-type="float">
            <text:p>333</text:p>
          </table:table-cell>
          <table:table-cell table:style-name="ce26" table:formula="of:=[.V129]" office:value-type="float" office:value="329.057142857143" calcext:value-type="float">
            <text:p>329</text:p>
          </table:table-cell>
          <table:table-cell table:style-name="ce26" table:formula="of:=[.W129]" office:value-type="float" office:value="325.35" calcext:value-type="float">
            <text:p>325</text:p>
          </table:table-cell>
          <table:table-cell table:style-name="ce26" table:formula="of:=[.X129]" office:value-type="float" office:value="321.642857142857" calcext:value-type="float">
            <text:p>322</text:p>
          </table:table-cell>
          <table:table-cell table:style-name="ce26" table:formula="of:=[.Y129]" office:value-type="float" office:value="317.935714285714" calcext:value-type="float">
            <text:p>318</text:p>
          </table:table-cell>
          <table:table-cell table:style-name="ce26" table:formula="of:=[.Z129]" office:value-type="float" office:value="314.228571428571" calcext:value-type="float">
            <text:p>314</text:p>
          </table:table-cell>
          <table:table-cell table:style-name="ce26" table:formula="of:=[.AA129]" office:value-type="float" office:value="310.521428571428" calcext:value-type="float">
            <text:p>311</text:p>
          </table:table-cell>
          <table:table-cell table:style-name="ce26" table:formula="of:=[.AB129]" office:value-type="float" office:value="306.814285714286" calcext:value-type="float">
            <text:p>307</text:p>
          </table:table-cell>
          <table:table-cell table:style-name="ce26" table:formula="of:=[.AC129]" office:value-type="float" office:value="303.107142857143" calcext:value-type="float">
            <text:p>303</text:p>
          </table:table-cell>
          <table:table-cell table:style-name="ce26" table:formula="of:=[.AD129]" office:value-type="float" office:value="299.4" calcext:value-type="float">
            <text:p>299</text:p>
          </table:table-cell>
          <table:table-cell table:style-name="ce26" table:formula="of:=[.AE129]" office:value-type="float" office:value="295.692857142857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88.5" calcext:value-type="float">
            <text:p>188.5</text:p>
          </table:table-cell>
          <table:table-cell table:formula="of:=MOD(720+([.$B130]-(1*MOD(720+[.$B130]-[.$AD130];360)/28)); 360)" office:value-type="float" office:value="188.289285714286" calcext:value-type="float">
            <text:p>188</text:p>
          </table:table-cell>
          <table:table-cell table:formula="of:=MOD(720+([.$B130]-(2*MOD(720+[.$B130]-[.$AD130];360)/28)); 360)" office:value-type="float" office:value="188.078571428571" calcext:value-type="float">
            <text:p>188</text:p>
          </table:table-cell>
          <table:table-cell table:formula="of:=MOD(720+([.$B130]-(3*MOD(720+[.$B130]-[.$AD130];360)/28)); 360)" office:value-type="float" office:value="187.867857142857" calcext:value-type="float">
            <text:p>188</text:p>
          </table:table-cell>
          <table:table-cell table:formula="of:=MOD(720+([.$B130]-(4*MOD(720+[.$B130]-[.$AD130];360)/28)); 360)" office:value-type="float" office:value="187.657142857143" calcext:value-type="float">
            <text:p>188</text:p>
          </table:table-cell>
          <table:table-cell table:formula="of:=MOD(720+([.$B130]-(5*MOD(720+[.$B130]-[.$AD130];360)/28)); 360)" office:value-type="float" office:value="187.446428571429" calcext:value-type="float">
            <text:p>187</text:p>
          </table:table-cell>
          <table:table-cell table:formula="of:=MOD(720+([.$B130]-(6*MOD(720+[.$B130]-[.$AD130];360)/28)); 360)" office:value-type="float" office:value="187.235714285714" calcext:value-type="float">
            <text:p>187</text:p>
          </table:table-cell>
          <table:table-cell table:formula="of:=MOD(720+([.$B130]-(7*MOD(720+[.$B130]-[.$AD130];360)/28)); 360)" office:value-type="float" office:value="187.025" calcext:value-type="float">
            <text:p>187</text:p>
          </table:table-cell>
          <table:table-cell table:formula="of:=MOD(720+([.$B130]-(8*MOD(720+[.$B130]-[.$AD130];360)/28)); 360)" office:value-type="float" office:value="186.814285714286" calcext:value-type="float">
            <text:p>187</text:p>
          </table:table-cell>
          <table:table-cell table:formula="of:=MOD(720+([.$B130]-(9*MOD(720+[.$B130]-[.$AD130];360)/28)); 360)" office:value-type="float" office:value="186.603571428571" calcext:value-type="float">
            <text:p>187</text:p>
          </table:table-cell>
          <table:table-cell table:formula="of:=MOD(720+([.$B130]-(10*MOD(720+[.$B130]-[.$AD130];360)/28)); 360)" office:value-type="float" office:value="186.392857142857" calcext:value-type="float">
            <text:p>186</text:p>
          </table:table-cell>
          <table:table-cell table:formula="of:=MOD(720+([.$B130]-(11*MOD(720+[.$B130]-[.$AD130];360)/28)); 360)" office:value-type="float" office:value="186.182142857143" calcext:value-type="float">
            <text:p>186</text:p>
          </table:table-cell>
          <table:table-cell table:formula="of:=MOD(720+([.$B130]-(12*MOD(720+[.$B130]-[.$AD130];360)/28)); 360)" office:value-type="float" office:value="185.971428571429" calcext:value-type="float">
            <text:p>186</text:p>
          </table:table-cell>
          <table:table-cell table:formula="of:=MOD(720+([.$B130]-(13*MOD(720+[.$B130]-[.$AD130];360)/28)); 360)" office:value-type="float" office:value="185.760714285714" calcext:value-type="float">
            <text:p>186</text:p>
          </table:table-cell>
          <table:table-cell table:formula="of:=MOD(720+([.$B130]-(14*MOD(720+[.$B130]-[.$AD130];360)/28)); 360)" office:value-type="float" office:value="185.55" calcext:value-type="float">
            <text:p>186</text:p>
          </table:table-cell>
          <table:table-cell table:formula="of:=MOD(720+([.$B130]-(15*MOD(720+[.$B130]-[.$AD130];360)/28)); 360)" office:value-type="float" office:value="185.339285714286" calcext:value-type="float">
            <text:p>185</text:p>
          </table:table-cell>
          <table:table-cell table:formula="of:=MOD(720+([.$B130]-(16*MOD(720+[.$B130]-[.$AD130];360)/28)); 360)" office:value-type="float" office:value="185.128571428571" calcext:value-type="float">
            <text:p>185</text:p>
          </table:table-cell>
          <table:table-cell table:formula="of:=MOD(720+([.$B130]-(17*MOD(720+[.$B130]-[.$AD130];360)/28)); 360)" office:value-type="float" office:value="184.917857142857" calcext:value-type="float">
            <text:p>185</text:p>
          </table:table-cell>
          <table:table-cell table:formula="of:=MOD(720+([.$B130]-(18*MOD(720+[.$B130]-[.$AD130];360)/28)); 360)" office:value-type="float" office:value="184.707142857143" calcext:value-type="float">
            <text:p>185</text:p>
          </table:table-cell>
          <table:table-cell table:formula="of:=MOD(720+([.$B130]-(19*MOD(720+[.$B130]-[.$AD130];360)/28)); 360)" office:value-type="float" office:value="184.496428571429" calcext:value-type="float">
            <text:p>184</text:p>
          </table:table-cell>
          <table:table-cell table:formula="of:=MOD(720+([.$B130]-(20*MOD(720+[.$B130]-[.$AD130];360)/28)); 360)" office:value-type="float" office:value="184.285714285714" calcext:value-type="float">
            <text:p>184</text:p>
          </table:table-cell>
          <table:table-cell table:formula="of:=MOD(720+([.$B130]-(21*MOD(720+[.$B130]-[.$AD130];360)/28)); 360)" office:value-type="float" office:value="184.075" calcext:value-type="float">
            <text:p>184</text:p>
          </table:table-cell>
          <table:table-cell table:formula="of:=MOD(720+([.$B130]-(22*MOD(720+[.$B130]-[.$AD130];360)/28)); 360)" office:value-type="float" office:value="183.864285714286" calcext:value-type="float">
            <text:p>184</text:p>
          </table:table-cell>
          <table:table-cell table:formula="of:=MOD(720+([.$B130]-(23*MOD(720+[.$B130]-[.$AD130];360)/28)); 360)" office:value-type="float" office:value="183.653571428571" calcext:value-type="float">
            <text:p>184</text:p>
          </table:table-cell>
          <table:table-cell table:formula="of:=MOD(720+([.$B130]-(24*MOD(720+[.$B130]-[.$AD130];360)/28)); 360)" office:value-type="float" office:value="183.442857142857" calcext:value-type="float">
            <text:p>183</text:p>
          </table:table-cell>
          <table:table-cell table:formula="of:=MOD(720+([.$B130]-(25*MOD(720+[.$B130]-[.$AD130];360)/28)); 360)" office:value-type="float" office:value="183.232142857143" calcext:value-type="float">
            <text:p>183</text:p>
          </table:table-cell>
          <table:table-cell table:formula="of:=MOD(720+([.$B130]-(26*MOD(720+[.$B130]-[.$AD130];360)/28)); 360)" office:value-type="float" office:value="183.021428571429" calcext:value-type="float">
            <text:p>183</text:p>
          </table:table-cell>
          <table:table-cell table:formula="of:=MOD(720+([.$B130]-(27*MOD(720+[.$B130]-[.$AD130];360)/28)); 360)" office:value-type="float" office:value="182.810714285714" calcext:value-type="float">
            <text:p>183</text:p>
          </table:table-cell>
          <table:table-cell table:formula="of:=[.B121]" office:value-type="float" office:value="182.6" calcext:value-type="float">
            <text:p>183</text:p>
          </table:table-cell>
          <table:table-cell table:formula="of:=[.$B130]-(29*([.$B130]-[.$AD130])/28)" office:value-type="float" office:value="182.389285714286" calcext:value-type="float">
            <text:p>182</text:p>
          </table:table-cell>
          <table:table-cell office:value-type="string" calcext:value-type="string">
            <text:p>Sun</text:p>
          </table:table-cell>
          <table:table-cell table:style-name="ce15" table:formula="of:=[.B130]" office:value-type="float" office:value="188.5" calcext:value-type="float">
            <text:p>188.5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30]" office:value-type="float" office:value="182.389285714286" calcext:value-type="float">
            <text:p>182.4</text:p>
          </table:table-cell>
          <table:table-cell table:formula="of:=MOD((([.AG130]+[.AI130])/2)+0;360)" office:value-type="float" office:value="185.444642857143" calcext:value-type="float">
            <text:p>185</text:p>
          </table:table-cell>
          <table:table-cell/>
          <table:table-cell table:style-name="ce11" office:value-type="string" calcext:value-type="string">
            <text:p>Jupiter</text:p>
          </table:table-cell>
          <table:table-cell table:style-name="ce25" table:number-columns-repeated="18"/>
          <table:table-cell table:style-name="ce39" office:value-type="string" calcext:value-type="string" table:number-columns-spanned="2" table:number-rows-spanned="1">
            <text:p>Saturn</text:p>
          </table:table-cell>
          <table:covered-table-cell table:style-name="ce39" office:value-type="string" calcext:value-type="string">
            <text:p>Saturn</text:p>
          </table:covered-table-cell>
          <table:table-cell table:style-name="ce25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74.8" calcext:value-type="float">
            <text:p>174.8</text:p>
          </table:table-cell>
          <table:table-cell table:formula="of:=IF(MIN(ABS(MOD([.C129];90)-MOD([.C130];90));ABS(MOD([.C130];90)-MOD([.C129];90))) &lt; 10; MIN(ABS(MOD([.C129];90)-MOD([.C130];90));ABS(MOD([.C130];90)-MOD([.C129];90)));&quot;&quot;)">
            <text:p/>
          </table:table-cell>
          <table:table-cell table:formula="of:=IF(MIN(ABS(MOD([.D129];90)-MOD([.D130];90));ABS(MOD([.D130];90)-MOD([.D129];90))) &lt; 10; MIN(ABS(MOD([.D129];90)-MOD([.D130];90));ABS(MOD([.D130];90)-MOD([.D129];90)));&quot;&quot;)">
            <text:p/>
          </table:table-cell>
          <table:table-cell table:formula="of:=IF(MIN(ABS(MOD([.E129];90)-MOD([.E130];90));ABS(MOD([.E130];90)-MOD([.E129];90))) &lt; 10; MIN(ABS(MOD([.E129];90)-MOD([.E130];90));ABS(MOD([.E130];90)-MOD([.E129];90)));&quot;&quot;)">
            <text:p/>
          </table:table-cell>
          <table:table-cell table:formula="of:=IF(MIN(ABS(MOD([.F129];90)-MOD([.F130];90));ABS(MOD([.F130];90)-MOD([.F129];90))) &lt; 10; MIN(ABS(MOD([.F129];90)-MOD([.F130];90));ABS(MOD([.F130];90)-MOD([.F129];90)));&quot;&quot;)">
            <text:p/>
          </table:table-cell>
          <table:table-cell table:formula="of:=IF(MIN(ABS(MOD([.G129];90)-MOD([.G130];90));ABS(MOD([.G130];90)-MOD([.G129];90))) &lt; 10; MIN(ABS(MOD([.G129];90)-MOD([.G130];90));ABS(MOD([.G130];90)-MOD([.G129];90)));&quot;&quot;)">
            <text:p/>
          </table:table-cell>
          <table:table-cell table:formula="of:=IF(MIN(ABS(MOD([.H129];90)-MOD([.H130];90));ABS(MOD([.H130];90)-MOD([.H129];90))) &lt; 10; MIN(ABS(MOD([.H129];90)-MOD([.H130];90));ABS(MOD([.H130];90)-MOD([.H129];90)));&quot;&quot;)">
            <text:p/>
          </table:table-cell>
          <table:table-cell table:formula="of:=IF(MIN(ABS(MOD([.I129];90)-MOD([.I130];90));ABS(MOD([.I130];90)-MOD([.I129];90))) &lt; 10; MIN(ABS(MOD([.I129];90)-MOD([.I130];90));ABS(MOD([.I130];90)-MOD([.I129];90)));&quot;&quot;)">
            <text:p/>
          </table:table-cell>
          <table:table-cell table:formula="of:=IF(MIN(ABS(MOD([.J129];90)-MOD([.J130];90));ABS(MOD([.J130];90)-MOD([.J129];90))) &lt; 10; MIN(ABS(MOD([.J129];90)-MOD([.J130];90));ABS(MOD([.J130];90)-MOD([.J129];90)));&quot;&quot;)" office:value-type="float" office:value="6.7285714285711" calcext:value-type="float">
            <text:p>7</text:p>
          </table:table-cell>
          <table:table-cell table:formula="of:=IF(MIN(ABS(MOD([.K129];90)-MOD([.K130];90));ABS(MOD([.K130];90)-MOD([.K129];90))) &lt; 10; MIN(ABS(MOD([.K129];90)-MOD([.K130];90));ABS(MOD([.K130];90)-MOD([.K129];90)));&quot;&quot;)" office:value-type="float" office:value="3.23214285714329" calcext:value-type="float">
            <text:p>3</text:p>
          </table:table-cell>
          <table:table-cell table:formula="of:=IF(MIN(ABS(MOD([.L129];90)-MOD([.L130];90));ABS(MOD([.L130];90)-MOD([.L129];90))) &lt; 10; MIN(ABS(MOD([.L129];90)-MOD([.L130];90));ABS(MOD([.L130];90)-MOD([.L129];90)));&quot;&quot;)" office:value-type="float" office:value="0.264285714285617" calcext:value-type="float">
            <text:p>0</text:p>
          </table:table-cell>
          <table:table-cell table:formula="of:=IF(MIN(ABS(MOD([.M129];90)-MOD([.M130];90));ABS(MOD([.M130];90)-MOD([.M129];90))) &lt; 10; MIN(ABS(MOD([.M129];90)-MOD([.M130];90));ABS(MOD([.M130];90)-MOD([.M129];90)));&quot;&quot;)" office:value-type="float" office:value="3.76071428571441" calcext:value-type="float">
            <text:p>4</text:p>
          </table:table-cell>
          <table:table-cell table:formula="of:=IF(MIN(ABS(MOD([.N129];90)-MOD([.N130];90));ABS(MOD([.N130];90)-MOD([.N129];90))) &lt; 10; MIN(ABS(MOD([.N129];90)-MOD([.N130];90));ABS(MOD([.N130];90)-MOD([.N129];90)));&quot;&quot;)">
            <text:p/>
          </table:table-cell>
          <table:table-cell table:formula="of:=IF(MIN(ABS(MOD([.O129];90)-MOD([.O130];90));ABS(MOD([.O130];90)-MOD([.O129];90))) &lt; 10; MIN(ABS(MOD([.O129];90)-MOD([.O130];90));ABS(MOD([.O130];90)-MOD([.O129];90)));&quot;&quot;)">
            <text:p/>
          </table:table-cell>
          <table:table-cell table:formula="of:=IF(MIN(ABS(MOD([.P129];90)-MOD([.P130];90));ABS(MOD([.P130];90)-MOD([.P129];90))) &lt; 10; MIN(ABS(MOD([.P129];90)-MOD([.P130];90));ABS(MOD([.P130];90)-MOD([.P129];90)));&quot;&quot;)">
            <text:p/>
          </table:table-cell>
          <table:table-cell table:formula="of:=IF(MIN(ABS(MOD([.Q129];90)-MOD([.Q130];90));ABS(MOD([.Q130];90)-MOD([.Q129];90))) &lt; 10; MIN(ABS(MOD([.Q129];90)-MOD([.Q130];90));ABS(MOD([.Q130];90)-MOD([.Q129];90)));&quot;&quot;)">
            <text:p/>
          </table:table-cell>
          <table:table-cell table:formula="of:=IF(MIN(ABS(MOD([.R129];90)-MOD([.R130];90));ABS(MOD([.R130];90)-MOD([.R129];90))) &lt; 10; MIN(ABS(MOD([.R129];90)-MOD([.R130];90));ABS(MOD([.R130];90)-MOD([.R129];90)));&quot;&quot;)">
            <text:p/>
          </table:table-cell>
          <table:table-cell table:formula="of:=IF(MIN(ABS(MOD([.S129];90)-MOD([.S130];90));ABS(MOD([.S130];90)-MOD([.S129];90))) &lt; 10; MIN(ABS(MOD([.S129];90)-MOD([.S130];90));ABS(MOD([.S130];90)-MOD([.S129];90)));&quot;&quot;)">
            <text:p/>
          </table:table-cell>
          <table:table-cell table:formula="of:=IF(MIN(ABS(MOD([.T129];90)-MOD([.T130];90));ABS(MOD([.T130];90)-MOD([.T129];90))) &lt; 10; MIN(ABS(MOD([.T129];90)-MOD([.T130];90));ABS(MOD([.T130];90)-MOD([.T129];90)));&quot;&quot;)">
            <text:p/>
          </table:table-cell>
          <table:table-cell table:formula="of:=IF(MIN(ABS(MOD([.U129];90)-MOD([.U130];90));ABS(MOD([.U130];90)-MOD([.U129];90))) &lt; 10; MIN(ABS(MOD([.U129];90)-MOD([.U130];90));ABS(MOD([.U130];90)-MOD([.U129];90)));&quot;&quot;)">
            <text:p/>
          </table:table-cell>
          <table:table-cell table:formula="of:=IF(MIN(ABS(MOD([.V129];90)-MOD([.V130];90));ABS(MOD([.V130];90)-MOD([.V129];90))) &lt; 10; MIN(ABS(MOD([.V129];90)-MOD([.V130];90));ABS(MOD([.V130];90)-MOD([.V129];90)));&quot;&quot;)">
            <text:p/>
          </table:table-cell>
          <table:table-cell table:formula="of:=IF(MIN(ABS(MOD([.W129];90)-MOD([.W130];90));ABS(MOD([.W130];90)-MOD([.W129];90))) &lt; 10; MIN(ABS(MOD([.W129];90)-MOD([.W130];90));ABS(MOD([.W130];90)-MOD([.W129];90)));&quot;&quot;)">
            <text:p/>
          </table:table-cell>
          <table:table-cell table:formula="of:=IF(MIN(ABS(MOD([.X129];90)-MOD([.X130];90));ABS(MOD([.X130];90)-MOD([.X129];90))) &lt; 10; MIN(ABS(MOD([.X129];90)-MOD([.X130];90));ABS(MOD([.X130];90)-MOD([.X129];90)));&quot;&quot;)">
            <text:p/>
          </table:table-cell>
          <table:table-cell table:formula="of:=IF(MIN(ABS(MOD([.Y129];90)-MOD([.Y130];90));ABS(MOD([.Y130];90)-MOD([.Y129];90))) &lt; 10; MIN(ABS(MOD([.Y129];90)-MOD([.Y130];90));ABS(MOD([.Y130];90)-MOD([.Y129];90)));&quot;&quot;)">
            <text:p/>
          </table:table-cell>
          <table:table-cell table:formula="of:=IF(MIN(ABS(MOD([.Z129];90)-MOD([.Z130];90));ABS(MOD([.Z130];90)-MOD([.Z129];90))) &lt; 10; MIN(ABS(MOD([.Z129];90)-MOD([.Z130];90));ABS(MOD([.Z130];90)-MOD([.Z129];90)));&quot;&quot;)">
            <text:p/>
          </table:table-cell>
          <table:table-cell table:formula="of:=IF(MIN(ABS(MOD([.AA129];90)-MOD([.AA130];90));ABS(MOD([.AA130];90)-MOD([.AA129];90))) &lt; 10; MIN(ABS(MOD([.AA129];90)-MOD([.AA130];90));ABS(MOD([.AA130];90)-MOD([.AA129];90)));&quot;&quot;)">
            <text:p/>
          </table:table-cell>
          <table:table-cell table:formula="of:=IF(MIN(ABS(MOD([.AB129];90)-MOD([.AB130];90));ABS(MOD([.AB130];90)-MOD([.AB129];90))) &lt; 10; MIN(ABS(MOD([.AB129];90)-MOD([.AB130];90));ABS(MOD([.AB130];90)-MOD([.AB129];90)));&quot;&quot;)">
            <text:p/>
          </table:table-cell>
          <table:table-cell table:formula="of:=IF(MIN(ABS(MOD([.AC129];90)-MOD([.AC130];90));ABS(MOD([.AC130];90)-MOD([.AC129];90))) &lt; 10; MIN(ABS(MOD([.AC129];90)-MOD([.AC130];90));ABS(MOD([.AC130];90)-MOD([.AC129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131]-(29*([.$B131]-[.$AD131])/28)" office:value-type="float" office:value="69.7785714285714" calcext:value-type="float">
            <text:p>70</text:p>
          </table:table-cell>
          <table:table-cell office:value-type="string" calcext:value-type="string">
            <text:p>Mercury</text:p>
          </table:table-cell>
          <table:table-cell table:style-name="ce12" table:formula="of:=[.B131]" office:value-type="float" office:value="174.8" calcext:value-type="float">
            <text:p>174.8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31]" office:value-type="float" office:value="69.7785714285714" calcext:value-type="float">
            <text:p>69.8</text:p>
          </table:table-cell>
          <table:table-cell table:style-name="ce24" table:formula="of:=MOD((([.AG130]+[.AI130])/2)+45;360)" office:value-type="float" office:value="230.444642857143" calcext:value-type="float">
            <text:p>230</text:p>
          </table:table-cell>
          <table:table-cell/>
          <table:table-cell table:style-name="ce63" office:value-type="string" calcext:value-type="string" table:number-columns-spanned="4" table:number-rows-spanned="1">
            <text:p>Taurus</text:p>
          </table:table-cell>
          <table:covered-table-cell table:number-columns-repeated="3" table:style-name="ce37"/>
          <table:table-cell table:style-name="ce64" office:value-type="string" calcext:value-type="string" table:number-columns-spanned="8" table:number-rows-spanned="1">
            <text:p>Aries</text:p>
          </table:table-cell>
          <table:covered-table-cell table:number-columns-repeated="7" table:style-name="ce34"/>
          <table:table-cell table:style-name="ce65" office:value-type="string" calcext:value-type="string" table:number-columns-spanned="8" table:number-rows-spanned="1">
            <text:p>Pisces</text:p>
          </table:table-cell>
          <table:covered-table-cell table:number-columns-repeated="7" table:style-name="ce35"/>
          <table:table-cell table:style-name="ce66" office:value-type="string" calcext:value-type="string" table:number-columns-spanned="8" table:number-rows-spanned="1">
            <text:p>Aquarius</text:p>
          </table:table-cell>
          <table:covered-table-cell table:number-columns-repeated="7" table:style-name="ce36"/>
          <table:table-cell table:style-name="ce63" office:value-type="string" calcext:value-type="string" table:number-columns-spanned="2" table:number-rows-spanned="1">
            <text:p>Capricornus</text:p>
          </table:table-cell>
          <table:covered-table-cell table:style-name="ce63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44.3" calcext:value-type="float">
            <text:p>144.3</text:p>
          </table:table-cell>
          <table:table-cell table:number-columns-repeated="3"/>
          <table:table-cell table:formula="of:=[.$AD132]+(6 * ([.$B132]-[.$AD132])/7)" office:value-type="float" office:value="142.528571428571" calcext:value-type="float">
            <text:p>143</text:p>
          </table:table-cell>
          <table:table-cell table:number-columns-repeated="3"/>
          <table:table-cell table:formula="of:=[.$AD132]+(6 * ([.$B132]-[.$AD132])/7)" office:value-type="float" office:value="142.528571428571" calcext:value-type="float">
            <text:p>143</text:p>
          </table:table-cell>
          <table:table-cell table:number-columns-repeated="3"/>
          <table:table-cell table:formula="of:=[.$AD132]+(6 * ([.$B132]-[.$AD132])/7)" office:value-type="float" office:value="142.528571428571" calcext:value-type="float">
            <text:p>143</text:p>
          </table:table-cell>
          <table:table-cell table:number-columns-repeated="3"/>
          <table:table-cell table:formula="of:=[.$AD132]+(6 * ([.$B132]-[.$AD132])/7)" office:value-type="float" office:value="142.528571428571" calcext:value-type="float">
            <text:p>143</text:p>
          </table:table-cell>
          <table:table-cell table:number-columns-repeated="3"/>
          <table:table-cell table:formula="of:=[.$AD132]+(6 * ([.$B132]-[.$AD132])/7)" office:value-type="float" office:value="142.528571428571" calcext:value-type="float">
            <text:p>143</text:p>
          </table:table-cell>
          <table:table-cell table:number-columns-repeated="3"/>
          <table:table-cell table:formula="of:=[.$AD132]+(6 * ([.$B132]-[.$AD132])/7)" office:value-type="float" office:value="142.528571428571" calcext:value-type="float">
            <text:p>143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32]-(29*([.$B132]-[.$AD132])/28)" office:value-type="float" office:value="131.457142857143" calcext:value-type="float">
            <text:p>131</text:p>
          </table:table-cell>
          <table:table-cell office:value-type="string" calcext:value-type="string">
            <text:p>Venus</text:p>
          </table:table-cell>
          <table:table-cell table:style-name="ce10" table:formula="of:=[.B132]" office:value-type="float" office:value="144.3" calcext:value-type="float">
            <text:p>144.3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32]" office:value-type="float" office:value="131.457142857143" calcext:value-type="float">
            <text:p>131.5</text:p>
          </table:table-cell>
          <table:table-cell table:formula="of:=MOD((([.AG130]+[.AI130])/2)+90;360)" office:value-type="float" office:value="275.444642857143" calcext:value-type="float">
            <text:p>27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203.2" calcext:value-type="float">
            <text:p>203.2</text:p>
          </table:table-cell>
          <table:table-cell table:number-columns-repeated="3"/>
          <table:table-cell table:formula="of:=[.$AD133]+(6 * ([.$B133]-[.$AD133])/7)" office:value-type="float" office:value="202.528571428571" calcext:value-type="float">
            <text:p>203</text:p>
          </table:table-cell>
          <table:table-cell table:number-columns-repeated="3"/>
          <table:table-cell table:formula="of:=[.$AD133]+(5 * ([.$B133]-[.$AD133])/7)" office:value-type="float" office:value="201.857142857143" calcext:value-type="float">
            <text:p>202</text:p>
          </table:table-cell>
          <table:table-cell table:number-columns-repeated="3"/>
          <table:table-cell table:formula="of:=[.$AD133]+(4 * ([.$B133]-[.$AD133])/7)" office:value-type="float" office:value="201.185714285714" calcext:value-type="float">
            <text:p>201</text:p>
          </table:table-cell>
          <table:table-cell table:number-columns-repeated="3"/>
          <table:table-cell table:formula="of:=[.$AD133]+(3 * ([.$B133]-[.$AD133])/7)" office:value-type="float" office:value="200.514285714286" calcext:value-type="float">
            <text:p>201</text:p>
          </table:table-cell>
          <table:table-cell table:number-columns-repeated="3"/>
          <table:table-cell table:formula="of:=[.$AD133]+(2 * ([.$B133]-[.$AD133])/7)" office:value-type="float" office:value="199.842857142857" calcext:value-type="float">
            <text:p>200</text:p>
          </table:table-cell>
          <table:table-cell table:number-columns-repeated="3"/>
          <table:table-cell table:formula="of:=[.$AD133]+(1*([.$B133]-[.$AD133])/7)" office:value-type="float" office:value="199.171428571429" calcext:value-type="float">
            <text:p>199</text:p>
          </table:table-cell>
          <table:table-cell table:number-columns-repeated="3"/>
          <table:table-cell table:formula="of:=[.B124]" office:value-type="float" office:value="198.5" calcext:value-type="float">
            <text:p>199</text:p>
          </table:table-cell>
          <table:table-cell table:formula="of:=[.$B133]-(29*([.$B133]-[.$AD133])/28)" office:value-type="float" office:value="198.332142857143" calcext:value-type="float">
            <text:p>198</text:p>
          </table:table-cell>
          <table:table-cell office:value-type="string" calcext:value-type="string">
            <text:p>Mars</text:p>
          </table:table-cell>
          <table:table-cell table:style-name="ce13" table:formula="of:=[.B133]" office:value-type="float" office:value="203.2" calcext:value-type="float">
            <text:p>203.2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33]" office:value-type="float" office:value="198.332142857143" calcext:value-type="float">
            <text:p>198.3</text:p>
          </table:table-cell>
          <table:table-cell table:style-name="ce24" table:formula="of:=MOD((([.AG130]+[.AI130])/2)+135;360)" office:value-type="float" office:value="320.444642857143" calcext:value-type="float">
            <text:p>32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4.3" calcext:value-type="float">
            <text:p>44.3</text:p>
          </table:table-cell>
          <table:table-cell table:number-columns-repeated="3"/>
          <table:table-cell table:formula="of:=[.$AD134]+(6 * ([.$B134]-[.$AD134])/7)" office:value-type="float" office:value="44.3857142857143" calcext:value-type="float">
            <text:p>44</text:p>
          </table:table-cell>
          <table:table-cell table:number-columns-repeated="3"/>
          <table:table-cell table:formula="of:=[.$AD134]+(5 * ([.$B134]-[.$AD134])/7)" office:value-type="float" office:value="44.4714285714286" calcext:value-type="float">
            <text:p>44</text:p>
          </table:table-cell>
          <table:table-cell table:number-columns-repeated="3"/>
          <table:table-cell table:formula="of:=[.$AD134]+(4 * ([.$B134]-[.$AD134])/7)" office:value-type="float" office:value="44.5571428571429" calcext:value-type="float">
            <text:p>45</text:p>
          </table:table-cell>
          <table:table-cell table:number-columns-repeated="3"/>
          <table:table-cell table:formula="of:=[.$AD134]+(3 * ([.$B134]-[.$AD134])/7)" office:value-type="float" office:value="44.6428571428571" calcext:value-type="float">
            <text:p>45</text:p>
          </table:table-cell>
          <table:table-cell table:number-columns-repeated="3"/>
          <table:table-cell table:formula="of:=[.$AD134]+(2 * ([.$B134]-[.$AD134])/7)" office:value-type="float" office:value="44.7285714285714" calcext:value-type="float">
            <text:p>45</text:p>
          </table:table-cell>
          <table:table-cell table:number-columns-repeated="3"/>
          <table:table-cell table:formula="of:=[.$AD134]+(1*([.$B134]-[.$AD134])/7)" office:value-type="float" office:value="44.8142857142857" calcext:value-type="float">
            <text:p>45</text:p>
          </table:table-cell>
          <table:table-cell table:number-columns-repeated="3"/>
          <table:table-cell table:formula="of:=[.B125]" office:value-type="float" office:value="44.9" calcext:value-type="float">
            <text:p>45</text:p>
          </table:table-cell>
          <table:table-cell table:formula="of:=[.$B134]-(29*([.$B134]-[.$AD134])/28)" office:value-type="float" office:value="44.9214285714286" calcext:value-type="float">
            <text:p>45</text:p>
          </table:table-cell>
          <table:table-cell office:value-type="string" calcext:value-type="string">
            <text:p>Jupiter</text:p>
          </table:table-cell>
          <table:table-cell table:style-name="ce11" table:formula="of:=[.B134]" office:value-type="float" office:value="44.3" calcext:value-type="float">
            <text:p>44.3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34]" office:value-type="float" office:value="44.9214285714286" calcext:value-type="float">
            <text:p>44.9</text:p>
          </table:table-cell>
          <table:table-cell table:formula="of:=MOD((([.AG130]+[.AI130])/2)+180;360)" office:value-type="float" office:value="5.44464285714287" calcext:value-type="float">
            <text:p>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1.4" calcext:value-type="float">
            <text:p>331.4</text:p>
          </table:table-cell>
          <table:table-cell table:number-columns-repeated="3"/>
          <table:table-cell table:formula="of:=[.$AD135]+(6 * ([.$B135]-[.$AD135])/7)" office:value-type="float" office:value="331.457142857143" calcext:value-type="float">
            <text:p>331</text:p>
          </table:table-cell>
          <table:table-cell table:number-columns-repeated="3"/>
          <table:table-cell table:formula="of:=[.$AD135]+(5 * ([.$B135]-[.$AD135])/7)" office:value-type="float" office:value="331.514285714286" calcext:value-type="float">
            <text:p>332</text:p>
          </table:table-cell>
          <table:table-cell table:number-columns-repeated="3"/>
          <table:table-cell table:formula="of:=[.$AD135]+(4 * ([.$B135]-[.$AD135])/7)" office:value-type="float" office:value="331.571428571429" calcext:value-type="float">
            <text:p>332</text:p>
          </table:table-cell>
          <table:table-cell table:number-columns-repeated="3"/>
          <table:table-cell table:formula="of:=[.$AD135]+(3 * ([.$B135]-[.$AD135])/7)" office:value-type="float" office:value="331.628571428571" calcext:value-type="float">
            <text:p>332</text:p>
          </table:table-cell>
          <table:table-cell table:number-columns-repeated="3"/>
          <table:table-cell table:formula="of:=[.$AD135]+(2 * ([.$B135]-[.$AD135])/7)" office:value-type="float" office:value="331.685714285714" calcext:value-type="float">
            <text:p>332</text:p>
          </table:table-cell>
          <table:table-cell table:number-columns-repeated="3"/>
          <table:table-cell table:formula="of:=[.$AD135]+(1*([.$B135]-[.$AD135])/7)" office:value-type="float" office:value="331.742857142857" calcext:value-type="float">
            <text:p>332</text:p>
          </table:table-cell>
          <table:table-cell table:number-columns-repeated="3"/>
          <table:table-cell table:formula="of:=[.B126]" office:value-type="float" office:value="331.8" calcext:value-type="float">
            <text:p>332</text:p>
          </table:table-cell>
          <table:table-cell table:formula="of:=[.$B135]-(29*([.$B135]-[.$AD135])/28)" office:value-type="float" office:value="331.814285714286" calcext:value-type="float">
            <text:p>332</text:p>
          </table:table-cell>
          <table:table-cell office:value-type="string" calcext:value-type="string">
            <text:p>Saturn</text:p>
          </table:table-cell>
          <table:table-cell table:style-name="ce9" table:formula="of:=[.B135]" office:value-type="float" office:value="331.4" calcext:value-type="float">
            <text:p>331.4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35]" office:value-type="float" office:value="331.814285714286" calcext:value-type="float">
            <text:p>331.8</text:p>
          </table:table-cell>
          <table:table-cell table:style-name="ce24" table:formula="of:=MOD((([.AG130]+[.AI130])/2)+225;360)" office:value-type="float" office:value="50.4446428571429" calcext:value-type="float">
            <text:p>50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30]+[.AI130])/2)+270;360)" office:value-type="float" office:value="95.4446428571429" calcext:value-type="float">
            <text:p>95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37]+1" office:value-type="float" office:value="9" calcext:value-type="float">
            <text:p>9</text:p>
          </table:table-cell>
          <table:table-cell table:style-name="ce30"/>
          <table:table-cell table:style-name="ce31"/>
          <table:table-cell table:style-name="ce30"/>
          <table:table-cell table:style-name="ce3" table:formula="of:=[.J137]+1" office:value-type="float" office:value="8" calcext:value-type="float">
            <text:p>8</text:p>
          </table:table-cell>
          <table:table-cell table:style-name="ce30"/>
          <table:table-cell table:style-name="ce31"/>
          <table:table-cell table:style-name="ce30"/>
          <table:table-cell table:style-name="ce3" table:formula="of:=[.N137]+1" office:value-type="float" office:value="7" calcext:value-type="float">
            <text:p>7</text:p>
          </table:table-cell>
          <table:table-cell table:style-name="ce30"/>
          <table:table-cell table:style-name="ce31"/>
          <table:table-cell table:style-name="ce30"/>
          <table:table-cell table:style-name="ce3" table:formula="of:=[.R137]+1" office:value-type="float" office:value="6" calcext:value-type="float">
            <text:p>6</text:p>
          </table:table-cell>
          <table:table-cell table:style-name="ce30"/>
          <table:table-cell table:style-name="ce31"/>
          <table:table-cell table:style-name="ce30"/>
          <table:table-cell table:style-name="ce3" table:formula="of:=[.V137]+1" office:value-type="float" office:value="5" calcext:value-type="float">
            <text:p>5</text:p>
          </table:table-cell>
          <table:table-cell table:style-name="ce30"/>
          <table:table-cell table:style-name="ce31"/>
          <table:table-cell table:style-name="ce30"/>
          <table:table-cell table:style-name="ce3" table:formula="of:=[.Z137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AD137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table:formula="of:=[.B128]" office:value-type="float" office:value="2" calcext:value-type="float">
            <text:p>2</text:p>
          </table:table-cell>
          <table:table-cell table:style-name="ce30"/>
          <table:table-cell table:number-columns-repeated="4"/>
          <table:table-cell table:style-name="ce24" table:formula="of:=MOD((([.AG130]+[.AI130])/2)+315;360)" office:value-type="float" office:value="140.444642857143" calcext:value-type="float">
            <text:p>140</text:p>
          </table:table-cell>
          <table:table-cell/>
          <table:table-cell table:style-name="ce3" table:formula="of:=[.AP137]+1" office:value-type="float" office:value="9" calcext:value-type="float">
            <text:p>9</text:p>
          </table:table-cell>
          <table:table-cell table:style-name="ce30"/>
          <table:table-cell table:style-name="ce31"/>
          <table:table-cell table:style-name="ce30"/>
          <table:table-cell table:style-name="ce3" table:formula="of:=[.AT137]+1" office:value-type="float" office:value="8" calcext:value-type="float">
            <text:p>8</text:p>
          </table:table-cell>
          <table:table-cell table:style-name="ce30"/>
          <table:table-cell table:style-name="ce31"/>
          <table:table-cell table:style-name="ce30"/>
          <table:table-cell table:style-name="ce3" table:formula="of:=[.AX137]+1" office:value-type="float" office:value="7" calcext:value-type="float">
            <text:p>7</text:p>
          </table:table-cell>
          <table:table-cell table:style-name="ce30"/>
          <table:table-cell table:style-name="ce31"/>
          <table:table-cell table:style-name="ce30"/>
          <table:table-cell table:style-name="ce3" table:formula="of:=[.BB137]+1" office:value-type="float" office:value="6" calcext:value-type="float">
            <text:p>6</text:p>
          </table:table-cell>
          <table:table-cell table:style-name="ce30"/>
          <table:table-cell table:style-name="ce31"/>
          <table:table-cell table:style-name="ce30"/>
          <table:table-cell table:style-name="ce3" table:formula="of:=[.BF137]+1" office:value-type="float" office:value="5" calcext:value-type="float">
            <text:p>5</text:p>
          </table:table-cell>
          <table:table-cell table:style-name="ce30"/>
          <table:table-cell table:style-name="ce31"/>
          <table:table-cell table:style-name="ce30"/>
          <table:table-cell table:style-name="ce3" table:formula="of:=[.BJ137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BN137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table:formula="of:=[.AL128]" office:value-type="float" office:value="2" calcext:value-type="float">
            <text:p>2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32.6" calcext:value-type="float">
            <text:p>132.6</text:p>
          </table:table-cell>
          <table:table-cell table:formula="of:=MOD(720+([.$B138]-(1*MOD(720+[.$B138]-[.$AD138];360)/28)); 360)" office:value-type="float" office:value="129.407142857143" calcext:value-type="float">
            <text:p>129</text:p>
          </table:table-cell>
          <table:table-cell table:formula="of:=MOD(720+([.$B138]-(2*MOD(720+[.$B138]-[.$AD138];360)/28)); 360)" office:value-type="float" office:value="126.214285714286" calcext:value-type="float">
            <text:p>126</text:p>
          </table:table-cell>
          <table:table-cell table:formula="of:=MOD(720+([.$B138]-(3*MOD(720+[.$B138]-[.$AD138];360)/28)); 360)" office:value-type="float" office:value="123.021428571429" calcext:value-type="float">
            <text:p>123</text:p>
          </table:table-cell>
          <table:table-cell table:formula="of:=MOD(720+([.$B138]-(4*MOD(720+[.$B138]-[.$AD138];360)/28)); 360)" office:value-type="float" office:value="119.828571428571" calcext:value-type="float">
            <text:p>120</text:p>
          </table:table-cell>
          <table:table-cell table:formula="of:=MOD(720+([.$B138]-(5*MOD(720+[.$B138]-[.$AD138];360)/28)); 360)" office:value-type="float" office:value="116.635714285714" calcext:value-type="float">
            <text:p>117</text:p>
          </table:table-cell>
          <table:table-cell table:formula="of:=MOD(720+([.$B138]-(6*MOD(720+[.$B138]-[.$AD138];360)/28)); 360)" office:value-type="float" office:value="113.442857142857" calcext:value-type="float">
            <text:p>113</text:p>
          </table:table-cell>
          <table:table-cell table:formula="of:=MOD(720+([.$B138]-(7*MOD(720+[.$B138]-[.$AD138];360)/28)); 360)" office:value-type="float" office:value="110.25" calcext:value-type="float">
            <text:p>110</text:p>
          </table:table-cell>
          <table:table-cell table:formula="of:=MOD(720+([.$B138]-(8*MOD(720+[.$B138]-[.$AD138];360)/28)); 360)" office:value-type="float" office:value="107.057142857143" calcext:value-type="float">
            <text:p>107</text:p>
          </table:table-cell>
          <table:table-cell table:formula="of:=MOD(720+([.$B138]-(9*MOD(720+[.$B138]-[.$AD138];360)/28)); 360)" office:value-type="float" office:value="103.864285714286" calcext:value-type="float">
            <text:p>104</text:p>
          </table:table-cell>
          <table:table-cell table:formula="of:=MOD(720+([.$B138]-(10*MOD(720+[.$B138]-[.$AD138];360)/28)); 360)" office:value-type="float" office:value="100.671428571429" calcext:value-type="float">
            <text:p>101</text:p>
          </table:table-cell>
          <table:table-cell table:formula="of:=MOD(720+([.$B138]-(11*MOD(720+[.$B138]-[.$AD138];360)/28)); 360)" office:value-type="float" office:value="97.4785714285714" calcext:value-type="float">
            <text:p>97</text:p>
          </table:table-cell>
          <table:table-cell table:formula="of:=MOD(720+([.$B138]-(12*MOD(720+[.$B138]-[.$AD138];360)/28)); 360)" office:value-type="float" office:value="94.2857142857143" calcext:value-type="float">
            <text:p>94</text:p>
          </table:table-cell>
          <table:table-cell table:formula="of:=MOD(720+([.$B138]-(13*MOD(720+[.$B138]-[.$AD138];360)/28)); 360)" office:value-type="float" office:value="91.0928571428572" calcext:value-type="float">
            <text:p>91</text:p>
          </table:table-cell>
          <table:table-cell table:formula="of:=MOD(720+([.$B138]-(14*MOD(720+[.$B138]-[.$AD138];360)/28)); 360)" office:value-type="float" office:value="87.9" calcext:value-type="float">
            <text:p>88</text:p>
          </table:table-cell>
          <table:table-cell table:formula="of:=MOD(720+([.$B138]-(15*MOD(720+[.$B138]-[.$AD138];360)/28)); 360)" office:value-type="float" office:value="84.7071428571429" calcext:value-type="float">
            <text:p>85</text:p>
          </table:table-cell>
          <table:table-cell table:formula="of:=MOD(720+([.$B138]-(16*MOD(720+[.$B138]-[.$AD138];360)/28)); 360)" office:value-type="float" office:value="81.5142857142857" calcext:value-type="float">
            <text:p>82</text:p>
          </table:table-cell>
          <table:table-cell table:formula="of:=MOD(720+([.$B138]-(17*MOD(720+[.$B138]-[.$AD138];360)/28)); 360)" office:value-type="float" office:value="78.3214285714286" calcext:value-type="float">
            <text:p>78</text:p>
          </table:table-cell>
          <table:table-cell table:formula="of:=MOD(720+([.$B138]-(18*MOD(720+[.$B138]-[.$AD138];360)/28)); 360)" office:value-type="float" office:value="75.1285714285714" calcext:value-type="float">
            <text:p>75</text:p>
          </table:table-cell>
          <table:table-cell table:formula="of:=MOD(720+([.$B138]-(19*MOD(720+[.$B138]-[.$AD138];360)/28)); 360)" office:value-type="float" office:value="71.9357142857143" calcext:value-type="float">
            <text:p>72</text:p>
          </table:table-cell>
          <table:table-cell table:formula="of:=MOD(720+([.$B138]-(20*MOD(720+[.$B138]-[.$AD138];360)/28)); 360)" office:value-type="float" office:value="68.7428571428571" calcext:value-type="float">
            <text:p>69</text:p>
          </table:table-cell>
          <table:table-cell table:formula="of:=MOD(720+([.$B138]-(21*MOD(720+[.$B138]-[.$AD138];360)/28)); 360)" office:value-type="float" office:value="65.55" calcext:value-type="float">
            <text:p>66</text:p>
          </table:table-cell>
          <table:table-cell table:formula="of:=MOD(720+([.$B138]-(22*MOD(720+[.$B138]-[.$AD138];360)/28)); 360)" office:value-type="float" office:value="62.3571428571429" calcext:value-type="float">
            <text:p>62</text:p>
          </table:table-cell>
          <table:table-cell table:formula="of:=MOD(720+([.$B138]-(23*MOD(720+[.$B138]-[.$AD138];360)/28)); 360)" office:value-type="float" office:value="59.1642857142857" calcext:value-type="float">
            <text:p>59</text:p>
          </table:table-cell>
          <table:table-cell table:formula="of:=MOD(720+([.$B138]-(24*MOD(720+[.$B138]-[.$AD138];360)/28)); 360)" office:value-type="float" office:value="55.9714285714285" calcext:value-type="float">
            <text:p>56</text:p>
          </table:table-cell>
          <table:table-cell table:formula="of:=MOD(720+([.$B138]-(25*MOD(720+[.$B138]-[.$AD138];360)/28)); 360)" office:value-type="float" office:value="52.7785714285715" calcext:value-type="float">
            <text:p>53</text:p>
          </table:table-cell>
          <table:table-cell table:formula="of:=MOD(720+([.$B138]-(26*MOD(720+[.$B138]-[.$AD138];360)/28)); 360)" office:value-type="float" office:value="49.5857142857143" calcext:value-type="float">
            <text:p>50</text:p>
          </table:table-cell>
          <table:table-cell table:formula="of:=MOD(720+([.$B138]-(27*MOD(720+[.$B138]-[.$AD138];360)/28)); 360)" office:value-type="float" office:value="46.3928571428571" calcext:value-type="float">
            <text:p>46</text:p>
          </table:table-cell>
          <table:table-cell table:formula="of:=[.$B129]" office:value-type="float" office:value="43.2" calcext:value-type="float">
            <text:p>43</text:p>
          </table:table-cell>
          <table:table-cell table:formula="of:=MOD(720+([.$B138]-(29*MOD(720+[.$B138]-[.$AD138];360)/28)); 360)" office:value-type="float" office:value="40.0071428571429" calcext:value-type="float">
            <text:p>40</text:p>
          </table:table-cell>
          <table:table-cell office:value-type="string" calcext:value-type="string">
            <text:p>Moon</text:p>
          </table:table-cell>
          <table:table-cell table:style-name="ce3" table:formula="of:=[.B138]" office:value-type="float" office:value="132.6" calcext:value-type="float">
            <text:p>132.6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38]" office:value-type="float" office:value="40.0071428571429" calcext:value-type="float">
            <text:p>40.0</text:p>
          </table:table-cell>
          <table:table-cell table:style-name="ce16" table:formula="of:=MOD(360+[.AG138]-[.AI138];360)" office:value-type="float" office:value="92.5928571428572" calcext:value-type="float">
            <text:p>92.6</text:p>
          </table:table-cell>
          <table:table-cell/>
          <table:table-cell table:style-name="ce26" table:formula="of:=[.B138]" office:value-type="float" office:value="132.6" calcext:value-type="float">
            <text:p>133</text:p>
          </table:table-cell>
          <table:table-cell table:style-name="ce26" table:formula="of:=[.C138]" office:value-type="float" office:value="129.407142857143" calcext:value-type="float">
            <text:p>129</text:p>
          </table:table-cell>
          <table:table-cell table:style-name="ce26" table:formula="of:=[.D138]" office:value-type="float" office:value="126.214285714286" calcext:value-type="float">
            <text:p>126</text:p>
          </table:table-cell>
          <table:table-cell table:style-name="ce26" table:formula="of:=[.E138]" office:value-type="float" office:value="123.021428571429" calcext:value-type="float">
            <text:p>123</text:p>
          </table:table-cell>
          <table:table-cell table:style-name="ce26" table:formula="of:=[.F138]" office:value-type="float" office:value="119.828571428571" calcext:value-type="float">
            <text:p>120</text:p>
          </table:table-cell>
          <table:table-cell table:style-name="ce26" table:formula="of:=[.G138]" office:value-type="float" office:value="116.635714285714" calcext:value-type="float">
            <text:p>117</text:p>
          </table:table-cell>
          <table:table-cell table:style-name="ce26" table:formula="of:=[.H138]" office:value-type="float" office:value="113.442857142857" calcext:value-type="float">
            <text:p>113</text:p>
          </table:table-cell>
          <table:table-cell table:style-name="ce26" table:formula="of:=[.I138]" office:value-type="float" office:value="110.25" calcext:value-type="float">
            <text:p>110</text:p>
          </table:table-cell>
          <table:table-cell table:style-name="ce33" table:formula="of:=[.J138]" office:value-type="float" office:value="107.057142857143" calcext:value-type="float">
            <text:p>107</text:p>
          </table:table-cell>
          <table:table-cell table:style-name="ce33" table:formula="of:=[.K138]" office:value-type="float" office:value="103.864285714286" calcext:value-type="float">
            <text:p>104</text:p>
          </table:table-cell>
          <table:table-cell table:style-name="ce26" table:formula="of:=[.L138]" office:value-type="float" office:value="100.671428571429" calcext:value-type="float">
            <text:p>101</text:p>
          </table:table-cell>
          <table:table-cell table:style-name="ce26" table:formula="of:=[.M138]" office:value-type="float" office:value="97.4785714285714" calcext:value-type="float">
            <text:p>97</text:p>
          </table:table-cell>
          <table:table-cell table:style-name="ce26" table:formula="of:=[.N138]" office:value-type="float" office:value="94.2857142857143" calcext:value-type="float">
            <text:p>94</text:p>
          </table:table-cell>
          <table:table-cell table:style-name="ce26" table:formula="of:=[.O138]" office:value-type="float" office:value="91.0928571428572" calcext:value-type="float">
            <text:p>91</text:p>
          </table:table-cell>
          <table:table-cell table:style-name="ce26" table:formula="of:=[.P138]" office:value-type="float" office:value="87.9" calcext:value-type="float">
            <text:p>88</text:p>
          </table:table-cell>
          <table:table-cell table:style-name="ce26" table:formula="of:=[.Q138]" office:value-type="float" office:value="84.7071428571429" calcext:value-type="float">
            <text:p>85</text:p>
          </table:table-cell>
          <table:table-cell table:style-name="ce26" table:formula="of:=[.R138]" office:value-type="float" office:value="81.5142857142857" calcext:value-type="float">
            <text:p>82</text:p>
          </table:table-cell>
          <table:table-cell table:style-name="ce26" table:formula="of:=[.S138]" office:value-type="float" office:value="78.3214285714286" calcext:value-type="float">
            <text:p>78</text:p>
          </table:table-cell>
          <table:table-cell table:style-name="ce26" table:formula="of:=[.T138]" office:value-type="float" office:value="75.1285714285714" calcext:value-type="float">
            <text:p>75</text:p>
          </table:table-cell>
          <table:table-cell table:style-name="ce26" table:formula="of:=[.U138]" office:value-type="float" office:value="71.9357142857143" calcext:value-type="float">
            <text:p>72</text:p>
          </table:table-cell>
          <table:table-cell table:style-name="ce26" table:formula="of:=[.V138]" office:value-type="float" office:value="68.7428571428571" calcext:value-type="float">
            <text:p>69</text:p>
          </table:table-cell>
          <table:table-cell table:style-name="ce26" table:formula="of:=[.W138]" office:value-type="float" office:value="65.55" calcext:value-type="float">
            <text:p>66</text:p>
          </table:table-cell>
          <table:table-cell table:style-name="ce26" table:formula="of:=[.X138]" office:value-type="float" office:value="62.3571428571429" calcext:value-type="float">
            <text:p>62</text:p>
          </table:table-cell>
          <table:table-cell table:style-name="ce26" table:formula="of:=[.Y138]" office:value-type="float" office:value="59.1642857142857" calcext:value-type="float">
            <text:p>59</text:p>
          </table:table-cell>
          <table:table-cell table:style-name="ce26" table:formula="of:=[.Z138]" office:value-type="float" office:value="55.9714285714285" calcext:value-type="float">
            <text:p>56</text:p>
          </table:table-cell>
          <table:table-cell table:style-name="ce26" table:formula="of:=[.AA138]" office:value-type="float" office:value="52.7785714285715" calcext:value-type="float">
            <text:p>53</text:p>
          </table:table-cell>
          <table:table-cell table:style-name="ce26" table:formula="of:=[.AB138]" office:value-type="float" office:value="49.5857142857143" calcext:value-type="float">
            <text:p>50</text:p>
          </table:table-cell>
          <table:table-cell table:style-name="ce26" table:formula="of:=[.AC138]" office:value-type="float" office:value="46.3928571428571" calcext:value-type="float">
            <text:p>46</text:p>
          </table:table-cell>
          <table:table-cell table:style-name="ce26" table:formula="of:=[.AD138]" office:value-type="float" office:value="43.2" calcext:value-type="float">
            <text:p>43</text:p>
          </table:table-cell>
          <table:table-cell table:style-name="ce26" table:formula="of:=[.AE138]" office:value-type="float" office:value="40.0071428571429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95.4" calcext:value-type="float">
            <text:p>195.4</text:p>
          </table:table-cell>
          <table:table-cell table:formula="of:=MOD(720+([.$B139]-(1*MOD(720+[.$B139]-[.$AD139];360)/28)); 360)" office:value-type="float" office:value="195.153571428571" calcext:value-type="float">
            <text:p>195</text:p>
          </table:table-cell>
          <table:table-cell table:formula="of:=MOD(720+([.$B139]-(2*MOD(720+[.$B139]-[.$AD139];360)/28)); 360)" office:value-type="float" office:value="194.907142857143" calcext:value-type="float">
            <text:p>195</text:p>
          </table:table-cell>
          <table:table-cell table:formula="of:=MOD(720+([.$B139]-(3*MOD(720+[.$B139]-[.$AD139];360)/28)); 360)" office:value-type="float" office:value="194.660714285714" calcext:value-type="float">
            <text:p>195</text:p>
          </table:table-cell>
          <table:table-cell table:formula="of:=MOD(720+([.$B139]-(4*MOD(720+[.$B139]-[.$AD139];360)/28)); 360)" office:value-type="float" office:value="194.414285714286" calcext:value-type="float">
            <text:p>194</text:p>
          </table:table-cell>
          <table:table-cell table:formula="of:=MOD(720+([.$B139]-(5*MOD(720+[.$B139]-[.$AD139];360)/28)); 360)" office:value-type="float" office:value="194.167857142857" calcext:value-type="float">
            <text:p>194</text:p>
          </table:table-cell>
          <table:table-cell table:formula="of:=MOD(720+([.$B139]-(6*MOD(720+[.$B139]-[.$AD139];360)/28)); 360)" office:value-type="float" office:value="193.921428571429" calcext:value-type="float">
            <text:p>194</text:p>
          </table:table-cell>
          <table:table-cell table:formula="of:=MOD(720+([.$B139]-(7*MOD(720+[.$B139]-[.$AD139];360)/28)); 360)" office:value-type="float" office:value="193.675" calcext:value-type="float">
            <text:p>194</text:p>
          </table:table-cell>
          <table:table-cell table:formula="of:=MOD(720+([.$B139]-(8*MOD(720+[.$B139]-[.$AD139];360)/28)); 360)" office:value-type="float" office:value="193.428571428571" calcext:value-type="float">
            <text:p>193</text:p>
          </table:table-cell>
          <table:table-cell table:formula="of:=MOD(720+([.$B139]-(9*MOD(720+[.$B139]-[.$AD139];360)/28)); 360)" office:value-type="float" office:value="193.182142857143" calcext:value-type="float">
            <text:p>193</text:p>
          </table:table-cell>
          <table:table-cell table:formula="of:=MOD(720+([.$B139]-(10*MOD(720+[.$B139]-[.$AD139];360)/28)); 360)" office:value-type="float" office:value="192.935714285714" calcext:value-type="float">
            <text:p>193</text:p>
          </table:table-cell>
          <table:table-cell table:formula="of:=MOD(720+([.$B139]-(11*MOD(720+[.$B139]-[.$AD139];360)/28)); 360)" office:value-type="float" office:value="192.689285714286" calcext:value-type="float">
            <text:p>193</text:p>
          </table:table-cell>
          <table:table-cell table:formula="of:=MOD(720+([.$B139]-(12*MOD(720+[.$B139]-[.$AD139];360)/28)); 360)" office:value-type="float" office:value="192.442857142857" calcext:value-type="float">
            <text:p>192</text:p>
          </table:table-cell>
          <table:table-cell table:formula="of:=MOD(720+([.$B139]-(13*MOD(720+[.$B139]-[.$AD139];360)/28)); 360)" office:value-type="float" office:value="192.196428571429" calcext:value-type="float">
            <text:p>192</text:p>
          </table:table-cell>
          <table:table-cell table:formula="of:=MOD(720+([.$B139]-(14*MOD(720+[.$B139]-[.$AD139];360)/28)); 360)" office:value-type="float" office:value="191.95" calcext:value-type="float">
            <text:p>192</text:p>
          </table:table-cell>
          <table:table-cell table:formula="of:=MOD(720+([.$B139]-(15*MOD(720+[.$B139]-[.$AD139];360)/28)); 360)" office:value-type="float" office:value="191.703571428571" calcext:value-type="float">
            <text:p>192</text:p>
          </table:table-cell>
          <table:table-cell table:formula="of:=MOD(720+([.$B139]-(16*MOD(720+[.$B139]-[.$AD139];360)/28)); 360)" office:value-type="float" office:value="191.457142857143" calcext:value-type="float">
            <text:p>191</text:p>
          </table:table-cell>
          <table:table-cell table:formula="of:=MOD(720+([.$B139]-(17*MOD(720+[.$B139]-[.$AD139];360)/28)); 360)" office:value-type="float" office:value="191.210714285714" calcext:value-type="float">
            <text:p>191</text:p>
          </table:table-cell>
          <table:table-cell table:formula="of:=MOD(720+([.$B139]-(18*MOD(720+[.$B139]-[.$AD139];360)/28)); 360)" office:value-type="float" office:value="190.964285714286" calcext:value-type="float">
            <text:p>191</text:p>
          </table:table-cell>
          <table:table-cell table:formula="of:=MOD(720+([.$B139]-(19*MOD(720+[.$B139]-[.$AD139];360)/28)); 360)" office:value-type="float" office:value="190.717857142857" calcext:value-type="float">
            <text:p>191</text:p>
          </table:table-cell>
          <table:table-cell table:formula="of:=MOD(720+([.$B139]-(20*MOD(720+[.$B139]-[.$AD139];360)/28)); 360)" office:value-type="float" office:value="190.471428571429" calcext:value-type="float">
            <text:p>190</text:p>
          </table:table-cell>
          <table:table-cell table:formula="of:=MOD(720+([.$B139]-(21*MOD(720+[.$B139]-[.$AD139];360)/28)); 360)" office:value-type="float" office:value="190.225" calcext:value-type="float">
            <text:p>190</text:p>
          </table:table-cell>
          <table:table-cell table:formula="of:=MOD(720+([.$B139]-(22*MOD(720+[.$B139]-[.$AD139];360)/28)); 360)" office:value-type="float" office:value="189.978571428572" calcext:value-type="float">
            <text:p>190</text:p>
          </table:table-cell>
          <table:table-cell table:formula="of:=MOD(720+([.$B139]-(23*MOD(720+[.$B139]-[.$AD139];360)/28)); 360)" office:value-type="float" office:value="189.732142857143" calcext:value-type="float">
            <text:p>190</text:p>
          </table:table-cell>
          <table:table-cell table:formula="of:=MOD(720+([.$B139]-(24*MOD(720+[.$B139]-[.$AD139];360)/28)); 360)" office:value-type="float" office:value="189.485714285714" calcext:value-type="float">
            <text:p>189</text:p>
          </table:table-cell>
          <table:table-cell table:formula="of:=MOD(720+([.$B139]-(25*MOD(720+[.$B139]-[.$AD139];360)/28)); 360)" office:value-type="float" office:value="189.239285714286" calcext:value-type="float">
            <text:p>189</text:p>
          </table:table-cell>
          <table:table-cell table:formula="of:=MOD(720+([.$B139]-(26*MOD(720+[.$B139]-[.$AD139];360)/28)); 360)" office:value-type="float" office:value="188.992857142857" calcext:value-type="float">
            <text:p>189</text:p>
          </table:table-cell>
          <table:table-cell table:formula="of:=MOD(720+([.$B139]-(27*MOD(720+[.$B139]-[.$AD139];360)/28)); 360)" office:value-type="float" office:value="188.746428571429" calcext:value-type="float">
            <text:p>189</text:p>
          </table:table-cell>
          <table:table-cell table:formula="of:=[.B130]" office:value-type="float" office:value="188.5" calcext:value-type="float">
            <text:p>189</text:p>
          </table:table-cell>
          <table:table-cell table:formula="of:=[.$B139]-(29*([.$B139]-[.$AD139])/28)" office:value-type="float" office:value="188.253571428571" calcext:value-type="float">
            <text:p>188</text:p>
          </table:table-cell>
          <table:table-cell office:value-type="string" calcext:value-type="string">
            <text:p>Sun</text:p>
          </table:table-cell>
          <table:table-cell table:style-name="ce15" table:formula="of:=[.B139]" office:value-type="float" office:value="195.4" calcext:value-type="float">
            <text:p>195.4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39]" office:value-type="float" office:value="188.253571428571" calcext:value-type="float">
            <text:p>188.3</text:p>
          </table:table-cell>
          <table:table-cell table:formula="of:=MOD((([.AG139]+[.AI139])/2)+0;360)" office:value-type="float" office:value="191.826785714286" calcext:value-type="float">
            <text:p>192</text:p>
          </table:table-cell>
          <table:table-cell/>
          <table:table-cell table:style-name="ce25" table:number-columns-repeated="28"/>
          <table:table-cell table:style-name="ce41" office:value-type="string" calcext:value-type="string" table:number-columns-spanned="2" table:number-rows-spanned="1">
            <text:p>Jupiter</text:p>
          </table:table-cell>
          <table:covered-table-cell table:style-name="ce41" office:value-type="string" calcext:value-type="string">
            <text:p>Jupiter</text:p>
          </table:covered-table-cell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87" calcext:value-type="float">
            <text:p>187</text:p>
          </table:table-cell>
          <table:table-cell table:formula="of:=IF(MIN(ABS(MOD([.C138];90)-MOD([.C139];90));ABS(MOD([.C139];90)-MOD([.C138];90))) &lt; 10; MIN(ABS(MOD([.C138];90)-MOD([.C139];90));ABS(MOD([.C139];90)-MOD([.C138];90)));&quot;&quot;)">
            <text:p/>
          </table:table-cell>
          <table:table-cell table:formula="of:=IF(MIN(ABS(MOD([.D138];90)-MOD([.D139];90));ABS(MOD([.D139];90)-MOD([.D138];90))) &lt; 10; MIN(ABS(MOD([.D138];90)-MOD([.D139];90));ABS(MOD([.D139];90)-MOD([.D138];90)));&quot;&quot;)">
            <text:p/>
          </table:table-cell>
          <table:table-cell table:formula="of:=IF(MIN(ABS(MOD([.E138];90)-MOD([.E139];90));ABS(MOD([.E139];90)-MOD([.E138];90))) &lt; 10; MIN(ABS(MOD([.E138];90)-MOD([.E139];90));ABS(MOD([.E139];90)-MOD([.E138];90)));&quot;&quot;)">
            <text:p/>
          </table:table-cell>
          <table:table-cell table:formula="of:=IF(MIN(ABS(MOD([.F138];90)-MOD([.F139];90));ABS(MOD([.F139];90)-MOD([.F138];90))) &lt; 10; MIN(ABS(MOD([.F138];90)-MOD([.F139];90));ABS(MOD([.F139];90)-MOD([.F138];90)));&quot;&quot;)">
            <text:p/>
          </table:table-cell>
          <table:table-cell table:formula="of:=IF(MIN(ABS(MOD([.G138];90)-MOD([.G139];90));ABS(MOD([.G139];90)-MOD([.G138];90))) &lt; 10; MIN(ABS(MOD([.G138];90)-MOD([.G139];90));ABS(MOD([.G139];90)-MOD([.G138];90)));&quot;&quot;)">
            <text:p/>
          </table:table-cell>
          <table:table-cell table:formula="of:=IF(MIN(ABS(MOD([.H138];90)-MOD([.H139];90));ABS(MOD([.H139];90)-MOD([.H138];90))) &lt; 10; MIN(ABS(MOD([.H138];90)-MOD([.H139];90));ABS(MOD([.H139];90)-MOD([.H138];90)));&quot;&quot;)" office:value-type="float" office:value="9.52142857142799" calcext:value-type="float">
            <text:p>10</text:p>
          </table:table-cell>
          <table:table-cell table:formula="of:=IF(MIN(ABS(MOD([.I138];90)-MOD([.I139];90));ABS(MOD([.I139];90)-MOD([.I138];90))) &lt; 10; MIN(ABS(MOD([.I138];90)-MOD([.I139];90));ABS(MOD([.I139];90)-MOD([.I138];90)));&quot;&quot;)" office:value-type="float" office:value="6.57499999999999" calcext:value-type="float">
            <text:p>7</text:p>
          </table:table-cell>
          <table:table-cell table:formula="of:=IF(MIN(ABS(MOD([.J138];90)-MOD([.J139];90));ABS(MOD([.J139];90)-MOD([.J138];90))) &lt; 10; MIN(ABS(MOD([.J138];90)-MOD([.J139];90));ABS(MOD([.J139];90)-MOD([.J138];90)));&quot;&quot;)" office:value-type="float" office:value="3.62857142857202" calcext:value-type="float">
            <text:p>4</text:p>
          </table:table-cell>
          <table:table-cell table:formula="of:=IF(MIN(ABS(MOD([.K138];90)-MOD([.K139];90));ABS(MOD([.K139];90)-MOD([.K138];90))) &lt; 10; MIN(ABS(MOD([.K138];90)-MOD([.K139];90));ABS(MOD([.K139];90)-MOD([.K138];90)));&quot;&quot;)" office:value-type="float" office:value="0.682142857143006" calcext:value-type="float">
            <text:p>1</text:p>
          </table:table-cell>
          <table:table-cell table:formula="of:=IF(MIN(ABS(MOD([.L138];90)-MOD([.L139];90));ABS(MOD([.L139];90)-MOD([.L138];90))) &lt; 10; MIN(ABS(MOD([.L138];90)-MOD([.L139];90));ABS(MOD([.L139];90)-MOD([.L138];90)));&quot;&quot;)" office:value-type="float" office:value="2.26428571428499" calcext:value-type="float">
            <text:p>2</text:p>
          </table:table-cell>
          <table:table-cell table:formula="of:=IF(MIN(ABS(MOD([.M138];90)-MOD([.M139];90));ABS(MOD([.M139];90)-MOD([.M138];90))) &lt; 10; MIN(ABS(MOD([.M138];90)-MOD([.M139];90));ABS(MOD([.M139];90)-MOD([.M138];90)));&quot;&quot;)" office:value-type="float" office:value="5.2107142857146" calcext:value-type="float">
            <text:p>5</text:p>
          </table:table-cell>
          <table:table-cell table:formula="of:=IF(MIN(ABS(MOD([.N138];90)-MOD([.N139];90));ABS(MOD([.N139];90)-MOD([.N138];90))) &lt; 10; MIN(ABS(MOD([.N138];90)-MOD([.N139];90));ABS(MOD([.N139];90)-MOD([.N138];90)));&quot;&quot;)" office:value-type="float" office:value="8.1571428571427" calcext:value-type="float">
            <text:p>8</text:p>
          </table:table-cell>
          <table:table-cell table:formula="of:=IF(MIN(ABS(MOD([.O138];90)-MOD([.O139];90));ABS(MOD([.O139];90)-MOD([.O138];90))) &lt; 10; MIN(ABS(MOD([.O138];90)-MOD([.O139];90));ABS(MOD([.O139];90)-MOD([.O138];90)));&quot;&quot;)">
            <text:p/>
          </table:table-cell>
          <table:table-cell table:formula="of:=IF(MIN(ABS(MOD([.P138];90)-MOD([.P139];90));ABS(MOD([.P139];90)-MOD([.P138];90))) &lt; 10; MIN(ABS(MOD([.P138];90)-MOD([.P139];90));ABS(MOD([.P139];90)-MOD([.P138];90)));&quot;&quot;)">
            <text:p/>
          </table:table-cell>
          <table:table-cell table:formula="of:=IF(MIN(ABS(MOD([.Q138];90)-MOD([.Q139];90));ABS(MOD([.Q139];90)-MOD([.Q138];90))) &lt; 10; MIN(ABS(MOD([.Q138];90)-MOD([.Q139];90));ABS(MOD([.Q139];90)-MOD([.Q138];90)));&quot;&quot;)">
            <text:p/>
          </table:table-cell>
          <table:table-cell table:formula="of:=IF(MIN(ABS(MOD([.R138];90)-MOD([.R139];90));ABS(MOD([.R139];90)-MOD([.R138];90))) &lt; 10; MIN(ABS(MOD([.R138];90)-MOD([.R139];90));ABS(MOD([.R139];90)-MOD([.R138];90)));&quot;&quot;)">
            <text:p/>
          </table:table-cell>
          <table:table-cell table:formula="of:=IF(MIN(ABS(MOD([.S138];90)-MOD([.S139];90));ABS(MOD([.S139];90)-MOD([.S138];90))) &lt; 10; MIN(ABS(MOD([.S138];90)-MOD([.S139];90));ABS(MOD([.S139];90)-MOD([.S138];90)));&quot;&quot;)">
            <text:p/>
          </table:table-cell>
          <table:table-cell table:formula="of:=IF(MIN(ABS(MOD([.T138];90)-MOD([.T139];90));ABS(MOD([.T139];90)-MOD([.T138];90))) &lt; 10; MIN(ABS(MOD([.T138];90)-MOD([.T139];90));ABS(MOD([.T139];90)-MOD([.T138];90)));&quot;&quot;)">
            <text:p/>
          </table:table-cell>
          <table:table-cell table:formula="of:=IF(MIN(ABS(MOD([.U138];90)-MOD([.U139];90));ABS(MOD([.U139];90)-MOD([.U138];90))) &lt; 10; MIN(ABS(MOD([.U138];90)-MOD([.U139];90));ABS(MOD([.U139];90)-MOD([.U138];90)));&quot;&quot;)">
            <text:p/>
          </table:table-cell>
          <table:table-cell table:formula="of:=IF(MIN(ABS(MOD([.V138];90)-MOD([.V139];90));ABS(MOD([.V139];90)-MOD([.V138];90))) &lt; 10; MIN(ABS(MOD([.V138];90)-MOD([.V139];90));ABS(MOD([.V139];90)-MOD([.V138];90)));&quot;&quot;)">
            <text:p/>
          </table:table-cell>
          <table:table-cell table:formula="of:=IF(MIN(ABS(MOD([.W138];90)-MOD([.W139];90));ABS(MOD([.W139];90)-MOD([.W138];90))) &lt; 10; MIN(ABS(MOD([.W138];90)-MOD([.W139];90));ABS(MOD([.W139];90)-MOD([.W138];90)));&quot;&quot;)">
            <text:p/>
          </table:table-cell>
          <table:table-cell table:formula="of:=IF(MIN(ABS(MOD([.X138];90)-MOD([.X139];90));ABS(MOD([.X139];90)-MOD([.X138];90))) &lt; 10; MIN(ABS(MOD([.X138];90)-MOD([.X139];90));ABS(MOD([.X139];90)-MOD([.X138];90)));&quot;&quot;)">
            <text:p/>
          </table:table-cell>
          <table:table-cell table:formula="of:=IF(MIN(ABS(MOD([.Y138];90)-MOD([.Y139];90));ABS(MOD([.Y139];90)-MOD([.Y138];90))) &lt; 10; MIN(ABS(MOD([.Y138];90)-MOD([.Y139];90));ABS(MOD([.Y139];90)-MOD([.Y138];90)));&quot;&quot;)">
            <text:p/>
          </table:table-cell>
          <table:table-cell table:formula="of:=IF(MIN(ABS(MOD([.Z138];90)-MOD([.Z139];90));ABS(MOD([.Z139];90)-MOD([.Z138];90))) &lt; 10; MIN(ABS(MOD([.Z138];90)-MOD([.Z139];90));ABS(MOD([.Z139];90)-MOD([.Z138];90)));&quot;&quot;)">
            <text:p/>
          </table:table-cell>
          <table:table-cell table:formula="of:=IF(MIN(ABS(MOD([.AA138];90)-MOD([.AA139];90));ABS(MOD([.AA139];90)-MOD([.AA138];90))) &lt; 10; MIN(ABS(MOD([.AA138];90)-MOD([.AA139];90));ABS(MOD([.AA139];90)-MOD([.AA138];90)));&quot;&quot;)">
            <text:p/>
          </table:table-cell>
          <table:table-cell table:formula="of:=IF(MIN(ABS(MOD([.AB138];90)-MOD([.AB139];90));ABS(MOD([.AB139];90)-MOD([.AB138];90))) &lt; 10; MIN(ABS(MOD([.AB138];90)-MOD([.AB139];90));ABS(MOD([.AB139];90)-MOD([.AB138];90)));&quot;&quot;)">
            <text:p/>
          </table:table-cell>
          <table:table-cell table:formula="of:=IF(MIN(ABS(MOD([.AC138];90)-MOD([.AC139];90));ABS(MOD([.AC139];90)-MOD([.AC138];90))) &lt; 10; MIN(ABS(MOD([.AC138];90)-MOD([.AC139];90));ABS(MOD([.AC139];90)-MOD([.AC138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140]-(29*([.$B140]-[.$AD140])/28)" office:value-type="float" office:value="69.3428571428572" calcext:value-type="float">
            <text:p>69</text:p>
          </table:table-cell>
          <table:table-cell office:value-type="string" calcext:value-type="string">
            <text:p>Mercury</text:p>
          </table:table-cell>
          <table:table-cell table:style-name="ce12" table:formula="of:=[.B140]" office:value-type="float" office:value="187" calcext:value-type="float">
            <text:p>187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40]" office:value-type="float" office:value="69.3428571428572" calcext:value-type="float">
            <text:p>69.3</text:p>
          </table:table-cell>
          <table:table-cell table:style-name="ce24" table:formula="of:=MOD((([.AG139]+[.AI139])/2)+45;360)" office:value-type="float" office:value="236.826785714286" calcext:value-type="float">
            <text:p>237</text:p>
          </table:table-cell>
          <table:table-cell/>
          <table:table-cell table:style-name="ce64" office:value-type="string" calcext:value-type="string" table:number-columns-spanned="5" table:number-rows-spanned="1">
            <text:p>Leo</text:p>
          </table:table-cell>
          <table:covered-table-cell table:number-columns-repeated="4" table:style-name="ce34"/>
          <table:table-cell table:style-name="ce65" office:value-type="string" calcext:value-type="string" table:number-columns-spanned="9" table:number-rows-spanned="1">
            <text:p>Cancer</text:p>
          </table:table-cell>
          <table:covered-table-cell table:number-columns-repeated="8" table:style-name="ce35"/>
          <table:table-cell table:style-name="ce66" office:value-type="string" calcext:value-type="string" table:number-columns-spanned="9" table:number-rows-spanned="1">
            <text:p>Gemini</text:p>
          </table:table-cell>
          <table:covered-table-cell table:number-columns-repeated="8" table:style-name="ce36"/>
          <table:table-cell table:style-name="ce63" office:value-type="string" calcext:value-type="string" table:number-columns-spanned="7" table:number-rows-spanned="1">
            <text:p>Taurus</text:p>
          </table:table-cell>
          <table:covered-table-cell table:number-columns-repeated="6" table:style-name="ce37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49.9" calcext:value-type="float">
            <text:p>149.9</text:p>
          </table:table-cell>
          <table:table-cell table:number-columns-repeated="3"/>
          <table:table-cell table:formula="of:=[.$AD141]+(6 * ([.$B141]-[.$AD141])/7)" office:value-type="float" office:value="147.328571428571" calcext:value-type="float">
            <text:p>147</text:p>
          </table:table-cell>
          <table:table-cell table:number-columns-repeated="3"/>
          <table:table-cell table:formula="of:=[.$AD141]+(6 * ([.$B141]-[.$AD141])/7)" office:value-type="float" office:value="147.328571428571" calcext:value-type="float">
            <text:p>147</text:p>
          </table:table-cell>
          <table:table-cell table:number-columns-repeated="3"/>
          <table:table-cell table:formula="of:=[.$AD141]+(6 * ([.$B141]-[.$AD141])/7)" office:value-type="float" office:value="147.328571428571" calcext:value-type="float">
            <text:p>147</text:p>
          </table:table-cell>
          <table:table-cell table:number-columns-repeated="3"/>
          <table:table-cell table:formula="of:=[.$AD141]+(6 * ([.$B141]-[.$AD141])/7)" office:value-type="float" office:value="147.328571428571" calcext:value-type="float">
            <text:p>147</text:p>
          </table:table-cell>
          <table:table-cell table:number-columns-repeated="3"/>
          <table:table-cell table:formula="of:=[.$AD141]+(6 * ([.$B141]-[.$AD141])/7)" office:value-type="float" office:value="147.328571428571" calcext:value-type="float">
            <text:p>147</text:p>
          </table:table-cell>
          <table:table-cell table:number-columns-repeated="3"/>
          <table:table-cell table:formula="of:=[.$AD141]+(6 * ([.$B141]-[.$AD141])/7)" office:value-type="float" office:value="147.328571428571" calcext:value-type="float">
            <text:p>147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41]-(29*([.$B141]-[.$AD141])/28)" office:value-type="float" office:value="131.257142857143" calcext:value-type="float">
            <text:p>131</text:p>
          </table:table-cell>
          <table:table-cell office:value-type="string" calcext:value-type="string">
            <text:p>Venus</text:p>
          </table:table-cell>
          <table:table-cell table:style-name="ce10" table:formula="of:=[.B141]" office:value-type="float" office:value="149.9" calcext:value-type="float">
            <text:p>149.9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41]" office:value-type="float" office:value="131.257142857143" calcext:value-type="float">
            <text:p>131.3</text:p>
          </table:table-cell>
          <table:table-cell table:formula="of:=MOD((([.AG139]+[.AI139])/2)+90;360)" office:value-type="float" office:value="281.826785714286" calcext:value-type="float">
            <text:p>28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207.9" calcext:value-type="float">
            <text:p>207.9</text:p>
          </table:table-cell>
          <table:table-cell table:number-columns-repeated="3"/>
          <table:table-cell table:formula="of:=[.$AD142]+(6 * ([.$B142]-[.$AD142])/7)" office:value-type="float" office:value="207.228571428571" calcext:value-type="float">
            <text:p>207</text:p>
          </table:table-cell>
          <table:table-cell table:number-columns-repeated="3"/>
          <table:table-cell table:formula="of:=[.$AD142]+(5 * ([.$B142]-[.$AD142])/7)" office:value-type="float" office:value="206.557142857143" calcext:value-type="float">
            <text:p>207</text:p>
          </table:table-cell>
          <table:table-cell table:number-columns-repeated="3"/>
          <table:table-cell table:formula="of:=[.$AD142]+(4 * ([.$B142]-[.$AD142])/7)" office:value-type="float" office:value="205.885714285714" calcext:value-type="float">
            <text:p>206</text:p>
          </table:table-cell>
          <table:table-cell table:number-columns-repeated="3"/>
          <table:table-cell table:formula="of:=[.$AD142]+(3 * ([.$B142]-[.$AD142])/7)" office:value-type="float" office:value="205.214285714286" calcext:value-type="float">
            <text:p>205</text:p>
          </table:table-cell>
          <table:table-cell table:number-columns-repeated="3"/>
          <table:table-cell table:formula="of:=[.$AD142]+(2 * ([.$B142]-[.$AD142])/7)" office:value-type="float" office:value="204.542857142857" calcext:value-type="float">
            <text:p>205</text:p>
          </table:table-cell>
          <table:table-cell table:number-columns-repeated="3"/>
          <table:table-cell table:formula="of:=[.$AD142]+(1*([.$B142]-[.$AD142])/7)" office:value-type="float" office:value="203.871428571429" calcext:value-type="float">
            <text:p>204</text:p>
          </table:table-cell>
          <table:table-cell table:number-columns-repeated="3"/>
          <table:table-cell table:formula="of:=[.B133]" office:value-type="float" office:value="203.2" calcext:value-type="float">
            <text:p>203</text:p>
          </table:table-cell>
          <table:table-cell table:formula="of:=[.$B142]-(29*([.$B142]-[.$AD142])/28)" office:value-type="float" office:value="203.032142857143" calcext:value-type="float">
            <text:p>203</text:p>
          </table:table-cell>
          <table:table-cell office:value-type="string" calcext:value-type="string">
            <text:p>Mars</text:p>
          </table:table-cell>
          <table:table-cell table:style-name="ce13" table:formula="of:=[.B142]" office:value-type="float" office:value="207.9" calcext:value-type="float">
            <text:p>207.9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42]" office:value-type="float" office:value="203.032142857143" calcext:value-type="float">
            <text:p>203.0</text:p>
          </table:table-cell>
          <table:table-cell table:style-name="ce24" table:formula="of:=MOD((([.AG139]+[.AI139])/2)+135;360)" office:value-type="float" office:value="326.826785714286" calcext:value-type="float">
            <text:p>32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3.7" calcext:value-type="float">
            <text:p>43.7</text:p>
          </table:table-cell>
          <table:table-cell table:number-columns-repeated="3"/>
          <table:table-cell table:formula="of:=[.$AD143]+(6 * ([.$B143]-[.$AD143])/7)" office:value-type="float" office:value="43.7857142857143" calcext:value-type="float">
            <text:p>44</text:p>
          </table:table-cell>
          <table:table-cell table:number-columns-repeated="3"/>
          <table:table-cell table:formula="of:=[.$AD143]+(5 * ([.$B143]-[.$AD143])/7)" office:value-type="float" office:value="43.8714285714286" calcext:value-type="float">
            <text:p>44</text:p>
          </table:table-cell>
          <table:table-cell table:number-columns-repeated="3"/>
          <table:table-cell table:formula="of:=[.$AD143]+(4 * ([.$B143]-[.$AD143])/7)" office:value-type="float" office:value="43.9571428571429" calcext:value-type="float">
            <text:p>44</text:p>
          </table:table-cell>
          <table:table-cell table:number-columns-repeated="3"/>
          <table:table-cell table:formula="of:=[.$AD143]+(3 * ([.$B143]-[.$AD143])/7)" office:value-type="float" office:value="44.0428571428572" calcext:value-type="float">
            <text:p>44</text:p>
          </table:table-cell>
          <table:table-cell table:number-columns-repeated="3"/>
          <table:table-cell table:formula="of:=[.$AD143]+(2 * ([.$B143]-[.$AD143])/7)" office:value-type="float" office:value="44.1285714285714" calcext:value-type="float">
            <text:p>44</text:p>
          </table:table-cell>
          <table:table-cell table:number-columns-repeated="3"/>
          <table:table-cell table:formula="of:=[.$AD143]+(1*([.$B143]-[.$AD143])/7)" office:value-type="float" office:value="44.2142857142857" calcext:value-type="float">
            <text:p>44</text:p>
          </table:table-cell>
          <table:table-cell table:number-columns-repeated="3"/>
          <table:table-cell table:formula="of:=[.B134]" office:value-type="float" office:value="44.3" calcext:value-type="float">
            <text:p>44</text:p>
          </table:table-cell>
          <table:table-cell table:formula="of:=[.$B143]-(29*([.$B143]-[.$AD143])/28)" office:value-type="float" office:value="44.3214285714286" calcext:value-type="float">
            <text:p>44</text:p>
          </table:table-cell>
          <table:table-cell office:value-type="string" calcext:value-type="string">
            <text:p>Jupiter</text:p>
          </table:table-cell>
          <table:table-cell table:style-name="ce11" table:formula="of:=[.B143]" office:value-type="float" office:value="43.7" calcext:value-type="float">
            <text:p>43.7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43]" office:value-type="float" office:value="44.3214285714286" calcext:value-type="float">
            <text:p>44.3</text:p>
          </table:table-cell>
          <table:table-cell table:formula="of:=MOD((([.AG139]+[.AI139])/2)+180;360)" office:value-type="float" office:value="11.8267857142857" calcext:value-type="float">
            <text:p>1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1.1" calcext:value-type="float">
            <text:p>331.1</text:p>
          </table:table-cell>
          <table:table-cell table:number-columns-repeated="3"/>
          <table:table-cell table:formula="of:=[.$AD144]+(6 * ([.$B144]-[.$AD144])/7)" office:value-type="float" office:value="331.142857142857" calcext:value-type="float">
            <text:p>331</text:p>
          </table:table-cell>
          <table:table-cell table:number-columns-repeated="3"/>
          <table:table-cell table:formula="of:=[.$AD144]+(5 * ([.$B144]-[.$AD144])/7)" office:value-type="float" office:value="331.185714285714" calcext:value-type="float">
            <text:p>331</text:p>
          </table:table-cell>
          <table:table-cell table:number-columns-repeated="3"/>
          <table:table-cell table:formula="of:=[.$AD144]+(4 * ([.$B144]-[.$AD144])/7)" office:value-type="float" office:value="331.228571428571" calcext:value-type="float">
            <text:p>331</text:p>
          </table:table-cell>
          <table:table-cell table:number-columns-repeated="3"/>
          <table:table-cell table:formula="of:=[.$AD144]+(3 * ([.$B144]-[.$AD144])/7)" office:value-type="float" office:value="331.271428571429" calcext:value-type="float">
            <text:p>331</text:p>
          </table:table-cell>
          <table:table-cell table:number-columns-repeated="3"/>
          <table:table-cell table:formula="of:=[.$AD144]+(2 * ([.$B144]-[.$AD144])/7)" office:value-type="float" office:value="331.314285714286" calcext:value-type="float">
            <text:p>331</text:p>
          </table:table-cell>
          <table:table-cell table:number-columns-repeated="3"/>
          <table:table-cell table:formula="of:=[.$AD144]+(1*([.$B144]-[.$AD144])/7)" office:value-type="float" office:value="331.357142857143" calcext:value-type="float">
            <text:p>331</text:p>
          </table:table-cell>
          <table:table-cell table:number-columns-repeated="3"/>
          <table:table-cell table:formula="of:=[.B135]" office:value-type="float" office:value="331.4" calcext:value-type="float">
            <text:p>331</text:p>
          </table:table-cell>
          <table:table-cell table:formula="of:=[.$B144]-(29*([.$B144]-[.$AD144])/28)" office:value-type="float" office:value="331.410714285714" calcext:value-type="float">
            <text:p>331</text:p>
          </table:table-cell>
          <table:table-cell office:value-type="string" calcext:value-type="string">
            <text:p>Saturn</text:p>
          </table:table-cell>
          <table:table-cell table:style-name="ce9" table:formula="of:=[.B144]" office:value-type="float" office:value="331.1" calcext:value-type="float">
            <text:p>331.1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44]" office:value-type="float" office:value="331.410714285714" calcext:value-type="float">
            <text:p>331.4</text:p>
          </table:table-cell>
          <table:table-cell table:style-name="ce24" table:formula="of:=MOD((([.AG139]+[.AI139])/2)+225;360)" office:value-type="float" office:value="56.8267857142857" calcext:value-type="float">
            <text:p>57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39]+[.AI139])/2)+270;360)" office:value-type="float" office:value="101.826785714286" calcext:value-type="float">
            <text:p>102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46]+1" office:value-type="float" office:value="16" calcext:value-type="float">
            <text:p>16</text:p>
          </table:table-cell>
          <table:table-cell table:style-name="ce30"/>
          <table:table-cell table:style-name="ce31"/>
          <table:table-cell table:style-name="ce30"/>
          <table:table-cell table:style-name="ce3" table:formula="of:=[.J146]+1" office:value-type="float" office:value="15" calcext:value-type="float">
            <text:p>15</text:p>
          </table:table-cell>
          <table:table-cell table:style-name="ce30"/>
          <table:table-cell table:style-name="ce31"/>
          <table:table-cell table:style-name="ce30"/>
          <table:table-cell table:style-name="ce3" table:formula="of:=[.N146]+1" office:value-type="float" office:value="14" calcext:value-type="float">
            <text:p>14</text:p>
          </table:table-cell>
          <table:table-cell table:style-name="ce30"/>
          <table:table-cell table:style-name="ce31"/>
          <table:table-cell table:style-name="ce30"/>
          <table:table-cell table:style-name="ce3" table:formula="of:=[.R146]+1" office:value-type="float" office:value="13" calcext:value-type="float">
            <text:p>13</text:p>
          </table:table-cell>
          <table:table-cell table:style-name="ce30"/>
          <table:table-cell table:style-name="ce31"/>
          <table:table-cell table:style-name="ce30"/>
          <table:table-cell table:style-name="ce3" table:formula="of:=[.V146]+1" office:value-type="float" office:value="12" calcext:value-type="float">
            <text:p>12</text:p>
          </table:table-cell>
          <table:table-cell table:style-name="ce30"/>
          <table:table-cell table:style-name="ce31"/>
          <table:table-cell table:style-name="ce30"/>
          <table:table-cell table:style-name="ce3" table:formula="of:=[.Z146]+1" office:value-type="float" office:value="11" calcext:value-type="float">
            <text:p>11</text:p>
          </table:table-cell>
          <table:table-cell table:style-name="ce30"/>
          <table:table-cell table:style-name="ce31"/>
          <table:table-cell table:style-name="ce30"/>
          <table:table-cell table:style-name="ce3" table:formula="of:=[.AD146]+1" office:value-type="float" office:value="10" calcext:value-type="float">
            <text:p>10</text:p>
          </table:table-cell>
          <table:table-cell table:style-name="ce30"/>
          <table:table-cell table:style-name="ce31"/>
          <table:table-cell table:style-name="ce30"/>
          <table:table-cell table:style-name="ce3" table:formula="of:=[.B137]" office:value-type="float" office:value="9" calcext:value-type="float">
            <text:p>9</text:p>
          </table:table-cell>
          <table:table-cell table:style-name="ce30"/>
          <table:table-cell table:number-columns-repeated="4"/>
          <table:table-cell table:style-name="ce24" table:formula="of:=MOD((([.AG139]+[.AI139])/2)+315;360)" office:value-type="float" office:value="146.826785714286" calcext:value-type="float">
            <text:p>147</text:p>
          </table:table-cell>
          <table:table-cell/>
          <table:table-cell table:style-name="ce3" table:formula="of:=[.AP146]+1" office:value-type="float" office:value="16" calcext:value-type="float">
            <text:p>16</text:p>
          </table:table-cell>
          <table:table-cell table:style-name="ce30"/>
          <table:table-cell table:style-name="ce31"/>
          <table:table-cell table:style-name="ce30"/>
          <table:table-cell table:style-name="ce3" table:formula="of:=[.AT146]+1" office:value-type="float" office:value="15" calcext:value-type="float">
            <text:p>15</text:p>
          </table:table-cell>
          <table:table-cell table:style-name="ce30"/>
          <table:table-cell table:style-name="ce31"/>
          <table:table-cell table:style-name="ce30"/>
          <table:table-cell table:style-name="ce3" table:formula="of:=[.AX146]+1" office:value-type="float" office:value="14" calcext:value-type="float">
            <text:p>14</text:p>
          </table:table-cell>
          <table:table-cell table:style-name="ce30"/>
          <table:table-cell table:style-name="ce31"/>
          <table:table-cell table:style-name="ce30"/>
          <table:table-cell table:style-name="ce3" table:formula="of:=[.BB146]+1" office:value-type="float" office:value="13" calcext:value-type="float">
            <text:p>13</text:p>
          </table:table-cell>
          <table:table-cell table:style-name="ce30"/>
          <table:table-cell table:style-name="ce31"/>
          <table:table-cell table:style-name="ce30"/>
          <table:table-cell table:style-name="ce3" table:formula="of:=[.BF146]+1" office:value-type="float" office:value="12" calcext:value-type="float">
            <text:p>12</text:p>
          </table:table-cell>
          <table:table-cell table:style-name="ce30"/>
          <table:table-cell table:style-name="ce31"/>
          <table:table-cell table:style-name="ce30"/>
          <table:table-cell table:style-name="ce3" table:formula="of:=[.BJ146]+1" office:value-type="float" office:value="11" calcext:value-type="float">
            <text:p>11</text:p>
          </table:table-cell>
          <table:table-cell table:style-name="ce30"/>
          <table:table-cell table:style-name="ce31"/>
          <table:table-cell table:style-name="ce30"/>
          <table:table-cell table:style-name="ce3" table:formula="of:=[.BN146]+1" office:value-type="float" office:value="10" calcext:value-type="float">
            <text:p>10</text:p>
          </table:table-cell>
          <table:table-cell table:style-name="ce30"/>
          <table:table-cell table:style-name="ce31"/>
          <table:table-cell table:style-name="ce30"/>
          <table:table-cell table:style-name="ce3" table:formula="of:=[.AL137]" office:value-type="float" office:value="9" calcext:value-type="float">
            <text:p>9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216.7" calcext:value-type="float">
            <text:p>216.7</text:p>
          </table:table-cell>
          <table:table-cell table:formula="of:=MOD(720+([.$B147]-(1*MOD(720+[.$B147]-[.$AD147];360)/28)); 360)" office:value-type="float" office:value="213.696428571429" calcext:value-type="float">
            <text:p>214</text:p>
          </table:table-cell>
          <table:table-cell table:formula="of:=MOD(720+([.$B147]-(2*MOD(720+[.$B147]-[.$AD147];360)/28)); 360)" office:value-type="float" office:value="210.692857142857" calcext:value-type="float">
            <text:p>211</text:p>
          </table:table-cell>
          <table:table-cell table:formula="of:=MOD(720+([.$B147]-(3*MOD(720+[.$B147]-[.$AD147];360)/28)); 360)" office:value-type="float" office:value="207.689285714286" calcext:value-type="float">
            <text:p>208</text:p>
          </table:table-cell>
          <table:table-cell table:formula="of:=MOD(720+([.$B147]-(4*MOD(720+[.$B147]-[.$AD147];360)/28)); 360)" office:value-type="float" office:value="204.685714285714" calcext:value-type="float">
            <text:p>205</text:p>
          </table:table-cell>
          <table:table-cell table:formula="of:=MOD(720+([.$B147]-(5*MOD(720+[.$B147]-[.$AD147];360)/28)); 360)" office:value-type="float" office:value="201.682142857143" calcext:value-type="float">
            <text:p>202</text:p>
          </table:table-cell>
          <table:table-cell table:formula="of:=MOD(720+([.$B147]-(6*MOD(720+[.$B147]-[.$AD147];360)/28)); 360)" office:value-type="float" office:value="198.678571428571" calcext:value-type="float">
            <text:p>199</text:p>
          </table:table-cell>
          <table:table-cell table:formula="of:=MOD(720+([.$B147]-(7*MOD(720+[.$B147]-[.$AD147];360)/28)); 360)" office:value-type="float" office:value="195.675" calcext:value-type="float">
            <text:p>196</text:p>
          </table:table-cell>
          <table:table-cell table:formula="of:=MOD(720+([.$B147]-(8*MOD(720+[.$B147]-[.$AD147];360)/28)); 360)" office:value-type="float" office:value="192.671428571429" calcext:value-type="float">
            <text:p>193</text:p>
          </table:table-cell>
          <table:table-cell table:formula="of:=MOD(720+([.$B147]-(9*MOD(720+[.$B147]-[.$AD147];360)/28)); 360)" office:value-type="float" office:value="189.667857142857" calcext:value-type="float">
            <text:p>190</text:p>
          </table:table-cell>
          <table:table-cell table:formula="of:=MOD(720+([.$B147]-(10*MOD(720+[.$B147]-[.$AD147];360)/28)); 360)" office:value-type="float" office:value="186.664285714286" calcext:value-type="float">
            <text:p>187</text:p>
          </table:table-cell>
          <table:table-cell table:formula="of:=MOD(720+([.$B147]-(11*MOD(720+[.$B147]-[.$AD147];360)/28)); 360)" office:value-type="float" office:value="183.660714285714" calcext:value-type="float">
            <text:p>184</text:p>
          </table:table-cell>
          <table:table-cell table:formula="of:=MOD(720+([.$B147]-(12*MOD(720+[.$B147]-[.$AD147];360)/28)); 360)" office:value-type="float" office:value="180.657142857143" calcext:value-type="float">
            <text:p>181</text:p>
          </table:table-cell>
          <table:table-cell table:formula="of:=MOD(720+([.$B147]-(13*MOD(720+[.$B147]-[.$AD147];360)/28)); 360)" office:value-type="float" office:value="177.653571428571" calcext:value-type="float">
            <text:p>178</text:p>
          </table:table-cell>
          <table:table-cell table:formula="of:=MOD(720+([.$B147]-(14*MOD(720+[.$B147]-[.$AD147];360)/28)); 360)" office:value-type="float" office:value="174.65" calcext:value-type="float">
            <text:p>175</text:p>
          </table:table-cell>
          <table:table-cell table:formula="of:=MOD(720+([.$B147]-(15*MOD(720+[.$B147]-[.$AD147];360)/28)); 360)" office:value-type="float" office:value="171.646428571428" calcext:value-type="float">
            <text:p>172</text:p>
          </table:table-cell>
          <table:table-cell table:formula="of:=MOD(720+([.$B147]-(16*MOD(720+[.$B147]-[.$AD147];360)/28)); 360)" office:value-type="float" office:value="168.642857142857" calcext:value-type="float">
            <text:p>169</text:p>
          </table:table-cell>
          <table:table-cell table:formula="of:=MOD(720+([.$B147]-(17*MOD(720+[.$B147]-[.$AD147];360)/28)); 360)" office:value-type="float" office:value="165.639285714286" calcext:value-type="float">
            <text:p>166</text:p>
          </table:table-cell>
          <table:table-cell table:formula="of:=MOD(720+([.$B147]-(18*MOD(720+[.$B147]-[.$AD147];360)/28)); 360)" office:value-type="float" office:value="162.635714285714" calcext:value-type="float">
            <text:p>163</text:p>
          </table:table-cell>
          <table:table-cell table:formula="of:=MOD(720+([.$B147]-(19*MOD(720+[.$B147]-[.$AD147];360)/28)); 360)" office:value-type="float" office:value="159.632142857143" calcext:value-type="float">
            <text:p>160</text:p>
          </table:table-cell>
          <table:table-cell table:formula="of:=MOD(720+([.$B147]-(20*MOD(720+[.$B147]-[.$AD147];360)/28)); 360)" office:value-type="float" office:value="156.628571428571" calcext:value-type="float">
            <text:p>157</text:p>
          </table:table-cell>
          <table:table-cell table:formula="of:=MOD(720+([.$B147]-(21*MOD(720+[.$B147]-[.$AD147];360)/28)); 360)" office:value-type="float" office:value="153.625" calcext:value-type="float">
            <text:p>154</text:p>
          </table:table-cell>
          <table:table-cell table:formula="of:=MOD(720+([.$B147]-(22*MOD(720+[.$B147]-[.$AD147];360)/28)); 360)" office:value-type="float" office:value="150.621428571429" calcext:value-type="float">
            <text:p>151</text:p>
          </table:table-cell>
          <table:table-cell table:formula="of:=MOD(720+([.$B147]-(23*MOD(720+[.$B147]-[.$AD147];360)/28)); 360)" office:value-type="float" office:value="147.617857142857" calcext:value-type="float">
            <text:p>148</text:p>
          </table:table-cell>
          <table:table-cell table:formula="of:=MOD(720+([.$B147]-(24*MOD(720+[.$B147]-[.$AD147];360)/28)); 360)" office:value-type="float" office:value="144.614285714286" calcext:value-type="float">
            <text:p>145</text:p>
          </table:table-cell>
          <table:table-cell table:formula="of:=MOD(720+([.$B147]-(25*MOD(720+[.$B147]-[.$AD147];360)/28)); 360)" office:value-type="float" office:value="141.610714285714" calcext:value-type="float">
            <text:p>142</text:p>
          </table:table-cell>
          <table:table-cell table:formula="of:=MOD(720+([.$B147]-(26*MOD(720+[.$B147]-[.$AD147];360)/28)); 360)" office:value-type="float" office:value="138.607142857143" calcext:value-type="float">
            <text:p>139</text:p>
          </table:table-cell>
          <table:table-cell table:formula="of:=MOD(720+([.$B147]-(27*MOD(720+[.$B147]-[.$AD147];360)/28)); 360)" office:value-type="float" office:value="135.603571428571" calcext:value-type="float">
            <text:p>136</text:p>
          </table:table-cell>
          <table:table-cell table:formula="of:=[.$B138]" office:value-type="float" office:value="132.6" calcext:value-type="float">
            <text:p>133</text:p>
          </table:table-cell>
          <table:table-cell table:formula="of:=MOD(720+([.$B147]-(29*MOD(720+[.$B147]-[.$AD147];360)/28)); 360)" office:value-type="float" office:value="129.596428571429" calcext:value-type="float">
            <text:p>130</text:p>
          </table:table-cell>
          <table:table-cell office:value-type="string" calcext:value-type="string">
            <text:p>Moon</text:p>
          </table:table-cell>
          <table:table-cell table:style-name="ce3" table:formula="of:=[.B147]" office:value-type="float" office:value="216.7" calcext:value-type="float">
            <text:p>216.7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47]" office:value-type="float" office:value="129.596428571429" calcext:value-type="float">
            <text:p>129.6</text:p>
          </table:table-cell>
          <table:table-cell table:style-name="ce16" table:formula="of:=MOD(360+[.AG147]-[.AI147];360)" office:value-type="float" office:value="87.1035714285715" calcext:value-type="float">
            <text:p>87.1</text:p>
          </table:table-cell>
          <table:table-cell/>
          <table:table-cell table:style-name="ce26" table:formula="of:=[.B147]" office:value-type="float" office:value="216.7" calcext:value-type="float">
            <text:p>217</text:p>
          </table:table-cell>
          <table:table-cell table:style-name="ce26" table:formula="of:=[.C147]" office:value-type="float" office:value="213.696428571429" calcext:value-type="float">
            <text:p>214</text:p>
          </table:table-cell>
          <table:table-cell table:style-name="ce26" table:formula="of:=[.D147]" office:value-type="float" office:value="210.692857142857" calcext:value-type="float">
            <text:p>211</text:p>
          </table:table-cell>
          <table:table-cell table:style-name="ce26" table:formula="of:=[.E147]" office:value-type="float" office:value="207.689285714286" calcext:value-type="float">
            <text:p>208</text:p>
          </table:table-cell>
          <table:table-cell table:style-name="ce26" table:formula="of:=[.F147]" office:value-type="float" office:value="204.685714285714" calcext:value-type="float">
            <text:p>205</text:p>
          </table:table-cell>
          <table:table-cell table:style-name="ce32" table:formula="of:=[.G147]" office:value-type="float" office:value="201.682142857143" calcext:value-type="float">
            <text:p>202</text:p>
          </table:table-cell>
          <table:table-cell table:style-name="ce32" table:formula="of:=[.H147]" office:value-type="float" office:value="198.678571428571" calcext:value-type="float">
            <text:p>199</text:p>
          </table:table-cell>
          <table:table-cell table:style-name="ce32" table:formula="of:=[.I147]" office:value-type="float" office:value="195.675" calcext:value-type="float">
            <text:p>196</text:p>
          </table:table-cell>
          <table:table-cell table:style-name="ce26" table:formula="of:=[.J147]" office:value-type="float" office:value="192.671428571429" calcext:value-type="float">
            <text:p>193</text:p>
          </table:table-cell>
          <table:table-cell table:style-name="ce26" table:formula="of:=[.K147]" office:value-type="float" office:value="189.667857142857" calcext:value-type="float">
            <text:p>190</text:p>
          </table:table-cell>
          <table:table-cell table:style-name="ce26" table:formula="of:=[.L147]" office:value-type="float" office:value="186.664285714286" calcext:value-type="float">
            <text:p>187</text:p>
          </table:table-cell>
          <table:table-cell table:style-name="ce26" table:formula="of:=[.M147]" office:value-type="float" office:value="183.660714285714" calcext:value-type="float">
            <text:p>184</text:p>
          </table:table-cell>
          <table:table-cell table:style-name="ce26" table:formula="of:=[.N147]" office:value-type="float" office:value="180.657142857143" calcext:value-type="float">
            <text:p>181</text:p>
          </table:table-cell>
          <table:table-cell table:style-name="ce26" table:formula="of:=[.O147]" office:value-type="float" office:value="177.653571428571" calcext:value-type="float">
            <text:p>178</text:p>
          </table:table-cell>
          <table:table-cell table:style-name="ce26" table:formula="of:=[.P147]" office:value-type="float" office:value="174.65" calcext:value-type="float">
            <text:p>175</text:p>
          </table:table-cell>
          <table:table-cell table:style-name="ce26" table:formula="of:=[.Q147]" office:value-type="float" office:value="171.646428571428" calcext:value-type="float">
            <text:p>172</text:p>
          </table:table-cell>
          <table:table-cell table:style-name="ce26" table:formula="of:=[.R147]" office:value-type="float" office:value="168.642857142857" calcext:value-type="float">
            <text:p>169</text:p>
          </table:table-cell>
          <table:table-cell table:style-name="ce26" table:formula="of:=[.S147]" office:value-type="float" office:value="165.639285714286" calcext:value-type="float">
            <text:p>166</text:p>
          </table:table-cell>
          <table:table-cell table:style-name="ce26" table:formula="of:=[.T147]" office:value-type="float" office:value="162.635714285714" calcext:value-type="float">
            <text:p>163</text:p>
          </table:table-cell>
          <table:table-cell table:style-name="ce26" table:formula="of:=[.U147]" office:value-type="float" office:value="159.632142857143" calcext:value-type="float">
            <text:p>160</text:p>
          </table:table-cell>
          <table:table-cell table:style-name="ce26" table:formula="of:=[.V147]" office:value-type="float" office:value="156.628571428571" calcext:value-type="float">
            <text:p>157</text:p>
          </table:table-cell>
          <table:table-cell table:style-name="ce26" table:formula="of:=[.W147]" office:value-type="float" office:value="153.625" calcext:value-type="float">
            <text:p>154</text:p>
          </table:table-cell>
          <table:table-cell table:style-name="ce26" table:formula="of:=[.X147]" office:value-type="float" office:value="150.621428571429" calcext:value-type="float">
            <text:p>151</text:p>
          </table:table-cell>
          <table:table-cell table:style-name="ce26" table:formula="of:=[.Y147]" office:value-type="float" office:value="147.617857142857" calcext:value-type="float">
            <text:p>148</text:p>
          </table:table-cell>
          <table:table-cell table:style-name="ce26" table:formula="of:=[.Z147]" office:value-type="float" office:value="144.614285714286" calcext:value-type="float">
            <text:p>145</text:p>
          </table:table-cell>
          <table:table-cell table:style-name="ce26" table:formula="of:=[.AA147]" office:value-type="float" office:value="141.610714285714" calcext:value-type="float">
            <text:p>142</text:p>
          </table:table-cell>
          <table:table-cell table:style-name="ce26" table:formula="of:=[.AB147]" office:value-type="float" office:value="138.607142857143" calcext:value-type="float">
            <text:p>139</text:p>
          </table:table-cell>
          <table:table-cell table:style-name="ce26" table:formula="of:=[.AC147]" office:value-type="float" office:value="135.603571428571" calcext:value-type="float">
            <text:p>136</text:p>
          </table:table-cell>
          <table:table-cell table:style-name="ce26" table:formula="of:=[.AD147]" office:value-type="float" office:value="132.6" calcext:value-type="float">
            <text:p>133</text:p>
          </table:table-cell>
          <table:table-cell table:style-name="ce26" table:formula="of:=[.AE147]" office:value-type="float" office:value="129.596428571429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02.4" calcext:value-type="float">
            <text:p>202.4</text:p>
          </table:table-cell>
          <table:table-cell table:formula="of:=MOD(720+([.$B148]-(1*MOD(720+[.$B148]-[.$AD148];360)/28)); 360)" office:value-type="float" office:value="202.15" calcext:value-type="float">
            <text:p>202</text:p>
          </table:table-cell>
          <table:table-cell table:formula="of:=MOD(720+([.$B148]-(2*MOD(720+[.$B148]-[.$AD148];360)/28)); 360)" office:value-type="float" office:value="201.9" calcext:value-type="float">
            <text:p>202</text:p>
          </table:table-cell>
          <table:table-cell table:formula="of:=MOD(720+([.$B148]-(3*MOD(720+[.$B148]-[.$AD148];360)/28)); 360)" office:value-type="float" office:value="201.65" calcext:value-type="float">
            <text:p>202</text:p>
          </table:table-cell>
          <table:table-cell table:formula="of:=MOD(720+([.$B148]-(4*MOD(720+[.$B148]-[.$AD148];360)/28)); 360)" office:value-type="float" office:value="201.4" calcext:value-type="float">
            <text:p>201</text:p>
          </table:table-cell>
          <table:table-cell table:formula="of:=MOD(720+([.$B148]-(5*MOD(720+[.$B148]-[.$AD148];360)/28)); 360)" office:value-type="float" office:value="201.15" calcext:value-type="float">
            <text:p>201</text:p>
          </table:table-cell>
          <table:table-cell table:formula="of:=MOD(720+([.$B148]-(6*MOD(720+[.$B148]-[.$AD148];360)/28)); 360)" office:value-type="float" office:value="200.9" calcext:value-type="float">
            <text:p>201</text:p>
          </table:table-cell>
          <table:table-cell table:formula="of:=MOD(720+([.$B148]-(7*MOD(720+[.$B148]-[.$AD148];360)/28)); 360)" office:value-type="float" office:value="200.65" calcext:value-type="float">
            <text:p>201</text:p>
          </table:table-cell>
          <table:table-cell table:formula="of:=MOD(720+([.$B148]-(8*MOD(720+[.$B148]-[.$AD148];360)/28)); 360)" office:value-type="float" office:value="200.4" calcext:value-type="float">
            <text:p>200</text:p>
          </table:table-cell>
          <table:table-cell table:formula="of:=MOD(720+([.$B148]-(9*MOD(720+[.$B148]-[.$AD148];360)/28)); 360)" office:value-type="float" office:value="200.15" calcext:value-type="float">
            <text:p>200</text:p>
          </table:table-cell>
          <table:table-cell table:formula="of:=MOD(720+([.$B148]-(10*MOD(720+[.$B148]-[.$AD148];360)/28)); 360)" office:value-type="float" office:value="199.9" calcext:value-type="float">
            <text:p>200</text:p>
          </table:table-cell>
          <table:table-cell table:formula="of:=MOD(720+([.$B148]-(11*MOD(720+[.$B148]-[.$AD148];360)/28)); 360)" office:value-type="float" office:value="199.65" calcext:value-type="float">
            <text:p>200</text:p>
          </table:table-cell>
          <table:table-cell table:formula="of:=MOD(720+([.$B148]-(12*MOD(720+[.$B148]-[.$AD148];360)/28)); 360)" office:value-type="float" office:value="199.4" calcext:value-type="float">
            <text:p>199</text:p>
          </table:table-cell>
          <table:table-cell table:formula="of:=MOD(720+([.$B148]-(13*MOD(720+[.$B148]-[.$AD148];360)/28)); 360)" office:value-type="float" office:value="199.15" calcext:value-type="float">
            <text:p>199</text:p>
          </table:table-cell>
          <table:table-cell table:formula="of:=MOD(720+([.$B148]-(14*MOD(720+[.$B148]-[.$AD148];360)/28)); 360)" office:value-type="float" office:value="198.9" calcext:value-type="float">
            <text:p>199</text:p>
          </table:table-cell>
          <table:table-cell table:formula="of:=MOD(720+([.$B148]-(15*MOD(720+[.$B148]-[.$AD148];360)/28)); 360)" office:value-type="float" office:value="198.65" calcext:value-type="float">
            <text:p>199</text:p>
          </table:table-cell>
          <table:table-cell table:formula="of:=MOD(720+([.$B148]-(16*MOD(720+[.$B148]-[.$AD148];360)/28)); 360)" office:value-type="float" office:value="198.4" calcext:value-type="float">
            <text:p>198</text:p>
          </table:table-cell>
          <table:table-cell table:formula="of:=MOD(720+([.$B148]-(17*MOD(720+[.$B148]-[.$AD148];360)/28)); 360)" office:value-type="float" office:value="198.15" calcext:value-type="float">
            <text:p>198</text:p>
          </table:table-cell>
          <table:table-cell table:formula="of:=MOD(720+([.$B148]-(18*MOD(720+[.$B148]-[.$AD148];360)/28)); 360)" office:value-type="float" office:value="197.9" calcext:value-type="float">
            <text:p>198</text:p>
          </table:table-cell>
          <table:table-cell table:formula="of:=MOD(720+([.$B148]-(19*MOD(720+[.$B148]-[.$AD148];360)/28)); 360)" office:value-type="float" office:value="197.65" calcext:value-type="float">
            <text:p>198</text:p>
          </table:table-cell>
          <table:table-cell table:formula="of:=MOD(720+([.$B148]-(20*MOD(720+[.$B148]-[.$AD148];360)/28)); 360)" office:value-type="float" office:value="197.4" calcext:value-type="float">
            <text:p>197</text:p>
          </table:table-cell>
          <table:table-cell table:formula="of:=MOD(720+([.$B148]-(21*MOD(720+[.$B148]-[.$AD148];360)/28)); 360)" office:value-type="float" office:value="197.15" calcext:value-type="float">
            <text:p>197</text:p>
          </table:table-cell>
          <table:table-cell table:formula="of:=MOD(720+([.$B148]-(22*MOD(720+[.$B148]-[.$AD148];360)/28)); 360)" office:value-type="float" office:value="196.9" calcext:value-type="float">
            <text:p>197</text:p>
          </table:table-cell>
          <table:table-cell table:formula="of:=MOD(720+([.$B148]-(23*MOD(720+[.$B148]-[.$AD148];360)/28)); 360)" office:value-type="float" office:value="196.65" calcext:value-type="float">
            <text:p>197</text:p>
          </table:table-cell>
          <table:table-cell table:formula="of:=MOD(720+([.$B148]-(24*MOD(720+[.$B148]-[.$AD148];360)/28)); 360)" office:value-type="float" office:value="196.4" calcext:value-type="float">
            <text:p>196</text:p>
          </table:table-cell>
          <table:table-cell table:formula="of:=MOD(720+([.$B148]-(25*MOD(720+[.$B148]-[.$AD148];360)/28)); 360)" office:value-type="float" office:value="196.15" calcext:value-type="float">
            <text:p>196</text:p>
          </table:table-cell>
          <table:table-cell table:formula="of:=MOD(720+([.$B148]-(26*MOD(720+[.$B148]-[.$AD148];360)/28)); 360)" office:value-type="float" office:value="195.9" calcext:value-type="float">
            <text:p>196</text:p>
          </table:table-cell>
          <table:table-cell table:formula="of:=MOD(720+([.$B148]-(27*MOD(720+[.$B148]-[.$AD148];360)/28)); 360)" office:value-type="float" office:value="195.65" calcext:value-type="float">
            <text:p>196</text:p>
          </table:table-cell>
          <table:table-cell table:formula="of:=[.B139]" office:value-type="float" office:value="195.4" calcext:value-type="float">
            <text:p>195</text:p>
          </table:table-cell>
          <table:table-cell table:formula="of:=[.$B148]-(29*([.$B148]-[.$AD148])/28)" office:value-type="float" office:value="195.15" calcext:value-type="float">
            <text:p>195</text:p>
          </table:table-cell>
          <table:table-cell office:value-type="string" calcext:value-type="string">
            <text:p>Sun</text:p>
          </table:table-cell>
          <table:table-cell table:style-name="ce15" table:formula="of:=[.B148]" office:value-type="float" office:value="202.4" calcext:value-type="float">
            <text:p>202.4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48]" office:value-type="float" office:value="195.15" calcext:value-type="float">
            <text:p>195.2</text:p>
          </table:table-cell>
          <table:table-cell table:formula="of:=MOD((([.AG148]+[.AI148])/2)+0;360)" office:value-type="float" office:value="198.775" calcext:value-type="float">
            <text:p>199</text:p>
          </table:table-cell>
          <table:table-cell/>
          <table:table-cell table:style-name="ce25"/>
          <table:table-cell table:style-name="ce43" office:value-type="string" calcext:value-type="string" table:number-columns-spanned="3" table:number-rows-spanned="1">
            <text:p>Mars</text:p>
          </table:table-cell>
          <table:covered-table-cell table:number-columns-repeated="2" table:style-name="ce43" office:value-type="string" calcext:value-type="string">
            <text:p>Mars</text:p>
          </table:covered-table-cell>
          <table:table-cell table:style-name="ce25"/>
          <table:table-cell table:style-name="ce29" office:value-type="string" calcext:value-type="string" table:number-columns-spanned="3" table:number-rows-spanned="1">
            <text:p>Sun</text:p>
          </table:table-cell>
          <table:covered-table-cell table:number-columns-repeated="2" table:style-name="ce15" office:value-type="string" calcext:value-type="string">
            <text:p>Sun</text:p>
          </table:covered-table-cell>
          <table:table-cell table:style-name="ce25" table:number-columns-repeated="12"/>
          <table:table-cell table:style-name="ce40" office:value-type="string" calcext:value-type="string" table:number-columns-spanned="4" table:number-rows-spanned="1">
            <text:p>Venus</text:p>
          </table:table-cell>
          <table:covered-table-cell table:number-columns-repeated="3" table:style-name="ce40" office:value-type="string" calcext:value-type="string">
            <text:p>Venus</text:p>
          </table:covered-table-cell>
          <table:table-cell table:style-name="ce25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99.3" calcext:value-type="float">
            <text:p>199.3</text:p>
          </table:table-cell>
          <table:table-cell table:formula="of:=IF(MIN(ABS(MOD([.C147];90)-MOD([.C148];90));ABS(MOD([.C148];90)-MOD([.C147];90))) &lt; 10; MIN(ABS(MOD([.C147];90)-MOD([.C148];90));ABS(MOD([.C148];90)-MOD([.C147];90)));&quot;&quot;)">
            <text:p/>
          </table:table-cell>
          <table:table-cell table:formula="of:=IF(MIN(ABS(MOD([.D147];90)-MOD([.D148];90));ABS(MOD([.D148];90)-MOD([.D147];90))) &lt; 10; MIN(ABS(MOD([.D147];90)-MOD([.D148];90));ABS(MOD([.D148];90)-MOD([.D147];90)));&quot;&quot;)" office:value-type="float" office:value="8.792857142857" calcext:value-type="float">
            <text:p>9</text:p>
          </table:table-cell>
          <table:table-cell table:formula="of:=IF(MIN(ABS(MOD([.E147];90)-MOD([.E148];90));ABS(MOD([.E148];90)-MOD([.E147];90))) &lt; 10; MIN(ABS(MOD([.E147];90)-MOD([.E148];90));ABS(MOD([.E148];90)-MOD([.E147];90)));&quot;&quot;)" office:value-type="float" office:value="6.039285714286" calcext:value-type="float">
            <text:p>6</text:p>
          </table:table-cell>
          <table:table-cell table:formula="of:=IF(MIN(ABS(MOD([.F147];90)-MOD([.F148];90));ABS(MOD([.F148];90)-MOD([.F147];90))) &lt; 10; MIN(ABS(MOD([.F147];90)-MOD([.F148];90));ABS(MOD([.F148];90)-MOD([.F147];90)));&quot;&quot;)" office:value-type="float" office:value="3.28571428571399" calcext:value-type="float">
            <text:p>3</text:p>
          </table:table-cell>
          <table:table-cell table:formula="of:=IF(MIN(ABS(MOD([.G147];90)-MOD([.G148];90));ABS(MOD([.G148];90)-MOD([.G147];90))) &lt; 10; MIN(ABS(MOD([.G147];90)-MOD([.G148];90));ABS(MOD([.G148];90)-MOD([.G147];90)));&quot;&quot;)" office:value-type="float" office:value="0.532142857142986" calcext:value-type="float">
            <text:p>1</text:p>
          </table:table-cell>
          <table:table-cell table:formula="of:=IF(MIN(ABS(MOD([.H147];90)-MOD([.H148];90));ABS(MOD([.H148];90)-MOD([.H147];90))) &lt; 10; MIN(ABS(MOD([.H147];90)-MOD([.H148];90));ABS(MOD([.H148];90)-MOD([.H147];90)));&quot;&quot;)" office:value-type="float" office:value="2.22142857142902" calcext:value-type="float">
            <text:p>2</text:p>
          </table:table-cell>
          <table:table-cell table:formula="of:=IF(MIN(ABS(MOD([.I147];90)-MOD([.I148];90));ABS(MOD([.I148];90)-MOD([.I147];90))) &lt; 10; MIN(ABS(MOD([.I147];90)-MOD([.I148];90));ABS(MOD([.I148];90)-MOD([.I147];90)));&quot;&quot;)" office:value-type="float" office:value="4.97499999999999" calcext:value-type="float">
            <text:p>5</text:p>
          </table:table-cell>
          <table:table-cell table:formula="of:=IF(MIN(ABS(MOD([.J147];90)-MOD([.J148];90));ABS(MOD([.J148];90)-MOD([.J147];90))) &lt; 10; MIN(ABS(MOD([.J147];90)-MOD([.J148];90));ABS(MOD([.J148];90)-MOD([.J147];90)));&quot;&quot;)" office:value-type="float" office:value="7.728571428571" calcext:value-type="float">
            <text:p>8</text:p>
          </table:table-cell>
          <table:table-cell table:formula="of:=IF(MIN(ABS(MOD([.K147];90)-MOD([.K148];90));ABS(MOD([.K148];90)-MOD([.K147];90))) &lt; 10; MIN(ABS(MOD([.K147];90)-MOD([.K148];90));ABS(MOD([.K148];90)-MOD([.K147];90)));&quot;&quot;)">
            <text:p/>
          </table:table-cell>
          <table:table-cell table:formula="of:=IF(MIN(ABS(MOD([.L147];90)-MOD([.L148];90));ABS(MOD([.L148];90)-MOD([.L147];90))) &lt; 10; MIN(ABS(MOD([.L147];90)-MOD([.L148];90));ABS(MOD([.L148];90)-MOD([.L147];90)));&quot;&quot;)">
            <text:p/>
          </table:table-cell>
          <table:table-cell table:formula="of:=IF(MIN(ABS(MOD([.M147];90)-MOD([.M148];90));ABS(MOD([.M148];90)-MOD([.M147];90))) &lt; 10; MIN(ABS(MOD([.M147];90)-MOD([.M148];90));ABS(MOD([.M148];90)-MOD([.M147];90)));&quot;&quot;)">
            <text:p/>
          </table:table-cell>
          <table:table-cell table:formula="of:=IF(MIN(ABS(MOD([.N147];90)-MOD([.N148];90));ABS(MOD([.N148];90)-MOD([.N147];90))) &lt; 10; MIN(ABS(MOD([.N147];90)-MOD([.N148];90));ABS(MOD([.N148];90)-MOD([.N147];90)));&quot;&quot;)">
            <text:p/>
          </table:table-cell>
          <table:table-cell table:formula="of:=IF(MIN(ABS(MOD([.O147];90)-MOD([.O148];90));ABS(MOD([.O148];90)-MOD([.O147];90))) &lt; 10; MIN(ABS(MOD([.O147];90)-MOD([.O148];90));ABS(MOD([.O148];90)-MOD([.O147];90)));&quot;&quot;)">
            <text:p/>
          </table:table-cell>
          <table:table-cell table:formula="of:=IF(MIN(ABS(MOD([.P147];90)-MOD([.P148];90));ABS(MOD([.P148];90)-MOD([.P147];90))) &lt; 10; MIN(ABS(MOD([.P147];90)-MOD([.P148];90));ABS(MOD([.P148];90)-MOD([.P147];90)));&quot;&quot;)">
            <text:p/>
          </table:table-cell>
          <table:table-cell table:formula="of:=IF(MIN(ABS(MOD([.Q147];90)-MOD([.Q148];90));ABS(MOD([.Q148];90)-MOD([.Q147];90))) &lt; 10; MIN(ABS(MOD([.Q147];90)-MOD([.Q148];90));ABS(MOD([.Q148];90)-MOD([.Q147];90)));&quot;&quot;)">
            <text:p/>
          </table:table-cell>
          <table:table-cell table:formula="of:=IF(MIN(ABS(MOD([.R147];90)-MOD([.R148];90));ABS(MOD([.R148];90)-MOD([.R147];90))) &lt; 10; MIN(ABS(MOD([.R147];90)-MOD([.R148];90));ABS(MOD([.R148];90)-MOD([.R147];90)));&quot;&quot;)">
            <text:p/>
          </table:table-cell>
          <table:table-cell table:formula="of:=IF(MIN(ABS(MOD([.S147];90)-MOD([.S148];90));ABS(MOD([.S148];90)-MOD([.S147];90))) &lt; 10; MIN(ABS(MOD([.S147];90)-MOD([.S148];90));ABS(MOD([.S148];90)-MOD([.S147];90)));&quot;&quot;)">
            <text:p/>
          </table:table-cell>
          <table:table-cell table:formula="of:=IF(MIN(ABS(MOD([.T147];90)-MOD([.T148];90));ABS(MOD([.T148];90)-MOD([.T147];90))) &lt; 10; MIN(ABS(MOD([.T147];90)-MOD([.T148];90));ABS(MOD([.T148];90)-MOD([.T147];90)));&quot;&quot;)">
            <text:p/>
          </table:table-cell>
          <table:table-cell table:formula="of:=IF(MIN(ABS(MOD([.U147];90)-MOD([.U148];90));ABS(MOD([.U148];90)-MOD([.U147];90))) &lt; 10; MIN(ABS(MOD([.U147];90)-MOD([.U148];90));ABS(MOD([.U148];90)-MOD([.U147];90)));&quot;&quot;)">
            <text:p/>
          </table:table-cell>
          <table:table-cell table:formula="of:=IF(MIN(ABS(MOD([.V147];90)-MOD([.V148];90));ABS(MOD([.V148];90)-MOD([.V147];90))) &lt; 10; MIN(ABS(MOD([.V147];90)-MOD([.V148];90));ABS(MOD([.V148];90)-MOD([.V147];90)));&quot;&quot;)">
            <text:p/>
          </table:table-cell>
          <table:table-cell table:formula="of:=IF(MIN(ABS(MOD([.W147];90)-MOD([.W148];90));ABS(MOD([.W148];90)-MOD([.W147];90))) &lt; 10; MIN(ABS(MOD([.W147];90)-MOD([.W148];90));ABS(MOD([.W148];90)-MOD([.W147];90)));&quot;&quot;)">
            <text:p/>
          </table:table-cell>
          <table:table-cell table:formula="of:=IF(MIN(ABS(MOD([.X147];90)-MOD([.X148];90));ABS(MOD([.X148];90)-MOD([.X147];90))) &lt; 10; MIN(ABS(MOD([.X147];90)-MOD([.X148];90));ABS(MOD([.X148];90)-MOD([.X147];90)));&quot;&quot;)">
            <text:p/>
          </table:table-cell>
          <table:table-cell table:formula="of:=IF(MIN(ABS(MOD([.Y147];90)-MOD([.Y148];90));ABS(MOD([.Y148];90)-MOD([.Y147];90))) &lt; 10; MIN(ABS(MOD([.Y147];90)-MOD([.Y148];90));ABS(MOD([.Y148];90)-MOD([.Y147];90)));&quot;&quot;)">
            <text:p/>
          </table:table-cell>
          <table:table-cell table:formula="of:=IF(MIN(ABS(MOD([.Z147];90)-MOD([.Z148];90));ABS(MOD([.Z148];90)-MOD([.Z147];90))) &lt; 10; MIN(ABS(MOD([.Z147];90)-MOD([.Z148];90));ABS(MOD([.Z148];90)-MOD([.Z147];90)));&quot;&quot;)">
            <text:p/>
          </table:table-cell>
          <table:table-cell table:formula="of:=IF(MIN(ABS(MOD([.AA147];90)-MOD([.AA148];90));ABS(MOD([.AA148];90)-MOD([.AA147];90))) &lt; 10; MIN(ABS(MOD([.AA147];90)-MOD([.AA148];90));ABS(MOD([.AA148];90)-MOD([.AA147];90)));&quot;&quot;)">
            <text:p/>
          </table:table-cell>
          <table:table-cell table:formula="of:=IF(MIN(ABS(MOD([.AB147];90)-MOD([.AB148];90));ABS(MOD([.AB148];90)-MOD([.AB147];90))) &lt; 10; MIN(ABS(MOD([.AB147];90)-MOD([.AB148];90));ABS(MOD([.AB148];90)-MOD([.AB147];90)));&quot;&quot;)">
            <text:p/>
          </table:table-cell>
          <table:table-cell table:formula="of:=IF(MIN(ABS(MOD([.AC147];90)-MOD([.AC148];90));ABS(MOD([.AC148];90)-MOD([.AC147];90))) &lt; 10; MIN(ABS(MOD([.AC147];90)-MOD([.AC148];90));ABS(MOD([.AC148];90)-MOD([.AC147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149]-(29*([.$B149]-[.$AD149])/28)" office:value-type="float" office:value="68.9035714285714" calcext:value-type="float">
            <text:p>69</text:p>
          </table:table-cell>
          <table:table-cell office:value-type="string" calcext:value-type="string">
            <text:p>Mercury</text:p>
          </table:table-cell>
          <table:table-cell table:style-name="ce12" table:formula="of:=[.B149]" office:value-type="float" office:value="199.3" calcext:value-type="float">
            <text:p>199.3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49]" office:value-type="float" office:value="68.9035714285714" calcext:value-type="float">
            <text:p>68.9</text:p>
          </table:table-cell>
          <table:table-cell table:style-name="ce24" table:formula="of:=MOD((([.AG148]+[.AI148])/2)+45;360)" office:value-type="float" office:value="243.775" calcext:value-type="float">
            <text:p>244</text:p>
          </table:table-cell>
          <table:table-cell/>
          <table:table-cell table:style-name="ce25" table:number-columns-repeated="6"/>
          <table:table-cell table:style-name="ce42" office:value-type="string" calcext:value-type="string" table:number-columns-spanned="5" table:number-rows-spanned="1">
            <text:p>Mercury</text:p>
          </table:table-cell>
          <table:covered-table-cell table:number-columns-repeated="4" table:style-name="ce42" office:value-type="string" calcext:value-type="string">
            <text:p>Mercury</text:p>
          </table:covered-table-cell>
          <table:table-cell table:style-name="ce25" table:number-columns-repeated="19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56.2" calcext:value-type="float">
            <text:p>156.2</text:p>
          </table:table-cell>
          <table:table-cell table:number-columns-repeated="3"/>
          <table:table-cell table:formula="of:=[.$AD150]+(6 * ([.$B150]-[.$AD150])/7)" office:value-type="float" office:value="152.728571428571" calcext:value-type="float">
            <text:p>153</text:p>
          </table:table-cell>
          <table:table-cell table:number-columns-repeated="3"/>
          <table:table-cell table:formula="of:=[.$AD150]+(6 * ([.$B150]-[.$AD150])/7)" office:value-type="float" office:value="152.728571428571" calcext:value-type="float">
            <text:p>153</text:p>
          </table:table-cell>
          <table:table-cell table:number-columns-repeated="3"/>
          <table:table-cell table:formula="of:=[.$AD150]+(6 * ([.$B150]-[.$AD150])/7)" office:value-type="float" office:value="152.728571428571" calcext:value-type="float">
            <text:p>153</text:p>
          </table:table-cell>
          <table:table-cell table:number-columns-repeated="3"/>
          <table:table-cell table:formula="of:=[.$AD150]+(6 * ([.$B150]-[.$AD150])/7)" office:value-type="float" office:value="152.728571428571" calcext:value-type="float">
            <text:p>153</text:p>
          </table:table-cell>
          <table:table-cell table:number-columns-repeated="3"/>
          <table:table-cell table:formula="of:=[.$AD150]+(6 * ([.$B150]-[.$AD150])/7)" office:value-type="float" office:value="152.728571428571" calcext:value-type="float">
            <text:p>153</text:p>
          </table:table-cell>
          <table:table-cell table:number-columns-repeated="3"/>
          <table:table-cell table:formula="of:=[.$AD150]+(6 * ([.$B150]-[.$AD150])/7)" office:value-type="float" office:value="152.728571428571" calcext:value-type="float">
            <text:p>153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50]-(29*([.$B150]-[.$AD150])/28)" office:value-type="float" office:value="131.032142857143" calcext:value-type="float">
            <text:p>131</text:p>
          </table:table-cell>
          <table:table-cell office:value-type="string" calcext:value-type="string">
            <text:p>Venus</text:p>
          </table:table-cell>
          <table:table-cell table:style-name="ce10" table:formula="of:=[.B150]" office:value-type="float" office:value="156.2" calcext:value-type="float">
            <text:p>156.2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50]" office:value-type="float" office:value="131.032142857143" calcext:value-type="float">
            <text:p>131.0</text:p>
          </table:table-cell>
          <table:table-cell table:formula="of:=MOD((([.AG148]+[.AI148])/2)+90;360)" office:value-type="float" office:value="288.775" calcext:value-type="float">
            <text:p>289</text:p>
          </table:table-cell>
          <table:table-cell/>
          <table:table-cell table:style-name="ce65" office:value-type="string" calcext:value-type="string" table:number-columns-spanned="3" table:number-rows-spanned="1">
            <text:p>Scorpio</text:p>
          </table:table-cell>
          <table:covered-table-cell table:number-columns-repeated="2" table:style-name="ce35"/>
          <table:table-cell table:style-name="ce66" office:value-type="string" calcext:value-type="string" table:number-columns-spanned="10" table:number-rows-spanned="1">
            <text:p>Libra</text:p>
          </table:table-cell>
          <table:covered-table-cell table:number-columns-repeated="9" table:style-name="ce36"/>
          <table:table-cell table:style-name="ce63" office:value-type="string" calcext:value-type="string" table:number-columns-spanned="10" table:number-rows-spanned="1">
            <text:p>Virgo</text:p>
          </table:table-cell>
          <table:covered-table-cell table:number-columns-repeated="9" table:style-name="ce37"/>
          <table:table-cell table:style-name="ce64" office:value-type="string" calcext:value-type="string" table:number-columns-spanned="7" table:number-rows-spanned="1">
            <text:p>Leo</text:p>
          </table:table-cell>
          <table:covered-table-cell table:number-columns-repeated="6" table:style-name="ce34"/>
          <table:table-cell table:number-columns-repeated="3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212.6" calcext:value-type="float">
            <text:p>212.6</text:p>
          </table:table-cell>
          <table:table-cell table:number-columns-repeated="3"/>
          <table:table-cell table:formula="of:=[.$AD151]+(6 * ([.$B151]-[.$AD151])/7)" office:value-type="float" office:value="211.928571428571" calcext:value-type="float">
            <text:p>212</text:p>
          </table:table-cell>
          <table:table-cell table:number-columns-repeated="3"/>
          <table:table-cell table:formula="of:=[.$AD151]+(5 * ([.$B151]-[.$AD151])/7)" office:value-type="float" office:value="211.257142857143" calcext:value-type="float">
            <text:p>211</text:p>
          </table:table-cell>
          <table:table-cell table:number-columns-repeated="3"/>
          <table:table-cell table:formula="of:=[.$AD151]+(4 * ([.$B151]-[.$AD151])/7)" office:value-type="float" office:value="210.585714285714" calcext:value-type="float">
            <text:p>211</text:p>
          </table:table-cell>
          <table:table-cell table:number-columns-repeated="3"/>
          <table:table-cell table:formula="of:=[.$AD151]+(3 * ([.$B151]-[.$AD151])/7)" office:value-type="float" office:value="209.914285714286" calcext:value-type="float">
            <text:p>210</text:p>
          </table:table-cell>
          <table:table-cell table:number-columns-repeated="3"/>
          <table:table-cell table:formula="of:=[.$AD151]+(2 * ([.$B151]-[.$AD151])/7)" office:value-type="float" office:value="209.242857142857" calcext:value-type="float">
            <text:p>209</text:p>
          </table:table-cell>
          <table:table-cell table:number-columns-repeated="3"/>
          <table:table-cell table:formula="of:=[.$AD151]+(1*([.$B151]-[.$AD151])/7)" office:value-type="float" office:value="208.571428571429" calcext:value-type="float">
            <text:p>209</text:p>
          </table:table-cell>
          <table:table-cell table:number-columns-repeated="3"/>
          <table:table-cell table:formula="of:=[.B142]" office:value-type="float" office:value="207.9" calcext:value-type="float">
            <text:p>208</text:p>
          </table:table-cell>
          <table:table-cell table:formula="of:=[.$B151]-(29*([.$B151]-[.$AD151])/28)" office:value-type="float" office:value="207.732142857143" calcext:value-type="float">
            <text:p>208</text:p>
          </table:table-cell>
          <table:table-cell office:value-type="string" calcext:value-type="string">
            <text:p>Mars</text:p>
          </table:table-cell>
          <table:table-cell table:style-name="ce13" table:formula="of:=[.B151]" office:value-type="float" office:value="212.6" calcext:value-type="float">
            <text:p>212.6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51]" office:value-type="float" office:value="207.732142857143" calcext:value-type="float">
            <text:p>207.7</text:p>
          </table:table-cell>
          <table:table-cell table:style-name="ce24" table:formula="of:=MOD((([.AG148]+[.AI148])/2)+135;360)" office:value-type="float" office:value="333.775" calcext:value-type="float">
            <text:p>33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2.9" calcext:value-type="float">
            <text:p>42.9</text:p>
          </table:table-cell>
          <table:table-cell table:number-columns-repeated="3"/>
          <table:table-cell table:formula="of:=[.$AD152]+(6 * ([.$B152]-[.$AD152])/7)" office:value-type="float" office:value="43.0142857142857" calcext:value-type="float">
            <text:p>43</text:p>
          </table:table-cell>
          <table:table-cell table:number-columns-repeated="3"/>
          <table:table-cell table:formula="of:=[.$AD152]+(5 * ([.$B152]-[.$AD152])/7)" office:value-type="float" office:value="43.1285714285714" calcext:value-type="float">
            <text:p>43</text:p>
          </table:table-cell>
          <table:table-cell table:number-columns-repeated="3"/>
          <table:table-cell table:formula="of:=[.$AD152]+(4 * ([.$B152]-[.$AD152])/7)" office:value-type="float" office:value="43.2428571428571" calcext:value-type="float">
            <text:p>43</text:p>
          </table:table-cell>
          <table:table-cell table:number-columns-repeated="3"/>
          <table:table-cell table:formula="of:=[.$AD152]+(3 * ([.$B152]-[.$AD152])/7)" office:value-type="float" office:value="43.3571428571429" calcext:value-type="float">
            <text:p>43</text:p>
          </table:table-cell>
          <table:table-cell table:number-columns-repeated="3"/>
          <table:table-cell table:formula="of:=[.$AD152]+(2 * ([.$B152]-[.$AD152])/7)" office:value-type="float" office:value="43.4714285714286" calcext:value-type="float">
            <text:p>43</text:p>
          </table:table-cell>
          <table:table-cell table:number-columns-repeated="3"/>
          <table:table-cell table:formula="of:=[.$AD152]+(1*([.$B152]-[.$AD152])/7)" office:value-type="float" office:value="43.5857142857143" calcext:value-type="float">
            <text:p>44</text:p>
          </table:table-cell>
          <table:table-cell table:number-columns-repeated="3"/>
          <table:table-cell table:formula="of:=[.B143]" office:value-type="float" office:value="43.7" calcext:value-type="float">
            <text:p>44</text:p>
          </table:table-cell>
          <table:table-cell table:formula="of:=[.$B152]-(29*([.$B152]-[.$AD152])/28)" office:value-type="float" office:value="43.7285714285714" calcext:value-type="float">
            <text:p>44</text:p>
          </table:table-cell>
          <table:table-cell office:value-type="string" calcext:value-type="string">
            <text:p>Jupiter</text:p>
          </table:table-cell>
          <table:table-cell table:style-name="ce11" table:formula="of:=[.B152]" office:value-type="float" office:value="42.9" calcext:value-type="float">
            <text:p>42.9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52]" office:value-type="float" office:value="43.7285714285714" calcext:value-type="float">
            <text:p>43.7</text:p>
          </table:table-cell>
          <table:table-cell table:formula="of:=MOD((([.AG148]+[.AI148])/2)+180;360)" office:value-type="float" office:value="18.775" calcext:value-type="float">
            <text:p>1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0.9" calcext:value-type="float">
            <text:p>330.9</text:p>
          </table:table-cell>
          <table:table-cell table:number-columns-repeated="3"/>
          <table:table-cell table:formula="of:=[.$AD153]+(6 * ([.$B153]-[.$AD153])/7)" office:value-type="float" office:value="330.928571428571" calcext:value-type="float">
            <text:p>331</text:p>
          </table:table-cell>
          <table:table-cell table:number-columns-repeated="3"/>
          <table:table-cell table:formula="of:=[.$AD153]+(5 * ([.$B153]-[.$AD153])/7)" office:value-type="float" office:value="330.957142857143" calcext:value-type="float">
            <text:p>331</text:p>
          </table:table-cell>
          <table:table-cell table:number-columns-repeated="3"/>
          <table:table-cell table:formula="of:=[.$AD153]+(4 * ([.$B153]-[.$AD153])/7)" office:value-type="float" office:value="330.985714285714" calcext:value-type="float">
            <text:p>331</text:p>
          </table:table-cell>
          <table:table-cell table:number-columns-repeated="3"/>
          <table:table-cell table:formula="of:=[.$AD153]+(3 * ([.$B153]-[.$AD153])/7)" office:value-type="float" office:value="331.014285714286" calcext:value-type="float">
            <text:p>331</text:p>
          </table:table-cell>
          <table:table-cell table:number-columns-repeated="3"/>
          <table:table-cell table:formula="of:=[.$AD153]+(2 * ([.$B153]-[.$AD153])/7)" office:value-type="float" office:value="331.042857142857" calcext:value-type="float">
            <text:p>331</text:p>
          </table:table-cell>
          <table:table-cell table:number-columns-repeated="3"/>
          <table:table-cell table:formula="of:=[.$AD153]+(1*([.$B153]-[.$AD153])/7)" office:value-type="float" office:value="331.071428571429" calcext:value-type="float">
            <text:p>331</text:p>
          </table:table-cell>
          <table:table-cell table:number-columns-repeated="3"/>
          <table:table-cell table:formula="of:=[.B144]" office:value-type="float" office:value="331.1" calcext:value-type="float">
            <text:p>331</text:p>
          </table:table-cell>
          <table:table-cell table:formula="of:=[.$B153]-(29*([.$B153]-[.$AD153])/28)" office:value-type="float" office:value="331.107142857143" calcext:value-type="float">
            <text:p>331</text:p>
          </table:table-cell>
          <table:table-cell office:value-type="string" calcext:value-type="string">
            <text:p>Saturn</text:p>
          </table:table-cell>
          <table:table-cell table:style-name="ce9" table:formula="of:=[.B153]" office:value-type="float" office:value="330.9" calcext:value-type="float">
            <text:p>330.9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53]" office:value-type="float" office:value="331.107142857143" calcext:value-type="float">
            <text:p>331.1</text:p>
          </table:table-cell>
          <table:table-cell table:style-name="ce24" table:formula="of:=MOD((([.AG148]+[.AI148])/2)+225;360)" office:value-type="float" office:value="63.775" calcext:value-type="float">
            <text:p>64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48]+[.AI148])/2)+270;360)" office:value-type="float" office:value="108.775" calcext:value-type="float">
            <text:p>109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55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J155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N155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table:formula="of:=[.R155]+1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table:formula="of:=[.V155]+1" office:value-type="float" office:value="19" calcext:value-type="float">
            <text:p>19</text:p>
          </table:table-cell>
          <table:table-cell table:style-name="ce30"/>
          <table:table-cell table:style-name="ce31"/>
          <table:table-cell table:style-name="ce30"/>
          <table:table-cell table:style-name="ce3" table:formula="of:=[.Z155]+1" office:value-type="float" office:value="18" calcext:value-type="float">
            <text:p>18</text:p>
          </table:table-cell>
          <table:table-cell table:style-name="ce30"/>
          <table:table-cell table:style-name="ce31"/>
          <table:table-cell table:style-name="ce30"/>
          <table:table-cell table:style-name="ce3" table:formula="of:=[.AD155]+1" office:value-type="float" office:value="17" calcext:value-type="float">
            <text:p>17</text:p>
          </table:table-cell>
          <table:table-cell table:style-name="ce30"/>
          <table:table-cell table:style-name="ce31"/>
          <table:table-cell table:style-name="ce30"/>
          <table:table-cell table:style-name="ce3" table:formula="of:=[.B146]" office:value-type="float" office:value="16" calcext:value-type="float">
            <text:p>16</text:p>
          </table:table-cell>
          <table:table-cell table:style-name="ce30"/>
          <table:table-cell table:number-columns-repeated="4"/>
          <table:table-cell table:style-name="ce24" table:formula="of:=MOD((([.AG148]+[.AI148])/2)+315;360)" office:value-type="float" office:value="153.775" calcext:value-type="float">
            <text:p>154</text:p>
          </table:table-cell>
          <table:table-cell/>
          <table:table-cell table:style-name="ce3" table:formula="of:=[.AP155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AT155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AX155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table:formula="of:=[.BB155]+1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table:formula="of:=[.BF155]+1" office:value-type="float" office:value="19" calcext:value-type="float">
            <text:p>19</text:p>
          </table:table-cell>
          <table:table-cell table:style-name="ce30"/>
          <table:table-cell table:style-name="ce31"/>
          <table:table-cell table:style-name="ce30"/>
          <table:table-cell table:style-name="ce3" table:formula="of:=[.BJ155]+1" office:value-type="float" office:value="18" calcext:value-type="float">
            <text:p>18</text:p>
          </table:table-cell>
          <table:table-cell table:style-name="ce30"/>
          <table:table-cell table:style-name="ce31"/>
          <table:table-cell table:style-name="ce30"/>
          <table:table-cell table:style-name="ce3" table:formula="of:=[.BN155]+1" office:value-type="float" office:value="17" calcext:value-type="float">
            <text:p>17</text:p>
          </table:table-cell>
          <table:table-cell table:style-name="ce30"/>
          <table:table-cell table:style-name="ce31"/>
          <table:table-cell table:style-name="ce30"/>
          <table:table-cell table:style-name="ce3" table:formula="of:=[.AL146]" office:value-type="float" office:value="16" calcext:value-type="float">
            <text:p>16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309.6" calcext:value-type="float">
            <text:p>309.6</text:p>
          </table:table-cell>
          <table:table-cell table:formula="of:=MOD(720+([.$B156]-(1*MOD(720+[.$B156]-[.$AD156];360)/28)); 360)" office:value-type="float" office:value="306.282142857143" calcext:value-type="float">
            <text:p>306</text:p>
          </table:table-cell>
          <table:table-cell table:formula="of:=MOD(720+([.$B156]-(2*MOD(720+[.$B156]-[.$AD156];360)/28)); 360)" office:value-type="float" office:value="302.964285714286" calcext:value-type="float">
            <text:p>303</text:p>
          </table:table-cell>
          <table:table-cell table:formula="of:=MOD(720+([.$B156]-(3*MOD(720+[.$B156]-[.$AD156];360)/28)); 360)" office:value-type="float" office:value="299.646428571429" calcext:value-type="float">
            <text:p>300</text:p>
          </table:table-cell>
          <table:table-cell table:formula="of:=MOD(720+([.$B156]-(4*MOD(720+[.$B156]-[.$AD156];360)/28)); 360)" office:value-type="float" office:value="296.328571428571" calcext:value-type="float">
            <text:p>296</text:p>
          </table:table-cell>
          <table:table-cell table:formula="of:=MOD(720+([.$B156]-(5*MOD(720+[.$B156]-[.$AD156];360)/28)); 360)" office:value-type="float" office:value="293.010714285714" calcext:value-type="float">
            <text:p>293</text:p>
          </table:table-cell>
          <table:table-cell table:formula="of:=MOD(720+([.$B156]-(6*MOD(720+[.$B156]-[.$AD156];360)/28)); 360)" office:value-type="float" office:value="289.692857142857" calcext:value-type="float">
            <text:p>290</text:p>
          </table:table-cell>
          <table:table-cell table:formula="of:=MOD(720+([.$B156]-(7*MOD(720+[.$B156]-[.$AD156];360)/28)); 360)" office:value-type="float" office:value="286.375" calcext:value-type="float">
            <text:p>286</text:p>
          </table:table-cell>
          <table:table-cell table:formula="of:=MOD(720+([.$B156]-(8*MOD(720+[.$B156]-[.$AD156];360)/28)); 360)" office:value-type="float" office:value="283.057142857143" calcext:value-type="float">
            <text:p>283</text:p>
          </table:table-cell>
          <table:table-cell table:formula="of:=MOD(720+([.$B156]-(9*MOD(720+[.$B156]-[.$AD156];360)/28)); 360)" office:value-type="float" office:value="279.739285714286" calcext:value-type="float">
            <text:p>280</text:p>
          </table:table-cell>
          <table:table-cell table:formula="of:=MOD(720+([.$B156]-(10*MOD(720+[.$B156]-[.$AD156];360)/28)); 360)" office:value-type="float" office:value="276.421428571429" calcext:value-type="float">
            <text:p>276</text:p>
          </table:table-cell>
          <table:table-cell table:formula="of:=MOD(720+([.$B156]-(11*MOD(720+[.$B156]-[.$AD156];360)/28)); 360)" office:value-type="float" office:value="273.103571428572" calcext:value-type="float">
            <text:p>273</text:p>
          </table:table-cell>
          <table:table-cell table:formula="of:=MOD(720+([.$B156]-(12*MOD(720+[.$B156]-[.$AD156];360)/28)); 360)" office:value-type="float" office:value="269.785714285714" calcext:value-type="float">
            <text:p>270</text:p>
          </table:table-cell>
          <table:table-cell table:formula="of:=MOD(720+([.$B156]-(13*MOD(720+[.$B156]-[.$AD156];360)/28)); 360)" office:value-type="float" office:value="266.467857142857" calcext:value-type="float">
            <text:p>266</text:p>
          </table:table-cell>
          <table:table-cell table:formula="of:=MOD(720+([.$B156]-(14*MOD(720+[.$B156]-[.$AD156];360)/28)); 360)" office:value-type="float" office:value="263.15" calcext:value-type="float">
            <text:p>263</text:p>
          </table:table-cell>
          <table:table-cell table:formula="of:=MOD(720+([.$B156]-(15*MOD(720+[.$B156]-[.$AD156];360)/28)); 360)" office:value-type="float" office:value="259.832142857143" calcext:value-type="float">
            <text:p>260</text:p>
          </table:table-cell>
          <table:table-cell table:formula="of:=MOD(720+([.$B156]-(16*MOD(720+[.$B156]-[.$AD156];360)/28)); 360)" office:value-type="float" office:value="256.514285714286" calcext:value-type="float">
            <text:p>257</text:p>
          </table:table-cell>
          <table:table-cell table:formula="of:=MOD(720+([.$B156]-(17*MOD(720+[.$B156]-[.$AD156];360)/28)); 360)" office:value-type="float" office:value="253.196428571429" calcext:value-type="float">
            <text:p>253</text:p>
          </table:table-cell>
          <table:table-cell table:formula="of:=MOD(720+([.$B156]-(18*MOD(720+[.$B156]-[.$AD156];360)/28)); 360)" office:value-type="float" office:value="249.878571428572" calcext:value-type="float">
            <text:p>250</text:p>
          </table:table-cell>
          <table:table-cell table:formula="of:=MOD(720+([.$B156]-(19*MOD(720+[.$B156]-[.$AD156];360)/28)); 360)" office:value-type="float" office:value="246.560714285714" calcext:value-type="float">
            <text:p>247</text:p>
          </table:table-cell>
          <table:table-cell table:formula="of:=MOD(720+([.$B156]-(20*MOD(720+[.$B156]-[.$AD156];360)/28)); 360)" office:value-type="float" office:value="243.242857142857" calcext:value-type="float">
            <text:p>243</text:p>
          </table:table-cell>
          <table:table-cell table:formula="of:=MOD(720+([.$B156]-(21*MOD(720+[.$B156]-[.$AD156];360)/28)); 360)" office:value-type="float" office:value="239.925" calcext:value-type="float">
            <text:p>240</text:p>
          </table:table-cell>
          <table:table-cell table:formula="of:=MOD(720+([.$B156]-(22*MOD(720+[.$B156]-[.$AD156];360)/28)); 360)" office:value-type="float" office:value="236.607142857143" calcext:value-type="float">
            <text:p>237</text:p>
          </table:table-cell>
          <table:table-cell table:formula="of:=MOD(720+([.$B156]-(23*MOD(720+[.$B156]-[.$AD156];360)/28)); 360)" office:value-type="float" office:value="233.289285714286" calcext:value-type="float">
            <text:p>233</text:p>
          </table:table-cell>
          <table:table-cell table:formula="of:=MOD(720+([.$B156]-(24*MOD(720+[.$B156]-[.$AD156];360)/28)); 360)" office:value-type="float" office:value="229.971428571429" calcext:value-type="float">
            <text:p>230</text:p>
          </table:table-cell>
          <table:table-cell table:formula="of:=MOD(720+([.$B156]-(25*MOD(720+[.$B156]-[.$AD156];360)/28)); 360)" office:value-type="float" office:value="226.653571428572" calcext:value-type="float">
            <text:p>227</text:p>
          </table:table-cell>
          <table:table-cell table:formula="of:=MOD(720+([.$B156]-(26*MOD(720+[.$B156]-[.$AD156];360)/28)); 360)" office:value-type="float" office:value="223.335714285714" calcext:value-type="float">
            <text:p>223</text:p>
          </table:table-cell>
          <table:table-cell table:formula="of:=MOD(720+([.$B156]-(27*MOD(720+[.$B156]-[.$AD156];360)/28)); 360)" office:value-type="float" office:value="220.017857142857" calcext:value-type="float">
            <text:p>220</text:p>
          </table:table-cell>
          <table:table-cell table:formula="of:=[.$B147]" office:value-type="float" office:value="216.7" calcext:value-type="float">
            <text:p>217</text:p>
          </table:table-cell>
          <table:table-cell table:formula="of:=MOD(720+([.$B156]-(29*MOD(720+[.$B156]-[.$AD156];360)/28)); 360)" office:value-type="float" office:value="213.382142857143" calcext:value-type="float">
            <text:p>213</text:p>
          </table:table-cell>
          <table:table-cell office:value-type="string" calcext:value-type="string">
            <text:p>Moon</text:p>
          </table:table-cell>
          <table:table-cell table:style-name="ce3" table:formula="of:=[.B156]" office:value-type="float" office:value="309.6" calcext:value-type="float">
            <text:p>309.6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56]" office:value-type="float" office:value="213.382142857143" calcext:value-type="float">
            <text:p>213.4</text:p>
          </table:table-cell>
          <table:table-cell table:style-name="ce16" table:formula="of:=MOD(360+[.AG156]-[.AI156];360)" office:value-type="float" office:value="96.217857142857" calcext:value-type="float">
            <text:p>96.2</text:p>
          </table:table-cell>
          <table:table-cell/>
          <table:table-cell table:style-name="ce26" table:formula="of:=[.B156]" office:value-type="float" office:value="309.6" calcext:value-type="float">
            <text:p>310</text:p>
          </table:table-cell>
          <table:table-cell table:style-name="ce26" table:formula="of:=[.C156]" office:value-type="float" office:value="306.282142857143" calcext:value-type="float">
            <text:p>306</text:p>
          </table:table-cell>
          <table:table-cell table:style-name="ce33" table:formula="of:=[.D156]" office:value-type="float" office:value="302.964285714286" calcext:value-type="float">
            <text:p>303</text:p>
          </table:table-cell>
          <table:table-cell table:style-name="ce33" table:formula="of:=[.E156]" office:value-type="float" office:value="299.646428571429" calcext:value-type="float">
            <text:p>300</text:p>
          </table:table-cell>
          <table:table-cell table:style-name="ce26" table:formula="of:=[.F156]" office:value-type="float" office:value="296.328571428571" calcext:value-type="float">
            <text:p>296</text:p>
          </table:table-cell>
          <table:table-cell table:style-name="ce26" table:formula="of:=[.G156]" office:value-type="float" office:value="293.010714285714" calcext:value-type="float">
            <text:p>293</text:p>
          </table:table-cell>
          <table:table-cell table:style-name="ce26" table:formula="of:=[.H156]" office:value-type="float" office:value="289.692857142857" calcext:value-type="float">
            <text:p>290</text:p>
          </table:table-cell>
          <table:table-cell table:style-name="ce26" table:formula="of:=[.I156]" office:value-type="float" office:value="286.375" calcext:value-type="float">
            <text:p>286</text:p>
          </table:table-cell>
          <table:table-cell table:style-name="ce26" table:formula="of:=[.J156]" office:value-type="float" office:value="283.057142857143" calcext:value-type="float">
            <text:p>283</text:p>
          </table:table-cell>
          <table:table-cell table:style-name="ce26" table:formula="of:=[.K156]" office:value-type="float" office:value="279.739285714286" calcext:value-type="float">
            <text:p>280</text:p>
          </table:table-cell>
          <table:table-cell table:style-name="ce26" table:formula="of:=[.L156]" office:value-type="float" office:value="276.421428571429" calcext:value-type="float">
            <text:p>276</text:p>
          </table:table-cell>
          <table:table-cell table:style-name="ce26" table:formula="of:=[.M156]" office:value-type="float" office:value="273.103571428572" calcext:value-type="float">
            <text:p>273</text:p>
          </table:table-cell>
          <table:table-cell table:style-name="ce26" table:formula="of:=[.N156]" office:value-type="float" office:value="269.785714285714" calcext:value-type="float">
            <text:p>270</text:p>
          </table:table-cell>
          <table:table-cell table:style-name="ce26" table:formula="of:=[.O156]" office:value-type="float" office:value="266.467857142857" calcext:value-type="float">
            <text:p>266</text:p>
          </table:table-cell>
          <table:table-cell table:style-name="ce26" table:formula="of:=[.P156]" office:value-type="float" office:value="263.15" calcext:value-type="float">
            <text:p>263</text:p>
          </table:table-cell>
          <table:table-cell table:style-name="ce26" table:formula="of:=[.Q156]" office:value-type="float" office:value="259.832142857143" calcext:value-type="float">
            <text:p>260</text:p>
          </table:table-cell>
          <table:table-cell table:style-name="ce26" table:formula="of:=[.R156]" office:value-type="float" office:value="256.514285714286" calcext:value-type="float">
            <text:p>257</text:p>
          </table:table-cell>
          <table:table-cell table:style-name="ce26" table:formula="of:=[.S156]" office:value-type="float" office:value="253.196428571429" calcext:value-type="float">
            <text:p>253</text:p>
          </table:table-cell>
          <table:table-cell table:style-name="ce26" table:formula="of:=[.T156]" office:value-type="float" office:value="249.878571428572" calcext:value-type="float">
            <text:p>250</text:p>
          </table:table-cell>
          <table:table-cell table:style-name="ce26" table:formula="of:=[.U156]" office:value-type="float" office:value="246.560714285714" calcext:value-type="float">
            <text:p>247</text:p>
          </table:table-cell>
          <table:table-cell table:style-name="ce26" table:formula="of:=[.V156]" office:value-type="float" office:value="243.242857142857" calcext:value-type="float">
            <text:p>243</text:p>
          </table:table-cell>
          <table:table-cell table:style-name="ce26" table:formula="of:=[.W156]" office:value-type="float" office:value="239.925" calcext:value-type="float">
            <text:p>240</text:p>
          </table:table-cell>
          <table:table-cell table:style-name="ce26" table:formula="of:=[.X156]" office:value-type="float" office:value="236.607142857143" calcext:value-type="float">
            <text:p>237</text:p>
          </table:table-cell>
          <table:table-cell table:style-name="ce26" table:formula="of:=[.Y156]" office:value-type="float" office:value="233.289285714286" calcext:value-type="float">
            <text:p>233</text:p>
          </table:table-cell>
          <table:table-cell table:style-name="ce26" table:formula="of:=[.Z156]" office:value-type="float" office:value="229.971428571429" calcext:value-type="float">
            <text:p>230</text:p>
          </table:table-cell>
          <table:table-cell table:style-name="ce26" table:formula="of:=[.AA156]" office:value-type="float" office:value="226.653571428572" calcext:value-type="float">
            <text:p>227</text:p>
          </table:table-cell>
          <table:table-cell table:style-name="ce26" table:formula="of:=[.AB156]" office:value-type="float" office:value="223.335714285714" calcext:value-type="float">
            <text:p>223</text:p>
          </table:table-cell>
          <table:table-cell table:style-name="ce26" table:formula="of:=[.AC156]" office:value-type="float" office:value="220.017857142857" calcext:value-type="float">
            <text:p>220</text:p>
          </table:table-cell>
          <table:table-cell table:style-name="ce26" table:formula="of:=[.AD156]" office:value-type="float" office:value="216.7" calcext:value-type="float">
            <text:p>217</text:p>
          </table:table-cell>
          <table:table-cell table:style-name="ce26" table:formula="of:=[.AE156]" office:value-type="float" office:value="213.38214285714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09.3" calcext:value-type="float">
            <text:p>209.3</text:p>
          </table:table-cell>
          <table:table-cell table:formula="of:=MOD(720+([.$B157]-(1*MOD(720+[.$B157]-[.$AD157];360)/28)); 360)" office:value-type="float" office:value="209.053571428571" calcext:value-type="float">
            <text:p>209</text:p>
          </table:table-cell>
          <table:table-cell table:formula="of:=MOD(720+([.$B157]-(2*MOD(720+[.$B157]-[.$AD157];360)/28)); 360)" office:value-type="float" office:value="208.807142857143" calcext:value-type="float">
            <text:p>209</text:p>
          </table:table-cell>
          <table:table-cell table:formula="of:=MOD(720+([.$B157]-(3*MOD(720+[.$B157]-[.$AD157];360)/28)); 360)" office:value-type="float" office:value="208.560714285714" calcext:value-type="float">
            <text:p>209</text:p>
          </table:table-cell>
          <table:table-cell table:formula="of:=MOD(720+([.$B157]-(4*MOD(720+[.$B157]-[.$AD157];360)/28)); 360)" office:value-type="float" office:value="208.314285714286" calcext:value-type="float">
            <text:p>208</text:p>
          </table:table-cell>
          <table:table-cell table:formula="of:=MOD(720+([.$B157]-(5*MOD(720+[.$B157]-[.$AD157];360)/28)); 360)" office:value-type="float" office:value="208.067857142857" calcext:value-type="float">
            <text:p>208</text:p>
          </table:table-cell>
          <table:table-cell table:formula="of:=MOD(720+([.$B157]-(6*MOD(720+[.$B157]-[.$AD157];360)/28)); 360)" office:value-type="float" office:value="207.821428571429" calcext:value-type="float">
            <text:p>208</text:p>
          </table:table-cell>
          <table:table-cell table:formula="of:=MOD(720+([.$B157]-(7*MOD(720+[.$B157]-[.$AD157];360)/28)); 360)" office:value-type="float" office:value="207.575" calcext:value-type="float">
            <text:p>208</text:p>
          </table:table-cell>
          <table:table-cell table:formula="of:=MOD(720+([.$B157]-(8*MOD(720+[.$B157]-[.$AD157];360)/28)); 360)" office:value-type="float" office:value="207.328571428571" calcext:value-type="float">
            <text:p>207</text:p>
          </table:table-cell>
          <table:table-cell table:formula="of:=MOD(720+([.$B157]-(9*MOD(720+[.$B157]-[.$AD157];360)/28)); 360)" office:value-type="float" office:value="207.082142857143" calcext:value-type="float">
            <text:p>207</text:p>
          </table:table-cell>
          <table:table-cell table:formula="of:=MOD(720+([.$B157]-(10*MOD(720+[.$B157]-[.$AD157];360)/28)); 360)" office:value-type="float" office:value="206.835714285714" calcext:value-type="float">
            <text:p>207</text:p>
          </table:table-cell>
          <table:table-cell table:formula="of:=MOD(720+([.$B157]-(11*MOD(720+[.$B157]-[.$AD157];360)/28)); 360)" office:value-type="float" office:value="206.589285714286" calcext:value-type="float">
            <text:p>207</text:p>
          </table:table-cell>
          <table:table-cell table:formula="of:=MOD(720+([.$B157]-(12*MOD(720+[.$B157]-[.$AD157];360)/28)); 360)" office:value-type="float" office:value="206.342857142857" calcext:value-type="float">
            <text:p>206</text:p>
          </table:table-cell>
          <table:table-cell table:formula="of:=MOD(720+([.$B157]-(13*MOD(720+[.$B157]-[.$AD157];360)/28)); 360)" office:value-type="float" office:value="206.096428571429" calcext:value-type="float">
            <text:p>206</text:p>
          </table:table-cell>
          <table:table-cell table:formula="of:=MOD(720+([.$B157]-(14*MOD(720+[.$B157]-[.$AD157];360)/28)); 360)" office:value-type="float" office:value="205.85" calcext:value-type="float">
            <text:p>206</text:p>
          </table:table-cell>
          <table:table-cell table:formula="of:=MOD(720+([.$B157]-(15*MOD(720+[.$B157]-[.$AD157];360)/28)); 360)" office:value-type="float" office:value="205.603571428571" calcext:value-type="float">
            <text:p>206</text:p>
          </table:table-cell>
          <table:table-cell table:formula="of:=MOD(720+([.$B157]-(16*MOD(720+[.$B157]-[.$AD157];360)/28)); 360)" office:value-type="float" office:value="205.357142857143" calcext:value-type="float">
            <text:p>205</text:p>
          </table:table-cell>
          <table:table-cell table:formula="of:=MOD(720+([.$B157]-(17*MOD(720+[.$B157]-[.$AD157];360)/28)); 360)" office:value-type="float" office:value="205.110714285714" calcext:value-type="float">
            <text:p>205</text:p>
          </table:table-cell>
          <table:table-cell table:formula="of:=MOD(720+([.$B157]-(18*MOD(720+[.$B157]-[.$AD157];360)/28)); 360)" office:value-type="float" office:value="204.864285714286" calcext:value-type="float">
            <text:p>205</text:p>
          </table:table-cell>
          <table:table-cell table:formula="of:=MOD(720+([.$B157]-(19*MOD(720+[.$B157]-[.$AD157];360)/28)); 360)" office:value-type="float" office:value="204.617857142857" calcext:value-type="float">
            <text:p>205</text:p>
          </table:table-cell>
          <table:table-cell table:formula="of:=MOD(720+([.$B157]-(20*MOD(720+[.$B157]-[.$AD157];360)/28)); 360)" office:value-type="float" office:value="204.371428571429" calcext:value-type="float">
            <text:p>204</text:p>
          </table:table-cell>
          <table:table-cell table:formula="of:=MOD(720+([.$B157]-(21*MOD(720+[.$B157]-[.$AD157];360)/28)); 360)" office:value-type="float" office:value="204.125" calcext:value-type="float">
            <text:p>204</text:p>
          </table:table-cell>
          <table:table-cell table:formula="of:=MOD(720+([.$B157]-(22*MOD(720+[.$B157]-[.$AD157];360)/28)); 360)" office:value-type="float" office:value="203.878571428571" calcext:value-type="float">
            <text:p>204</text:p>
          </table:table-cell>
          <table:table-cell table:formula="of:=MOD(720+([.$B157]-(23*MOD(720+[.$B157]-[.$AD157];360)/28)); 360)" office:value-type="float" office:value="203.632142857143" calcext:value-type="float">
            <text:p>204</text:p>
          </table:table-cell>
          <table:table-cell table:formula="of:=MOD(720+([.$B157]-(24*MOD(720+[.$B157]-[.$AD157];360)/28)); 360)" office:value-type="float" office:value="203.385714285714" calcext:value-type="float">
            <text:p>203</text:p>
          </table:table-cell>
          <table:table-cell table:formula="of:=MOD(720+([.$B157]-(25*MOD(720+[.$B157]-[.$AD157];360)/28)); 360)" office:value-type="float" office:value="203.139285714286" calcext:value-type="float">
            <text:p>203</text:p>
          </table:table-cell>
          <table:table-cell table:formula="of:=MOD(720+([.$B157]-(26*MOD(720+[.$B157]-[.$AD157];360)/28)); 360)" office:value-type="float" office:value="202.892857142857" calcext:value-type="float">
            <text:p>203</text:p>
          </table:table-cell>
          <table:table-cell table:formula="of:=MOD(720+([.$B157]-(27*MOD(720+[.$B157]-[.$AD157];360)/28)); 360)" office:value-type="float" office:value="202.646428571429" calcext:value-type="float">
            <text:p>203</text:p>
          </table:table-cell>
          <table:table-cell table:formula="of:=[.B148]" office:value-type="float" office:value="202.4" calcext:value-type="float">
            <text:p>202</text:p>
          </table:table-cell>
          <table:table-cell table:formula="of:=[.$B157]-(29*([.$B157]-[.$AD157])/28)" office:value-type="float" office:value="202.153571428571" calcext:value-type="float">
            <text:p>202</text:p>
          </table:table-cell>
          <table:table-cell office:value-type="string" calcext:value-type="string">
            <text:p>Sun</text:p>
          </table:table-cell>
          <table:table-cell table:style-name="ce15" table:formula="of:=[.B157]" office:value-type="float" office:value="209.3" calcext:value-type="float">
            <text:p>209.3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57]" office:value-type="float" office:value="202.153571428571" calcext:value-type="float">
            <text:p>202.2</text:p>
          </table:table-cell>
          <table:table-cell table:formula="of:=MOD((([.AG157]+[.AI157])/2)+0;360)" office:value-type="float" office:value="205.726785714286" calcext:value-type="float">
            <text:p>206</text:p>
          </table:table-cell>
          <table:table-cell/>
          <table:table-cell table:style-name="ce25" table:number-columns-repeated="28"/>
          <table:table-cell table:style-name="ce43" office:value-type="string" calcext:value-type="string" table:number-columns-spanned="2" table:number-rows-spanned="1">
            <text:p>Mars</text:p>
          </table:table-cell>
          <table:covered-table-cell table:style-name="ce43" office:value-type="string" calcext:value-type="string">
            <text:p>Mars</text:p>
          </table:covered-table-cell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11.2" calcext:value-type="float">
            <text:p>211.2</text:p>
          </table:table-cell>
          <table:table-cell table:formula="of:=IF(MIN(ABS(MOD([.C156];90)-MOD([.C157];90));ABS(MOD([.C157];90)-MOD([.C156];90))) &lt; 10; MIN(ABS(MOD([.C156];90)-MOD([.C157];90));ABS(MOD([.C157];90)-MOD([.C156];90)));&quot;&quot;)" office:value-type="float" office:value="7.22857142857202" calcext:value-type="float">
            <text:p>7</text:p>
          </table:table-cell>
          <table:table-cell table:formula="of:=IF(MIN(ABS(MOD([.D156];90)-MOD([.D157];90));ABS(MOD([.D157];90)-MOD([.D156];90))) &lt; 10; MIN(ABS(MOD([.D156];90)-MOD([.D157];90));ABS(MOD([.D157];90)-MOD([.D156];90)));&quot;&quot;)" office:value-type="float" office:value="4.15714285714302" calcext:value-type="float">
            <text:p>4</text:p>
          </table:table-cell>
          <table:table-cell table:formula="of:=IF(MIN(ABS(MOD([.E156];90)-MOD([.E157];90));ABS(MOD([.E157];90)-MOD([.E156];90))) &lt; 10; MIN(ABS(MOD([.E156];90)-MOD([.E157];90));ABS(MOD([.E157];90)-MOD([.E156];90)));&quot;&quot;)" office:value-type="float" office:value="1.085714285715" calcext:value-type="float">
            <text:p>1</text:p>
          </table:table-cell>
          <table:table-cell table:formula="of:=IF(MIN(ABS(MOD([.F156];90)-MOD([.F157];90));ABS(MOD([.F157];90)-MOD([.F156];90))) &lt; 10; MIN(ABS(MOD([.F156];90)-MOD([.F157];90));ABS(MOD([.F157];90)-MOD([.F156];90)));&quot;&quot;)" office:value-type="float" office:value="1.98571428571498" calcext:value-type="float">
            <text:p>2</text:p>
          </table:table-cell>
          <table:table-cell table:formula="of:=IF(MIN(ABS(MOD([.G156];90)-MOD([.G157];90));ABS(MOD([.G157];90)-MOD([.G156];90))) &lt; 10; MIN(ABS(MOD([.G156];90)-MOD([.G157];90));ABS(MOD([.G157];90)-MOD([.G156];90)));&quot;&quot;)" office:value-type="float" office:value="5.05714285714299" calcext:value-type="float">
            <text:p>5</text:p>
          </table:table-cell>
          <table:table-cell table:formula="of:=IF(MIN(ABS(MOD([.H156];90)-MOD([.H157];90));ABS(MOD([.H157];90)-MOD([.H156];90))) &lt; 10; MIN(ABS(MOD([.H156];90)-MOD([.H157];90));ABS(MOD([.H157];90)-MOD([.H156];90)));&quot;&quot;)" office:value-type="float" office:value="8.128571428572" calcext:value-type="float">
            <text:p>8</text:p>
          </table:table-cell>
          <table:table-cell table:formula="of:=IF(MIN(ABS(MOD([.I156];90)-MOD([.I157];90));ABS(MOD([.I157];90)-MOD([.I156];90))) &lt; 10; MIN(ABS(MOD([.I156];90)-MOD([.I157];90));ABS(MOD([.I157];90)-MOD([.I156];90)));&quot;&quot;)">
            <text:p/>
          </table:table-cell>
          <table:table-cell table:formula="of:=IF(MIN(ABS(MOD([.J156];90)-MOD([.J157];90));ABS(MOD([.J157];90)-MOD([.J156];90))) &lt; 10; MIN(ABS(MOD([.J156];90)-MOD([.J157];90));ABS(MOD([.J157];90)-MOD([.J156];90)));&quot;&quot;)">
            <text:p/>
          </table:table-cell>
          <table:table-cell table:formula="of:=IF(MIN(ABS(MOD([.K156];90)-MOD([.K157];90));ABS(MOD([.K157];90)-MOD([.K156];90))) &lt; 10; MIN(ABS(MOD([.K156];90)-MOD([.K157];90));ABS(MOD([.K157];90)-MOD([.K156];90)));&quot;&quot;)">
            <text:p/>
          </table:table-cell>
          <table:table-cell table:formula="of:=IF(MIN(ABS(MOD([.L156];90)-MOD([.L157];90));ABS(MOD([.L157];90)-MOD([.L156];90))) &lt; 10; MIN(ABS(MOD([.L156];90)-MOD([.L157];90));ABS(MOD([.L157];90)-MOD([.L156];90)));&quot;&quot;)">
            <text:p/>
          </table:table-cell>
          <table:table-cell table:formula="of:=IF(MIN(ABS(MOD([.M156];90)-MOD([.M157];90));ABS(MOD([.M157];90)-MOD([.M156];90))) &lt; 10; MIN(ABS(MOD([.M156];90)-MOD([.M157];90));ABS(MOD([.M157];90)-MOD([.M156];90)));&quot;&quot;)">
            <text:p/>
          </table:table-cell>
          <table:table-cell table:formula="of:=IF(MIN(ABS(MOD([.N156];90)-MOD([.N157];90));ABS(MOD([.N157];90)-MOD([.N156];90))) &lt; 10; MIN(ABS(MOD([.N156];90)-MOD([.N157];90));ABS(MOD([.N157];90)-MOD([.N156];90)));&quot;&quot;)">
            <text:p/>
          </table:table-cell>
          <table:table-cell table:formula="of:=IF(MIN(ABS(MOD([.O156];90)-MOD([.O157];90));ABS(MOD([.O157];90)-MOD([.O156];90))) &lt; 10; MIN(ABS(MOD([.O156];90)-MOD([.O157];90));ABS(MOD([.O157];90)-MOD([.O156];90)));&quot;&quot;)">
            <text:p/>
          </table:table-cell>
          <table:table-cell table:formula="of:=IF(MIN(ABS(MOD([.P156];90)-MOD([.P157];90));ABS(MOD([.P157];90)-MOD([.P156];90))) &lt; 10; MIN(ABS(MOD([.P156];90)-MOD([.P157];90));ABS(MOD([.P157];90)-MOD([.P156];90)));&quot;&quot;)">
            <text:p/>
          </table:table-cell>
          <table:table-cell table:formula="of:=IF(MIN(ABS(MOD([.Q156];90)-MOD([.Q157];90));ABS(MOD([.Q157];90)-MOD([.Q156];90))) &lt; 10; MIN(ABS(MOD([.Q156];90)-MOD([.Q157];90));ABS(MOD([.Q157];90)-MOD([.Q156];90)));&quot;&quot;)">
            <text:p/>
          </table:table-cell>
          <table:table-cell table:formula="of:=IF(MIN(ABS(MOD([.R156];90)-MOD([.R157];90));ABS(MOD([.R157];90)-MOD([.R156];90))) &lt; 10; MIN(ABS(MOD([.R156];90)-MOD([.R157];90));ABS(MOD([.R157];90)-MOD([.R156];90)));&quot;&quot;)">
            <text:p/>
          </table:table-cell>
          <table:table-cell table:formula="of:=IF(MIN(ABS(MOD([.S156];90)-MOD([.S157];90));ABS(MOD([.S157];90)-MOD([.S156];90))) &lt; 10; MIN(ABS(MOD([.S156];90)-MOD([.S157];90));ABS(MOD([.S157];90)-MOD([.S156];90)));&quot;&quot;)">
            <text:p/>
          </table:table-cell>
          <table:table-cell table:formula="of:=IF(MIN(ABS(MOD([.T156];90)-MOD([.T157];90));ABS(MOD([.T157];90)-MOD([.T156];90))) &lt; 10; MIN(ABS(MOD([.T156];90)-MOD([.T157];90));ABS(MOD([.T157];90)-MOD([.T156];90)));&quot;&quot;)">
            <text:p/>
          </table:table-cell>
          <table:table-cell table:formula="of:=IF(MIN(ABS(MOD([.U156];90)-MOD([.U157];90));ABS(MOD([.U157];90)-MOD([.U156];90))) &lt; 10; MIN(ABS(MOD([.U156];90)-MOD([.U157];90));ABS(MOD([.U157];90)-MOD([.U156];90)));&quot;&quot;)">
            <text:p/>
          </table:table-cell>
          <table:table-cell table:formula="of:=IF(MIN(ABS(MOD([.V156];90)-MOD([.V157];90));ABS(MOD([.V157];90)-MOD([.V156];90))) &lt; 10; MIN(ABS(MOD([.V156];90)-MOD([.V157];90));ABS(MOD([.V157];90)-MOD([.V156];90)));&quot;&quot;)">
            <text:p/>
          </table:table-cell>
          <table:table-cell table:formula="of:=IF(MIN(ABS(MOD([.W156];90)-MOD([.W157];90));ABS(MOD([.W157];90)-MOD([.W156];90))) &lt; 10; MIN(ABS(MOD([.W156];90)-MOD([.W157];90));ABS(MOD([.W157];90)-MOD([.W156];90)));&quot;&quot;)">
            <text:p/>
          </table:table-cell>
          <table:table-cell table:formula="of:=IF(MIN(ABS(MOD([.X156];90)-MOD([.X157];90));ABS(MOD([.X157];90)-MOD([.X156];90))) &lt; 10; MIN(ABS(MOD([.X156];90)-MOD([.X157];90));ABS(MOD([.X157];90)-MOD([.X156];90)));&quot;&quot;)">
            <text:p/>
          </table:table-cell>
          <table:table-cell table:formula="of:=IF(MIN(ABS(MOD([.Y156];90)-MOD([.Y157];90));ABS(MOD([.Y157];90)-MOD([.Y156];90))) &lt; 10; MIN(ABS(MOD([.Y156];90)-MOD([.Y157];90));ABS(MOD([.Y157];90)-MOD([.Y156];90)));&quot;&quot;)">
            <text:p/>
          </table:table-cell>
          <table:table-cell table:formula="of:=IF(MIN(ABS(MOD([.Z156];90)-MOD([.Z157];90));ABS(MOD([.Z157];90)-MOD([.Z156];90))) &lt; 10; MIN(ABS(MOD([.Z156];90)-MOD([.Z157];90));ABS(MOD([.Z157];90)-MOD([.Z156];90)));&quot;&quot;)">
            <text:p/>
          </table:table-cell>
          <table:table-cell table:formula="of:=IF(MIN(ABS(MOD([.AA156];90)-MOD([.AA157];90));ABS(MOD([.AA157];90)-MOD([.AA156];90))) &lt; 10; MIN(ABS(MOD([.AA156];90)-MOD([.AA157];90));ABS(MOD([.AA157];90)-MOD([.AA156];90)));&quot;&quot;)">
            <text:p/>
          </table:table-cell>
          <table:table-cell table:formula="of:=IF(MIN(ABS(MOD([.AB156];90)-MOD([.AB157];90));ABS(MOD([.AB157];90)-MOD([.AB156];90))) &lt; 10; MIN(ABS(MOD([.AB156];90)-MOD([.AB157];90));ABS(MOD([.AB157];90)-MOD([.AB156];90)));&quot;&quot;)">
            <text:p/>
          </table:table-cell>
          <table:table-cell table:formula="of:=IF(MIN(ABS(MOD([.AC156];90)-MOD([.AC157];90));ABS(MOD([.AC157];90)-MOD([.AC156];90))) &lt; 10; MIN(ABS(MOD([.AC156];90)-MOD([.AC157];90));ABS(MOD([.AC157];90)-MOD([.AC156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158]-(29*([.$B158]-[.$AD158])/28)" office:value-type="float" office:value="68.4785714285714" calcext:value-type="float">
            <text:p>68</text:p>
          </table:table-cell>
          <table:table-cell office:value-type="string" calcext:value-type="string">
            <text:p>Mercury</text:p>
          </table:table-cell>
          <table:table-cell table:style-name="ce12" table:formula="of:=[.B158]" office:value-type="float" office:value="211.2" calcext:value-type="float">
            <text:p>211.2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58]" office:value-type="float" office:value="68.4785714285714" calcext:value-type="float">
            <text:p>68.5</text:p>
          </table:table-cell>
          <table:table-cell table:style-name="ce24" table:formula="of:=MOD((([.AG157]+[.AI157])/2)+45;360)" office:value-type="float" office:value="250.726785714286" calcext:value-type="float">
            <text:p>251</text:p>
          </table:table-cell>
          <table:table-cell/>
          <table:table-cell table:style-name="ce66" office:value-type="string" calcext:value-type="string" table:number-columns-spanned="4" table:number-rows-spanned="1">
            <text:p>Aquarius</text:p>
          </table:table-cell>
          <table:covered-table-cell table:number-columns-repeated="3" table:style-name="ce36"/>
          <table:table-cell table:style-name="ce63" office:value-type="string" calcext:value-type="string" table:number-columns-spanned="9" table:number-rows-spanned="1">
            <text:p>Capricornus</text:p>
          </table:table-cell>
          <table:covered-table-cell table:number-columns-repeated="8" table:style-name="ce63"/>
          <table:table-cell table:style-name="ce64" office:value-type="string" calcext:value-type="string" table:number-columns-spanned="9" table:number-rows-spanned="1">
            <text:p>Sagittarius</text:p>
          </table:table-cell>
          <table:covered-table-cell table:number-columns-repeated="8" table:style-name="ce34"/>
          <table:table-cell table:style-name="ce65" office:value-type="string" calcext:value-type="string" table:number-columns-spanned="8" table:number-rows-spanned="1">
            <text:p>Scorpio</text:p>
          </table:table-cell>
          <table:covered-table-cell table:number-columns-repeated="7" table:style-name="ce35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62.9" calcext:value-type="float">
            <text:p>162.9</text:p>
          </table:table-cell>
          <table:table-cell table:number-columns-repeated="3"/>
          <table:table-cell table:formula="of:=[.$AD159]+(6 * ([.$B159]-[.$AD159])/7)" office:value-type="float" office:value="158.471428571429" calcext:value-type="float">
            <text:p>158</text:p>
          </table:table-cell>
          <table:table-cell table:number-columns-repeated="3"/>
          <table:table-cell table:formula="of:=[.$AD159]+(6 * ([.$B159]-[.$AD159])/7)" office:value-type="float" office:value="158.471428571429" calcext:value-type="float">
            <text:p>158</text:p>
          </table:table-cell>
          <table:table-cell table:number-columns-repeated="3"/>
          <table:table-cell table:formula="of:=[.$AD159]+(6 * ([.$B159]-[.$AD159])/7)" office:value-type="float" office:value="158.471428571429" calcext:value-type="float">
            <text:p>158</text:p>
          </table:table-cell>
          <table:table-cell table:number-columns-repeated="3"/>
          <table:table-cell table:formula="of:=[.$AD159]+(6 * ([.$B159]-[.$AD159])/7)" office:value-type="float" office:value="158.471428571429" calcext:value-type="float">
            <text:p>158</text:p>
          </table:table-cell>
          <table:table-cell table:number-columns-repeated="3"/>
          <table:table-cell table:formula="of:=[.$AD159]+(6 * ([.$B159]-[.$AD159])/7)" office:value-type="float" office:value="158.471428571429" calcext:value-type="float">
            <text:p>158</text:p>
          </table:table-cell>
          <table:table-cell table:number-columns-repeated="3"/>
          <table:table-cell table:formula="of:=[.$AD159]+(6 * ([.$B159]-[.$AD159])/7)" office:value-type="float" office:value="158.471428571429" calcext:value-type="float">
            <text:p>158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59]-(29*([.$B159]-[.$AD159])/28)" office:value-type="float" office:value="130.792857142857" calcext:value-type="float">
            <text:p>131</text:p>
          </table:table-cell>
          <table:table-cell office:value-type="string" calcext:value-type="string">
            <text:p>Venus</text:p>
          </table:table-cell>
          <table:table-cell table:style-name="ce10" table:formula="of:=[.B159]" office:value-type="float" office:value="162.9" calcext:value-type="float">
            <text:p>162.9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59]" office:value-type="float" office:value="130.792857142857" calcext:value-type="float">
            <text:p>130.8</text:p>
          </table:table-cell>
          <table:table-cell table:formula="of:=MOD((([.AG157]+[.AI157])/2)+90;360)" office:value-type="float" office:value="295.726785714286" calcext:value-type="float">
            <text:p>29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217.4" calcext:value-type="float">
            <text:p>217.4</text:p>
          </table:table-cell>
          <table:table-cell table:number-columns-repeated="3"/>
          <table:table-cell table:formula="of:=[.$AD160]+(6 * ([.$B160]-[.$AD160])/7)" office:value-type="float" office:value="216.714285714286" calcext:value-type="float">
            <text:p>217</text:p>
          </table:table-cell>
          <table:table-cell table:number-columns-repeated="3"/>
          <table:table-cell table:formula="of:=[.$AD160]+(5 * ([.$B160]-[.$AD160])/7)" office:value-type="float" office:value="216.028571428571" calcext:value-type="float">
            <text:p>216</text:p>
          </table:table-cell>
          <table:table-cell table:number-columns-repeated="3"/>
          <table:table-cell table:formula="of:=[.$AD160]+(4 * ([.$B160]-[.$AD160])/7)" office:value-type="float" office:value="215.342857142857" calcext:value-type="float">
            <text:p>215</text:p>
          </table:table-cell>
          <table:table-cell table:number-columns-repeated="3"/>
          <table:table-cell table:formula="of:=[.$AD160]+(3 * ([.$B160]-[.$AD160])/7)" office:value-type="float" office:value="214.657142857143" calcext:value-type="float">
            <text:p>215</text:p>
          </table:table-cell>
          <table:table-cell table:number-columns-repeated="3"/>
          <table:table-cell table:formula="of:=[.$AD160]+(2 * ([.$B160]-[.$AD160])/7)" office:value-type="float" office:value="213.971428571429" calcext:value-type="float">
            <text:p>214</text:p>
          </table:table-cell>
          <table:table-cell table:number-columns-repeated="3"/>
          <table:table-cell table:formula="of:=[.$AD160]+(1*([.$B160]-[.$AD160])/7)" office:value-type="float" office:value="213.285714285714" calcext:value-type="float">
            <text:p>213</text:p>
          </table:table-cell>
          <table:table-cell table:number-columns-repeated="3"/>
          <table:table-cell table:formula="of:=[.B151]" office:value-type="float" office:value="212.6" calcext:value-type="float">
            <text:p>213</text:p>
          </table:table-cell>
          <table:table-cell table:formula="of:=[.$B160]-(29*([.$B160]-[.$AD160])/28)" office:value-type="float" office:value="212.428571428571" calcext:value-type="float">
            <text:p>212</text:p>
          </table:table-cell>
          <table:table-cell office:value-type="string" calcext:value-type="string">
            <text:p>Mars</text:p>
          </table:table-cell>
          <table:table-cell table:style-name="ce13" table:formula="of:=[.B160]" office:value-type="float" office:value="217.4" calcext:value-type="float">
            <text:p>217.4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60]" office:value-type="float" office:value="212.428571428571" calcext:value-type="float">
            <text:p>212.4</text:p>
          </table:table-cell>
          <table:table-cell table:style-name="ce24" table:formula="of:=MOD((([.AG157]+[.AI157])/2)+135;360)" office:value-type="float" office:value="340.726785714286" calcext:value-type="float">
            <text:p>34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$AD161]+(6 * ([.$B161]-[.$AD161])/7)" office:value-type="float" office:value="42.1285714285714" calcext:value-type="float">
            <text:p>42</text:p>
          </table:table-cell>
          <table:table-cell table:number-columns-repeated="3"/>
          <table:table-cell table:formula="of:=[.$AD161]+(5 * ([.$B161]-[.$AD161])/7)" office:value-type="float" office:value="42.2571428571429" calcext:value-type="float">
            <text:p>42</text:p>
          </table:table-cell>
          <table:table-cell table:number-columns-repeated="3"/>
          <table:table-cell table:formula="of:=[.$AD161]+(4 * ([.$B161]-[.$AD161])/7)" office:value-type="float" office:value="42.3857142857143" calcext:value-type="float">
            <text:p>42</text:p>
          </table:table-cell>
          <table:table-cell table:number-columns-repeated="3"/>
          <table:table-cell table:formula="of:=[.$AD161]+(3 * ([.$B161]-[.$AD161])/7)" office:value-type="float" office:value="42.5142857142857" calcext:value-type="float">
            <text:p>43</text:p>
          </table:table-cell>
          <table:table-cell table:number-columns-repeated="3"/>
          <table:table-cell table:formula="of:=[.$AD161]+(2 * ([.$B161]-[.$AD161])/7)" office:value-type="float" office:value="42.6428571428571" calcext:value-type="float">
            <text:p>43</text:p>
          </table:table-cell>
          <table:table-cell table:number-columns-repeated="3"/>
          <table:table-cell table:formula="of:=[.$AD161]+(1*([.$B161]-[.$AD161])/7)" office:value-type="float" office:value="42.7714285714286" calcext:value-type="float">
            <text:p>43</text:p>
          </table:table-cell>
          <table:table-cell table:number-columns-repeated="3"/>
          <table:table-cell table:formula="of:=[.B152]" office:value-type="float" office:value="42.9" calcext:value-type="float">
            <text:p>43</text:p>
          </table:table-cell>
          <table:table-cell table:formula="of:=[.$B161]-(29*([.$B161]-[.$AD161])/28)" office:value-type="float" office:value="42.9321428571429" calcext:value-type="float">
            <text:p>43</text:p>
          </table:table-cell>
          <table:table-cell office:value-type="string" calcext:value-type="string">
            <text:p>Jupiter</text:p>
          </table:table-cell>
          <table:table-cell table:style-name="ce11" table:formula="of:=[.B161]" office:value-type="float" office:value="42" calcext:value-type="float">
            <text:p>42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61]" office:value-type="float" office:value="42.9321428571429" calcext:value-type="float">
            <text:p>42.9</text:p>
          </table:table-cell>
          <table:table-cell table:formula="of:=MOD((([.AG157]+[.AI157])/2)+180;360)" office:value-type="float" office:value="25.7267857142857" calcext:value-type="float">
            <text:p>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0.6" calcext:value-type="float">
            <text:p>330.6</text:p>
          </table:table-cell>
          <table:table-cell table:number-columns-repeated="3"/>
          <table:table-cell table:formula="of:=[.$AD162]+(6 * ([.$B162]-[.$AD162])/7)" office:value-type="float" office:value="330.642857142857" calcext:value-type="float">
            <text:p>331</text:p>
          </table:table-cell>
          <table:table-cell table:number-columns-repeated="3"/>
          <table:table-cell table:formula="of:=[.$AD162]+(5 * ([.$B162]-[.$AD162])/7)" office:value-type="float" office:value="330.685714285714" calcext:value-type="float">
            <text:p>331</text:p>
          </table:table-cell>
          <table:table-cell table:number-columns-repeated="3"/>
          <table:table-cell table:formula="of:=[.$AD162]+(4 * ([.$B162]-[.$AD162])/7)" office:value-type="float" office:value="330.728571428571" calcext:value-type="float">
            <text:p>331</text:p>
          </table:table-cell>
          <table:table-cell table:number-columns-repeated="3"/>
          <table:table-cell table:formula="of:=[.$AD162]+(3 * ([.$B162]-[.$AD162])/7)" office:value-type="float" office:value="330.771428571429" calcext:value-type="float">
            <text:p>331</text:p>
          </table:table-cell>
          <table:table-cell table:number-columns-repeated="3"/>
          <table:table-cell table:formula="of:=[.$AD162]+(2 * ([.$B162]-[.$AD162])/7)" office:value-type="float" office:value="330.814285714286" calcext:value-type="float">
            <text:p>331</text:p>
          </table:table-cell>
          <table:table-cell table:number-columns-repeated="3"/>
          <table:table-cell table:formula="of:=[.$AD162]+(1*([.$B162]-[.$AD162])/7)" office:value-type="float" office:value="330.857142857143" calcext:value-type="float">
            <text:p>331</text:p>
          </table:table-cell>
          <table:table-cell table:number-columns-repeated="3"/>
          <table:table-cell table:formula="of:=[.B153]" office:value-type="float" office:value="330.9" calcext:value-type="float">
            <text:p>331</text:p>
          </table:table-cell>
          <table:table-cell table:formula="of:=[.$B162]-(29*([.$B162]-[.$AD162])/28)" office:value-type="float" office:value="330.910714285714" calcext:value-type="float">
            <text:p>331</text:p>
          </table:table-cell>
          <table:table-cell office:value-type="string" calcext:value-type="string">
            <text:p>Saturn</text:p>
          </table:table-cell>
          <table:table-cell table:style-name="ce9" table:formula="of:=[.B162]" office:value-type="float" office:value="330.6" calcext:value-type="float">
            <text:p>330.6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62]" office:value-type="float" office:value="330.910714285714" calcext:value-type="float">
            <text:p>330.9</text:p>
          </table:table-cell>
          <table:table-cell table:style-name="ce24" table:formula="of:=MOD((([.AG157]+[.AI157])/2)+225;360)" office:value-type="float" office:value="70.7267857142857" calcext:value-type="float">
            <text:p>71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57]+[.AI157])/2)+270;360)" office:value-type="float" office:value="115.726785714286" calcext:value-type="float">
            <text:p>116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64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J164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N164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R164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V164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Z164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AD164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B155]" office:value-type="float" office:value="23" calcext:value-type="float">
            <text:p>23</text:p>
          </table:table-cell>
          <table:table-cell table:style-name="ce30"/>
          <table:table-cell table:number-columns-repeated="4"/>
          <table:table-cell table:style-name="ce24" table:formula="of:=MOD((([.AG157]+[.AI157])/2)+315;360)" office:value-type="float" office:value="160.726785714286" calcext:value-type="float">
            <text:p>161</text:p>
          </table:table-cell>
          <table:table-cell/>
          <table:table-cell table:style-name="ce3" table:formula="of:=[.AP164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AT164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AX164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BB164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BF164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BJ164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BN164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AL155]" office:value-type="float" office:value="23" calcext:value-type="float">
            <text:p>23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51" calcext:value-type="float">
            <text:p>51</text:p>
          </table:table-cell>
          <table:table-cell table:formula="of:=MOD(720+([.$B165]-(1*MOD(720+[.$B165]-[.$AD165];360)/28)); 360)" office:value-type="float" office:value="47.3785714285714" calcext:value-type="float">
            <text:p>47</text:p>
          </table:table-cell>
          <table:table-cell table:formula="of:=MOD(720+([.$B165]-(2*MOD(720+[.$B165]-[.$AD165];360)/28)); 360)" office:value-type="float" office:value="43.7571428571429" calcext:value-type="float">
            <text:p>44</text:p>
          </table:table-cell>
          <table:table-cell table:formula="of:=MOD(720+([.$B165]-(3*MOD(720+[.$B165]-[.$AD165];360)/28)); 360)" office:value-type="float" office:value="40.1357142857142" calcext:value-type="float">
            <text:p>40</text:p>
          </table:table-cell>
          <table:table-cell table:formula="of:=MOD(720+([.$B165]-(4*MOD(720+[.$B165]-[.$AD165];360)/28)); 360)" office:value-type="float" office:value="36.5142857142857" calcext:value-type="float">
            <text:p>37</text:p>
          </table:table-cell>
          <table:table-cell table:formula="of:=MOD(720+([.$B165]-(5*MOD(720+[.$B165]-[.$AD165];360)/28)); 360)" office:value-type="float" office:value="32.8928571428571" calcext:value-type="float">
            <text:p>33</text:p>
          </table:table-cell>
          <table:table-cell table:formula="of:=MOD(720+([.$B165]-(6*MOD(720+[.$B165]-[.$AD165];360)/28)); 360)" office:value-type="float" office:value="29.2714285714286" calcext:value-type="float">
            <text:p>29</text:p>
          </table:table-cell>
          <table:table-cell table:formula="of:=MOD(720+([.$B165]-(7*MOD(720+[.$B165]-[.$AD165];360)/28)); 360)" office:value-type="float" office:value="25.65" calcext:value-type="float">
            <text:p>26</text:p>
          </table:table-cell>
          <table:table-cell table:formula="of:=MOD(720+([.$B165]-(8*MOD(720+[.$B165]-[.$AD165];360)/28)); 360)" office:value-type="float" office:value="22.0285714285715" calcext:value-type="float">
            <text:p>22</text:p>
          </table:table-cell>
          <table:table-cell table:formula="of:=MOD(720+([.$B165]-(9*MOD(720+[.$B165]-[.$AD165];360)/28)); 360)" office:value-type="float" office:value="18.4071428571428" calcext:value-type="float">
            <text:p>18</text:p>
          </table:table-cell>
          <table:table-cell table:formula="of:=MOD(720+([.$B165]-(10*MOD(720+[.$B165]-[.$AD165];360)/28)); 360)" office:value-type="float" office:value="14.7857142857143" calcext:value-type="float">
            <text:p>15</text:p>
          </table:table-cell>
          <table:table-cell table:formula="of:=MOD(720+([.$B165]-(11*MOD(720+[.$B165]-[.$AD165];360)/28)); 360)" office:value-type="float" office:value="11.1642857142857" calcext:value-type="float">
            <text:p>11</text:p>
          </table:table-cell>
          <table:table-cell table:formula="of:=MOD(720+([.$B165]-(12*MOD(720+[.$B165]-[.$AD165];360)/28)); 360)" office:value-type="float" office:value="7.5428571428572" calcext:value-type="float">
            <text:p>8</text:p>
          </table:table-cell>
          <table:table-cell table:formula="of:=MOD(720+([.$B165]-(13*MOD(720+[.$B165]-[.$AD165];360)/28)); 360)" office:value-type="float" office:value="3.92142857142858" calcext:value-type="float">
            <text:p>4</text:p>
          </table:table-cell>
          <table:table-cell table:formula="of:=MOD(720+([.$B165]-(14*MOD(720+[.$B165]-[.$AD165];360)/28)); 360)" office:value-type="float" office:value="0.299999999999955" calcext:value-type="float">
            <text:p>0</text:p>
          </table:table-cell>
          <table:table-cell table:formula="of:=MOD(720+([.$B165]-(15*MOD(720+[.$B165]-[.$AD165];360)/28)); 360)" office:value-type="float" office:value="356.678571428571" calcext:value-type="float">
            <text:p>357</text:p>
          </table:table-cell>
          <table:table-cell table:formula="of:=MOD(720+([.$B165]-(16*MOD(720+[.$B165]-[.$AD165];360)/28)); 360)" office:value-type="float" office:value="353.057142857143" calcext:value-type="float">
            <text:p>353</text:p>
          </table:table-cell>
          <table:table-cell table:formula="of:=MOD(720+([.$B165]-(17*MOD(720+[.$B165]-[.$AD165];360)/28)); 360)" office:value-type="float" office:value="349.435714285714" calcext:value-type="float">
            <text:p>349</text:p>
          </table:table-cell>
          <table:table-cell table:formula="of:=MOD(720+([.$B165]-(18*MOD(720+[.$B165]-[.$AD165];360)/28)); 360)" office:value-type="float" office:value="345.814285714286" calcext:value-type="float">
            <text:p>346</text:p>
          </table:table-cell>
          <table:table-cell table:formula="of:=MOD(720+([.$B165]-(19*MOD(720+[.$B165]-[.$AD165];360)/28)); 360)" office:value-type="float" office:value="342.192857142857" calcext:value-type="float">
            <text:p>342</text:p>
          </table:table-cell>
          <table:table-cell table:formula="of:=MOD(720+([.$B165]-(20*MOD(720+[.$B165]-[.$AD165];360)/28)); 360)" office:value-type="float" office:value="338.571428571429" calcext:value-type="float">
            <text:p>339</text:p>
          </table:table-cell>
          <table:table-cell table:formula="of:=MOD(720+([.$B165]-(21*MOD(720+[.$B165]-[.$AD165];360)/28)); 360)" office:value-type="float" office:value="334.95" calcext:value-type="float">
            <text:p>335</text:p>
          </table:table-cell>
          <table:table-cell table:formula="of:=MOD(720+([.$B165]-(22*MOD(720+[.$B165]-[.$AD165];360)/28)); 360)" office:value-type="float" office:value="331.328571428571" calcext:value-type="float">
            <text:p>331</text:p>
          </table:table-cell>
          <table:table-cell table:formula="of:=MOD(720+([.$B165]-(23*MOD(720+[.$B165]-[.$AD165];360)/28)); 360)" office:value-type="float" office:value="327.707142857143" calcext:value-type="float">
            <text:p>328</text:p>
          </table:table-cell>
          <table:table-cell table:formula="of:=MOD(720+([.$B165]-(24*MOD(720+[.$B165]-[.$AD165];360)/28)); 360)" office:value-type="float" office:value="324.085714285714" calcext:value-type="float">
            <text:p>324</text:p>
          </table:table-cell>
          <table:table-cell table:formula="of:=MOD(720+([.$B165]-(25*MOD(720+[.$B165]-[.$AD165];360)/28)); 360)" office:value-type="float" office:value="320.464285714286" calcext:value-type="float">
            <text:p>320</text:p>
          </table:table-cell>
          <table:table-cell table:formula="of:=MOD(720+([.$B165]-(26*MOD(720+[.$B165]-[.$AD165];360)/28)); 360)" office:value-type="float" office:value="316.842857142857" calcext:value-type="float">
            <text:p>317</text:p>
          </table:table-cell>
          <table:table-cell table:formula="of:=MOD(720+([.$B165]-(27*MOD(720+[.$B165]-[.$AD165];360)/28)); 360)" office:value-type="float" office:value="313.221428571429" calcext:value-type="float">
            <text:p>313</text:p>
          </table:table-cell>
          <table:table-cell table:formula="of:=[.$B156]" office:value-type="float" office:value="309.6" calcext:value-type="float">
            <text:p>310</text:p>
          </table:table-cell>
          <table:table-cell table:formula="of:=MOD(720+([.$B165]-(29*MOD(720+[.$B165]-[.$AD165];360)/28)); 360)" office:value-type="float" office:value="305.978571428571" calcext:value-type="float">
            <text:p>306</text:p>
          </table:table-cell>
          <table:table-cell office:value-type="string" calcext:value-type="string">
            <text:p>Moon</text:p>
          </table:table-cell>
          <table:table-cell table:style-name="ce3" table:formula="of:=[.B165]" office:value-type="float" office:value="51" calcext:value-type="float">
            <text:p>51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65]" office:value-type="float" office:value="305.978571428571" calcext:value-type="float">
            <text:p>306.0</text:p>
          </table:table-cell>
          <table:table-cell table:style-name="ce16" table:formula="of:=MOD(360+[.AG165]-[.AI165];360)" office:value-type="float" office:value="105.021428571429" calcext:value-type="float">
            <text:p>105.0</text:p>
          </table:table-cell>
          <table:table-cell/>
          <table:table-cell table:style-name="ce26" table:formula="of:=[.B165]" office:value-type="float" office:value="51" calcext:value-type="float">
            <text:p>51</text:p>
          </table:table-cell>
          <table:table-cell table:style-name="ce26" table:formula="of:=[.C165]" office:value-type="float" office:value="47.3785714285714" calcext:value-type="float">
            <text:p>47</text:p>
          </table:table-cell>
          <table:table-cell table:style-name="ce26" table:formula="of:=[.D165]" office:value-type="float" office:value="43.7571428571429" calcext:value-type="float">
            <text:p>44</text:p>
          </table:table-cell>
          <table:table-cell table:style-name="ce26" table:formula="of:=[.E165]" office:value-type="float" office:value="40.1357142857142" calcext:value-type="float">
            <text:p>40</text:p>
          </table:table-cell>
          <table:table-cell table:style-name="ce33" table:formula="of:=[.F165]" office:value-type="float" office:value="36.5142857142857" calcext:value-type="float">
            <text:p>37</text:p>
          </table:table-cell>
          <table:table-cell table:style-name="ce33" table:formula="of:=[.G165]" office:value-type="float" office:value="32.8928571428571" calcext:value-type="float">
            <text:p>33</text:p>
          </table:table-cell>
          <table:table-cell table:style-name="ce26" table:formula="of:=[.H165]" office:value-type="float" office:value="29.2714285714286" calcext:value-type="float">
            <text:p>29</text:p>
          </table:table-cell>
          <table:table-cell table:style-name="ce26" table:formula="of:=[.I165]" office:value-type="float" office:value="25.65" calcext:value-type="float">
            <text:p>26</text:p>
          </table:table-cell>
          <table:table-cell table:style-name="ce26" table:formula="of:=[.J165]" office:value-type="float" office:value="22.0285714285715" calcext:value-type="float">
            <text:p>22</text:p>
          </table:table-cell>
          <table:table-cell table:style-name="ce26" table:formula="of:=[.K165]" office:value-type="float" office:value="18.4071428571428" calcext:value-type="float">
            <text:p>18</text:p>
          </table:table-cell>
          <table:table-cell table:style-name="ce26" table:formula="of:=[.L165]" office:value-type="float" office:value="14.7857142857143" calcext:value-type="float">
            <text:p>15</text:p>
          </table:table-cell>
          <table:table-cell table:style-name="ce26" table:formula="of:=[.M165]" office:value-type="float" office:value="11.1642857142857" calcext:value-type="float">
            <text:p>11</text:p>
          </table:table-cell>
          <table:table-cell table:style-name="ce26" table:formula="of:=[.N165]" office:value-type="float" office:value="7.5428571428572" calcext:value-type="float">
            <text:p>8</text:p>
          </table:table-cell>
          <table:table-cell table:style-name="ce26" table:formula="of:=[.O165]" office:value-type="float" office:value="3.92142857142858" calcext:value-type="float">
            <text:p>4</text:p>
          </table:table-cell>
          <table:table-cell table:style-name="ce26" table:formula="of:=[.P165]" office:value-type="float" office:value="0.299999999999955" calcext:value-type="float">
            <text:p>0</text:p>
          </table:table-cell>
          <table:table-cell table:style-name="ce26" table:formula="of:=[.Q165]" office:value-type="float" office:value="356.678571428571" calcext:value-type="float">
            <text:p>357</text:p>
          </table:table-cell>
          <table:table-cell table:style-name="ce26" table:formula="of:=[.R165]" office:value-type="float" office:value="353.057142857143" calcext:value-type="float">
            <text:p>353</text:p>
          </table:table-cell>
          <table:table-cell table:style-name="ce26" table:formula="of:=[.S165]" office:value-type="float" office:value="349.435714285714" calcext:value-type="float">
            <text:p>349</text:p>
          </table:table-cell>
          <table:table-cell table:style-name="ce26" table:formula="of:=[.T165]" office:value-type="float" office:value="345.814285714286" calcext:value-type="float">
            <text:p>346</text:p>
          </table:table-cell>
          <table:table-cell table:style-name="ce26" table:formula="of:=[.U165]" office:value-type="float" office:value="342.192857142857" calcext:value-type="float">
            <text:p>342</text:p>
          </table:table-cell>
          <table:table-cell table:style-name="ce26" table:formula="of:=[.V165]" office:value-type="float" office:value="338.571428571429" calcext:value-type="float">
            <text:p>339</text:p>
          </table:table-cell>
          <table:table-cell table:style-name="ce26" table:formula="of:=[.W165]" office:value-type="float" office:value="334.95" calcext:value-type="float">
            <text:p>335</text:p>
          </table:table-cell>
          <table:table-cell table:style-name="ce26" table:formula="of:=[.X165]" office:value-type="float" office:value="331.328571428571" calcext:value-type="float">
            <text:p>331</text:p>
          </table:table-cell>
          <table:table-cell table:style-name="ce26" table:formula="of:=[.Y165]" office:value-type="float" office:value="327.707142857143" calcext:value-type="float">
            <text:p>328</text:p>
          </table:table-cell>
          <table:table-cell table:style-name="ce26" table:formula="of:=[.Z165]" office:value-type="float" office:value="324.085714285714" calcext:value-type="float">
            <text:p>324</text:p>
          </table:table-cell>
          <table:table-cell table:style-name="ce26" table:formula="of:=[.AA165]" office:value-type="float" office:value="320.464285714286" calcext:value-type="float">
            <text:p>320</text:p>
          </table:table-cell>
          <table:table-cell table:style-name="ce26" table:formula="of:=[.AB165]" office:value-type="float" office:value="316.842857142857" calcext:value-type="float">
            <text:p>317</text:p>
          </table:table-cell>
          <table:table-cell table:style-name="ce26" table:formula="of:=[.AC165]" office:value-type="float" office:value="313.221428571429" calcext:value-type="float">
            <text:p>313</text:p>
          </table:table-cell>
          <table:table-cell table:style-name="ce26" table:formula="of:=[.AD165]" office:value-type="float" office:value="309.6" calcext:value-type="float">
            <text:p>310</text:p>
          </table:table-cell>
          <table:table-cell table:style-name="ce26" table:formula="of:=[.AE165]" office:value-type="float" office:value="305.978571428571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16.3" calcext:value-type="float">
            <text:p>216.3</text:p>
          </table:table-cell>
          <table:table-cell table:formula="of:=MOD(720+([.$B166]-(1*MOD(720+[.$B166]-[.$AD166];360)/28)); 360)" office:value-type="float" office:value="216.05" calcext:value-type="float">
            <text:p>216</text:p>
          </table:table-cell>
          <table:table-cell table:formula="of:=MOD(720+([.$B166]-(2*MOD(720+[.$B166]-[.$AD166];360)/28)); 360)" office:value-type="float" office:value="215.8" calcext:value-type="float">
            <text:p>216</text:p>
          </table:table-cell>
          <table:table-cell table:formula="of:=MOD(720+([.$B166]-(3*MOD(720+[.$B166]-[.$AD166];360)/28)); 360)" office:value-type="float" office:value="215.55" calcext:value-type="float">
            <text:p>216</text:p>
          </table:table-cell>
          <table:table-cell table:formula="of:=MOD(720+([.$B166]-(4*MOD(720+[.$B166]-[.$AD166];360)/28)); 360)" office:value-type="float" office:value="215.3" calcext:value-type="float">
            <text:p>215</text:p>
          </table:table-cell>
          <table:table-cell table:formula="of:=MOD(720+([.$B166]-(5*MOD(720+[.$B166]-[.$AD166];360)/28)); 360)" office:value-type="float" office:value="215.05" calcext:value-type="float">
            <text:p>215</text:p>
          </table:table-cell>
          <table:table-cell table:formula="of:=MOD(720+([.$B166]-(6*MOD(720+[.$B166]-[.$AD166];360)/28)); 360)" office:value-type="float" office:value="214.8" calcext:value-type="float">
            <text:p>215</text:p>
          </table:table-cell>
          <table:table-cell table:formula="of:=MOD(720+([.$B166]-(7*MOD(720+[.$B166]-[.$AD166];360)/28)); 360)" office:value-type="float" office:value="214.55" calcext:value-type="float">
            <text:p>215</text:p>
          </table:table-cell>
          <table:table-cell table:formula="of:=MOD(720+([.$B166]-(8*MOD(720+[.$B166]-[.$AD166];360)/28)); 360)" office:value-type="float" office:value="214.3" calcext:value-type="float">
            <text:p>214</text:p>
          </table:table-cell>
          <table:table-cell table:formula="of:=MOD(720+([.$B166]-(9*MOD(720+[.$B166]-[.$AD166];360)/28)); 360)" office:value-type="float" office:value="214.05" calcext:value-type="float">
            <text:p>214</text:p>
          </table:table-cell>
          <table:table-cell table:formula="of:=MOD(720+([.$B166]-(10*MOD(720+[.$B166]-[.$AD166];360)/28)); 360)" office:value-type="float" office:value="213.8" calcext:value-type="float">
            <text:p>214</text:p>
          </table:table-cell>
          <table:table-cell table:formula="of:=MOD(720+([.$B166]-(11*MOD(720+[.$B166]-[.$AD166];360)/28)); 360)" office:value-type="float" office:value="213.55" calcext:value-type="float">
            <text:p>214</text:p>
          </table:table-cell>
          <table:table-cell table:formula="of:=MOD(720+([.$B166]-(12*MOD(720+[.$B166]-[.$AD166];360)/28)); 360)" office:value-type="float" office:value="213.3" calcext:value-type="float">
            <text:p>213</text:p>
          </table:table-cell>
          <table:table-cell table:formula="of:=MOD(720+([.$B166]-(13*MOD(720+[.$B166]-[.$AD166];360)/28)); 360)" office:value-type="float" office:value="213.05" calcext:value-type="float">
            <text:p>213</text:p>
          </table:table-cell>
          <table:table-cell table:formula="of:=MOD(720+([.$B166]-(14*MOD(720+[.$B166]-[.$AD166];360)/28)); 360)" office:value-type="float" office:value="212.8" calcext:value-type="float">
            <text:p>213</text:p>
          </table:table-cell>
          <table:table-cell table:formula="of:=MOD(720+([.$B166]-(15*MOD(720+[.$B166]-[.$AD166];360)/28)); 360)" office:value-type="float" office:value="212.55" calcext:value-type="float">
            <text:p>213</text:p>
          </table:table-cell>
          <table:table-cell table:formula="of:=MOD(720+([.$B166]-(16*MOD(720+[.$B166]-[.$AD166];360)/28)); 360)" office:value-type="float" office:value="212.3" calcext:value-type="float">
            <text:p>212</text:p>
          </table:table-cell>
          <table:table-cell table:formula="of:=MOD(720+([.$B166]-(17*MOD(720+[.$B166]-[.$AD166];360)/28)); 360)" office:value-type="float" office:value="212.05" calcext:value-type="float">
            <text:p>212</text:p>
          </table:table-cell>
          <table:table-cell table:formula="of:=MOD(720+([.$B166]-(18*MOD(720+[.$B166]-[.$AD166];360)/28)); 360)" office:value-type="float" office:value="211.8" calcext:value-type="float">
            <text:p>212</text:p>
          </table:table-cell>
          <table:table-cell table:formula="of:=MOD(720+([.$B166]-(19*MOD(720+[.$B166]-[.$AD166];360)/28)); 360)" office:value-type="float" office:value="211.55" calcext:value-type="float">
            <text:p>212</text:p>
          </table:table-cell>
          <table:table-cell table:formula="of:=MOD(720+([.$B166]-(20*MOD(720+[.$B166]-[.$AD166];360)/28)); 360)" office:value-type="float" office:value="211.3" calcext:value-type="float">
            <text:p>211</text:p>
          </table:table-cell>
          <table:table-cell table:formula="of:=MOD(720+([.$B166]-(21*MOD(720+[.$B166]-[.$AD166];360)/28)); 360)" office:value-type="float" office:value="211.05" calcext:value-type="float">
            <text:p>211</text:p>
          </table:table-cell>
          <table:table-cell table:formula="of:=MOD(720+([.$B166]-(22*MOD(720+[.$B166]-[.$AD166];360)/28)); 360)" office:value-type="float" office:value="210.8" calcext:value-type="float">
            <text:p>211</text:p>
          </table:table-cell>
          <table:table-cell table:formula="of:=MOD(720+([.$B166]-(23*MOD(720+[.$B166]-[.$AD166];360)/28)); 360)" office:value-type="float" office:value="210.55" calcext:value-type="float">
            <text:p>211</text:p>
          </table:table-cell>
          <table:table-cell table:formula="of:=MOD(720+([.$B166]-(24*MOD(720+[.$B166]-[.$AD166];360)/28)); 360)" office:value-type="float" office:value="210.3" calcext:value-type="float">
            <text:p>210</text:p>
          </table:table-cell>
          <table:table-cell table:formula="of:=MOD(720+([.$B166]-(25*MOD(720+[.$B166]-[.$AD166];360)/28)); 360)" office:value-type="float" office:value="210.05" calcext:value-type="float">
            <text:p>210</text:p>
          </table:table-cell>
          <table:table-cell table:formula="of:=MOD(720+([.$B166]-(26*MOD(720+[.$B166]-[.$AD166];360)/28)); 360)" office:value-type="float" office:value="209.8" calcext:value-type="float">
            <text:p>210</text:p>
          </table:table-cell>
          <table:table-cell table:formula="of:=MOD(720+([.$B166]-(27*MOD(720+[.$B166]-[.$AD166];360)/28)); 360)" office:value-type="float" office:value="209.55" calcext:value-type="float">
            <text:p>210</text:p>
          </table:table-cell>
          <table:table-cell table:formula="of:=[.B157]" office:value-type="float" office:value="209.3" calcext:value-type="float">
            <text:p>209</text:p>
          </table:table-cell>
          <table:table-cell table:formula="of:=[.$B166]-(29*([.$B166]-[.$AD166])/28)" office:value-type="float" office:value="209.05" calcext:value-type="float">
            <text:p>209</text:p>
          </table:table-cell>
          <table:table-cell office:value-type="string" calcext:value-type="string">
            <text:p>Sun</text:p>
          </table:table-cell>
          <table:table-cell table:style-name="ce15" table:formula="of:=[.B166]" office:value-type="float" office:value="216.3" calcext:value-type="float">
            <text:p>216.3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66]" office:value-type="float" office:value="209.05" calcext:value-type="float">
            <text:p>209.1</text:p>
          </table:table-cell>
          <table:table-cell table:formula="of:=MOD((([.AG166]+[.AI166])/2)+0;360)" office:value-type="float" office:value="212.675" calcext:value-type="float">
            <text:p>213</text:p>
          </table:table-cell>
          <table:table-cell/>
          <table:table-cell table:style-name="ce25" table:number-columns-repeated="2"/>
          <table:table-cell table:style-name="ce41" office:value-type="string" calcext:value-type="string" table:number-columns-spanned="2" table:number-rows-spanned="1">
            <text:p>Jupiter</text:p>
          </table:table-cell>
          <table:covered-table-cell table:style-name="ce41" office:value-type="string" calcext:value-type="string">
            <text:p>Jupiter</text:p>
          </table:covered-table-cell>
          <table:table-cell table:style-name="ce25" table:number-columns-repeated="18"/>
          <table:table-cell table:style-name="ce39" office:value-type="string" calcext:value-type="string" table:number-columns-spanned="2" table:number-rows-spanned="1">
            <text:p>Saturn</text:p>
          </table:table-cell>
          <table:covered-table-cell table:style-name="ce39" office:value-type="string" calcext:value-type="string">
            <text:p>Saturn</text:p>
          </table:covered-table-cell>
          <table:table-cell table:style-name="ce25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22.5" calcext:value-type="float">
            <text:p>222.5</text:p>
          </table:table-cell>
          <table:table-cell table:formula="of:=IF(MIN(ABS(MOD([.C165];90)-MOD([.C166];90));ABS(MOD([.C166];90)-MOD([.C165];90))) &lt; 10; MIN(ABS(MOD([.C165];90)-MOD([.C166];90));ABS(MOD([.C166];90)-MOD([.C165];90)));&quot;&quot;)">
            <text:p/>
          </table:table-cell>
          <table:table-cell table:formula="of:=IF(MIN(ABS(MOD([.D165];90)-MOD([.D166];90));ABS(MOD([.D166];90)-MOD([.D165];90))) &lt; 10; MIN(ABS(MOD([.D165];90)-MOD([.D166];90));ABS(MOD([.D166];90)-MOD([.D165];90)));&quot;&quot;)" office:value-type="float" office:value="7.95714285714289" calcext:value-type="float">
            <text:p>8</text:p>
          </table:table-cell>
          <table:table-cell table:formula="of:=IF(MIN(ABS(MOD([.E165];90)-MOD([.E166];90));ABS(MOD([.E166];90)-MOD([.E165];90))) &lt; 10; MIN(ABS(MOD([.E165];90)-MOD([.E166];90));ABS(MOD([.E166];90)-MOD([.E165];90)));&quot;&quot;)" office:value-type="float" office:value="4.58571428571419" calcext:value-type="float">
            <text:p>5</text:p>
          </table:table-cell>
          <table:table-cell table:formula="of:=IF(MIN(ABS(MOD([.F165];90)-MOD([.F166];90));ABS(MOD([.F166];90)-MOD([.F165];90))) &lt; 10; MIN(ABS(MOD([.F165];90)-MOD([.F166];90));ABS(MOD([.F166];90)-MOD([.F165];90)));&quot;&quot;)" office:value-type="float" office:value="1.21428571428569" calcext:value-type="float">
            <text:p>1</text:p>
          </table:table-cell>
          <table:table-cell table:formula="of:=IF(MIN(ABS(MOD([.G165];90)-MOD([.G166];90));ABS(MOD([.G166];90)-MOD([.G165];90))) &lt; 10; MIN(ABS(MOD([.G165];90)-MOD([.G166];90));ABS(MOD([.G166];90)-MOD([.G165];90)));&quot;&quot;)" office:value-type="float" office:value="2.15714285714291" calcext:value-type="float">
            <text:p>2</text:p>
          </table:table-cell>
          <table:table-cell table:formula="of:=IF(MIN(ABS(MOD([.H165];90)-MOD([.H166];90));ABS(MOD([.H166];90)-MOD([.H165];90))) &lt; 10; MIN(ABS(MOD([.H165];90)-MOD([.H166];90));ABS(MOD([.H166];90)-MOD([.H165];90)));&quot;&quot;)" office:value-type="float" office:value="5.52857142857141" calcext:value-type="float">
            <text:p>6</text:p>
          </table:table-cell>
          <table:table-cell table:formula="of:=IF(MIN(ABS(MOD([.I165];90)-MOD([.I166];90));ABS(MOD([.I166];90)-MOD([.I165];90))) &lt; 10; MIN(ABS(MOD([.I165];90)-MOD([.I166];90));ABS(MOD([.I166];90)-MOD([.I165];90)));&quot;&quot;)" office:value-type="float" office:value="8.90000000000001" calcext:value-type="float">
            <text:p>9</text:p>
          </table:table-cell>
          <table:table-cell table:formula="of:=IF(MIN(ABS(MOD([.J165];90)-MOD([.J166];90));ABS(MOD([.J166];90)-MOD([.J165];90))) &lt; 10; MIN(ABS(MOD([.J165];90)-MOD([.J166];90));ABS(MOD([.J166];90)-MOD([.J165];90)));&quot;&quot;)">
            <text:p/>
          </table:table-cell>
          <table:table-cell table:formula="of:=IF(MIN(ABS(MOD([.K165];90)-MOD([.K166];90));ABS(MOD([.K166];90)-MOD([.K165];90))) &lt; 10; MIN(ABS(MOD([.K165];90)-MOD([.K166];90));ABS(MOD([.K166];90)-MOD([.K165];90)));&quot;&quot;)">
            <text:p/>
          </table:table-cell>
          <table:table-cell table:formula="of:=IF(MIN(ABS(MOD([.L165];90)-MOD([.L166];90));ABS(MOD([.L166];90)-MOD([.L165];90))) &lt; 10; MIN(ABS(MOD([.L165];90)-MOD([.L166];90));ABS(MOD([.L166];90)-MOD([.L165];90)));&quot;&quot;)">
            <text:p/>
          </table:table-cell>
          <table:table-cell table:formula="of:=IF(MIN(ABS(MOD([.M165];90)-MOD([.M166];90));ABS(MOD([.M166];90)-MOD([.M165];90))) &lt; 10; MIN(ABS(MOD([.M165];90)-MOD([.M166];90));ABS(MOD([.M166];90)-MOD([.M165];90)));&quot;&quot;)">
            <text:p/>
          </table:table-cell>
          <table:table-cell table:formula="of:=IF(MIN(ABS(MOD([.N165];90)-MOD([.N166];90));ABS(MOD([.N166];90)-MOD([.N165];90))) &lt; 10; MIN(ABS(MOD([.N165];90)-MOD([.N166];90));ABS(MOD([.N166];90)-MOD([.N165];90)));&quot;&quot;)">
            <text:p/>
          </table:table-cell>
          <table:table-cell table:formula="of:=IF(MIN(ABS(MOD([.O165];90)-MOD([.O166];90));ABS(MOD([.O166];90)-MOD([.O165];90))) &lt; 10; MIN(ABS(MOD([.O165];90)-MOD([.O166];90));ABS(MOD([.O166];90)-MOD([.O165];90)));&quot;&quot;)">
            <text:p/>
          </table:table-cell>
          <table:table-cell table:formula="of:=IF(MIN(ABS(MOD([.P165];90)-MOD([.P166];90));ABS(MOD([.P166];90)-MOD([.P165];90))) &lt; 10; MIN(ABS(MOD([.P165];90)-MOD([.P166];90));ABS(MOD([.P166];90)-MOD([.P165];90)));&quot;&quot;)">
            <text:p/>
          </table:table-cell>
          <table:table-cell table:formula="of:=IF(MIN(ABS(MOD([.Q165];90)-MOD([.Q166];90));ABS(MOD([.Q166];90)-MOD([.Q165];90))) &lt; 10; MIN(ABS(MOD([.Q165];90)-MOD([.Q166];90));ABS(MOD([.Q166];90)-MOD([.Q165];90)));&quot;&quot;)">
            <text:p/>
          </table:table-cell>
          <table:table-cell table:formula="of:=IF(MIN(ABS(MOD([.R165];90)-MOD([.R166];90));ABS(MOD([.R166];90)-MOD([.R165];90))) &lt; 10; MIN(ABS(MOD([.R165];90)-MOD([.R166];90));ABS(MOD([.R166];90)-MOD([.R165];90)));&quot;&quot;)">
            <text:p/>
          </table:table-cell>
          <table:table-cell table:formula="of:=IF(MIN(ABS(MOD([.S165];90)-MOD([.S166];90));ABS(MOD([.S166];90)-MOD([.S165];90))) &lt; 10; MIN(ABS(MOD([.S165];90)-MOD([.S166];90));ABS(MOD([.S166];90)-MOD([.S165];90)));&quot;&quot;)">
            <text:p/>
          </table:table-cell>
          <table:table-cell table:formula="of:=IF(MIN(ABS(MOD([.T165];90)-MOD([.T166];90));ABS(MOD([.T166];90)-MOD([.T165];90))) &lt; 10; MIN(ABS(MOD([.T165];90)-MOD([.T166];90));ABS(MOD([.T166];90)-MOD([.T165];90)));&quot;&quot;)">
            <text:p/>
          </table:table-cell>
          <table:table-cell table:formula="of:=IF(MIN(ABS(MOD([.U165];90)-MOD([.U166];90));ABS(MOD([.U166];90)-MOD([.U165];90))) &lt; 10; MIN(ABS(MOD([.U165];90)-MOD([.U166];90));ABS(MOD([.U166];90)-MOD([.U165];90)));&quot;&quot;)">
            <text:p/>
          </table:table-cell>
          <table:table-cell table:formula="of:=IF(MIN(ABS(MOD([.V165];90)-MOD([.V166];90));ABS(MOD([.V166];90)-MOD([.V165];90))) &lt; 10; MIN(ABS(MOD([.V165];90)-MOD([.V166];90));ABS(MOD([.V166];90)-MOD([.V165];90)));&quot;&quot;)">
            <text:p/>
          </table:table-cell>
          <table:table-cell table:formula="of:=IF(MIN(ABS(MOD([.W165];90)-MOD([.W166];90));ABS(MOD([.W166];90)-MOD([.W165];90))) &lt; 10; MIN(ABS(MOD([.W165];90)-MOD([.W166];90));ABS(MOD([.W166];90)-MOD([.W165];90)));&quot;&quot;)">
            <text:p/>
          </table:table-cell>
          <table:table-cell table:formula="of:=IF(MIN(ABS(MOD([.X165];90)-MOD([.X166];90));ABS(MOD([.X166];90)-MOD([.X165];90))) &lt; 10; MIN(ABS(MOD([.X165];90)-MOD([.X166];90));ABS(MOD([.X166];90)-MOD([.X165];90)));&quot;&quot;)">
            <text:p/>
          </table:table-cell>
          <table:table-cell table:formula="of:=IF(MIN(ABS(MOD([.Y165];90)-MOD([.Y166];90));ABS(MOD([.Y166];90)-MOD([.Y165];90))) &lt; 10; MIN(ABS(MOD([.Y165];90)-MOD([.Y166];90));ABS(MOD([.Y166];90)-MOD([.Y165];90)));&quot;&quot;)">
            <text:p/>
          </table:table-cell>
          <table:table-cell table:formula="of:=IF(MIN(ABS(MOD([.Z165];90)-MOD([.Z166];90));ABS(MOD([.Z166];90)-MOD([.Z165];90))) &lt; 10; MIN(ABS(MOD([.Z165];90)-MOD([.Z166];90));ABS(MOD([.Z166];90)-MOD([.Z165];90)));&quot;&quot;)">
            <text:p/>
          </table:table-cell>
          <table:table-cell table:formula="of:=IF(MIN(ABS(MOD([.AA165];90)-MOD([.AA166];90));ABS(MOD([.AA166];90)-MOD([.AA165];90))) &lt; 10; MIN(ABS(MOD([.AA165];90)-MOD([.AA166];90));ABS(MOD([.AA166];90)-MOD([.AA165];90)));&quot;&quot;)">
            <text:p/>
          </table:table-cell>
          <table:table-cell table:formula="of:=IF(MIN(ABS(MOD([.AB165];90)-MOD([.AB166];90));ABS(MOD([.AB166];90)-MOD([.AB165];90))) &lt; 10; MIN(ABS(MOD([.AB165];90)-MOD([.AB166];90));ABS(MOD([.AB166];90)-MOD([.AB165];90)));&quot;&quot;)">
            <text:p/>
          </table:table-cell>
          <table:table-cell table:formula="of:=IF(MIN(ABS(MOD([.AC165];90)-MOD([.AC166];90));ABS(MOD([.AC166];90)-MOD([.AC165];90))) &lt; 10; MIN(ABS(MOD([.AC165];90)-MOD([.AC166];90));ABS(MOD([.AC166];90)-MOD([.AC165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167]-(29*([.$B167]-[.$AD167])/28)" office:value-type="float" office:value="68.075" calcext:value-type="float">
            <text:p>68</text:p>
          </table:table-cell>
          <table:table-cell office:value-type="string" calcext:value-type="string">
            <text:p>Mercury</text:p>
          </table:table-cell>
          <table:table-cell table:style-name="ce12" table:formula="of:=[.B167]" office:value-type="float" office:value="222.5" calcext:value-type="float">
            <text:p>222.5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67]" office:value-type="float" office:value="68.075" calcext:value-type="float">
            <text:p>68.1</text:p>
          </table:table-cell>
          <table:table-cell table:style-name="ce24" table:formula="of:=MOD((([.AG166]+[.AI166])/2)+45;360)" office:value-type="float" office:value="257.675" calcext:value-type="float">
            <text:p>258</text:p>
          </table:table-cell>
          <table:table-cell/>
          <table:table-cell table:style-name="ce63" office:value-type="string" calcext:value-type="string" table:number-columns-spanned="6" table:number-rows-spanned="1">
            <text:p>Taurus</text:p>
          </table:table-cell>
          <table:covered-table-cell table:number-columns-repeated="2" table:style-name="ce37"/>
          <table:covered-table-cell table:style-name="ce63"/>
          <table:covered-table-cell table:number-columns-repeated="2" table:style-name="ce37"/>
          <table:table-cell table:style-name="ce64" office:value-type="string" calcext:value-type="string" table:number-columns-spanned="9" table:number-rows-spanned="1">
            <text:p>Aries</text:p>
          </table:table-cell>
          <table:covered-table-cell table:number-columns-repeated="8" table:style-name="ce34"/>
          <table:table-cell table:style-name="ce65" office:value-type="string" calcext:value-type="string" table:number-columns-spanned="8" table:number-rows-spanned="1">
            <text:p>Pisces</text:p>
          </table:table-cell>
          <table:covered-table-cell table:number-columns-repeated="7" table:style-name="ce35"/>
          <table:table-cell table:style-name="ce66" office:value-type="string" calcext:value-type="string" table:number-columns-spanned="7" table:number-rows-spanned="1">
            <text:p>Aquarius</text:p>
          </table:table-cell>
          <table:covered-table-cell table:number-columns-repeated="6" table:style-name="ce36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70" calcext:value-type="float">
            <text:p>170.0</text:p>
          </table:table-cell>
          <table:table-cell table:number-columns-repeated="3"/>
          <table:table-cell table:formula="of:=[.$AD168]+(6 * ([.$B168]-[.$AD168])/7)" office:value-type="float" office:value="164.557142857143" calcext:value-type="float">
            <text:p>165</text:p>
          </table:table-cell>
          <table:table-cell table:number-columns-repeated="3"/>
          <table:table-cell table:formula="of:=[.$AD168]+(6 * ([.$B168]-[.$AD168])/7)" office:value-type="float" office:value="164.557142857143" calcext:value-type="float">
            <text:p>165</text:p>
          </table:table-cell>
          <table:table-cell table:number-columns-repeated="3"/>
          <table:table-cell table:formula="of:=[.$AD168]+(6 * ([.$B168]-[.$AD168])/7)" office:value-type="float" office:value="164.557142857143" calcext:value-type="float">
            <text:p>165</text:p>
          </table:table-cell>
          <table:table-cell table:number-columns-repeated="3"/>
          <table:table-cell table:formula="of:=[.$AD168]+(6 * ([.$B168]-[.$AD168])/7)" office:value-type="float" office:value="164.557142857143" calcext:value-type="float">
            <text:p>165</text:p>
          </table:table-cell>
          <table:table-cell table:number-columns-repeated="3"/>
          <table:table-cell table:formula="of:=[.$AD168]+(6 * ([.$B168]-[.$AD168])/7)" office:value-type="float" office:value="164.557142857143" calcext:value-type="float">
            <text:p>165</text:p>
          </table:table-cell>
          <table:table-cell table:number-columns-repeated="3"/>
          <table:table-cell table:formula="of:=[.$AD168]+(6 * ([.$B168]-[.$AD168])/7)" office:value-type="float" office:value="164.557142857143" calcext:value-type="float">
            <text:p>165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68]-(29*([.$B168]-[.$AD168])/28)" office:value-type="float" office:value="130.539285714286" calcext:value-type="float">
            <text:p>131</text:p>
          </table:table-cell>
          <table:table-cell office:value-type="string" calcext:value-type="string">
            <text:p>Venus</text:p>
          </table:table-cell>
          <table:table-cell table:style-name="ce10" table:formula="of:=[.B168]" office:value-type="float" office:value="170" calcext:value-type="float">
            <text:p>170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68]" office:value-type="float" office:value="130.539285714286" calcext:value-type="float">
            <text:p>130.5</text:p>
          </table:table-cell>
          <table:table-cell table:formula="of:=MOD((([.AG166]+[.AI166])/2)+90;360)" office:value-type="float" office:value="302.675" calcext:value-type="float">
            <text:p>30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222.2" calcext:value-type="float">
            <text:p>222.2</text:p>
          </table:table-cell>
          <table:table-cell table:number-columns-repeated="3"/>
          <table:table-cell table:formula="of:=[.$AD169]+(6 * ([.$B169]-[.$AD169])/7)" office:value-type="float" office:value="221.514285714286" calcext:value-type="float">
            <text:p>222</text:p>
          </table:table-cell>
          <table:table-cell table:number-columns-repeated="3"/>
          <table:table-cell table:formula="of:=[.$AD169]+(5 * ([.$B169]-[.$AD169])/7)" office:value-type="float" office:value="220.828571428571" calcext:value-type="float">
            <text:p>221</text:p>
          </table:table-cell>
          <table:table-cell table:number-columns-repeated="3"/>
          <table:table-cell table:formula="of:=[.$AD169]+(4 * ([.$B169]-[.$AD169])/7)" office:value-type="float" office:value="220.142857142857" calcext:value-type="float">
            <text:p>220</text:p>
          </table:table-cell>
          <table:table-cell table:number-columns-repeated="3"/>
          <table:table-cell table:formula="of:=[.$AD169]+(3 * ([.$B169]-[.$AD169])/7)" office:value-type="float" office:value="219.457142857143" calcext:value-type="float">
            <text:p>219</text:p>
          </table:table-cell>
          <table:table-cell table:number-columns-repeated="3"/>
          <table:table-cell table:formula="of:=[.$AD169]+(2 * ([.$B169]-[.$AD169])/7)" office:value-type="float" office:value="218.771428571429" calcext:value-type="float">
            <text:p>219</text:p>
          </table:table-cell>
          <table:table-cell table:number-columns-repeated="3"/>
          <table:table-cell table:formula="of:=[.$AD169]+(1*([.$B169]-[.$AD169])/7)" office:value-type="float" office:value="218.085714285714" calcext:value-type="float">
            <text:p>218</text:p>
          </table:table-cell>
          <table:table-cell table:number-columns-repeated="3"/>
          <table:table-cell table:formula="of:=[.B160]" office:value-type="float" office:value="217.4" calcext:value-type="float">
            <text:p>217</text:p>
          </table:table-cell>
          <table:table-cell table:formula="of:=[.$B169]-(29*([.$B169]-[.$AD169])/28)" office:value-type="float" office:value="217.228571428571" calcext:value-type="float">
            <text:p>217</text:p>
          </table:table-cell>
          <table:table-cell office:value-type="string" calcext:value-type="string">
            <text:p>Mars</text:p>
          </table:table-cell>
          <table:table-cell table:style-name="ce13" table:formula="of:=[.B169]" office:value-type="float" office:value="222.2" calcext:value-type="float">
            <text:p>222.2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69]" office:value-type="float" office:value="217.228571428571" calcext:value-type="float">
            <text:p>217.2</text:p>
          </table:table-cell>
          <table:table-cell table:style-name="ce24" table:formula="of:=MOD((([.AG166]+[.AI166])/2)+135;360)" office:value-type="float" office:value="347.675" calcext:value-type="float">
            <text:p>34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1.1" calcext:value-type="float">
            <text:p>41.1</text:p>
          </table:table-cell>
          <table:table-cell table:number-columns-repeated="3"/>
          <table:table-cell table:formula="of:=[.$AD170]+(6 * ([.$B170]-[.$AD170])/7)" office:value-type="float" office:value="41.2285714285714" calcext:value-type="float">
            <text:p>41</text:p>
          </table:table-cell>
          <table:table-cell table:number-columns-repeated="3"/>
          <table:table-cell table:formula="of:=[.$AD170]+(5 * ([.$B170]-[.$AD170])/7)" office:value-type="float" office:value="41.3571428571429" calcext:value-type="float">
            <text:p>41</text:p>
          </table:table-cell>
          <table:table-cell table:number-columns-repeated="3"/>
          <table:table-cell table:formula="of:=[.$AD170]+(4 * ([.$B170]-[.$AD170])/7)" office:value-type="float" office:value="41.4857142857143" calcext:value-type="float">
            <text:p>41</text:p>
          </table:table-cell>
          <table:table-cell table:number-columns-repeated="3"/>
          <table:table-cell table:formula="of:=[.$AD170]+(3 * ([.$B170]-[.$AD170])/7)" office:value-type="float" office:value="41.6142857142857" calcext:value-type="float">
            <text:p>42</text:p>
          </table:table-cell>
          <table:table-cell table:number-columns-repeated="3"/>
          <table:table-cell table:formula="of:=[.$AD170]+(2 * ([.$B170]-[.$AD170])/7)" office:value-type="float" office:value="41.7428571428571" calcext:value-type="float">
            <text:p>42</text:p>
          </table:table-cell>
          <table:table-cell table:number-columns-repeated="3"/>
          <table:table-cell table:formula="of:=[.$AD170]+(1*([.$B170]-[.$AD170])/7)" office:value-type="float" office:value="41.8714285714286" calcext:value-type="float">
            <text:p>42</text:p>
          </table:table-cell>
          <table:table-cell table:number-columns-repeated="3"/>
          <table:table-cell table:formula="of:=[.B161]" office:value-type="float" office:value="42" calcext:value-type="float">
            <text:p>42</text:p>
          </table:table-cell>
          <table:table-cell table:formula="of:=[.$B170]-(29*([.$B170]-[.$AD170])/28)" office:value-type="float" office:value="42.0321428571429" calcext:value-type="float">
            <text:p>42</text:p>
          </table:table-cell>
          <table:table-cell office:value-type="string" calcext:value-type="string">
            <text:p>Jupiter</text:p>
          </table:table-cell>
          <table:table-cell table:style-name="ce11" table:formula="of:=[.B170]" office:value-type="float" office:value="41.1" calcext:value-type="float">
            <text:p>41.1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70]" office:value-type="float" office:value="42.0321428571429" calcext:value-type="float">
            <text:p>42.0</text:p>
          </table:table-cell>
          <table:table-cell table:formula="of:=MOD((([.AG166]+[.AI166])/2)+180;360)" office:value-type="float" office:value="32.675" calcext:value-type="float">
            <text:p>3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0.5" calcext:value-type="float">
            <text:p>330.5</text:p>
          </table:table-cell>
          <table:table-cell table:number-columns-repeated="3"/>
          <table:table-cell table:formula="of:=[.$AD171]+(6 * ([.$B171]-[.$AD171])/7)" office:value-type="float" office:value="330.514285714286" calcext:value-type="float">
            <text:p>331</text:p>
          </table:table-cell>
          <table:table-cell table:number-columns-repeated="3"/>
          <table:table-cell table:formula="of:=[.$AD171]+(5 * ([.$B171]-[.$AD171])/7)" office:value-type="float" office:value="330.528571428571" calcext:value-type="float">
            <text:p>331</text:p>
          </table:table-cell>
          <table:table-cell table:number-columns-repeated="3"/>
          <table:table-cell table:formula="of:=[.$AD171]+(4 * ([.$B171]-[.$AD171])/7)" office:value-type="float" office:value="330.542857142857" calcext:value-type="float">
            <text:p>331</text:p>
          </table:table-cell>
          <table:table-cell table:number-columns-repeated="3"/>
          <table:table-cell table:formula="of:=[.$AD171]+(3 * ([.$B171]-[.$AD171])/7)" office:value-type="float" office:value="330.557142857143" calcext:value-type="float">
            <text:p>331</text:p>
          </table:table-cell>
          <table:table-cell table:number-columns-repeated="3"/>
          <table:table-cell table:formula="of:=[.$AD171]+(2 * ([.$B171]-[.$AD171])/7)" office:value-type="float" office:value="330.571428571429" calcext:value-type="float">
            <text:p>331</text:p>
          </table:table-cell>
          <table:table-cell table:number-columns-repeated="3"/>
          <table:table-cell table:formula="of:=[.$AD171]+(1*([.$B171]-[.$AD171])/7)" office:value-type="float" office:value="330.585714285714" calcext:value-type="float">
            <text:p>331</text:p>
          </table:table-cell>
          <table:table-cell table:number-columns-repeated="3"/>
          <table:table-cell table:formula="of:=[.B162]" office:value-type="float" office:value="330.6" calcext:value-type="float">
            <text:p>331</text:p>
          </table:table-cell>
          <table:table-cell table:formula="of:=[.$B171]-(29*([.$B171]-[.$AD171])/28)" office:value-type="float" office:value="330.603571428571" calcext:value-type="float">
            <text:p>331</text:p>
          </table:table-cell>
          <table:table-cell office:value-type="string" calcext:value-type="string">
            <text:p>Saturn</text:p>
          </table:table-cell>
          <table:table-cell table:style-name="ce9" table:formula="of:=[.B171]" office:value-type="float" office:value="330.5" calcext:value-type="float">
            <text:p>330.5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71]" office:value-type="float" office:value="330.603571428571" calcext:value-type="float">
            <text:p>330.6</text:p>
          </table:table-cell>
          <table:table-cell table:style-name="ce24" table:formula="of:=MOD((([.AG166]+[.AI166])/2)+225;360)" office:value-type="float" office:value="77.675" calcext:value-type="float">
            <text:p>78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66]+[.AI166])/2)+270;360)" office:value-type="float" office:value="122.675" calcext:value-type="float">
            <text:p>123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73]+1" office:value-type="float" office:value="6" calcext:value-type="float">
            <text:p>6</text:p>
          </table:table-cell>
          <table:table-cell table:style-name="ce30"/>
          <table:table-cell table:style-name="ce31"/>
          <table:table-cell table:style-name="ce30"/>
          <table:table-cell table:style-name="ce3" table:formula="of:=[.J173]+1" office:value-type="float" office:value="5" calcext:value-type="float">
            <text:p>5</text:p>
          </table:table-cell>
          <table:table-cell table:style-name="ce30"/>
          <table:table-cell table:style-name="ce31"/>
          <table:table-cell table:style-name="ce30"/>
          <table:table-cell table:style-name="ce3" table:formula="of:=[.N173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R173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Nov</text:p>
          </table:table-cell>
          <table:table-cell table:style-name="ce30"/>
          <table:table-cell table:style-name="ce31"/>
          <table:table-cell table:style-name="ce30"/>
          <table:table-cell table:style-name="ce3" table:formula="of:=[.AD173]+1" office:value-type="float" office:value="31" calcext:value-type="float">
            <text:p>31</text:p>
          </table:table-cell>
          <table:table-cell table:style-name="ce30"/>
          <table:table-cell table:style-name="ce31"/>
          <table:table-cell table:style-name="ce30"/>
          <table:table-cell table:style-name="ce3" table:formula="of:=[.B164]" office:value-type="float" office:value="30" calcext:value-type="float">
            <text:p>30</text:p>
          </table:table-cell>
          <table:table-cell table:style-name="ce30"/>
          <table:table-cell table:number-columns-repeated="4"/>
          <table:table-cell table:style-name="ce24" table:formula="of:=MOD((([.AG166]+[.AI166])/2)+315;360)" office:value-type="float" office:value="167.675" calcext:value-type="float">
            <text:p>168</text:p>
          </table:table-cell>
          <table:table-cell/>
          <table:table-cell table:style-name="ce3" table:formula="of:=[.AP173]+1" office:value-type="float" office:value="6" calcext:value-type="float">
            <text:p>6</text:p>
          </table:table-cell>
          <table:table-cell table:style-name="ce30"/>
          <table:table-cell table:style-name="ce31"/>
          <table:table-cell table:style-name="ce30"/>
          <table:table-cell table:style-name="ce3" table:formula="of:=[.AT173]+1" office:value-type="float" office:value="5" calcext:value-type="float">
            <text:p>5</text:p>
          </table:table-cell>
          <table:table-cell table:style-name="ce30"/>
          <table:table-cell table:style-name="ce31"/>
          <table:table-cell table:style-name="ce30"/>
          <table:table-cell table:style-name="ce3" table:formula="of:=[.AX173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BB173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Nov</text:p>
          </table:table-cell>
          <table:table-cell table:style-name="ce30"/>
          <table:table-cell table:style-name="ce31"/>
          <table:table-cell table:style-name="ce30"/>
          <table:table-cell table:style-name="ce3" table:formula="of:=[.BN173]+1" office:value-type="float" office:value="31" calcext:value-type="float">
            <text:p>31</text:p>
          </table:table-cell>
          <table:table-cell table:style-name="ce30"/>
          <table:table-cell table:style-name="ce31"/>
          <table:table-cell table:style-name="ce30"/>
          <table:table-cell table:style-name="ce3" table:formula="of:=[.AL164]" office:value-type="float" office:value="30" calcext:value-type="float">
            <text:p>30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40.7" calcext:value-type="float">
            <text:p>140.7</text:p>
          </table:table-cell>
          <table:table-cell table:formula="of:=MOD(720+([.$B174]-(1*MOD(720+[.$B174]-[.$AD174];360)/28)); 360)" office:value-type="float" office:value="137.496428571429" calcext:value-type="float">
            <text:p>137</text:p>
          </table:table-cell>
          <table:table-cell table:formula="of:=MOD(720+([.$B174]-(2*MOD(720+[.$B174]-[.$AD174];360)/28)); 360)" office:value-type="float" office:value="134.292857142857" calcext:value-type="float">
            <text:p>134</text:p>
          </table:table-cell>
          <table:table-cell table:formula="of:=MOD(720+([.$B174]-(3*MOD(720+[.$B174]-[.$AD174];360)/28)); 360)" office:value-type="float" office:value="131.089285714286" calcext:value-type="float">
            <text:p>131</text:p>
          </table:table-cell>
          <table:table-cell table:formula="of:=MOD(720+([.$B174]-(4*MOD(720+[.$B174]-[.$AD174];360)/28)); 360)" office:value-type="float" office:value="127.885714285714" calcext:value-type="float">
            <text:p>128</text:p>
          </table:table-cell>
          <table:table-cell table:formula="of:=MOD(720+([.$B174]-(5*MOD(720+[.$B174]-[.$AD174];360)/28)); 360)" office:value-type="float" office:value="124.682142857143" calcext:value-type="float">
            <text:p>125</text:p>
          </table:table-cell>
          <table:table-cell table:formula="of:=MOD(720+([.$B174]-(6*MOD(720+[.$B174]-[.$AD174];360)/28)); 360)" office:value-type="float" office:value="121.478571428571" calcext:value-type="float">
            <text:p>121</text:p>
          </table:table-cell>
          <table:table-cell table:formula="of:=MOD(720+([.$B174]-(7*MOD(720+[.$B174]-[.$AD174];360)/28)); 360)" office:value-type="float" office:value="118.275" calcext:value-type="float">
            <text:p>118</text:p>
          </table:table-cell>
          <table:table-cell table:formula="of:=MOD(720+([.$B174]-(8*MOD(720+[.$B174]-[.$AD174];360)/28)); 360)" office:value-type="float" office:value="115.071428571429" calcext:value-type="float">
            <text:p>115</text:p>
          </table:table-cell>
          <table:table-cell table:formula="of:=MOD(720+([.$B174]-(9*MOD(720+[.$B174]-[.$AD174];360)/28)); 360)" office:value-type="float" office:value="111.867857142857" calcext:value-type="float">
            <text:p>112</text:p>
          </table:table-cell>
          <table:table-cell table:formula="of:=MOD(720+([.$B174]-(10*MOD(720+[.$B174]-[.$AD174];360)/28)); 360)" office:value-type="float" office:value="108.664285714286" calcext:value-type="float">
            <text:p>109</text:p>
          </table:table-cell>
          <table:table-cell table:formula="of:=MOD(720+([.$B174]-(11*MOD(720+[.$B174]-[.$AD174];360)/28)); 360)" office:value-type="float" office:value="105.460714285714" calcext:value-type="float">
            <text:p>105</text:p>
          </table:table-cell>
          <table:table-cell table:formula="of:=MOD(720+([.$B174]-(12*MOD(720+[.$B174]-[.$AD174];360)/28)); 360)" office:value-type="float" office:value="102.257142857143" calcext:value-type="float">
            <text:p>102</text:p>
          </table:table-cell>
          <table:table-cell table:formula="of:=MOD(720+([.$B174]-(13*MOD(720+[.$B174]-[.$AD174];360)/28)); 360)" office:value-type="float" office:value="99.0535714285713" calcext:value-type="float">
            <text:p>99</text:p>
          </table:table-cell>
          <table:table-cell table:formula="of:=MOD(720+([.$B174]-(14*MOD(720+[.$B174]-[.$AD174];360)/28)); 360)" office:value-type="float" office:value="95.8499999999999" calcext:value-type="float">
            <text:p>96</text:p>
          </table:table-cell>
          <table:table-cell table:formula="of:=MOD(720+([.$B174]-(15*MOD(720+[.$B174]-[.$AD174];360)/28)); 360)" office:value-type="float" office:value="92.6464285714285" calcext:value-type="float">
            <text:p>93</text:p>
          </table:table-cell>
          <table:table-cell table:formula="of:=MOD(720+([.$B174]-(16*MOD(720+[.$B174]-[.$AD174];360)/28)); 360)" office:value-type="float" office:value="89.4428571428571" calcext:value-type="float">
            <text:p>89</text:p>
          </table:table-cell>
          <table:table-cell table:formula="of:=MOD(720+([.$B174]-(17*MOD(720+[.$B174]-[.$AD174];360)/28)); 360)" office:value-type="float" office:value="86.2392857142856" calcext:value-type="float">
            <text:p>86</text:p>
          </table:table-cell>
          <table:table-cell table:formula="of:=MOD(720+([.$B174]-(18*MOD(720+[.$B174]-[.$AD174];360)/28)); 360)" office:value-type="float" office:value="83.0357142857142" calcext:value-type="float">
            <text:p>83</text:p>
          </table:table-cell>
          <table:table-cell table:formula="of:=MOD(720+([.$B174]-(19*MOD(720+[.$B174]-[.$AD174];360)/28)); 360)" office:value-type="float" office:value="79.8321428571428" calcext:value-type="float">
            <text:p>80</text:p>
          </table:table-cell>
          <table:table-cell table:formula="of:=MOD(720+([.$B174]-(20*MOD(720+[.$B174]-[.$AD174];360)/28)); 360)" office:value-type="float" office:value="76.6285714285714" calcext:value-type="float">
            <text:p>77</text:p>
          </table:table-cell>
          <table:table-cell table:formula="of:=MOD(720+([.$B174]-(21*MOD(720+[.$B174]-[.$AD174];360)/28)); 360)" office:value-type="float" office:value="73.425" calcext:value-type="float">
            <text:p>73</text:p>
          </table:table-cell>
          <table:table-cell table:formula="of:=MOD(720+([.$B174]-(22*MOD(720+[.$B174]-[.$AD174];360)/28)); 360)" office:value-type="float" office:value="70.2214285714285" calcext:value-type="float">
            <text:p>70</text:p>
          </table:table-cell>
          <table:table-cell table:formula="of:=MOD(720+([.$B174]-(23*MOD(720+[.$B174]-[.$AD174];360)/28)); 360)" office:value-type="float" office:value="67.0178571428571" calcext:value-type="float">
            <text:p>67</text:p>
          </table:table-cell>
          <table:table-cell table:formula="of:=MOD(720+([.$B174]-(24*MOD(720+[.$B174]-[.$AD174];360)/28)); 360)" office:value-type="float" office:value="63.8142857142857" calcext:value-type="float">
            <text:p>64</text:p>
          </table:table-cell>
          <table:table-cell table:formula="of:=MOD(720+([.$B174]-(25*MOD(720+[.$B174]-[.$AD174];360)/28)); 360)" office:value-type="float" office:value="60.6107142857143" calcext:value-type="float">
            <text:p>61</text:p>
          </table:table-cell>
          <table:table-cell table:formula="of:=MOD(720+([.$B174]-(26*MOD(720+[.$B174]-[.$AD174];360)/28)); 360)" office:value-type="float" office:value="57.4071428571429" calcext:value-type="float">
            <text:p>57</text:p>
          </table:table-cell>
          <table:table-cell table:formula="of:=MOD(720+([.$B174]-(27*MOD(720+[.$B174]-[.$AD174];360)/28)); 360)" office:value-type="float" office:value="54.2035714285714" calcext:value-type="float">
            <text:p>54</text:p>
          </table:table-cell>
          <table:table-cell table:formula="of:=[.$B165]" office:value-type="float" office:value="51" calcext:value-type="float">
            <text:p>51</text:p>
          </table:table-cell>
          <table:table-cell table:formula="of:=MOD(720+([.$B174]-(29*MOD(720+[.$B174]-[.$AD174];360)/28)); 360)" office:value-type="float" office:value="47.7964285714286" calcext:value-type="float">
            <text:p>48</text:p>
          </table:table-cell>
          <table:table-cell office:value-type="string" calcext:value-type="string">
            <text:p>Moon</text:p>
          </table:table-cell>
          <table:table-cell table:style-name="ce3" table:formula="of:=[.B174]" office:value-type="float" office:value="140.7" calcext:value-type="float">
            <text:p>140.7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74]" office:value-type="float" office:value="47.7964285714286" calcext:value-type="float">
            <text:p>47.8</text:p>
          </table:table-cell>
          <table:table-cell table:style-name="ce16" table:formula="of:=MOD(360+[.AG174]-[.AI174];360)" office:value-type="float" office:value="92.9035714285714" calcext:value-type="float">
            <text:p>92.9</text:p>
          </table:table-cell>
          <table:table-cell/>
          <table:table-cell table:style-name="ce26" table:formula="of:=[.B174]" office:value-type="float" office:value="140.7" calcext:value-type="float">
            <text:p>141</text:p>
          </table:table-cell>
          <table:table-cell table:style-name="ce26" table:formula="of:=[.C174]" office:value-type="float" office:value="137.496428571429" calcext:value-type="float">
            <text:p>137</text:p>
          </table:table-cell>
          <table:table-cell table:style-name="ce33" table:formula="of:=[.D174]" office:value-type="float" office:value="134.292857142857" calcext:value-type="float">
            <text:p>134</text:p>
          </table:table-cell>
          <table:table-cell table:style-name="ce33" table:formula="of:=[.E174]" office:value-type="float" office:value="131.089285714286" calcext:value-type="float">
            <text:p>131</text:p>
          </table:table-cell>
          <table:table-cell table:style-name="ce26" table:formula="of:=[.F174]" office:value-type="float" office:value="127.885714285714" calcext:value-type="float">
            <text:p>128</text:p>
          </table:table-cell>
          <table:table-cell table:style-name="ce26" table:formula="of:=[.G174]" office:value-type="float" office:value="124.682142857143" calcext:value-type="float">
            <text:p>125</text:p>
          </table:table-cell>
          <table:table-cell table:style-name="ce26" table:formula="of:=[.H174]" office:value-type="float" office:value="121.478571428571" calcext:value-type="float">
            <text:p>121</text:p>
          </table:table-cell>
          <table:table-cell table:style-name="ce26" table:formula="of:=[.I174]" office:value-type="float" office:value="118.275" calcext:value-type="float">
            <text:p>118</text:p>
          </table:table-cell>
          <table:table-cell table:style-name="ce26" table:formula="of:=[.J174]" office:value-type="float" office:value="115.071428571429" calcext:value-type="float">
            <text:p>115</text:p>
          </table:table-cell>
          <table:table-cell table:style-name="ce26" table:formula="of:=[.K174]" office:value-type="float" office:value="111.867857142857" calcext:value-type="float">
            <text:p>112</text:p>
          </table:table-cell>
          <table:table-cell table:style-name="ce26" table:formula="of:=[.L174]" office:value-type="float" office:value="108.664285714286" calcext:value-type="float">
            <text:p>109</text:p>
          </table:table-cell>
          <table:table-cell table:style-name="ce26" table:formula="of:=[.M174]" office:value-type="float" office:value="105.460714285714" calcext:value-type="float">
            <text:p>105</text:p>
          </table:table-cell>
          <table:table-cell table:style-name="ce26" table:formula="of:=[.N174]" office:value-type="float" office:value="102.257142857143" calcext:value-type="float">
            <text:p>102</text:p>
          </table:table-cell>
          <table:table-cell table:style-name="ce26" table:formula="of:=[.O174]" office:value-type="float" office:value="99.0535714285713" calcext:value-type="float">
            <text:p>99</text:p>
          </table:table-cell>
          <table:table-cell table:style-name="ce26" table:formula="of:=[.P174]" office:value-type="float" office:value="95.8499999999999" calcext:value-type="float">
            <text:p>96</text:p>
          </table:table-cell>
          <table:table-cell table:style-name="ce26" table:formula="of:=[.Q174]" office:value-type="float" office:value="92.6464285714285" calcext:value-type="float">
            <text:p>93</text:p>
          </table:table-cell>
          <table:table-cell table:style-name="ce26" table:formula="of:=[.R174]" office:value-type="float" office:value="89.4428571428571" calcext:value-type="float">
            <text:p>89</text:p>
          </table:table-cell>
          <table:table-cell table:style-name="ce26" table:formula="of:=[.S174]" office:value-type="float" office:value="86.2392857142856" calcext:value-type="float">
            <text:p>86</text:p>
          </table:table-cell>
          <table:table-cell table:style-name="ce26" table:formula="of:=[.T174]" office:value-type="float" office:value="83.0357142857142" calcext:value-type="float">
            <text:p>83</text:p>
          </table:table-cell>
          <table:table-cell table:style-name="ce26" table:formula="of:=[.U174]" office:value-type="float" office:value="79.8321428571428" calcext:value-type="float">
            <text:p>80</text:p>
          </table:table-cell>
          <table:table-cell table:style-name="ce26" table:formula="of:=[.V174]" office:value-type="float" office:value="76.6285714285714" calcext:value-type="float">
            <text:p>77</text:p>
          </table:table-cell>
          <table:table-cell table:style-name="ce26" table:formula="of:=[.W174]" office:value-type="float" office:value="73.425" calcext:value-type="float">
            <text:p>73</text:p>
          </table:table-cell>
          <table:table-cell table:style-name="ce26" table:formula="of:=[.X174]" office:value-type="float" office:value="70.2214285714285" calcext:value-type="float">
            <text:p>70</text:p>
          </table:table-cell>
          <table:table-cell table:style-name="ce26" table:formula="of:=[.Y174]" office:value-type="float" office:value="67.0178571428571" calcext:value-type="float">
            <text:p>67</text:p>
          </table:table-cell>
          <table:table-cell table:style-name="ce26" table:formula="of:=[.Z174]" office:value-type="float" office:value="63.8142857142857" calcext:value-type="float">
            <text:p>64</text:p>
          </table:table-cell>
          <table:table-cell table:style-name="ce26" table:formula="of:=[.AA174]" office:value-type="float" office:value="60.6107142857143" calcext:value-type="float">
            <text:p>61</text:p>
          </table:table-cell>
          <table:table-cell table:style-name="ce26" table:formula="of:=[.AB174]" office:value-type="float" office:value="57.4071428571429" calcext:value-type="float">
            <text:p>57</text:p>
          </table:table-cell>
          <table:table-cell table:style-name="ce26" table:formula="of:=[.AC174]" office:value-type="float" office:value="54.2035714285714" calcext:value-type="float">
            <text:p>54</text:p>
          </table:table-cell>
          <table:table-cell table:style-name="ce26" table:formula="of:=[.AD174]" office:value-type="float" office:value="51" calcext:value-type="float">
            <text:p>51</text:p>
          </table:table-cell>
          <table:table-cell table:style-name="ce26" table:formula="of:=[.AE174]" office:value-type="float" office:value="47.7964285714286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23.3" calcext:value-type="float">
            <text:p>223.3</text:p>
          </table:table-cell>
          <table:table-cell table:formula="of:=MOD(720+([.$B175]-(1*MOD(720+[.$B175]-[.$AD175];360)/28)); 360)" office:value-type="float" office:value="223.05" calcext:value-type="float">
            <text:p>223</text:p>
          </table:table-cell>
          <table:table-cell table:formula="of:=MOD(720+([.$B175]-(2*MOD(720+[.$B175]-[.$AD175];360)/28)); 360)" office:value-type="float" office:value="222.8" calcext:value-type="float">
            <text:p>223</text:p>
          </table:table-cell>
          <table:table-cell table:formula="of:=MOD(720+([.$B175]-(3*MOD(720+[.$B175]-[.$AD175];360)/28)); 360)" office:value-type="float" office:value="222.55" calcext:value-type="float">
            <text:p>223</text:p>
          </table:table-cell>
          <table:table-cell table:formula="of:=MOD(720+([.$B175]-(4*MOD(720+[.$B175]-[.$AD175];360)/28)); 360)" office:value-type="float" office:value="222.3" calcext:value-type="float">
            <text:p>222</text:p>
          </table:table-cell>
          <table:table-cell table:formula="of:=MOD(720+([.$B175]-(5*MOD(720+[.$B175]-[.$AD175];360)/28)); 360)" office:value-type="float" office:value="222.05" calcext:value-type="float">
            <text:p>222</text:p>
          </table:table-cell>
          <table:table-cell table:formula="of:=MOD(720+([.$B175]-(6*MOD(720+[.$B175]-[.$AD175];360)/28)); 360)" office:value-type="float" office:value="221.8" calcext:value-type="float">
            <text:p>222</text:p>
          </table:table-cell>
          <table:table-cell table:formula="of:=MOD(720+([.$B175]-(7*MOD(720+[.$B175]-[.$AD175];360)/28)); 360)" office:value-type="float" office:value="221.55" calcext:value-type="float">
            <text:p>222</text:p>
          </table:table-cell>
          <table:table-cell table:formula="of:=MOD(720+([.$B175]-(8*MOD(720+[.$B175]-[.$AD175];360)/28)); 360)" office:value-type="float" office:value="221.3" calcext:value-type="float">
            <text:p>221</text:p>
          </table:table-cell>
          <table:table-cell table:formula="of:=MOD(720+([.$B175]-(9*MOD(720+[.$B175]-[.$AD175];360)/28)); 360)" office:value-type="float" office:value="221.05" calcext:value-type="float">
            <text:p>221</text:p>
          </table:table-cell>
          <table:table-cell table:formula="of:=MOD(720+([.$B175]-(10*MOD(720+[.$B175]-[.$AD175];360)/28)); 360)" office:value-type="float" office:value="220.8" calcext:value-type="float">
            <text:p>221</text:p>
          </table:table-cell>
          <table:table-cell table:formula="of:=MOD(720+([.$B175]-(11*MOD(720+[.$B175]-[.$AD175];360)/28)); 360)" office:value-type="float" office:value="220.55" calcext:value-type="float">
            <text:p>221</text:p>
          </table:table-cell>
          <table:table-cell table:formula="of:=MOD(720+([.$B175]-(12*MOD(720+[.$B175]-[.$AD175];360)/28)); 360)" office:value-type="float" office:value="220.3" calcext:value-type="float">
            <text:p>220</text:p>
          </table:table-cell>
          <table:table-cell table:formula="of:=MOD(720+([.$B175]-(13*MOD(720+[.$B175]-[.$AD175];360)/28)); 360)" office:value-type="float" office:value="220.05" calcext:value-type="float">
            <text:p>220</text:p>
          </table:table-cell>
          <table:table-cell table:formula="of:=MOD(720+([.$B175]-(14*MOD(720+[.$B175]-[.$AD175];360)/28)); 360)" office:value-type="float" office:value="219.8" calcext:value-type="float">
            <text:p>220</text:p>
          </table:table-cell>
          <table:table-cell table:formula="of:=MOD(720+([.$B175]-(15*MOD(720+[.$B175]-[.$AD175];360)/28)); 360)" office:value-type="float" office:value="219.55" calcext:value-type="float">
            <text:p>220</text:p>
          </table:table-cell>
          <table:table-cell table:formula="of:=MOD(720+([.$B175]-(16*MOD(720+[.$B175]-[.$AD175];360)/28)); 360)" office:value-type="float" office:value="219.3" calcext:value-type="float">
            <text:p>219</text:p>
          </table:table-cell>
          <table:table-cell table:formula="of:=MOD(720+([.$B175]-(17*MOD(720+[.$B175]-[.$AD175];360)/28)); 360)" office:value-type="float" office:value="219.05" calcext:value-type="float">
            <text:p>219</text:p>
          </table:table-cell>
          <table:table-cell table:formula="of:=MOD(720+([.$B175]-(18*MOD(720+[.$B175]-[.$AD175];360)/28)); 360)" office:value-type="float" office:value="218.8" calcext:value-type="float">
            <text:p>219</text:p>
          </table:table-cell>
          <table:table-cell table:formula="of:=MOD(720+([.$B175]-(19*MOD(720+[.$B175]-[.$AD175];360)/28)); 360)" office:value-type="float" office:value="218.55" calcext:value-type="float">
            <text:p>219</text:p>
          </table:table-cell>
          <table:table-cell table:formula="of:=MOD(720+([.$B175]-(20*MOD(720+[.$B175]-[.$AD175];360)/28)); 360)" office:value-type="float" office:value="218.3" calcext:value-type="float">
            <text:p>218</text:p>
          </table:table-cell>
          <table:table-cell table:formula="of:=MOD(720+([.$B175]-(21*MOD(720+[.$B175]-[.$AD175];360)/28)); 360)" office:value-type="float" office:value="218.05" calcext:value-type="float">
            <text:p>218</text:p>
          </table:table-cell>
          <table:table-cell table:formula="of:=MOD(720+([.$B175]-(22*MOD(720+[.$B175]-[.$AD175];360)/28)); 360)" office:value-type="float" office:value="217.8" calcext:value-type="float">
            <text:p>218</text:p>
          </table:table-cell>
          <table:table-cell table:formula="of:=MOD(720+([.$B175]-(23*MOD(720+[.$B175]-[.$AD175];360)/28)); 360)" office:value-type="float" office:value="217.55" calcext:value-type="float">
            <text:p>218</text:p>
          </table:table-cell>
          <table:table-cell table:formula="of:=MOD(720+([.$B175]-(24*MOD(720+[.$B175]-[.$AD175];360)/28)); 360)" office:value-type="float" office:value="217.3" calcext:value-type="float">
            <text:p>217</text:p>
          </table:table-cell>
          <table:table-cell table:formula="of:=MOD(720+([.$B175]-(25*MOD(720+[.$B175]-[.$AD175];360)/28)); 360)" office:value-type="float" office:value="217.05" calcext:value-type="float">
            <text:p>217</text:p>
          </table:table-cell>
          <table:table-cell table:formula="of:=MOD(720+([.$B175]-(26*MOD(720+[.$B175]-[.$AD175];360)/28)); 360)" office:value-type="float" office:value="216.8" calcext:value-type="float">
            <text:p>217</text:p>
          </table:table-cell>
          <table:table-cell table:formula="of:=MOD(720+([.$B175]-(27*MOD(720+[.$B175]-[.$AD175];360)/28)); 360)" office:value-type="float" office:value="216.55" calcext:value-type="float">
            <text:p>217</text:p>
          </table:table-cell>
          <table:table-cell table:formula="of:=[.B166]" office:value-type="float" office:value="216.3" calcext:value-type="float">
            <text:p>216</text:p>
          </table:table-cell>
          <table:table-cell table:formula="of:=[.$B175]-(29*([.$B175]-[.$AD175])/28)" office:value-type="float" office:value="216.05" calcext:value-type="float">
            <text:p>216</text:p>
          </table:table-cell>
          <table:table-cell office:value-type="string" calcext:value-type="string">
            <text:p>Sun</text:p>
          </table:table-cell>
          <table:table-cell table:style-name="ce15" table:formula="of:=[.B175]" office:value-type="float" office:value="223.3" calcext:value-type="float">
            <text:p>223.3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75]" office:value-type="float" office:value="216.05" calcext:value-type="float">
            <text:p>216.1</text:p>
          </table:table-cell>
          <table:table-cell table:formula="of:=MOD((([.AG175]+[.AI175])/2)+0;360)" office:value-type="float" office:value="219.675" calcext:value-type="float">
            <text:p>220</text:p>
          </table:table-cell>
          <table:table-cell/>
          <table:table-cell table:style-name="ce25" table:number-columns-repeated="30"/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33.4" calcext:value-type="float">
            <text:p>233.4</text:p>
          </table:table-cell>
          <table:table-cell table:formula="of:=IF(MIN(ABS(MOD([.C174];90)-MOD([.C175];90));ABS(MOD([.C175];90)-MOD([.C174];90))) &lt; 10; MIN(ABS(MOD([.C174];90)-MOD([.C175];90));ABS(MOD([.C175];90)-MOD([.C174];90)));&quot;&quot;)" office:value-type="float" office:value="4.44642857142898" calcext:value-type="float">
            <text:p>4</text:p>
          </table:table-cell>
          <table:table-cell table:formula="of:=IF(MIN(ABS(MOD([.D174];90)-MOD([.D175];90));ABS(MOD([.D175];90)-MOD([.D174];90))) &lt; 10; MIN(ABS(MOD([.D174];90)-MOD([.D175];90));ABS(MOD([.D175];90)-MOD([.D174];90)));&quot;&quot;)" office:value-type="float" office:value="1.49285714285699" calcext:value-type="float">
            <text:p>1</text:p>
          </table:table-cell>
          <table:table-cell table:formula="of:=IF(MIN(ABS(MOD([.E174];90)-MOD([.E175];90));ABS(MOD([.E175];90)-MOD([.E174];90))) &lt; 10; MIN(ABS(MOD([.E174];90)-MOD([.E175];90));ABS(MOD([.E175];90)-MOD([.E174];90)));&quot;&quot;)" office:value-type="float" office:value="1.460714285714" calcext:value-type="float">
            <text:p>1</text:p>
          </table:table-cell>
          <table:table-cell table:formula="of:=IF(MIN(ABS(MOD([.F174];90)-MOD([.F175];90));ABS(MOD([.F175];90)-MOD([.F174];90))) &lt; 10; MIN(ABS(MOD([.F174];90)-MOD([.F175];90));ABS(MOD([.F175];90)-MOD([.F174];90)));&quot;&quot;)" office:value-type="float" office:value="4.41428571428601" calcext:value-type="float">
            <text:p>4</text:p>
          </table:table-cell>
          <table:table-cell table:formula="of:=IF(MIN(ABS(MOD([.G174];90)-MOD([.G175];90));ABS(MOD([.G175];90)-MOD([.G174];90))) &lt; 10; MIN(ABS(MOD([.G174];90)-MOD([.G175];90));ABS(MOD([.G175];90)-MOD([.G174];90)));&quot;&quot;)" office:value-type="float" office:value="7.36785714285701" calcext:value-type="float">
            <text:p>7</text:p>
          </table:table-cell>
          <table:table-cell table:formula="of:=IF(MIN(ABS(MOD([.H174];90)-MOD([.H175];90));ABS(MOD([.H175];90)-MOD([.H174];90))) &lt; 10; MIN(ABS(MOD([.H174];90)-MOD([.H175];90));ABS(MOD([.H175];90)-MOD([.H174];90)));&quot;&quot;)">
            <text:p/>
          </table:table-cell>
          <table:table-cell table:formula="of:=IF(MIN(ABS(MOD([.I174];90)-MOD([.I175];90));ABS(MOD([.I175];90)-MOD([.I174];90))) &lt; 10; MIN(ABS(MOD([.I174];90)-MOD([.I175];90));ABS(MOD([.I175];90)-MOD([.I174];90)));&quot;&quot;)">
            <text:p/>
          </table:table-cell>
          <table:table-cell table:formula="of:=IF(MIN(ABS(MOD([.J174];90)-MOD([.J175];90));ABS(MOD([.J175];90)-MOD([.J174];90))) &lt; 10; MIN(ABS(MOD([.J174];90)-MOD([.J175];90));ABS(MOD([.J175];90)-MOD([.J174];90)));&quot;&quot;)">
            <text:p/>
          </table:table-cell>
          <table:table-cell table:formula="of:=IF(MIN(ABS(MOD([.K174];90)-MOD([.K175];90));ABS(MOD([.K175];90)-MOD([.K174];90))) &lt; 10; MIN(ABS(MOD([.K174];90)-MOD([.K175];90));ABS(MOD([.K175];90)-MOD([.K174];90)));&quot;&quot;)">
            <text:p/>
          </table:table-cell>
          <table:table-cell table:formula="of:=IF(MIN(ABS(MOD([.L174];90)-MOD([.L175];90));ABS(MOD([.L175];90)-MOD([.L174];90))) &lt; 10; MIN(ABS(MOD([.L174];90)-MOD([.L175];90));ABS(MOD([.L175];90)-MOD([.L174];90)));&quot;&quot;)">
            <text:p/>
          </table:table-cell>
          <table:table-cell table:formula="of:=IF(MIN(ABS(MOD([.M174];90)-MOD([.M175];90));ABS(MOD([.M175];90)-MOD([.M174];90))) &lt; 10; MIN(ABS(MOD([.M174];90)-MOD([.M175];90));ABS(MOD([.M175];90)-MOD([.M174];90)));&quot;&quot;)">
            <text:p/>
          </table:table-cell>
          <table:table-cell table:formula="of:=IF(MIN(ABS(MOD([.N174];90)-MOD([.N175];90));ABS(MOD([.N175];90)-MOD([.N174];90))) &lt; 10; MIN(ABS(MOD([.N174];90)-MOD([.N175];90));ABS(MOD([.N175];90)-MOD([.N174];90)));&quot;&quot;)">
            <text:p/>
          </table:table-cell>
          <table:table-cell table:formula="of:=IF(MIN(ABS(MOD([.O174];90)-MOD([.O175];90));ABS(MOD([.O175];90)-MOD([.O174];90))) &lt; 10; MIN(ABS(MOD([.O174];90)-MOD([.O175];90));ABS(MOD([.O175];90)-MOD([.O174];90)));&quot;&quot;)">
            <text:p/>
          </table:table-cell>
          <table:table-cell table:formula="of:=IF(MIN(ABS(MOD([.P174];90)-MOD([.P175];90));ABS(MOD([.P175];90)-MOD([.P174];90))) &lt; 10; MIN(ABS(MOD([.P174];90)-MOD([.P175];90));ABS(MOD([.P175];90)-MOD([.P174];90)));&quot;&quot;)">
            <text:p/>
          </table:table-cell>
          <table:table-cell table:formula="of:=IF(MIN(ABS(MOD([.Q174];90)-MOD([.Q175];90));ABS(MOD([.Q175];90)-MOD([.Q174];90))) &lt; 10; MIN(ABS(MOD([.Q174];90)-MOD([.Q175];90));ABS(MOD([.Q175];90)-MOD([.Q174];90)));&quot;&quot;)">
            <text:p/>
          </table:table-cell>
          <table:table-cell table:formula="of:=IF(MIN(ABS(MOD([.R174];90)-MOD([.R175];90));ABS(MOD([.R175];90)-MOD([.R174];90))) &lt; 10; MIN(ABS(MOD([.R174];90)-MOD([.R175];90));ABS(MOD([.R175];90)-MOD([.R174];90)));&quot;&quot;)">
            <text:p/>
          </table:table-cell>
          <table:table-cell table:formula="of:=IF(MIN(ABS(MOD([.S174];90)-MOD([.S175];90));ABS(MOD([.S175];90)-MOD([.S174];90))) &lt; 10; MIN(ABS(MOD([.S174];90)-MOD([.S175];90));ABS(MOD([.S175];90)-MOD([.S174];90)));&quot;&quot;)">
            <text:p/>
          </table:table-cell>
          <table:table-cell table:formula="of:=IF(MIN(ABS(MOD([.T174];90)-MOD([.T175];90));ABS(MOD([.T175];90)-MOD([.T174];90))) &lt; 10; MIN(ABS(MOD([.T174];90)-MOD([.T175];90));ABS(MOD([.T175];90)-MOD([.T174];90)));&quot;&quot;)">
            <text:p/>
          </table:table-cell>
          <table:table-cell table:formula="of:=IF(MIN(ABS(MOD([.U174];90)-MOD([.U175];90));ABS(MOD([.U175];90)-MOD([.U174];90))) &lt; 10; MIN(ABS(MOD([.U174];90)-MOD([.U175];90));ABS(MOD([.U175];90)-MOD([.U174];90)));&quot;&quot;)">
            <text:p/>
          </table:table-cell>
          <table:table-cell table:formula="of:=IF(MIN(ABS(MOD([.V174];90)-MOD([.V175];90));ABS(MOD([.V175];90)-MOD([.V174];90))) &lt; 10; MIN(ABS(MOD([.V174];90)-MOD([.V175];90));ABS(MOD([.V175];90)-MOD([.V174];90)));&quot;&quot;)">
            <text:p/>
          </table:table-cell>
          <table:table-cell table:formula="of:=IF(MIN(ABS(MOD([.W174];90)-MOD([.W175];90));ABS(MOD([.W175];90)-MOD([.W174];90))) &lt; 10; MIN(ABS(MOD([.W174];90)-MOD([.W175];90));ABS(MOD([.W175];90)-MOD([.W174];90)));&quot;&quot;)">
            <text:p/>
          </table:table-cell>
          <table:table-cell table:formula="of:=IF(MIN(ABS(MOD([.X174];90)-MOD([.X175];90));ABS(MOD([.X175];90)-MOD([.X174];90))) &lt; 10; MIN(ABS(MOD([.X174];90)-MOD([.X175];90));ABS(MOD([.X175];90)-MOD([.X174];90)));&quot;&quot;)">
            <text:p/>
          </table:table-cell>
          <table:table-cell table:formula="of:=IF(MIN(ABS(MOD([.Y174];90)-MOD([.Y175];90));ABS(MOD([.Y175];90)-MOD([.Y174];90))) &lt; 10; MIN(ABS(MOD([.Y174];90)-MOD([.Y175];90));ABS(MOD([.Y175];90)-MOD([.Y174];90)));&quot;&quot;)">
            <text:p/>
          </table:table-cell>
          <table:table-cell table:formula="of:=IF(MIN(ABS(MOD([.Z174];90)-MOD([.Z175];90));ABS(MOD([.Z175];90)-MOD([.Z174];90))) &lt; 10; MIN(ABS(MOD([.Z174];90)-MOD([.Z175];90));ABS(MOD([.Z175];90)-MOD([.Z174];90)));&quot;&quot;)">
            <text:p/>
          </table:table-cell>
          <table:table-cell table:formula="of:=IF(MIN(ABS(MOD([.AA174];90)-MOD([.AA175];90));ABS(MOD([.AA175];90)-MOD([.AA174];90))) &lt; 10; MIN(ABS(MOD([.AA174];90)-MOD([.AA175];90));ABS(MOD([.AA175];90)-MOD([.AA174];90)));&quot;&quot;)">
            <text:p/>
          </table:table-cell>
          <table:table-cell table:formula="of:=IF(MIN(ABS(MOD([.AB174];90)-MOD([.AB175];90));ABS(MOD([.AB175];90)-MOD([.AB174];90))) &lt; 10; MIN(ABS(MOD([.AB174];90)-MOD([.AB175];90));ABS(MOD([.AB175];90)-MOD([.AB174];90)));&quot;&quot;)">
            <text:p/>
          </table:table-cell>
          <table:table-cell table:formula="of:=IF(MIN(ABS(MOD([.AC174];90)-MOD([.AC175];90));ABS(MOD([.AC175];90)-MOD([.AC174];90))) &lt; 10; MIN(ABS(MOD([.AC174];90)-MOD([.AC175];90));ABS(MOD([.AC175];90)-MOD([.AC174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176]-(29*([.$B176]-[.$AD176])/28)" office:value-type="float" office:value="67.6857142857143" calcext:value-type="float">
            <text:p>68</text:p>
          </table:table-cell>
          <table:table-cell office:value-type="string" calcext:value-type="string">
            <text:p>Mercury</text:p>
          </table:table-cell>
          <table:table-cell table:style-name="ce12" table:formula="of:=[.B176]" office:value-type="float" office:value="233.4" calcext:value-type="float">
            <text:p>233.4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76]" office:value-type="float" office:value="67.6857142857143" calcext:value-type="float">
            <text:p>67.7</text:p>
          </table:table-cell>
          <table:table-cell table:style-name="ce24" table:formula="of:=MOD((([.AG175]+[.AI175])/2)+45;360)" office:value-type="float" office:value="264.675" calcext:value-type="float">
            <text:p>265</text:p>
          </table:table-cell>
          <table:table-cell/>
          <table:table-cell table:style-name="ce64" office:value-type="string" calcext:value-type="string" table:number-columns-spanned="7" table:number-rows-spanned="1">
            <text:p>Leo</text:p>
          </table:table-cell>
          <table:covered-table-cell table:number-columns-repeated="6" table:style-name="ce34"/>
          <table:table-cell table:style-name="ce65" office:value-type="string" calcext:value-type="string" table:number-columns-spanned="9" table:number-rows-spanned="1">
            <text:p>Cancer</text:p>
          </table:table-cell>
          <table:covered-table-cell table:number-columns-repeated="8" table:style-name="ce35"/>
          <table:table-cell table:style-name="ce66" office:value-type="string" calcext:value-type="string" table:number-columns-spanned="10" table:number-rows-spanned="1">
            <text:p>Gemini</text:p>
          </table:table-cell>
          <table:covered-table-cell table:number-columns-repeated="9" table:style-name="ce36"/>
          <table:table-cell table:style-name="ce63" office:value-type="string" calcext:value-type="string" table:number-columns-spanned="4" table:number-rows-spanned="1">
            <text:p>Taurus</text:p>
          </table:table-cell>
          <table:covered-table-cell table:number-columns-repeated="3" table:style-name="ce37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77.4" calcext:value-type="float">
            <text:p>177.4</text:p>
          </table:table-cell>
          <table:table-cell table:number-columns-repeated="3"/>
          <table:table-cell table:formula="of:=[.$AD177]+(6 * ([.$B177]-[.$AD177])/7)" office:value-type="float" office:value="170.9" calcext:value-type="float">
            <text:p>171</text:p>
          </table:table-cell>
          <table:table-cell table:number-columns-repeated="3"/>
          <table:table-cell table:formula="of:=[.$AD177]+(6 * ([.$B177]-[.$AD177])/7)" office:value-type="float" office:value="170.9" calcext:value-type="float">
            <text:p>171</text:p>
          </table:table-cell>
          <table:table-cell table:number-columns-repeated="3"/>
          <table:table-cell table:formula="of:=[.$AD177]+(6 * ([.$B177]-[.$AD177])/7)" office:value-type="float" office:value="170.9" calcext:value-type="float">
            <text:p>171</text:p>
          </table:table-cell>
          <table:table-cell table:number-columns-repeated="3"/>
          <table:table-cell table:formula="of:=[.$AD177]+(6 * ([.$B177]-[.$AD177])/7)" office:value-type="float" office:value="170.9" calcext:value-type="float">
            <text:p>171</text:p>
          </table:table-cell>
          <table:table-cell table:number-columns-repeated="3"/>
          <table:table-cell table:formula="of:=[.$AD177]+(6 * ([.$B177]-[.$AD177])/7)" office:value-type="float" office:value="170.9" calcext:value-type="float">
            <text:p>171</text:p>
          </table:table-cell>
          <table:table-cell table:number-columns-repeated="3"/>
          <table:table-cell table:formula="of:=[.$AD177]+(6 * ([.$B177]-[.$AD177])/7)" office:value-type="float" office:value="170.9" calcext:value-type="float">
            <text:p>171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77]-(29*([.$B177]-[.$AD177])/28)" office:value-type="float" office:value="130.275" calcext:value-type="float">
            <text:p>130</text:p>
          </table:table-cell>
          <table:table-cell office:value-type="string" calcext:value-type="string">
            <text:p>Venus</text:p>
          </table:table-cell>
          <table:table-cell table:style-name="ce10" table:formula="of:=[.B177]" office:value-type="float" office:value="177.4" calcext:value-type="float">
            <text:p>177.4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77]" office:value-type="float" office:value="130.275" calcext:value-type="float">
            <text:p>130.3</text:p>
          </table:table-cell>
          <table:table-cell table:formula="of:=MOD((([.AG175]+[.AI175])/2)+90;360)" office:value-type="float" office:value="309.675" calcext:value-type="float">
            <text:p>31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227" calcext:value-type="float">
            <text:p>227.0</text:p>
          </table:table-cell>
          <table:table-cell table:number-columns-repeated="3"/>
          <table:table-cell table:formula="of:=[.$AD178]+(6 * ([.$B178]-[.$AD178])/7)" office:value-type="float" office:value="226.314285714286" calcext:value-type="float">
            <text:p>226</text:p>
          </table:table-cell>
          <table:table-cell table:number-columns-repeated="3"/>
          <table:table-cell table:formula="of:=[.$AD178]+(5 * ([.$B178]-[.$AD178])/7)" office:value-type="float" office:value="225.628571428571" calcext:value-type="float">
            <text:p>226</text:p>
          </table:table-cell>
          <table:table-cell table:number-columns-repeated="3"/>
          <table:table-cell table:formula="of:=[.$AD178]+(4 * ([.$B178]-[.$AD178])/7)" office:value-type="float" office:value="224.942857142857" calcext:value-type="float">
            <text:p>225</text:p>
          </table:table-cell>
          <table:table-cell table:number-columns-repeated="3"/>
          <table:table-cell table:formula="of:=[.$AD178]+(3 * ([.$B178]-[.$AD178])/7)" office:value-type="float" office:value="224.257142857143" calcext:value-type="float">
            <text:p>224</text:p>
          </table:table-cell>
          <table:table-cell table:number-columns-repeated="3"/>
          <table:table-cell table:formula="of:=[.$AD178]+(2 * ([.$B178]-[.$AD178])/7)" office:value-type="float" office:value="223.571428571429" calcext:value-type="float">
            <text:p>224</text:p>
          </table:table-cell>
          <table:table-cell table:number-columns-repeated="3"/>
          <table:table-cell table:formula="of:=[.$AD178]+(1*([.$B178]-[.$AD178])/7)" office:value-type="float" office:value="222.885714285714" calcext:value-type="float">
            <text:p>223</text:p>
          </table:table-cell>
          <table:table-cell table:number-columns-repeated="3"/>
          <table:table-cell table:formula="of:=[.B169]" office:value-type="float" office:value="222.2" calcext:value-type="float">
            <text:p>222</text:p>
          </table:table-cell>
          <table:table-cell table:formula="of:=[.$B178]-(29*([.$B178]-[.$AD178])/28)" office:value-type="float" office:value="222.028571428571" calcext:value-type="float">
            <text:p>222</text:p>
          </table:table-cell>
          <table:table-cell office:value-type="string" calcext:value-type="string">
            <text:p>Mars</text:p>
          </table:table-cell>
          <table:table-cell table:style-name="ce13" table:formula="of:=[.B178]" office:value-type="float" office:value="227" calcext:value-type="float">
            <text:p>227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78]" office:value-type="float" office:value="222.028571428571" calcext:value-type="float">
            <text:p>222.0</text:p>
          </table:table-cell>
          <table:table-cell table:style-name="ce24" table:formula="of:=MOD((([.AG175]+[.AI175])/2)+135;360)" office:value-type="float" office:value="354.675" calcext:value-type="float">
            <text:p>35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40.1" calcext:value-type="float">
            <text:p>40.1</text:p>
          </table:table-cell>
          <table:table-cell table:number-columns-repeated="3"/>
          <table:table-cell table:formula="of:=[.$AD179]+(6 * ([.$B179]-[.$AD179])/7)" office:value-type="float" office:value="40.2428571428572" calcext:value-type="float">
            <text:p>40</text:p>
          </table:table-cell>
          <table:table-cell table:number-columns-repeated="3"/>
          <table:table-cell table:formula="of:=[.$AD179]+(5 * ([.$B179]-[.$AD179])/7)" office:value-type="float" office:value="40.3857142857143" calcext:value-type="float">
            <text:p>40</text:p>
          </table:table-cell>
          <table:table-cell table:number-columns-repeated="3"/>
          <table:table-cell table:formula="of:=[.$AD179]+(4 * ([.$B179]-[.$AD179])/7)" office:value-type="float" office:value="40.5285714285714" calcext:value-type="float">
            <text:p>41</text:p>
          </table:table-cell>
          <table:table-cell table:number-columns-repeated="3"/>
          <table:table-cell table:formula="of:=[.$AD179]+(3 * ([.$B179]-[.$AD179])/7)" office:value-type="float" office:value="40.6714285714286" calcext:value-type="float">
            <text:p>41</text:p>
          </table:table-cell>
          <table:table-cell table:number-columns-repeated="3"/>
          <table:table-cell table:formula="of:=[.$AD179]+(2 * ([.$B179]-[.$AD179])/7)" office:value-type="float" office:value="40.8142857142857" calcext:value-type="float">
            <text:p>41</text:p>
          </table:table-cell>
          <table:table-cell table:number-columns-repeated="3"/>
          <table:table-cell table:formula="of:=[.$AD179]+(1*([.$B179]-[.$AD179])/7)" office:value-type="float" office:value="40.9571428571429" calcext:value-type="float">
            <text:p>41</text:p>
          </table:table-cell>
          <table:table-cell table:number-columns-repeated="3"/>
          <table:table-cell table:formula="of:=[.B170]" office:value-type="float" office:value="41.1" calcext:value-type="float">
            <text:p>41</text:p>
          </table:table-cell>
          <table:table-cell table:formula="of:=[.$B179]-(29*([.$B179]-[.$AD179])/28)" office:value-type="float" office:value="41.1357142857143" calcext:value-type="float">
            <text:p>41</text:p>
          </table:table-cell>
          <table:table-cell office:value-type="string" calcext:value-type="string">
            <text:p>Jupiter</text:p>
          </table:table-cell>
          <table:table-cell table:style-name="ce11" table:formula="of:=[.B179]" office:value-type="float" office:value="40.1" calcext:value-type="float">
            <text:p>40.1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79]" office:value-type="float" office:value="41.1357142857143" calcext:value-type="float">
            <text:p>41.1</text:p>
          </table:table-cell>
          <table:table-cell table:formula="of:=MOD((([.AG175]+[.AI175])/2)+180;360)" office:value-type="float" office:value="39.675" calcext:value-type="float">
            <text:p>4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0.5" calcext:value-type="float">
            <text:p>330.5</text:p>
          </table:table-cell>
          <table:table-cell table:number-columns-repeated="3"/>
          <table:table-cell table:formula="of:=[.$AD180]+(6 * ([.$B180]-[.$AD180])/7)" office:value-type="float" office:value="330.5" calcext:value-type="float">
            <text:p>331</text:p>
          </table:table-cell>
          <table:table-cell table:number-columns-repeated="3"/>
          <table:table-cell table:formula="of:=[.$AD180]+(5 * ([.$B180]-[.$AD180])/7)" office:value-type="float" office:value="330.5" calcext:value-type="float">
            <text:p>331</text:p>
          </table:table-cell>
          <table:table-cell table:number-columns-repeated="3"/>
          <table:table-cell table:formula="of:=[.$AD180]+(4 * ([.$B180]-[.$AD180])/7)" office:value-type="float" office:value="330.5" calcext:value-type="float">
            <text:p>331</text:p>
          </table:table-cell>
          <table:table-cell table:number-columns-repeated="3"/>
          <table:table-cell table:formula="of:=[.$AD180]+(3 * ([.$B180]-[.$AD180])/7)" office:value-type="float" office:value="330.5" calcext:value-type="float">
            <text:p>331</text:p>
          </table:table-cell>
          <table:table-cell table:number-columns-repeated="3"/>
          <table:table-cell table:formula="of:=[.$AD180]+(2 * ([.$B180]-[.$AD180])/7)" office:value-type="float" office:value="330.5" calcext:value-type="float">
            <text:p>331</text:p>
          </table:table-cell>
          <table:table-cell table:number-columns-repeated="3"/>
          <table:table-cell table:formula="of:=[.$AD180]+(1*([.$B180]-[.$AD180])/7)" office:value-type="float" office:value="330.5" calcext:value-type="float">
            <text:p>331</text:p>
          </table:table-cell>
          <table:table-cell table:number-columns-repeated="3"/>
          <table:table-cell table:formula="of:=[.B171]" office:value-type="float" office:value="330.5" calcext:value-type="float">
            <text:p>331</text:p>
          </table:table-cell>
          <table:table-cell table:formula="of:=[.$B180]-(29*([.$B180]-[.$AD180])/28)" office:value-type="float" office:value="330.5" calcext:value-type="float">
            <text:p>331</text:p>
          </table:table-cell>
          <table:table-cell office:value-type="string" calcext:value-type="string">
            <text:p>Saturn</text:p>
          </table:table-cell>
          <table:table-cell table:style-name="ce9" table:formula="of:=[.B180]" office:value-type="float" office:value="330.5" calcext:value-type="float">
            <text:p>330.5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80]" office:value-type="float" office:value="330.5" calcext:value-type="float">
            <text:p>330.5</text:p>
          </table:table-cell>
          <table:table-cell table:style-name="ce24" table:formula="of:=MOD((([.AG175]+[.AI175])/2)+225;360)" office:value-type="float" office:value="84.675" calcext:value-type="float">
            <text:p>85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75]+[.AI175])/2)+270;360)" office:value-type="float" office:value="129.675" calcext:value-type="float">
            <text:p>130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82]+1" office:value-type="float" office:value="13" calcext:value-type="float">
            <text:p>13</text:p>
          </table:table-cell>
          <table:table-cell table:style-name="ce30"/>
          <table:table-cell table:style-name="ce31"/>
          <table:table-cell table:style-name="ce30"/>
          <table:table-cell table:style-name="ce3" table:formula="of:=[.J182]+1" office:value-type="float" office:value="12" calcext:value-type="float">
            <text:p>12</text:p>
          </table:table-cell>
          <table:table-cell table:style-name="ce30"/>
          <table:table-cell table:style-name="ce31"/>
          <table:table-cell table:style-name="ce30"/>
          <table:table-cell table:style-name="ce3" table:formula="of:=[.N182]+1" office:value-type="float" office:value="11" calcext:value-type="float">
            <text:p>11</text:p>
          </table:table-cell>
          <table:table-cell table:style-name="ce30"/>
          <table:table-cell table:style-name="ce31"/>
          <table:table-cell table:style-name="ce30"/>
          <table:table-cell table:style-name="ce3" table:formula="of:=[.R182]+1" office:value-type="float" office:value="10" calcext:value-type="float">
            <text:p>10</text:p>
          </table:table-cell>
          <table:table-cell table:style-name="ce30"/>
          <table:table-cell table:style-name="ce31"/>
          <table:table-cell table:style-name="ce30"/>
          <table:table-cell table:style-name="ce3" table:formula="of:=[.V182]+1" office:value-type="float" office:value="9" calcext:value-type="float">
            <text:p>9</text:p>
          </table:table-cell>
          <table:table-cell table:style-name="ce30"/>
          <table:table-cell table:style-name="ce31"/>
          <table:table-cell table:style-name="ce30"/>
          <table:table-cell table:style-name="ce3" table:formula="of:=[.Z182]+1" office:value-type="float" office:value="8" calcext:value-type="float">
            <text:p>8</text:p>
          </table:table-cell>
          <table:table-cell table:style-name="ce30"/>
          <table:table-cell table:style-name="ce31"/>
          <table:table-cell table:style-name="ce30"/>
          <table:table-cell table:style-name="ce3" table:formula="of:=[.AD182]+1" office:value-type="float" office:value="7" calcext:value-type="float">
            <text:p>7</text:p>
          </table:table-cell>
          <table:table-cell table:style-name="ce30"/>
          <table:table-cell table:style-name="ce31"/>
          <table:table-cell table:style-name="ce30"/>
          <table:table-cell table:style-name="ce3" table:formula="of:=[.B173]" office:value-type="float" office:value="6" calcext:value-type="float">
            <text:p>6</text:p>
          </table:table-cell>
          <table:table-cell table:style-name="ce30"/>
          <table:table-cell table:number-columns-repeated="4"/>
          <table:table-cell table:style-name="ce24" table:formula="of:=MOD((([.AG175]+[.AI175])/2)+315;360)" office:value-type="float" office:value="174.675" calcext:value-type="float">
            <text:p>175</text:p>
          </table:table-cell>
          <table:table-cell/>
          <table:table-cell table:style-name="ce3" table:formula="of:=[.AP182]+1" office:value-type="float" office:value="13" calcext:value-type="float">
            <text:p>13</text:p>
          </table:table-cell>
          <table:table-cell table:style-name="ce30"/>
          <table:table-cell table:style-name="ce31"/>
          <table:table-cell table:style-name="ce30"/>
          <table:table-cell table:style-name="ce3" table:formula="of:=[.AT182]+1" office:value-type="float" office:value="12" calcext:value-type="float">
            <text:p>12</text:p>
          </table:table-cell>
          <table:table-cell table:style-name="ce30"/>
          <table:table-cell table:style-name="ce31"/>
          <table:table-cell table:style-name="ce30"/>
          <table:table-cell table:style-name="ce3" table:formula="of:=[.AX182]+1" office:value-type="float" office:value="11" calcext:value-type="float">
            <text:p>11</text:p>
          </table:table-cell>
          <table:table-cell table:style-name="ce30"/>
          <table:table-cell table:style-name="ce31"/>
          <table:table-cell table:style-name="ce30"/>
          <table:table-cell table:style-name="ce3" table:formula="of:=[.BB182]+1" office:value-type="float" office:value="10" calcext:value-type="float">
            <text:p>10</text:p>
          </table:table-cell>
          <table:table-cell table:style-name="ce30"/>
          <table:table-cell table:style-name="ce31"/>
          <table:table-cell table:style-name="ce30"/>
          <table:table-cell table:style-name="ce3" table:formula="of:=[.BF182]+1" office:value-type="float" office:value="9" calcext:value-type="float">
            <text:p>9</text:p>
          </table:table-cell>
          <table:table-cell table:style-name="ce30"/>
          <table:table-cell table:style-name="ce31"/>
          <table:table-cell table:style-name="ce30"/>
          <table:table-cell table:style-name="ce3" table:formula="of:=[.BJ182]+1" office:value-type="float" office:value="8" calcext:value-type="float">
            <text:p>8</text:p>
          </table:table-cell>
          <table:table-cell table:style-name="ce30"/>
          <table:table-cell table:style-name="ce31"/>
          <table:table-cell table:style-name="ce30"/>
          <table:table-cell table:style-name="ce3" table:formula="of:=[.BN182]+1" office:value-type="float" office:value="7" calcext:value-type="float">
            <text:p>7</text:p>
          </table:table-cell>
          <table:table-cell table:style-name="ce30"/>
          <table:table-cell table:style-name="ce31"/>
          <table:table-cell table:style-name="ce30"/>
          <table:table-cell table:style-name="ce3" table:formula="of:=[.AL173]" office:value-type="float" office:value="6" calcext:value-type="float">
            <text:p>6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225.6" calcext:value-type="float">
            <text:p>225.6</text:p>
          </table:table-cell>
          <table:table-cell table:formula="of:=MOD(720+([.$B183]-(1*MOD(720+[.$B183]-[.$AD183];360)/28)); 360)" office:value-type="float" office:value="222.567857142857" calcext:value-type="float">
            <text:p>223</text:p>
          </table:table-cell>
          <table:table-cell table:formula="of:=MOD(720+([.$B183]-(2*MOD(720+[.$B183]-[.$AD183];360)/28)); 360)" office:value-type="float" office:value="219.535714285714" calcext:value-type="float">
            <text:p>220</text:p>
          </table:table-cell>
          <table:table-cell table:formula="of:=MOD(720+([.$B183]-(3*MOD(720+[.$B183]-[.$AD183];360)/28)); 360)" office:value-type="float" office:value="216.503571428571" calcext:value-type="float">
            <text:p>217</text:p>
          </table:table-cell>
          <table:table-cell table:formula="of:=MOD(720+([.$B183]-(4*MOD(720+[.$B183]-[.$AD183];360)/28)); 360)" office:value-type="float" office:value="213.471428571429" calcext:value-type="float">
            <text:p>213</text:p>
          </table:table-cell>
          <table:table-cell table:formula="of:=MOD(720+([.$B183]-(5*MOD(720+[.$B183]-[.$AD183];360)/28)); 360)" office:value-type="float" office:value="210.439285714286" calcext:value-type="float">
            <text:p>210</text:p>
          </table:table-cell>
          <table:table-cell table:formula="of:=MOD(720+([.$B183]-(6*MOD(720+[.$B183]-[.$AD183];360)/28)); 360)" office:value-type="float" office:value="207.407142857143" calcext:value-type="float">
            <text:p>207</text:p>
          </table:table-cell>
          <table:table-cell table:formula="of:=MOD(720+([.$B183]-(7*MOD(720+[.$B183]-[.$AD183];360)/28)); 360)" office:value-type="float" office:value="204.375" calcext:value-type="float">
            <text:p>204</text:p>
          </table:table-cell>
          <table:table-cell table:formula="of:=MOD(720+([.$B183]-(8*MOD(720+[.$B183]-[.$AD183];360)/28)); 360)" office:value-type="float" office:value="201.342857142857" calcext:value-type="float">
            <text:p>201</text:p>
          </table:table-cell>
          <table:table-cell table:formula="of:=MOD(720+([.$B183]-(9*MOD(720+[.$B183]-[.$AD183];360)/28)); 360)" office:value-type="float" office:value="198.310714285714" calcext:value-type="float">
            <text:p>198</text:p>
          </table:table-cell>
          <table:table-cell table:formula="of:=MOD(720+([.$B183]-(10*MOD(720+[.$B183]-[.$AD183];360)/28)); 360)" office:value-type="float" office:value="195.278571428571" calcext:value-type="float">
            <text:p>195</text:p>
          </table:table-cell>
          <table:table-cell table:formula="of:=MOD(720+([.$B183]-(11*MOD(720+[.$B183]-[.$AD183];360)/28)); 360)" office:value-type="float" office:value="192.246428571429" calcext:value-type="float">
            <text:p>192</text:p>
          </table:table-cell>
          <table:table-cell table:formula="of:=MOD(720+([.$B183]-(12*MOD(720+[.$B183]-[.$AD183];360)/28)); 360)" office:value-type="float" office:value="189.214285714286" calcext:value-type="float">
            <text:p>189</text:p>
          </table:table-cell>
          <table:table-cell table:formula="of:=MOD(720+([.$B183]-(13*MOD(720+[.$B183]-[.$AD183];360)/28)); 360)" office:value-type="float" office:value="186.182142857143" calcext:value-type="float">
            <text:p>186</text:p>
          </table:table-cell>
          <table:table-cell table:formula="of:=MOD(720+([.$B183]-(14*MOD(720+[.$B183]-[.$AD183];360)/28)); 360)" office:value-type="float" office:value="183.15" calcext:value-type="float">
            <text:p>183</text:p>
          </table:table-cell>
          <table:table-cell table:formula="of:=MOD(720+([.$B183]-(15*MOD(720+[.$B183]-[.$AD183];360)/28)); 360)" office:value-type="float" office:value="180.117857142857" calcext:value-type="float">
            <text:p>180</text:p>
          </table:table-cell>
          <table:table-cell table:formula="of:=MOD(720+([.$B183]-(16*MOD(720+[.$B183]-[.$AD183];360)/28)); 360)" office:value-type="float" office:value="177.085714285714" calcext:value-type="float">
            <text:p>177</text:p>
          </table:table-cell>
          <table:table-cell table:formula="of:=MOD(720+([.$B183]-(17*MOD(720+[.$B183]-[.$AD183];360)/28)); 360)" office:value-type="float" office:value="174.053571428571" calcext:value-type="float">
            <text:p>174</text:p>
          </table:table-cell>
          <table:table-cell table:formula="of:=MOD(720+([.$B183]-(18*MOD(720+[.$B183]-[.$AD183];360)/28)); 360)" office:value-type="float" office:value="171.021428571428" calcext:value-type="float">
            <text:p>171</text:p>
          </table:table-cell>
          <table:table-cell table:formula="of:=MOD(720+([.$B183]-(19*MOD(720+[.$B183]-[.$AD183];360)/28)); 360)" office:value-type="float" office:value="167.989285714286" calcext:value-type="float">
            <text:p>168</text:p>
          </table:table-cell>
          <table:table-cell table:formula="of:=MOD(720+([.$B183]-(20*MOD(720+[.$B183]-[.$AD183];360)/28)); 360)" office:value-type="float" office:value="164.957142857143" calcext:value-type="float">
            <text:p>165</text:p>
          </table:table-cell>
          <table:table-cell table:formula="of:=MOD(720+([.$B183]-(21*MOD(720+[.$B183]-[.$AD183];360)/28)); 360)" office:value-type="float" office:value="161.925" calcext:value-type="float">
            <text:p>162</text:p>
          </table:table-cell>
          <table:table-cell table:formula="of:=MOD(720+([.$B183]-(22*MOD(720+[.$B183]-[.$AD183];360)/28)); 360)" office:value-type="float" office:value="158.892857142857" calcext:value-type="float">
            <text:p>159</text:p>
          </table:table-cell>
          <table:table-cell table:formula="of:=MOD(720+([.$B183]-(23*MOD(720+[.$B183]-[.$AD183];360)/28)); 360)" office:value-type="float" office:value="155.860714285714" calcext:value-type="float">
            <text:p>156</text:p>
          </table:table-cell>
          <table:table-cell table:formula="of:=MOD(720+([.$B183]-(24*MOD(720+[.$B183]-[.$AD183];360)/28)); 360)" office:value-type="float" office:value="152.828571428571" calcext:value-type="float">
            <text:p>153</text:p>
          </table:table-cell>
          <table:table-cell table:formula="of:=MOD(720+([.$B183]-(25*MOD(720+[.$B183]-[.$AD183];360)/28)); 360)" office:value-type="float" office:value="149.796428571428" calcext:value-type="float">
            <text:p>150</text:p>
          </table:table-cell>
          <table:table-cell table:formula="of:=MOD(720+([.$B183]-(26*MOD(720+[.$B183]-[.$AD183];360)/28)); 360)" office:value-type="float" office:value="146.764285714286" calcext:value-type="float">
            <text:p>147</text:p>
          </table:table-cell>
          <table:table-cell table:formula="of:=MOD(720+([.$B183]-(27*MOD(720+[.$B183]-[.$AD183];360)/28)); 360)" office:value-type="float" office:value="143.732142857143" calcext:value-type="float">
            <text:p>144</text:p>
          </table:table-cell>
          <table:table-cell table:formula="of:=[.$B174]" office:value-type="float" office:value="140.7" calcext:value-type="float">
            <text:p>141</text:p>
          </table:table-cell>
          <table:table-cell table:formula="of:=MOD(720+([.$B183]-(29*MOD(720+[.$B183]-[.$AD183];360)/28)); 360)" office:value-type="float" office:value="137.667857142857" calcext:value-type="float">
            <text:p>138</text:p>
          </table:table-cell>
          <table:table-cell office:value-type="string" calcext:value-type="string">
            <text:p>Moon</text:p>
          </table:table-cell>
          <table:table-cell table:style-name="ce3" table:formula="of:=[.B183]" office:value-type="float" office:value="225.6" calcext:value-type="float">
            <text:p>225.6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83]" office:value-type="float" office:value="137.667857142857" calcext:value-type="float">
            <text:p>137.7</text:p>
          </table:table-cell>
          <table:table-cell table:style-name="ce16" table:formula="of:=MOD(360+[.AG183]-[.AI183];360)" office:value-type="float" office:value="87.932142857143" calcext:value-type="float">
            <text:p>87.9</text:p>
          </table:table-cell>
          <table:table-cell/>
          <table:table-cell table:style-name="ce32" table:formula="of:=[.B183]" office:value-type="float" office:value="225.6" calcext:value-type="float">
            <text:p>226</text:p>
          </table:table-cell>
          <table:table-cell table:style-name="ce32" table:formula="of:=[.C183]" office:value-type="float" office:value="222.567857142857" calcext:value-type="float">
            <text:p>223</text:p>
          </table:table-cell>
          <table:table-cell table:style-name="ce26" table:formula="of:=[.D183]" office:value-type="float" office:value="219.535714285714" calcext:value-type="float">
            <text:p>220</text:p>
          </table:table-cell>
          <table:table-cell table:style-name="ce26" table:formula="of:=[.E183]" office:value-type="float" office:value="216.503571428571" calcext:value-type="float">
            <text:p>217</text:p>
          </table:table-cell>
          <table:table-cell table:style-name="ce26" table:formula="of:=[.F183]" office:value-type="float" office:value="213.471428571429" calcext:value-type="float">
            <text:p>213</text:p>
          </table:table-cell>
          <table:table-cell table:style-name="ce26" table:formula="of:=[.G183]" office:value-type="float" office:value="210.439285714286" calcext:value-type="float">
            <text:p>210</text:p>
          </table:table-cell>
          <table:table-cell table:style-name="ce26" table:formula="of:=[.H183]" office:value-type="float" office:value="207.407142857143" calcext:value-type="float">
            <text:p>207</text:p>
          </table:table-cell>
          <table:table-cell table:style-name="ce26" table:formula="of:=[.I183]" office:value-type="float" office:value="204.375" calcext:value-type="float">
            <text:p>204</text:p>
          </table:table-cell>
          <table:table-cell table:style-name="ce26" table:formula="of:=[.J183]" office:value-type="float" office:value="201.342857142857" calcext:value-type="float">
            <text:p>201</text:p>
          </table:table-cell>
          <table:table-cell table:style-name="ce26" table:formula="of:=[.K183]" office:value-type="float" office:value="198.310714285714" calcext:value-type="float">
            <text:p>198</text:p>
          </table:table-cell>
          <table:table-cell table:style-name="ce26" table:formula="of:=[.L183]" office:value-type="float" office:value="195.278571428571" calcext:value-type="float">
            <text:p>195</text:p>
          </table:table-cell>
          <table:table-cell table:style-name="ce26" table:formula="of:=[.M183]" office:value-type="float" office:value="192.246428571429" calcext:value-type="float">
            <text:p>192</text:p>
          </table:table-cell>
          <table:table-cell table:style-name="ce26" table:formula="of:=[.N183]" office:value-type="float" office:value="189.214285714286" calcext:value-type="float">
            <text:p>189</text:p>
          </table:table-cell>
          <table:table-cell table:style-name="ce26" table:formula="of:=[.O183]" office:value-type="float" office:value="186.182142857143" calcext:value-type="float">
            <text:p>186</text:p>
          </table:table-cell>
          <table:table-cell table:style-name="ce26" table:formula="of:=[.P183]" office:value-type="float" office:value="183.15" calcext:value-type="float">
            <text:p>183</text:p>
          </table:table-cell>
          <table:table-cell table:style-name="ce26" table:formula="of:=[.Q183]" office:value-type="float" office:value="180.117857142857" calcext:value-type="float">
            <text:p>180</text:p>
          </table:table-cell>
          <table:table-cell table:style-name="ce26" table:formula="of:=[.R183]" office:value-type="float" office:value="177.085714285714" calcext:value-type="float">
            <text:p>177</text:p>
          </table:table-cell>
          <table:table-cell table:style-name="ce26" table:formula="of:=[.S183]" office:value-type="float" office:value="174.053571428571" calcext:value-type="float">
            <text:p>174</text:p>
          </table:table-cell>
          <table:table-cell table:style-name="ce26" table:formula="of:=[.T183]" office:value-type="float" office:value="171.021428571428" calcext:value-type="float">
            <text:p>171</text:p>
          </table:table-cell>
          <table:table-cell table:style-name="ce26" table:formula="of:=[.U183]" office:value-type="float" office:value="167.989285714286" calcext:value-type="float">
            <text:p>168</text:p>
          </table:table-cell>
          <table:table-cell table:style-name="ce26" table:formula="of:=[.V183]" office:value-type="float" office:value="164.957142857143" calcext:value-type="float">
            <text:p>165</text:p>
          </table:table-cell>
          <table:table-cell table:style-name="ce26" table:formula="of:=[.W183]" office:value-type="float" office:value="161.925" calcext:value-type="float">
            <text:p>162</text:p>
          </table:table-cell>
          <table:table-cell table:style-name="ce26" table:formula="of:=[.X183]" office:value-type="float" office:value="158.892857142857" calcext:value-type="float">
            <text:p>159</text:p>
          </table:table-cell>
          <table:table-cell table:style-name="ce26" table:formula="of:=[.Y183]" office:value-type="float" office:value="155.860714285714" calcext:value-type="float">
            <text:p>156</text:p>
          </table:table-cell>
          <table:table-cell table:style-name="ce26" table:formula="of:=[.Z183]" office:value-type="float" office:value="152.828571428571" calcext:value-type="float">
            <text:p>153</text:p>
          </table:table-cell>
          <table:table-cell table:style-name="ce26" table:formula="of:=[.AA183]" office:value-type="float" office:value="149.796428571428" calcext:value-type="float">
            <text:p>150</text:p>
          </table:table-cell>
          <table:table-cell table:style-name="ce26" table:formula="of:=[.AB183]" office:value-type="float" office:value="146.764285714286" calcext:value-type="float">
            <text:p>147</text:p>
          </table:table-cell>
          <table:table-cell table:style-name="ce26" table:formula="of:=[.AC183]" office:value-type="float" office:value="143.732142857143" calcext:value-type="float">
            <text:p>144</text:p>
          </table:table-cell>
          <table:table-cell table:style-name="ce26" table:formula="of:=[.AD183]" office:value-type="float" office:value="140.7" calcext:value-type="float">
            <text:p>141</text:p>
          </table:table-cell>
          <table:table-cell table:style-name="ce26" table:formula="of:=[.AE183]" office:value-type="float" office:value="137.667857142857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30.3" calcext:value-type="float">
            <text:p>230.3</text:p>
          </table:table-cell>
          <table:table-cell table:formula="of:=MOD(720+([.$B184]-(1*MOD(720+[.$B184]-[.$AD184];360)/28)); 360)" office:value-type="float" office:value="230.05" calcext:value-type="float">
            <text:p>230</text:p>
          </table:table-cell>
          <table:table-cell table:formula="of:=MOD(720+([.$B184]-(2*MOD(720+[.$B184]-[.$AD184];360)/28)); 360)" office:value-type="float" office:value="229.8" calcext:value-type="float">
            <text:p>230</text:p>
          </table:table-cell>
          <table:table-cell table:formula="of:=MOD(720+([.$B184]-(3*MOD(720+[.$B184]-[.$AD184];360)/28)); 360)" office:value-type="float" office:value="229.55" calcext:value-type="float">
            <text:p>230</text:p>
          </table:table-cell>
          <table:table-cell table:formula="of:=MOD(720+([.$B184]-(4*MOD(720+[.$B184]-[.$AD184];360)/28)); 360)" office:value-type="float" office:value="229.3" calcext:value-type="float">
            <text:p>229</text:p>
          </table:table-cell>
          <table:table-cell table:formula="of:=MOD(720+([.$B184]-(5*MOD(720+[.$B184]-[.$AD184];360)/28)); 360)" office:value-type="float" office:value="229.05" calcext:value-type="float">
            <text:p>229</text:p>
          </table:table-cell>
          <table:table-cell table:formula="of:=MOD(720+([.$B184]-(6*MOD(720+[.$B184]-[.$AD184];360)/28)); 360)" office:value-type="float" office:value="228.8" calcext:value-type="float">
            <text:p>229</text:p>
          </table:table-cell>
          <table:table-cell table:formula="of:=MOD(720+([.$B184]-(7*MOD(720+[.$B184]-[.$AD184];360)/28)); 360)" office:value-type="float" office:value="228.55" calcext:value-type="float">
            <text:p>229</text:p>
          </table:table-cell>
          <table:table-cell table:formula="of:=MOD(720+([.$B184]-(8*MOD(720+[.$B184]-[.$AD184];360)/28)); 360)" office:value-type="float" office:value="228.3" calcext:value-type="float">
            <text:p>228</text:p>
          </table:table-cell>
          <table:table-cell table:formula="of:=MOD(720+([.$B184]-(9*MOD(720+[.$B184]-[.$AD184];360)/28)); 360)" office:value-type="float" office:value="228.05" calcext:value-type="float">
            <text:p>228</text:p>
          </table:table-cell>
          <table:table-cell table:formula="of:=MOD(720+([.$B184]-(10*MOD(720+[.$B184]-[.$AD184];360)/28)); 360)" office:value-type="float" office:value="227.8" calcext:value-type="float">
            <text:p>228</text:p>
          </table:table-cell>
          <table:table-cell table:formula="of:=MOD(720+([.$B184]-(11*MOD(720+[.$B184]-[.$AD184];360)/28)); 360)" office:value-type="float" office:value="227.55" calcext:value-type="float">
            <text:p>228</text:p>
          </table:table-cell>
          <table:table-cell table:formula="of:=MOD(720+([.$B184]-(12*MOD(720+[.$B184]-[.$AD184];360)/28)); 360)" office:value-type="float" office:value="227.3" calcext:value-type="float">
            <text:p>227</text:p>
          </table:table-cell>
          <table:table-cell table:formula="of:=MOD(720+([.$B184]-(13*MOD(720+[.$B184]-[.$AD184];360)/28)); 360)" office:value-type="float" office:value="227.05" calcext:value-type="float">
            <text:p>227</text:p>
          </table:table-cell>
          <table:table-cell table:formula="of:=MOD(720+([.$B184]-(14*MOD(720+[.$B184]-[.$AD184];360)/28)); 360)" office:value-type="float" office:value="226.8" calcext:value-type="float">
            <text:p>227</text:p>
          </table:table-cell>
          <table:table-cell table:formula="of:=MOD(720+([.$B184]-(15*MOD(720+[.$B184]-[.$AD184];360)/28)); 360)" office:value-type="float" office:value="226.55" calcext:value-type="float">
            <text:p>227</text:p>
          </table:table-cell>
          <table:table-cell table:formula="of:=MOD(720+([.$B184]-(16*MOD(720+[.$B184]-[.$AD184];360)/28)); 360)" office:value-type="float" office:value="226.3" calcext:value-type="float">
            <text:p>226</text:p>
          </table:table-cell>
          <table:table-cell table:formula="of:=MOD(720+([.$B184]-(17*MOD(720+[.$B184]-[.$AD184];360)/28)); 360)" office:value-type="float" office:value="226.05" calcext:value-type="float">
            <text:p>226</text:p>
          </table:table-cell>
          <table:table-cell table:formula="of:=MOD(720+([.$B184]-(18*MOD(720+[.$B184]-[.$AD184];360)/28)); 360)" office:value-type="float" office:value="225.8" calcext:value-type="float">
            <text:p>226</text:p>
          </table:table-cell>
          <table:table-cell table:formula="of:=MOD(720+([.$B184]-(19*MOD(720+[.$B184]-[.$AD184];360)/28)); 360)" office:value-type="float" office:value="225.55" calcext:value-type="float">
            <text:p>226</text:p>
          </table:table-cell>
          <table:table-cell table:formula="of:=MOD(720+([.$B184]-(20*MOD(720+[.$B184]-[.$AD184];360)/28)); 360)" office:value-type="float" office:value="225.3" calcext:value-type="float">
            <text:p>225</text:p>
          </table:table-cell>
          <table:table-cell table:formula="of:=MOD(720+([.$B184]-(21*MOD(720+[.$B184]-[.$AD184];360)/28)); 360)" office:value-type="float" office:value="225.05" calcext:value-type="float">
            <text:p>225</text:p>
          </table:table-cell>
          <table:table-cell table:formula="of:=MOD(720+([.$B184]-(22*MOD(720+[.$B184]-[.$AD184];360)/28)); 360)" office:value-type="float" office:value="224.8" calcext:value-type="float">
            <text:p>225</text:p>
          </table:table-cell>
          <table:table-cell table:formula="of:=MOD(720+([.$B184]-(23*MOD(720+[.$B184]-[.$AD184];360)/28)); 360)" office:value-type="float" office:value="224.55" calcext:value-type="float">
            <text:p>225</text:p>
          </table:table-cell>
          <table:table-cell table:formula="of:=MOD(720+([.$B184]-(24*MOD(720+[.$B184]-[.$AD184];360)/28)); 360)" office:value-type="float" office:value="224.3" calcext:value-type="float">
            <text:p>224</text:p>
          </table:table-cell>
          <table:table-cell table:formula="of:=MOD(720+([.$B184]-(25*MOD(720+[.$B184]-[.$AD184];360)/28)); 360)" office:value-type="float" office:value="224.05" calcext:value-type="float">
            <text:p>224</text:p>
          </table:table-cell>
          <table:table-cell table:formula="of:=MOD(720+([.$B184]-(26*MOD(720+[.$B184]-[.$AD184];360)/28)); 360)" office:value-type="float" office:value="223.8" calcext:value-type="float">
            <text:p>224</text:p>
          </table:table-cell>
          <table:table-cell table:formula="of:=MOD(720+([.$B184]-(27*MOD(720+[.$B184]-[.$AD184];360)/28)); 360)" office:value-type="float" office:value="223.55" calcext:value-type="float">
            <text:p>224</text:p>
          </table:table-cell>
          <table:table-cell table:formula="of:=[.B175]" office:value-type="float" office:value="223.3" calcext:value-type="float">
            <text:p>223</text:p>
          </table:table-cell>
          <table:table-cell table:formula="of:=[.$B184]-(29*([.$B184]-[.$AD184])/28)" office:value-type="float" office:value="223.05" calcext:value-type="float">
            <text:p>223</text:p>
          </table:table-cell>
          <table:table-cell office:value-type="string" calcext:value-type="string">
            <text:p>Sun</text:p>
          </table:table-cell>
          <table:table-cell table:style-name="ce15" table:formula="of:=[.B184]" office:value-type="float" office:value="230.3" calcext:value-type="float">
            <text:p>230.3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84]" office:value-type="float" office:value="223.05" calcext:value-type="float">
            <text:p>223.1</text:p>
          </table:table-cell>
          <table:table-cell table:formula="of:=MOD((([.AG184]+[.AI184])/2)+0;360)" office:value-type="float" office:value="226.675" calcext:value-type="float">
            <text:p>227</text:p>
          </table:table-cell>
          <table:table-cell/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15" office:value-type="string" calcext:value-type="string">
            <text:p>Sun</text:p>
          </table:covered-table-cell>
          <table:table-cell table:style-name="ce25" table:number-columns-repeated="11"/>
          <table:table-cell table:style-name="ce40" office:value-type="string" calcext:value-type="string" table:number-columns-spanned="4" table:number-rows-spanned="1">
            <text:p>Venus</text:p>
          </table:table-cell>
          <table:covered-table-cell table:number-columns-repeated="3" table:style-name="ce40" office:value-type="string" calcext:value-type="string">
            <text:p>Venus</text:p>
          </table:covered-table-cell>
          <table:table-cell table:style-name="ce25" table:number-columns-repeated="13"/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44.1" calcext:value-type="float">
            <text:p>244.1</text:p>
          </table:table-cell>
          <table:table-cell table:formula="of:=IF(MIN(ABS(MOD([.C183];90)-MOD([.C184];90));ABS(MOD([.C184];90)-MOD([.C183];90))) &lt; 10; MIN(ABS(MOD([.C183];90)-MOD([.C184];90));ABS(MOD([.C184];90)-MOD([.C183];90)));&quot;&quot;)" office:value-type="float" office:value="7.482142857143" calcext:value-type="float">
            <text:p>7</text:p>
          </table:table-cell>
          <table:table-cell table:formula="of:=IF(MIN(ABS(MOD([.D183];90)-MOD([.D184];90));ABS(MOD([.D184];90)-MOD([.D183];90))) &lt; 10; MIN(ABS(MOD([.D183];90)-MOD([.D184];90));ABS(MOD([.D184];90)-MOD([.D183];90)));&quot;&quot;)">
            <text:p/>
          </table:table-cell>
          <table:table-cell table:formula="of:=IF(MIN(ABS(MOD([.E183];90)-MOD([.E184];90));ABS(MOD([.E184];90)-MOD([.E183];90))) &lt; 10; MIN(ABS(MOD([.E183];90)-MOD([.E184];90));ABS(MOD([.E184];90)-MOD([.E183];90)));&quot;&quot;)">
            <text:p/>
          </table:table-cell>
          <table:table-cell table:formula="of:=IF(MIN(ABS(MOD([.F183];90)-MOD([.F184];90));ABS(MOD([.F184];90)-MOD([.F183];90))) &lt; 10; MIN(ABS(MOD([.F183];90)-MOD([.F184];90));ABS(MOD([.F184];90)-MOD([.F183];90)));&quot;&quot;)">
            <text:p/>
          </table:table-cell>
          <table:table-cell table:formula="of:=IF(MIN(ABS(MOD([.G183];90)-MOD([.G184];90));ABS(MOD([.G184];90)-MOD([.G183];90))) &lt; 10; MIN(ABS(MOD([.G183];90)-MOD([.G184];90));ABS(MOD([.G184];90)-MOD([.G183];90)));&quot;&quot;)">
            <text:p/>
          </table:table-cell>
          <table:table-cell table:formula="of:=IF(MIN(ABS(MOD([.H183];90)-MOD([.H184];90));ABS(MOD([.H184];90)-MOD([.H183];90))) &lt; 10; MIN(ABS(MOD([.H183];90)-MOD([.H184];90));ABS(MOD([.H184];90)-MOD([.H183];90)));&quot;&quot;)">
            <text:p/>
          </table:table-cell>
          <table:table-cell table:formula="of:=IF(MIN(ABS(MOD([.I183];90)-MOD([.I184];90));ABS(MOD([.I184];90)-MOD([.I183];90))) &lt; 10; MIN(ABS(MOD([.I183];90)-MOD([.I184];90));ABS(MOD([.I184];90)-MOD([.I183];90)));&quot;&quot;)">
            <text:p/>
          </table:table-cell>
          <table:table-cell table:formula="of:=IF(MIN(ABS(MOD([.J183];90)-MOD([.J184];90));ABS(MOD([.J184];90)-MOD([.J183];90))) &lt; 10; MIN(ABS(MOD([.J183];90)-MOD([.J184];90));ABS(MOD([.J184];90)-MOD([.J183];90)));&quot;&quot;)">
            <text:p/>
          </table:table-cell>
          <table:table-cell table:formula="of:=IF(MIN(ABS(MOD([.K183];90)-MOD([.K184];90));ABS(MOD([.K184];90)-MOD([.K183];90))) &lt; 10; MIN(ABS(MOD([.K183];90)-MOD([.K184];90));ABS(MOD([.K184];90)-MOD([.K183];90)));&quot;&quot;)">
            <text:p/>
          </table:table-cell>
          <table:table-cell table:formula="of:=IF(MIN(ABS(MOD([.L183];90)-MOD([.L184];90));ABS(MOD([.L184];90)-MOD([.L183];90))) &lt; 10; MIN(ABS(MOD([.L183];90)-MOD([.L184];90));ABS(MOD([.L184];90)-MOD([.L183];90)));&quot;&quot;)">
            <text:p/>
          </table:table-cell>
          <table:table-cell table:formula="of:=IF(MIN(ABS(MOD([.M183];90)-MOD([.M184];90));ABS(MOD([.M184];90)-MOD([.M183];90))) &lt; 10; MIN(ABS(MOD([.M183];90)-MOD([.M184];90));ABS(MOD([.M184];90)-MOD([.M183];90)));&quot;&quot;)">
            <text:p/>
          </table:table-cell>
          <table:table-cell table:formula="of:=IF(MIN(ABS(MOD([.N183];90)-MOD([.N184];90));ABS(MOD([.N184];90)-MOD([.N183];90))) &lt; 10; MIN(ABS(MOD([.N183];90)-MOD([.N184];90));ABS(MOD([.N184];90)-MOD([.N183];90)));&quot;&quot;)">
            <text:p/>
          </table:table-cell>
          <table:table-cell table:formula="of:=IF(MIN(ABS(MOD([.O183];90)-MOD([.O184];90));ABS(MOD([.O184];90)-MOD([.O183];90))) &lt; 10; MIN(ABS(MOD([.O183];90)-MOD([.O184];90));ABS(MOD([.O184];90)-MOD([.O183];90)));&quot;&quot;)">
            <text:p/>
          </table:table-cell>
          <table:table-cell table:formula="of:=IF(MIN(ABS(MOD([.P183];90)-MOD([.P184];90));ABS(MOD([.P184];90)-MOD([.P183];90))) &lt; 10; MIN(ABS(MOD([.P183];90)-MOD([.P184];90));ABS(MOD([.P184];90)-MOD([.P183];90)));&quot;&quot;)">
            <text:p/>
          </table:table-cell>
          <table:table-cell table:formula="of:=IF(MIN(ABS(MOD([.Q183];90)-MOD([.Q184];90));ABS(MOD([.Q184];90)-MOD([.Q183];90))) &lt; 10; MIN(ABS(MOD([.Q183];90)-MOD([.Q184];90));ABS(MOD([.Q184];90)-MOD([.Q183];90)));&quot;&quot;)">
            <text:p/>
          </table:table-cell>
          <table:table-cell table:formula="of:=IF(MIN(ABS(MOD([.R183];90)-MOD([.R184];90));ABS(MOD([.R184];90)-MOD([.R183];90))) &lt; 10; MIN(ABS(MOD([.R183];90)-MOD([.R184];90));ABS(MOD([.R184];90)-MOD([.R183];90)));&quot;&quot;)">
            <text:p/>
          </table:table-cell>
          <table:table-cell table:formula="of:=IF(MIN(ABS(MOD([.S183];90)-MOD([.S184];90));ABS(MOD([.S184];90)-MOD([.S183];90))) &lt; 10; MIN(ABS(MOD([.S183];90)-MOD([.S184];90));ABS(MOD([.S184];90)-MOD([.S183];90)));&quot;&quot;)">
            <text:p/>
          </table:table-cell>
          <table:table-cell table:formula="of:=IF(MIN(ABS(MOD([.T183];90)-MOD([.T184];90));ABS(MOD([.T184];90)-MOD([.T183];90))) &lt; 10; MIN(ABS(MOD([.T183];90)-MOD([.T184];90));ABS(MOD([.T184];90)-MOD([.T183];90)));&quot;&quot;)">
            <text:p/>
          </table:table-cell>
          <table:table-cell table:formula="of:=IF(MIN(ABS(MOD([.U183];90)-MOD([.U184];90));ABS(MOD([.U184];90)-MOD([.U183];90))) &lt; 10; MIN(ABS(MOD([.U183];90)-MOD([.U184];90));ABS(MOD([.U184];90)-MOD([.U183];90)));&quot;&quot;)">
            <text:p/>
          </table:table-cell>
          <table:table-cell table:formula="of:=IF(MIN(ABS(MOD([.V183];90)-MOD([.V184];90));ABS(MOD([.V184];90)-MOD([.V183];90))) &lt; 10; MIN(ABS(MOD([.V183];90)-MOD([.V184];90));ABS(MOD([.V184];90)-MOD([.V183];90)));&quot;&quot;)">
            <text:p/>
          </table:table-cell>
          <table:table-cell table:formula="of:=IF(MIN(ABS(MOD([.W183];90)-MOD([.W184];90));ABS(MOD([.W184];90)-MOD([.W183];90))) &lt; 10; MIN(ABS(MOD([.W183];90)-MOD([.W184];90));ABS(MOD([.W184];90)-MOD([.W183];90)));&quot;&quot;)">
            <text:p/>
          </table:table-cell>
          <table:table-cell table:formula="of:=IF(MIN(ABS(MOD([.X183];90)-MOD([.X184];90));ABS(MOD([.X184];90)-MOD([.X183];90))) &lt; 10; MIN(ABS(MOD([.X183];90)-MOD([.X184];90));ABS(MOD([.X184];90)-MOD([.X183];90)));&quot;&quot;)">
            <text:p/>
          </table:table-cell>
          <table:table-cell table:formula="of:=IF(MIN(ABS(MOD([.Y183];90)-MOD([.Y184];90));ABS(MOD([.Y184];90)-MOD([.Y183];90))) &lt; 10; MIN(ABS(MOD([.Y183];90)-MOD([.Y184];90));ABS(MOD([.Y184];90)-MOD([.Y183];90)));&quot;&quot;)">
            <text:p/>
          </table:table-cell>
          <table:table-cell table:formula="of:=IF(MIN(ABS(MOD([.Z183];90)-MOD([.Z184];90));ABS(MOD([.Z184];90)-MOD([.Z183];90))) &lt; 10; MIN(ABS(MOD([.Z183];90)-MOD([.Z184];90));ABS(MOD([.Z184];90)-MOD([.Z183];90)));&quot;&quot;)">
            <text:p/>
          </table:table-cell>
          <table:table-cell table:formula="of:=IF(MIN(ABS(MOD([.AA183];90)-MOD([.AA184];90));ABS(MOD([.AA184];90)-MOD([.AA183];90))) &lt; 10; MIN(ABS(MOD([.AA183];90)-MOD([.AA184];90));ABS(MOD([.AA184];90)-MOD([.AA183];90)));&quot;&quot;)">
            <text:p/>
          </table:table-cell>
          <table:table-cell table:formula="of:=IF(MIN(ABS(MOD([.AB183];90)-MOD([.AB184];90));ABS(MOD([.AB184];90)-MOD([.AB183];90))) &lt; 10; MIN(ABS(MOD([.AB183];90)-MOD([.AB184];90));ABS(MOD([.AB184];90)-MOD([.AB183];90)));&quot;&quot;)">
            <text:p/>
          </table:table-cell>
          <table:table-cell table:formula="of:=IF(MIN(ABS(MOD([.AC183];90)-MOD([.AC184];90));ABS(MOD([.AC184];90)-MOD([.AC183];90))) &lt; 10; MIN(ABS(MOD([.AC183];90)-MOD([.AC184];90));ABS(MOD([.AC184];90)-MOD([.AC183];90)));&quot;&quot;)">
            <text:p/>
          </table:table-cell>
          <table:table-cell office:value-type="float" office:value="73.4" calcext:value-type="float">
            <text:p>73</text:p>
          </table:table-cell>
          <table:table-cell table:formula="of:=[.$B185]-(29*([.$B185]-[.$AD185])/28)" office:value-type="float" office:value="67.3035714285714" calcext:value-type="float">
            <text:p>67</text:p>
          </table:table-cell>
          <table:table-cell office:value-type="string" calcext:value-type="string">
            <text:p>Mercury</text:p>
          </table:table-cell>
          <table:table-cell table:style-name="ce12" table:formula="of:=[.B185]" office:value-type="float" office:value="244.1" calcext:value-type="float">
            <text:p>244.1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85]" office:value-type="float" office:value="67.3035714285714" calcext:value-type="float">
            <text:p>67.3</text:p>
          </table:table-cell>
          <table:table-cell table:style-name="ce24" table:formula="of:=MOD((([.AG184]+[.AI184])/2)+45;360)" office:value-type="float" office:value="271.675" calcext:value-type="float">
            <text:p>272</text:p>
          </table:table-cell>
          <table:table-cell/>
          <table:table-cell table:style-name="ce65" office:value-type="string" calcext:value-type="string" table:number-columns-spanned="6" table:number-rows-spanned="1">
            <text:p>Scorpio</text:p>
          </table:table-cell>
          <table:covered-table-cell table:number-columns-repeated="5" table:style-name="ce35"/>
          <table:table-cell table:style-name="ce66" office:value-type="string" calcext:value-type="string" table:number-columns-spanned="10" table:number-rows-spanned="1">
            <text:p>Libra</text:p>
          </table:table-cell>
          <table:covered-table-cell table:number-columns-repeated="9" table:style-name="ce36"/>
          <table:table-cell table:style-name="ce63" office:value-type="string" calcext:value-type="string" table:number-columns-spanned="10" table:number-rows-spanned="1">
            <text:p>Virgo</text:p>
          </table:table-cell>
          <table:covered-table-cell table:number-columns-repeated="9" table:style-name="ce37"/>
          <table:table-cell table:style-name="ce64" office:value-type="string" calcext:value-type="string" table:number-columns-spanned="4" table:number-rows-spanned="1">
            <text:p>Leo</text:p>
          </table:table-cell>
          <table:covered-table-cell table:number-columns-repeated="3" table:style-name="ce34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85" calcext:value-type="float">
            <text:p>185.0</text:p>
          </table:table-cell>
          <table:table-cell table:number-columns-repeated="3"/>
          <table:table-cell table:formula="of:=[.$AD186]+(6 * ([.$B186]-[.$AD186])/7)" office:value-type="float" office:value="177.414285714286" calcext:value-type="float">
            <text:p>177</text:p>
          </table:table-cell>
          <table:table-cell table:number-columns-repeated="3"/>
          <table:table-cell table:formula="of:=[.$AD186]+(6 * ([.$B186]-[.$AD186])/7)" office:value-type="float" office:value="177.414285714286" calcext:value-type="float">
            <text:p>177</text:p>
          </table:table-cell>
          <table:table-cell table:number-columns-repeated="3"/>
          <table:table-cell table:formula="of:=[.$AD186]+(6 * ([.$B186]-[.$AD186])/7)" office:value-type="float" office:value="177.414285714286" calcext:value-type="float">
            <text:p>177</text:p>
          </table:table-cell>
          <table:table-cell table:number-columns-repeated="3"/>
          <table:table-cell table:formula="of:=[.$AD186]+(6 * ([.$B186]-[.$AD186])/7)" office:value-type="float" office:value="177.414285714286" calcext:value-type="float">
            <text:p>177</text:p>
          </table:table-cell>
          <table:table-cell table:number-columns-repeated="3"/>
          <table:table-cell table:formula="of:=[.$AD186]+(6 * ([.$B186]-[.$AD186])/7)" office:value-type="float" office:value="177.414285714286" calcext:value-type="float">
            <text:p>177</text:p>
          </table:table-cell>
          <table:table-cell table:number-columns-repeated="3"/>
          <table:table-cell table:formula="of:=[.$AD186]+(6 * ([.$B186]-[.$AD186])/7)" office:value-type="float" office:value="177.414285714286" calcext:value-type="float">
            <text:p>177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86]-(29*([.$B186]-[.$AD186])/28)" office:value-type="float" office:value="130.003571428571" calcext:value-type="float">
            <text:p>130</text:p>
          </table:table-cell>
          <table:table-cell office:value-type="string" calcext:value-type="string">
            <text:p>Venus</text:p>
          </table:table-cell>
          <table:table-cell table:style-name="ce10" table:formula="of:=[.B186]" office:value-type="float" office:value="185" calcext:value-type="float">
            <text:p>185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86]" office:value-type="float" office:value="130.003571428571" calcext:value-type="float">
            <text:p>130.0</text:p>
          </table:table-cell>
          <table:table-cell table:formula="of:=MOD((([.AG184]+[.AI184])/2)+90;360)" office:value-type="float" office:value="316.675" calcext:value-type="float">
            <text:p>31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231.9" calcext:value-type="float">
            <text:p>231.9</text:p>
          </table:table-cell>
          <table:table-cell table:number-columns-repeated="3"/>
          <table:table-cell table:formula="of:=[.$AD187]+(6 * ([.$B187]-[.$AD187])/7)" office:value-type="float" office:value="231.2" calcext:value-type="float">
            <text:p>231</text:p>
          </table:table-cell>
          <table:table-cell table:number-columns-repeated="3"/>
          <table:table-cell table:formula="of:=[.$AD187]+(5 * ([.$B187]-[.$AD187])/7)" office:value-type="float" office:value="230.5" calcext:value-type="float">
            <text:p>231</text:p>
          </table:table-cell>
          <table:table-cell table:number-columns-repeated="3"/>
          <table:table-cell table:formula="of:=[.$AD187]+(4 * ([.$B187]-[.$AD187])/7)" office:value-type="float" office:value="229.8" calcext:value-type="float">
            <text:p>230</text:p>
          </table:table-cell>
          <table:table-cell table:number-columns-repeated="3"/>
          <table:table-cell table:formula="of:=[.$AD187]+(3 * ([.$B187]-[.$AD187])/7)" office:value-type="float" office:value="229.1" calcext:value-type="float">
            <text:p>229</text:p>
          </table:table-cell>
          <table:table-cell table:number-columns-repeated="3"/>
          <table:table-cell table:formula="of:=[.$AD187]+(2 * ([.$B187]-[.$AD187])/7)" office:value-type="float" office:value="228.4" calcext:value-type="float">
            <text:p>228</text:p>
          </table:table-cell>
          <table:table-cell table:number-columns-repeated="3"/>
          <table:table-cell table:formula="of:=[.$AD187]+(1*([.$B187]-[.$AD187])/7)" office:value-type="float" office:value="227.7" calcext:value-type="float">
            <text:p>228</text:p>
          </table:table-cell>
          <table:table-cell table:number-columns-repeated="3"/>
          <table:table-cell table:formula="of:=[.B178]" office:value-type="float" office:value="227" calcext:value-type="float">
            <text:p>227</text:p>
          </table:table-cell>
          <table:table-cell table:formula="of:=[.$B187]-(29*([.$B187]-[.$AD187])/28)" office:value-type="float" office:value="226.825" calcext:value-type="float">
            <text:p>227</text:p>
          </table:table-cell>
          <table:table-cell office:value-type="string" calcext:value-type="string">
            <text:p>Mars</text:p>
          </table:table-cell>
          <table:table-cell table:style-name="ce13" table:formula="of:=[.B187]" office:value-type="float" office:value="231.9" calcext:value-type="float">
            <text:p>231.9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87]" office:value-type="float" office:value="226.825" calcext:value-type="float">
            <text:p>226.8</text:p>
          </table:table-cell>
          <table:table-cell table:style-name="ce24" table:formula="of:=MOD((([.AG184]+[.AI184])/2)+135;360)" office:value-type="float" office:value="1.67500000000001" calcext:value-type="float">
            <text:p>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39.2" calcext:value-type="float">
            <text:p>39.2</text:p>
          </table:table-cell>
          <table:table-cell table:number-columns-repeated="3"/>
          <table:table-cell table:formula="of:=[.$AD188]+(6 * ([.$B188]-[.$AD188])/7)" office:value-type="float" office:value="39.3285714285714" calcext:value-type="float">
            <text:p>39</text:p>
          </table:table-cell>
          <table:table-cell table:number-columns-repeated="3"/>
          <table:table-cell table:formula="of:=[.$AD188]+(5 * ([.$B188]-[.$AD188])/7)" office:value-type="float" office:value="39.4571428571429" calcext:value-type="float">
            <text:p>39</text:p>
          </table:table-cell>
          <table:table-cell table:number-columns-repeated="3"/>
          <table:table-cell table:formula="of:=[.$AD188]+(4 * ([.$B188]-[.$AD188])/7)" office:value-type="float" office:value="39.5857142857143" calcext:value-type="float">
            <text:p>40</text:p>
          </table:table-cell>
          <table:table-cell table:number-columns-repeated="3"/>
          <table:table-cell table:formula="of:=[.$AD188]+(3 * ([.$B188]-[.$AD188])/7)" office:value-type="float" office:value="39.7142857142857" calcext:value-type="float">
            <text:p>40</text:p>
          </table:table-cell>
          <table:table-cell table:number-columns-repeated="3"/>
          <table:table-cell table:formula="of:=[.$AD188]+(2 * ([.$B188]-[.$AD188])/7)" office:value-type="float" office:value="39.8428571428571" calcext:value-type="float">
            <text:p>40</text:p>
          </table:table-cell>
          <table:table-cell table:number-columns-repeated="3"/>
          <table:table-cell table:formula="of:=[.$AD188]+(1*([.$B188]-[.$AD188])/7)" office:value-type="float" office:value="39.9714285714286" calcext:value-type="float">
            <text:p>40</text:p>
          </table:table-cell>
          <table:table-cell table:number-columns-repeated="3"/>
          <table:table-cell table:formula="of:=[.B179]" office:value-type="float" office:value="40.1" calcext:value-type="float">
            <text:p>40</text:p>
          </table:table-cell>
          <table:table-cell table:formula="of:=[.$B188]-(29*([.$B188]-[.$AD188])/28)" office:value-type="float" office:value="40.1321428571429" calcext:value-type="float">
            <text:p>40</text:p>
          </table:table-cell>
          <table:table-cell office:value-type="string" calcext:value-type="string">
            <text:p>Jupiter</text:p>
          </table:table-cell>
          <table:table-cell table:style-name="ce11" table:formula="of:=[.B188]" office:value-type="float" office:value="39.2" calcext:value-type="float">
            <text:p>39.2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88]" office:value-type="float" office:value="40.1321428571429" calcext:value-type="float">
            <text:p>40.1</text:p>
          </table:table-cell>
          <table:table-cell table:formula="of:=MOD((([.AG184]+[.AI184])/2)+180;360)" office:value-type="float" office:value="46.675" calcext:value-type="float">
            <text:p>4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0.6" calcext:value-type="float">
            <text:p>330.6</text:p>
          </table:table-cell>
          <table:table-cell table:number-columns-repeated="3"/>
          <table:table-cell table:formula="of:=[.$AD189]+(6 * ([.$B189]-[.$AD189])/7)" office:value-type="float" office:value="330.585714285714" calcext:value-type="float">
            <text:p>331</text:p>
          </table:table-cell>
          <table:table-cell table:number-columns-repeated="3"/>
          <table:table-cell table:formula="of:=[.$AD189]+(5 * ([.$B189]-[.$AD189])/7)" office:value-type="float" office:value="330.571428571429" calcext:value-type="float">
            <text:p>331</text:p>
          </table:table-cell>
          <table:table-cell table:number-columns-repeated="3"/>
          <table:table-cell table:formula="of:=[.$AD189]+(4 * ([.$B189]-[.$AD189])/7)" office:value-type="float" office:value="330.557142857143" calcext:value-type="float">
            <text:p>331</text:p>
          </table:table-cell>
          <table:table-cell table:number-columns-repeated="3"/>
          <table:table-cell table:formula="of:=[.$AD189]+(3 * ([.$B189]-[.$AD189])/7)" office:value-type="float" office:value="330.542857142857" calcext:value-type="float">
            <text:p>331</text:p>
          </table:table-cell>
          <table:table-cell table:number-columns-repeated="3"/>
          <table:table-cell table:formula="of:=[.$AD189]+(2 * ([.$B189]-[.$AD189])/7)" office:value-type="float" office:value="330.528571428571" calcext:value-type="float">
            <text:p>331</text:p>
          </table:table-cell>
          <table:table-cell table:number-columns-repeated="3"/>
          <table:table-cell table:formula="of:=[.$AD189]+(1*([.$B189]-[.$AD189])/7)" office:value-type="float" office:value="330.514285714286" calcext:value-type="float">
            <text:p>331</text:p>
          </table:table-cell>
          <table:table-cell table:number-columns-repeated="3"/>
          <table:table-cell table:formula="of:=[.B180]" office:value-type="float" office:value="330.5" calcext:value-type="float">
            <text:p>331</text:p>
          </table:table-cell>
          <table:table-cell table:formula="of:=[.$B189]-(29*([.$B189]-[.$AD189])/28)" office:value-type="float" office:value="330.496428571429" calcext:value-type="float">
            <text:p>330</text:p>
          </table:table-cell>
          <table:table-cell office:value-type="string" calcext:value-type="string">
            <text:p>Saturn</text:p>
          </table:table-cell>
          <table:table-cell table:style-name="ce9" table:formula="of:=[.B189]" office:value-type="float" office:value="330.6" calcext:value-type="float">
            <text:p>330.6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89]" office:value-type="float" office:value="330.496428571429" calcext:value-type="float">
            <text:p>330.5</text:p>
          </table:table-cell>
          <table:table-cell table:style-name="ce24" table:formula="of:=MOD((([.AG184]+[.AI184])/2)+225;360)" office:value-type="float" office:value="91.675" calcext:value-type="float">
            <text:p>92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84]+[.AI184])/2)+270;360)" office:value-type="float" office:value="136.675" calcext:value-type="float">
            <text:p>137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191]+1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table:formula="of:=[.J191]+1" office:value-type="float" office:value="19" calcext:value-type="float">
            <text:p>19</text:p>
          </table:table-cell>
          <table:table-cell table:style-name="ce30"/>
          <table:table-cell table:style-name="ce31"/>
          <table:table-cell table:style-name="ce30"/>
          <table:table-cell table:style-name="ce3" table:formula="of:=[.N191]+1" office:value-type="float" office:value="18" calcext:value-type="float">
            <text:p>18</text:p>
          </table:table-cell>
          <table:table-cell table:style-name="ce30"/>
          <table:table-cell table:style-name="ce31"/>
          <table:table-cell table:style-name="ce30"/>
          <table:table-cell table:style-name="ce3" table:formula="of:=[.R191]+1" office:value-type="float" office:value="17" calcext:value-type="float">
            <text:p>17</text:p>
          </table:table-cell>
          <table:table-cell table:style-name="ce30"/>
          <table:table-cell table:style-name="ce31"/>
          <table:table-cell table:style-name="ce30"/>
          <table:table-cell table:style-name="ce3" table:formula="of:=[.V191]+1" office:value-type="float" office:value="16" calcext:value-type="float">
            <text:p>16</text:p>
          </table:table-cell>
          <table:table-cell table:style-name="ce30"/>
          <table:table-cell table:style-name="ce31"/>
          <table:table-cell table:style-name="ce30"/>
          <table:table-cell table:style-name="ce3" table:formula="of:=[.Z191]+1" office:value-type="float" office:value="15" calcext:value-type="float">
            <text:p>15</text:p>
          </table:table-cell>
          <table:table-cell table:style-name="ce30"/>
          <table:table-cell table:style-name="ce31"/>
          <table:table-cell table:style-name="ce30"/>
          <table:table-cell table:style-name="ce3" table:formula="of:=[.AD191]+1" office:value-type="float" office:value="14" calcext:value-type="float">
            <text:p>14</text:p>
          </table:table-cell>
          <table:table-cell table:style-name="ce30"/>
          <table:table-cell table:style-name="ce31"/>
          <table:table-cell table:style-name="ce30"/>
          <table:table-cell table:style-name="ce3" table:formula="of:=[.B182]" office:value-type="float" office:value="13" calcext:value-type="float">
            <text:p>13</text:p>
          </table:table-cell>
          <table:table-cell table:style-name="ce30"/>
          <table:table-cell table:number-columns-repeated="4"/>
          <table:table-cell table:style-name="ce24" table:formula="of:=MOD((([.AG184]+[.AI184])/2)+315;360)" office:value-type="float" office:value="181.675" calcext:value-type="float">
            <text:p>182</text:p>
          </table:table-cell>
          <table:table-cell/>
          <table:table-cell table:style-name="ce3" table:formula="of:=[.AP191]+1" office:value-type="float" office:value="20" calcext:value-type="float">
            <text:p>20</text:p>
          </table:table-cell>
          <table:table-cell table:style-name="ce30"/>
          <table:table-cell table:style-name="ce31"/>
          <table:table-cell table:style-name="ce30"/>
          <table:table-cell table:style-name="ce3" table:formula="of:=[.AT191]+1" office:value-type="float" office:value="19" calcext:value-type="float">
            <text:p>19</text:p>
          </table:table-cell>
          <table:table-cell table:style-name="ce30"/>
          <table:table-cell table:style-name="ce31"/>
          <table:table-cell table:style-name="ce30"/>
          <table:table-cell table:style-name="ce3" table:formula="of:=[.AX191]+1" office:value-type="float" office:value="18" calcext:value-type="float">
            <text:p>18</text:p>
          </table:table-cell>
          <table:table-cell table:style-name="ce30"/>
          <table:table-cell table:style-name="ce31"/>
          <table:table-cell table:style-name="ce30"/>
          <table:table-cell table:style-name="ce3" table:formula="of:=[.BB191]+1" office:value-type="float" office:value="17" calcext:value-type="float">
            <text:p>17</text:p>
          </table:table-cell>
          <table:table-cell table:style-name="ce30"/>
          <table:table-cell table:style-name="ce31"/>
          <table:table-cell table:style-name="ce30"/>
          <table:table-cell table:style-name="ce3" table:formula="of:=[.BF191]+1" office:value-type="float" office:value="16" calcext:value-type="float">
            <text:p>16</text:p>
          </table:table-cell>
          <table:table-cell table:style-name="ce30"/>
          <table:table-cell table:style-name="ce31"/>
          <table:table-cell table:style-name="ce30"/>
          <table:table-cell table:style-name="ce3" table:formula="of:=[.BJ191]+1" office:value-type="float" office:value="15" calcext:value-type="float">
            <text:p>15</text:p>
          </table:table-cell>
          <table:table-cell table:style-name="ce30"/>
          <table:table-cell table:style-name="ce31"/>
          <table:table-cell table:style-name="ce30"/>
          <table:table-cell table:style-name="ce3" table:formula="of:=[.BN191]+1" office:value-type="float" office:value="14" calcext:value-type="float">
            <text:p>14</text:p>
          </table:table-cell>
          <table:table-cell table:style-name="ce30"/>
          <table:table-cell table:style-name="ce31"/>
          <table:table-cell table:style-name="ce30"/>
          <table:table-cell table:style-name="ce3" table:formula="of:=[.AL182]" office:value-type="float" office:value="13" calcext:value-type="float">
            <text:p>13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320.5" calcext:value-type="float">
            <text:p>320.5</text:p>
          </table:table-cell>
          <table:table-cell table:formula="of:=MOD(720+([.$B192]-(1*MOD(720+[.$B192]-[.$AD192];360)/28)); 360)" office:value-type="float" office:value="317.110714285714" calcext:value-type="float">
            <text:p>317</text:p>
          </table:table-cell>
          <table:table-cell table:formula="of:=MOD(720+([.$B192]-(2*MOD(720+[.$B192]-[.$AD192];360)/28)); 360)" office:value-type="float" office:value="313.721428571429" calcext:value-type="float">
            <text:p>314</text:p>
          </table:table-cell>
          <table:table-cell table:formula="of:=MOD(720+([.$B192]-(3*MOD(720+[.$B192]-[.$AD192];360)/28)); 360)" office:value-type="float" office:value="310.332142857143" calcext:value-type="float">
            <text:p>310</text:p>
          </table:table-cell>
          <table:table-cell table:formula="of:=MOD(720+([.$B192]-(4*MOD(720+[.$B192]-[.$AD192];360)/28)); 360)" office:value-type="float" office:value="306.942857142857" calcext:value-type="float">
            <text:p>307</text:p>
          </table:table-cell>
          <table:table-cell table:formula="of:=MOD(720+([.$B192]-(5*MOD(720+[.$B192]-[.$AD192];360)/28)); 360)" office:value-type="float" office:value="303.553571428571" calcext:value-type="float">
            <text:p>304</text:p>
          </table:table-cell>
          <table:table-cell table:formula="of:=MOD(720+([.$B192]-(6*MOD(720+[.$B192]-[.$AD192];360)/28)); 360)" office:value-type="float" office:value="300.164285714286" calcext:value-type="float">
            <text:p>300</text:p>
          </table:table-cell>
          <table:table-cell table:formula="of:=MOD(720+([.$B192]-(7*MOD(720+[.$B192]-[.$AD192];360)/28)); 360)" office:value-type="float" office:value="296.775" calcext:value-type="float">
            <text:p>297</text:p>
          </table:table-cell>
          <table:table-cell table:formula="of:=MOD(720+([.$B192]-(8*MOD(720+[.$B192]-[.$AD192];360)/28)); 360)" office:value-type="float" office:value="293.385714285714" calcext:value-type="float">
            <text:p>293</text:p>
          </table:table-cell>
          <table:table-cell table:formula="of:=MOD(720+([.$B192]-(9*MOD(720+[.$B192]-[.$AD192];360)/28)); 360)" office:value-type="float" office:value="289.996428571429" calcext:value-type="float">
            <text:p>290</text:p>
          </table:table-cell>
          <table:table-cell table:formula="of:=MOD(720+([.$B192]-(10*MOD(720+[.$B192]-[.$AD192];360)/28)); 360)" office:value-type="float" office:value="286.607142857143" calcext:value-type="float">
            <text:p>287</text:p>
          </table:table-cell>
          <table:table-cell table:formula="of:=MOD(720+([.$B192]-(11*MOD(720+[.$B192]-[.$AD192];360)/28)); 360)" office:value-type="float" office:value="283.217857142857" calcext:value-type="float">
            <text:p>283</text:p>
          </table:table-cell>
          <table:table-cell table:formula="of:=MOD(720+([.$B192]-(12*MOD(720+[.$B192]-[.$AD192];360)/28)); 360)" office:value-type="float" office:value="279.828571428571" calcext:value-type="float">
            <text:p>280</text:p>
          </table:table-cell>
          <table:table-cell table:formula="of:=MOD(720+([.$B192]-(13*MOD(720+[.$B192]-[.$AD192];360)/28)); 360)" office:value-type="float" office:value="276.439285714286" calcext:value-type="float">
            <text:p>276</text:p>
          </table:table-cell>
          <table:table-cell table:formula="of:=MOD(720+([.$B192]-(14*MOD(720+[.$B192]-[.$AD192];360)/28)); 360)" office:value-type="float" office:value="273.05" calcext:value-type="float">
            <text:p>273</text:p>
          </table:table-cell>
          <table:table-cell table:formula="of:=MOD(720+([.$B192]-(15*MOD(720+[.$B192]-[.$AD192];360)/28)); 360)" office:value-type="float" office:value="269.660714285714" calcext:value-type="float">
            <text:p>270</text:p>
          </table:table-cell>
          <table:table-cell table:formula="of:=MOD(720+([.$B192]-(16*MOD(720+[.$B192]-[.$AD192];360)/28)); 360)" office:value-type="float" office:value="266.271428571429" calcext:value-type="float">
            <text:p>266</text:p>
          </table:table-cell>
          <table:table-cell table:formula="of:=MOD(720+([.$B192]-(17*MOD(720+[.$B192]-[.$AD192];360)/28)); 360)" office:value-type="float" office:value="262.882142857143" calcext:value-type="float">
            <text:p>263</text:p>
          </table:table-cell>
          <table:table-cell table:formula="of:=MOD(720+([.$B192]-(18*MOD(720+[.$B192]-[.$AD192];360)/28)); 360)" office:value-type="float" office:value="259.492857142857" calcext:value-type="float">
            <text:p>259</text:p>
          </table:table-cell>
          <table:table-cell table:formula="of:=MOD(720+([.$B192]-(19*MOD(720+[.$B192]-[.$AD192];360)/28)); 360)" office:value-type="float" office:value="256.103571428571" calcext:value-type="float">
            <text:p>256</text:p>
          </table:table-cell>
          <table:table-cell table:formula="of:=MOD(720+([.$B192]-(20*MOD(720+[.$B192]-[.$AD192];360)/28)); 360)" office:value-type="float" office:value="252.714285714286" calcext:value-type="float">
            <text:p>253</text:p>
          </table:table-cell>
          <table:table-cell table:formula="of:=MOD(720+([.$B192]-(21*MOD(720+[.$B192]-[.$AD192];360)/28)); 360)" office:value-type="float" office:value="249.325" calcext:value-type="float">
            <text:p>249</text:p>
          </table:table-cell>
          <table:table-cell table:formula="of:=MOD(720+([.$B192]-(22*MOD(720+[.$B192]-[.$AD192];360)/28)); 360)" office:value-type="float" office:value="245.935714285714" calcext:value-type="float">
            <text:p>246</text:p>
          </table:table-cell>
          <table:table-cell table:formula="of:=MOD(720+([.$B192]-(23*MOD(720+[.$B192]-[.$AD192];360)/28)); 360)" office:value-type="float" office:value="242.546428571429" calcext:value-type="float">
            <text:p>243</text:p>
          </table:table-cell>
          <table:table-cell table:formula="of:=MOD(720+([.$B192]-(24*MOD(720+[.$B192]-[.$AD192];360)/28)); 360)" office:value-type="float" office:value="239.157142857143" calcext:value-type="float">
            <text:p>239</text:p>
          </table:table-cell>
          <table:table-cell table:formula="of:=MOD(720+([.$B192]-(25*MOD(720+[.$B192]-[.$AD192];360)/28)); 360)" office:value-type="float" office:value="235.767857142857" calcext:value-type="float">
            <text:p>236</text:p>
          </table:table-cell>
          <table:table-cell table:formula="of:=MOD(720+([.$B192]-(26*MOD(720+[.$B192]-[.$AD192];360)/28)); 360)" office:value-type="float" office:value="232.378571428571" calcext:value-type="float">
            <text:p>232</text:p>
          </table:table-cell>
          <table:table-cell table:formula="of:=MOD(720+([.$B192]-(27*MOD(720+[.$B192]-[.$AD192];360)/28)); 360)" office:value-type="float" office:value="228.989285714286" calcext:value-type="float">
            <text:p>229</text:p>
          </table:table-cell>
          <table:table-cell table:formula="of:=[.$B183]" office:value-type="float" office:value="225.6" calcext:value-type="float">
            <text:p>226</text:p>
          </table:table-cell>
          <table:table-cell table:formula="of:=MOD(720+([.$B192]-(29*MOD(720+[.$B192]-[.$AD192];360)/28)); 360)" office:value-type="float" office:value="222.210714285714" calcext:value-type="float">
            <text:p>222</text:p>
          </table:table-cell>
          <table:table-cell office:value-type="string" calcext:value-type="string">
            <text:p>Moon</text:p>
          </table:table-cell>
          <table:table-cell table:style-name="ce3" table:formula="of:=[.B192]" office:value-type="float" office:value="320.5" calcext:value-type="float">
            <text:p>320.5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192]" office:value-type="float" office:value="222.210714285714" calcext:value-type="float">
            <text:p>222.2</text:p>
          </table:table-cell>
          <table:table-cell table:style-name="ce16" table:formula="of:=MOD(360+[.AG192]-[.AI192];360)" office:value-type="float" office:value="98.2892857142857" calcext:value-type="float">
            <text:p>98.3</text:p>
          </table:table-cell>
          <table:table-cell/>
          <table:table-cell table:style-name="ce26" table:formula="of:=[.B192]" office:value-type="float" office:value="320.5" calcext:value-type="float">
            <text:p>321</text:p>
          </table:table-cell>
          <table:table-cell table:style-name="ce26" table:formula="of:=[.C192]" office:value-type="float" office:value="317.110714285714" calcext:value-type="float">
            <text:p>317</text:p>
          </table:table-cell>
          <table:table-cell table:style-name="ce26" table:formula="of:=[.D192]" office:value-type="float" office:value="313.721428571429" calcext:value-type="float">
            <text:p>314</text:p>
          </table:table-cell>
          <table:table-cell table:style-name="ce26" table:formula="of:=[.E192]" office:value-type="float" office:value="310.332142857143" calcext:value-type="float">
            <text:p>310</text:p>
          </table:table-cell>
          <table:table-cell table:style-name="ce26" table:formula="of:=[.F192]" office:value-type="float" office:value="306.942857142857" calcext:value-type="float">
            <text:p>307</text:p>
          </table:table-cell>
          <table:table-cell table:style-name="ce26" table:formula="of:=[.G192]" office:value-type="float" office:value="303.553571428571" calcext:value-type="float">
            <text:p>304</text:p>
          </table:table-cell>
          <table:table-cell table:style-name="ce26" table:formula="of:=[.H192]" office:value-type="float" office:value="300.164285714286" calcext:value-type="float">
            <text:p>300</text:p>
          </table:table-cell>
          <table:table-cell table:style-name="ce26" table:formula="of:=[.I192]" office:value-type="float" office:value="296.775" calcext:value-type="float">
            <text:p>297</text:p>
          </table:table-cell>
          <table:table-cell table:style-name="ce26" table:formula="of:=[.J192]" office:value-type="float" office:value="293.385714285714" calcext:value-type="float">
            <text:p>293</text:p>
          </table:table-cell>
          <table:table-cell table:style-name="ce26" table:formula="of:=[.K192]" office:value-type="float" office:value="289.996428571429" calcext:value-type="float">
            <text:p>290</text:p>
          </table:table-cell>
          <table:table-cell table:style-name="ce26" table:formula="of:=[.L192]" office:value-type="float" office:value="286.607142857143" calcext:value-type="float">
            <text:p>287</text:p>
          </table:table-cell>
          <table:table-cell table:style-name="ce26" table:formula="of:=[.M192]" office:value-type="float" office:value="283.217857142857" calcext:value-type="float">
            <text:p>283</text:p>
          </table:table-cell>
          <table:table-cell table:style-name="ce26" table:formula="of:=[.N192]" office:value-type="float" office:value="279.828571428571" calcext:value-type="float">
            <text:p>280</text:p>
          </table:table-cell>
          <table:table-cell table:style-name="ce26" table:formula="of:=[.O192]" office:value-type="float" office:value="276.439285714286" calcext:value-type="float">
            <text:p>276</text:p>
          </table:table-cell>
          <table:table-cell table:style-name="ce26" table:formula="of:=[.P192]" office:value-type="float" office:value="273.05" calcext:value-type="float">
            <text:p>273</text:p>
          </table:table-cell>
          <table:table-cell table:style-name="ce26" table:formula="of:=[.Q192]" office:value-type="float" office:value="269.660714285714" calcext:value-type="float">
            <text:p>270</text:p>
          </table:table-cell>
          <table:table-cell table:style-name="ce26" table:formula="of:=[.R192]" office:value-type="float" office:value="266.271428571429" calcext:value-type="float">
            <text:p>266</text:p>
          </table:table-cell>
          <table:table-cell table:style-name="ce26" table:formula="of:=[.S192]" office:value-type="float" office:value="262.882142857143" calcext:value-type="float">
            <text:p>263</text:p>
          </table:table-cell>
          <table:table-cell table:style-name="ce26" table:formula="of:=[.T192]" office:value-type="float" office:value="259.492857142857" calcext:value-type="float">
            <text:p>259</text:p>
          </table:table-cell>
          <table:table-cell table:style-name="ce26" table:formula="of:=[.U192]" office:value-type="float" office:value="256.103571428571" calcext:value-type="float">
            <text:p>256</text:p>
          </table:table-cell>
          <table:table-cell table:style-name="ce26" table:formula="of:=[.V192]" office:value-type="float" office:value="252.714285714286" calcext:value-type="float">
            <text:p>253</text:p>
          </table:table-cell>
          <table:table-cell table:style-name="ce26" table:formula="of:=[.W192]" office:value-type="float" office:value="249.325" calcext:value-type="float">
            <text:p>249</text:p>
          </table:table-cell>
          <table:table-cell table:style-name="ce26" table:formula="of:=[.X192]" office:value-type="float" office:value="245.935714285714" calcext:value-type="float">
            <text:p>246</text:p>
          </table:table-cell>
          <table:table-cell table:style-name="ce26" table:formula="of:=[.Y192]" office:value-type="float" office:value="242.546428571429" calcext:value-type="float">
            <text:p>243</text:p>
          </table:table-cell>
          <table:table-cell table:style-name="ce26" table:formula="of:=[.Z192]" office:value-type="float" office:value="239.157142857143" calcext:value-type="float">
            <text:p>239</text:p>
          </table:table-cell>
          <table:table-cell table:style-name="ce26" table:formula="of:=[.AA192]" office:value-type="float" office:value="235.767857142857" calcext:value-type="float">
            <text:p>236</text:p>
          </table:table-cell>
          <table:table-cell table:style-name="ce26" table:formula="of:=[.AB192]" office:value-type="float" office:value="232.378571428571" calcext:value-type="float">
            <text:p>232</text:p>
          </table:table-cell>
          <table:table-cell table:style-name="ce32" table:formula="of:=[.AC192]" office:value-type="float" office:value="228.989285714286" calcext:value-type="float">
            <text:p>229</text:p>
          </table:table-cell>
          <table:table-cell table:style-name="ce32" table:formula="of:=[.AD192]" office:value-type="float" office:value="225.6" calcext:value-type="float">
            <text:p>226</text:p>
          </table:table-cell>
          <table:table-cell table:style-name="ce32" table:formula="of:=[.AE192]" office:value-type="float" office:value="222.210714285714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37.4" calcext:value-type="float">
            <text:p>237.4</text:p>
          </table:table-cell>
          <table:table-cell table:formula="of:=MOD(720+([.$B193]-(1*MOD(720+[.$B193]-[.$AD193];360)/28)); 360)" office:value-type="float" office:value="237.146428571429" calcext:value-type="float">
            <text:p>237</text:p>
          </table:table-cell>
          <table:table-cell table:formula="of:=MOD(720+([.$B193]-(2*MOD(720+[.$B193]-[.$AD193];360)/28)); 360)" office:value-type="float" office:value="236.892857142857" calcext:value-type="float">
            <text:p>237</text:p>
          </table:table-cell>
          <table:table-cell table:formula="of:=MOD(720+([.$B193]-(3*MOD(720+[.$B193]-[.$AD193];360)/28)); 360)" office:value-type="float" office:value="236.639285714286" calcext:value-type="float">
            <text:p>237</text:p>
          </table:table-cell>
          <table:table-cell table:formula="of:=MOD(720+([.$B193]-(4*MOD(720+[.$B193]-[.$AD193];360)/28)); 360)" office:value-type="float" office:value="236.385714285714" calcext:value-type="float">
            <text:p>236</text:p>
          </table:table-cell>
          <table:table-cell table:formula="of:=MOD(720+([.$B193]-(5*MOD(720+[.$B193]-[.$AD193];360)/28)); 360)" office:value-type="float" office:value="236.132142857143" calcext:value-type="float">
            <text:p>236</text:p>
          </table:table-cell>
          <table:table-cell table:formula="of:=MOD(720+([.$B193]-(6*MOD(720+[.$B193]-[.$AD193];360)/28)); 360)" office:value-type="float" office:value="235.878571428571" calcext:value-type="float">
            <text:p>236</text:p>
          </table:table-cell>
          <table:table-cell table:formula="of:=MOD(720+([.$B193]-(7*MOD(720+[.$B193]-[.$AD193];360)/28)); 360)" office:value-type="float" office:value="235.625" calcext:value-type="float">
            <text:p>236</text:p>
          </table:table-cell>
          <table:table-cell table:formula="of:=MOD(720+([.$B193]-(8*MOD(720+[.$B193]-[.$AD193];360)/28)); 360)" office:value-type="float" office:value="235.371428571429" calcext:value-type="float">
            <text:p>235</text:p>
          </table:table-cell>
          <table:table-cell table:formula="of:=MOD(720+([.$B193]-(9*MOD(720+[.$B193]-[.$AD193];360)/28)); 360)" office:value-type="float" office:value="235.117857142857" calcext:value-type="float">
            <text:p>235</text:p>
          </table:table-cell>
          <table:table-cell table:formula="of:=MOD(720+([.$B193]-(10*MOD(720+[.$B193]-[.$AD193];360)/28)); 360)" office:value-type="float" office:value="234.864285714286" calcext:value-type="float">
            <text:p>235</text:p>
          </table:table-cell>
          <table:table-cell table:formula="of:=MOD(720+([.$B193]-(11*MOD(720+[.$B193]-[.$AD193];360)/28)); 360)" office:value-type="float" office:value="234.610714285714" calcext:value-type="float">
            <text:p>235</text:p>
          </table:table-cell>
          <table:table-cell table:formula="of:=MOD(720+([.$B193]-(12*MOD(720+[.$B193]-[.$AD193];360)/28)); 360)" office:value-type="float" office:value="234.357142857143" calcext:value-type="float">
            <text:p>234</text:p>
          </table:table-cell>
          <table:table-cell table:formula="of:=MOD(720+([.$B193]-(13*MOD(720+[.$B193]-[.$AD193];360)/28)); 360)" office:value-type="float" office:value="234.103571428572" calcext:value-type="float">
            <text:p>234</text:p>
          </table:table-cell>
          <table:table-cell table:formula="of:=MOD(720+([.$B193]-(14*MOD(720+[.$B193]-[.$AD193];360)/28)); 360)" office:value-type="float" office:value="233.85" calcext:value-type="float">
            <text:p>234</text:p>
          </table:table-cell>
          <table:table-cell table:formula="of:=MOD(720+([.$B193]-(15*MOD(720+[.$B193]-[.$AD193];360)/28)); 360)" office:value-type="float" office:value="233.596428571429" calcext:value-type="float">
            <text:p>234</text:p>
          </table:table-cell>
          <table:table-cell table:formula="of:=MOD(720+([.$B193]-(16*MOD(720+[.$B193]-[.$AD193];360)/28)); 360)" office:value-type="float" office:value="233.342857142857" calcext:value-type="float">
            <text:p>233</text:p>
          </table:table-cell>
          <table:table-cell table:formula="of:=MOD(720+([.$B193]-(17*MOD(720+[.$B193]-[.$AD193];360)/28)); 360)" office:value-type="float" office:value="233.089285714286" calcext:value-type="float">
            <text:p>233</text:p>
          </table:table-cell>
          <table:table-cell table:formula="of:=MOD(720+([.$B193]-(18*MOD(720+[.$B193]-[.$AD193];360)/28)); 360)" office:value-type="float" office:value="232.835714285714" calcext:value-type="float">
            <text:p>233</text:p>
          </table:table-cell>
          <table:table-cell table:formula="of:=MOD(720+([.$B193]-(19*MOD(720+[.$B193]-[.$AD193];360)/28)); 360)" office:value-type="float" office:value="232.582142857143" calcext:value-type="float">
            <text:p>233</text:p>
          </table:table-cell>
          <table:table-cell table:formula="of:=MOD(720+([.$B193]-(20*MOD(720+[.$B193]-[.$AD193];360)/28)); 360)" office:value-type="float" office:value="232.328571428572" calcext:value-type="float">
            <text:p>232</text:p>
          </table:table-cell>
          <table:table-cell table:formula="of:=MOD(720+([.$B193]-(21*MOD(720+[.$B193]-[.$AD193];360)/28)); 360)" office:value-type="float" office:value="232.075" calcext:value-type="float">
            <text:p>232</text:p>
          </table:table-cell>
          <table:table-cell table:formula="of:=MOD(720+([.$B193]-(22*MOD(720+[.$B193]-[.$AD193];360)/28)); 360)" office:value-type="float" office:value="231.821428571429" calcext:value-type="float">
            <text:p>232</text:p>
          </table:table-cell>
          <table:table-cell table:formula="of:=MOD(720+([.$B193]-(23*MOD(720+[.$B193]-[.$AD193];360)/28)); 360)" office:value-type="float" office:value="231.567857142857" calcext:value-type="float">
            <text:p>232</text:p>
          </table:table-cell>
          <table:table-cell table:formula="of:=MOD(720+([.$B193]-(24*MOD(720+[.$B193]-[.$AD193];360)/28)); 360)" office:value-type="float" office:value="231.314285714286" calcext:value-type="float">
            <text:p>231</text:p>
          </table:table-cell>
          <table:table-cell table:formula="of:=MOD(720+([.$B193]-(25*MOD(720+[.$B193]-[.$AD193];360)/28)); 360)" office:value-type="float" office:value="231.060714285714" calcext:value-type="float">
            <text:p>231</text:p>
          </table:table-cell>
          <table:table-cell table:formula="of:=MOD(720+([.$B193]-(26*MOD(720+[.$B193]-[.$AD193];360)/28)); 360)" office:value-type="float" office:value="230.807142857143" calcext:value-type="float">
            <text:p>231</text:p>
          </table:table-cell>
          <table:table-cell table:formula="of:=MOD(720+([.$B193]-(27*MOD(720+[.$B193]-[.$AD193];360)/28)); 360)" office:value-type="float" office:value="230.553571428572" calcext:value-type="float">
            <text:p>231</text:p>
          </table:table-cell>
          <table:table-cell table:formula="of:=[.B184]" office:value-type="float" office:value="230.3" calcext:value-type="float">
            <text:p>230</text:p>
          </table:table-cell>
          <table:table-cell table:formula="of:=[.$B193]-(29*([.$B193]-[.$AD193])/28)" office:value-type="float" office:value="230.046428571429" calcext:value-type="float">
            <text:p>230</text:p>
          </table:table-cell>
          <table:table-cell office:value-type="string" calcext:value-type="string">
            <text:p>Sun</text:p>
          </table:table-cell>
          <table:table-cell table:style-name="ce15" table:formula="of:=[.B193]" office:value-type="float" office:value="237.4" calcext:value-type="float">
            <text:p>237.4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193]" office:value-type="float" office:value="230.046428571429" calcext:value-type="float">
            <text:p>230.0</text:p>
          </table:table-cell>
          <table:table-cell table:formula="of:=MOD((([.AG193]+[.AI193])/2)+0;360)" office:value-type="float" office:value="233.723214285714" calcext:value-type="float">
            <text:p>234</text:p>
          </table:table-cell>
          <table:table-cell/>
          <table:table-cell table:style-name="ce25" table:number-columns-repeated="19"/>
          <table:table-cell table:style-name="ce42" office:value-type="string" calcext:value-type="string" table:number-columns-spanned="5" table:number-rows-spanned="1">
            <text:p>Mercury</text:p>
          </table:table-cell>
          <table:covered-table-cell table:number-columns-repeated="4" table:style-name="ce42" office:value-type="string" calcext:value-type="string">
            <text:p>Mercury</text:p>
          </table:covered-table-cell>
          <table:table-cell table:style-name="ce43" office:value-type="string" calcext:value-type="string" table:number-columns-spanned="3" table:number-rows-spanned="1">
            <text:p>Mars</text:p>
          </table:table-cell>
          <table:covered-table-cell table:number-columns-repeated="2" table:style-name="ce43" office:value-type="string" calcext:value-type="string">
            <text:p>Mars</text:p>
          </table:covered-table-cell>
          <table:table-cell table:style-name="ce29" office:value-type="string" calcext:value-type="string" table:number-columns-spanned="3" table:number-rows-spanned="1">
            <text:p>Sun</text:p>
          </table:table-cell>
          <table:covered-table-cell table:style-name="ce29" office:value-type="string" calcext:value-type="string">
            <text:p>Sun</text:p>
          </table:covered-table-cell>
          <table:covered-table-cell table:style-name="ce15" office:value-type="string" calcext:value-type="string">
            <text:p>Sun</text:p>
          </table:covered-table-cell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54.4" calcext:value-type="float">
            <text:p>254.4</text:p>
          </table:table-cell>
          <table:table-cell table:formula="of:=IF(MIN(ABS(MOD([.C192];90)-MOD([.C193];90));ABS(MOD([.C193];90)-MOD([.C192];90))) &lt; 10; MIN(ABS(MOD([.C192];90)-MOD([.C193];90));ABS(MOD([.C193];90)-MOD([.C192];90)));&quot;&quot;)">
            <text:p/>
          </table:table-cell>
          <table:table-cell table:formula="of:=IF(MIN(ABS(MOD([.D192];90)-MOD([.D193];90));ABS(MOD([.D193];90)-MOD([.D192];90))) &lt; 10; MIN(ABS(MOD([.D192];90)-MOD([.D193];90));ABS(MOD([.D193];90)-MOD([.D192];90)));&quot;&quot;)">
            <text:p/>
          </table:table-cell>
          <table:table-cell table:formula="of:=IF(MIN(ABS(MOD([.E192];90)-MOD([.E193];90));ABS(MOD([.E193];90)-MOD([.E192];90))) &lt; 10; MIN(ABS(MOD([.E192];90)-MOD([.E193];90));ABS(MOD([.E193];90)-MOD([.E192];90)));&quot;&quot;)">
            <text:p/>
          </table:table-cell>
          <table:table-cell table:formula="of:=IF(MIN(ABS(MOD([.F192];90)-MOD([.F193];90));ABS(MOD([.F193];90)-MOD([.F192];90))) &lt; 10; MIN(ABS(MOD([.F192];90)-MOD([.F193];90));ABS(MOD([.F193];90)-MOD([.F192];90)));&quot;&quot;)">
            <text:p/>
          </table:table-cell>
          <table:table-cell table:formula="of:=IF(MIN(ABS(MOD([.G192];90)-MOD([.G193];90));ABS(MOD([.G193];90)-MOD([.G192];90))) &lt; 10; MIN(ABS(MOD([.G192];90)-MOD([.G193];90));ABS(MOD([.G193];90)-MOD([.G192];90)));&quot;&quot;)">
            <text:p/>
          </table:table-cell>
          <table:table-cell table:formula="of:=IF(MIN(ABS(MOD([.H192];90)-MOD([.H193];90));ABS(MOD([.H193];90)-MOD([.H192];90))) &lt; 10; MIN(ABS(MOD([.H192];90)-MOD([.H193];90));ABS(MOD([.H193];90)-MOD([.H192];90)));&quot;&quot;)">
            <text:p/>
          </table:table-cell>
          <table:table-cell table:formula="of:=IF(MIN(ABS(MOD([.I192];90)-MOD([.I193];90));ABS(MOD([.I193];90)-MOD([.I192];90))) &lt; 10; MIN(ABS(MOD([.I192];90)-MOD([.I193];90));ABS(MOD([.I193];90)-MOD([.I192];90)));&quot;&quot;)">
            <text:p/>
          </table:table-cell>
          <table:table-cell table:formula="of:=IF(MIN(ABS(MOD([.J192];90)-MOD([.J193];90));ABS(MOD([.J193];90)-MOD([.J192];90))) &lt; 10; MIN(ABS(MOD([.J192];90)-MOD([.J193];90));ABS(MOD([.J193];90)-MOD([.J192];90)));&quot;&quot;)">
            <text:p/>
          </table:table-cell>
          <table:table-cell table:formula="of:=IF(MIN(ABS(MOD([.K192];90)-MOD([.K193];90));ABS(MOD([.K193];90)-MOD([.K192];90))) &lt; 10; MIN(ABS(MOD([.K192];90)-MOD([.K193];90));ABS(MOD([.K193];90)-MOD([.K192];90)));&quot;&quot;)">
            <text:p/>
          </table:table-cell>
          <table:table-cell table:formula="of:=IF(MIN(ABS(MOD([.L192];90)-MOD([.L193];90));ABS(MOD([.L193];90)-MOD([.L192];90))) &lt; 10; MIN(ABS(MOD([.L192];90)-MOD([.L193];90));ABS(MOD([.L193];90)-MOD([.L192];90)));&quot;&quot;)">
            <text:p/>
          </table:table-cell>
          <table:table-cell table:formula="of:=IF(MIN(ABS(MOD([.M192];90)-MOD([.M193];90));ABS(MOD([.M193];90)-MOD([.M192];90))) &lt; 10; MIN(ABS(MOD([.M192];90)-MOD([.M193];90));ABS(MOD([.M193];90)-MOD([.M192];90)));&quot;&quot;)">
            <text:p/>
          </table:table-cell>
          <table:table-cell table:formula="of:=IF(MIN(ABS(MOD([.N192];90)-MOD([.N193];90));ABS(MOD([.N193];90)-MOD([.N192];90))) &lt; 10; MIN(ABS(MOD([.N192];90)-MOD([.N193];90));ABS(MOD([.N193];90)-MOD([.N192];90)));&quot;&quot;)">
            <text:p/>
          </table:table-cell>
          <table:table-cell table:formula="of:=IF(MIN(ABS(MOD([.O192];90)-MOD([.O193];90));ABS(MOD([.O193];90)-MOD([.O192];90))) &lt; 10; MIN(ABS(MOD([.O192];90)-MOD([.O193];90));ABS(MOD([.O193];90)-MOD([.O192];90)));&quot;&quot;)">
            <text:p/>
          </table:table-cell>
          <table:table-cell table:formula="of:=IF(MIN(ABS(MOD([.P192];90)-MOD([.P193];90));ABS(MOD([.P193];90)-MOD([.P192];90))) &lt; 10; MIN(ABS(MOD([.P192];90)-MOD([.P193];90));ABS(MOD([.P193];90)-MOD([.P192];90)));&quot;&quot;)">
            <text:p/>
          </table:table-cell>
          <table:table-cell table:formula="of:=IF(MIN(ABS(MOD([.Q192];90)-MOD([.Q193];90));ABS(MOD([.Q193];90)-MOD([.Q192];90))) &lt; 10; MIN(ABS(MOD([.Q192];90)-MOD([.Q193];90));ABS(MOD([.Q193];90)-MOD([.Q192];90)));&quot;&quot;)">
            <text:p/>
          </table:table-cell>
          <table:table-cell table:formula="of:=IF(MIN(ABS(MOD([.R192];90)-MOD([.R193];90));ABS(MOD([.R193];90)-MOD([.R192];90))) &lt; 10; MIN(ABS(MOD([.R192];90)-MOD([.R193];90));ABS(MOD([.R193];90)-MOD([.R192];90)));&quot;&quot;)">
            <text:p/>
          </table:table-cell>
          <table:table-cell table:formula="of:=IF(MIN(ABS(MOD([.S192];90)-MOD([.S193];90));ABS(MOD([.S193];90)-MOD([.S192];90))) &lt; 10; MIN(ABS(MOD([.S192];90)-MOD([.S193];90));ABS(MOD([.S193];90)-MOD([.S192];90)));&quot;&quot;)">
            <text:p/>
          </table:table-cell>
          <table:table-cell table:formula="of:=IF(MIN(ABS(MOD([.T192];90)-MOD([.T193];90));ABS(MOD([.T193];90)-MOD([.T192];90))) &lt; 10; MIN(ABS(MOD([.T192];90)-MOD([.T193];90));ABS(MOD([.T193];90)-MOD([.T192];90)));&quot;&quot;)">
            <text:p/>
          </table:table-cell>
          <table:table-cell table:formula="of:=IF(MIN(ABS(MOD([.U192];90)-MOD([.U193];90));ABS(MOD([.U193];90)-MOD([.U192];90))) &lt; 10; MIN(ABS(MOD([.U192];90)-MOD([.U193];90));ABS(MOD([.U193];90)-MOD([.U192];90)));&quot;&quot;)">
            <text:p/>
          </table:table-cell>
          <table:table-cell table:formula="of:=IF(MIN(ABS(MOD([.V192];90)-MOD([.V193];90));ABS(MOD([.V193];90)-MOD([.V192];90))) &lt; 10; MIN(ABS(MOD([.V192];90)-MOD([.V193];90));ABS(MOD([.V193];90)-MOD([.V192];90)));&quot;&quot;)">
            <text:p/>
          </table:table-cell>
          <table:table-cell table:formula="of:=IF(MIN(ABS(MOD([.W192];90)-MOD([.W193];90));ABS(MOD([.W193];90)-MOD([.W192];90))) &lt; 10; MIN(ABS(MOD([.W192];90)-MOD([.W193];90));ABS(MOD([.W193];90)-MOD([.W192];90)));&quot;&quot;)">
            <text:p/>
          </table:table-cell>
          <table:table-cell table:formula="of:=IF(MIN(ABS(MOD([.X192];90)-MOD([.X193];90));ABS(MOD([.X193];90)-MOD([.X192];90))) &lt; 10; MIN(ABS(MOD([.X192];90)-MOD([.X193];90));ABS(MOD([.X193];90)-MOD([.X192];90)));&quot;&quot;)">
            <text:p/>
          </table:table-cell>
          <table:table-cell table:formula="of:=IF(MIN(ABS(MOD([.Y192];90)-MOD([.Y193];90));ABS(MOD([.Y193];90)-MOD([.Y192];90))) &lt; 10; MIN(ABS(MOD([.Y192];90)-MOD([.Y193];90));ABS(MOD([.Y193];90)-MOD([.Y192];90)));&quot;&quot;)">
            <text:p/>
          </table:table-cell>
          <table:table-cell table:formula="of:=IF(MIN(ABS(MOD([.Z192];90)-MOD([.Z193];90));ABS(MOD([.Z193];90)-MOD([.Z192];90))) &lt; 10; MIN(ABS(MOD([.Z192];90)-MOD([.Z193];90));ABS(MOD([.Z193];90)-MOD([.Z192];90)));&quot;&quot;)" office:value-type="float" office:value="7.84285714285699" calcext:value-type="float">
            <text:p>8</text:p>
          </table:table-cell>
          <table:table-cell table:formula="of:=IF(MIN(ABS(MOD([.AA192];90)-MOD([.AA193];90));ABS(MOD([.AA193];90)-MOD([.AA192];90))) &lt; 10; MIN(ABS(MOD([.AA192];90)-MOD([.AA193];90));ABS(MOD([.AA193];90)-MOD([.AA192];90)));&quot;&quot;)" office:value-type="float" office:value="4.707142857143" calcext:value-type="float">
            <text:p>5</text:p>
          </table:table-cell>
          <table:table-cell table:formula="of:=IF(MIN(ABS(MOD([.AB192];90)-MOD([.AB193];90));ABS(MOD([.AB193];90)-MOD([.AB192];90))) &lt; 10; MIN(ABS(MOD([.AB192];90)-MOD([.AB193];90));ABS(MOD([.AB193];90)-MOD([.AB192];90)));&quot;&quot;)" office:value-type="float" office:value="1.57142857142802" calcext:value-type="float">
            <text:p>2</text:p>
          </table:table-cell>
          <table:table-cell table:formula="of:=IF(MIN(ABS(MOD([.AC192];90)-MOD([.AC193];90));ABS(MOD([.AC193];90)-MOD([.AC192];90))) &lt; 10; MIN(ABS(MOD([.AC192];90)-MOD([.AC193];90));ABS(MOD([.AC193];90)-MOD([.AC192];90)));&quot;&quot;)" office:value-type="float" office:value="1.564285714286" calcext:value-type="float">
            <text:p>2</text:p>
          </table:table-cell>
          <table:table-cell office:value-type="float" office:value="73.4" calcext:value-type="float">
            <text:p>73</text:p>
          </table:table-cell>
          <table:table-cell table:formula="of:=[.$B194]-(29*([.$B194]-[.$AD194])/28)" office:value-type="float" office:value="66.9357142857143" calcext:value-type="float">
            <text:p>67</text:p>
          </table:table-cell>
          <table:table-cell office:value-type="string" calcext:value-type="string">
            <text:p>Mercury</text:p>
          </table:table-cell>
          <table:table-cell table:style-name="ce12" table:formula="of:=[.B194]" office:value-type="float" office:value="254.4" calcext:value-type="float">
            <text:p>254.4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194]" office:value-type="float" office:value="66.9357142857143" calcext:value-type="float">
            <text:p>66.9</text:p>
          </table:table-cell>
          <table:table-cell table:style-name="ce24" table:formula="of:=MOD((([.AG193]+[.AI193])/2)+45;360)" office:value-type="float" office:value="278.723214285714" calcext:value-type="float">
            <text:p>279</text:p>
          </table:table-cell>
          <table:table-cell/>
          <table:table-cell table:style-name="ce66" office:value-type="string" calcext:value-type="string" table:number-columns-spanned="7" table:number-rows-spanned="1">
            <text:p>Aquarius</text:p>
          </table:table-cell>
          <table:covered-table-cell table:number-columns-repeated="6" table:style-name="ce36"/>
          <table:table-cell table:style-name="ce63" office:value-type="string" calcext:value-type="string" table:number-columns-spanned="9" table:number-rows-spanned="1">
            <text:p>Capricornus</text:p>
          </table:table-cell>
          <table:covered-table-cell table:number-columns-repeated="8" table:style-name="ce63"/>
          <table:table-cell table:style-name="ce64" office:value-type="string" calcext:value-type="string" table:number-columns-spanned="8" table:number-rows-spanned="1">
            <text:p>Sagittarius</text:p>
          </table:table-cell>
          <table:covered-table-cell table:number-columns-repeated="7" table:style-name="ce34"/>
          <table:table-cell table:style-name="ce65" office:value-type="string" calcext:value-type="string" table:number-columns-spanned="6" table:number-rows-spanned="1">
            <text:p>Scorpio</text:p>
          </table:table-cell>
          <table:covered-table-cell table:number-columns-repeated="5" table:style-name="ce35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192.9" calcext:value-type="float">
            <text:p>192.9</text:p>
          </table:table-cell>
          <table:table-cell table:number-columns-repeated="3"/>
          <table:table-cell table:formula="of:=[.$AD195]+(6 * ([.$B195]-[.$AD195])/7)" office:value-type="float" office:value="184.185714285714" calcext:value-type="float">
            <text:p>184</text:p>
          </table:table-cell>
          <table:table-cell table:number-columns-repeated="3"/>
          <table:table-cell table:formula="of:=[.$AD195]+(6 * ([.$B195]-[.$AD195])/7)" office:value-type="float" office:value="184.185714285714" calcext:value-type="float">
            <text:p>184</text:p>
          </table:table-cell>
          <table:table-cell table:number-columns-repeated="3"/>
          <table:table-cell table:formula="of:=[.$AD195]+(6 * ([.$B195]-[.$AD195])/7)" office:value-type="float" office:value="184.185714285714" calcext:value-type="float">
            <text:p>184</text:p>
          </table:table-cell>
          <table:table-cell table:number-columns-repeated="3"/>
          <table:table-cell table:formula="of:=[.$AD195]+(6 * ([.$B195]-[.$AD195])/7)" office:value-type="float" office:value="184.185714285714" calcext:value-type="float">
            <text:p>184</text:p>
          </table:table-cell>
          <table:table-cell table:number-columns-repeated="3"/>
          <table:table-cell table:formula="of:=[.$AD195]+(6 * ([.$B195]-[.$AD195])/7)" office:value-type="float" office:value="184.185714285714" calcext:value-type="float">
            <text:p>184</text:p>
          </table:table-cell>
          <table:table-cell table:number-columns-repeated="3"/>
          <table:table-cell table:formula="of:=[.$AD195]+(6 * ([.$B195]-[.$AD195])/7)" office:value-type="float" office:value="184.185714285714" calcext:value-type="float">
            <text:p>184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195]-(29*([.$B195]-[.$AD195])/28)" office:value-type="float" office:value="129.721428571429" calcext:value-type="float">
            <text:p>130</text:p>
          </table:table-cell>
          <table:table-cell office:value-type="string" calcext:value-type="string">
            <text:p>Venus</text:p>
          </table:table-cell>
          <table:table-cell table:style-name="ce10" table:formula="of:=[.B195]" office:value-type="float" office:value="192.9" calcext:value-type="float">
            <text:p>192.9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195]" office:value-type="float" office:value="129.721428571429" calcext:value-type="float">
            <text:p>129.7</text:p>
          </table:table-cell>
          <table:table-cell table:formula="of:=MOD((([.AG193]+[.AI193])/2)+90;360)" office:value-type="float" office:value="323.723214285714" calcext:value-type="float">
            <text:p>3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236.8" calcext:value-type="float">
            <text:p>236.8</text:p>
          </table:table-cell>
          <table:table-cell table:number-columns-repeated="3"/>
          <table:table-cell table:formula="of:=[.$AD196]+(6 * ([.$B196]-[.$AD196])/7)" office:value-type="float" office:value="236.1" calcext:value-type="float">
            <text:p>236</text:p>
          </table:table-cell>
          <table:table-cell table:number-columns-repeated="3"/>
          <table:table-cell table:formula="of:=[.$AD196]+(5 * ([.$B196]-[.$AD196])/7)" office:value-type="float" office:value="235.4" calcext:value-type="float">
            <text:p>235</text:p>
          </table:table-cell>
          <table:table-cell table:number-columns-repeated="3"/>
          <table:table-cell table:formula="of:=[.$AD196]+(4 * ([.$B196]-[.$AD196])/7)" office:value-type="float" office:value="234.7" calcext:value-type="float">
            <text:p>235</text:p>
          </table:table-cell>
          <table:table-cell table:number-columns-repeated="3"/>
          <table:table-cell table:formula="of:=[.$AD196]+(3 * ([.$B196]-[.$AD196])/7)" office:value-type="float" office:value="234" calcext:value-type="float">
            <text:p>234</text:p>
          </table:table-cell>
          <table:table-cell table:number-columns-repeated="3"/>
          <table:table-cell table:formula="of:=[.$AD196]+(2 * ([.$B196]-[.$AD196])/7)" office:value-type="float" office:value="233.3" calcext:value-type="float">
            <text:p>233</text:p>
          </table:table-cell>
          <table:table-cell table:number-columns-repeated="3"/>
          <table:table-cell table:formula="of:=[.$AD196]+(1*([.$B196]-[.$AD196])/7)" office:value-type="float" office:value="232.6" calcext:value-type="float">
            <text:p>233</text:p>
          </table:table-cell>
          <table:table-cell table:number-columns-repeated="3"/>
          <table:table-cell table:formula="of:=[.B187]" office:value-type="float" office:value="231.9" calcext:value-type="float">
            <text:p>232</text:p>
          </table:table-cell>
          <table:table-cell table:formula="of:=[.$B196]-(29*([.$B196]-[.$AD196])/28)" office:value-type="float" office:value="231.725" calcext:value-type="float">
            <text:p>232</text:p>
          </table:table-cell>
          <table:table-cell office:value-type="string" calcext:value-type="string">
            <text:p>Mars</text:p>
          </table:table-cell>
          <table:table-cell table:style-name="ce13" table:formula="of:=[.B196]" office:value-type="float" office:value="236.8" calcext:value-type="float">
            <text:p>236.8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196]" office:value-type="float" office:value="231.725" calcext:value-type="float">
            <text:p>231.7</text:p>
          </table:table-cell>
          <table:table-cell table:style-name="ce24" table:formula="of:=MOD((([.AG193]+[.AI193])/2)+135;360)" office:value-type="float" office:value="8.72321428571428" calcext:value-type="float">
            <text:p>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38.3" calcext:value-type="float">
            <text:p>38.3</text:p>
          </table:table-cell>
          <table:table-cell table:number-columns-repeated="3"/>
          <table:table-cell table:formula="of:=[.$AD197]+(6 * ([.$B197]-[.$AD197])/7)" office:value-type="float" office:value="38.4285714285714" calcext:value-type="float">
            <text:p>38</text:p>
          </table:table-cell>
          <table:table-cell table:number-columns-repeated="3"/>
          <table:table-cell table:formula="of:=[.$AD197]+(5 * ([.$B197]-[.$AD197])/7)" office:value-type="float" office:value="38.5571428571429" calcext:value-type="float">
            <text:p>39</text:p>
          </table:table-cell>
          <table:table-cell table:number-columns-repeated="3"/>
          <table:table-cell table:formula="of:=[.$AD197]+(4 * ([.$B197]-[.$AD197])/7)" office:value-type="float" office:value="38.6857142857143" calcext:value-type="float">
            <text:p>39</text:p>
          </table:table-cell>
          <table:table-cell table:number-columns-repeated="3"/>
          <table:table-cell table:formula="of:=[.$AD197]+(3 * ([.$B197]-[.$AD197])/7)" office:value-type="float" office:value="38.8142857142857" calcext:value-type="float">
            <text:p>39</text:p>
          </table:table-cell>
          <table:table-cell table:number-columns-repeated="3"/>
          <table:table-cell table:formula="of:=[.$AD197]+(2 * ([.$B197]-[.$AD197])/7)" office:value-type="float" office:value="38.9428571428571" calcext:value-type="float">
            <text:p>39</text:p>
          </table:table-cell>
          <table:table-cell table:number-columns-repeated="3"/>
          <table:table-cell table:formula="of:=[.$AD197]+(1*([.$B197]-[.$AD197])/7)" office:value-type="float" office:value="39.0714285714286" calcext:value-type="float">
            <text:p>39</text:p>
          </table:table-cell>
          <table:table-cell table:number-columns-repeated="3"/>
          <table:table-cell table:formula="of:=[.B188]" office:value-type="float" office:value="39.2" calcext:value-type="float">
            <text:p>39</text:p>
          </table:table-cell>
          <table:table-cell table:formula="of:=[.$B197]-(29*([.$B197]-[.$AD197])/28)" office:value-type="float" office:value="39.2321428571429" calcext:value-type="float">
            <text:p>39</text:p>
          </table:table-cell>
          <table:table-cell office:value-type="string" calcext:value-type="string">
            <text:p>Jupiter</text:p>
          </table:table-cell>
          <table:table-cell table:style-name="ce11" table:formula="of:=[.B197]" office:value-type="float" office:value="38.3" calcext:value-type="float">
            <text:p>38.3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197]" office:value-type="float" office:value="39.2321428571429" calcext:value-type="float">
            <text:p>39.2</text:p>
          </table:table-cell>
          <table:table-cell table:formula="of:=MOD((([.AG193]+[.AI193])/2)+180;360)" office:value-type="float" office:value="53.7232142857143" calcext:value-type="float">
            <text:p>5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0.7" calcext:value-type="float">
            <text:p>330.7</text:p>
          </table:table-cell>
          <table:table-cell table:number-columns-repeated="3"/>
          <table:table-cell table:formula="of:=[.$AD198]+(6 * ([.$B198]-[.$AD198])/7)" office:value-type="float" office:value="330.685714285714" calcext:value-type="float">
            <text:p>331</text:p>
          </table:table-cell>
          <table:table-cell table:number-columns-repeated="3"/>
          <table:table-cell table:formula="of:=[.$AD198]+(5 * ([.$B198]-[.$AD198])/7)" office:value-type="float" office:value="330.671428571429" calcext:value-type="float">
            <text:p>331</text:p>
          </table:table-cell>
          <table:table-cell table:number-columns-repeated="3"/>
          <table:table-cell table:formula="of:=[.$AD198]+(4 * ([.$B198]-[.$AD198])/7)" office:value-type="float" office:value="330.657142857143" calcext:value-type="float">
            <text:p>331</text:p>
          </table:table-cell>
          <table:table-cell table:number-columns-repeated="3"/>
          <table:table-cell table:formula="of:=[.$AD198]+(3 * ([.$B198]-[.$AD198])/7)" office:value-type="float" office:value="330.642857142857" calcext:value-type="float">
            <text:p>331</text:p>
          </table:table-cell>
          <table:table-cell table:number-columns-repeated="3"/>
          <table:table-cell table:formula="of:=[.$AD198]+(2 * ([.$B198]-[.$AD198])/7)" office:value-type="float" office:value="330.628571428571" calcext:value-type="float">
            <text:p>331</text:p>
          </table:table-cell>
          <table:table-cell table:number-columns-repeated="3"/>
          <table:table-cell table:formula="of:=[.$AD198]+(1*([.$B198]-[.$AD198])/7)" office:value-type="float" office:value="330.614285714286" calcext:value-type="float">
            <text:p>331</text:p>
          </table:table-cell>
          <table:table-cell table:number-columns-repeated="3"/>
          <table:table-cell table:formula="of:=[.B189]" office:value-type="float" office:value="330.6" calcext:value-type="float">
            <text:p>331</text:p>
          </table:table-cell>
          <table:table-cell table:formula="of:=[.$B198]-(29*([.$B198]-[.$AD198])/28)" office:value-type="float" office:value="330.596428571429" calcext:value-type="float">
            <text:p>331</text:p>
          </table:table-cell>
          <table:table-cell office:value-type="string" calcext:value-type="string">
            <text:p>Saturn</text:p>
          </table:table-cell>
          <table:table-cell table:style-name="ce9" table:formula="of:=[.B198]" office:value-type="float" office:value="330.7" calcext:value-type="float">
            <text:p>330.7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198]" office:value-type="float" office:value="330.596428571429" calcext:value-type="float">
            <text:p>330.6</text:p>
          </table:table-cell>
          <table:table-cell table:style-name="ce24" table:formula="of:=MOD((([.AG193]+[.AI193])/2)+225;360)" office:value-type="float" office:value="98.7232142857143" calcext:value-type="float">
            <text:p>99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193]+[.AI193])/2)+270;360)" office:value-type="float" office:value="143.723214285714" calcext:value-type="float">
            <text:p>144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200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J200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N200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R200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V200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Z200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AD200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table:formula="of:=[.B191]" office:value-type="float" office:value="20" calcext:value-type="float">
            <text:p>20</text:p>
          </table:table-cell>
          <table:table-cell table:style-name="ce30"/>
          <table:table-cell table:number-columns-repeated="4"/>
          <table:table-cell table:style-name="ce24" table:formula="of:=MOD((([.AG193]+[.AI193])/2)+315;360)" office:value-type="float" office:value="188.723214285714" calcext:value-type="float">
            <text:p>189</text:p>
          </table:table-cell>
          <table:table-cell/>
          <table:table-cell table:style-name="ce3" table:formula="of:=[.AP200]+1" office:value-type="float" office:value="27" calcext:value-type="float">
            <text:p>27</text:p>
          </table:table-cell>
          <table:table-cell table:style-name="ce30"/>
          <table:table-cell table:style-name="ce31"/>
          <table:table-cell table:style-name="ce30"/>
          <table:table-cell table:style-name="ce3" table:formula="of:=[.AT200]+1" office:value-type="float" office:value="26" calcext:value-type="float">
            <text:p>26</text:p>
          </table:table-cell>
          <table:table-cell table:style-name="ce30"/>
          <table:table-cell table:style-name="ce31"/>
          <table:table-cell table:style-name="ce30"/>
          <table:table-cell table:style-name="ce3" table:formula="of:=[.AX200]+1" office:value-type="float" office:value="25" calcext:value-type="float">
            <text:p>25</text:p>
          </table:table-cell>
          <table:table-cell table:style-name="ce30"/>
          <table:table-cell table:style-name="ce31"/>
          <table:table-cell table:style-name="ce30"/>
          <table:table-cell table:style-name="ce3" table:formula="of:=[.BB200]+1" office:value-type="float" office:value="24" calcext:value-type="float">
            <text:p>24</text:p>
          </table:table-cell>
          <table:table-cell table:style-name="ce30"/>
          <table:table-cell table:style-name="ce31"/>
          <table:table-cell table:style-name="ce30"/>
          <table:table-cell table:style-name="ce3" table:formula="of:=[.BF200]+1" office:value-type="float" office:value="23" calcext:value-type="float">
            <text:p>23</text:p>
          </table:table-cell>
          <table:table-cell table:style-name="ce30"/>
          <table:table-cell table:style-name="ce31"/>
          <table:table-cell table:style-name="ce30"/>
          <table:table-cell table:style-name="ce3" table:formula="of:=[.BJ200]+1" office:value-type="float" office:value="22" calcext:value-type="float">
            <text:p>22</text:p>
          </table:table-cell>
          <table:table-cell table:style-name="ce30"/>
          <table:table-cell table:style-name="ce31"/>
          <table:table-cell table:style-name="ce30"/>
          <table:table-cell table:style-name="ce3" table:formula="of:=[.BN200]+1" office:value-type="float" office:value="21" calcext:value-type="float">
            <text:p>21</text:p>
          </table:table-cell>
          <table:table-cell table:style-name="ce30"/>
          <table:table-cell table:style-name="ce31"/>
          <table:table-cell table:style-name="ce30"/>
          <table:table-cell table:style-name="ce3" table:formula="of:=[.AL191]" office:value-type="float" office:value="20" calcext:value-type="float">
            <text:p>20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59.2" calcext:value-type="float">
            <text:p>59.2</text:p>
          </table:table-cell>
          <table:table-cell table:formula="of:=MOD(720+([.$B201]-(1*MOD(720+[.$B201]-[.$AD201];360)/28)); 360)" office:value-type="float" office:value="55.675" calcext:value-type="float">
            <text:p>56</text:p>
          </table:table-cell>
          <table:table-cell table:formula="of:=MOD(720+([.$B201]-(2*MOD(720+[.$B201]-[.$AD201];360)/28)); 360)" office:value-type="float" office:value="52.15" calcext:value-type="float">
            <text:p>52</text:p>
          </table:table-cell>
          <table:table-cell table:formula="of:=MOD(720+([.$B201]-(3*MOD(720+[.$B201]-[.$AD201];360)/28)); 360)" office:value-type="float" office:value="48.625" calcext:value-type="float">
            <text:p>49</text:p>
          </table:table-cell>
          <table:table-cell table:formula="of:=MOD(720+([.$B201]-(4*MOD(720+[.$B201]-[.$AD201];360)/28)); 360)" office:value-type="float" office:value="45.1" calcext:value-type="float">
            <text:p>45</text:p>
          </table:table-cell>
          <table:table-cell table:formula="of:=MOD(720+([.$B201]-(5*MOD(720+[.$B201]-[.$AD201];360)/28)); 360)" office:value-type="float" office:value="41.575" calcext:value-type="float">
            <text:p>42</text:p>
          </table:table-cell>
          <table:table-cell table:formula="of:=MOD(720+([.$B201]-(6*MOD(720+[.$B201]-[.$AD201];360)/28)); 360)" office:value-type="float" office:value="38.05" calcext:value-type="float">
            <text:p>38</text:p>
          </table:table-cell>
          <table:table-cell table:formula="of:=MOD(720+([.$B201]-(7*MOD(720+[.$B201]-[.$AD201];360)/28)); 360)" office:value-type="float" office:value="34.525" calcext:value-type="float">
            <text:p>35</text:p>
          </table:table-cell>
          <table:table-cell table:formula="of:=MOD(720+([.$B201]-(8*MOD(720+[.$B201]-[.$AD201];360)/28)); 360)" office:value-type="float" office:value="31" calcext:value-type="float">
            <text:p>31</text:p>
          </table:table-cell>
          <table:table-cell table:formula="of:=MOD(720+([.$B201]-(9*MOD(720+[.$B201]-[.$AD201];360)/28)); 360)" office:value-type="float" office:value="27.475" calcext:value-type="float">
            <text:p>27</text:p>
          </table:table-cell>
          <table:table-cell table:formula="of:=MOD(720+([.$B201]-(10*MOD(720+[.$B201]-[.$AD201];360)/28)); 360)" office:value-type="float" office:value="23.95" calcext:value-type="float">
            <text:p>24</text:p>
          </table:table-cell>
          <table:table-cell table:formula="of:=MOD(720+([.$B201]-(11*MOD(720+[.$B201]-[.$AD201];360)/28)); 360)" office:value-type="float" office:value="20.425" calcext:value-type="float">
            <text:p>20</text:p>
          </table:table-cell>
          <table:table-cell table:formula="of:=MOD(720+([.$B201]-(12*MOD(720+[.$B201]-[.$AD201];360)/28)); 360)" office:value-type="float" office:value="16.9" calcext:value-type="float">
            <text:p>17</text:p>
          </table:table-cell>
          <table:table-cell table:formula="of:=MOD(720+([.$B201]-(13*MOD(720+[.$B201]-[.$AD201];360)/28)); 360)" office:value-type="float" office:value="13.375" calcext:value-type="float">
            <text:p>13</text:p>
          </table:table-cell>
          <table:table-cell table:formula="of:=MOD(720+([.$B201]-(14*MOD(720+[.$B201]-[.$AD201];360)/28)); 360)" office:value-type="float" office:value="9.85000000000002" calcext:value-type="float">
            <text:p>10</text:p>
          </table:table-cell>
          <table:table-cell table:formula="of:=MOD(720+([.$B201]-(15*MOD(720+[.$B201]-[.$AD201];360)/28)); 360)" office:value-type="float" office:value="6.32499999999993" calcext:value-type="float">
            <text:p>6</text:p>
          </table:table-cell>
          <table:table-cell table:formula="of:=MOD(720+([.$B201]-(16*MOD(720+[.$B201]-[.$AD201];360)/28)); 360)" office:value-type="float" office:value="2.79999999999995" calcext:value-type="float">
            <text:p>3</text:p>
          </table:table-cell>
          <table:table-cell table:formula="of:=MOD(720+([.$B201]-(17*MOD(720+[.$B201]-[.$AD201];360)/28)); 360)" office:value-type="float" office:value="359.275" calcext:value-type="float">
            <text:p>359</text:p>
          </table:table-cell>
          <table:table-cell table:formula="of:=MOD(720+([.$B201]-(18*MOD(720+[.$B201]-[.$AD201];360)/28)); 360)" office:value-type="float" office:value="355.75" calcext:value-type="float">
            <text:p>356</text:p>
          </table:table-cell>
          <table:table-cell table:formula="of:=MOD(720+([.$B201]-(19*MOD(720+[.$B201]-[.$AD201];360)/28)); 360)" office:value-type="float" office:value="352.225" calcext:value-type="float">
            <text:p>352</text:p>
          </table:table-cell>
          <table:table-cell table:formula="of:=MOD(720+([.$B201]-(20*MOD(720+[.$B201]-[.$AD201];360)/28)); 360)" office:value-type="float" office:value="348.7" calcext:value-type="float">
            <text:p>349</text:p>
          </table:table-cell>
          <table:table-cell table:formula="of:=MOD(720+([.$B201]-(21*MOD(720+[.$B201]-[.$AD201];360)/28)); 360)" office:value-type="float" office:value="345.175" calcext:value-type="float">
            <text:p>345</text:p>
          </table:table-cell>
          <table:table-cell table:formula="of:=MOD(720+([.$B201]-(22*MOD(720+[.$B201]-[.$AD201];360)/28)); 360)" office:value-type="float" office:value="341.65" calcext:value-type="float">
            <text:p>342</text:p>
          </table:table-cell>
          <table:table-cell table:formula="of:=MOD(720+([.$B201]-(23*MOD(720+[.$B201]-[.$AD201];360)/28)); 360)" office:value-type="float" office:value="338.125" calcext:value-type="float">
            <text:p>338</text:p>
          </table:table-cell>
          <table:table-cell table:formula="of:=MOD(720+([.$B201]-(24*MOD(720+[.$B201]-[.$AD201];360)/28)); 360)" office:value-type="float" office:value="334.6" calcext:value-type="float">
            <text:p>335</text:p>
          </table:table-cell>
          <table:table-cell table:formula="of:=MOD(720+([.$B201]-(25*MOD(720+[.$B201]-[.$AD201];360)/28)); 360)" office:value-type="float" office:value="331.075" calcext:value-type="float">
            <text:p>331</text:p>
          </table:table-cell>
          <table:table-cell table:formula="of:=MOD(720+([.$B201]-(26*MOD(720+[.$B201]-[.$AD201];360)/28)); 360)" office:value-type="float" office:value="327.55" calcext:value-type="float">
            <text:p>328</text:p>
          </table:table-cell>
          <table:table-cell table:formula="of:=MOD(720+([.$B201]-(27*MOD(720+[.$B201]-[.$AD201];360)/28)); 360)" office:value-type="float" office:value="324.025" calcext:value-type="float">
            <text:p>324</text:p>
          </table:table-cell>
          <table:table-cell table:formula="of:=[.$B192]" office:value-type="float" office:value="320.5" calcext:value-type="float">
            <text:p>321</text:p>
          </table:table-cell>
          <table:table-cell table:formula="of:=MOD(720+([.$B201]-(29*MOD(720+[.$B201]-[.$AD201];360)/28)); 360)" office:value-type="float" office:value="316.975" calcext:value-type="float">
            <text:p>317</text:p>
          </table:table-cell>
          <table:table-cell office:value-type="string" calcext:value-type="string">
            <text:p>Moon</text:p>
          </table:table-cell>
          <table:table-cell table:style-name="ce3" table:formula="of:=[.B201]" office:value-type="float" office:value="59.2" calcext:value-type="float">
            <text:p>59.2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201]" office:value-type="float" office:value="316.975" calcext:value-type="float">
            <text:p>317.0</text:p>
          </table:table-cell>
          <table:table-cell table:style-name="ce16" table:formula="of:=MOD(360+[.AG201]-[.AI201];360)" office:value-type="float" office:value="102.225" calcext:value-type="float">
            <text:p>102.2</text:p>
          </table:table-cell>
          <table:table-cell/>
          <table:table-cell table:style-name="ce26" table:formula="of:=[.B201]" office:value-type="float" office:value="59.2" calcext:value-type="float">
            <text:p>59</text:p>
          </table:table-cell>
          <table:table-cell table:style-name="ce26" table:formula="of:=[.C201]" office:value-type="float" office:value="55.675" calcext:value-type="float">
            <text:p>56</text:p>
          </table:table-cell>
          <table:table-cell table:style-name="ce26" table:formula="of:=[.D201]" office:value-type="float" office:value="52.15" calcext:value-type="float">
            <text:p>52</text:p>
          </table:table-cell>
          <table:table-cell table:style-name="ce26" table:formula="of:=[.E201]" office:value-type="float" office:value="48.625" calcext:value-type="float">
            <text:p>49</text:p>
          </table:table-cell>
          <table:table-cell table:style-name="ce26" table:formula="of:=[.F201]" office:value-type="float" office:value="45.1" calcext:value-type="float">
            <text:p>45</text:p>
          </table:table-cell>
          <table:table-cell table:style-name="ce26" table:formula="of:=[.G201]" office:value-type="float" office:value="41.575" calcext:value-type="float">
            <text:p>42</text:p>
          </table:table-cell>
          <table:table-cell table:style-name="ce26" table:formula="of:=[.H201]" office:value-type="float" office:value="38.05" calcext:value-type="float">
            <text:p>38</text:p>
          </table:table-cell>
          <table:table-cell table:style-name="ce26" table:formula="of:=[.I201]" office:value-type="float" office:value="34.525" calcext:value-type="float">
            <text:p>35</text:p>
          </table:table-cell>
          <table:table-cell table:style-name="ce26" table:formula="of:=[.J201]" office:value-type="float" office:value="31" calcext:value-type="float">
            <text:p>31</text:p>
          </table:table-cell>
          <table:table-cell table:style-name="ce26" table:formula="of:=[.K201]" office:value-type="float" office:value="27.475" calcext:value-type="float">
            <text:p>27</text:p>
          </table:table-cell>
          <table:table-cell table:style-name="ce26" table:formula="of:=[.L201]" office:value-type="float" office:value="23.95" calcext:value-type="float">
            <text:p>24</text:p>
          </table:table-cell>
          <table:table-cell table:style-name="ce26" table:formula="of:=[.M201]" office:value-type="float" office:value="20.425" calcext:value-type="float">
            <text:p>20</text:p>
          </table:table-cell>
          <table:table-cell table:style-name="ce26" table:formula="of:=[.N201]" office:value-type="float" office:value="16.9" calcext:value-type="float">
            <text:p>17</text:p>
          </table:table-cell>
          <table:table-cell table:style-name="ce26" table:formula="of:=[.O201]" office:value-type="float" office:value="13.375" calcext:value-type="float">
            <text:p>13</text:p>
          </table:table-cell>
          <table:table-cell table:style-name="ce26" table:formula="of:=[.P201]" office:value-type="float" office:value="9.85000000000002" calcext:value-type="float">
            <text:p>10</text:p>
          </table:table-cell>
          <table:table-cell table:style-name="ce26" table:formula="of:=[.Q201]" office:value-type="float" office:value="6.32499999999993" calcext:value-type="float">
            <text:p>6</text:p>
          </table:table-cell>
          <table:table-cell table:style-name="ce26" table:formula="of:=[.R201]" office:value-type="float" office:value="2.79999999999995" calcext:value-type="float">
            <text:p>3</text:p>
          </table:table-cell>
          <table:table-cell table:style-name="ce26" table:formula="of:=[.S201]" office:value-type="float" office:value="359.275" calcext:value-type="float">
            <text:p>359</text:p>
          </table:table-cell>
          <table:table-cell table:style-name="ce26" table:formula="of:=[.T201]" office:value-type="float" office:value="355.75" calcext:value-type="float">
            <text:p>356</text:p>
          </table:table-cell>
          <table:table-cell table:style-name="ce26" table:formula="of:=[.U201]" office:value-type="float" office:value="352.225" calcext:value-type="float">
            <text:p>352</text:p>
          </table:table-cell>
          <table:table-cell table:style-name="ce26" table:formula="of:=[.V201]" office:value-type="float" office:value="348.7" calcext:value-type="float">
            <text:p>349</text:p>
          </table:table-cell>
          <table:table-cell table:style-name="ce26" table:formula="of:=[.W201]" office:value-type="float" office:value="345.175" calcext:value-type="float">
            <text:p>345</text:p>
          </table:table-cell>
          <table:table-cell table:style-name="ce26" table:formula="of:=[.X201]" office:value-type="float" office:value="341.65" calcext:value-type="float">
            <text:p>342</text:p>
          </table:table-cell>
          <table:table-cell table:style-name="ce26" table:formula="of:=[.Y201]" office:value-type="float" office:value="338.125" calcext:value-type="float">
            <text:p>338</text:p>
          </table:table-cell>
          <table:table-cell table:style-name="ce33" table:formula="of:=[.Z201]" office:value-type="float" office:value="334.6" calcext:value-type="float">
            <text:p>335</text:p>
          </table:table-cell>
          <table:table-cell table:style-name="ce33" table:formula="of:=[.AA201]" office:value-type="float" office:value="331.075" calcext:value-type="float">
            <text:p>331</text:p>
          </table:table-cell>
          <table:table-cell table:style-name="ce26" table:formula="of:=[.AB201]" office:value-type="float" office:value="327.55" calcext:value-type="float">
            <text:p>328</text:p>
          </table:table-cell>
          <table:table-cell table:style-name="ce26" table:formula="of:=[.AC201]" office:value-type="float" office:value="324.025" calcext:value-type="float">
            <text:p>324</text:p>
          </table:table-cell>
          <table:table-cell table:style-name="ce26" table:formula="of:=[.AD201]" office:value-type="float" office:value="320.5" calcext:value-type="float">
            <text:p>321</text:p>
          </table:table-cell>
          <table:table-cell table:style-name="ce26" table:formula="of:=[.AE201]" office:value-type="float" office:value="316.975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44.4" calcext:value-type="float">
            <text:p>244.4</text:p>
          </table:table-cell>
          <table:table-cell table:formula="of:=MOD(720+([.$B202]-(1*MOD(720+[.$B202]-[.$AD202];360)/28)); 360)" office:value-type="float" office:value="244.15" calcext:value-type="float">
            <text:p>244</text:p>
          </table:table-cell>
          <table:table-cell table:formula="of:=MOD(720+([.$B202]-(2*MOD(720+[.$B202]-[.$AD202];360)/28)); 360)" office:value-type="float" office:value="243.9" calcext:value-type="float">
            <text:p>244</text:p>
          </table:table-cell>
          <table:table-cell table:formula="of:=MOD(720+([.$B202]-(3*MOD(720+[.$B202]-[.$AD202];360)/28)); 360)" office:value-type="float" office:value="243.65" calcext:value-type="float">
            <text:p>244</text:p>
          </table:table-cell>
          <table:table-cell table:formula="of:=MOD(720+([.$B202]-(4*MOD(720+[.$B202]-[.$AD202];360)/28)); 360)" office:value-type="float" office:value="243.4" calcext:value-type="float">
            <text:p>243</text:p>
          </table:table-cell>
          <table:table-cell table:formula="of:=MOD(720+([.$B202]-(5*MOD(720+[.$B202]-[.$AD202];360)/28)); 360)" office:value-type="float" office:value="243.15" calcext:value-type="float">
            <text:p>243</text:p>
          </table:table-cell>
          <table:table-cell table:formula="of:=MOD(720+([.$B202]-(6*MOD(720+[.$B202]-[.$AD202];360)/28)); 360)" office:value-type="float" office:value="242.9" calcext:value-type="float">
            <text:p>243</text:p>
          </table:table-cell>
          <table:table-cell table:formula="of:=MOD(720+([.$B202]-(7*MOD(720+[.$B202]-[.$AD202];360)/28)); 360)" office:value-type="float" office:value="242.65" calcext:value-type="float">
            <text:p>243</text:p>
          </table:table-cell>
          <table:table-cell table:formula="of:=MOD(720+([.$B202]-(8*MOD(720+[.$B202]-[.$AD202];360)/28)); 360)" office:value-type="float" office:value="242.4" calcext:value-type="float">
            <text:p>242</text:p>
          </table:table-cell>
          <table:table-cell table:formula="of:=MOD(720+([.$B202]-(9*MOD(720+[.$B202]-[.$AD202];360)/28)); 360)" office:value-type="float" office:value="242.15" calcext:value-type="float">
            <text:p>242</text:p>
          </table:table-cell>
          <table:table-cell table:formula="of:=MOD(720+([.$B202]-(10*MOD(720+[.$B202]-[.$AD202];360)/28)); 360)" office:value-type="float" office:value="241.9" calcext:value-type="float">
            <text:p>242</text:p>
          </table:table-cell>
          <table:table-cell table:formula="of:=MOD(720+([.$B202]-(11*MOD(720+[.$B202]-[.$AD202];360)/28)); 360)" office:value-type="float" office:value="241.65" calcext:value-type="float">
            <text:p>242</text:p>
          </table:table-cell>
          <table:table-cell table:formula="of:=MOD(720+([.$B202]-(12*MOD(720+[.$B202]-[.$AD202];360)/28)); 360)" office:value-type="float" office:value="241.4" calcext:value-type="float">
            <text:p>241</text:p>
          </table:table-cell>
          <table:table-cell table:formula="of:=MOD(720+([.$B202]-(13*MOD(720+[.$B202]-[.$AD202];360)/28)); 360)" office:value-type="float" office:value="241.15" calcext:value-type="float">
            <text:p>241</text:p>
          </table:table-cell>
          <table:table-cell table:formula="of:=MOD(720+([.$B202]-(14*MOD(720+[.$B202]-[.$AD202];360)/28)); 360)" office:value-type="float" office:value="240.9" calcext:value-type="float">
            <text:p>241</text:p>
          </table:table-cell>
          <table:table-cell table:formula="of:=MOD(720+([.$B202]-(15*MOD(720+[.$B202]-[.$AD202];360)/28)); 360)" office:value-type="float" office:value="240.65" calcext:value-type="float">
            <text:p>241</text:p>
          </table:table-cell>
          <table:table-cell table:formula="of:=MOD(720+([.$B202]-(16*MOD(720+[.$B202]-[.$AD202];360)/28)); 360)" office:value-type="float" office:value="240.4" calcext:value-type="float">
            <text:p>240</text:p>
          </table:table-cell>
          <table:table-cell table:formula="of:=MOD(720+([.$B202]-(17*MOD(720+[.$B202]-[.$AD202];360)/28)); 360)" office:value-type="float" office:value="240.15" calcext:value-type="float">
            <text:p>240</text:p>
          </table:table-cell>
          <table:table-cell table:formula="of:=MOD(720+([.$B202]-(18*MOD(720+[.$B202]-[.$AD202];360)/28)); 360)" office:value-type="float" office:value="239.9" calcext:value-type="float">
            <text:p>240</text:p>
          </table:table-cell>
          <table:table-cell table:formula="of:=MOD(720+([.$B202]-(19*MOD(720+[.$B202]-[.$AD202];360)/28)); 360)" office:value-type="float" office:value="239.65" calcext:value-type="float">
            <text:p>240</text:p>
          </table:table-cell>
          <table:table-cell table:formula="of:=MOD(720+([.$B202]-(20*MOD(720+[.$B202]-[.$AD202];360)/28)); 360)" office:value-type="float" office:value="239.4" calcext:value-type="float">
            <text:p>239</text:p>
          </table:table-cell>
          <table:table-cell table:formula="of:=MOD(720+([.$B202]-(21*MOD(720+[.$B202]-[.$AD202];360)/28)); 360)" office:value-type="float" office:value="239.15" calcext:value-type="float">
            <text:p>239</text:p>
          </table:table-cell>
          <table:table-cell table:formula="of:=MOD(720+([.$B202]-(22*MOD(720+[.$B202]-[.$AD202];360)/28)); 360)" office:value-type="float" office:value="238.9" calcext:value-type="float">
            <text:p>239</text:p>
          </table:table-cell>
          <table:table-cell table:formula="of:=MOD(720+([.$B202]-(23*MOD(720+[.$B202]-[.$AD202];360)/28)); 360)" office:value-type="float" office:value="238.65" calcext:value-type="float">
            <text:p>239</text:p>
          </table:table-cell>
          <table:table-cell table:formula="of:=MOD(720+([.$B202]-(24*MOD(720+[.$B202]-[.$AD202];360)/28)); 360)" office:value-type="float" office:value="238.4" calcext:value-type="float">
            <text:p>238</text:p>
          </table:table-cell>
          <table:table-cell table:formula="of:=MOD(720+([.$B202]-(25*MOD(720+[.$B202]-[.$AD202];360)/28)); 360)" office:value-type="float" office:value="238.15" calcext:value-type="float">
            <text:p>238</text:p>
          </table:table-cell>
          <table:table-cell table:formula="of:=MOD(720+([.$B202]-(26*MOD(720+[.$B202]-[.$AD202];360)/28)); 360)" office:value-type="float" office:value="237.9" calcext:value-type="float">
            <text:p>238</text:p>
          </table:table-cell>
          <table:table-cell table:formula="of:=MOD(720+([.$B202]-(27*MOD(720+[.$B202]-[.$AD202];360)/28)); 360)" office:value-type="float" office:value="237.65" calcext:value-type="float">
            <text:p>238</text:p>
          </table:table-cell>
          <table:table-cell table:formula="of:=[.B193]" office:value-type="float" office:value="237.4" calcext:value-type="float">
            <text:p>237</text:p>
          </table:table-cell>
          <table:table-cell table:formula="of:=[.$B202]-(29*([.$B202]-[.$AD202])/28)" office:value-type="float" office:value="237.15" calcext:value-type="float">
            <text:p>237</text:p>
          </table:table-cell>
          <table:table-cell office:value-type="string" calcext:value-type="string">
            <text:p>Sun</text:p>
          </table:table-cell>
          <table:table-cell table:style-name="ce15" table:formula="of:=[.B202]" office:value-type="float" office:value="244.4" calcext:value-type="float">
            <text:p>244.4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202]" office:value-type="float" office:value="237.15" calcext:value-type="float">
            <text:p>237.2</text:p>
          </table:table-cell>
          <table:table-cell table:formula="of:=MOD((([.AG202]+[.AI202])/2)+0;360)" office:value-type="float" office:value="240.775" calcext:value-type="float">
            <text:p>241</text:p>
          </table:table-cell>
          <table:table-cell/>
          <table:table-cell table:style-name="ce25" table:number-columns-repeated="6"/>
          <table:table-cell table:style-name="ce41" office:value-type="string" calcext:value-type="string" table:number-columns-spanned="2" table:number-rows-spanned="1">
            <text:p>Jupiter</text:p>
          </table:table-cell>
          <table:covered-table-cell table:style-name="ce41" office:value-type="string" calcext:value-type="string">
            <text:p>Jupiter</text:p>
          </table:covered-table-cell>
          <table:table-cell table:style-name="ce25" table:number-columns-repeated="17"/>
          <table:table-cell table:style-name="ce39" office:value-type="string" calcext:value-type="string" table:number-columns-spanned="2" table:number-rows-spanned="1">
            <text:p>Saturn</text:p>
          </table:table-cell>
          <table:covered-table-cell table:style-name="ce39" office:value-type="string" calcext:value-type="string">
            <text:p>Saturn</text:p>
          </table:covered-table-cell>
          <table:table-cell table:style-name="ce2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64.1" calcext:value-type="float">
            <text:p>264.1</text:p>
          </table:table-cell>
          <table:table-cell table:formula="of:=IF(MIN(ABS(MOD([.C201];90)-MOD([.C202];90));ABS(MOD([.C202];90)-MOD([.C201];90))) &lt; 10; MIN(ABS(MOD([.C201];90)-MOD([.C202];90));ABS(MOD([.C202];90)-MOD([.C201];90)));&quot;&quot;)" office:value-type="float" office:value="8.47500000000001" calcext:value-type="float">
            <text:p>8</text:p>
          </table:table-cell>
          <table:table-cell table:formula="of:=IF(MIN(ABS(MOD([.D201];90)-MOD([.D202];90));ABS(MOD([.D202];90)-MOD([.D201];90))) &lt; 10; MIN(ABS(MOD([.D201];90)-MOD([.D202];90));ABS(MOD([.D202];90)-MOD([.D201];90)));&quot;&quot;)">
            <text:p/>
          </table:table-cell>
          <table:table-cell table:formula="of:=IF(MIN(ABS(MOD([.E201];90)-MOD([.E202];90));ABS(MOD([.E202];90)-MOD([.E201];90))) &lt; 10; MIN(ABS(MOD([.E201];90)-MOD([.E202];90));ABS(MOD([.E202];90)-MOD([.E201];90)));&quot;&quot;)">
            <text:p/>
          </table:table-cell>
          <table:table-cell table:formula="of:=IF(MIN(ABS(MOD([.F201];90)-MOD([.F202];90));ABS(MOD([.F202];90)-MOD([.F201];90))) &lt; 10; MIN(ABS(MOD([.F201];90)-MOD([.F202];90));ABS(MOD([.F202];90)-MOD([.F201];90)));&quot;&quot;)">
            <text:p/>
          </table:table-cell>
          <table:table-cell table:formula="of:=IF(MIN(ABS(MOD([.G201];90)-MOD([.G202];90));ABS(MOD([.G202];90)-MOD([.G201];90))) &lt; 10; MIN(ABS(MOD([.G201];90)-MOD([.G202];90));ABS(MOD([.G202];90)-MOD([.G201];90)));&quot;&quot;)">
            <text:p/>
          </table:table-cell>
          <table:table-cell table:formula="of:=IF(MIN(ABS(MOD([.H201];90)-MOD([.H202];90));ABS(MOD([.H202];90)-MOD([.H201];90))) &lt; 10; MIN(ABS(MOD([.H201];90)-MOD([.H202];90));ABS(MOD([.H202];90)-MOD([.H201];90)));&quot;&quot;)">
            <text:p/>
          </table:table-cell>
          <table:table-cell table:formula="of:=IF(MIN(ABS(MOD([.I201];90)-MOD([.I202];90));ABS(MOD([.I202];90)-MOD([.I201];90))) &lt; 10; MIN(ABS(MOD([.I201];90)-MOD([.I202];90));ABS(MOD([.I202];90)-MOD([.I201];90)));&quot;&quot;)">
            <text:p/>
          </table:table-cell>
          <table:table-cell table:formula="of:=IF(MIN(ABS(MOD([.J201];90)-MOD([.J202];90));ABS(MOD([.J202];90)-MOD([.J201];90))) &lt; 10; MIN(ABS(MOD([.J201];90)-MOD([.J202];90));ABS(MOD([.J202];90)-MOD([.J201];90)));&quot;&quot;)">
            <text:p/>
          </table:table-cell>
          <table:table-cell table:formula="of:=IF(MIN(ABS(MOD([.K201];90)-MOD([.K202];90));ABS(MOD([.K202];90)-MOD([.K201];90))) &lt; 10; MIN(ABS(MOD([.K201];90)-MOD([.K202];90));ABS(MOD([.K202];90)-MOD([.K201];90)));&quot;&quot;)">
            <text:p/>
          </table:table-cell>
          <table:table-cell table:formula="of:=IF(MIN(ABS(MOD([.L201];90)-MOD([.L202];90));ABS(MOD([.L202];90)-MOD([.L201];90))) &lt; 10; MIN(ABS(MOD([.L201];90)-MOD([.L202];90));ABS(MOD([.L202];90)-MOD([.L201];90)));&quot;&quot;)">
            <text:p/>
          </table:table-cell>
          <table:table-cell table:formula="of:=IF(MIN(ABS(MOD([.M201];90)-MOD([.M202];90));ABS(MOD([.M202];90)-MOD([.M201];90))) &lt; 10; MIN(ABS(MOD([.M201];90)-MOD([.M202];90));ABS(MOD([.M202];90)-MOD([.M201];90)));&quot;&quot;)">
            <text:p/>
          </table:table-cell>
          <table:table-cell table:formula="of:=IF(MIN(ABS(MOD([.N201];90)-MOD([.N202];90));ABS(MOD([.N202];90)-MOD([.N201];90))) &lt; 10; MIN(ABS(MOD([.N201];90)-MOD([.N202];90));ABS(MOD([.N202];90)-MOD([.N201];90)));&quot;&quot;)">
            <text:p/>
          </table:table-cell>
          <table:table-cell table:formula="of:=IF(MIN(ABS(MOD([.O201];90)-MOD([.O202];90));ABS(MOD([.O202];90)-MOD([.O201];90))) &lt; 10; MIN(ABS(MOD([.O201];90)-MOD([.O202];90));ABS(MOD([.O202];90)-MOD([.O201];90)));&quot;&quot;)">
            <text:p/>
          </table:table-cell>
          <table:table-cell table:formula="of:=IF(MIN(ABS(MOD([.P201];90)-MOD([.P202];90));ABS(MOD([.P202];90)-MOD([.P201];90))) &lt; 10; MIN(ABS(MOD([.P201];90)-MOD([.P202];90));ABS(MOD([.P202];90)-MOD([.P201];90)));&quot;&quot;)">
            <text:p/>
          </table:table-cell>
          <table:table-cell table:formula="of:=IF(MIN(ABS(MOD([.Q201];90)-MOD([.Q202];90));ABS(MOD([.Q202];90)-MOD([.Q201];90))) &lt; 10; MIN(ABS(MOD([.Q201];90)-MOD([.Q202];90));ABS(MOD([.Q202];90)-MOD([.Q201];90)));&quot;&quot;)">
            <text:p/>
          </table:table-cell>
          <table:table-cell table:formula="of:=IF(MIN(ABS(MOD([.R201];90)-MOD([.R202];90));ABS(MOD([.R202];90)-MOD([.R201];90))) &lt; 10; MIN(ABS(MOD([.R201];90)-MOD([.R202];90));ABS(MOD([.R202];90)-MOD([.R201];90)));&quot;&quot;)">
            <text:p/>
          </table:table-cell>
          <table:table-cell table:formula="of:=IF(MIN(ABS(MOD([.S201];90)-MOD([.S202];90));ABS(MOD([.S202];90)-MOD([.S201];90))) &lt; 10; MIN(ABS(MOD([.S201];90)-MOD([.S202];90));ABS(MOD([.S202];90)-MOD([.S201];90)));&quot;&quot;)">
            <text:p/>
          </table:table-cell>
          <table:table-cell table:formula="of:=IF(MIN(ABS(MOD([.T201];90)-MOD([.T202];90));ABS(MOD([.T202];90)-MOD([.T201];90))) &lt; 10; MIN(ABS(MOD([.T201];90)-MOD([.T202];90));ABS(MOD([.T202];90)-MOD([.T201];90)));&quot;&quot;)">
            <text:p/>
          </table:table-cell>
          <table:table-cell table:formula="of:=IF(MIN(ABS(MOD([.U201];90)-MOD([.U202];90));ABS(MOD([.U202];90)-MOD([.U201];90))) &lt; 10; MIN(ABS(MOD([.U201];90)-MOD([.U202];90));ABS(MOD([.U202];90)-MOD([.U201];90)));&quot;&quot;)">
            <text:p/>
          </table:table-cell>
          <table:table-cell table:formula="of:=IF(MIN(ABS(MOD([.V201];90)-MOD([.V202];90));ABS(MOD([.V202];90)-MOD([.V201];90))) &lt; 10; MIN(ABS(MOD([.V201];90)-MOD([.V202];90));ABS(MOD([.V202];90)-MOD([.V201];90)));&quot;&quot;)">
            <text:p/>
          </table:table-cell>
          <table:table-cell table:formula="of:=IF(MIN(ABS(MOD([.W201];90)-MOD([.W202];90));ABS(MOD([.W202];90)-MOD([.W201];90))) &lt; 10; MIN(ABS(MOD([.W201];90)-MOD([.W202];90));ABS(MOD([.W202];90)-MOD([.W201];90)));&quot;&quot;)">
            <text:p/>
          </table:table-cell>
          <table:table-cell table:formula="of:=IF(MIN(ABS(MOD([.X201];90)-MOD([.X202];90));ABS(MOD([.X202];90)-MOD([.X201];90))) &lt; 10; MIN(ABS(MOD([.X201];90)-MOD([.X202];90));ABS(MOD([.X202];90)-MOD([.X201];90)));&quot;&quot;)">
            <text:p/>
          </table:table-cell>
          <table:table-cell table:formula="of:=IF(MIN(ABS(MOD([.Y201];90)-MOD([.Y202];90));ABS(MOD([.Y202];90)-MOD([.Y201];90))) &lt; 10; MIN(ABS(MOD([.Y201];90)-MOD([.Y202];90));ABS(MOD([.Y202];90)-MOD([.Y201];90)));&quot;&quot;)" office:value-type="float" office:value="9.47499999999999" calcext:value-type="float">
            <text:p>9</text:p>
          </table:table-cell>
          <table:table-cell table:formula="of:=IF(MIN(ABS(MOD([.Z201];90)-MOD([.Z202];90));ABS(MOD([.Z202];90)-MOD([.Z201];90))) &lt; 10; MIN(ABS(MOD([.Z201];90)-MOD([.Z202];90));ABS(MOD([.Z202];90)-MOD([.Z201];90)));&quot;&quot;)" office:value-type="float" office:value="6.20000000000002" calcext:value-type="float">
            <text:p>6</text:p>
          </table:table-cell>
          <table:table-cell table:formula="of:=IF(MIN(ABS(MOD([.AA201];90)-MOD([.AA202];90));ABS(MOD([.AA202];90)-MOD([.AA201];90))) &lt; 10; MIN(ABS(MOD([.AA201];90)-MOD([.AA202];90));ABS(MOD([.AA202];90)-MOD([.AA201];90)));&quot;&quot;)" office:value-type="float" office:value="2.92499999999998" calcext:value-type="float">
            <text:p>3</text:p>
          </table:table-cell>
          <table:table-cell table:formula="of:=IF(MIN(ABS(MOD([.AB201];90)-MOD([.AB202];90));ABS(MOD([.AB202];90)-MOD([.AB201];90))) &lt; 10; MIN(ABS(MOD([.AB201];90)-MOD([.AB202];90));ABS(MOD([.AB202];90)-MOD([.AB201];90)));&quot;&quot;)" office:value-type="float" office:value="0.349999999999994" calcext:value-type="float">
            <text:p>0</text:p>
          </table:table-cell>
          <table:table-cell table:formula="of:=IF(MIN(ABS(MOD([.AC201];90)-MOD([.AC202];90));ABS(MOD([.AC202];90)-MOD([.AC201];90))) &lt; 10; MIN(ABS(MOD([.AC201];90)-MOD([.AC202];90));ABS(MOD([.AC202];90)-MOD([.AC201];90)));&quot;&quot;)" office:value-type="float" office:value="3.62500000000003" calcext:value-type="float">
            <text:p>4</text:p>
          </table:table-cell>
          <table:table-cell office:value-type="float" office:value="73.4" calcext:value-type="float">
            <text:p>73</text:p>
          </table:table-cell>
          <table:table-cell table:formula="of:=[.$B203]-(29*([.$B203]-[.$AD203])/28)" office:value-type="float" office:value="66.5892857142857" calcext:value-type="float">
            <text:p>67</text:p>
          </table:table-cell>
          <table:table-cell office:value-type="string" calcext:value-type="string">
            <text:p>Mercury</text:p>
          </table:table-cell>
          <table:table-cell table:style-name="ce12" table:formula="of:=[.B203]" office:value-type="float" office:value="264.1" calcext:value-type="float">
            <text:p>264.1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203]" office:value-type="float" office:value="66.5892857142857" calcext:value-type="float">
            <text:p>66.6</text:p>
          </table:table-cell>
          <table:table-cell table:style-name="ce24" table:formula="of:=MOD((([.AG202]+[.AI202])/2)+45;360)" office:value-type="float" office:value="285.775" calcext:value-type="float">
            <text:p>286</text:p>
          </table:table-cell>
          <table:table-cell/>
          <table:table-cell table:style-name="ce63" office:value-type="string" calcext:value-type="string" table:number-columns-spanned="9" table:number-rows-spanned="1">
            <text:p>Taurus</text:p>
          </table:table-cell>
          <table:covered-table-cell table:number-columns-repeated="2" table:style-name="ce37"/>
          <table:covered-table-cell table:style-name="ce63"/>
          <table:covered-table-cell table:number-columns-repeated="5" table:style-name="ce37"/>
          <table:table-cell table:style-name="ce64" office:value-type="string" calcext:value-type="string" table:number-columns-spanned="8" table:number-rows-spanned="1">
            <text:p>Aries</text:p>
          </table:table-cell>
          <table:covered-table-cell table:number-columns-repeated="7" table:style-name="ce34"/>
          <table:table-cell table:style-name="ce65" office:value-type="string" calcext:value-type="string" table:number-columns-spanned="9" table:number-rows-spanned="1">
            <text:p>Pisces</text:p>
          </table:table-cell>
          <table:covered-table-cell table:number-columns-repeated="8" table:style-name="ce35"/>
          <table:table-cell table:style-name="ce66" office:value-type="string" calcext:value-type="string" table:number-columns-spanned="4" table:number-rows-spanned="1">
            <text:p>Aquarius</text:p>
          </table:table-cell>
          <table:covered-table-cell table:number-columns-repeated="3" table:style-name="ce36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200.9" calcext:value-type="float">
            <text:p>200.9</text:p>
          </table:table-cell>
          <table:table-cell table:number-columns-repeated="3"/>
          <table:table-cell table:formula="of:=[.$AD204]+(6 * ([.$B204]-[.$AD204])/7)" office:value-type="float" office:value="191.042857142857" calcext:value-type="float">
            <text:p>191</text:p>
          </table:table-cell>
          <table:table-cell table:number-columns-repeated="3"/>
          <table:table-cell table:formula="of:=[.$AD204]+(6 * ([.$B204]-[.$AD204])/7)" office:value-type="float" office:value="191.042857142857" calcext:value-type="float">
            <text:p>191</text:p>
          </table:table-cell>
          <table:table-cell table:number-columns-repeated="3"/>
          <table:table-cell table:formula="of:=[.$AD204]+(6 * ([.$B204]-[.$AD204])/7)" office:value-type="float" office:value="191.042857142857" calcext:value-type="float">
            <text:p>191</text:p>
          </table:table-cell>
          <table:table-cell table:number-columns-repeated="3"/>
          <table:table-cell table:formula="of:=[.$AD204]+(6 * ([.$B204]-[.$AD204])/7)" office:value-type="float" office:value="191.042857142857" calcext:value-type="float">
            <text:p>191</text:p>
          </table:table-cell>
          <table:table-cell table:number-columns-repeated="3"/>
          <table:table-cell table:formula="of:=[.$AD204]+(6 * ([.$B204]-[.$AD204])/7)" office:value-type="float" office:value="191.042857142857" calcext:value-type="float">
            <text:p>191</text:p>
          </table:table-cell>
          <table:table-cell table:number-columns-repeated="3"/>
          <table:table-cell table:formula="of:=[.$AD204]+(6 * ([.$B204]-[.$AD204])/7)" office:value-type="float" office:value="191.042857142857" calcext:value-type="float">
            <text:p>191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204]-(29*([.$B204]-[.$AD204])/28)" office:value-type="float" office:value="129.435714285714" calcext:value-type="float">
            <text:p>129</text:p>
          </table:table-cell>
          <table:table-cell office:value-type="string" calcext:value-type="string">
            <text:p>Venus</text:p>
          </table:table-cell>
          <table:table-cell table:style-name="ce10" table:formula="of:=[.B204]" office:value-type="float" office:value="200.9" calcext:value-type="float">
            <text:p>200.9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204]" office:value-type="float" office:value="129.435714285714" calcext:value-type="float">
            <text:p>129.4</text:p>
          </table:table-cell>
          <table:table-cell table:formula="of:=MOD((([.AG202]+[.AI202])/2)+90;360)" office:value-type="float" office:value="330.775" calcext:value-type="float">
            <text:p>33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241.8" calcext:value-type="float">
            <text:p>241.8</text:p>
          </table:table-cell>
          <table:table-cell table:number-columns-repeated="3"/>
          <table:table-cell table:formula="of:=[.$AD205]+(6 * ([.$B205]-[.$AD205])/7)" office:value-type="float" office:value="241.085714285714" calcext:value-type="float">
            <text:p>241</text:p>
          </table:table-cell>
          <table:table-cell table:number-columns-repeated="3"/>
          <table:table-cell table:formula="of:=[.$AD205]+(5 * ([.$B205]-[.$AD205])/7)" office:value-type="float" office:value="240.371428571429" calcext:value-type="float">
            <text:p>240</text:p>
          </table:table-cell>
          <table:table-cell table:number-columns-repeated="3"/>
          <table:table-cell table:formula="of:=[.$AD205]+(4 * ([.$B205]-[.$AD205])/7)" office:value-type="float" office:value="239.657142857143" calcext:value-type="float">
            <text:p>240</text:p>
          </table:table-cell>
          <table:table-cell table:number-columns-repeated="3"/>
          <table:table-cell table:formula="of:=[.$AD205]+(3 * ([.$B205]-[.$AD205])/7)" office:value-type="float" office:value="238.942857142857" calcext:value-type="float">
            <text:p>239</text:p>
          </table:table-cell>
          <table:table-cell table:number-columns-repeated="3"/>
          <table:table-cell table:formula="of:=[.$AD205]+(2 * ([.$B205]-[.$AD205])/7)" office:value-type="float" office:value="238.228571428571" calcext:value-type="float">
            <text:p>238</text:p>
          </table:table-cell>
          <table:table-cell table:number-columns-repeated="3"/>
          <table:table-cell table:formula="of:=[.$AD205]+(1*([.$B205]-[.$AD205])/7)" office:value-type="float" office:value="237.514285714286" calcext:value-type="float">
            <text:p>238</text:p>
          </table:table-cell>
          <table:table-cell table:number-columns-repeated="3"/>
          <table:table-cell table:formula="of:=[.B196]" office:value-type="float" office:value="236.8" calcext:value-type="float">
            <text:p>237</text:p>
          </table:table-cell>
          <table:table-cell table:formula="of:=[.$B205]-(29*([.$B205]-[.$AD205])/28)" office:value-type="float" office:value="236.621428571429" calcext:value-type="float">
            <text:p>237</text:p>
          </table:table-cell>
          <table:table-cell office:value-type="string" calcext:value-type="string">
            <text:p>Mars</text:p>
          </table:table-cell>
          <table:table-cell table:style-name="ce13" table:formula="of:=[.B205]" office:value-type="float" office:value="241.8" calcext:value-type="float">
            <text:p>241.8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205]" office:value-type="float" office:value="236.621428571429" calcext:value-type="float">
            <text:p>236.6</text:p>
          </table:table-cell>
          <table:table-cell table:style-name="ce24" table:formula="of:=MOD((([.AG202]+[.AI202])/2)+135;360)" office:value-type="float" office:value="15.775" calcext:value-type="float">
            <text:p>1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37.5" calcext:value-type="float">
            <text:p>37.5</text:p>
          </table:table-cell>
          <table:table-cell table:number-columns-repeated="3"/>
          <table:table-cell table:formula="of:=[.$AD206]+(6 * ([.$B206]-[.$AD206])/7)" office:value-type="float" office:value="37.6142857142857" calcext:value-type="float">
            <text:p>38</text:p>
          </table:table-cell>
          <table:table-cell table:number-columns-repeated="3"/>
          <table:table-cell table:formula="of:=[.$AD206]+(5 * ([.$B206]-[.$AD206])/7)" office:value-type="float" office:value="37.7285714285714" calcext:value-type="float">
            <text:p>38</text:p>
          </table:table-cell>
          <table:table-cell table:number-columns-repeated="3"/>
          <table:table-cell table:formula="of:=[.$AD206]+(4 * ([.$B206]-[.$AD206])/7)" office:value-type="float" office:value="37.8428571428571" calcext:value-type="float">
            <text:p>38</text:p>
          </table:table-cell>
          <table:table-cell table:number-columns-repeated="3"/>
          <table:table-cell table:formula="of:=[.$AD206]+(3 * ([.$B206]-[.$AD206])/7)" office:value-type="float" office:value="37.9571428571429" calcext:value-type="float">
            <text:p>38</text:p>
          </table:table-cell>
          <table:table-cell table:number-columns-repeated="3"/>
          <table:table-cell table:formula="of:=[.$AD206]+(2 * ([.$B206]-[.$AD206])/7)" office:value-type="float" office:value="38.0714285714286" calcext:value-type="float">
            <text:p>38</text:p>
          </table:table-cell>
          <table:table-cell table:number-columns-repeated="3"/>
          <table:table-cell table:formula="of:=[.$AD206]+(1*([.$B206]-[.$AD206])/7)" office:value-type="float" office:value="38.1857142857143" calcext:value-type="float">
            <text:p>38</text:p>
          </table:table-cell>
          <table:table-cell table:number-columns-repeated="3"/>
          <table:table-cell table:formula="of:=[.B197]" office:value-type="float" office:value="38.3" calcext:value-type="float">
            <text:p>38</text:p>
          </table:table-cell>
          <table:table-cell table:formula="of:=[.$B206]-(29*([.$B206]-[.$AD206])/28)" office:value-type="float" office:value="38.3285714285714" calcext:value-type="float">
            <text:p>38</text:p>
          </table:table-cell>
          <table:table-cell office:value-type="string" calcext:value-type="string">
            <text:p>Jupiter</text:p>
          </table:table-cell>
          <table:table-cell table:style-name="ce11" table:formula="of:=[.B206]" office:value-type="float" office:value="37.5" calcext:value-type="float">
            <text:p>37.5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206]" office:value-type="float" office:value="38.3285714285714" calcext:value-type="float">
            <text:p>38.3</text:p>
          </table:table-cell>
          <table:table-cell table:formula="of:=MOD((([.AG202]+[.AI202])/2)+180;360)" office:value-type="float" office:value="60.775" calcext:value-type="float">
            <text:p>6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table:formula="of:=[.$AD207]+(6 * ([.$B207]-[.$AD207])/7)" office:value-type="float" office:value="330.957142857143" calcext:value-type="float">
            <text:p>331</text:p>
          </table:table-cell>
          <table:table-cell table:number-columns-repeated="3"/>
          <table:table-cell table:formula="of:=[.$AD207]+(5 * ([.$B207]-[.$AD207])/7)" office:value-type="float" office:value="330.914285714286" calcext:value-type="float">
            <text:p>331</text:p>
          </table:table-cell>
          <table:table-cell table:number-columns-repeated="3"/>
          <table:table-cell table:formula="of:=[.$AD207]+(4 * ([.$B207]-[.$AD207])/7)" office:value-type="float" office:value="330.871428571429" calcext:value-type="float">
            <text:p>331</text:p>
          </table:table-cell>
          <table:table-cell table:number-columns-repeated="3"/>
          <table:table-cell table:formula="of:=[.$AD207]+(3 * ([.$B207]-[.$AD207])/7)" office:value-type="float" office:value="330.828571428571" calcext:value-type="float">
            <text:p>331</text:p>
          </table:table-cell>
          <table:table-cell table:number-columns-repeated="3"/>
          <table:table-cell table:formula="of:=[.$AD207]+(2 * ([.$B207]-[.$AD207])/7)" office:value-type="float" office:value="330.785714285714" calcext:value-type="float">
            <text:p>331</text:p>
          </table:table-cell>
          <table:table-cell table:number-columns-repeated="3"/>
          <table:table-cell table:formula="of:=[.$AD207]+(1*([.$B207]-[.$AD207])/7)" office:value-type="float" office:value="330.742857142857" calcext:value-type="float">
            <text:p>331</text:p>
          </table:table-cell>
          <table:table-cell table:number-columns-repeated="3"/>
          <table:table-cell table:formula="of:=[.B198]" office:value-type="float" office:value="330.7" calcext:value-type="float">
            <text:p>331</text:p>
          </table:table-cell>
          <table:table-cell table:formula="of:=[.$B207]-(29*([.$B207]-[.$AD207])/28)" office:value-type="float" office:value="330.689285714286" calcext:value-type="float">
            <text:p>331</text:p>
          </table:table-cell>
          <table:table-cell office:value-type="string" calcext:value-type="string">
            <text:p>Saturn</text:p>
          </table:table-cell>
          <table:table-cell table:style-name="ce9" table:formula="of:=[.B207]" office:value-type="float" office:value="331" calcext:value-type="float">
            <text:p>331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207]" office:value-type="float" office:value="330.689285714286" calcext:value-type="float">
            <text:p>330.7</text:p>
          </table:table-cell>
          <table:table-cell table:style-name="ce24" table:formula="of:=MOD((([.AG202]+[.AI202])/2)+225;360)" office:value-type="float" office:value="105.775" calcext:value-type="float">
            <text:p>106</text:p>
          </table:table-cell>
          <table:table-cell table:number-columns-repeated="34"/>
        </table:table-row>
        <table:table-row table:style-name="ro1"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4"/>
          <table:table-cell table:formula="of:=MOD((([.AG202]+[.AI202])/2)+270;360)" office:value-type="float" office:value="150.775" calcext:value-type="float">
            <text:p>151</text:p>
          </table:table-cell>
          <table:table-cell/>
          <table:table-cell table:style-name="ce2"/>
          <table:table-cell table:style-name="ce29" office:value-type="string" calcext:value-type="string" table:number-columns-spanned="4" table:number-rows-spanned="1">
            <text:p>Sun day</text:p>
          </table:table-cell>
          <table:covered-table-cell table:style-name="ce31"/>
          <table:covered-table-cell table:style-name="ce30"/>
          <table:covered-table-cell table:style-name="ce3"/>
          <table:table-cell table:style-name="ce39" office:value-type="string" calcext:value-type="string" table:number-columns-spanned="4" table:number-rows-spanned="1">
            <text:p>Saturn day</text:p>
          </table:table-cell>
          <table:covered-table-cell table:style-name="ce31"/>
          <table:covered-table-cell table:style-name="ce30"/>
          <table:covered-table-cell table:style-name="ce3"/>
          <table:table-cell table:style-name="ce40" office:value-type="string" calcext:value-type="string" table:number-columns-spanned="4" table:number-rows-spanned="1">
            <text:p>Fri (Venus) day</text:p>
          </table:table-cell>
          <table:covered-table-cell table:style-name="ce31"/>
          <table:covered-table-cell table:style-name="ce30"/>
          <table:covered-table-cell table:style-name="ce3"/>
          <table:table-cell table:style-name="ce41" office:value-type="string" calcext:value-type="string" table:number-columns-spanned="4" table:number-rows-spanned="1">
            <text:p>Thors (Jupiter) day</text:p>
          </table:table-cell>
          <table:covered-table-cell table:style-name="ce31"/>
          <table:covered-table-cell table:style-name="ce30"/>
          <table:covered-table-cell table:style-name="ce3"/>
          <table:table-cell table:style-name="ce42" office:value-type="string" calcext:value-type="string" table:number-columns-spanned="4" table:number-rows-spanned="1">
            <text:p>Wed (Mercury) day</text:p>
          </table:table-cell>
          <table:covered-table-cell table:style-name="ce31"/>
          <table:covered-table-cell table:style-name="ce30"/>
          <table:covered-table-cell table:style-name="ce3"/>
          <table:table-cell table:style-name="ce43" office:value-type="string" calcext:value-type="string" table:number-columns-spanned="4" table:number-rows-spanned="1">
            <text:p>Tues (Mars) day</text:p>
          </table:table-cell>
          <table:covered-table-cell table:style-name="ce31"/>
          <table:covered-table-cell table:style-name="ce30"/>
          <table:covered-table-cell table:style-name="ce3"/>
          <table:table-cell table:style-name="ce14" office:value-type="string" calcext:value-type="string" table:number-columns-spanned="4" table:number-rows-spanned="1">
            <text:p>Moon day</text:p>
          </table:table-cell>
          <table:covered-table-cell table:style-name="ce31"/>
          <table:covered-table-cell table:style-name="ce30"/>
          <table:covered-table-cell table:style-name="ce3"/>
          <table:table-cell table:style-name="ce15"/>
          <table:table-cell table:number-columns-repeated="3"/>
        </table:table-row>
        <table:table-row table:style-name="ro1">
          <table:table-cell/>
          <table:table-cell table:style-name="ce3" table:formula="of:=[.F209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J209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Dec</text:p>
          </table:table-cell>
          <table:table-cell table:style-name="ce30"/>
          <table:table-cell table:style-name="ce31"/>
          <table:table-cell table:style-name="ce30"/>
          <table:table-cell table:style-name="ce3" table:formula="of:=[.V209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Z209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AD209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B200]" office:value-type="float" office:value="27" calcext:value-type="float">
            <text:p>27</text:p>
          </table:table-cell>
          <table:table-cell table:style-name="ce30"/>
          <table:table-cell table:number-columns-repeated="4"/>
          <table:table-cell table:style-name="ce24" table:formula="of:=MOD((([.AG202]+[.AI202])/2)+315;360)" office:value-type="float" office:value="195.775" calcext:value-type="float">
            <text:p>196</text:p>
          </table:table-cell>
          <table:table-cell/>
          <table:table-cell table:style-name="ce3" table:formula="of:=[.AP209]+1" office:value-type="float" office:value="4" calcext:value-type="float">
            <text:p>4</text:p>
          </table:table-cell>
          <table:table-cell table:style-name="ce30"/>
          <table:table-cell table:style-name="ce31"/>
          <table:table-cell table:style-name="ce30"/>
          <table:table-cell table:style-name="ce3" table:formula="of:=[.AT209]+1" office:value-type="float" office:value="3" calcext:value-type="float">
            <text:p>3</text:p>
          </table:table-cell>
          <table:table-cell table:style-name="ce30"/>
          <table:table-cell table:style-name="ce31"/>
          <table:table-cell table:style-name="ce30"/>
          <table:table-cell table:style-name="ce3" office:value-type="float" office:value="2" calcext:value-type="float">
            <text:p>2</text:p>
          </table:table-cell>
          <table:table-cell table:style-name="ce30"/>
          <table:table-cell table:style-name="ce31"/>
          <table:table-cell table:style-name="ce30"/>
          <table:table-cell table:style-name="ce3" office:value-type="string" calcext:value-type="string">
            <text:p>Dec</text:p>
          </table:table-cell>
          <table:table-cell table:style-name="ce30"/>
          <table:table-cell table:style-name="ce31"/>
          <table:table-cell table:style-name="ce30"/>
          <table:table-cell table:style-name="ce3" table:formula="of:=[.BF209]+1" office:value-type="float" office:value="30" calcext:value-type="float">
            <text:p>30</text:p>
          </table:table-cell>
          <table:table-cell table:style-name="ce30"/>
          <table:table-cell table:style-name="ce31"/>
          <table:table-cell table:style-name="ce30"/>
          <table:table-cell table:style-name="ce3" table:formula="of:=[.BJ209]+1" office:value-type="float" office:value="29" calcext:value-type="float">
            <text:p>29</text:p>
          </table:table-cell>
          <table:table-cell table:style-name="ce30"/>
          <table:table-cell table:style-name="ce31"/>
          <table:table-cell table:style-name="ce30"/>
          <table:table-cell table:style-name="ce3" table:formula="of:=[.BN209]+1" office:value-type="float" office:value="28" calcext:value-type="float">
            <text:p>28</text:p>
          </table:table-cell>
          <table:table-cell table:style-name="ce30"/>
          <table:table-cell table:style-name="ce31"/>
          <table:table-cell table:style-name="ce30"/>
          <table:table-cell table:style-name="ce3" table:formula="of:=[.AL200]" office:value-type="float" office:value="27" calcext:value-type="float">
            <text:p>27</text:p>
          </table:table-cell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48.6" calcext:value-type="float">
            <text:p>148.6</text:p>
          </table:table-cell>
          <table:table-cell table:formula="of:=MOD(720+([.$B210]-(1*MOD(720+[.$B210]-[.$AD210];360)/28)); 360)" office:value-type="float" office:value="145.407142857143" calcext:value-type="float">
            <text:p>145</text:p>
          </table:table-cell>
          <table:table-cell table:formula="of:=MOD(720+([.$B210]-(2*MOD(720+[.$B210]-[.$AD210];360)/28)); 360)" office:value-type="float" office:value="142.214285714286" calcext:value-type="float">
            <text:p>142</text:p>
          </table:table-cell>
          <table:table-cell table:formula="of:=MOD(720+([.$B210]-(3*MOD(720+[.$B210]-[.$AD210];360)/28)); 360)" office:value-type="float" office:value="139.021428571429" calcext:value-type="float">
            <text:p>139</text:p>
          </table:table-cell>
          <table:table-cell table:formula="of:=MOD(720+([.$B210]-(4*MOD(720+[.$B210]-[.$AD210];360)/28)); 360)" office:value-type="float" office:value="135.828571428571" calcext:value-type="float">
            <text:p>136</text:p>
          </table:table-cell>
          <table:table-cell table:formula="of:=MOD(720+([.$B210]-(5*MOD(720+[.$B210]-[.$AD210];360)/28)); 360)" office:value-type="float" office:value="132.635714285714" calcext:value-type="float">
            <text:p>133</text:p>
          </table:table-cell>
          <table:table-cell table:formula="of:=MOD(720+([.$B210]-(6*MOD(720+[.$B210]-[.$AD210];360)/28)); 360)" office:value-type="float" office:value="129.442857142857" calcext:value-type="float">
            <text:p>129</text:p>
          </table:table-cell>
          <table:table-cell table:formula="of:=MOD(720+([.$B210]-(7*MOD(720+[.$B210]-[.$AD210];360)/28)); 360)" office:value-type="float" office:value="126.25" calcext:value-type="float">
            <text:p>126</text:p>
          </table:table-cell>
          <table:table-cell table:formula="of:=MOD(720+([.$B210]-(8*MOD(720+[.$B210]-[.$AD210];360)/28)); 360)" office:value-type="float" office:value="123.057142857143" calcext:value-type="float">
            <text:p>123</text:p>
          </table:table-cell>
          <table:table-cell table:formula="of:=MOD(720+([.$B210]-(9*MOD(720+[.$B210]-[.$AD210];360)/28)); 360)" office:value-type="float" office:value="119.864285714286" calcext:value-type="float">
            <text:p>120</text:p>
          </table:table-cell>
          <table:table-cell table:formula="of:=MOD(720+([.$B210]-(10*MOD(720+[.$B210]-[.$AD210];360)/28)); 360)" office:value-type="float" office:value="116.671428571429" calcext:value-type="float">
            <text:p>117</text:p>
          </table:table-cell>
          <table:table-cell table:formula="of:=MOD(720+([.$B210]-(11*MOD(720+[.$B210]-[.$AD210];360)/28)); 360)" office:value-type="float" office:value="113.478571428571" calcext:value-type="float">
            <text:p>113</text:p>
          </table:table-cell>
          <table:table-cell table:formula="of:=MOD(720+([.$B210]-(12*MOD(720+[.$B210]-[.$AD210];360)/28)); 360)" office:value-type="float" office:value="110.285714285714" calcext:value-type="float">
            <text:p>110</text:p>
          </table:table-cell>
          <table:table-cell table:formula="of:=MOD(720+([.$B210]-(13*MOD(720+[.$B210]-[.$AD210];360)/28)); 360)" office:value-type="float" office:value="107.092857142857" calcext:value-type="float">
            <text:p>107</text:p>
          </table:table-cell>
          <table:table-cell table:formula="of:=MOD(720+([.$B210]-(14*MOD(720+[.$B210]-[.$AD210];360)/28)); 360)" office:value-type="float" office:value="103.9" calcext:value-type="float">
            <text:p>104</text:p>
          </table:table-cell>
          <table:table-cell table:formula="of:=MOD(720+([.$B210]-(15*MOD(720+[.$B210]-[.$AD210];360)/28)); 360)" office:value-type="float" office:value="100.707142857143" calcext:value-type="float">
            <text:p>101</text:p>
          </table:table-cell>
          <table:table-cell table:formula="of:=MOD(720+([.$B210]-(16*MOD(720+[.$B210]-[.$AD210];360)/28)); 360)" office:value-type="float" office:value="97.5142857142857" calcext:value-type="float">
            <text:p>98</text:p>
          </table:table-cell>
          <table:table-cell table:formula="of:=MOD(720+([.$B210]-(17*MOD(720+[.$B210]-[.$AD210];360)/28)); 360)" office:value-type="float" office:value="94.3214285714286" calcext:value-type="float">
            <text:p>94</text:p>
          </table:table-cell>
          <table:table-cell table:formula="of:=MOD(720+([.$B210]-(18*MOD(720+[.$B210]-[.$AD210];360)/28)); 360)" office:value-type="float" office:value="91.1285714285714" calcext:value-type="float">
            <text:p>91</text:p>
          </table:table-cell>
          <table:table-cell table:formula="of:=MOD(720+([.$B210]-(19*MOD(720+[.$B210]-[.$AD210];360)/28)); 360)" office:value-type="float" office:value="87.9357142857143" calcext:value-type="float">
            <text:p>88</text:p>
          </table:table-cell>
          <table:table-cell table:formula="of:=MOD(720+([.$B210]-(20*MOD(720+[.$B210]-[.$AD210];360)/28)); 360)" office:value-type="float" office:value="84.7428571428571" calcext:value-type="float">
            <text:p>85</text:p>
          </table:table-cell>
          <table:table-cell table:formula="of:=MOD(720+([.$B210]-(21*MOD(720+[.$B210]-[.$AD210];360)/28)); 360)" office:value-type="float" office:value="81.55" calcext:value-type="float">
            <text:p>82</text:p>
          </table:table-cell>
          <table:table-cell table:formula="of:=MOD(720+([.$B210]-(22*MOD(720+[.$B210]-[.$AD210];360)/28)); 360)" office:value-type="float" office:value="78.3571428571429" calcext:value-type="float">
            <text:p>78</text:p>
          </table:table-cell>
          <table:table-cell table:formula="of:=MOD(720+([.$B210]-(23*MOD(720+[.$B210]-[.$AD210];360)/28)); 360)" office:value-type="float" office:value="75.1642857142857" calcext:value-type="float">
            <text:p>75</text:p>
          </table:table-cell>
          <table:table-cell table:formula="of:=MOD(720+([.$B210]-(24*MOD(720+[.$B210]-[.$AD210];360)/28)); 360)" office:value-type="float" office:value="71.9714285714285" calcext:value-type="float">
            <text:p>72</text:p>
          </table:table-cell>
          <table:table-cell table:formula="of:=MOD(720+([.$B210]-(25*MOD(720+[.$B210]-[.$AD210];360)/28)); 360)" office:value-type="float" office:value="68.7785714285715" calcext:value-type="float">
            <text:p>69</text:p>
          </table:table-cell>
          <table:table-cell table:formula="of:=MOD(720+([.$B210]-(26*MOD(720+[.$B210]-[.$AD210];360)/28)); 360)" office:value-type="float" office:value="65.5857142857143" calcext:value-type="float">
            <text:p>66</text:p>
          </table:table-cell>
          <table:table-cell table:formula="of:=MOD(720+([.$B210]-(27*MOD(720+[.$B210]-[.$AD210];360)/28)); 360)" office:value-type="float" office:value="62.3928571428571" calcext:value-type="float">
            <text:p>62</text:p>
          </table:table-cell>
          <table:table-cell table:formula="of:=[.$B201]" office:value-type="float" office:value="59.2" calcext:value-type="float">
            <text:p>59</text:p>
          </table:table-cell>
          <table:table-cell table:formula="of:=MOD(720+([.$B210]-(29*MOD(720+[.$B210]-[.$AD210];360)/28)); 360)" office:value-type="float" office:value="56.0071428571429" calcext:value-type="float">
            <text:p>56</text:p>
          </table:table-cell>
          <table:table-cell office:value-type="string" calcext:value-type="string">
            <text:p>Moon</text:p>
          </table:table-cell>
          <table:table-cell table:style-name="ce3" table:formula="of:=[.B210]" office:value-type="float" office:value="148.6" calcext:value-type="float">
            <text:p>148.6</text:p>
          </table:table-cell>
          <table:table-cell table:style-name="ce3" office:value-type="string" calcext:value-type="string">
            <text:p>Moon</text:p>
          </table:table-cell>
          <table:table-cell table:style-name="ce16" table:formula="of:=[.AE210]" office:value-type="float" office:value="56.0071428571429" calcext:value-type="float">
            <text:p>56.0</text:p>
          </table:table-cell>
          <table:table-cell table:style-name="ce16" table:formula="of:=MOD(360+[.AG210]-[.AI210];360)" office:value-type="float" office:value="92.5928571428572" calcext:value-type="float">
            <text:p>92.6</text:p>
          </table:table-cell>
          <table:table-cell/>
          <table:table-cell table:style-name="ce26" table:formula="of:=[.B210]" office:value-type="float" office:value="148.6" calcext:value-type="float">
            <text:p>149</text:p>
          </table:table-cell>
          <table:table-cell table:style-name="ce26" table:formula="of:=[.C210]" office:value-type="float" office:value="145.407142857143" calcext:value-type="float">
            <text:p>145</text:p>
          </table:table-cell>
          <table:table-cell table:style-name="ce26" table:formula="of:=[.D210]" office:value-type="float" office:value="142.214285714286" calcext:value-type="float">
            <text:p>142</text:p>
          </table:table-cell>
          <table:table-cell table:style-name="ce26" table:formula="of:=[.E210]" office:value-type="float" office:value="139.021428571429" calcext:value-type="float">
            <text:p>139</text:p>
          </table:table-cell>
          <table:table-cell table:style-name="ce26" table:formula="of:=[.F210]" office:value-type="float" office:value="135.828571428571" calcext:value-type="float">
            <text:p>136</text:p>
          </table:table-cell>
          <table:table-cell table:style-name="ce26" table:formula="of:=[.G210]" office:value-type="float" office:value="132.635714285714" calcext:value-type="float">
            <text:p>133</text:p>
          </table:table-cell>
          <table:table-cell table:style-name="ce26" table:formula="of:=[.H210]" office:value-type="float" office:value="129.442857142857" calcext:value-type="float">
            <text:p>129</text:p>
          </table:table-cell>
          <table:table-cell table:style-name="ce26" table:formula="of:=[.I210]" office:value-type="float" office:value="126.25" calcext:value-type="float">
            <text:p>126</text:p>
          </table:table-cell>
          <table:table-cell table:style-name="ce26" table:formula="of:=[.J210]" office:value-type="float" office:value="123.057142857143" calcext:value-type="float">
            <text:p>123</text:p>
          </table:table-cell>
          <table:table-cell table:style-name="ce26" table:formula="of:=[.K210]" office:value-type="float" office:value="119.864285714286" calcext:value-type="float">
            <text:p>120</text:p>
          </table:table-cell>
          <table:table-cell table:style-name="ce26" table:formula="of:=[.L210]" office:value-type="float" office:value="116.671428571429" calcext:value-type="float">
            <text:p>117</text:p>
          </table:table-cell>
          <table:table-cell table:style-name="ce26" table:formula="of:=[.M210]" office:value-type="float" office:value="113.478571428571" calcext:value-type="float">
            <text:p>113</text:p>
          </table:table-cell>
          <table:table-cell table:style-name="ce26" table:formula="of:=[.N210]" office:value-type="float" office:value="110.285714285714" calcext:value-type="float">
            <text:p>110</text:p>
          </table:table-cell>
          <table:table-cell table:style-name="ce26" table:formula="of:=[.O210]" office:value-type="float" office:value="107.092857142857" calcext:value-type="float">
            <text:p>107</text:p>
          </table:table-cell>
          <table:table-cell table:style-name="ce26" table:formula="of:=[.P210]" office:value-type="float" office:value="103.9" calcext:value-type="float">
            <text:p>104</text:p>
          </table:table-cell>
          <table:table-cell table:style-name="ce26" table:formula="of:=[.Q210]" office:value-type="float" office:value="100.707142857143" calcext:value-type="float">
            <text:p>101</text:p>
          </table:table-cell>
          <table:table-cell table:style-name="ce26" table:formula="of:=[.R210]" office:value-type="float" office:value="97.5142857142857" calcext:value-type="float">
            <text:p>98</text:p>
          </table:table-cell>
          <table:table-cell table:style-name="ce26" table:formula="of:=[.S210]" office:value-type="float" office:value="94.3214285714286" calcext:value-type="float">
            <text:p>94</text:p>
          </table:table-cell>
          <table:table-cell table:style-name="ce26" table:formula="of:=[.T210]" office:value-type="float" office:value="91.1285714285714" calcext:value-type="float">
            <text:p>91</text:p>
          </table:table-cell>
          <table:table-cell table:style-name="ce26" table:formula="of:=[.U210]" office:value-type="float" office:value="87.9357142857143" calcext:value-type="float">
            <text:p>88</text:p>
          </table:table-cell>
          <table:table-cell table:style-name="ce26" table:formula="of:=[.V210]" office:value-type="float" office:value="84.7428571428571" calcext:value-type="float">
            <text:p>85</text:p>
          </table:table-cell>
          <table:table-cell table:style-name="ce26" table:formula="of:=[.W210]" office:value-type="float" office:value="81.55" calcext:value-type="float">
            <text:p>82</text:p>
          </table:table-cell>
          <table:table-cell table:style-name="ce26" table:formula="of:=[.X210]" office:value-type="float" office:value="78.3571428571429" calcext:value-type="float">
            <text:p>78</text:p>
          </table:table-cell>
          <table:table-cell table:style-name="ce26" table:formula="of:=[.Y210]" office:value-type="float" office:value="75.1642857142857" calcext:value-type="float">
            <text:p>75</text:p>
          </table:table-cell>
          <table:table-cell table:style-name="ce26" table:formula="of:=[.Z210]" office:value-type="float" office:value="71.9714285714285" calcext:value-type="float">
            <text:p>72</text:p>
          </table:table-cell>
          <table:table-cell table:style-name="ce33" table:formula="of:=[.AA210]" office:value-type="float" office:value="68.7785714285715" calcext:value-type="float">
            <text:p>69</text:p>
          </table:table-cell>
          <table:table-cell table:style-name="ce26" table:formula="of:=[.AB210]" office:value-type="float" office:value="65.5857142857143" calcext:value-type="float">
            <text:p>66</text:p>
          </table:table-cell>
          <table:table-cell table:style-name="ce26" table:formula="of:=[.AC210]" office:value-type="float" office:value="62.3928571428571" calcext:value-type="float">
            <text:p>62</text:p>
          </table:table-cell>
          <table:table-cell table:style-name="ce26" table:formula="of:=[.AD210]" office:value-type="float" office:value="59.2" calcext:value-type="float">
            <text:p>59</text:p>
          </table:table-cell>
          <table:table-cell table:style-name="ce26" table:formula="of:=[.AE210]" office:value-type="float" office:value="56.0071428571429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51.5" calcext:value-type="float">
            <text:p>251.5</text:p>
          </table:table-cell>
          <table:table-cell table:formula="of:=MOD(720+([.$B211]-(1*MOD(720+[.$B211]-[.$AD211];360)/28)); 360)" office:value-type="float" office:value="251.246428571429" calcext:value-type="float">
            <text:p>251</text:p>
          </table:table-cell>
          <table:table-cell table:formula="of:=MOD(720+([.$B211]-(2*MOD(720+[.$B211]-[.$AD211];360)/28)); 360)" office:value-type="float" office:value="250.992857142857" calcext:value-type="float">
            <text:p>251</text:p>
          </table:table-cell>
          <table:table-cell table:formula="of:=MOD(720+([.$B211]-(3*MOD(720+[.$B211]-[.$AD211];360)/28)); 360)" office:value-type="float" office:value="250.739285714286" calcext:value-type="float">
            <text:p>251</text:p>
          </table:table-cell>
          <table:table-cell table:formula="of:=MOD(720+([.$B211]-(4*MOD(720+[.$B211]-[.$AD211];360)/28)); 360)" office:value-type="float" office:value="250.485714285714" calcext:value-type="float">
            <text:p>250</text:p>
          </table:table-cell>
          <table:table-cell table:formula="of:=MOD(720+([.$B211]-(5*MOD(720+[.$B211]-[.$AD211];360)/28)); 360)" office:value-type="float" office:value="250.232142857143" calcext:value-type="float">
            <text:p>250</text:p>
          </table:table-cell>
          <table:table-cell table:formula="of:=MOD(720+([.$B211]-(6*MOD(720+[.$B211]-[.$AD211];360)/28)); 360)" office:value-type="float" office:value="249.978571428571" calcext:value-type="float">
            <text:p>250</text:p>
          </table:table-cell>
          <table:table-cell table:formula="of:=MOD(720+([.$B211]-(7*MOD(720+[.$B211]-[.$AD211];360)/28)); 360)" office:value-type="float" office:value="249.725" calcext:value-type="float">
            <text:p>250</text:p>
          </table:table-cell>
          <table:table-cell table:formula="of:=MOD(720+([.$B211]-(8*MOD(720+[.$B211]-[.$AD211];360)/28)); 360)" office:value-type="float" office:value="249.471428571429" calcext:value-type="float">
            <text:p>249</text:p>
          </table:table-cell>
          <table:table-cell table:formula="of:=MOD(720+([.$B211]-(9*MOD(720+[.$B211]-[.$AD211];360)/28)); 360)" office:value-type="float" office:value="249.217857142857" calcext:value-type="float">
            <text:p>249</text:p>
          </table:table-cell>
          <table:table-cell table:formula="of:=MOD(720+([.$B211]-(10*MOD(720+[.$B211]-[.$AD211];360)/28)); 360)" office:value-type="float" office:value="248.964285714286" calcext:value-type="float">
            <text:p>249</text:p>
          </table:table-cell>
          <table:table-cell table:formula="of:=MOD(720+([.$B211]-(11*MOD(720+[.$B211]-[.$AD211];360)/28)); 360)" office:value-type="float" office:value="248.710714285714" calcext:value-type="float">
            <text:p>249</text:p>
          </table:table-cell>
          <table:table-cell table:formula="of:=MOD(720+([.$B211]-(12*MOD(720+[.$B211]-[.$AD211];360)/28)); 360)" office:value-type="float" office:value="248.457142857143" calcext:value-type="float">
            <text:p>248</text:p>
          </table:table-cell>
          <table:table-cell table:formula="of:=MOD(720+([.$B211]-(13*MOD(720+[.$B211]-[.$AD211];360)/28)); 360)" office:value-type="float" office:value="248.203571428571" calcext:value-type="float">
            <text:p>248</text:p>
          </table:table-cell>
          <table:table-cell table:formula="of:=MOD(720+([.$B211]-(14*MOD(720+[.$B211]-[.$AD211];360)/28)); 360)" office:value-type="float" office:value="247.95" calcext:value-type="float">
            <text:p>248</text:p>
          </table:table-cell>
          <table:table-cell table:formula="of:=MOD(720+([.$B211]-(15*MOD(720+[.$B211]-[.$AD211];360)/28)); 360)" office:value-type="float" office:value="247.696428571429" calcext:value-type="float">
            <text:p>248</text:p>
          </table:table-cell>
          <table:table-cell table:formula="of:=MOD(720+([.$B211]-(16*MOD(720+[.$B211]-[.$AD211];360)/28)); 360)" office:value-type="float" office:value="247.442857142857" calcext:value-type="float">
            <text:p>247</text:p>
          </table:table-cell>
          <table:table-cell table:formula="of:=MOD(720+([.$B211]-(17*MOD(720+[.$B211]-[.$AD211];360)/28)); 360)" office:value-type="float" office:value="247.189285714286" calcext:value-type="float">
            <text:p>247</text:p>
          </table:table-cell>
          <table:table-cell table:formula="of:=MOD(720+([.$B211]-(18*MOD(720+[.$B211]-[.$AD211];360)/28)); 360)" office:value-type="float" office:value="246.935714285714" calcext:value-type="float">
            <text:p>247</text:p>
          </table:table-cell>
          <table:table-cell table:formula="of:=MOD(720+([.$B211]-(19*MOD(720+[.$B211]-[.$AD211];360)/28)); 360)" office:value-type="float" office:value="246.682142857143" calcext:value-type="float">
            <text:p>247</text:p>
          </table:table-cell>
          <table:table-cell table:formula="of:=MOD(720+([.$B211]-(20*MOD(720+[.$B211]-[.$AD211];360)/28)); 360)" office:value-type="float" office:value="246.428571428571" calcext:value-type="float">
            <text:p>246</text:p>
          </table:table-cell>
          <table:table-cell table:formula="of:=MOD(720+([.$B211]-(21*MOD(720+[.$B211]-[.$AD211];360)/28)); 360)" office:value-type="float" office:value="246.175" calcext:value-type="float">
            <text:p>246</text:p>
          </table:table-cell>
          <table:table-cell table:formula="of:=MOD(720+([.$B211]-(22*MOD(720+[.$B211]-[.$AD211];360)/28)); 360)" office:value-type="float" office:value="245.921428571429" calcext:value-type="float">
            <text:p>246</text:p>
          </table:table-cell>
          <table:table-cell table:formula="of:=MOD(720+([.$B211]-(23*MOD(720+[.$B211]-[.$AD211];360)/28)); 360)" office:value-type="float" office:value="245.667857142857" calcext:value-type="float">
            <text:p>246</text:p>
          </table:table-cell>
          <table:table-cell table:formula="of:=MOD(720+([.$B211]-(24*MOD(720+[.$B211]-[.$AD211];360)/28)); 360)" office:value-type="float" office:value="245.414285714286" calcext:value-type="float">
            <text:p>245</text:p>
          </table:table-cell>
          <table:table-cell table:formula="of:=MOD(720+([.$B211]-(25*MOD(720+[.$B211]-[.$AD211];360)/28)); 360)" office:value-type="float" office:value="245.160714285714" calcext:value-type="float">
            <text:p>245</text:p>
          </table:table-cell>
          <table:table-cell table:formula="of:=MOD(720+([.$B211]-(26*MOD(720+[.$B211]-[.$AD211];360)/28)); 360)" office:value-type="float" office:value="244.907142857143" calcext:value-type="float">
            <text:p>245</text:p>
          </table:table-cell>
          <table:table-cell table:formula="of:=MOD(720+([.$B211]-(27*MOD(720+[.$B211]-[.$AD211];360)/28)); 360)" office:value-type="float" office:value="244.653571428571" calcext:value-type="float">
            <text:p>245</text:p>
          </table:table-cell>
          <table:table-cell table:formula="of:=[.B202]" office:value-type="float" office:value="244.4" calcext:value-type="float">
            <text:p>244</text:p>
          </table:table-cell>
          <table:table-cell table:formula="of:=[.$B211]-(29*([.$B211]-[.$AD211])/28)" office:value-type="float" office:value="244.146428571429" calcext:value-type="float">
            <text:p>244</text:p>
          </table:table-cell>
          <table:table-cell office:value-type="string" calcext:value-type="string">
            <text:p>Sun</text:p>
          </table:table-cell>
          <table:table-cell table:style-name="ce15" table:formula="of:=[.B211]" office:value-type="float" office:value="251.5" calcext:value-type="float">
            <text:p>251.5</text:p>
          </table:table-cell>
          <table:table-cell table:style-name="ce15" office:value-type="string" calcext:value-type="string">
            <text:p>Sun</text:p>
          </table:table-cell>
          <table:table-cell table:style-name="ce17" table:formula="of:=[.AE211]" office:value-type="float" office:value="244.146428571429" calcext:value-type="float">
            <text:p>244.1</text:p>
          </table:table-cell>
          <table:table-cell table:formula="of:=MOD((([.AG211]+[.AI211])/2)+0;360)" office:value-type="float" office:value="247.823214285714" calcext:value-type="float">
            <text:p>24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72.7" calcext:value-type="float">
            <text:p>272.7</text:p>
          </table:table-cell>
          <table:table-cell table:formula="of:=IF(MIN(ABS(MOD([.C210];90)-MOD([.C211];90));ABS(MOD([.C211];90)-MOD([.C210];90))) &lt; 10; MIN(ABS(MOD([.C210];90)-MOD([.C211];90));ABS(MOD([.C211];90)-MOD([.C210];90)));&quot;&quot;)">
            <text:p/>
          </table:table-cell>
          <table:table-cell table:formula="of:=IF(MIN(ABS(MOD([.D210];90)-MOD([.D211];90));ABS(MOD([.D211];90)-MOD([.D210];90))) &lt; 10; MIN(ABS(MOD([.D210];90)-MOD([.D211];90));ABS(MOD([.D211];90)-MOD([.D210];90)));&quot;&quot;)">
            <text:p/>
          </table:table-cell>
          <table:table-cell table:formula="of:=IF(MIN(ABS(MOD([.E210];90)-MOD([.E211];90));ABS(MOD([.E211];90)-MOD([.E210];90))) &lt; 10; MIN(ABS(MOD([.E210];90)-MOD([.E211];90));ABS(MOD([.E211];90)-MOD([.E210];90)));&quot;&quot;)">
            <text:p/>
          </table:table-cell>
          <table:table-cell table:formula="of:=IF(MIN(ABS(MOD([.F210];90)-MOD([.F211];90));ABS(MOD([.F211];90)-MOD([.F210];90))) &lt; 10; MIN(ABS(MOD([.F210];90)-MOD([.F211];90));ABS(MOD([.F211];90)-MOD([.F210];90)));&quot;&quot;)">
            <text:p/>
          </table:table-cell>
          <table:table-cell table:formula="of:=IF(MIN(ABS(MOD([.G210];90)-MOD([.G211];90));ABS(MOD([.G211];90)-MOD([.G210];90))) &lt; 10; MIN(ABS(MOD([.G210];90)-MOD([.G211];90));ABS(MOD([.G211];90)-MOD([.G210];90)));&quot;&quot;)">
            <text:p/>
          </table:table-cell>
          <table:table-cell table:formula="of:=IF(MIN(ABS(MOD([.H210];90)-MOD([.H211];90));ABS(MOD([.H211];90)-MOD([.H210];90))) &lt; 10; MIN(ABS(MOD([.H210];90)-MOD([.H211];90));ABS(MOD([.H211];90)-MOD([.H210];90)));&quot;&quot;)">
            <text:p/>
          </table:table-cell>
          <table:table-cell table:formula="of:=IF(MIN(ABS(MOD([.I210];90)-MOD([.I211];90));ABS(MOD([.I211];90)-MOD([.I210];90))) &lt; 10; MIN(ABS(MOD([.I210];90)-MOD([.I211];90));ABS(MOD([.I211];90)-MOD([.I210];90)));&quot;&quot;)">
            <text:p/>
          </table:table-cell>
          <table:table-cell table:formula="of:=IF(MIN(ABS(MOD([.J210];90)-MOD([.J211];90));ABS(MOD([.J211];90)-MOD([.J210];90))) &lt; 10; MIN(ABS(MOD([.J210];90)-MOD([.J211];90));ABS(MOD([.J211];90)-MOD([.J210];90)));&quot;&quot;)">
            <text:p/>
          </table:table-cell>
          <table:table-cell table:formula="of:=IF(MIN(ABS(MOD([.K210];90)-MOD([.K211];90));ABS(MOD([.K211];90)-MOD([.K210];90))) &lt; 10; MIN(ABS(MOD([.K210];90)-MOD([.K211];90));ABS(MOD([.K211];90)-MOD([.K210];90)));&quot;&quot;)">
            <text:p/>
          </table:table-cell>
          <table:table-cell table:formula="of:=IF(MIN(ABS(MOD([.L210];90)-MOD([.L211];90));ABS(MOD([.L211];90)-MOD([.L210];90))) &lt; 10; MIN(ABS(MOD([.L210];90)-MOD([.L211];90));ABS(MOD([.L211];90)-MOD([.L210];90)));&quot;&quot;)">
            <text:p/>
          </table:table-cell>
          <table:table-cell table:formula="of:=IF(MIN(ABS(MOD([.M210];90)-MOD([.M211];90));ABS(MOD([.M211];90)-MOD([.M210];90))) &lt; 10; MIN(ABS(MOD([.M210];90)-MOD([.M211];90));ABS(MOD([.M211];90)-MOD([.M210];90)));&quot;&quot;)">
            <text:p/>
          </table:table-cell>
          <table:table-cell table:formula="of:=IF(MIN(ABS(MOD([.N210];90)-MOD([.N211];90));ABS(MOD([.N211];90)-MOD([.N210];90))) &lt; 10; MIN(ABS(MOD([.N210];90)-MOD([.N211];90));ABS(MOD([.N211];90)-MOD([.N210];90)));&quot;&quot;)">
            <text:p/>
          </table:table-cell>
          <table:table-cell table:formula="of:=IF(MIN(ABS(MOD([.O210];90)-MOD([.O211];90));ABS(MOD([.O211];90)-MOD([.O210];90))) &lt; 10; MIN(ABS(MOD([.O210];90)-MOD([.O211];90));ABS(MOD([.O211];90)-MOD([.O210];90)));&quot;&quot;)">
            <text:p/>
          </table:table-cell>
          <table:table-cell table:formula="of:=IF(MIN(ABS(MOD([.P210];90)-MOD([.P211];90));ABS(MOD([.P211];90)-MOD([.P210];90))) &lt; 10; MIN(ABS(MOD([.P210];90)-MOD([.P211];90));ABS(MOD([.P211];90)-MOD([.P210];90)));&quot;&quot;)">
            <text:p/>
          </table:table-cell>
          <table:table-cell table:formula="of:=IF(MIN(ABS(MOD([.Q210];90)-MOD([.Q211];90));ABS(MOD([.Q211];90)-MOD([.Q210];90))) &lt; 10; MIN(ABS(MOD([.Q210];90)-MOD([.Q211];90));ABS(MOD([.Q211];90)-MOD([.Q210];90)));&quot;&quot;)">
            <text:p/>
          </table:table-cell>
          <table:table-cell table:formula="of:=IF(MIN(ABS(MOD([.R210];90)-MOD([.R211];90));ABS(MOD([.R211];90)-MOD([.R210];90))) &lt; 10; MIN(ABS(MOD([.R210];90)-MOD([.R211];90));ABS(MOD([.R211];90)-MOD([.R210];90)));&quot;&quot;)">
            <text:p/>
          </table:table-cell>
          <table:table-cell table:formula="of:=IF(MIN(ABS(MOD([.S210];90)-MOD([.S211];90));ABS(MOD([.S211];90)-MOD([.S210];90))) &lt; 10; MIN(ABS(MOD([.S210];90)-MOD([.S211];90));ABS(MOD([.S211];90)-MOD([.S210];90)));&quot;&quot;)">
            <text:p/>
          </table:table-cell>
          <table:table-cell table:formula="of:=IF(MIN(ABS(MOD([.T210];90)-MOD([.T211];90));ABS(MOD([.T211];90)-MOD([.T210];90))) &lt; 10; MIN(ABS(MOD([.T210];90)-MOD([.T211];90));ABS(MOD([.T211];90)-MOD([.T210];90)));&quot;&quot;)">
            <text:p/>
          </table:table-cell>
          <table:table-cell table:formula="of:=IF(MIN(ABS(MOD([.U210];90)-MOD([.U211];90));ABS(MOD([.U211];90)-MOD([.U210];90))) &lt; 10; MIN(ABS(MOD([.U210];90)-MOD([.U211];90));ABS(MOD([.U211];90)-MOD([.U210];90)));&quot;&quot;)">
            <text:p/>
          </table:table-cell>
          <table:table-cell table:formula="of:=IF(MIN(ABS(MOD([.V210];90)-MOD([.V211];90));ABS(MOD([.V211];90)-MOD([.V210];90))) &lt; 10; MIN(ABS(MOD([.V210];90)-MOD([.V211];90));ABS(MOD([.V211];90)-MOD([.V210];90)));&quot;&quot;)">
            <text:p/>
          </table:table-cell>
          <table:table-cell table:formula="of:=IF(MIN(ABS(MOD([.W210];90)-MOD([.W211];90));ABS(MOD([.W211];90)-MOD([.W210];90))) &lt; 10; MIN(ABS(MOD([.W210];90)-MOD([.W211];90));ABS(MOD([.W211];90)-MOD([.W210];90)));&quot;&quot;)">
            <text:p/>
          </table:table-cell>
          <table:table-cell table:formula="of:=IF(MIN(ABS(MOD([.X210];90)-MOD([.X211];90));ABS(MOD([.X211];90)-MOD([.X210];90))) &lt; 10; MIN(ABS(MOD([.X210];90)-MOD([.X211];90));ABS(MOD([.X211];90)-MOD([.X210];90)));&quot;&quot;)">
            <text:p/>
          </table:table-cell>
          <table:table-cell table:formula="of:=IF(MIN(ABS(MOD([.Y210];90)-MOD([.Y211];90));ABS(MOD([.Y211];90)-MOD([.Y210];90))) &lt; 10; MIN(ABS(MOD([.Y210];90)-MOD([.Y211];90));ABS(MOD([.Y211];90)-MOD([.Y210];90)));&quot;&quot;)" office:value-type="float" office:value="9.49642857142869" calcext:value-type="float">
            <text:p>9</text:p>
          </table:table-cell>
          <table:table-cell table:formula="of:=IF(MIN(ABS(MOD([.Z210];90)-MOD([.Z211];90));ABS(MOD([.Z211];90)-MOD([.Z210];90))) &lt; 10; MIN(ABS(MOD([.Z210];90)-MOD([.Z211];90));ABS(MOD([.Z211];90)-MOD([.Z210];90)));&quot;&quot;)" office:value-type="float" office:value="6.55714285714251" calcext:value-type="float">
            <text:p>7</text:p>
          </table:table-cell>
          <table:table-cell table:formula="of:=IF(MIN(ABS(MOD([.AA210];90)-MOD([.AA211];90));ABS(MOD([.AA211];90)-MOD([.AA210];90))) &lt; 10; MIN(ABS(MOD([.AA210];90)-MOD([.AA211];90));ABS(MOD([.AA211];90)-MOD([.AA210];90)));&quot;&quot;)" office:value-type="float" office:value="3.6178571428575" calcext:value-type="float">
            <text:p>4</text:p>
          </table:table-cell>
          <table:table-cell table:formula="of:=IF(MIN(ABS(MOD([.AB210];90)-MOD([.AB211];90));ABS(MOD([.AB211];90)-MOD([.AB210];90))) &lt; 10; MIN(ABS(MOD([.AB210];90)-MOD([.AB211];90));ABS(MOD([.AB211];90)-MOD([.AB210];90)));&quot;&quot;)" office:value-type="float" office:value="0.678571428571317" calcext:value-type="float">
            <text:p>1</text:p>
          </table:table-cell>
          <table:table-cell table:formula="of:=IF(MIN(ABS(MOD([.AC210];90)-MOD([.AC211];90));ABS(MOD([.AC211];90)-MOD([.AC210];90))) &lt; 10; MIN(ABS(MOD([.AC210];90)-MOD([.AC211];90));ABS(MOD([.AC211];90)-MOD([.AC210];90)));&quot;&quot;)" office:value-type="float" office:value="2.26071428571391" calcext:value-type="float">
            <text:p>2</text:p>
          </table:table-cell>
          <table:table-cell office:value-type="float" office:value="73.4" calcext:value-type="float">
            <text:p>73</text:p>
          </table:table-cell>
          <table:table-cell table:formula="of:=[.$B212]-(29*([.$B212]-[.$AD212])/28)" office:value-type="float" office:value="66.2821428571428" calcext:value-type="float">
            <text:p>66</text:p>
          </table:table-cell>
          <table:table-cell office:value-type="string" calcext:value-type="string">
            <text:p>Mercury</text:p>
          </table:table-cell>
          <table:table-cell table:style-name="ce12" table:formula="of:=[.B212]" office:value-type="float" office:value="272.7" calcext:value-type="float">
            <text:p>272.7</text:p>
          </table:table-cell>
          <table:table-cell table:style-name="ce12" office:value-type="string" calcext:value-type="string">
            <text:p>Mercury</text:p>
          </table:table-cell>
          <table:table-cell table:style-name="ce18" table:formula="of:=[.AE212]" office:value-type="float" office:value="66.2821428571428" calcext:value-type="float">
            <text:p>66.3</text:p>
          </table:table-cell>
          <table:table-cell table:style-name="ce24" table:formula="of:=MOD((([.AG211]+[.AI211])/2)+45;360)" office:value-type="float" office:value="292.823214285714" calcext:value-type="float">
            <text:p>293</text:p>
          </table:table-cell>
          <table:table-cell/>
          <table:table-cell table:style-name="ce64" office:value-type="string" calcext:value-type="string" table:number-columns-spanned="10" table:number-rows-spanned="1">
            <text:p>Leo</text:p>
          </table:table-cell>
          <table:covered-table-cell table:number-columns-repeated="9" table:style-name="ce34"/>
          <table:table-cell table:style-name="ce65" office:value-type="string" calcext:value-type="string" table:number-columns-spanned="9" table:number-rows-spanned="1">
            <text:p>Cancer</text:p>
          </table:table-cell>
          <table:covered-table-cell table:number-columns-repeated="8" table:style-name="ce35"/>
          <table:table-cell table:style-name="ce66" office:value-type="string" calcext:value-type="string" table:number-columns-spanned="9" table:number-rows-spanned="1">
            <text:p>Gemini</text:p>
          </table:table-cell>
          <table:covered-table-cell table:number-columns-repeated="8" table:style-name="ce36"/>
          <table:table-cell table:style-name="ce63" office:value-type="string" calcext:value-type="string" table:number-columns-spanned="2" table:number-rows-spanned="1">
            <text:p>Taurus</text:p>
          </table:table-cell>
          <table:covered-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Venus</text:p>
          </table:table-cell>
          <table:table-cell table:style-name="ce5" office:value-type="float" office:value="209.1" calcext:value-type="float">
            <text:p>209.1</text:p>
          </table:table-cell>
          <table:table-cell table:number-columns-repeated="3"/>
          <table:table-cell table:formula="of:=[.$AD213]+(6 * ([.$B213]-[.$AD213])/7)" office:value-type="float" office:value="198.071428571429" calcext:value-type="float">
            <text:p>198</text:p>
          </table:table-cell>
          <table:table-cell table:number-columns-repeated="3"/>
          <table:table-cell table:formula="of:=[.$AD213]+(6 * ([.$B213]-[.$AD213])/7)" office:value-type="float" office:value="198.071428571429" calcext:value-type="float">
            <text:p>198</text:p>
          </table:table-cell>
          <table:table-cell table:number-columns-repeated="3"/>
          <table:table-cell table:formula="of:=[.$AD213]+(6 * ([.$B213]-[.$AD213])/7)" office:value-type="float" office:value="198.071428571429" calcext:value-type="float">
            <text:p>198</text:p>
          </table:table-cell>
          <table:table-cell table:number-columns-repeated="3"/>
          <table:table-cell table:formula="of:=[.$AD213]+(6 * ([.$B213]-[.$AD213])/7)" office:value-type="float" office:value="198.071428571429" calcext:value-type="float">
            <text:p>198</text:p>
          </table:table-cell>
          <table:table-cell table:number-columns-repeated="3"/>
          <table:table-cell table:formula="of:=[.$AD213]+(6 * ([.$B213]-[.$AD213])/7)" office:value-type="float" office:value="198.071428571429" calcext:value-type="float">
            <text:p>198</text:p>
          </table:table-cell>
          <table:table-cell table:number-columns-repeated="3"/>
          <table:table-cell table:formula="of:=[.$AD213]+(6 * ([.$B213]-[.$AD213])/7)" office:value-type="float" office:value="198.071428571429" calcext:value-type="float">
            <text:p>198</text:p>
          </table:table-cell>
          <table:table-cell table:number-columns-repeated="3"/>
          <table:table-cell office:value-type="float" office:value="131.9" calcext:value-type="float">
            <text:p>132</text:p>
          </table:table-cell>
          <table:table-cell table:formula="of:=[.$B213]-(29*([.$B213]-[.$AD213])/28)" office:value-type="float" office:value="129.142857142857" calcext:value-type="float">
            <text:p>129</text:p>
          </table:table-cell>
          <table:table-cell office:value-type="string" calcext:value-type="string">
            <text:p>Venus</text:p>
          </table:table-cell>
          <table:table-cell table:style-name="ce10" table:formula="of:=[.B213]" office:value-type="float" office:value="209.1" calcext:value-type="float">
            <text:p>209.1</text:p>
          </table:table-cell>
          <table:table-cell table:style-name="ce10" office:value-type="string" calcext:value-type="string">
            <text:p>Venus</text:p>
          </table:table-cell>
          <table:table-cell table:style-name="ce19" table:formula="of:=[.AE213]" office:value-type="float" office:value="129.142857142857" calcext:value-type="float">
            <text:p>129.1</text:p>
          </table:table-cell>
          <table:table-cell table:formula="of:=MOD((([.AG211]+[.AI211])/2)+90;360)" office:value-type="float" office:value="337.823214285714" calcext:value-type="float">
            <text:p>33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rs</text:p>
          </table:table-cell>
          <table:table-cell table:style-name="ce5" office:value-type="float" office:value="246.8" calcext:value-type="float">
            <text:p>246.8</text:p>
          </table:table-cell>
          <table:table-cell table:number-columns-repeated="3"/>
          <table:table-cell table:formula="of:=[.$AD214]+(6 * ([.$B214]-[.$AD214])/7)" office:value-type="float" office:value="246.085714285714" calcext:value-type="float">
            <text:p>246</text:p>
          </table:table-cell>
          <table:table-cell table:number-columns-repeated="3"/>
          <table:table-cell table:formula="of:=[.$AD214]+(5 * ([.$B214]-[.$AD214])/7)" office:value-type="float" office:value="245.371428571429" calcext:value-type="float">
            <text:p>245</text:p>
          </table:table-cell>
          <table:table-cell table:number-columns-repeated="3"/>
          <table:table-cell table:formula="of:=[.$AD214]+(4 * ([.$B214]-[.$AD214])/7)" office:value-type="float" office:value="244.657142857143" calcext:value-type="float">
            <text:p>245</text:p>
          </table:table-cell>
          <table:table-cell table:number-columns-repeated="3"/>
          <table:table-cell table:formula="of:=[.$AD214]+(3 * ([.$B214]-[.$AD214])/7)" office:value-type="float" office:value="243.942857142857" calcext:value-type="float">
            <text:p>244</text:p>
          </table:table-cell>
          <table:table-cell table:number-columns-repeated="3"/>
          <table:table-cell table:formula="of:=[.$AD214]+(2 * ([.$B214]-[.$AD214])/7)" office:value-type="float" office:value="243.228571428571" calcext:value-type="float">
            <text:p>243</text:p>
          </table:table-cell>
          <table:table-cell table:number-columns-repeated="3"/>
          <table:table-cell table:formula="of:=[.$AD214]+(1*([.$B214]-[.$AD214])/7)" office:value-type="float" office:value="242.514285714286" calcext:value-type="float">
            <text:p>243</text:p>
          </table:table-cell>
          <table:table-cell table:number-columns-repeated="3"/>
          <table:table-cell table:formula="of:=[.B205]" office:value-type="float" office:value="241.8" calcext:value-type="float">
            <text:p>242</text:p>
          </table:table-cell>
          <table:table-cell table:formula="of:=[.$B214]-(29*([.$B214]-[.$AD214])/28)" office:value-type="float" office:value="241.621428571429" calcext:value-type="float">
            <text:p>242</text:p>
          </table:table-cell>
          <table:table-cell office:value-type="string" calcext:value-type="string">
            <text:p>Mars</text:p>
          </table:table-cell>
          <table:table-cell table:style-name="ce13" table:formula="of:=[.B214]" office:value-type="float" office:value="246.8" calcext:value-type="float">
            <text:p>246.8</text:p>
          </table:table-cell>
          <table:table-cell table:style-name="ce13" office:value-type="string" calcext:value-type="string">
            <text:p>Mars</text:p>
          </table:table-cell>
          <table:table-cell table:style-name="ce20" table:formula="of:=[.AE214]" office:value-type="float" office:value="241.621428571429" calcext:value-type="float">
            <text:p>241.6</text:p>
          </table:table-cell>
          <table:table-cell table:style-name="ce24" table:formula="of:=MOD((([.AG211]+[.AI211])/2)+135;360)" office:value-type="float" office:value="22.8232142857143" calcext:value-type="float">
            <text:p>2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36.8" calcext:value-type="float">
            <text:p>36.8</text:p>
          </table:table-cell>
          <table:table-cell table:number-columns-repeated="3"/>
          <table:table-cell table:formula="of:=[.$AD215]+(6 * ([.$B215]-[.$AD215])/7)" office:value-type="float" office:value="36.9" calcext:value-type="float">
            <text:p>37</text:p>
          </table:table-cell>
          <table:table-cell table:number-columns-repeated="3"/>
          <table:table-cell table:formula="of:=[.$AD215]+(5 * ([.$B215]-[.$AD215])/7)" office:value-type="float" office:value="37" calcext:value-type="float">
            <text:p>37</text:p>
          </table:table-cell>
          <table:table-cell table:number-columns-repeated="3"/>
          <table:table-cell table:formula="of:=[.$AD215]+(4 * ([.$B215]-[.$AD215])/7)" office:value-type="float" office:value="37.1" calcext:value-type="float">
            <text:p>37</text:p>
          </table:table-cell>
          <table:table-cell table:number-columns-repeated="3"/>
          <table:table-cell table:formula="of:=[.$AD215]+(3 * ([.$B215]-[.$AD215])/7)" office:value-type="float" office:value="37.2" calcext:value-type="float">
            <text:p>37</text:p>
          </table:table-cell>
          <table:table-cell table:number-columns-repeated="3"/>
          <table:table-cell table:formula="of:=[.$AD215]+(2 * ([.$B215]-[.$AD215])/7)" office:value-type="float" office:value="37.3" calcext:value-type="float">
            <text:p>37</text:p>
          </table:table-cell>
          <table:table-cell table:number-columns-repeated="3"/>
          <table:table-cell table:formula="of:=[.$AD215]+(1*([.$B215]-[.$AD215])/7)" office:value-type="float" office:value="37.4" calcext:value-type="float">
            <text:p>37</text:p>
          </table:table-cell>
          <table:table-cell table:number-columns-repeated="3"/>
          <table:table-cell table:formula="of:=[.B206]" office:value-type="float" office:value="37.5" calcext:value-type="float">
            <text:p>38</text:p>
          </table:table-cell>
          <table:table-cell table:formula="of:=[.$B215]-(29*([.$B215]-[.$AD215])/28)" office:value-type="float" office:value="37.525" calcext:value-type="float">
            <text:p>38</text:p>
          </table:table-cell>
          <table:table-cell office:value-type="string" calcext:value-type="string">
            <text:p>Jupiter</text:p>
          </table:table-cell>
          <table:table-cell table:style-name="ce11" table:formula="of:=[.B215]" office:value-type="float" office:value="36.8" calcext:value-type="float">
            <text:p>36.8</text:p>
          </table:table-cell>
          <table:table-cell table:style-name="ce11" office:value-type="string" calcext:value-type="string">
            <text:p>Jupiter</text:p>
          </table:table-cell>
          <table:table-cell table:style-name="ce21" table:formula="of:=[.AE215]" office:value-type="float" office:value="37.525" calcext:value-type="float">
            <text:p>37.5</text:p>
          </table:table-cell>
          <table:table-cell table:formula="of:=MOD((([.AG211]+[.AI211])/2)+180;360)" office:value-type="float" office:value="67.8232142857143" calcext:value-type="float">
            <text:p>6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331.3" calcext:value-type="float">
            <text:p>331.3</text:p>
          </table:table-cell>
          <table:table-cell table:number-columns-repeated="3"/>
          <table:table-cell table:formula="of:=[.$AD216]+(6 * ([.$B216]-[.$AD216])/7)" office:value-type="float" office:value="331.257142857143" calcext:value-type="float">
            <text:p>331</text:p>
          </table:table-cell>
          <table:table-cell table:number-columns-repeated="3"/>
          <table:table-cell table:formula="of:=[.$AD216]+(5 * ([.$B216]-[.$AD216])/7)" office:value-type="float" office:value="331.214285714286" calcext:value-type="float">
            <text:p>331</text:p>
          </table:table-cell>
          <table:table-cell table:number-columns-repeated="3"/>
          <table:table-cell table:formula="of:=[.$AD216]+(4 * ([.$B216]-[.$AD216])/7)" office:value-type="float" office:value="331.171428571429" calcext:value-type="float">
            <text:p>331</text:p>
          </table:table-cell>
          <table:table-cell table:number-columns-repeated="3"/>
          <table:table-cell table:formula="of:=[.$AD216]+(3 * ([.$B216]-[.$AD216])/7)" office:value-type="float" office:value="331.128571428571" calcext:value-type="float">
            <text:p>331</text:p>
          </table:table-cell>
          <table:table-cell table:number-columns-repeated="3"/>
          <table:table-cell table:formula="of:=[.$AD216]+(2 * ([.$B216]-[.$AD216])/7)" office:value-type="float" office:value="331.085714285714" calcext:value-type="float">
            <text:p>331</text:p>
          </table:table-cell>
          <table:table-cell table:number-columns-repeated="3"/>
          <table:table-cell table:formula="of:=[.$AD216]+(1*([.$B216]-[.$AD216])/7)" office:value-type="float" office:value="331.042857142857" calcext:value-type="float">
            <text:p>331</text:p>
          </table:table-cell>
          <table:table-cell table:number-columns-repeated="3"/>
          <table:table-cell table:formula="of:=[.B207]" office:value-type="float" office:value="331" calcext:value-type="float">
            <text:p>331</text:p>
          </table:table-cell>
          <table:table-cell table:formula="of:=[.$B216]-(29*([.$B216]-[.$AD216])/28)" office:value-type="float" office:value="330.989285714286" calcext:value-type="float">
            <text:p>331</text:p>
          </table:table-cell>
          <table:table-cell office:value-type="string" calcext:value-type="string">
            <text:p>Saturn</text:p>
          </table:table-cell>
          <table:table-cell table:style-name="ce9" table:formula="of:=[.B216]" office:value-type="float" office:value="331.3" calcext:value-type="float">
            <text:p>331.3</text:p>
          </table:table-cell>
          <table:table-cell table:style-name="ce9" office:value-type="string" calcext:value-type="string">
            <text:p>Saturn</text:p>
          </table:table-cell>
          <table:table-cell table:style-name="ce22" table:formula="of:=[.AE216]" office:value-type="float" office:value="330.989285714286" calcext:value-type="float">
            <text:p>331.0</text:p>
          </table:table-cell>
          <table:table-cell table:style-name="ce24" table:formula="of:=MOD((([.AG211]+[.AI211])/2)+225;360)" office:value-type="float" office:value="112.823214285714" calcext:value-type="float">
            <text:p>113</text:p>
          </table:table-cell>
          <table:table-cell table:number-columns-repeated="34"/>
        </table:table-row>
        <table:table-row table:style-name="ro1">
          <table:table-cell table:style-name="Default"/>
          <table:table-cell/>
          <table:table-cell table:style-name="Default" table:number-columns-repeated="29"/>
          <table:table-cell table:number-columns-repeated="4"/>
          <table:table-cell table:formula="of:=MOD((([.AG211]+[.AI211])/2)+270;360)" office:value-type="float" office:value="157.823214285714" calcext:value-type="float">
            <text:p>158</text:p>
          </table:table-cell>
          <table:table-cell/>
          <table:table-cell table:style-name="Default" table:number-columns-repeated="31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9"/>
          <table:table-cell table:number-columns-repeated="4"/>
          <table:table-cell table:style-name="ce24" table:formula="of:=MOD((([.AG211]+[.AI211])/2)+315;360)" office:value-type="float" office:value="202.823214285714" calcext:value-type="float">
            <text:p>203</text:p>
          </table:table-cell>
          <table:table-cell table:style-name="Default" table:number-columns-repeated="3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19:14:17.0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0T12:12:51.227000000</meta:creation-date>
    <dc:date>2023-06-20T20:34:50.755000000</dc:date>
    <meta:editing-duration>PT1H48M14S</meta:editing-duration>
    <meta:editing-cycles>24</meta:editing-cycles>
    <meta:generator>LibreOffice/7.1.5.2$Windows_X86_64 LibreOffice_project/85f04e9f809797b8199d13c421bd8a2b025d52b5</meta:generator>
    <meta:document-statistic meta:table-count="1" meta:cell-count="5741" meta:object-count="0"/>
  </office:meta>
</office:document-meta>
</file>